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+X</text:p>
          </table:table-cell>
          <table:table-cell office:value-type="string" calcext:value-type="string">
            <text:p>-X</text:p>
          </table:table-cell>
          <table:table-cell/>
          <table:table-cell office:value-type="string" calcext:value-type="string">
            <text:p>Rosenbrock +X</text:p>
          </table:table-cell>
          <table:table-cell office:value-type="string" calcext:value-type="string">
            <text:p>Rosenbrock -X</text:p>
          </table:table-cell>
          <table:table-cell office:value-type="string" calcext:value-type="string">
            <text:p>Styblinski-Tang +X</text:p>
          </table:table-cell>
          <table:table-cell office:value-type="string" calcext:value-type="string">
            <text:p>Styblinski-Tang -X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f(+X)</text:p>
          </table:table-cell>
          <table:table-cell office:value-type="string" calcext:value-type="string">
            <text:p>f(-X)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0.5-RAND()" office:value-type="float" office:value="0.113056755283391" calcext:value-type="float">
            <text:p>0.113056755283391</text:p>
          </table:table-cell>
          <table:table-cell table:formula="of:=-[.A2]" office:value-type="float" office:value="-0.113056755283391" calcext:value-type="float">
            <text:p>-0.113056755283391</text:p>
          </table:table-cell>
          <table:table-cell/>
          <table:table-cell table:formula="of:= 100 * ([.A3] - [.A2]*[.A2]) * ([.A3] - [.A2]*[.A2]) + (1 - [.A2]) * (1 - [.A2])" office:value-type="float" office:value="7.57804509540872" calcext:value-type="float">
            <text:p>7.57804509540872</text:p>
          </table:table-cell>
          <table:table-cell table:formula="of:= 100 * ([.B3] - [.B2]*[.B2]) * ([.B3] - [.B2]*[.B2]) + (1 - [.B2]) * (1 - [.B2])" office:value-type="float" office:value="6.76323042716184" calcext:value-type="float">
            <text:p>6.76323042716184</text:p>
          </table:table-cell>
          <table:table-cell table:formula="of:= [.A2]*[.A2]*[.A2]*[.A2] - 16*[.A2]*[.A2] + 5*[.A2]" office:value-type="float" office:value="0.3609378729496" calcext:value-type="float">
            <text:p>0.3609378729496</text:p>
          </table:table-cell>
          <table:table-cell table:formula="of:= [.B2]*[.B2]*[.B2]*[.B2] - 16*[.B2]*[.B2] + 5*[.B2]" office:value-type="float" office:value="-0.769629679884315" calcext:value-type="float">
            <text:p>-0.769629679884315</text:p>
          </table:table-cell>
          <table:table-cell/>
          <table:table-cell office:value-type="string" calcext:value-type="string">
            <text:p>Rosenbrock</text:p>
          </table:table-cell>
          <table:table-cell table:formula="of:= SUM([.D:.D])" office:value-type="float" office:value="10746.4043477211" calcext:value-type="float">
            <text:p>10746.4043477211</text:p>
          </table:table-cell>
          <table:table-cell table:formula="of:= SUM([.E:.E])" office:value-type="float" office:value="11317.3740459222" calcext:value-type="float">
            <text:p>11317.3740459222</text:p>
          </table:table-cell>
          <table:table-cell table:formula="of:=MIN([.J2:.K2])" office:value-type="float" office:value="10746.4043477211" calcext:value-type="float">
            <text:p>10746.4043477211</text:p>
          </table:table-cell>
        </table:table-row>
        <table:table-row table:style-name="ro1">
          <table:table-cell table:formula="of:=0.5-RAND()" office:value-type="float" office:value="-0.247820871069649" calcext:value-type="float">
            <text:p>-0.247820871069649</text:p>
          </table:table-cell>
          <table:table-cell table:formula="of:=-[.A3]" office:value-type="float" office:value="0.247820871069649" calcext:value-type="float">
            <text:p>0.247820871069649</text:p>
          </table:table-cell>
          <table:table-cell/>
          <table:table-cell table:formula="of:= 100 * ([.A4] - [.A3]*[.A3]) * ([.A4] - [.A3]*[.A3]) + (1 - [.A3]) * (1 - [.A3])" office:value-type="float" office:value="10.5547570758616" calcext:value-type="float">
            <text:p>10.5547570758616</text:p>
          </table:table-cell>
          <table:table-cell table:formula="of:= 100 * ([.B4] - [.B3]*[.B3]) * ([.B4] - [.B3]*[.B3]) + (1 - [.B3]) * (1 - [.B3])" office:value-type="float" office:value="3.70332313053368" calcext:value-type="float">
            <text:p>3.70332313053368</text:p>
          </table:table-cell>
          <table:table-cell table:formula="of:= [.A3]*[.A3]*[.A3]*[.A3] - 16*[.A3]*[.A3] + 5*[.A3]" office:value-type="float" office:value="-2.21797547670908" calcext:value-type="float">
            <text:p>-2.21797547670908</text:p>
          </table:table-cell>
          <table:table-cell table:formula="of:= [.B3]*[.B3]*[.B3]*[.B3] - 16*[.B3]*[.B3] + 5*[.B3]" office:value-type="float" office:value="0.260233233987403" calcext:value-type="float">
            <text:p>0.260233233987403</text:p>
          </table:table-cell>
          <table:table-cell/>
          <table:table-cell office:value-type="string" calcext:value-type="string">
            <text:p>Styblinski-Tang</text:p>
          </table:table-cell>
          <table:table-cell table:formula="of:= SUM([.F:.F]) / 2" office:value-type="float" office:value="-654.577627956427" calcext:value-type="float">
            <text:p>-654.577627956427</text:p>
          </table:table-cell>
          <table:table-cell table:formula="of:= SUM([.G:.G]) / 2" office:value-type="float" office:value="-714.826058125657" calcext:value-type="float">
            <text:p>-714.826058125657</text:p>
          </table:table-cell>
          <table:table-cell table:formula="of:=MIN([.J3:.K3])" office:value-type="float" office:value="-714.826058125657" calcext:value-type="float">
            <text:p>-714.826058125657</text:p>
          </table:table-cell>
        </table:table-row>
        <table:table-row table:style-name="ro1">
          <table:table-cell table:formula="of:=0.5-RAND()" office:value-type="float" office:value="-0.238546482572955" calcext:value-type="float">
            <text:p>-0.238546482572955</text:p>
          </table:table-cell>
          <table:table-cell table:formula="of:=-[.A4]" office:value-type="float" office:value="0.238546482572955" calcext:value-type="float">
            <text:p>0.238546482572955</text:p>
          </table:table-cell>
          <table:table-cell/>
          <table:table-cell table:formula="of:= 100 * ([.A5] - [.A4]*[.A4]) * ([.A5] - [.A4]*[.A4]) + (1 - [.A4]) * (1 - [.A4])" office:value-type="float" office:value="11.1972379170395" calcext:value-type="float">
            <text:p>11.1972379170395</text:p>
          </table:table-cell>
          <table:table-cell table:formula="of:= 100 * ([.B5] - [.B4]*[.B4]) * ([.B5] - [.B4]*[.B4]) + (1 - [.B4]) * (1 - [.B4])" office:value-type="float" office:value="18.6139649586877" calcext:value-type="float">
            <text:p>18.6139649586877</text:p>
          </table:table-cell>
          <table:table-cell table:formula="of:= [.A4]*[.A4]*[.A4]*[.A4] - 16*[.A4]*[.A4] + 5*[.A4]" office:value-type="float" office:value="-2.09996508892127" calcext:value-type="float">
            <text:p>-2.09996508892127</text:p>
          </table:table-cell>
          <table:table-cell table:formula="of:= [.B4]*[.B4]*[.B4]*[.B4] - 16*[.B4]*[.B4] + 5*[.B4]" office:value-type="float" office:value="0.285499736808278" calcext:value-type="float">
            <text:p>0.285499736808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7761956467479" calcext:value-type="float">
            <text:p>0.367761956467479</text:p>
          </table:table-cell>
          <table:table-cell table:formula="of:=-[.A5]" office:value-type="float" office:value="-0.367761956467479" calcext:value-type="float">
            <text:p>-0.367761956467479</text:p>
          </table:table-cell>
          <table:table-cell/>
          <table:table-cell table:formula="of:= 100 * ([.A6] - [.A5]*[.A5]) * ([.A6] - [.A5]*[.A5]) + (1 - [.A5]) * (1 - [.A5])" office:value-type="float" office:value="35.4805078241308" calcext:value-type="float">
            <text:p>35.4805078241308</text:p>
          </table:table-cell>
          <table:table-cell table:formula="of:= 100 * ([.B6] - [.B5]*[.B5]) * ([.B6] - [.B5]*[.B5]) + (1 - [.B5]) * (1 - [.B5])" office:value-type="float" office:value="12.2258212518353" calcext:value-type="float">
            <text:p>12.2258212518353</text:p>
          </table:table-cell>
          <table:table-cell table:formula="of:= [.A5]*[.A5]*[.A5]*[.A5] - 16*[.A5]*[.A5] + 5*[.A5]" office:value-type="float" office:value="-0.306879670440898" calcext:value-type="float">
            <text:p>-0.306879670440898</text:p>
          </table:table-cell>
          <table:table-cell table:formula="of:= [.B5]*[.B5]*[.B5]*[.B5] - 16*[.B5]*[.B5] + 5*[.B5]" office:value-type="float" office:value="-3.98449923511569" calcext:value-type="float">
            <text:p>-3.98449923511569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0.5-RAND()" office:value-type="float" office:value="-0.4570414681353" calcext:value-type="float">
            <text:p>-0.4570414681353</text:p>
          </table:table-cell>
          <table:table-cell table:formula="of:=-[.A6]" office:value-type="float" office:value="0.4570414681353" calcext:value-type="float">
            <text:p>0.4570414681353</text:p>
          </table:table-cell>
          <table:table-cell/>
          <table:table-cell table:formula="of:= 100 * ([.A7] - [.A6]*[.A6]) * ([.A7] - [.A6]*[.A6]) + (1 - [.A6]) * (1 - [.A6])" office:value-type="float" office:value="41.6361121065101" calcext:value-type="float">
            <text:p>41.6361121065101</text:p>
          </table:table-cell>
          <table:table-cell table:formula="of:= 100 * ([.B7] - [.B6]*[.B6]) * ([.B7] - [.B6]*[.B6]) + (1 - [.B6]) * (1 - [.B6])" office:value-type="float" office:value="4.73935307090431" calcext:value-type="float">
            <text:p>4.73935307090431</text:p>
          </table:table-cell>
          <table:table-cell table:formula="of:= [.A6]*[.A6]*[.A6]*[.A6] - 16*[.A6]*[.A6] + 5*[.A6]" office:value-type="float" office:value="-5.5837640597072" calcext:value-type="float">
            <text:p>-5.5837640597072</text:p>
          </table:table-cell>
          <table:table-cell table:formula="of:= [.B6]*[.B6]*[.B6]*[.B6] - 16*[.B6]*[.B6] + 5*[.B6]" office:value-type="float" office:value="-1.01334937835421" calcext:value-type="float">
            <text:p>-1.013349378354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9707896467888" calcext:value-type="float">
            <text:p>-0.419707896467888</text:p>
          </table:table-cell>
          <table:table-cell table:formula="of:=-[.A7]" office:value-type="float" office:value="0.419707896467888" calcext:value-type="float">
            <text:p>0.419707896467888</text:p>
          </table:table-cell>
          <table:table-cell/>
          <table:table-cell table:formula="of:= 100 * ([.A8] - [.A7]*[.A7]) * ([.A8] - [.A7]*[.A7]) + (1 - [.A7]) * (1 - [.A7])" office:value-type="float" office:value="23.5750185282646" calcext:value-type="float">
            <text:p>23.5750185282646</text:p>
          </table:table-cell>
          <table:table-cell table:formula="of:= 100 * ([.B8] - [.B7]*[.B7]) * ([.B8] - [.B7]*[.B7]) + (1 - [.B7]) * (1 - [.B7])" office:value-type="float" office:value="1.59140975600877" calcext:value-type="float">
            <text:p>1.59140975600877</text:p>
          </table:table-cell>
          <table:table-cell table:formula="of:= [.A7]*[.A7]*[.A7]*[.A7] - 16*[.A7]*[.A7] + 5*[.A7]" office:value-type="float" office:value="-4.88598449125982" calcext:value-type="float">
            <text:p>-4.88598449125982</text:p>
          </table:table-cell>
          <table:table-cell table:formula="of:= [.B7]*[.B7]*[.B7]*[.B7] - 16*[.B7]*[.B7] + 5*[.B7]" office:value-type="float" office:value="-0.68890552658094" calcext:value-type="float">
            <text:p>-0.688905526580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8166808356171" calcext:value-type="float">
            <text:p>-0.288166808356171</text:p>
          </table:table-cell>
          <table:table-cell table:formula="of:=-[.A8]" office:value-type="float" office:value="0.288166808356171" calcext:value-type="float">
            <text:p>0.288166808356171</text:p>
          </table:table-cell>
          <table:table-cell/>
          <table:table-cell table:formula="of:= 100 * ([.A9] - [.A8]*[.A8]) * ([.A9] - [.A8]*[.A8]) + (1 - [.A8]) * (1 - [.A8])" office:value-type="float" office:value="14.5228555507318" calcext:value-type="float">
            <text:p>14.5228555507318</text:p>
          </table:table-cell>
          <table:table-cell table:formula="of:= 100 * ([.B9] - [.B8]*[.B8]) * ([.B9] - [.B8]*[.B8]) + (1 - [.B8]) * (1 - [.B8])" office:value-type="float" office:value="4.21528679152485" calcext:value-type="float">
            <text:p>4.21528679152485</text:p>
          </table:table-cell>
          <table:table-cell table:formula="of:= [.A8]*[.A8]*[.A8]*[.A8] - 16*[.A8]*[.A8] + 5*[.A8]" office:value-type="float" office:value="-2.76258013301626" calcext:value-type="float">
            <text:p>-2.76258013301626</text:p>
          </table:table-cell>
          <table:table-cell table:formula="of:= [.B8]*[.B8]*[.B8]*[.B8] - 16*[.B8]*[.B8] + 5*[.B8]" office:value-type="float" office:value="0.119087950545446" calcext:value-type="float">
            <text:p>0.1190879505454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616855147497" calcext:value-type="float">
            <text:p>-0.275616855147497</text:p>
          </table:table-cell>
          <table:table-cell table:formula="of:=-[.A9]" office:value-type="float" office:value="0.275616855147497" calcext:value-type="float">
            <text:p>0.275616855147497</text:p>
          </table:table-cell>
          <table:table-cell/>
          <table:table-cell table:formula="of:= 100 * ([.A10] - [.A9]*[.A9]) * ([.A10] - [.A9]*[.A9]) + (1 - [.A9]) * (1 - [.A9])" office:value-type="float" office:value="21.1721128959925" calcext:value-type="float">
            <text:p>21.1721128959925</text:p>
          </table:table-cell>
          <table:table-cell table:formula="of:= 100 * ([.B10] - [.B9]*[.B9]) * ([.B10] - [.B9]*[.B9]) + (1 - [.B9]) * (1 - [.B9])" office:value-type="float" office:value="8.94442008301586" calcext:value-type="float">
            <text:p>8.94442008301586</text:p>
          </table:table-cell>
          <table:table-cell table:formula="of:= [.A9]*[.A9]*[.A9]*[.A9] - 16*[.A9]*[.A9] + 5*[.A9]" office:value-type="float" office:value="-2.58774806102237" calcext:value-type="float">
            <text:p>-2.58774806102237</text:p>
          </table:table-cell>
          <table:table-cell table:formula="of:= [.B9]*[.B9]*[.B9]*[.B9] - 16*[.B9]*[.B9] + 5*[.B9]" office:value-type="float" office:value="0.168420490452599" calcext:value-type="float">
            <text:p>0.168420490452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6131656933913" calcext:value-type="float">
            <text:p>-0.366131656933913</text:p>
          </table:table-cell>
          <table:table-cell table:formula="of:=-[.A10]" office:value-type="float" office:value="0.366131656933913" calcext:value-type="float">
            <text:p>0.366131656933913</text:p>
          </table:table-cell>
          <table:table-cell/>
          <table:table-cell table:formula="of:= 100 * ([.A11] - [.A10]*[.A10]) * ([.A11] - [.A10]*[.A10]) + (1 - [.A10]) * (1 - [.A10])" office:value-type="float" office:value="22.7314230247551" calcext:value-type="float">
            <text:p>22.7314230247551</text:p>
          </table:table-cell>
          <table:table-cell table:formula="of:= 100 * ([.B11] - [.B10]*[.B10]) * ([.B11] - [.B10]*[.B10]) + (1 - [.B10]) * (1 - [.B10])" office:value-type="float" office:value="3.96175117100492" calcext:value-type="float">
            <text:p>3.96175117100492</text:p>
          </table:table-cell>
          <table:table-cell table:formula="of:= [.A10]*[.A10]*[.A10]*[.A10] - 16*[.A10]*[.A10] + 5*[.A10]" office:value-type="float" office:value="-3.95752648469553" calcext:value-type="float">
            <text:p>-3.95752648469553</text:p>
          </table:table-cell>
          <table:table-cell table:formula="of:= [.B10]*[.B10]*[.B10]*[.B10] - 16*[.B10]*[.B10] + 5*[.B10]" office:value-type="float" office:value="-0.296209915356402" calcext:value-type="float">
            <text:p>-0.2962099153564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2731008358224" calcext:value-type="float">
            <text:p>-0.322731008358224</text:p>
          </table:table-cell>
          <table:table-cell table:formula="of:=-[.A11]" office:value-type="float" office:value="0.322731008358224" calcext:value-type="float">
            <text:p>0.322731008358224</text:p>
          </table:table-cell>
          <table:table-cell/>
          <table:table-cell table:formula="of:= 100 * ([.A12] - [.A11]*[.A11]) * ([.A12] - [.A11]*[.A11]) + (1 - [.A11]) * (1 - [.A11])" office:value-type="float" office:value="5.56189682605777" calcext:value-type="float">
            <text:p>5.56189682605777</text:p>
          </table:table-cell>
          <table:table-cell table:formula="of:= 100 * ([.B12] - [.B11]*[.B11]) * ([.B12] - [.B11]*[.B11]) + (1 - [.B11]) * (1 - [.B11])" office:value-type="float" office:value="0.475749678329109" calcext:value-type="float">
            <text:p>0.475749678329109</text:p>
          </table:table-cell>
          <table:table-cell table:formula="of:= [.A11]*[.A11]*[.A11]*[.A11] - 16*[.A11]*[.A11] + 5*[.A11]" office:value-type="float" office:value="-3.26929157458529" calcext:value-type="float">
            <text:p>-3.26929157458529</text:p>
          </table:table-cell>
          <table:table-cell table:formula="of:= [.B11]*[.B11]*[.B11]*[.B11] - 16*[.B11]*[.B11] + 5*[.B11]" office:value-type="float" office:value="-0.0419814910030507" calcext:value-type="float">
            <text:p>-0.04198149100305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10952917767327" calcext:value-type="float">
            <text:p>-0.0910952917767327</text:p>
          </table:table-cell>
          <table:table-cell table:formula="of:=-[.A12]" office:value-type="float" office:value="0.0910952917767327" calcext:value-type="float">
            <text:p>0.0910952917767327</text:p>
          </table:table-cell>
          <table:table-cell/>
          <table:table-cell table:formula="of:= 100 * ([.A13] - [.A12]*[.A12]) * ([.A13] - [.A12]*[.A12]) + (1 - [.A12]) * (1 - [.A12])" office:value-type="float" office:value="11.8475930697897" calcext:value-type="float">
            <text:p>11.8475930697897</text:p>
          </table:table-cell>
          <table:table-cell table:formula="of:= 100 * ([.B13] - [.B12]*[.B12]) * ([.B13] - [.B12]*[.B12]) + (1 - [.B12]) * (1 - [.B12])" office:value-type="float" office:value="12.5943631054765" calcext:value-type="float">
            <text:p>12.5943631054765</text:p>
          </table:table-cell>
          <table:table-cell table:formula="of:= [.A12]*[.A12]*[.A12]*[.A12] - 16*[.A12]*[.A12] + 5*[.A12]" office:value-type="float" office:value="-0.588181231176905" calcext:value-type="float">
            <text:p>-0.588181231176905</text:p>
          </table:table-cell>
          <table:table-cell table:formula="of:= [.B12]*[.B12]*[.B12]*[.B12] - 16*[.B12]*[.B12] + 5*[.B12]" office:value-type="float" office:value="0.322771686590422" calcext:value-type="float">
            <text:p>0.322771686590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4750555945057" calcext:value-type="float">
            <text:p>0.334750555945057</text:p>
          </table:table-cell>
          <table:table-cell table:formula="of:=-[.A13]" office:value-type="float" office:value="-0.334750555945057" calcext:value-type="float">
            <text:p>-0.334750555945057</text:p>
          </table:table-cell>
          <table:table-cell/>
          <table:table-cell table:formula="of:= 100 * ([.A14] - [.A13]*[.A13]) * ([.A14] - [.A13]*[.A13]) + (1 - [.A13]) * (1 - [.A13])" office:value-type="float" office:value="7.24531924094122" calcext:value-type="float">
            <text:p>7.24531924094122</text:p>
          </table:table-cell>
          <table:table-cell table:formula="of:= 100 * ([.B14] - [.B13]*[.B13]) * ([.B14] - [.B13]*[.B13]) + (1 - [.B13]) * (1 - [.B13])" office:value-type="float" office:value="25.2979413819044" calcext:value-type="float">
            <text:p>25.2979413819044</text:p>
          </table:table-cell>
          <table:table-cell table:formula="of:= [.A13]*[.A13]*[.A13]*[.A13] - 16*[.A13]*[.A13] + 5*[.A13]" office:value-type="float" office:value="-0.106617194832641" calcext:value-type="float">
            <text:p>-0.106617194832641</text:p>
          </table:table-cell>
          <table:table-cell table:formula="of:= [.B13]*[.B13]*[.B13]*[.B13] - 16*[.B13]*[.B13] + 5*[.B13]" office:value-type="float" office:value="-3.45412275428321" calcext:value-type="float">
            <text:p>-3.454122754283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2878992485103" calcext:value-type="float">
            <text:p>0.372878992485103</text:p>
          </table:table-cell>
          <table:table-cell table:formula="of:=-[.A14]" office:value-type="float" office:value="-0.372878992485103" calcext:value-type="float">
            <text:p>-0.372878992485103</text:p>
          </table:table-cell>
          <table:table-cell/>
          <table:table-cell table:formula="of:= 100 * ([.A15] - [.A14]*[.A14]) * ([.A15] - [.A14]*[.A14]) + (1 - [.A14]) * (1 - [.A14])" office:value-type="float" office:value="17.8226303935904" calcext:value-type="float">
            <text:p>17.8226303935904</text:p>
          </table:table-cell>
          <table:table-cell table:formula="of:= 100 * ([.B15] - [.B14]*[.B14]) * ([.B15] - [.B14]*[.B14]) + (1 - [.B14]) * (1 - [.B14])" office:value-type="float" office:value="3.82823457946152" calcext:value-type="float">
            <text:p>3.82823457946152</text:p>
          </table:table-cell>
          <table:table-cell table:formula="of:= [.A14]*[.A14]*[.A14]*[.A14] - 16*[.A14]*[.A14] + 5*[.A14]" office:value-type="float" office:value="-0.340893154096543" calcext:value-type="float">
            <text:p>-0.340893154096543</text:p>
          </table:table-cell>
          <table:table-cell table:formula="of:= [.B14]*[.B14]*[.B14]*[.B14] - 16*[.B14]*[.B14] + 5*[.B14]" office:value-type="float" office:value="-4.06968307894757" calcext:value-type="float">
            <text:p>-4.069683078947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8445982857835" calcext:value-type="float">
            <text:p>-0.278445982857835</text:p>
          </table:table-cell>
          <table:table-cell table:formula="of:=-[.A15]" office:value-type="float" office:value="0.278445982857835" calcext:value-type="float">
            <text:p>0.278445982857835</text:p>
          </table:table-cell>
          <table:table-cell/>
          <table:table-cell table:formula="of:= 100 * ([.A16] - [.A15]*[.A15]) * ([.A16] - [.A15]*[.A15]) + (1 - [.A15]) * (1 - [.A15])" office:value-type="float" office:value="16.3232760365216" calcext:value-type="float">
            <text:p>16.3232760365216</text:p>
          </table:table-cell>
          <table:table-cell table:formula="of:= 100 * ([.B16] - [.B15]*[.B15]) * ([.B16] - [.B15]*[.B15]) + (1 - [.B15]) * (1 - [.B15])" office:value-type="float" office:value="5.72798389998773" calcext:value-type="float">
            <text:p>5.72798389998773</text:p>
          </table:table-cell>
          <table:table-cell table:formula="of:= [.A15]*[.A15]*[.A15]*[.A15] - 16*[.A15]*[.A15] + 5*[.A15]" office:value-type="float" office:value="-2.62673332353692" calcext:value-type="float">
            <text:p>-2.62673332353692</text:p>
          </table:table-cell>
          <table:table-cell table:formula="of:= [.B15]*[.B15]*[.B15]*[.B15] - 16*[.B15]*[.B15] + 5*[.B15]" office:value-type="float" office:value="0.157726505041432" calcext:value-type="float">
            <text:p>0.157726505041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572821486075" calcext:value-type="float">
            <text:p>-0.30572821486075</text:p>
          </table:table-cell>
          <table:table-cell table:formula="of:=-[.A16]" office:value-type="float" office:value="0.30572821486075" calcext:value-type="float">
            <text:p>0.30572821486075</text:p>
          </table:table-cell>
          <table:table-cell/>
          <table:table-cell table:formula="of:= 100 * ([.A17] - [.A16]*[.A16]) * ([.A17] - [.A16]*[.A16]) + (1 - [.A16]) * (1 - [.A16])" office:value-type="float" office:value="3.16476432858132" calcext:value-type="float">
            <text:p>3.16476432858132</text:p>
          </table:table-cell>
          <table:table-cell table:formula="of:= 100 * ([.B17] - [.B16]*[.B16]) * ([.B17] - [.B16]*[.B16]) + (1 - [.B16]) * (1 - [.B16])" office:value-type="float" office:value="9.95383482024887" calcext:value-type="float">
            <text:p>9.95383482024887</text:p>
          </table:table-cell>
          <table:table-cell table:formula="of:= [.A16]*[.A16]*[.A16]*[.A16] - 16*[.A16]*[.A16] + 5*[.A16]" office:value-type="float" office:value="-3.01542034354454" calcext:value-type="float">
            <text:p>-3.01542034354454</text:p>
          </table:table-cell>
          <table:table-cell table:formula="of:= [.B16]*[.B16]*[.B16]*[.B16] - 16*[.B16]*[.B16] + 5*[.B16]" office:value-type="float" office:value="0.0418618050629629" calcext:value-type="float">
            <text:p>0.0418618050629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4293503821892" calcext:value-type="float">
            <text:p>0.214293503821892</text:p>
          </table:table-cell>
          <table:table-cell table:formula="of:=-[.A17]" office:value-type="float" office:value="-0.214293503821892" calcext:value-type="float">
            <text:p>-0.214293503821892</text:p>
          </table:table-cell>
          <table:table-cell/>
          <table:table-cell table:formula="of:= 100 * ([.A18] - [.A17]*[.A17]) * ([.A18] - [.A17]*[.A17]) + (1 - [.A17]) * (1 - [.A17])" office:value-type="float" office:value="0.90976670954299" calcext:value-type="float">
            <text:p>0.90976670954299</text:p>
          </table:table-cell>
          <table:table-cell table:formula="of:= 100 * ([.B18] - [.B17]*[.B17]) * ([.B18] - [.B17]*[.B17]) + (1 - [.B17]) * (1 - [.B17])" office:value-type="float" office:value="3.60378487468456" calcext:value-type="float">
            <text:p>3.60378487468456</text:p>
          </table:table-cell>
          <table:table-cell table:formula="of:= [.A17]*[.A17]*[.A17]*[.A17] - 16*[.A17]*[.A17] + 5*[.A17]" office:value-type="float" office:value="0.338829029687016" calcext:value-type="float">
            <text:p>0.338829029687016</text:p>
          </table:table-cell>
          <table:table-cell table:formula="of:= [.B17]*[.B17]*[.B17]*[.B17] - 16*[.B17]*[.B17] + 5*[.B17]" office:value-type="float" office:value="-1.80410600853191" calcext:value-type="float">
            <text:p>-1.804106008531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99986889992366" calcext:value-type="float">
            <text:p>0.0999986889992366</text:p>
          </table:table-cell>
          <table:table-cell table:formula="of:=-[.A18]" office:value-type="float" office:value="-0.0999986889992366" calcext:value-type="float">
            <text:p>-0.0999986889992366</text:p>
          </table:table-cell>
          <table:table-cell/>
          <table:table-cell table:formula="of:= 100 * ([.A19] - [.A18]*[.A18]) * ([.A19] - [.A18]*[.A18]) + (1 - [.A18]) * (1 - [.A18])" office:value-type="float" office:value="25.6083081809139" calcext:value-type="float">
            <text:p>25.6083081809139</text:p>
          </table:table-cell>
          <table:table-cell table:formula="of:= 100 * ([.B19] - [.B18]*[.B18]) * ([.B19] - [.B18]*[.B18]) + (1 - [.B18]) * (1 - [.B18])" office:value-type="float" office:value="24.0564371724191" calcext:value-type="float">
            <text:p>24.0564371724191</text:p>
          </table:table-cell>
          <table:table-cell table:formula="of:= [.A18]*[.A18]*[.A18]*[.A18] - 16*[.A18]*[.A18] + 5*[.A18]" office:value-type="float" office:value="0.340097634927226" calcext:value-type="float">
            <text:p>0.340097634927226</text:p>
          </table:table-cell>
          <table:table-cell table:formula="of:= [.B18]*[.B18]*[.B18]*[.B18] - 16*[.B18]*[.B18] + 5*[.B18]" office:value-type="float" office:value="-0.65988925506514" calcext:value-type="float">
            <text:p>-0.659889255065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97923586209" calcext:value-type="float">
            <text:p>-0.48797923586209</text:p>
          </table:table-cell>
          <table:table-cell table:formula="of:=-[.A19]" office:value-type="float" office:value="0.48797923586209" calcext:value-type="float">
            <text:p>0.48797923586209</text:p>
          </table:table-cell>
          <table:table-cell/>
          <table:table-cell table:formula="of:= 100 * ([.A20] - [.A19]*[.A19]) * ([.A20] - [.A19]*[.A19]) + (1 - [.A19]) * (1 - [.A19])" office:value-type="float" office:value="2.38461723011853" calcext:value-type="float">
            <text:p>2.38461723011853</text:p>
          </table:table-cell>
          <table:table-cell table:formula="of:= 100 * ([.B20] - [.B19]*[.B19]) * ([.B20] - [.B19]*[.B19]) + (1 - [.B19]) * (1 - [.B19])" office:value-type="float" office:value="19.1804532023215" calcext:value-type="float">
            <text:p>19.1804532023215</text:p>
          </table:table-cell>
          <table:table-cell table:formula="of:= [.A19]*[.A19]*[.A19]*[.A19] - 16*[.A19]*[.A19] + 5*[.A19]" office:value-type="float" office:value="-6.19317302043588" calcext:value-type="float">
            <text:p>-6.19317302043588</text:p>
          </table:table-cell>
          <table:table-cell table:formula="of:= [.B19]*[.B19]*[.B19]*[.B19] - 16*[.B19]*[.B19] + 5*[.B19]" office:value-type="float" office:value="-1.31338066181498" calcext:value-type="float">
            <text:p>-1.313380661814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6827848183437" calcext:value-type="float">
            <text:p>0.196827848183437</text:p>
          </table:table-cell>
          <table:table-cell table:formula="of:=-[.A20]" office:value-type="float" office:value="-0.196827848183437" calcext:value-type="float">
            <text:p>-0.196827848183437</text:p>
          </table:table-cell>
          <table:table-cell/>
          <table:table-cell table:formula="of:= 100 * ([.A21] - [.A20]*[.A20]) * ([.A21] - [.A20]*[.A20]) + (1 - [.A20]) * (1 - [.A20])" office:value-type="float" office:value="1.04944274278007" calcext:value-type="float">
            <text:p>1.04944274278007</text:p>
          </table:table-cell>
          <table:table-cell table:formula="of:= 100 * ([.B21] - [.B20]*[.B20]) * ([.B21] - [.B20]*[.B20]) + (1 - [.B20]) * (1 - [.B20])" office:value-type="float" office:value="3.4225135313824" calcext:value-type="float">
            <text:p>3.4225135313824</text:p>
          </table:table-cell>
          <table:table-cell table:formula="of:= [.A20]*[.A20]*[.A20]*[.A20] - 16*[.A20]*[.A20] + 5*[.A20]" office:value-type="float" office:value="0.365780892507329" calcext:value-type="float">
            <text:p>0.365780892507329</text:p>
          </table:table-cell>
          <table:table-cell table:formula="of:= [.B20]*[.B20]*[.B20]*[.B20] - 16*[.B20]*[.B20] + 5*[.B20]" office:value-type="float" office:value="-1.60249758932704" calcext:value-type="float">
            <text:p>-1.602497589327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2330291869557" calcext:value-type="float">
            <text:p>0.102330291869557</text:p>
          </table:table-cell>
          <table:table-cell table:formula="of:=-[.A21]" office:value-type="float" office:value="-0.102330291869557" calcext:value-type="float">
            <text:p>-0.102330291869557</text:p>
          </table:table-cell>
          <table:table-cell/>
          <table:table-cell table:formula="of:= 100 * ([.A22] - [.A21]*[.A21]) * ([.A22] - [.A21]*[.A21]) + (1 - [.A21]) * (1 - [.A21])" office:value-type="float" office:value="11.5229376317953" calcext:value-type="float">
            <text:p>11.5229376317953</text:p>
          </table:table-cell>
          <table:table-cell table:formula="of:= 100 * ([.B22] - [.B21]*[.B21]) * ([.B22] - [.B21]*[.B21]) + (1 - [.B21]) * (1 - [.B21])" office:value-type="float" office:value="10.6048981733384" calcext:value-type="float">
            <text:p>10.6048981733384</text:p>
          </table:table-cell>
          <table:table-cell table:formula="of:= [.A21]*[.A21]*[.A21]*[.A21] - 16*[.A21]*[.A21] + 5*[.A21]" office:value-type="float" office:value="0.34421729327626" calcext:value-type="float">
            <text:p>0.34421729327626</text:p>
          </table:table-cell>
          <table:table-cell table:formula="of:= [.B21]*[.B21]*[.B21]*[.B21] - 16*[.B21]*[.B21] + 5*[.B21]" office:value-type="float" office:value="-0.67908562541931" calcext:value-type="float">
            <text:p>-0.679085625419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6898741027972" calcext:value-type="float">
            <text:p>-0.316898741027972</text:p>
          </table:table-cell>
          <table:table-cell table:formula="of:=-[.A22]" office:value-type="float" office:value="0.316898741027972" calcext:value-type="float">
            <text:p>0.316898741027972</text:p>
          </table:table-cell>
          <table:table-cell/>
          <table:table-cell table:formula="of:= 100 * ([.A23] - [.A22]*[.A22]) * ([.A23] - [.A22]*[.A22]) + (1 - [.A22]) * (1 - [.A22])" office:value-type="float" office:value="4.94166910405327" calcext:value-type="float">
            <text:p>4.94166910405327</text:p>
          </table:table-cell>
          <table:table-cell table:formula="of:= 100 * ([.B23] - [.B22]*[.B22]) * ([.B23] - [.B22]*[.B22]) + (1 - [.B22]) * (1 - [.B22])" office:value-type="float" office:value="0.51396038945943" calcext:value-type="float">
            <text:p>0.51396038945943</text:p>
          </table:table-cell>
          <table:table-cell table:formula="of:= [.A22]*[.A22]*[.A22]*[.A22] - 16*[.A22]*[.A22] + 5*[.A22]" office:value-type="float" office:value="-3.18120555530336" calcext:value-type="float">
            <text:p>-3.18120555530336</text:p>
          </table:table-cell>
          <table:table-cell table:formula="of:= [.B22]*[.B22]*[.B22]*[.B22] - 16*[.B22]*[.B22] + 5*[.B22]" office:value-type="float" office:value="-0.0122181450236436" calcext:value-type="float">
            <text:p>-0.01221814502364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86686498460411" calcext:value-type="float">
            <text:p>-0.0786686498460411</text:p>
          </table:table-cell>
          <table:table-cell table:formula="of:=-[.A23]" office:value-type="float" office:value="0.0786686498460411" calcext:value-type="float">
            <text:p>0.0786686498460411</text:p>
          </table:table-cell>
          <table:table-cell/>
          <table:table-cell table:formula="of:= 100 * ([.A24] - [.A23]*[.A23]) * ([.A24] - [.A23]*[.A23]) + (1 - [.A23]) * (1 - [.A23])" office:value-type="float" office:value="6.83911601950737" calcext:value-type="float">
            <text:p>6.83911601950737</text:p>
          </table:table-cell>
          <table:table-cell table:formula="of:= 100 * ([.B24] - [.B23]*[.B23]) * ([.B24] - [.B23]*[.B23]) + (1 - [.B23]) * (1 - [.B23])" office:value-type="float" office:value="5.95001042486149" calcext:value-type="float">
            <text:p>5.95001042486149</text:p>
          </table:table-cell>
          <table:table-cell table:formula="of:= [.A23]*[.A23]*[.A23]*[.A23] - 16*[.A23]*[.A23] + 5*[.A23]" office:value-type="float" office:value="-0.492325052021162" calcext:value-type="float">
            <text:p>-0.492325052021162</text:p>
          </table:table-cell>
          <table:table-cell table:formula="of:= [.B23]*[.B23]*[.B23]*[.B23] - 16*[.B23]*[.B23] + 5*[.B23]" office:value-type="float" office:value="0.294361446439249" calcext:value-type="float">
            <text:p>0.2943614464392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2046210808388" calcext:value-type="float">
            <text:p>-0.232046210808388</text:p>
          </table:table-cell>
          <table:table-cell table:formula="of:=-[.A24]" office:value-type="float" office:value="0.232046210808388" calcext:value-type="float">
            <text:p>0.232046210808388</text:p>
          </table:table-cell>
          <table:table-cell/>
          <table:table-cell table:formula="of:= 100 * ([.A25] - [.A24]*[.A24]) * ([.A25] - [.A24]*[.A24]) + (1 - [.A24]) * (1 - [.A24])" office:value-type="float" office:value="29.9694400063125" calcext:value-type="float">
            <text:p>29.9694400063125</text:p>
          </table:table-cell>
          <table:table-cell table:formula="of:= 100 * ([.B25] - [.B24]*[.B24]) * ([.B25] - [.B24]*[.B24]) + (1 - [.B24]) * (1 - [.B24])" office:value-type="float" office:value="18.7125348494146" calcext:value-type="float">
            <text:p>18.7125348494146</text:p>
          </table:table-cell>
          <table:table-cell table:formula="of:= [.A24]*[.A24]*[.A24]*[.A24] - 16*[.A24]*[.A24] + 5*[.A24]" office:value-type="float" office:value="-2.0188588254162" calcext:value-type="float">
            <text:p>-2.0188588254162</text:p>
          </table:table-cell>
          <table:table-cell table:formula="of:= [.B24]*[.B24]*[.B24]*[.B24] - 16*[.B24]*[.B24] + 5*[.B24]" office:value-type="float" office:value="0.301603282667677" calcext:value-type="float">
            <text:p>0.301603282667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9554051181825" calcext:value-type="float">
            <text:p>-0.479554051181825</text:p>
          </table:table-cell>
          <table:table-cell table:formula="of:=-[.A25]" office:value-type="float" office:value="0.479554051181825" calcext:value-type="float">
            <text:p>0.479554051181825</text:p>
          </table:table-cell>
          <table:table-cell/>
          <table:table-cell table:formula="of:= 100 * ([.A26] - [.A25]*[.A25]) * ([.A26] - [.A25]*[.A25]) + (1 - [.A25]) * (1 - [.A25])" office:value-type="float" office:value="25.4766443405135" calcext:value-type="float">
            <text:p>25.4766443405135</text:p>
          </table:table-cell>
          <table:table-cell table:formula="of:= 100 * ([.B26] - [.B25]*[.B25]) * ([.B26] - [.B25]*[.B25]) + (1 - [.B25]) * (1 - [.B25])" office:value-type="float" office:value="0.322065388217366" calcext:value-type="float">
            <text:p>0.322065388217366</text:p>
          </table:table-cell>
          <table:table-cell table:formula="of:= [.A25]*[.A25]*[.A25]*[.A25] - 16*[.A25]*[.A25] + 5*[.A25]" office:value-type="float" office:value="-6.02443650272621" calcext:value-type="float">
            <text:p>-6.02443650272621</text:p>
          </table:table-cell>
          <table:table-cell table:formula="of:= [.B25]*[.B25]*[.B25]*[.B25] - 16*[.B25]*[.B25] + 5*[.B25]" office:value-type="float" office:value="-1.22889599090795" calcext:value-type="float">
            <text:p>-1.22889599090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2599814929211" calcext:value-type="float">
            <text:p>-0.252599814929211</text:p>
          </table:table-cell>
          <table:table-cell table:formula="of:=-[.A26]" office:value-type="float" office:value="0.252599814929211" calcext:value-type="float">
            <text:p>0.252599814929211</text:p>
          </table:table-cell>
          <table:table-cell/>
          <table:table-cell table:formula="of:= 100 * ([.A27] - [.A26]*[.A26]) * ([.A27] - [.A26]*[.A26]) + (1 - [.A26]) * (1 - [.A26])" office:value-type="float" office:value="4.42206855905875" calcext:value-type="float">
            <text:p>4.42206855905875</text:p>
          </table:table-cell>
          <table:table-cell table:formula="of:= 100 * ([.B27] - [.B26]*[.B26]) * ([.B27] - [.B26]*[.B26]) + (1 - [.B26]) * (1 - [.B26])" office:value-type="float" office:value="9.3512217995042" calcext:value-type="float">
            <text:p>9.3512217995042</text:p>
          </table:table-cell>
          <table:table-cell table:formula="of:= [.A26]*[.A26]*[.A26]*[.A26] - 16*[.A26]*[.A26] + 5*[.A26]" office:value-type="float" office:value="-2.27983444799227" calcext:value-type="float">
            <text:p>-2.27983444799227</text:p>
          </table:table-cell>
          <table:table-cell table:formula="of:= [.B26]*[.B26]*[.B26]*[.B26] - 16*[.B26]*[.B26] + 5*[.B26]" office:value-type="float" office:value="0.246163701299841" calcext:value-type="float">
            <text:p>0.2461637012998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27167687075" calcext:value-type="float">
            <text:p>0.2327167687075</text:p>
          </table:table-cell>
          <table:table-cell table:formula="of:=-[.A27]" office:value-type="float" office:value="-0.2327167687075" calcext:value-type="float">
            <text:p>-0.2327167687075</text:p>
          </table:table-cell>
          <table:table-cell/>
          <table:table-cell table:formula="of:= 100 * ([.A28] - [.A27]*[.A27]) * ([.A28] - [.A27]*[.A27]) + (1 - [.A27]) * (1 - [.A27])" office:value-type="float" office:value="14.9595625725355" calcext:value-type="float">
            <text:p>14.9595625725355</text:p>
          </table:table-cell>
          <table:table-cell table:formula="of:= 100 * ([.B28] - [.B27]*[.B27]) * ([.B28] - [.B27]*[.B27]) + (1 - [.B27]) * (1 - [.B27])" office:value-type="float" office:value="8.85148476831544" calcext:value-type="float">
            <text:p>8.85148476831544</text:p>
          </table:table-cell>
          <table:table-cell table:formula="of:= [.A27]*[.A27]*[.A27]*[.A27] - 16*[.A27]*[.A27] + 5*[.A27]" office:value-type="float" office:value="0.30000332341287" calcext:value-type="float">
            <text:p>0.30000332341287</text:p>
          </table:table-cell>
          <table:table-cell table:formula="of:= [.B27]*[.B27]*[.B27]*[.B27] - 16*[.B27]*[.B27] + 5*[.B27]" office:value-type="float" office:value="-2.02716436366213" calcext:value-type="float">
            <text:p>-2.027164363662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4931800355011" calcext:value-type="float">
            <text:p>-0.324931800355011</text:p>
          </table:table-cell>
          <table:table-cell table:formula="of:=-[.A28]" office:value-type="float" office:value="0.324931800355011" calcext:value-type="float">
            <text:p>0.324931800355011</text:p>
          </table:table-cell>
          <table:table-cell/>
          <table:table-cell table:formula="of:= 100 * ([.A29] - [.A28]*[.A28]) * ([.A29] - [.A28]*[.A28]) + (1 - [.A28]) * (1 - [.A28])" office:value-type="float" office:value="12.6975892543187" calcext:value-type="float">
            <text:p>12.6975892543187</text:p>
          </table:table-cell>
          <table:table-cell table:formula="of:= 100 * ([.B29] - [.B28]*[.B28]) * ([.B29] - [.B28]*[.B28]) + (1 - [.B28]) * (1 - [.B28])" office:value-type="float" office:value="1.88679770020092" calcext:value-type="float">
            <text:p>1.88679770020092</text:p>
          </table:table-cell>
          <table:table-cell table:formula="of:= [.A28]*[.A28]*[.A28]*[.A28] - 16*[.A28]*[.A28] + 5*[.A28]" office:value-type="float" office:value="-3.3028025209777" calcext:value-type="float">
            <text:p>-3.3028025209777</text:p>
          </table:table-cell>
          <table:table-cell table:formula="of:= [.B28]*[.B28]*[.B28]*[.B28] - 16*[.B28]*[.B28] + 5*[.B28]" office:value-type="float" office:value="-0.0534845174275953" calcext:value-type="float">
            <text:p>-0.05348451742759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5208457024267" calcext:value-type="float">
            <text:p>-0.225208457024267</text:p>
          </table:table-cell>
          <table:table-cell table:formula="of:=-[.A29]" office:value-type="float" office:value="0.225208457024267" calcext:value-type="float">
            <text:p>0.225208457024267</text:p>
          </table:table-cell>
          <table:table-cell/>
          <table:table-cell table:formula="of:= 100 * ([.A30] - [.A29]*[.A29]) * ([.A30] - [.A29]*[.A29]) + (1 - [.A29]) * (1 - [.A29])" office:value-type="float" office:value="5.62166254892124" calcext:value-type="float">
            <text:p>5.62166254892124</text:p>
          </table:table-cell>
          <table:table-cell table:formula="of:= 100 * ([.B30] - [.B29]*[.B29]) * ([.B30] - [.B29]*[.B29]) + (1 - [.B29]) * (1 - [.B29])" office:value-type="float" office:value="1.63160533169856" calcext:value-type="float">
            <text:p>1.63160533169856</text:p>
          </table:table-cell>
          <table:table-cell table:formula="of:= [.A29]*[.A29]*[.A29]*[.A29] - 16*[.A29]*[.A29] + 5*[.A29]" office:value-type="float" office:value="-1.93497146930977" calcext:value-type="float">
            <text:p>-1.93497146930977</text:p>
          </table:table-cell>
          <table:table-cell table:formula="of:= [.B29]*[.B29]*[.B29]*[.B29] - 16*[.B29]*[.B29] + 5*[.B29]" office:value-type="float" office:value="0.317113100932894" calcext:value-type="float">
            <text:p>0.317113100932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227195820758" calcext:value-type="float">
            <text:p>-0.15227195820758</text:p>
          </table:table-cell>
          <table:table-cell table:formula="of:=-[.A30]" office:value-type="float" office:value="0.15227195820758" calcext:value-type="float">
            <text:p>0.15227195820758</text:p>
          </table:table-cell>
          <table:table-cell/>
          <table:table-cell table:formula="of:= 100 * ([.A31] - [.A30]*[.A30]) * ([.A31] - [.A30]*[.A30]) + (1 - [.A30]) * (1 - [.A30])" office:value-type="float" office:value="14.5077330131164" calcext:value-type="float">
            <text:p>14.5077330131164</text:p>
          </table:table-cell>
          <table:table-cell table:formula="of:= 100 * ([.B31] - [.B30]*[.B30]) * ([.B31] - [.B30]*[.B30]) + (1 - [.B30]) * (1 - [.B30])" office:value-type="float" office:value="17.4808076124274" calcext:value-type="float">
            <text:p>17.4808076124274</text:p>
          </table:table-cell>
          <table:table-cell table:formula="of:= [.A30]*[.A30]*[.A30]*[.A30] - 16*[.A30]*[.A30] + 5*[.A30]" office:value-type="float" office:value="-1.13181015379876" calcext:value-type="float">
            <text:p>-1.13181015379876</text:p>
          </table:table-cell>
          <table:table-cell table:formula="of:= [.B30]*[.B30]*[.B30]*[.B30] - 16*[.B30]*[.B30] + 5*[.B30]" office:value-type="float" office:value="0.390909428277042" calcext:value-type="float">
            <text:p>0.3909094282770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6229478799945" calcext:value-type="float">
            <text:p>0.386229478799945</text:p>
          </table:table-cell>
          <table:table-cell table:formula="of:=-[.A31]" office:value-type="float" office:value="-0.386229478799945" calcext:value-type="float">
            <text:p>-0.386229478799945</text:p>
          </table:table-cell>
          <table:table-cell/>
          <table:table-cell table:formula="of:= 100 * ([.A32] - [.A31]*[.A31]) * ([.A32] - [.A31]*[.A31]) + (1 - [.A31]) * (1 - [.A31])" office:value-type="float" office:value="0.428964849054091" calcext:value-type="float">
            <text:p>0.428964849054091</text:p>
          </table:table-cell>
          <table:table-cell table:formula="of:= 100 * ([.B32] - [.B31]*[.B31]) * ([.B32] - [.B31]*[.B31]) + (1 - [.B31]) * (1 - [.B31])" office:value-type="float" office:value="9.5109977035344" calcext:value-type="float">
            <text:p>9.5109977035344</text:p>
          </table:table-cell>
          <table:table-cell table:formula="of:= [.A31]*[.A31]*[.A31]*[.A31] - 16*[.A31]*[.A31] + 5*[.A31]" office:value-type="float" office:value="-0.43337132403607" calcext:value-type="float">
            <text:p>-0.43337132403607</text:p>
          </table:table-cell>
          <table:table-cell table:formula="of:= [.B31]*[.B31]*[.B31]*[.B31] - 16*[.B31]*[.B31] + 5*[.B31]" office:value-type="float" office:value="-4.29566611203552" calcext:value-type="float">
            <text:p>-4.295666112035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6314820945765" calcext:value-type="float">
            <text:p>0.126314820945765</text:p>
          </table:table-cell>
          <table:table-cell table:formula="of:=-[.A32]" office:value-type="float" office:value="-0.126314820945765" calcext:value-type="float">
            <text:p>-0.126314820945765</text:p>
          </table:table-cell>
          <table:table-cell/>
          <table:table-cell table:formula="of:= 100 * ([.A33] - [.A32]*[.A32]) * ([.A33] - [.A32]*[.A32]) + (1 - [.A32]) * (1 - [.A32])" office:value-type="float" office:value="23.6257608727903" calcext:value-type="float">
            <text:p>23.6257608727903</text:p>
          </table:table-cell>
          <table:table-cell table:formula="of:= 100 * ([.B33] - [.B32]*[.B32]) * ([.B33] - [.B32]*[.B32]) + (1 - [.B32]) * (1 - [.B32])" office:value-type="float" office:value="21.1812347010637" calcext:value-type="float">
            <text:p>21.1812347010637</text:p>
          </table:table-cell>
          <table:table-cell table:formula="of:= [.A32]*[.A32]*[.A32]*[.A32] - 16*[.A32]*[.A32] + 5*[.A32]" office:value-type="float" office:value="0.376541736753681" calcext:value-type="float">
            <text:p>0.376541736753681</text:p>
          </table:table-cell>
          <table:table-cell table:formula="of:= [.B32]*[.B32]*[.B32]*[.B32] - 16*[.B32]*[.B32] + 5*[.B32]" office:value-type="float" office:value="-0.886606472703968" calcext:value-type="float">
            <text:p>-0.886606472703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2191353938537" calcext:value-type="float">
            <text:p>-0.462191353938537</text:p>
          </table:table-cell>
          <table:table-cell table:formula="of:=-[.A33]" office:value-type="float" office:value="0.462191353938537" calcext:value-type="float">
            <text:p>0.462191353938537</text:p>
          </table:table-cell>
          <table:table-cell/>
          <table:table-cell table:formula="of:= 100 * ([.A34] - [.A33]*[.A33]) * ([.A34] - [.A33]*[.A33]) + (1 - [.A33]) * (1 - [.A33])" office:value-type="float" office:value="4.04588352843255" calcext:value-type="float">
            <text:p>4.04588352843255</text:p>
          </table:table-cell>
          <table:table-cell table:formula="of:= 100 * ([.B34] - [.B33]*[.B33]) * ([.B34] - [.B33]*[.B33]) + (1 - [.B33]) * (1 - [.B33])" office:value-type="float" office:value="32.2533044442488" calcext:value-type="float">
            <text:p>32.2533044442488</text:p>
          </table:table-cell>
          <table:table-cell table:formula="of:= [.A33]*[.A33]*[.A33]*[.A33] - 16*[.A33]*[.A33] + 5*[.A33]" office:value-type="float" office:value="-5.68325646562822" calcext:value-type="float">
            <text:p>-5.68325646562822</text:p>
          </table:table-cell>
          <table:table-cell table:formula="of:= [.B33]*[.B33]*[.B33]*[.B33] - 16*[.B33]*[.B33] + 5*[.B33]" office:value-type="float" office:value="-1.06134292624285" calcext:value-type="float">
            <text:p>-1.061342926242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746876082476" calcext:value-type="float">
            <text:p>0.351746876082476</text:p>
          </table:table-cell>
          <table:table-cell table:formula="of:=-[.A34]" office:value-type="float" office:value="-0.351746876082476" calcext:value-type="float">
            <text:p>-0.351746876082476</text:p>
          </table:table-cell>
          <table:table-cell/>
          <table:table-cell table:formula="of:= 100 * ([.A35] - [.A34]*[.A34]) * ([.A35] - [.A34]*[.A34]) + (1 - [.A34]) * (1 - [.A34])" office:value-type="float" office:value="2.54039790950414" calcext:value-type="float">
            <text:p>2.54039790950414</text:p>
          </table:table-cell>
          <table:table-cell table:formula="of:= 100 * ([.B35] - [.B34]*[.B34]) * ([.B35] - [.B34]*[.B34]) + (1 - [.B34]) * (1 - [.B34])" office:value-type="float" office:value="2.86443636117383" calcext:value-type="float">
            <text:p>2.86443636117383</text:p>
          </table:table-cell>
          <table:table-cell table:formula="of:= [.A34]*[.A34]*[.A34]*[.A34] - 16*[.A34]*[.A34] + 5*[.A34]" office:value-type="float" office:value="-0.205571367299245" calcext:value-type="float">
            <text:p>-0.205571367299245</text:p>
          </table:table-cell>
          <table:table-cell table:formula="of:= [.B34]*[.B34]*[.B34]*[.B34] - 16*[.B34]*[.B34] + 5*[.B34]" office:value-type="float" office:value="-3.72304012812401" calcext:value-type="float">
            <text:p>-3.723040128124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18820263272176" calcext:value-type="float">
            <text:p>-0.0218820263272176</text:p>
          </table:table-cell>
          <table:table-cell table:formula="of:=-[.A35]" office:value-type="float" office:value="0.0218820263272176" calcext:value-type="float">
            <text:p>0.0218820263272176</text:p>
          </table:table-cell>
          <table:table-cell/>
          <table:table-cell table:formula="of:= 100 * ([.A36] - [.A35]*[.A35]) * ([.A36] - [.A35]*[.A35]) + (1 - [.A35]) * (1 - [.A35])" office:value-type="float" office:value="1.46115350749397" calcext:value-type="float">
            <text:p>1.46115350749397</text:p>
          </table:table-cell>
          <table:table-cell table:formula="of:= 100 * ([.B36] - [.B35]*[.B35]) * ([.B36] - [.B35]*[.B35]) + (1 - [.B35]) * (1 - [.B35])" office:value-type="float" office:value="1.3613503332494" calcext:value-type="float">
            <text:p>1.3613503332494</text:p>
          </table:table-cell>
          <table:table-cell table:formula="of:= [.A35]*[.A35]*[.A35]*[.A35] - 16*[.A35]*[.A35] + 5*[.A35]" office:value-type="float" office:value="-0.11707107158351" calcext:value-type="float">
            <text:p>-0.11707107158351</text:p>
          </table:table-cell>
          <table:table-cell table:formula="of:= [.B35]*[.B35]*[.B35]*[.B35] - 16*[.B35]*[.B35] + 5*[.B35]" office:value-type="float" office:value="0.101749191688666" calcext:value-type="float">
            <text:p>0.1017491916886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40897940503536" calcext:value-type="float">
            <text:p>-0.0640897940503536</text:p>
          </table:table-cell>
          <table:table-cell table:formula="of:=-[.A36]" office:value-type="float" office:value="0.0640897940503536" calcext:value-type="float">
            <text:p>0.0640897940503536</text:p>
          </table:table-cell>
          <table:table-cell/>
          <table:table-cell table:formula="of:= 100 * ([.A37] - [.A36]*[.A36]) * ([.A37] - [.A36]*[.A36]) + (1 - [.A36]) * (1 - [.A36])" office:value-type="float" office:value="1.33145295277986" calcext:value-type="float">
            <text:p>1.33145295277986</text:p>
          </table:table-cell>
          <table:table-cell table:formula="of:= 100 * ([.B37] - [.B36]*[.B36]) * ([.B37] - [.B36]*[.B36]) + (1 - [.B36]) * (1 - [.B36])" office:value-type="float" office:value="1.00851856577277" calcext:value-type="float">
            <text:p>1.00851856577277</text:p>
          </table:table-cell>
          <table:table-cell table:formula="of:= [.A36]*[.A36]*[.A36]*[.A36] - 16*[.A36]*[.A36] + 5*[.A36]" office:value-type="float" office:value="-0.386152125904209" calcext:value-type="float">
            <text:p>-0.386152125904209</text:p>
          </table:table-cell>
          <table:table-cell table:formula="of:= [.B36]*[.B36]*[.B36]*[.B36] - 16*[.B36]*[.B36] + 5*[.B36]" office:value-type="float" office:value="0.254745814599327" calcext:value-type="float">
            <text:p>0.2547458145993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05205010522063" calcext:value-type="float">
            <text:p>-0.0405205010522063</text:p>
          </table:table-cell>
          <table:table-cell table:formula="of:=-[.A37]" office:value-type="float" office:value="0.0405205010522063" calcext:value-type="float">
            <text:p>0.0405205010522063</text:p>
          </table:table-cell>
          <table:table-cell/>
          <table:table-cell table:formula="of:= 100 * ([.A38] - [.A37]*[.A37]) * ([.A38] - [.A37]*[.A37]) + (1 - [.A37]) * (1 - [.A37])" office:value-type="float" office:value="22.0974231465265" calcext:value-type="float">
            <text:p>22.0974231465265</text:p>
          </table:table-cell>
          <table:table-cell table:formula="of:= 100 * ([.B38] - [.B37]*[.B37]) * ([.B38] - [.B37]*[.B37]) + (1 - [.B37]) * (1 - [.B37])" office:value-type="float" office:value="21.6353466240104" calcext:value-type="float">
            <text:p>21.6353466240104</text:p>
          </table:table-cell>
          <table:table-cell table:formula="of:= [.A37]*[.A37]*[.A37]*[.A37] - 16*[.A37]*[.A37] + 5*[.A37]" office:value-type="float" office:value="-0.228870385477631" calcext:value-type="float">
            <text:p>-0.228870385477631</text:p>
          </table:table-cell>
          <table:table-cell table:formula="of:= [.B37]*[.B37]*[.B37]*[.B37] - 16*[.B37]*[.B37] + 5*[.B37]" office:value-type="float" office:value="0.176334625044432" calcext:value-type="float">
            <text:p>0.176334625044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677645940972" calcext:value-type="float">
            <text:p>-0.45677645940972</text:p>
          </table:table-cell>
          <table:table-cell table:formula="of:=-[.A38]" office:value-type="float" office:value="0.45677645940972" calcext:value-type="float">
            <text:p>0.45677645940972</text:p>
          </table:table-cell>
          <table:table-cell/>
          <table:table-cell table:formula="of:= 100 * ([.A39] - [.A38]*[.A38]) * ([.A39] - [.A38]*[.A38]) + (1 - [.A38]) * (1 - [.A38])" office:value-type="float" office:value="2.5161193887141" calcext:value-type="float">
            <text:p>2.5161193887141</text:p>
          </table:table-cell>
          <table:table-cell table:formula="of:= 100 * ([.B39] - [.B38]*[.B38]) * ([.B39] - [.B38]*[.B38]) + (1 - [.B38]) * (1 - [.B38])" office:value-type="float" office:value="23.3401467316992" calcext:value-type="float">
            <text:p>23.3401467316992</text:p>
          </table:table-cell>
          <table:table-cell table:formula="of:= [.A38]*[.A38]*[.A38]*[.A38] - 16*[.A38]*[.A38] + 5*[.A38]" office:value-type="float" office:value="-5.57866541401062" calcext:value-type="float">
            <text:p>-5.57866541401062</text:p>
          </table:table-cell>
          <table:table-cell table:formula="of:= [.B38]*[.B38]*[.B38]*[.B38] - 16*[.B38]*[.B38] + 5*[.B38]" office:value-type="float" office:value="-1.01090081991342" calcext:value-type="float">
            <text:p>-1.010900819913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1407918623072" calcext:value-type="float">
            <text:p>0.271407918623072</text:p>
          </table:table-cell>
          <table:table-cell table:formula="of:=-[.A39]" office:value-type="float" office:value="-0.271407918623072" calcext:value-type="float">
            <text:p>-0.271407918623072</text:p>
          </table:table-cell>
          <table:table-cell/>
          <table:table-cell table:formula="of:= 100 * ([.A40] - [.A39]*[.A39]) * ([.A40] - [.A39]*[.A39]) + (1 - [.A39]) * (1 - [.A39])" office:value-type="float" office:value="0.586603762813414" calcext:value-type="float">
            <text:p>0.586603762813414</text:p>
          </table:table-cell>
          <table:table-cell table:formula="of:= 100 * ([.B40] - [.B39]*[.B39]) * ([.B40] - [.B39]*[.B39]) + (1 - [.B39]) * (1 - [.B39])" office:value-type="float" office:value="4.5384412987574" calcext:value-type="float">
            <text:p>4.5384412987574</text:p>
          </table:table-cell>
          <table:table-cell table:formula="of:= [.A39]*[.A39]*[.A39]*[.A39] - 16*[.A39]*[.A39] + 5*[.A39]" office:value-type="float" office:value="0.183869588751008" calcext:value-type="float">
            <text:p>0.183869588751008</text:p>
          </table:table-cell>
          <table:table-cell table:formula="of:= [.B39]*[.B39]*[.B39]*[.B39] - 16*[.B39]*[.B39] + 5*[.B39]" office:value-type="float" office:value="-2.53020959747971" calcext:value-type="float">
            <text:p>-2.530209597479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2752508522369" calcext:value-type="float">
            <text:p>0.0972752508522369</text:p>
          </table:table-cell>
          <table:table-cell table:formula="of:=-[.A40]" office:value-type="float" office:value="-0.0972752508522369" calcext:value-type="float">
            <text:p>-0.0972752508522369</text:p>
          </table:table-cell>
          <table:table-cell/>
          <table:table-cell table:formula="of:= 100 * ([.A41] - [.A40]*[.A40]) * ([.A41] - [.A40]*[.A40]) + (1 - [.A40]) * (1 - [.A40])" office:value-type="float" office:value="13.8817716529024" calcext:value-type="float">
            <text:p>13.8817716529024</text:p>
          </table:table-cell>
          <table:table-cell table:formula="of:= 100 * ([.B41] - [.B40]*[.B40]) * ([.B41] - [.B40]*[.B40]) + (1 - [.B40]) * (1 - [.B40])" office:value-type="float" office:value="12.9384857008532" calcext:value-type="float">
            <text:p>12.9384857008532</text:p>
          </table:table-cell>
          <table:table-cell table:formula="of:= [.A40]*[.A40]*[.A40]*[.A40] - 16*[.A40]*[.A40] + 5*[.A40]" office:value-type="float" office:value="0.335066201829642" calcext:value-type="float">
            <text:p>0.335066201829642</text:p>
          </table:table-cell>
          <table:table-cell table:formula="of:= [.B40]*[.B40]*[.B40]*[.B40] - 16*[.B40]*[.B40] + 5*[.B40]" office:value-type="float" office:value="-0.637686306692727" calcext:value-type="float">
            <text:p>-0.637686306692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201864098679" calcext:value-type="float">
            <text:p>-0.35201864098679</text:p>
          </table:table-cell>
          <table:table-cell table:formula="of:=-[.A41]" office:value-type="float" office:value="0.35201864098679" calcext:value-type="float">
            <text:p>0.35201864098679</text:p>
          </table:table-cell>
          <table:table-cell/>
          <table:table-cell table:formula="of:= 100 * ([.A42] - [.A41]*[.A41]) * ([.A42] - [.A41]*[.A41]) + (1 - [.A41]) * (1 - [.A41])" office:value-type="float" office:value="23.6008852067702" calcext:value-type="float">
            <text:p>23.6008852067702</text:p>
          </table:table-cell>
          <table:table-cell table:formula="of:= 100 * ([.B42] - [.B41]*[.B41]) * ([.B42] - [.B41]*[.B41]) + (1 - [.B41]) * (1 - [.B41])" office:value-type="float" office:value="5.20636988932981" calcext:value-type="float">
            <text:p>5.20636988932981</text:p>
          </table:table-cell>
          <table:table-cell table:formula="of:= [.A41]*[.A41]*[.A41]*[.A41] - 16*[.A41]*[.A41] + 5*[.A41]" office:value-type="float" office:value="-3.7274117290471" calcext:value-type="float">
            <text:p>-3.7274117290471</text:p>
          </table:table-cell>
          <table:table-cell table:formula="of:= [.B41]*[.B41]*[.B41]*[.B41] - 16*[.B41]*[.B41] + 5*[.B41]" office:value-type="float" office:value="-0.207225319179197" calcext:value-type="float">
            <text:p>-0.2072253191791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2697608282635" calcext:value-type="float">
            <text:p>-0.342697608282635</text:p>
          </table:table-cell>
          <table:table-cell table:formula="of:=-[.A42]" office:value-type="float" office:value="0.342697608282635" calcext:value-type="float">
            <text:p>0.342697608282635</text:p>
          </table:table-cell>
          <table:table-cell/>
          <table:table-cell table:formula="of:= 100 * ([.A43] - [.A42]*[.A42]) * ([.A43] - [.A42]*[.A42]) + (1 - [.A42]) * (1 - [.A42])" office:value-type="float" office:value="4.35520506130503" calcext:value-type="float">
            <text:p>4.35520506130503</text:p>
          </table:table-cell>
          <table:table-cell table:formula="of:= 100 * ([.B43] - [.B42]*[.B42]) * ([.B43] - [.B42]*[.B42]) + (1 - [.B42]) * (1 - [.B42])" office:value-type="float" office:value="0.996377522843486" calcext:value-type="float">
            <text:p>0.996377522843486</text:p>
          </table:table-cell>
          <table:table-cell table:formula="of:= [.A42]*[.A42]*[.A42]*[.A42] - 16*[.A42]*[.A42] + 5*[.A42]" office:value-type="float" office:value="-3.57876191165094" calcext:value-type="float">
            <text:p>-3.57876191165094</text:p>
          </table:table-cell>
          <table:table-cell table:formula="of:= [.B42]*[.B42]*[.B42]*[.B42] - 16*[.B42]*[.B42] + 5*[.B42]" office:value-type="float" office:value="-0.151785828824583" calcext:value-type="float">
            <text:p>-0.1517858288245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23196773269591" calcext:value-type="float">
            <text:p>-0.0423196773269591</text:p>
          </table:table-cell>
          <table:table-cell table:formula="of:=-[.A43]" office:value-type="float" office:value="0.0423196773269591" calcext:value-type="float">
            <text:p>0.0423196773269591</text:p>
          </table:table-cell>
          <table:table-cell/>
          <table:table-cell table:formula="of:= 100 * ([.A44] - [.A43]*[.A43]) * ([.A44] - [.A43]*[.A43]) + (1 - [.A43]) * (1 - [.A43])" office:value-type="float" office:value="9.95178441128169" calcext:value-type="float">
            <text:p>9.95178441128169</text:p>
          </table:table-cell>
          <table:table-cell table:formula="of:= 100 * ([.B44] - [.B43]*[.B43]) * ([.B44] - [.B43]*[.B43]) + (1 - [.B43]) * (1 - [.B43])" office:value-type="float" office:value="9.99708963079063" calcext:value-type="float">
            <text:p>9.99708963079063</text:p>
          </table:table-cell>
          <table:table-cell table:formula="of:= [.A43]*[.A43]*[.A43]*[.A43] - 16*[.A43]*[.A43] + 5*[.A43]" office:value-type="float" office:value="-0.240250460539591" calcext:value-type="float">
            <text:p>-0.240250460539591</text:p>
          </table:table-cell>
          <table:table-cell table:formula="of:= [.B43]*[.B43]*[.B43]*[.B43] - 16*[.B43]*[.B43] + 5*[.B43]" office:value-type="float" office:value="0.182946312729999" calcext:value-type="float">
            <text:p>0.1829463127299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9538400108133" calcext:value-type="float">
            <text:p>0.299538400108133</text:p>
          </table:table-cell>
          <table:table-cell table:formula="of:=-[.A44]" office:value-type="float" office:value="-0.299538400108133" calcext:value-type="float">
            <text:p>-0.299538400108133</text:p>
          </table:table-cell>
          <table:table-cell/>
          <table:table-cell table:formula="of:= 100 * ([.A45] - [.A44]*[.A44]) * ([.A45] - [.A44]*[.A44]) + (1 - [.A44]) * (1 - [.A44])" office:value-type="float" office:value="9.26489651040248" calcext:value-type="float">
            <text:p>9.26489651040248</text:p>
          </table:table-cell>
          <table:table-cell table:formula="of:= 100 * ([.B45] - [.B44]*[.B44]) * ([.B45] - [.B44]*[.B44]) + (1 - [.B44]) * (1 - [.B44])" office:value-type="float" office:value="24.3140543260089" calcext:value-type="float">
            <text:p>24.3140543260089</text:p>
          </table:table-cell>
          <table:table-cell table:formula="of:= [.A44]*[.A44]*[.A44]*[.A44] - 16*[.A44]*[.A44] + 5*[.A44]" office:value-type="float" office:value="0.0701702124651311" calcext:value-type="float">
            <text:p>0.0701702124651311</text:p>
          </table:table-cell>
          <table:table-cell table:formula="of:= [.B44]*[.B44]*[.B44]*[.B44] - 16*[.B44]*[.B44] + 5*[.B44]" office:value-type="float" office:value="-2.9252137886162" calcext:value-type="float">
            <text:p>-2.92521378861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5936859468951" calcext:value-type="float">
            <text:p>0.385936859468951</text:p>
          </table:table-cell>
          <table:table-cell table:formula="of:=-[.A45]" office:value-type="float" office:value="-0.385936859468951" calcext:value-type="float">
            <text:p>-0.385936859468951</text:p>
          </table:table-cell>
          <table:table-cell/>
          <table:table-cell table:formula="of:= 100 * ([.A46] - [.A45]*[.A45]) * ([.A46] - [.A45]*[.A45]) + (1 - [.A45]) * (1 - [.A45])" office:value-type="float" office:value="37.4179241342264" calcext:value-type="float">
            <text:p>37.4179241342264</text:p>
          </table:table-cell>
          <table:table-cell table:formula="of:= 100 * ([.B46] - [.B45]*[.B45]) * ([.B46] - [.B45]*[.B45]) + (1 - [.B45]) * (1 - [.B45])" office:value-type="float" office:value="11.5753531845228" calcext:value-type="float">
            <text:p>11.5753531845228</text:p>
          </table:table-cell>
          <table:table-cell table:formula="of:= [.A45]*[.A45]*[.A45]*[.A45] - 16*[.A45]*[.A45] + 5*[.A45]" office:value-type="float" office:value="-0.431286568491764" calcext:value-type="float">
            <text:p>-0.431286568491764</text:p>
          </table:table-cell>
          <table:table-cell table:formula="of:= [.B45]*[.B45]*[.B45]*[.B45] - 16*[.B45]*[.B45] + 5*[.B45]" office:value-type="float" office:value="-4.29065516318128" calcext:value-type="float">
            <text:p>-4.290655163181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966469071181" calcext:value-type="float">
            <text:p>-0.45966469071181</text:p>
          </table:table-cell>
          <table:table-cell table:formula="of:=-[.A46]" office:value-type="float" office:value="0.45966469071181" calcext:value-type="float">
            <text:p>0.45966469071181</text:p>
          </table:table-cell>
          <table:table-cell/>
          <table:table-cell table:formula="of:= 100 * ([.A47] - [.A46]*[.A46]) * ([.A47] - [.A46]*[.A46]) + (1 - [.A46]) * (1 - [.A46])" office:value-type="float" office:value="4.68073531894001" calcext:value-type="float">
            <text:p>4.68073531894001</text:p>
          </table:table-cell>
          <table:table-cell table:formula="of:= 100 * ([.B47] - [.B46]*[.B46]) * ([.B47] - [.B46]*[.B46]) + (1 - [.B46]) * (1 - [.B46])" office:value-type="float" office:value="34.1962667468923" calcext:value-type="float">
            <text:p>34.1962667468923</text:p>
          </table:table-cell>
          <table:table-cell table:formula="of:= [.A46]*[.A46]*[.A46]*[.A46] - 16*[.A46]*[.A46] + 5*[.A46]" office:value-type="float" office:value="-5.63434534773877" calcext:value-type="float">
            <text:p>-5.63434534773877</text:p>
          </table:table-cell>
          <table:table-cell table:formula="of:= [.B46]*[.B46]*[.B46]*[.B46] - 16*[.B46]*[.B46] + 5*[.B46]" office:value-type="float" office:value="-1.03769844062068" calcext:value-type="float">
            <text:p>-1.037698440620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0982401247112" calcext:value-type="float">
            <text:p>0.370982401247112</text:p>
          </table:table-cell>
          <table:table-cell table:formula="of:=-[.A47]" office:value-type="float" office:value="-0.370982401247112" calcext:value-type="float">
            <text:p>-0.370982401247112</text:p>
          </table:table-cell>
          <table:table-cell/>
          <table:table-cell table:formula="of:= 100 * ([.A48] - [.A47]*[.A47]) * ([.A48] - [.A47]*[.A47]) + (1 - [.A47]) * (1 - [.A47])" office:value-type="float" office:value="0.409262827119745" calcext:value-type="float">
            <text:p>0.409262827119745</text:p>
          </table:table-cell>
          <table:table-cell table:formula="of:= 100 * ([.B48] - [.B47]*[.B47]) * ([.B48] - [.B47]*[.B47]) + (1 - [.B47]) * (1 - [.B47])" office:value-type="float" office:value="8.82777845023437" calcext:value-type="float">
            <text:p>8.82777845023437</text:p>
          </table:table-cell>
          <table:table-cell table:formula="of:= [.A47]*[.A47]*[.A47]*[.A47] - 16*[.A47]*[.A47] + 5*[.A47]" office:value-type="float" office:value="-0.328193615896804" calcext:value-type="float">
            <text:p>-0.328193615896804</text:p>
          </table:table-cell>
          <table:table-cell table:formula="of:= [.B47]*[.B47]*[.B47]*[.B47] - 16*[.B47]*[.B47] + 5*[.B47]" office:value-type="float" office:value="-4.03801762836793" calcext:value-type="float">
            <text:p>-4.038017628367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966172195595" calcext:value-type="float">
            <text:p>0.125966172195595</text:p>
          </table:table-cell>
          <table:table-cell table:formula="of:=-[.A48]" office:value-type="float" office:value="-0.125966172195595" calcext:value-type="float">
            <text:p>-0.125966172195595</text:p>
          </table:table-cell>
          <table:table-cell/>
          <table:table-cell table:formula="of:= 100 * ([.A49] - [.A48]*[.A48]) * ([.A49] - [.A48]*[.A48]) + (1 - [.A48]) * (1 - [.A48])" office:value-type="float" office:value="0.765498006241132" calcext:value-type="float">
            <text:p>0.765498006241132</text:p>
          </table:table-cell>
          <table:table-cell table:formula="of:= 100 * ([.B49] - [.B48]*[.B48]) * ([.B49] - [.B48]*[.B48]) + (1 - [.B48]) * (1 - [.B48])" office:value-type="float" office:value="1.34498173320884" calcext:value-type="float">
            <text:p>1.34498173320884</text:p>
          </table:table-cell>
          <table:table-cell table:formula="of:= [.A48]*[.A48]*[.A48]*[.A48] - 16*[.A48]*[.A48] + 5*[.A48]" office:value-type="float" office:value="0.376203013187882" calcext:value-type="float">
            <text:p>0.376203013187882</text:p>
          </table:table-cell>
          <table:table-cell table:formula="of:= [.B48]*[.B48]*[.B48]*[.B48] - 16*[.B48]*[.B48] + 5*[.B48]" office:value-type="float" office:value="-0.883458708768069" calcext:value-type="float">
            <text:p>-0.8834587087680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19141562941796" calcext:value-type="float">
            <text:p>0.0119141562941796</text:p>
          </table:table-cell>
          <table:table-cell table:formula="of:=-[.A49]" office:value-type="float" office:value="-0.0119141562941796" calcext:value-type="float">
            <text:p>-0.0119141562941796</text:p>
          </table:table-cell>
          <table:table-cell/>
          <table:table-cell table:formula="of:= 100 * ([.A50] - [.A49]*[.A49]) * ([.A50] - [.A49]*[.A49]) + (1 - [.A49]) * (1 - [.A49])" office:value-type="float" office:value="4.93109406699432" calcext:value-type="float">
            <text:p>4.93109406699432</text:p>
          </table:table-cell>
          <table:table-cell table:formula="of:= 100 * ([.B50] - [.B49]*[.B49]) * ([.B50] - [.B49]*[.B49]) + (1 - [.B49]) * (1 - [.B49])" office:value-type="float" office:value="4.99005015106534" calcext:value-type="float">
            <text:p>4.99005015106534</text:p>
          </table:table-cell>
          <table:table-cell table:formula="of:= [.A49]*[.A49]*[.A49]*[.A49] - 16*[.A49]*[.A49] + 5*[.A49]" office:value-type="float" office:value="0.0572996476966486" calcext:value-type="float">
            <text:p>0.0572996476966486</text:p>
          </table:table-cell>
          <table:table-cell table:formula="of:= [.B49]*[.B49]*[.B49]*[.B49] - 16*[.B49]*[.B49] + 5*[.B49]" office:value-type="float" office:value="-0.0618419152451472" calcext:value-type="float">
            <text:p>-0.0618419152451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9008244728984" calcext:value-type="float">
            <text:p>0.199008244728984</text:p>
          </table:table-cell>
          <table:table-cell table:formula="of:=-[.A50]" office:value-type="float" office:value="-0.199008244728984" calcext:value-type="float">
            <text:p>-0.199008244728984</text:p>
          </table:table-cell>
          <table:table-cell/>
          <table:table-cell table:formula="of:= 100 * ([.A51] - [.A50]*[.A50]) * ([.A51] - [.A50]*[.A50]) + (1 - [.A50]) * (1 - [.A50])" office:value-type="float" office:value="6.9649630711253" calcext:value-type="float">
            <text:p>6.9649630711253</text:p>
          </table:table-cell>
          <table:table-cell table:formula="of:= 100 * ([.B51] - [.B50]*[.B50]) * ([.B51] - [.B50]*[.B50]) + (1 - [.B50]) * (1 - [.B50])" office:value-type="float" office:value="12.3720038080677" calcext:value-type="float">
            <text:p>12.3720038080677</text:p>
          </table:table-cell>
          <table:table-cell table:formula="of:= [.A50]*[.A50]*[.A50]*[.A50] - 16*[.A50]*[.A50] + 5*[.A50]" office:value-type="float" office:value="0.362941219233904" calcext:value-type="float">
            <text:p>0.362941219233904</text:p>
          </table:table-cell>
          <table:table-cell table:formula="of:= [.B50]*[.B50]*[.B50]*[.B50] - 16*[.B50]*[.B50] + 5*[.B50]" office:value-type="float" office:value="-1.62714122805594" calcext:value-type="float">
            <text:p>-1.627141228055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1067505006142" calcext:value-type="float">
            <text:p>0.291067505006142</text:p>
          </table:table-cell>
          <table:table-cell table:formula="of:=-[.A51]" office:value-type="float" office:value="-0.291067505006142" calcext:value-type="float">
            <text:p>-0.291067505006142</text:p>
          </table:table-cell>
          <table:table-cell/>
          <table:table-cell table:formula="of:= 100 * ([.A52] - [.A51]*[.A51]) * ([.A52] - [.A51]*[.A51]) + (1 - [.A51]) * (1 - [.A51])" office:value-type="float" office:value="26.9269347255019" calcext:value-type="float">
            <text:p>26.9269347255019</text:p>
          </table:table-cell>
          <table:table-cell table:formula="of:= 100 * ([.B52] - [.B51]*[.B51]) * ([.B52] - [.B51]*[.B51]) + (1 - [.B51]) * (1 - [.B51])" office:value-type="float" office:value="13.5421582080843" calcext:value-type="float">
            <text:p>13.5421582080843</text:p>
          </table:table-cell>
          <table:table-cell table:formula="of:= [.A51]*[.A51]*[.A51]*[.A51] - 16*[.A51]*[.A51] + 5*[.A51]" office:value-type="float" office:value="0.106990373458991" calcext:value-type="float">
            <text:p>0.106990373458991</text:p>
          </table:table-cell>
          <table:table-cell table:formula="of:= [.B51]*[.B51]*[.B51]*[.B51] - 16*[.B51]*[.B51] + 5*[.B51]" office:value-type="float" office:value="-2.80368467660243" calcext:value-type="float">
            <text:p>-2.803684676602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325906261128" calcext:value-type="float">
            <text:p>-0.429325906261128</text:p>
          </table:table-cell>
          <table:table-cell table:formula="of:=-[.A52]" office:value-type="float" office:value="0.429325906261128" calcext:value-type="float">
            <text:p>0.429325906261128</text:p>
          </table:table-cell>
          <table:table-cell/>
          <table:table-cell table:formula="of:= 100 * ([.A53] - [.A52]*[.A52]) * ([.A53] - [.A52]*[.A52]) + (1 - [.A52]) * (1 - [.A52])" office:value-type="float" office:value="28.3298908303975" calcext:value-type="float">
            <text:p>28.3298908303975</text:p>
          </table:table-cell>
          <table:table-cell table:formula="of:= 100 * ([.B53] - [.B52]*[.B52]) * ([.B53] - [.B52]*[.B52]) + (1 - [.B52]) * (1 - [.B52])" office:value-type="float" office:value="2.40117677517773" calcext:value-type="float">
            <text:p>2.40117677517773</text:p>
          </table:table-cell>
          <table:table-cell table:formula="of:= [.A52]*[.A52]*[.A52]*[.A52] - 16*[.A52]*[.A52] + 5*[.A52]" office:value-type="float" office:value="-5.0617871389929" calcext:value-type="float">
            <text:p>-5.0617871389929</text:p>
          </table:table-cell>
          <table:table-cell table:formula="of:= [.B52]*[.B52]*[.B52]*[.B52] - 16*[.B52]*[.B52] + 5*[.B52]" office:value-type="float" office:value="-0.768528076381624" calcext:value-type="float">
            <text:p>-0.7685280763816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386963484014" calcext:value-type="float">
            <text:p>-0.328386963484014</text:p>
          </table:table-cell>
          <table:table-cell table:formula="of:=-[.A53]" office:value-type="float" office:value="0.328386963484014" calcext:value-type="float">
            <text:p>0.328386963484014</text:p>
          </table:table-cell>
          <table:table-cell/>
          <table:table-cell table:formula="of:= 100 * ([.A54] - [.A53]*[.A53]) * ([.A54] - [.A53]*[.A53]) + (1 - [.A53]) * (1 - [.A53])" office:value-type="float" office:value="9.7183329169755" calcext:value-type="float">
            <text:p>9.7183329169755</text:p>
          </table:table-cell>
          <table:table-cell table:formula="of:= 100 * ([.B54] - [.B53]*[.B53]) * ([.B54] - [.B53]*[.B53]) + (1 - [.B53]) * (1 - [.B53])" office:value-type="float" office:value="25.2215349840675" calcext:value-type="float">
            <text:p>25.2215349840675</text:p>
          </table:table-cell>
          <table:table-cell table:formula="of:= [.A53]*[.A53]*[.A53]*[.A53] - 16*[.A53]*[.A53] + 5*[.A53]" office:value-type="float" office:value="-3.35571374823354" calcext:value-type="float">
            <text:p>-3.35571374823354</text:p>
          </table:table-cell>
          <table:table-cell table:formula="of:= [.B53]*[.B53]*[.B53]*[.B53] - 16*[.B53]*[.B53] + 5*[.B53]" office:value-type="float" office:value="-0.0718441133934014" calcext:value-type="float">
            <text:p>-0.07184411339340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9861418661561" calcext:value-type="float">
            <text:p>0.389861418661561</text:p>
          </table:table-cell>
          <table:table-cell table:formula="of:=-[.A54]" office:value-type="float" office:value="-0.389861418661561" calcext:value-type="float">
            <text:p>-0.389861418661561</text:p>
          </table:table-cell>
          <table:table-cell/>
          <table:table-cell table:formula="of:= 100 * ([.A55] - [.A54]*[.A54]) * ([.A55] - [.A54]*[.A54]) + (1 - [.A54]) * (1 - [.A54])" office:value-type="float" office:value="35.240829955184" calcext:value-type="float">
            <text:p>35.240829955184</text:p>
          </table:table-cell>
          <table:table-cell table:formula="of:= 100 * ([.B55] - [.B54]*[.B54]) * ([.B55] - [.B54]*[.B54]) + (1 - [.B54]) * (1 - [.B54])" office:value-type="float" office:value="10.1406398959523" calcext:value-type="float">
            <text:p>10.1406398959523</text:p>
          </table:table-cell>
          <table:table-cell table:formula="of:= [.A54]*[.A54]*[.A54]*[.A54] - 16*[.A54]*[.A54] + 5*[.A54]" office:value-type="float" office:value="-0.459462173368597" calcext:value-type="float">
            <text:p>-0.459462173368597</text:p>
          </table:table-cell>
          <table:table-cell table:formula="of:= [.B54]*[.B54]*[.B54]*[.B54] - 16*[.B54]*[.B54] + 5*[.B54]" office:value-type="float" office:value="-4.35807635998421" calcext:value-type="float">
            <text:p>-4.358076359984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8504144223969" calcext:value-type="float">
            <text:p>-0.438504144223969</text:p>
          </table:table-cell>
          <table:table-cell table:formula="of:=-[.A55]" office:value-type="float" office:value="0.438504144223969" calcext:value-type="float">
            <text:p>0.438504144223969</text:p>
          </table:table-cell>
          <table:table-cell/>
          <table:table-cell table:formula="of:= 100 * ([.A56] - [.A55]*[.A55]) * ([.A56] - [.A55]*[.A55]) + (1 - [.A55]) * (1 - [.A55])" office:value-type="float" office:value="9.88654984824977" calcext:value-type="float">
            <text:p>9.88654984824977</text:p>
          </table:table-cell>
          <table:table-cell table:formula="of:= 100 * ([.B56] - [.B55]*[.B55]) * ([.B56] - [.B55]*[.B55]) + (1 - [.B55]) * (1 - [.B55])" office:value-type="float" office:value="1.41732010921843" calcext:value-type="float">
            <text:p>1.41732010921843</text:p>
          </table:table-cell>
          <table:table-cell table:formula="of:= [.A55]*[.A55]*[.A55]*[.A55] - 16*[.A55]*[.A55] + 5*[.A55]" office:value-type="float" office:value="-5.23212101176681" calcext:value-type="float">
            <text:p>-5.23212101176681</text:p>
          </table:table-cell>
          <table:table-cell table:formula="of:= [.B55]*[.B55]*[.B55]*[.B55] - 16*[.B55]*[.B55] + 5*[.B55]" office:value-type="float" office:value="-0.847079569527121" calcext:value-type="float">
            <text:p>-0.8470795695271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7307671849409" calcext:value-type="float">
            <text:p>-0.087307671849409</text:p>
          </table:table-cell>
          <table:table-cell table:formula="of:=-[.A56]" office:value-type="float" office:value="0.087307671849409" calcext:value-type="float">
            <text:p>0.087307671849409</text:p>
          </table:table-cell>
          <table:table-cell/>
          <table:table-cell table:formula="of:= 100 * ([.A57] - [.A56]*[.A56]) * ([.A57] - [.A56]*[.A56]) + (1 - [.A56]) * (1 - [.A56])" office:value-type="float" office:value="9.46927558087756" calcext:value-type="float">
            <text:p>9.46927558087756</text:p>
          </table:table-cell>
          <table:table-cell table:formula="of:= 100 * ([.B57] - [.B56]*[.B56]) * ([.B57] - [.B56]*[.B56]) + (1 - [.B56]) * (1 - [.B56])" office:value-type="float" office:value="8.26554957455048" calcext:value-type="float">
            <text:p>8.26554957455048</text:p>
          </table:table-cell>
          <table:table-cell table:formula="of:= [.A56]*[.A56]*[.A56]*[.A56] - 16*[.A56]*[.A56] + 5*[.A56]" office:value-type="float" office:value="-0.558442327785804" calcext:value-type="float">
            <text:p>-0.558442327785804</text:p>
          </table:table-cell>
          <table:table-cell table:formula="of:= [.B56]*[.B56]*[.B56]*[.B56] - 16*[.B56]*[.B56] + 5*[.B56]" office:value-type="float" office:value="0.314634390708286" calcext:value-type="float">
            <text:p>0.3146343907082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0249522747205" calcext:value-type="float">
            <text:p>-0.280249522747205</text:p>
          </table:table-cell>
          <table:table-cell table:formula="of:=-[.A57]" office:value-type="float" office:value="0.280249522747205" calcext:value-type="float">
            <text:p>0.280249522747205</text:p>
          </table:table-cell>
          <table:table-cell/>
          <table:table-cell table:formula="of:= 100 * ([.A58] - [.A57]*[.A57]) * ([.A58] - [.A57]*[.A57]) + (1 - [.A57]) * (1 - [.A57])" office:value-type="float" office:value="5.20857489044645" calcext:value-type="float">
            <text:p>5.20857489044645</text:p>
          </table:table-cell>
          <table:table-cell table:formula="of:= 100 * ([.B58] - [.B57]*[.B57]) * ([.B58] - [.B57]*[.B57]) + (1 - [.B57]) * (1 - [.B57])" office:value-type="float" office:value="0.619499361240993" calcext:value-type="float">
            <text:p>0.619499361240993</text:p>
          </table:table-cell>
          <table:table-cell table:formula="of:= [.A57]*[.A57]*[.A57]*[.A57] - 16*[.A57]*[.A57] + 5*[.A57]" office:value-type="float" office:value="-2.65171583433796" calcext:value-type="float">
            <text:p>-2.65171583433796</text:p>
          </table:table-cell>
          <table:table-cell table:formula="of:= [.B57]*[.B57]*[.B57]*[.B57] - 16*[.B57]*[.B57] + 5*[.B57]" office:value-type="float" office:value="0.150779393134094" calcext:value-type="float">
            <text:p>0.1507793931340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0392363457755" calcext:value-type="float">
            <text:p>-0.110392363457755</text:p>
          </table:table-cell>
          <table:table-cell table:formula="of:=-[.A58]" office:value-type="float" office:value="0.110392363457755" calcext:value-type="float">
            <text:p>0.110392363457755</text:p>
          </table:table-cell>
          <table:table-cell/>
          <table:table-cell table:formula="of:= 100 * ([.A59] - [.A58]*[.A58]) * ([.A59] - [.A58]*[.A58]) + (1 - [.A58]) * (1 - [.A58])" office:value-type="float" office:value="3.73171918785667" calcext:value-type="float">
            <text:p>3.73171918785667</text:p>
          </table:table-cell>
          <table:table-cell table:formula="of:= 100 * ([.B59] - [.B58]*[.B58]) * ([.B59] - [.B58]*[.B58]) + (1 - [.B58]) * (1 - [.B58])" office:value-type="float" office:value="4.12010105705473" calcext:value-type="float">
            <text:p>4.12010105705473</text:p>
          </table:table-cell>
          <table:table-cell table:formula="of:= [.A58]*[.A58]*[.A58]*[.A58] - 16*[.A58]*[.A58] + 5*[.A58]" office:value-type="float" office:value="-0.746796889699048" calcext:value-type="float">
            <text:p>-0.746796889699048</text:p>
          </table:table-cell>
          <table:table-cell table:formula="of:= [.B58]*[.B58]*[.B58]*[.B58] - 16*[.B58]*[.B58] + 5*[.B58]" office:value-type="float" office:value="0.357126744878504" calcext:value-type="float">
            <text:p>0.3571267448785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260759833572" calcext:value-type="float">
            <text:p>0.170260759833572</text:p>
          </table:table-cell>
          <table:table-cell table:formula="of:=-[.A59]" office:value-type="float" office:value="-0.170260759833572" calcext:value-type="float">
            <text:p>-0.170260759833572</text:p>
          </table:table-cell>
          <table:table-cell/>
          <table:table-cell table:formula="of:= 100 * ([.A60] - [.A59]*[.A59]) * ([.A60] - [.A59]*[.A59]) + (1 - [.A59]) * (1 - [.A59])" office:value-type="float" office:value="11.4965795203954" calcext:value-type="float">
            <text:p>11.4965795203954</text:p>
          </table:table-cell>
          <table:table-cell table:formula="of:= 100 * ([.B60] - [.B59]*[.B59]) * ([.B60] - [.B59]*[.B59]) + (1 - [.B59]) * (1 - [.B59])" office:value-type="float" office:value="8.70166311873778" calcext:value-type="float">
            <text:p>8.70166311873778</text:p>
          </table:table-cell>
          <table:table-cell table:formula="of:= [.A59]*[.A59]*[.A59]*[.A59] - 16*[.A59]*[.A59] + 5*[.A59]" office:value-type="float" office:value="0.388324523996939" calcext:value-type="float">
            <text:p>0.388324523996939</text:p>
          </table:table-cell>
          <table:table-cell table:formula="of:= [.B59]*[.B59]*[.B59]*[.B59] - 16*[.B59]*[.B59] + 5*[.B59]" office:value-type="float" office:value="-1.31428307433878" calcext:value-type="float">
            <text:p>-1.314283074338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9768209918115" calcext:value-type="float">
            <text:p>-0.299768209918115</text:p>
          </table:table-cell>
          <table:table-cell table:formula="of:=-[.A60]" office:value-type="float" office:value="0.299768209918115" calcext:value-type="float">
            <text:p>0.299768209918115</text:p>
          </table:table-cell>
          <table:table-cell/>
          <table:table-cell table:formula="of:= 100 * ([.A61] - [.A60]*[.A60]) * ([.A61] - [.A60]*[.A60]) + (1 - [.A60]) * (1 - [.A60])" office:value-type="float" office:value="31.4710735700635" calcext:value-type="float">
            <text:p>31.4710735700635</text:p>
          </table:table-cell>
          <table:table-cell table:formula="of:= 100 * ([.B61] - [.B60]*[.B60]) * ([.B61] - [.B60]*[.B60]) + (1 - [.B60]) * (1 - [.B60])" office:value-type="float" office:value="13.8862132697649" calcext:value-type="float">
            <text:p>13.8862132697649</text:p>
          </table:table-cell>
          <table:table-cell table:formula="of:= [.A60]*[.A60]*[.A60]*[.A60] - 16*[.A60]*[.A60] + 5*[.A60]" office:value-type="float" office:value="-2.92854172876215" calcext:value-type="float">
            <text:p>-2.92854172876215</text:p>
          </table:table-cell>
          <table:table-cell table:formula="of:= [.B60]*[.B60]*[.B60]*[.B60] - 16*[.B60]*[.B60] + 5*[.B60]" office:value-type="float" office:value="0.0691403704190001" calcext:value-type="float">
            <text:p>0.06914037041900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864923780899" calcext:value-type="float">
            <text:p>-0.455864923780899</text:p>
          </table:table-cell>
          <table:table-cell table:formula="of:=-[.A61]" office:value-type="float" office:value="0.455864923780899" calcext:value-type="float">
            <text:p>0.455864923780899</text:p>
          </table:table-cell>
          <table:table-cell/>
          <table:table-cell table:formula="of:= 100 * ([.A62] - [.A61]*[.A61]) * ([.A62] - [.A61]*[.A61]) + (1 - [.A61]) * (1 - [.A61])" office:value-type="float" office:value="22.0735928453847" calcext:value-type="float">
            <text:p>22.0735928453847</text:p>
          </table:table-cell>
          <table:table-cell table:formula="of:= 100 * ([.B62] - [.B61]*[.B61]) * ([.B62] - [.B61]*[.B61]) + (1 - [.B61]) * (1 - [.B61])" office:value-type="float" office:value="0.392641756329578" calcext:value-type="float">
            <text:p>0.392641756329578</text:p>
          </table:table-cell>
          <table:table-cell table:formula="of:= [.A61]*[.A61]*[.A61]*[.A61] - 16*[.A61]*[.A61] + 5*[.A61]" office:value-type="float" office:value="-5.5611437068584" calcext:value-type="float">
            <text:p>-5.5611437068584</text:p>
          </table:table-cell>
          <table:table-cell table:formula="of:= [.B61]*[.B61]*[.B61]*[.B61] - 16*[.B61]*[.B61] + 5*[.B61]" office:value-type="float" office:value="-1.00249446904941" calcext:value-type="float">
            <text:p>-1.002494469049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8886736624085" calcext:value-type="float">
            <text:p>-0.238886736624085</text:p>
          </table:table-cell>
          <table:table-cell table:formula="of:=-[.A62]" office:value-type="float" office:value="0.238886736624085" calcext:value-type="float">
            <text:p>0.238886736624085</text:p>
          </table:table-cell>
          <table:table-cell/>
          <table:table-cell table:formula="of:= 100 * ([.A63] - [.A62]*[.A62]) * ([.A63] - [.A62]*[.A62]) + (1 - [.A62]) * (1 - [.A62])" office:value-type="float" office:value="2.05870039958693" calcext:value-type="float">
            <text:p>2.05870039958693</text:p>
          </table:table-cell>
          <table:table-cell table:formula="of:= 100 * ([.B63] - [.B62]*[.B62]) * ([.B63] - [.B62]*[.B62]) + (1 - [.B62]) * (1 - [.B62])" office:value-type="float" office:value="4.05796314421178" calcext:value-type="float">
            <text:p>4.05796314421178</text:p>
          </table:table-cell>
          <table:table-cell table:formula="of:= [.A62]*[.A62]*[.A62]*[.A62] - 16*[.A62]*[.A62] + 5*[.A62]" office:value-type="float" office:value="-2.10424702209233" calcext:value-type="float">
            <text:p>-2.10424702209233</text:p>
          </table:table-cell>
          <table:table-cell table:formula="of:= [.B62]*[.B62]*[.B62]*[.B62] - 16*[.B62]*[.B62] + 5*[.B62]" office:value-type="float" office:value="0.284620344148514" calcext:value-type="float">
            <text:p>0.2846203441485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9445050129682" calcext:value-type="float">
            <text:p>0.129445050129682</text:p>
          </table:table-cell>
          <table:table-cell table:formula="of:=-[.A63]" office:value-type="float" office:value="-0.129445050129682" calcext:value-type="float">
            <text:p>-0.129445050129682</text:p>
          </table:table-cell>
          <table:table-cell/>
          <table:table-cell table:formula="of:= 100 * ([.A64] - [.A63]*[.A63]) * ([.A64] - [.A63]*[.A63]) + (1 - [.A63]) * (1 - [.A63])" office:value-type="float" office:value="15.7184747828527" calcext:value-type="float">
            <text:p>15.7184747828527</text:p>
          </table:table-cell>
          <table:table-cell table:formula="of:= 100 * ([.B64] - [.B63]*[.B63]) * ([.B64] - [.B63]*[.B63]) + (1 - [.B63]) * (1 - [.B63])" office:value-type="float" office:value="18.940981625054" calcext:value-type="float">
            <text:p>18.940981625054</text:p>
          </table:table-cell>
          <table:table-cell table:formula="of:= [.A63]*[.A63]*[.A63]*[.A63] - 16*[.A63]*[.A63] + 5*[.A63]" office:value-type="float" office:value="0.379409678839051" calcext:value-type="float">
            <text:p>0.379409678839051</text:p>
          </table:table-cell>
          <table:table-cell table:formula="of:= [.B63]*[.B63]*[.B63]*[.B63] - 16*[.B63]*[.B63] + 5*[.B63]" office:value-type="float" office:value="-0.915040822457769" calcext:value-type="float">
            <text:p>-0.9150408224577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3545483916803" calcext:value-type="float">
            <text:p>0.403545483916803</text:p>
          </table:table-cell>
          <table:table-cell table:formula="of:=-[.A64]" office:value-type="float" office:value="-0.403545483916803" calcext:value-type="float">
            <text:p>-0.403545483916803</text:p>
          </table:table-cell>
          <table:table-cell/>
          <table:table-cell table:formula="of:= 100 * ([.A65] - [.A64]*[.A64]) * ([.A65] - [.A64]*[.A64]) + (1 - [.A64]) * (1 - [.A64])" office:value-type="float" office:value="39.4515936581534" calcext:value-type="float">
            <text:p>39.4515936581534</text:p>
          </table:table-cell>
          <table:table-cell table:formula="of:= 100 * ([.B65] - [.B64]*[.B64]) * ([.B65] - [.B64]*[.B64]) + (1 - [.B64]) * (1 - [.B64])" office:value-type="float" office:value="10.9440813239628" calcext:value-type="float">
            <text:p>10.9440813239628</text:p>
          </table:table-cell>
          <table:table-cell table:formula="of:= [.A64]*[.A64]*[.A64]*[.A64] - 16*[.A64]*[.A64] + 5*[.A64]" office:value-type="float" office:value="-0.5613361188623" calcext:value-type="float">
            <text:p>-0.5613361188623</text:p>
          </table:table-cell>
          <table:table-cell table:formula="of:= [.B64]*[.B64]*[.B64]*[.B64] - 16*[.B64]*[.B64] + 5*[.B64]" office:value-type="float" office:value="-4.59679095803033" calcext:value-type="float">
            <text:p>-4.596790958030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2417670884937" calcext:value-type="float">
            <text:p>-0.462417670884937</text:p>
          </table:table-cell>
          <table:table-cell table:formula="of:=-[.A65]" office:value-type="float" office:value="0.462417670884937" calcext:value-type="float">
            <text:p>0.462417670884937</text:p>
          </table:table-cell>
          <table:table-cell/>
          <table:table-cell table:formula="of:= 100 * ([.A66] - [.A65]*[.A65]) * ([.A66] - [.A65]*[.A65]) + (1 - [.A65]) * (1 - [.A65])" office:value-type="float" office:value="8.30064372888123" calcext:value-type="float">
            <text:p>8.30064372888123</text:p>
          </table:table-cell>
          <table:table-cell table:formula="of:= 100 * ([.B66] - [.B65]*[.B65]) * ([.B66] - [.B65]*[.B65]) + (1 - [.B65]) * (1 - [.B65])" office:value-type="float" office:value="45.9722008928091" calcext:value-type="float">
            <text:p>45.9722008928091</text:p>
          </table:table-cell>
          <table:table-cell table:formula="of:= [.A65]*[.A65]*[.A65]*[.A65] - 16*[.A65]*[.A65] + 5*[.A65]" office:value-type="float" office:value="-5.6876466793015" calcext:value-type="float">
            <text:p>-5.6876466793015</text:p>
          </table:table-cell>
          <table:table-cell table:formula="of:= [.B65]*[.B65]*[.B65]*[.B65] - 16*[.B65]*[.B65] + 5*[.B65]" office:value-type="float" office:value="-1.06346997045213" calcext:value-type="float">
            <text:p>-1.063469970452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2063425749546" calcext:value-type="float">
            <text:p>0.462063425749546</text:p>
          </table:table-cell>
          <table:table-cell table:formula="of:=-[.A66]" office:value-type="float" office:value="-0.462063425749546" calcext:value-type="float">
            <text:p>-0.462063425749546</text:p>
          </table:table-cell>
          <table:table-cell/>
          <table:table-cell table:formula="of:= 100 * ([.A67] - [.A66]*[.A66]) * ([.A67] - [.A66]*[.A66]) + (1 - [.A66]) * (1 - [.A66])" office:value-type="float" office:value="0.435388616071159" calcext:value-type="float">
            <text:p>0.435388616071159</text:p>
          </table:table-cell>
          <table:table-cell table:formula="of:= 100 * ([.B67] - [.B66]*[.B66]) * ([.B67] - [.B66]*[.B66]) + (1 - [.B66]) * (1 - [.B66])" office:value-type="float" office:value="17.253675019715" calcext:value-type="float">
            <text:p>17.253675019715</text:p>
          </table:table-cell>
          <table:table-cell table:formula="of:= [.A66]*[.A66]*[.A66]*[.A66] - 16*[.A66]*[.A66] + 5*[.A66]" office:value-type="float" office:value="-1.06014125767158" calcext:value-type="float">
            <text:p>-1.06014125767158</text:p>
          </table:table-cell>
          <table:table-cell table:formula="of:= [.B66]*[.B66]*[.B66]*[.B66] - 16*[.B66]*[.B66] + 5*[.B66]" office:value-type="float" office:value="-5.68077551516705" calcext:value-type="float">
            <text:p>-5.68077551516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5290980536903" calcext:value-type="float">
            <text:p>0.175290980536903</text:p>
          </table:table-cell>
          <table:table-cell table:formula="of:=-[.A67]" office:value-type="float" office:value="-0.175290980536903" calcext:value-type="float">
            <text:p>-0.175290980536903</text:p>
          </table:table-cell>
          <table:table-cell/>
          <table:table-cell table:formula="of:= 100 * ([.A68] - [.A67]*[.A67]) * ([.A68] - [.A67]*[.A67]) + (1 - [.A67]) * (1 - [.A67])" office:value-type="float" office:value="8.90961985259387" calcext:value-type="float">
            <text:p>8.90961985259387</text:p>
          </table:table-cell>
          <table:table-cell table:formula="of:= 100 * ([.B68] - [.B67]*[.B67]) * ([.B68] - [.B67]*[.B67]) + (1 - [.B67]) * (1 - [.B67])" office:value-type="float" office:value="13.5143024704779" calcext:value-type="float">
            <text:p>13.5143024704779</text:p>
          </table:table-cell>
          <table:table-cell table:formula="of:= [.A67]*[.A67]*[.A67]*[.A67] - 16*[.A67]*[.A67] + 5*[.A67]" office:value-type="float" office:value="0.385768201058658" calcext:value-type="float">
            <text:p>0.385768201058658</text:p>
          </table:table-cell>
          <table:table-cell table:formula="of:= [.B67]*[.B67]*[.B67]*[.B67] - 16*[.B67]*[.B67] + 5*[.B67]" office:value-type="float" office:value="-1.36714160431038" calcext:value-type="float">
            <text:p>-1.36714160431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7597541302223" calcext:value-type="float">
            <text:p>0.317597541302223</text:p>
          </table:table-cell>
          <table:table-cell table:formula="of:=-[.A68]" office:value-type="float" office:value="-0.317597541302223" calcext:value-type="float">
            <text:p>-0.317597541302223</text:p>
          </table:table-cell>
          <table:table-cell/>
          <table:table-cell table:formula="of:= 100 * ([.A69] - [.A68]*[.A68]) * ([.A69] - [.A68]*[.A68]) + (1 - [.A68]) * (1 - [.A68])" office:value-type="float" office:value="11.3542102945868" calcext:value-type="float">
            <text:p>11.3542102945868</text:p>
          </table:table-cell>
          <table:table-cell table:formula="of:= 100 * ([.B69] - [.B68]*[.B68]) * ([.B69] - [.B68]*[.B68]) + (1 - [.B68]) * (1 - [.B68])" office:value-type="float" office:value="30.0080657088807" calcext:value-type="float">
            <text:p>30.0080657088807</text:p>
          </table:table-cell>
          <table:table-cell table:formula="of:= [.A68]*[.A68]*[.A68]*[.A68] - 16*[.A68]*[.A68] + 5*[.A68]" office:value-type="float" office:value="-0.0157290719319338" calcext:value-type="float">
            <text:p>-0.0157290719319338</text:p>
          </table:table-cell>
          <table:table-cell table:formula="of:= [.B68]*[.B68]*[.B68]*[.B68] - 16*[.B68]*[.B68] + 5*[.B68]" office:value-type="float" office:value="-3.19170448495417" calcext:value-type="float">
            <text:p>-3.191704484954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0846033541561" calcext:value-type="float">
            <text:p>0.430846033541561</text:p>
          </table:table-cell>
          <table:table-cell table:formula="of:=-[.A69]" office:value-type="float" office:value="-0.430846033541561" calcext:value-type="float">
            <text:p>-0.430846033541561</text:p>
          </table:table-cell>
          <table:table-cell/>
          <table:table-cell table:formula="of:= 100 * ([.A70] - [.A69]*[.A69]) * ([.A70] - [.A69]*[.A69]) + (1 - [.A69]) * (1 - [.A69])" office:value-type="float" office:value="17.69326078271" calcext:value-type="float">
            <text:p>17.69326078271</text:p>
          </table:table-cell>
          <table:table-cell table:formula="of:= 100 * ([.B70] - [.B69]*[.B69]) * ([.B70] - [.B69]*[.B69]) + (1 - [.B69]) * (1 - [.B69])" office:value-type="float" office:value="2.25442370266422" calcext:value-type="float">
            <text:p>2.25442370266422</text:p>
          </table:table-cell>
          <table:table-cell table:formula="of:= [.A69]*[.A69]*[.A69]*[.A69] - 16*[.A69]*[.A69] + 5*[.A69]" office:value-type="float" office:value="-0.781364838712588" calcext:value-type="float">
            <text:p>-0.781364838712588</text:p>
          </table:table-cell>
          <table:table-cell table:formula="of:= [.B69]*[.B69]*[.B69]*[.B69] - 16*[.B69]*[.B69] + 5*[.B69]" office:value-type="float" office:value="-5.08982517412819" calcext:value-type="float">
            <text:p>-5.089825174128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1136911602516" calcext:value-type="float">
            <text:p>-0.231136911602516</text:p>
          </table:table-cell>
          <table:table-cell table:formula="of:=-[.A70]" office:value-type="float" office:value="0.231136911602516" calcext:value-type="float">
            <text:p>0.231136911602516</text:p>
          </table:table-cell>
          <table:table-cell/>
          <table:table-cell table:formula="of:= 100 * ([.A71] - [.A70]*[.A70]) * ([.A71] - [.A70]*[.A70]) + (1 - [.A70]) * (1 - [.A70])" office:value-type="float" office:value="2.01413068113432" calcext:value-type="float">
            <text:p>2.01413068113432</text:p>
          </table:table-cell>
          <table:table-cell table:formula="of:= 100 * ([.B71] - [.B70]*[.B70]) * ([.B71] - [.B70]*[.B70]) + (1 - [.B70]) * (1 - [.B70])" office:value-type="float" office:value="3.73994043792279" calcext:value-type="float">
            <text:p>3.73994043792279</text:p>
          </table:table-cell>
          <table:table-cell table:formula="of:= [.A70]*[.A70]*[.A70]*[.A70] - 16*[.A70]*[.A70] + 5*[.A70]" office:value-type="float" office:value="-2.00761875566637" calcext:value-type="float">
            <text:p>-2.00761875566637</text:p>
          </table:table-cell>
          <table:table-cell table:formula="of:= [.B70]*[.B70]*[.B70]*[.B70] - 16*[.B70]*[.B70] + 5*[.B70]" office:value-type="float" office:value="0.303750360358787" calcext:value-type="float">
            <text:p>0.303750360358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4024030121742" calcext:value-type="float">
            <text:p>0.124024030121742</text:p>
          </table:table-cell>
          <table:table-cell table:formula="of:=-[.A71]" office:value-type="float" office:value="-0.124024030121742" calcext:value-type="float">
            <text:p>-0.124024030121742</text:p>
          </table:table-cell>
          <table:table-cell/>
          <table:table-cell table:formula="of:= 100 * ([.A72] - [.A71]*[.A71]) * ([.A72] - [.A71]*[.A71]) + (1 - [.A71]) * (1 - [.A71])" office:value-type="float" office:value="7.26322927648513" calcext:value-type="float">
            <text:p>7.26322927648513</text:p>
          </table:table-cell>
          <table:table-cell table:formula="of:= 100 * ([.B72] - [.B71]*[.B71]) * ([.B72] - [.B71]*[.B71]) + (1 - [.B71]) * (1 - [.B71])" office:value-type="float" office:value="9.42213019695469" calcext:value-type="float">
            <text:p>9.42213019695469</text:p>
          </table:table-cell>
          <table:table-cell table:formula="of:= [.A71]*[.A71]*[.A71]*[.A71] - 16*[.A71]*[.A71] + 5*[.A71]" office:value-type="float" office:value="0.374245394541397" calcext:value-type="float">
            <text:p>0.374245394541397</text:p>
          </table:table-cell>
          <table:table-cell table:formula="of:= [.B71]*[.B71]*[.B71]*[.B71] - 16*[.B71]*[.B71] + 5*[.B71]" office:value-type="float" office:value="-0.865994906676022" calcext:value-type="float">
            <text:p>-0.8659949066760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252424728837" calcext:value-type="float">
            <text:p>0.270252424728837</text:p>
          </table:table-cell>
          <table:table-cell table:formula="of:=-[.A72]" office:value-type="float" office:value="-0.270252424728837" calcext:value-type="float">
            <text:p>-0.270252424728837</text:p>
          </table:table-cell>
          <table:table-cell/>
          <table:table-cell table:formula="of:= 100 * ([.A73] - [.A72]*[.A72]) * ([.A73] - [.A72]*[.A72]) + (1 - [.A72]) * (1 - [.A72])" office:value-type="float" office:value="0.763217077589749" calcext:value-type="float">
            <text:p>0.763217077589749</text:p>
          </table:table-cell>
          <table:table-cell table:formula="of:= 100 * ([.B73] - [.B72]*[.B72]) * ([.B73] - [.B72]*[.B72]) + (1 - [.B72]) * (1 - [.B72])" office:value-type="float" office:value="5.38111857976995" calcext:value-type="float">
            <text:p>5.38111857976995</text:p>
          </table:table-cell>
          <table:table-cell table:formula="of:= [.A72]*[.A72]*[.A72]*[.A72] - 16*[.A72]*[.A72] + 5*[.A72]" office:value-type="float" office:value="0.18801446628662" calcext:value-type="float">
            <text:p>0.18801446628662</text:p>
          </table:table-cell>
          <table:table-cell table:formula="of:= [.B72]*[.B72]*[.B72]*[.B72] - 16*[.B72]*[.B72] + 5*[.B72]" office:value-type="float" office:value="-2.51450978100175" calcext:value-type="float">
            <text:p>-2.514509781001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1066109066885" calcext:value-type="float">
            <text:p>0.121066109066885</text:p>
          </table:table-cell>
          <table:table-cell table:formula="of:=-[.A73]" office:value-type="float" office:value="-0.121066109066885" calcext:value-type="float">
            <text:p>-0.121066109066885</text:p>
          </table:table-cell>
          <table:table-cell/>
          <table:table-cell table:formula="of:= 100 * ([.A74] - [.A73]*[.A73]) * ([.A74] - [.A73]*[.A73]) + (1 - [.A73]) * (1 - [.A73])" office:value-type="float" office:value="10.0347998498089" calcext:value-type="float">
            <text:p>10.0347998498089</text:p>
          </table:table-cell>
          <table:table-cell table:formula="of:= 100 * ([.B74] - [.B73]*[.B73]) * ([.B74] - [.B73]*[.B73]) + (1 - [.B73]) * (1 - [.B73])" office:value-type="float" office:value="12.3892794484229" calcext:value-type="float">
            <text:p>12.3892794484229</text:p>
          </table:table-cell>
          <table:table-cell table:formula="of:= [.A73]*[.A73]*[.A73]*[.A73] - 16*[.A73]*[.A73] + 5*[.A73]" office:value-type="float" office:value="0.371033328830948" calcext:value-type="float">
            <text:p>0.371033328830948</text:p>
          </table:table-cell>
          <table:table-cell table:formula="of:= [.B73]*[.B73]*[.B73]*[.B73] - 16*[.B73]*[.B73] + 5*[.B73]" office:value-type="float" office:value="-0.839627761837902" calcext:value-type="float">
            <text:p>-0.8396277618379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8996863203185" calcext:value-type="float">
            <text:p>0.318996863203185</text:p>
          </table:table-cell>
          <table:table-cell table:formula="of:=-[.A74]" office:value-type="float" office:value="-0.318996863203185" calcext:value-type="float">
            <text:p>-0.318996863203185</text:p>
          </table:table-cell>
          <table:table-cell/>
          <table:table-cell table:formula="of:= 100 * ([.A75] - [.A74]*[.A74]) * ([.A75] - [.A74]*[.A74]) + (1 - [.A74]) * (1 - [.A74])" office:value-type="float" office:value="1.17118155278421" calcext:value-type="float">
            <text:p>1.17118155278421</text:p>
          </table:table-cell>
          <table:table-cell table:formula="of:= 100 * ([.B75] - [.B74]*[.B74]) * ([.B75] - [.B74]*[.B74]) + (1 - [.B74]) * (1 - [.B74])" office:value-type="float" office:value="10.0126266089018" calcext:value-type="float">
            <text:p>10.0126266089018</text:p>
          </table:table-cell>
          <table:table-cell table:formula="of:= [.A74]*[.A74]*[.A74]*[.A74] - 16*[.A74]*[.A74] + 5*[.A74]" office:value-type="float" office:value="-0.0228047698963811" calcext:value-type="float">
            <text:p>-0.0228047698963811</text:p>
          </table:table-cell>
          <table:table-cell table:formula="of:= [.B74]*[.B74]*[.B74]*[.B74] - 16*[.B74]*[.B74] + 5*[.B74]" office:value-type="float" office:value="-3.21277340192823" calcext:value-type="float">
            <text:p>-3.21277340192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5867041182283" calcext:value-type="float">
            <text:p>0.185867041182283</text:p>
          </table:table-cell>
          <table:table-cell table:formula="of:=-[.A75]" office:value-type="float" office:value="-0.185867041182283" calcext:value-type="float">
            <text:p>-0.185867041182283</text:p>
          </table:table-cell>
          <table:table-cell/>
          <table:table-cell table:formula="of:= 100 * ([.A76] - [.A75]*[.A75]) * ([.A76] - [.A75]*[.A75]) + (1 - [.A75]) * (1 - [.A75])" office:value-type="float" office:value="0.924689824991374" calcext:value-type="float">
            <text:p>0.924689824991374</text:p>
          </table:table-cell>
          <table:table-cell table:formula="of:= 100 * ([.B76] - [.B75]*[.B75]) * ([.B76] - [.B75]*[.B75]) + (1 - [.B75]) * (1 - [.B75])" office:value-type="float" office:value="2.8526973886528" calcext:value-type="float">
            <text:p>2.8526973886528</text:p>
          </table:table-cell>
          <table:table-cell table:formula="of:= [.A75]*[.A75]*[.A75]*[.A75] - 16*[.A75]*[.A75] + 5*[.A75]" office:value-type="float" office:value="0.377783758546117" calcext:value-type="float">
            <text:p>0.377783758546117</text:p>
          </table:table-cell>
          <table:table-cell table:formula="of:= [.B75]*[.B75]*[.B75]*[.B75] - 16*[.B75]*[.B75] + 5*[.B75]" office:value-type="float" office:value="-1.48088665327671" calcext:value-type="float">
            <text:p>-1.480886653276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57205103685004" calcext:value-type="float">
            <text:p>0.0857205103685004</text:p>
          </table:table-cell>
          <table:table-cell table:formula="of:=-[.A76]" office:value-type="float" office:value="-0.0857205103685004" calcext:value-type="float">
            <text:p>-0.0857205103685004</text:p>
          </table:table-cell>
          <table:table-cell/>
          <table:table-cell table:formula="of:= 100 * ([.A77] - [.A76]*[.A76]) * ([.A77] - [.A76]*[.A76]) + (1 - [.A76]) * (1 - [.A76])" office:value-type="float" office:value="16.1053036478123" calcext:value-type="float">
            <text:p>16.1053036478123</text:p>
          </table:table-cell>
          <table:table-cell table:formula="of:= 100 * ([.B77] - [.B76]*[.B76]) * ([.B77] - [.B76]*[.B76]) + (1 - [.B76]) * (1 - [.B76])" office:value-type="float" office:value="17.618307894667" calcext:value-type="float">
            <text:p>17.618307894667</text:p>
          </table:table-cell>
          <table:table-cell table:formula="of:= [.A76]*[.A76]*[.A76]*[.A76] - 16*[.A76]*[.A76] + 5*[.A76]" office:value-type="float" office:value="0.311088450667798" calcext:value-type="float">
            <text:p>0.311088450667798</text:p>
          </table:table-cell>
          <table:table-cell table:formula="of:= [.B76]*[.B76]*[.B76]*[.B76] - 16*[.B76]*[.B76] + 5*[.B76]" office:value-type="float" office:value="-0.546116653017206" calcext:value-type="float">
            <text:p>-0.5461166530172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8108759590571" calcext:value-type="float">
            <text:p>0.398108759590571</text:p>
          </table:table-cell>
          <table:table-cell table:formula="of:=-[.A77]" office:value-type="float" office:value="-0.398108759590571" calcext:value-type="float">
            <text:p>-0.398108759590571</text:p>
          </table:table-cell>
          <table:table-cell/>
          <table:table-cell table:formula="of:= 100 * ([.A78] - [.A77]*[.A77]) * ([.A78] - [.A77]*[.A77]) + (1 - [.A77]) * (1 - [.A77])" office:value-type="float" office:value="29.5646041821865" calcext:value-type="float">
            <text:p>29.5646041821865</text:p>
          </table:table-cell>
          <table:table-cell table:formula="of:= 100 * ([.B78] - [.B77]*[.B77]) * ([.B78] - [.B77]*[.B77]) + (1 - [.B77]) * (1 - [.B77])" office:value-type="float" office:value="6.94593967616635" calcext:value-type="float">
            <text:p>6.94593967616635</text:p>
          </table:table-cell>
          <table:table-cell table:formula="of:= [.A77]*[.A77]*[.A77]*[.A77] - 16*[.A77]*[.A77] + 5*[.A77]" office:value-type="float" office:value="-0.520186288087692" calcext:value-type="float">
            <text:p>-0.520186288087692</text:p>
          </table:table-cell>
          <table:table-cell table:formula="of:= [.B77]*[.B77]*[.B77]*[.B77] - 16*[.B77]*[.B77] + 5*[.B77]" office:value-type="float" office:value="-4.5012738839934" calcext:value-type="float">
            <text:p>-4.50127388399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1901228177909" calcext:value-type="float">
            <text:p>-0.381901228177909</text:p>
          </table:table-cell>
          <table:table-cell table:formula="of:=-[.A78]" office:value-type="float" office:value="0.381901228177909" calcext:value-type="float">
            <text:p>0.381901228177909</text:p>
          </table:table-cell>
          <table:table-cell/>
          <table:table-cell table:formula="of:= 100 * ([.A79] - [.A78]*[.A78]) * ([.A79] - [.A78]*[.A78]) + (1 - [.A78]) * (1 - [.A78])" office:value-type="float" office:value="4.19357399664491" calcext:value-type="float">
            <text:p>4.19357399664491</text:p>
          </table:table-cell>
          <table:table-cell table:formula="of:= 100 * ([.B79] - [.B78]*[.B78]) * ([.B79] - [.B78]*[.B78]) + (1 - [.B78]) * (1 - [.B78])" office:value-type="float" office:value="2.35805432671188" calcext:value-type="float">
            <text:p>2.35805432671188</text:p>
          </table:table-cell>
          <table:table-cell table:formula="of:= [.A78]*[.A78]*[.A78]*[.A78] - 16*[.A78]*[.A78] + 5*[.A78]" office:value-type="float" office:value="-4.22181111125211" calcext:value-type="float">
            <text:p>-4.22181111125211</text:p>
          </table:table-cell>
          <table:table-cell table:formula="of:= [.B78]*[.B78]*[.B78]*[.B78] - 16*[.B78]*[.B78] + 5*[.B78]" office:value-type="float" office:value="-0.402798829473025" calcext:value-type="float">
            <text:p>-0.4027988294730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527798804422242" calcext:value-type="float">
            <text:p>-0.00527798804422242</text:p>
          </table:table-cell>
          <table:table-cell table:formula="of:=-[.A79]" office:value-type="float" office:value="0.00527798804422242" calcext:value-type="float">
            <text:p>0.00527798804422242</text:p>
          </table:table-cell>
          <table:table-cell/>
          <table:table-cell table:formula="of:= 100 * ([.A80] - [.A79]*[.A79]) * ([.A80] - [.A79]*[.A79]) + (1 - [.A79]) * (1 - [.A79])" office:value-type="float" office:value="5.17296376639708" calcext:value-type="float">
            <text:p>5.17296376639708</text:p>
          </table:table-cell>
          <table:table-cell table:formula="of:= 100 * ([.B80] - [.B79]*[.B79]) * ([.B80] - [.B79]*[.B79]) + (1 - [.B79]) * (1 - [.B79])" office:value-type="float" office:value="5.14957876755553" calcext:value-type="float">
            <text:p>5.14957876755553</text:p>
          </table:table-cell>
          <table:table-cell table:formula="of:= [.A79]*[.A79]*[.A79]*[.A79] - 16*[.A79]*[.A79] + 5*[.A79]" office:value-type="float" office:value="-0.0268356539698101" calcext:value-type="float">
            <text:p>-0.0268356539698101</text:p>
          </table:table-cell>
          <table:table-cell table:formula="of:= [.B79]*[.B79]*[.B79]*[.B79] - 16*[.B79]*[.B79] + 5*[.B79]" office:value-type="float" office:value="0.025944226472414" calcext:value-type="float">
            <text:p>0.0259442264724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3991257955246" calcext:value-type="float">
            <text:p>-0.203991257955246</text:p>
          </table:table-cell>
          <table:table-cell table:formula="of:=-[.A80]" office:value-type="float" office:value="0.203991257955246" calcext:value-type="float">
            <text:p>0.203991257955246</text:p>
          </table:table-cell>
          <table:table-cell/>
          <table:table-cell table:formula="of:= 100 * ([.A81] - [.A80]*[.A80]) * ([.A81] - [.A80]*[.A80]) + (1 - [.A80]) * (1 - [.A80])" office:value-type="float" office:value="6.39949805521134" calcext:value-type="float">
            <text:p>6.39949805521134</text:p>
          </table:table-cell>
          <table:table-cell table:formula="of:= 100 * ([.B81] - [.B80]*[.B80]) * ([.B81] - [.B80]*[.B80]) + (1 - [.B80]) * (1 - [.B80])" office:value-type="float" office:value="9.97940740163935" calcext:value-type="float">
            <text:p>9.97940740163935</text:p>
          </table:table-cell>
          <table:table-cell table:formula="of:= [.A80]*[.A80]*[.A80]*[.A80] - 16*[.A80]*[.A80] + 5*[.A80]" office:value-type="float" office:value="-1.68402362832386" calcext:value-type="float">
            <text:p>-1.68402362832386</text:p>
          </table:table-cell>
          <table:table-cell table:formula="of:= [.B80]*[.B80]*[.B80]*[.B80] - 16*[.B80]*[.B80] + 5*[.B80]" office:value-type="float" office:value="0.355888951228601" calcext:value-type="float">
            <text:p>0.3558889512286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4096210393183" calcext:value-type="float">
            <text:p>0.264096210393183</text:p>
          </table:table-cell>
          <table:table-cell table:formula="of:=-[.A81]" office:value-type="float" office:value="-0.264096210393183" calcext:value-type="float">
            <text:p>-0.264096210393183</text:p>
          </table:table-cell>
          <table:table-cell/>
          <table:table-cell table:formula="of:= 100 * ([.A82] - [.A81]*[.A81]) * ([.A82] - [.A81]*[.A81]) + (1 - [.A81]) * (1 - [.A81])" office:value-type="float" office:value="27.6026819254274" calcext:value-type="float">
            <text:p>27.6026819254274</text:p>
          </table:table-cell>
          <table:table-cell table:formula="of:= 100 * ([.B82] - [.B81]*[.B81]) * ([.B82] - [.B81]*[.B81]) + (1 - [.B81]) * (1 - [.B81])" office:value-type="float" office:value="16.0919110387883" calcext:value-type="float">
            <text:p>16.0919110387883</text:p>
          </table:table-cell>
          <table:table-cell table:formula="of:= [.A81]*[.A81]*[.A81]*[.A81] - 16*[.A81]*[.A81] + 5*[.A81]" office:value-type="float" office:value="0.20939673573545" calcext:value-type="float">
            <text:p>0.20939673573545</text:p>
          </table:table-cell>
          <table:table-cell table:formula="of:= [.B81]*[.B81]*[.B81]*[.B81] - 16*[.B81]*[.B81] + 5*[.B81]" office:value-type="float" office:value="-2.43156536819638" calcext:value-type="float">
            <text:p>-2.43156536819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0456301391664" calcext:value-type="float">
            <text:p>-0.450456301391664</text:p>
          </table:table-cell>
          <table:table-cell table:formula="of:=-[.A82]" office:value-type="float" office:value="0.450456301391664" calcext:value-type="float">
            <text:p>0.450456301391664</text:p>
          </table:table-cell>
          <table:table-cell/>
          <table:table-cell table:formula="of:= 100 * ([.A83] - [.A82]*[.A82]) * ([.A83] - [.A82]*[.A82]) + (1 - [.A82]) * (1 - [.A82])" office:value-type="float" office:value="11.1774826835326" calcext:value-type="float">
            <text:p>11.1774826835326</text:p>
          </table:table-cell>
          <table:table-cell table:formula="of:= 100 * ([.B83] - [.B82]*[.B82]) * ([.B83] - [.B82]*[.B82]) + (1 - [.B82]) * (1 - [.B82])" office:value-type="float" office:value="1.39604330115129" calcext:value-type="float">
            <text:p>1.39604330115129</text:p>
          </table:table-cell>
          <table:table-cell table:formula="of:= [.A82]*[.A82]*[.A82]*[.A82] - 16*[.A82]*[.A82] + 5*[.A82]" office:value-type="float" office:value="-5.45768275336901" calcext:value-type="float">
            <text:p>-5.45768275336901</text:p>
          </table:table-cell>
          <table:table-cell table:formula="of:= [.B82]*[.B82]*[.B82]*[.B82] - 16*[.B82]*[.B82] + 5*[.B82]" office:value-type="float" office:value="-0.953119739452371" calcext:value-type="float">
            <text:p>-0.9531197394523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83142722301847" calcext:value-type="float">
            <text:p>-0.0983142722301847</text:p>
          </table:table-cell>
          <table:table-cell table:formula="of:=-[.A83]" office:value-type="float" office:value="0.0983142722301847" calcext:value-type="float">
            <text:p>0.0983142722301847</text:p>
          </table:table-cell>
          <table:table-cell/>
          <table:table-cell table:formula="of:= 100 * ([.A84] - [.A83]*[.A83]) * ([.A84] - [.A83]*[.A83]) + (1 - [.A83]) * (1 - [.A83])" office:value-type="float" office:value="2.99667850771905" calcext:value-type="float">
            <text:p>2.99667850771905</text:p>
          </table:table-cell>
          <table:table-cell table:formula="of:= 100 * ([.B84] - [.B83]*[.B83]) * ([.B84] - [.B83]*[.B83]) + (1 - [.B83]) * (1 - [.B83])" office:value-type="float" office:value="3.158120013354" calcext:value-type="float">
            <text:p>3.158120013354</text:p>
          </table:table-cell>
          <table:table-cell table:formula="of:= [.A83]*[.A83]*[.A83]*[.A83] - 16*[.A83]*[.A83] + 5*[.A83]" office:value-type="float" office:value="-0.646129073455773" calcext:value-type="float">
            <text:p>-0.646129073455773</text:p>
          </table:table-cell>
          <table:table-cell table:formula="of:= [.B83]*[.B83]*[.B83]*[.B83] - 16*[.B83]*[.B83] + 5*[.B83]" office:value-type="float" office:value="0.337013648846074" calcext:value-type="float">
            <text:p>0.3370136488460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470937693176" calcext:value-type="float">
            <text:p>0.143470937693176</text:p>
          </table:table-cell>
          <table:table-cell table:formula="of:=-[.A84]" office:value-type="float" office:value="-0.143470937693176" calcext:value-type="float">
            <text:p>-0.143470937693176</text:p>
          </table:table-cell>
          <table:table-cell/>
          <table:table-cell table:formula="of:= 100 * ([.A85] - [.A84]*[.A84]) * ([.A85] - [.A84]*[.A84]) + (1 - [.A84]) * (1 - [.A84])" office:value-type="float" office:value="25.536120387878" calcext:value-type="float">
            <text:p>25.536120387878</text:p>
          </table:table-cell>
          <table:table-cell table:formula="of:= 100 * ([.B85] - [.B84]*[.B84]) * ([.B85] - [.B84]*[.B84]) + (1 - [.B84]) * (1 - [.B84])" office:value-type="float" office:value="22.1789964076589" calcext:value-type="float">
            <text:p>22.1789964076589</text:p>
          </table:table-cell>
          <table:table-cell table:formula="of:= [.A84]*[.A84]*[.A84]*[.A84] - 16*[.A84]*[.A84] + 5*[.A84]" office:value-type="float" office:value="0.38843582641428" calcext:value-type="float">
            <text:p>0.38843582641428</text:p>
          </table:table-cell>
          <table:table-cell table:formula="of:= [.B84]*[.B84]*[.B84]*[.B84] - 16*[.B84]*[.B84] + 5*[.B84]" office:value-type="float" office:value="-1.04627355051748" calcext:value-type="float">
            <text:p>-1.046273550517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7436956601301" calcext:value-type="float">
            <text:p>-0.477436956601301</text:p>
          </table:table-cell>
          <table:table-cell table:formula="of:=-[.A85]" office:value-type="float" office:value="0.477436956601301" calcext:value-type="float">
            <text:p>0.477436956601301</text:p>
          </table:table-cell>
          <table:table-cell/>
          <table:table-cell table:formula="of:= 100 * ([.A86] - [.A85]*[.A85]) * ([.A86] - [.A85]*[.A85]) + (1 - [.A85]) * (1 - [.A85])" office:value-type="float" office:value="5.95038667498681" calcext:value-type="float">
            <text:p>5.95038667498681</text:p>
          </table:table-cell>
          <table:table-cell table:formula="of:= 100 * ([.B86] - [.B85]*[.B85]) * ([.B86] - [.B85]*[.B85]) + (1 - [.B85]) * (1 - [.B85])" office:value-type="float" office:value="7.12646663194827" calcext:value-type="float">
            <text:p>7.12646663194827</text:p>
          </table:table-cell>
          <table:table-cell table:formula="of:= [.A85]*[.A85]*[.A85]*[.A85] - 16*[.A85]*[.A85] + 5*[.A85]" office:value-type="float" office:value="-5.98236214288194" calcext:value-type="float">
            <text:p>-5.98236214288194</text:p>
          </table:table-cell>
          <table:table-cell table:formula="of:= [.B85]*[.B85]*[.B85]*[.B85] - 16*[.B85]*[.B85] + 5*[.B85]" office:value-type="float" office:value="-1.20799257686893" calcext:value-type="float">
            <text:p>-1.207992576868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38438395491149" calcext:value-type="float">
            <text:p>0.0338438395491149</text:p>
          </table:table-cell>
          <table:table-cell table:formula="of:=-[.A86]" office:value-type="float" office:value="-0.0338438395491149" calcext:value-type="float">
            <text:p>-0.0338438395491149</text:p>
          </table:table-cell>
          <table:table-cell/>
          <table:table-cell table:formula="of:= 100 * ([.A87] - [.A86]*[.A86]) * ([.A87] - [.A86]*[.A86]) + (1 - [.A86]) * (1 - [.A86])" office:value-type="float" office:value="3.80460798040661" calcext:value-type="float">
            <text:p>3.80460798040661</text:p>
          </table:table-cell>
          <table:table-cell table:formula="of:= 100 * ([.B87] - [.B86]*[.B86]) * ([.B87] - [.B86]*[.B86]) + (1 - [.B86]) * (1 - [.B86])" office:value-type="float" office:value="4.01814126978763" calcext:value-type="float">
            <text:p>4.01814126978763</text:p>
          </table:table-cell>
          <table:table-cell table:formula="of:= [.A86]*[.A86]*[.A86]*[.A86] - 16*[.A86]*[.A86] + 5*[.A86]" office:value-type="float" office:value="0.150894022092458" calcext:value-type="float">
            <text:p>0.150894022092458</text:p>
          </table:table-cell>
          <table:table-cell table:formula="of:= [.B86]*[.B86]*[.B86]*[.B86] - 16*[.B86]*[.B86] + 5*[.B86]" office:value-type="float" office:value="-0.187544373398691" calcext:value-type="float">
            <text:p>-0.1875443733986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0590094209816" calcext:value-type="float">
            <text:p>0.170590094209816</text:p>
          </table:table-cell>
          <table:table-cell table:formula="of:=-[.A87]" office:value-type="float" office:value="-0.170590094209816" calcext:value-type="float">
            <text:p>-0.170590094209816</text:p>
          </table:table-cell>
          <table:table-cell/>
          <table:table-cell table:formula="of:= 100 * ([.A88] - [.A87]*[.A87]) * ([.A88] - [.A87]*[.A87]) + (1 - [.A87]) * (1 - [.A87])" office:value-type="float" office:value="17.6151275479878" calcext:value-type="float">
            <text:p>17.6151275479878</text:p>
          </table:table-cell>
          <table:table-cell table:formula="of:= 100 * ([.B88] - [.B87]*[.B87]) * ([.B88] - [.B87]*[.B87]) + (1 - [.B87]) * (1 - [.B87])" office:value-type="float" office:value="13.8470646846252" calcext:value-type="float">
            <text:p>13.8470646846252</text:p>
          </table:table-cell>
          <table:table-cell table:formula="of:= [.A87]*[.A87]*[.A87]*[.A87] - 16*[.A87]*[.A87] + 5*[.A87]" office:value-type="float" office:value="0.388181654219933" calcext:value-type="float">
            <text:p>0.388181654219933</text:p>
          </table:table-cell>
          <table:table-cell table:formula="of:= [.B87]*[.B87]*[.B87]*[.B87] - 16*[.B87]*[.B87] + 5*[.B87]" office:value-type="float" office:value="-1.31771928787822" calcext:value-type="float">
            <text:p>-1.317719287878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2325887574416" calcext:value-type="float">
            <text:p>-0.382325887574416</text:p>
          </table:table-cell>
          <table:table-cell table:formula="of:=-[.A88]" office:value-type="float" office:value="0.382325887574416" calcext:value-type="float">
            <text:p>0.382325887574416</text:p>
          </table:table-cell>
          <table:table-cell/>
          <table:table-cell table:formula="of:= 100 * ([.A89] - [.A88]*[.A88]) * ([.A89] - [.A88]*[.A88]) + (1 - [.A88]) * (1 - [.A88])" office:value-type="float" office:value="3.55912793932059" calcext:value-type="float">
            <text:p>3.55912793932059</text:p>
          </table:table-cell>
          <table:table-cell table:formula="of:= 100 * ([.B89] - [.B88]*[.B88]) * ([.B89] - [.B88]*[.B88]) + (1 - [.B88]) * (1 - [.B88])" office:value-type="float" office:value="18.083098644337" calcext:value-type="float">
            <text:p>18.083098644337</text:p>
          </table:table-cell>
          <table:table-cell table:formula="of:= [.A88]*[.A88]*[.A88]*[.A88] - 16*[.A88]*[.A88] + 5*[.A88]" office:value-type="float" office:value="-4.22903221624855" calcext:value-type="float">
            <text:p>-4.22903221624855</text:p>
          </table:table-cell>
          <table:table-cell table:formula="of:= [.B88]*[.B88]*[.B88]*[.B88] - 16*[.B88]*[.B88] + 5*[.B88]" office:value-type="float" office:value="-0.405773340504387" calcext:value-type="float">
            <text:p>-0.4057733405043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559340577991" calcext:value-type="float">
            <text:p>0.274559340577991</text:p>
          </table:table-cell>
          <table:table-cell table:formula="of:=-[.A89]" office:value-type="float" office:value="-0.274559340577991" calcext:value-type="float">
            <text:p>-0.274559340577991</text:p>
          </table:table-cell>
          <table:table-cell/>
          <table:table-cell table:formula="of:= 100 * ([.A90] - [.A89]*[.A89]) * ([.A90] - [.A89]*[.A89]) + (1 - [.A89]) * (1 - [.A89])" office:value-type="float" office:value="0.595716193512372" calcext:value-type="float">
            <text:p>0.595716193512372</text:p>
          </table:table-cell>
          <table:table-cell table:formula="of:= 100 * ([.B90] - [.B89]*[.B89]) * ([.B90] - [.B89]*[.B89]) + (1 - [.B89]) * (1 - [.B89])" office:value-type="float" office:value="4.76163035537861" calcext:value-type="float">
            <text:p>4.76163035537861</text:p>
          </table:table-cell>
          <table:table-cell table:formula="of:= [.A89]*[.A89]*[.A89]*[.A89] - 16*[.A89]*[.A89] + 5*[.A89]" office:value-type="float" office:value="0.172353970196766" calcext:value-type="float">
            <text:p>0.172353970196766</text:p>
          </table:table-cell>
          <table:table-cell table:formula="of:= [.B89]*[.B89]*[.B89]*[.B89] - 16*[.B89]*[.B89] + 5*[.B89]" office:value-type="float" office:value="-2.57323943558314" calcext:value-type="float">
            <text:p>-2.573239435583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1736587050673" calcext:value-type="float">
            <text:p>0.101736587050673</text:p>
          </table:table-cell>
          <table:table-cell table:formula="of:=-[.A90]" office:value-type="float" office:value="-0.101736587050673" calcext:value-type="float">
            <text:p>-0.101736587050673</text:p>
          </table:table-cell>
          <table:table-cell/>
          <table:table-cell table:formula="of:= 100 * ([.A91] - [.A90]*[.A90]) * ([.A91] - [.A90]*[.A90]) + (1 - [.A90]) * (1 - [.A90])" office:value-type="float" office:value="6.07167313104827" calcext:value-type="float">
            <text:p>6.07167313104827</text:p>
          </table:table-cell>
          <table:table-cell table:formula="of:= 100 * ([.B91] - [.B90]*[.B90]) * ([.B91] - [.B90]*[.B90]) + (1 - [.B90]) * (1 - [.B90])" office:value-type="float" office:value="7.47143074308717" calcext:value-type="float">
            <text:p>7.47143074308717</text:p>
          </table:table-cell>
          <table:table-cell table:formula="of:= [.A90]*[.A90]*[.A90]*[.A90] - 16*[.A90]*[.A90] + 5*[.A90]" office:value-type="float" office:value="0.343184734334066" calcext:value-type="float">
            <text:p>0.343184734334066</text:p>
          </table:table-cell>
          <table:table-cell table:formula="of:= [.B90]*[.B90]*[.B90]*[.B90] - 16*[.B90]*[.B90] + 5*[.B90]" office:value-type="float" office:value="-0.674181136172667" calcext:value-type="float">
            <text:p>-0.6741811361726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9801765304227" calcext:value-type="float">
            <text:p>0.239801765304227</text:p>
          </table:table-cell>
          <table:table-cell table:formula="of:=-[.A91]" office:value-type="float" office:value="-0.239801765304227" calcext:value-type="float">
            <text:p>-0.239801765304227</text:p>
          </table:table-cell>
          <table:table-cell/>
          <table:table-cell table:formula="of:= 100 * ([.A92] - [.A91]*[.A91]) * ([.A92] - [.A91]*[.A91]) + (1 - [.A91]) * (1 - [.A91])" office:value-type="float" office:value="3.9245233403882" calcext:value-type="float">
            <text:p>3.9245233403882</text:p>
          </table:table-cell>
          <table:table-cell table:formula="of:= 100 * ([.B92] - [.B91]*[.B91]) * ([.B92] - [.B91]*[.B91]) + (1 - [.B91]) * (1 - [.B91])" office:value-type="float" office:value="1.99852939956012" calcext:value-type="float">
            <text:p>1.99852939956012</text:p>
          </table:table-cell>
          <table:table-cell table:formula="of:= [.A91]*[.A91]*[.A91]*[.A91] - 16*[.A91]*[.A91] + 5*[.A91]" office:value-type="float" office:value="0.282237452220586" calcext:value-type="float">
            <text:p>0.282237452220586</text:p>
          </table:table-cell>
          <table:table-cell table:formula="of:= [.B91]*[.B91]*[.B91]*[.B91] - 16*[.B91]*[.B91] + 5*[.B91]" office:value-type="float" office:value="-2.11578020082168" calcext:value-type="float">
            <text:p>-2.115780200821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5432861904225" calcext:value-type="float">
            <text:p>-0.125432861904225</text:p>
          </table:table-cell>
          <table:table-cell table:formula="of:=-[.A92]" office:value-type="float" office:value="0.125432861904225" calcext:value-type="float">
            <text:p>0.125432861904225</text:p>
          </table:table-cell>
          <table:table-cell/>
          <table:table-cell table:formula="of:= 100 * ([.A93] - [.A92]*[.A92]) * ([.A93] - [.A92]*[.A92]) + (1 - [.A92]) * (1 - [.A92])" office:value-type="float" office:value="27.7719460669441" calcext:value-type="float">
            <text:p>27.7719460669441</text:p>
          </table:table-cell>
          <table:table-cell table:formula="of:= 100 * ([.B93] - [.B92]*[.B92]) * ([.B93] - [.B92]*[.B92]) + (1 - [.B92]) * (1 - [.B92])" office:value-type="float" office:value="24.1291978508364" calcext:value-type="float">
            <text:p>24.1291978508364</text:p>
          </table:table-cell>
          <table:table-cell table:formula="of:= [.A92]*[.A92]*[.A92]*[.A92] - 16*[.A92]*[.A92] + 5*[.A92]" office:value-type="float" office:value="-0.878651215083777" calcext:value-type="float">
            <text:p>-0.878651215083777</text:p>
          </table:table-cell>
          <table:table-cell table:formula="of:= [.B92]*[.B92]*[.B92]*[.B92] - 16*[.B92]*[.B92] + 5*[.B92]" office:value-type="float" office:value="0.375677403958473" calcext:value-type="float">
            <text:p>0.3756774039584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9100035659535" calcext:value-type="float">
            <text:p>-0.499100035659535</text:p>
          </table:table-cell>
          <table:table-cell table:formula="of:=-[.A93]" office:value-type="float" office:value="0.499100035659535" calcext:value-type="float">
            <text:p>0.499100035659535</text:p>
          </table:table-cell>
          <table:table-cell/>
          <table:table-cell table:formula="of:= 100 * ([.A94] - [.A93]*[.A93]) * ([.A94] - [.A93]*[.A93]) + (1 - [.A93]) * (1 - [.A93])" office:value-type="float" office:value="3.86267139975898" calcext:value-type="float">
            <text:p>3.86267139975898</text:p>
          </table:table-cell>
          <table:table-cell table:formula="of:= 100 * ([.B94] - [.B93]*[.B93]) * ([.B94] - [.B93]*[.B93]) + (1 - [.B93]) * (1 - [.B93])" office:value-type="float" office:value="39.3507743442656" calcext:value-type="float">
            <text:p>39.3507743442656</text:p>
          </table:table-cell>
          <table:table-cell table:formula="of:= [.A93]*[.A93]*[.A93]*[.A93] - 16*[.A93]*[.A93] + 5*[.A93]" office:value-type="float" office:value="-6.41906247654695" calcext:value-type="float">
            <text:p>-6.41906247654695</text:p>
          </table:table-cell>
          <table:table-cell table:formula="of:= [.B93]*[.B93]*[.B93]*[.B93] - 16*[.B93]*[.B93] + 5*[.B93]" office:value-type="float" office:value="-1.4280621199516" calcext:value-type="float">
            <text:p>-1.4280621199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6198071483429" calcext:value-type="float">
            <text:p>0.376198071483429</text:p>
          </table:table-cell>
          <table:table-cell table:formula="of:=-[.A94]" office:value-type="float" office:value="-0.376198071483429" calcext:value-type="float">
            <text:p>-0.376198071483429</text:p>
          </table:table-cell>
          <table:table-cell/>
          <table:table-cell table:formula="of:= 100 * ([.A95] - [.A94]*[.A94]) * ([.A95] - [.A94]*[.A94]) + (1 - [.A94]) * (1 - [.A94])" office:value-type="float" office:value="12.1235277420732" calcext:value-type="float">
            <text:p>12.1235277420732</text:p>
          </table:table-cell>
          <table:table-cell table:formula="of:= 100 * ([.B95] - [.B94]*[.B94]) * ([.B95] - [.B94]*[.B94]) + (1 - [.B94]) * (1 - [.B94])" office:value-type="float" office:value="2.24800695507385" calcext:value-type="float">
            <text:p>2.24800695507385</text:p>
          </table:table-cell>
          <table:table-cell table:formula="of:= [.A94]*[.A94]*[.A94]*[.A94] - 16*[.A94]*[.A94] + 5*[.A94]" office:value-type="float" office:value="-0.363380143880464" calcext:value-type="float">
            <text:p>-0.363380143880464</text:p>
          </table:table-cell>
          <table:table-cell table:formula="of:= [.B94]*[.B94]*[.B94]*[.B94] - 16*[.B94]*[.B94] + 5*[.B94]" office:value-type="float" office:value="-4.12536085871476" calcext:value-type="float">
            <text:p>-4.125360858714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1030099954821" calcext:value-type="float">
            <text:p>-0.201030099954821</text:p>
          </table:table-cell>
          <table:table-cell table:formula="of:=-[.A95]" office:value-type="float" office:value="0.201030099954821" calcext:value-type="float">
            <text:p>0.201030099954821</text:p>
          </table:table-cell>
          <table:table-cell/>
          <table:table-cell table:formula="of:= 100 * ([.A96] - [.A95]*[.A95]) * ([.A96] - [.A95]*[.A95]) + (1 - [.A95]) * (1 - [.A95])" office:value-type="float" office:value="9.58856398367182" calcext:value-type="float">
            <text:p>9.58856398367182</text:p>
          </table:table-cell>
          <table:table-cell table:formula="of:= 100 * ([.B96] - [.B95]*[.B95]) * ([.B96] - [.B95]*[.B95]) + (1 - [.B95]) * (1 - [.B95])" office:value-type="float" office:value="14.0515100872758" calcext:value-type="float">
            <text:p>14.0515100872758</text:p>
          </table:table-cell>
          <table:table-cell table:formula="of:= [.A95]*[.A95]*[.A95]*[.A95] - 16*[.A95]*[.A95] + 5*[.A95]" office:value-type="float" office:value="-1.6501268984401" calcext:value-type="float">
            <text:p>-1.6501268984401</text:p>
          </table:table-cell>
          <table:table-cell table:formula="of:= [.B95]*[.B95]*[.B95]*[.B95] - 16*[.B95]*[.B95] + 5*[.B95]" office:value-type="float" office:value="0.360174101108116" calcext:value-type="float">
            <text:p>0.3601741011081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826672641027" calcext:value-type="float">
            <text:p>0.325826672641027</text:p>
          </table:table-cell>
          <table:table-cell table:formula="of:=-[.A96]" office:value-type="float" office:value="-0.325826672641027" calcext:value-type="float">
            <text:p>-0.325826672641027</text:p>
          </table:table-cell>
          <table:table-cell/>
          <table:table-cell table:formula="of:= 100 * ([.A97] - [.A96]*[.A96]) * ([.A97] - [.A96]*[.A96]) + (1 - [.A96]) * (1 - [.A96])" office:value-type="float" office:value="8.01082372967028" calcext:value-type="float">
            <text:p>8.01082372967028</text:p>
          </table:table-cell>
          <table:table-cell table:formula="of:= 100 * ([.B97] - [.B96]*[.B96]) * ([.B97] - [.B96]*[.B96]) + (1 - [.B96]) * (1 - [.B96])" office:value-type="float" office:value="25.4955203513291" calcext:value-type="float">
            <text:p>25.4955203513291</text:p>
          </table:table-cell>
          <table:table-cell table:formula="of:= [.A96]*[.A96]*[.A96]*[.A96] - 16*[.A96]*[.A96] + 5*[.A96]" office:value-type="float" office:value="-0.0582043795202007" calcext:value-type="float">
            <text:p>-0.0582043795202007</text:p>
          </table:table-cell>
          <table:table-cell table:formula="of:= [.B96]*[.B96]*[.B96]*[.B96] - 16*[.B96]*[.B96] + 5*[.B96]" office:value-type="float" office:value="-3.31647110593048" calcext:value-type="float">
            <text:p>-3.316471105930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1050525855981" calcext:value-type="float">
            <text:p>0.381050525855981</text:p>
          </table:table-cell>
          <table:table-cell table:formula="of:=-[.A97]" office:value-type="float" office:value="-0.381050525855981" calcext:value-type="float">
            <text:p>-0.381050525855981</text:p>
          </table:table-cell>
          <table:table-cell/>
          <table:table-cell table:formula="of:= 100 * ([.A98] - [.A97]*[.A97]) * ([.A98] - [.A97]*[.A97]) + (1 - [.A97]) * (1 - [.A97])" office:value-type="float" office:value="12.3048138731537" calcext:value-type="float">
            <text:p>12.3048138731537</text:p>
          </table:table-cell>
          <table:table-cell table:formula="of:= 100 * ([.B98] - [.B97]*[.B97]) * ([.B98] - [.B97]*[.B97]) + (1 - [.B97]) * (1 - [.B97])" office:value-type="float" office:value="42.3158735182417" calcext:value-type="float">
            <text:p>42.3158735182417</text:p>
          </table:table-cell>
          <table:table-cell table:formula="of:= [.A97]*[.A97]*[.A97]*[.A97] - 16*[.A97]*[.A97] + 5*[.A97]" office:value-type="float" office:value="-0.396856527056475" calcext:value-type="float">
            <text:p>-0.396856527056475</text:p>
          </table:table-cell>
          <table:table-cell table:formula="of:= [.B97]*[.B97]*[.B97]*[.B97] - 16*[.B97]*[.B97] + 5*[.B97]" office:value-type="float" office:value="-4.20736178561629" calcext:value-type="float">
            <text:p>-4.207361785616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47787532048" calcext:value-type="float">
            <text:p>0.49047787532048</text:p>
          </table:table-cell>
          <table:table-cell table:formula="of:=-[.A98]" office:value-type="float" office:value="-0.49047787532048" calcext:value-type="float">
            <text:p>-0.49047787532048</text:p>
          </table:table-cell>
          <table:table-cell/>
          <table:table-cell table:formula="of:= 100 * ([.A99] - [.A98]*[.A98]) * ([.A99] - [.A98]*[.A98]) + (1 - [.A98]) * (1 - [.A98])" office:value-type="float" office:value="6.01840248518372" calcext:value-type="float">
            <text:p>6.01840248518372</text:p>
          </table:table-cell>
          <table:table-cell table:formula="of:= 100 * ([.B99] - [.B98]*[.B98]) * ([.B99] - [.B98]*[.B98]) + (1 - [.B98]) * (1 - [.B98])" office:value-type="float" office:value="8.03745020003362" calcext:value-type="float">
            <text:p>8.03745020003362</text:p>
          </table:table-cell>
          <table:table-cell table:formula="of:= [.A98]*[.A98]*[.A98]*[.A98] - 16*[.A98]*[.A98] + 5*[.A98]" office:value-type="float" office:value="-1.33883413684925" calcext:value-type="float">
            <text:p>-1.33883413684925</text:p>
          </table:table-cell>
          <table:table-cell table:formula="of:= [.B98]*[.B98]*[.B98]*[.B98] - 16*[.B98]*[.B98] + 5*[.B98]" office:value-type="float" office:value="-6.24361289005405" calcext:value-type="float">
            <text:p>-6.243612890054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0593762302631695" calcext:value-type="float">
            <text:p>0.000593762302631695</text:p>
          </table:table-cell>
          <table:table-cell table:formula="of:=-[.A99]" office:value-type="float" office:value="-0.000593762302631695" calcext:value-type="float">
            <text:p>-0.000593762302631695</text:p>
          </table:table-cell>
          <table:table-cell/>
          <table:table-cell table:formula="of:= 100 * ([.A100] - [.A99]*[.A99]) * ([.A100] - [.A99]*[.A99]) + (1 - [.A99]) * (1 - [.A99])" office:value-type="float" office:value="14.9660432343332" calcext:value-type="float">
            <text:p>14.9660432343332</text:p>
          </table:table-cell>
          <table:table-cell table:formula="of:= 100 * ([.B100] - [.B99]*[.B99]) * ([.B100] - [.B99]*[.B99]) + (1 - [.B99]) * (1 - [.B99])" office:value-type="float" office:value="14.9683655799811" calcext:value-type="float">
            <text:p>14.9683655799811</text:p>
          </table:table-cell>
          <table:table-cell table:formula="of:= [.A99]*[.A99]*[.A99]*[.A99] - 16*[.A99]*[.A99] + 5*[.A99]" office:value-type="float" office:value="0.00296317065453035" calcext:value-type="float">
            <text:p>0.00296317065453035</text:p>
          </table:table-cell>
          <table:table-cell table:formula="of:= [.B99]*[.B99]*[.B99]*[.B99] - 16*[.B99]*[.B99] + 5*[.B99]" office:value-type="float" office:value="-0.00297445237178661" calcext:value-type="float">
            <text:p>-0.00297445237178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37272274613" calcext:value-type="float">
            <text:p>-0.3737272274613</text:p>
          </table:table-cell>
          <table:table-cell table:formula="of:=-[.A100]" office:value-type="float" office:value="0.3737272274613" calcext:value-type="float">
            <text:p>0.3737272274613</text:p>
          </table:table-cell>
          <table:table-cell/>
          <table:table-cell table:formula="of:= 100 * ([.A101] - [.A100]*[.A100]) * ([.A101] - [.A100]*[.A100]) + (1 - [.A100]) * (1 - [.A100])" office:value-type="float" office:value="29.0686821207805" calcext:value-type="float">
            <text:p>29.0686821207805</text:p>
          </table:table-cell>
          <table:table-cell table:formula="of:= 100 * ([.B101] - [.B100]*[.B100]) * ([.B101] - [.B100]*[.B100]) + (1 - [.B100]) * (1 - [.B100])" office:value-type="float" office:value="6.24935590090114" calcext:value-type="float">
            <text:p>6.24935590090114</text:p>
          </table:table-cell>
          <table:table-cell table:formula="of:= [.A100]*[.A100]*[.A100]*[.A100] - 16*[.A100]*[.A100] + 5*[.A100]" office:value-type="float" office:value="-4.08388050713081" calcext:value-type="float">
            <text:p>-4.08388050713081</text:p>
          </table:table-cell>
          <table:table-cell table:formula="of:= [.B100]*[.B100]*[.B100]*[.B100] - 16*[.B100]*[.B100] + 5*[.B100]" office:value-type="float" office:value="-0.346608232517809" calcext:value-type="float">
            <text:p>-0.346608232517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1687294513049" calcext:value-type="float">
            <text:p>-0.381687294513049</text:p>
          </table:table-cell>
          <table:table-cell table:formula="of:=-[.A101]" office:value-type="float" office:value="0.381687294513049" calcext:value-type="float">
            <text:p>0.381687294513049</text:p>
          </table:table-cell>
          <table:table-cell/>
          <table:table-cell table:formula="of:= 100 * ([.A102] - [.A101]*[.A101]) * ([.A102] - [.A101]*[.A101]) + (1 - [.A101]) * (1 - [.A101])" office:value-type="float" office:value="1.94490576962088" calcext:value-type="float">
            <text:p>1.94490576962088</text:p>
          </table:table-cell>
          <table:table-cell table:formula="of:= 100 * ([.B102] - [.B101]*[.B101]) * ([.B102] - [.B101]*[.B101]) + (1 - [.B101]) * (1 - [.B101])" office:value-type="float" office:value="7.8045212627606" calcext:value-type="float">
            <text:p>7.8045212627606</text:p>
          </table:table-cell>
          <table:table-cell table:formula="of:= [.A101]*[.A101]*[.A101]*[.A101] - 16*[.A101]*[.A101] + 5*[.A101]" office:value-type="float" office:value="-4.21817535043199" calcext:value-type="float">
            <text:p>-4.21817535043199</text:p>
          </table:table-cell>
          <table:table-cell table:formula="of:= [.B101]*[.B101]*[.B101]*[.B101] - 16*[.B101]*[.B101] + 5*[.B101]" office:value-type="float" office:value="-0.401302405301505" calcext:value-type="float">
            <text:p>-0.4013024053015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6752153582012" calcext:value-type="float">
            <text:p>0.126752153582012</text:p>
          </table:table-cell>
          <table:table-cell table:formula="of:=-[.A102]" office:value-type="float" office:value="-0.126752153582012" calcext:value-type="float">
            <text:p>-0.126752153582012</text:p>
          </table:table-cell>
          <table:table-cell/>
          <table:table-cell table:formula="of:= 100 * ([.A103] - [.A102]*[.A102]) * ([.A103] - [.A102]*[.A102]) + (1 - [.A102]) * (1 - [.A102])" office:value-type="float" office:value="1.45572618142675" calcext:value-type="float">
            <text:p>1.45572618142675</text:p>
          </table:table-cell>
          <table:table-cell table:formula="of:= 100 * ([.B103] - [.B102]*[.B102]) * ([.B103] - [.B102]*[.B102]) + (1 - [.B102]) * (1 - [.B102])" office:value-type="float" office:value="2.60102587650784" calcext:value-type="float">
            <text:p>2.60102587650784</text:p>
          </table:table-cell>
          <table:table-cell table:formula="of:= [.A102]*[.A102]*[.A102]*[.A102] - 16*[.A102]*[.A102] + 5*[.A102]" office:value-type="float" office:value="0.376961152747544" calcext:value-type="float">
            <text:p>0.376961152747544</text:p>
          </table:table-cell>
          <table:table-cell table:formula="of:= [.B102]*[.B102]*[.B102]*[.B102] - 16*[.B102]*[.B102] + 5*[.B102]" office:value-type="float" office:value="-0.890560383072573" calcext:value-type="float">
            <text:p>-0.8905603830725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93226024878774" calcext:value-type="float">
            <text:p>0.0993226024878774</text:p>
          </table:table-cell>
          <table:table-cell table:formula="of:=-[.A103]" office:value-type="float" office:value="-0.0993226024878774" calcext:value-type="float">
            <text:p>-0.0993226024878774</text:p>
          </table:table-cell>
          <table:table-cell/>
          <table:table-cell table:formula="of:= 100 * ([.A104] - [.A103]*[.A103]) * ([.A104] - [.A103]*[.A103]) + (1 - [.A103]) * (1 - [.A103])" office:value-type="float" office:value="5.71692210464439" calcext:value-type="float">
            <text:p>5.71692210464439</text:p>
          </table:table-cell>
          <table:table-cell table:formula="of:= 100 * ([.B104] - [.B103]*[.B103]) * ([.B104] - [.B103]*[.B103]) + (1 - [.B103]) * (1 - [.B103])" office:value-type="float" office:value="5.27914902769315" calcext:value-type="float">
            <text:p>5.27914902769315</text:p>
          </table:table-cell>
          <table:table-cell table:formula="of:= [.A103]*[.A103]*[.A103]*[.A103] - 16*[.A103]*[.A103] + 5*[.A103]" office:value-type="float" office:value="0.33887066041782" calcext:value-type="float">
            <text:p>0.33887066041782</text:p>
          </table:table-cell>
          <table:table-cell table:formula="of:= [.B103]*[.B103]*[.B103]*[.B103] - 16*[.B103]*[.B103] + 5*[.B103]" office:value-type="float" office:value="-0.654355364460955" calcext:value-type="float">
            <text:p>-0.654355364460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1623221906687" calcext:value-type="float">
            <text:p>-0.211623221906687</text:p>
          </table:table-cell>
          <table:table-cell table:formula="of:=-[.A104]" office:value-type="float" office:value="0.211623221906687" calcext:value-type="float">
            <text:p>0.211623221906687</text:p>
          </table:table-cell>
          <table:table-cell/>
          <table:table-cell table:formula="of:= 100 * ([.A105] - [.A104]*[.A104]) * ([.A105] - [.A104]*[.A104]) + (1 - [.A104]) * (1 - [.A104])" office:value-type="float" office:value="22.2076677259085" calcext:value-type="float">
            <text:p>22.2076677259085</text:p>
          </table:table-cell>
          <table:table-cell table:formula="of:= 100 * ([.B105] - [.B104]*[.B104]) * ([.B105] - [.B104]*[.B104]) + (1 - [.B104]) * (1 - [.B104])" office:value-type="float" office:value="14.0053654909513" calcext:value-type="float">
            <text:p>14.0053654909513</text:p>
          </table:table-cell>
          <table:table-cell table:formula="of:= [.A104]*[.A104]*[.A104]*[.A104] - 16*[.A104]*[.A104] + 5*[.A104]" office:value-type="float" office:value="-1.77266067692308" calcext:value-type="float">
            <text:p>-1.77266067692308</text:p>
          </table:table-cell>
          <table:table-cell table:formula="of:= [.B104]*[.B104]*[.B104]*[.B104] - 16*[.B104]*[.B104] + 5*[.B104]" office:value-type="float" office:value="0.343571542143793" calcext:value-type="float">
            <text:p>0.3435715421437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0623526835432" calcext:value-type="float">
            <text:p>-0.410623526835432</text:p>
          </table:table-cell>
          <table:table-cell table:formula="of:=-[.A105]" office:value-type="float" office:value="0.410623526835432" calcext:value-type="float">
            <text:p>0.410623526835432</text:p>
          </table:table-cell>
          <table:table-cell/>
          <table:table-cell table:formula="of:= 100 * ([.A106] - [.A105]*[.A105]) * ([.A106] - [.A105]*[.A105]) + (1 - [.A105]) * (1 - [.A105])" office:value-type="float" office:value="41.4748288311388" calcext:value-type="float">
            <text:p>41.4748288311388</text:p>
          </table:table-cell>
          <table:table-cell table:formula="of:= 100 * ([.B106] - [.B105]*[.B105]) * ([.B106] - [.B105]*[.B105]) + (1 - [.B105]) * (1 - [.B105])" office:value-type="float" office:value="8.82404024205968" calcext:value-type="float">
            <text:p>8.82404024205968</text:p>
          </table:table-cell>
          <table:table-cell table:formula="of:= [.A105]*[.A105]*[.A105]*[.A105] - 16*[.A105]*[.A105] + 5*[.A105]" office:value-type="float" office:value="-4.72247462793038" calcext:value-type="float">
            <text:p>-4.72247462793038</text:p>
          </table:table-cell>
          <table:table-cell table:formula="of:= [.B105]*[.B105]*[.B105]*[.B105] - 16*[.B105]*[.B105] + 5*[.B105]" office:value-type="float" office:value="-0.616239359576055" calcext:value-type="float">
            <text:p>-0.6162393595760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975899084085" calcext:value-type="float">
            <text:p>-0.45975899084085</text:p>
          </table:table-cell>
          <table:table-cell table:formula="of:=-[.A106]" office:value-type="float" office:value="0.45975899084085" calcext:value-type="float">
            <text:p>0.45975899084085</text:p>
          </table:table-cell>
          <table:table-cell/>
          <table:table-cell table:formula="of:= 100 * ([.A107] - [.A106]*[.A106]) * ([.A107] - [.A106]*[.A106]) + (1 - [.A106]) * (1 - [.A106])" office:value-type="float" office:value="48.8480248313861" calcext:value-type="float">
            <text:p>48.8480248313861</text:p>
          </table:table-cell>
          <table:table-cell table:formula="of:= 100 * ([.B107] - [.B106]*[.B106]) * ([.B107] - [.B106]*[.B106]) + (1 - [.B106]) * (1 - [.B106])" office:value-type="float" office:value="7.0905325135878" calcext:value-type="float">
            <text:p>7.0905325135878</text:p>
          </table:table-cell>
          <table:table-cell table:formula="of:= [.A106]*[.A106]*[.A106]*[.A106] - 16*[.A106]*[.A106] + 5*[.A106]" office:value-type="float" office:value="-5.63616743049877" calcext:value-type="float">
            <text:p>-5.63616743049877</text:p>
          </table:table-cell>
          <table:table-cell table:formula="of:= [.B106]*[.B106]*[.B106]*[.B106] - 16*[.B106]*[.B106] + 5*[.B106]" office:value-type="float" office:value="-1.03857752209027" calcext:value-type="float">
            <text:p>-1.038577522090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120964561893" calcext:value-type="float">
            <text:p>-0.472120964561893</text:p>
          </table:table-cell>
          <table:table-cell table:formula="of:=-[.A107]" office:value-type="float" office:value="0.472120964561893" calcext:value-type="float">
            <text:p>0.472120964561893</text:p>
          </table:table-cell>
          <table:table-cell/>
          <table:table-cell table:formula="of:= 100 * ([.A108] - [.A107]*[.A107]) * ([.A108] - [.A107]*[.A107]) + (1 - [.A107]) * (1 - [.A107])" office:value-type="float" office:value="39.8681824793254" calcext:value-type="float">
            <text:p>39.8681824793254</text:p>
          </table:table-cell>
          <table:table-cell table:formula="of:= 100 * ([.B108] - [.B107]*[.B107]) * ([.B108] - [.B107]*[.B107]) + (1 - [.B107]) * (1 - [.B107])" office:value-type="float" office:value="3.10829616932781" calcext:value-type="float">
            <text:p>3.10829616932781</text:p>
          </table:table-cell>
          <table:table-cell table:formula="of:= [.A107]*[.A107]*[.A107]*[.A107] - 16*[.A107]*[.A107] + 5*[.A107]" office:value-type="float" office:value="-5.87729249579914" calcext:value-type="float">
            <text:p>-5.87729249579914</text:p>
          </table:table-cell>
          <table:table-cell table:formula="of:= [.B107]*[.B107]*[.B107]*[.B107] - 16*[.B107]*[.B107] + 5*[.B107]" office:value-type="float" office:value="-1.15608285018021" calcext:value-type="float">
            <text:p>-1.156082850180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1113540189449" calcext:value-type="float">
            <text:p>-0.391113540189449</text:p>
          </table:table-cell>
          <table:table-cell table:formula="of:=-[.A108]" office:value-type="float" office:value="0.391113540189449" calcext:value-type="float">
            <text:p>0.391113540189449</text:p>
          </table:table-cell>
          <table:table-cell/>
          <table:table-cell table:formula="of:= 100 * ([.A109] - [.A108]*[.A108]) * ([.A109] - [.A108]*[.A108]) + (1 - [.A108]) * (1 - [.A108])" office:value-type="float" office:value="12.2177480754884" calcext:value-type="float">
            <text:p>12.2177480754884</text:p>
          </table:table-cell>
          <table:table-cell table:formula="of:= 100 * ([.B109] - [.B108]*[.B108]) * ([.B109] - [.B108]*[.B108]) + (1 - [.B108]) * (1 - [.B108])" office:value-type="float" office:value="0.392424018595121" calcext:value-type="float">
            <text:p>0.392424018595121</text:p>
          </table:table-cell>
          <table:table-cell table:formula="of:= [.A108]*[.A108]*[.A108]*[.A108] - 16*[.A108]*[.A108] + 5*[.A108]" office:value-type="float" office:value="-4.37968476194389" calcext:value-type="float">
            <text:p>-4.37968476194389</text:p>
          </table:table-cell>
          <table:table-cell table:formula="of:= [.B108]*[.B108]*[.B108]*[.B108] - 16*[.B108]*[.B108] + 5*[.B108]" office:value-type="float" office:value="-0.4685493600494" calcext:value-type="float">
            <text:p>-0.4685493600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7694371824124" calcext:value-type="float">
            <text:p>-0.167694371824124</text:p>
          </table:table-cell>
          <table:table-cell table:formula="of:=-[.A109]" office:value-type="float" office:value="0.167694371824124" calcext:value-type="float">
            <text:p>0.167694371824124</text:p>
          </table:table-cell>
          <table:table-cell/>
          <table:table-cell table:formula="of:= 100 * ([.A110] - [.A109]*[.A109]) * ([.A110] - [.A109]*[.A109]) + (1 - [.A109]) * (1 - [.A109])" office:value-type="float" office:value="9.29804070767431" calcext:value-type="float">
            <text:p>9.29804070767431</text:p>
          </table:table-cell>
          <table:table-cell table:formula="of:= 100 * ([.B110] - [.B109]*[.B109]) * ([.B110] - [.B109]*[.B109]) + (1 - [.B109]) * (1 - [.B109])" office:value-type="float" office:value="5.77506027514989" calcext:value-type="float">
            <text:p>5.77506027514989</text:p>
          </table:table-cell>
          <table:table-cell table:formula="of:= [.A109]*[.A109]*[.A109]*[.A109] - 16*[.A109]*[.A109] + 5*[.A109]" office:value-type="float" office:value="-1.28762348331477" calcext:value-type="float">
            <text:p>-1.28762348331477</text:p>
          </table:table-cell>
          <table:table-cell table:formula="of:= [.B109]*[.B109]*[.B109]*[.B109] - 16*[.B109]*[.B109] + 5*[.B109]" office:value-type="float" office:value="0.389320234926471" calcext:value-type="float">
            <text:p>0.389320234926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561585460129" calcext:value-type="float">
            <text:p>-0.253561585460129</text:p>
          </table:table-cell>
          <table:table-cell table:formula="of:=-[.A110]" office:value-type="float" office:value="0.253561585460129" calcext:value-type="float">
            <text:p>0.253561585460129</text:p>
          </table:table-cell>
          <table:table-cell/>
          <table:table-cell table:formula="of:= 100 * ([.A111] - [.A110]*[.A110]) * ([.A111] - [.A110]*[.A110]) + (1 - [.A110]) * (1 - [.A110])" office:value-type="float" office:value="5.90663859268273" calcext:value-type="float">
            <text:p>5.90663859268273</text:p>
          </table:table-cell>
          <table:table-cell table:formula="of:= 100 * ([.B111] - [.B110]*[.B110]) * ([.B111] - [.B110]*[.B110]) + (1 - [.B110]) * (1 - [.B110])" office:value-type="float" office:value="1.1911844126315" calcext:value-type="float">
            <text:p>1.1911844126315</text:p>
          </table:table-cell>
          <table:table-cell table:formula="of:= [.A110]*[.A110]*[.A110]*[.A110] - 16*[.A110]*[.A110] + 5*[.A110]" office:value-type="float" office:value="-2.2923699179729" calcext:value-type="float">
            <text:p>-2.2923699179729</text:p>
          </table:table-cell>
          <table:table-cell table:formula="of:= [.B110]*[.B110]*[.B110]*[.B110] - 16*[.B110]*[.B110] + 5*[.B110]" office:value-type="float" office:value="0.243245936628385" calcext:value-type="float">
            <text:p>0.2432459366283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3918480348257" calcext:value-type="float">
            <text:p>-0.143918480348257</text:p>
          </table:table-cell>
          <table:table-cell table:formula="of:=-[.A111]" office:value-type="float" office:value="0.143918480348257" calcext:value-type="float">
            <text:p>0.143918480348257</text:p>
          </table:table-cell>
          <table:table-cell/>
          <table:table-cell table:formula="of:= 100 * ([.A112] - [.A111]*[.A111]) * ([.A112] - [.A111]*[.A111]) + (1 - [.A111]) * (1 - [.A111])" office:value-type="float" office:value="21.5778187492354" calcext:value-type="float">
            <text:p>21.5778187492354</text:p>
          </table:table-cell>
          <table:table-cell table:formula="of:= 100 * ([.B112] - [.B111]*[.B111]) * ([.B112] - [.B111]*[.B111]) + (1 - [.B111]) * (1 - [.B111])" office:value-type="float" office:value="17.4437197301087" calcext:value-type="float">
            <text:p>17.4437197301087</text:p>
          </table:table-cell>
          <table:table-cell table:formula="of:= [.A111]*[.A111]*[.A111]*[.A111] - 16*[.A111]*[.A111] + 5*[.A111]" office:value-type="float" office:value="-1.05056385665632" calcext:value-type="float">
            <text:p>-1.05056385665632</text:p>
          </table:table-cell>
          <table:table-cell table:formula="of:= [.B111]*[.B111]*[.B111]*[.B111] - 16*[.B111]*[.B111] + 5*[.B111]" office:value-type="float" office:value="0.388620946826244" calcext:value-type="float">
            <text:p>0.3886209468262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501522989008" calcext:value-type="float">
            <text:p>-0.429501522989008</text:p>
          </table:table-cell>
          <table:table-cell table:formula="of:=-[.A112]" office:value-type="float" office:value="0.429501522989008" calcext:value-type="float">
            <text:p>0.429501522989008</text:p>
          </table:table-cell>
          <table:table-cell/>
          <table:table-cell table:formula="of:= 100 * ([.A113] - [.A112]*[.A112]) * ([.A113] - [.A112]*[.A112]) + (1 - [.A112]) * (1 - [.A112])" office:value-type="float" office:value="38.1511860136473" calcext:value-type="float">
            <text:p>38.1511860136473</text:p>
          </table:table-cell>
          <table:table-cell table:formula="of:= 100 * ([.B113] - [.B112]*[.B112]) * ([.B113] - [.B112]*[.B112]) + (1 - [.B112]) * (1 - [.B112])" office:value-type="float" office:value="5.70572542537013" calcext:value-type="float">
            <text:p>5.70572542537013</text:p>
          </table:table-cell>
          <table:table-cell table:formula="of:= [.A112]*[.A112]*[.A112]*[.A112] - 16*[.A112]*[.A112] + 5*[.A112]" office:value-type="float" office:value="-5.06502279113994" calcext:value-type="float">
            <text:p>-5.06502279113994</text:p>
          </table:table-cell>
          <table:table-cell table:formula="of:= [.B112]*[.B112]*[.B112]*[.B112] - 16*[.B112]*[.B112] + 5*[.B112]" office:value-type="float" office:value="-0.77000756124986" calcext:value-type="float">
            <text:p>-0.770007561249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6425366433711" calcext:value-type="float">
            <text:p>-0.416425366433711</text:p>
          </table:table-cell>
          <table:table-cell table:formula="of:=-[.A113]" office:value-type="float" office:value="0.416425366433711" calcext:value-type="float">
            <text:p>0.416425366433711</text:p>
          </table:table-cell>
          <table:table-cell/>
          <table:table-cell table:formula="of:= 100 * ([.A114] - [.A113]*[.A113]) * ([.A114] - [.A113]*[.A113]) + (1 - [.A113]) * (1 - [.A113])" office:value-type="float" office:value="2.01074179267736" calcext:value-type="float">
            <text:p>2.01074179267736</text:p>
          </table:table-cell>
          <table:table-cell table:formula="of:= 100 * ([.B114] - [.B113]*[.B113]) * ([.B114] - [.B113]*[.B113]) + (1 - [.B113]) * (1 - [.B113])" office:value-type="float" office:value="12.8377868557378" calcext:value-type="float">
            <text:p>12.8377868557378</text:p>
          </table:table-cell>
          <table:table-cell table:formula="of:= [.A113]*[.A113]*[.A113]*[.A113] - 16*[.A113]*[.A113] + 5*[.A113]" office:value-type="float" office:value="-4.82661714725932" calcext:value-type="float">
            <text:p>-4.82661714725932</text:p>
          </table:table-cell>
          <table:table-cell table:formula="of:= [.B113]*[.B113]*[.B113]*[.B113] - 16*[.B113]*[.B113] + 5*[.B113]" office:value-type="float" office:value="-0.662363482922211" calcext:value-type="float">
            <text:p>-0.6623634829222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0104093577964" calcext:value-type="float">
            <text:p>0.180104093577964</text:p>
          </table:table-cell>
          <table:table-cell table:formula="of:=-[.A114]" office:value-type="float" office:value="-0.180104093577964" calcext:value-type="float">
            <text:p>-0.180104093577964</text:p>
          </table:table-cell>
          <table:table-cell/>
          <table:table-cell table:formula="of:= 100 * ([.A115] - [.A114]*[.A114]) * ([.A115] - [.A114]*[.A114]) + (1 - [.A114]) * (1 - [.A114])" office:value-type="float" office:value="10.5760447152971" calcext:value-type="float">
            <text:p>10.5760447152971</text:p>
          </table:table-cell>
          <table:table-cell table:formula="of:= 100 * ([.B115] - [.B114]*[.B114]) * ([.B115] - [.B114]*[.B114]) + (1 - [.B114]) * (1 - [.B114])" office:value-type="float" office:value="7.63406414612317" calcext:value-type="float">
            <text:p>7.63406414612317</text:p>
          </table:table-cell>
          <table:table-cell table:formula="of:= [.A114]*[.A114]*[.A114]*[.A114] - 16*[.A114]*[.A114] + 5*[.A114]" office:value-type="float" office:value="0.382572905915395" calcext:value-type="float">
            <text:p>0.382572905915395</text:p>
          </table:table-cell>
          <table:table-cell table:formula="of:= [.B114]*[.B114]*[.B114]*[.B114] - 16*[.B114]*[.B114] + 5*[.B114]" office:value-type="float" office:value="-1.41846802986425" calcext:value-type="float">
            <text:p>-1.418468029864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2265795057869" calcext:value-type="float">
            <text:p>-0.282265795057869</text:p>
          </table:table-cell>
          <table:table-cell table:formula="of:=-[.A115]" office:value-type="float" office:value="0.282265795057869" calcext:value-type="float">
            <text:p>0.282265795057869</text:p>
          </table:table-cell>
          <table:table-cell/>
          <table:table-cell table:formula="of:= 100 * ([.A116] - [.A115]*[.A115]) * ([.A116] - [.A115]*[.A115]) + (1 - [.A115]) * (1 - [.A115])" office:value-type="float" office:value="5.44539910632762" calcext:value-type="float">
            <text:p>5.44539910632762</text:p>
          </table:table-cell>
          <table:table-cell table:formula="of:= 100 * ([.B116] - [.B115]*[.B115]) * ([.B116] - [.B115]*[.B115]) + (1 - [.B115]) * (1 - [.B115])" office:value-type="float" office:value="13.0690157757509" calcext:value-type="float">
            <text:p>13.0690157757509</text:p>
          </table:table-cell>
          <table:table-cell table:formula="of:= [.A115]*[.A115]*[.A115]*[.A115] - 16*[.A115]*[.A115] + 5*[.A115]" office:value-type="float" office:value="-2.67976469730456" calcext:value-type="float">
            <text:p>-2.67976469730456</text:p>
          </table:table-cell>
          <table:table-cell table:formula="of:= [.B115]*[.B115]*[.B115]*[.B115] - 16*[.B115]*[.B115] + 5*[.B115]" office:value-type="float" office:value="0.142893253274129" calcext:value-type="float">
            <text:p>0.1428932532741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4640477134377" calcext:value-type="float">
            <text:p>0.274640477134377</text:p>
          </table:table-cell>
          <table:table-cell table:formula="of:=-[.A116]" office:value-type="float" office:value="-0.274640477134377" calcext:value-type="float">
            <text:p>-0.274640477134377</text:p>
          </table:table-cell>
          <table:table-cell/>
          <table:table-cell table:formula="of:= 100 * ([.A117] - [.A116]*[.A116]) * ([.A117] - [.A116]*[.A116]) + (1 - [.A116]) * (1 - [.A116])" office:value-type="float" office:value="3.81655708254635" calcext:value-type="float">
            <text:p>3.81655708254635</text:p>
          </table:table-cell>
          <table:table-cell table:formula="of:= 100 * ([.B117] - [.B116]*[.B116]) * ([.B117] - [.B116]*[.B116]) + (1 - [.B116]) * (1 - [.B116])" office:value-type="float" office:value="12.6636929518477" calcext:value-type="float">
            <text:p>12.6636929518477</text:p>
          </table:table-cell>
          <table:table-cell table:formula="of:= [.A116]*[.A116]*[.A116]*[.A116] - 16*[.A116]*[.A116] + 5*[.A116]" office:value-type="float" office:value="0.17205341019805" calcext:value-type="float">
            <text:p>0.17205341019805</text:p>
          </table:table-cell>
          <table:table-cell table:formula="of:= [.B116]*[.B116]*[.B116]*[.B116] - 16*[.B116]*[.B116] + 5*[.B116]" office:value-type="float" office:value="-2.57435136114572" calcext:value-type="float">
            <text:p>-2.574351361145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822282599127" calcext:value-type="float">
            <text:p>0.256822282599127</text:p>
          </table:table-cell>
          <table:table-cell table:formula="of:=-[.A117]" office:value-type="float" office:value="-0.256822282599127" calcext:value-type="float">
            <text:p>-0.256822282599127</text:p>
          </table:table-cell>
          <table:table-cell/>
          <table:table-cell table:formula="of:= 100 * ([.A118] - [.A117]*[.A117]) * ([.A118] - [.A117]*[.A117]) + (1 - [.A117]) * (1 - [.A117])" office:value-type="float" office:value="3.8013539705143" calcext:value-type="float">
            <text:p>3.8013539705143</text:p>
          </table:table-cell>
          <table:table-cell table:formula="of:= 100 * ([.B118] - [.B117]*[.B117]) * ([.B118] - [.B117]*[.B117]) + (1 - [.B117]) * (1 - [.B117])" office:value-type="float" office:value="1.81323517727123" calcext:value-type="float">
            <text:p>1.81323517727123</text:p>
          </table:table-cell>
          <table:table-cell table:formula="of:= [.A117]*[.A117]*[.A117]*[.A117] - 16*[.A117]*[.A117] + 5*[.A117]" office:value-type="float" office:value="0.233138871754197" calcext:value-type="float">
            <text:p>0.233138871754197</text:p>
          </table:table-cell>
          <table:table-cell table:formula="of:= [.B117]*[.B117]*[.B117]*[.B117] - 16*[.B117]*[.B117] + 5*[.B117]" office:value-type="float" office:value="-2.33508395423708" calcext:value-type="float">
            <text:p>-2.335083954237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4293274960324" calcext:value-type="float">
            <text:p>-0.114293274960324</text:p>
          </table:table-cell>
          <table:table-cell table:formula="of:=-[.A118]" office:value-type="float" office:value="0.114293274960324" calcext:value-type="float">
            <text:p>0.114293274960324</text:p>
          </table:table-cell>
          <table:table-cell/>
          <table:table-cell table:formula="of:= 100 * ([.A119] - [.A118]*[.A118]) * ([.A119] - [.A118]*[.A118]) + (1 - [.A118]) * (1 - [.A118])" office:value-type="float" office:value="7.72702900734222" calcext:value-type="float">
            <text:p>7.72702900734222</text:p>
          </table:table-cell>
          <table:table-cell table:formula="of:= 100 * ([.B119] - [.B118]*[.B118]) * ([.B119] - [.B118]*[.B118]) + (1 - [.B118]) * (1 - [.B118])" office:value-type="float" office:value="6.00744625370717" calcext:value-type="float">
            <text:p>6.00744625370717</text:p>
          </table:table-cell>
          <table:table-cell table:formula="of:= [.A118]*[.A118]*[.A118]*[.A118] - 16*[.A118]*[.A118] + 5*[.A118]" office:value-type="float" office:value="-0.780302977286851" calcext:value-type="float">
            <text:p>-0.780302977286851</text:p>
          </table:table-cell>
          <table:table-cell table:formula="of:= [.B118]*[.B118]*[.B118]*[.B118] - 16*[.B118]*[.B118] + 5*[.B118]" office:value-type="float" office:value="0.362629772316394" calcext:value-type="float">
            <text:p>0.3626297723163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1601130057297" calcext:value-type="float">
            <text:p>-0.241601130057297</text:p>
          </table:table-cell>
          <table:table-cell table:formula="of:=-[.A119]" office:value-type="float" office:value="0.241601130057297" calcext:value-type="float">
            <text:p>0.241601130057297</text:p>
          </table:table-cell>
          <table:table-cell/>
          <table:table-cell table:formula="of:= 100 * ([.A120] - [.A119]*[.A119]) * ([.A120] - [.A119]*[.A119]) + (1 - [.A119]) * (1 - [.A119])" office:value-type="float" office:value="3.50177812776708" calcext:value-type="float">
            <text:p>3.50177812776708</text:p>
          </table:table-cell>
          <table:table-cell table:formula="of:= 100 * ([.B120] - [.B119]*[.B119]) * ([.B120] - [.B119]*[.B119]) + (1 - [.B119]) * (1 - [.B119])" office:value-type="float" office:value="0.629295336679726" calcext:value-type="float">
            <text:p>0.629295336679726</text:p>
          </table:table-cell>
          <table:table-cell table:formula="of:= [.A119]*[.A119]*[.A119]*[.A119] - 16*[.A119]*[.A119] + 5*[.A119]" office:value-type="float" office:value="-2.13853616098497" calcext:value-type="float">
            <text:p>-2.13853616098497</text:p>
          </table:table-cell>
          <table:table-cell table:formula="of:= [.B119]*[.B119]*[.B119]*[.B119] - 16*[.B119]*[.B119] + 5*[.B119]" office:value-type="float" office:value="0.277475139587992" calcext:value-type="float">
            <text:p>0.2774751395879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16362066786064" calcext:value-type="float">
            <text:p>-0.0816362066786064</text:p>
          </table:table-cell>
          <table:table-cell table:formula="of:=-[.A120]" office:value-type="float" office:value="0.0816362066786064" calcext:value-type="float">
            <text:p>0.0816362066786064</text:p>
          </table:table-cell>
          <table:table-cell/>
          <table:table-cell table:formula="of:= 100 * ([.A121] - [.A120]*[.A120]) * ([.A121] - [.A120]*[.A120]) + (1 - [.A120]) * (1 - [.A120])" office:value-type="float" office:value="21.5984746635107" calcext:value-type="float">
            <text:p>21.5984746635107</text:p>
          </table:table-cell>
          <table:table-cell table:formula="of:= 100 * ([.B121] - [.B120]*[.B120]) * ([.B121] - [.B120]*[.B120]) + (1 - [.B120]) * (1 - [.B120])" office:value-type="float" office:value="22.4945772058835" calcext:value-type="float">
            <text:p>22.4945772058835</text:p>
          </table:table-cell>
          <table:table-cell table:formula="of:= [.A120]*[.A120]*[.A120]*[.A120] - 16*[.A120]*[.A120] + 5*[.A120]" office:value-type="float" office:value="-0.514768142083395" calcext:value-type="float">
            <text:p>-0.514768142083395</text:p>
          </table:table-cell>
          <table:table-cell table:formula="of:= [.B120]*[.B120]*[.B120]*[.B120] - 16*[.B120]*[.B120] + 5*[.B120]" office:value-type="float" office:value="0.301593924702669" calcext:value-type="float">
            <text:p>0.3015939247026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8643869991708" calcext:value-type="float">
            <text:p>0.458643869991708</text:p>
          </table:table-cell>
          <table:table-cell table:formula="of:=-[.A121]" office:value-type="float" office:value="-0.458643869991708" calcext:value-type="float">
            <text:p>-0.458643869991708</text:p>
          </table:table-cell>
          <table:table-cell/>
          <table:table-cell table:formula="of:= 100 * ([.A122] - [.A121]*[.A121]) * ([.A122] - [.A121]*[.A121]) + (1 - [.A121]) * (1 - [.A121])" office:value-type="float" office:value="0.581684358000027" calcext:value-type="float">
            <text:p>0.581684358000027</text:p>
          </table:table-cell>
          <table:table-cell table:formula="of:= 100 * ([.B122] - [.B121]*[.B121]) * ([.B122] - [.B121]*[.B121]) + (1 - [.B121]) * (1 - [.B121])" office:value-type="float" office:value="15.5954577738002" calcext:value-type="float">
            <text:p>15.5954577738002</text:p>
          </table:table-cell>
          <table:table-cell table:formula="of:= [.A121]*[.A121]*[.A121]*[.A121] - 16*[.A121]*[.A121] + 5*[.A121]" office:value-type="float" office:value="-1.02819895249771" calcext:value-type="float">
            <text:p>-1.02819895249771</text:p>
          </table:table-cell>
          <table:table-cell table:formula="of:= [.B121]*[.B121]*[.B121]*[.B121] - 16*[.B121]*[.B121] + 5*[.B121]" office:value-type="float" office:value="-5.6146376524148" calcext:value-type="float">
            <text:p>-5.61463765241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6631029572404" calcext:value-type="float">
            <text:p>0.156631029572404</text:p>
          </table:table-cell>
          <table:table-cell table:formula="of:=-[.A122]" office:value-type="float" office:value="-0.156631029572404" calcext:value-type="float">
            <text:p>-0.156631029572404</text:p>
          </table:table-cell>
          <table:table-cell/>
          <table:table-cell table:formula="of:= 100 * ([.A123] - [.A122]*[.A122]) * ([.A123] - [.A122]*[.A122]) + (1 - [.A122]) * (1 - [.A122])" office:value-type="float" office:value="2.620262999691" calcext:value-type="float">
            <text:p>2.620262999691</text:p>
          </table:table-cell>
          <table:table-cell table:formula="of:= 100 * ([.B123] - [.B122]*[.B122]) * ([.B123] - [.B122]*[.B122]) + (1 - [.B122]) * (1 - [.B122])" office:value-type="float" office:value="4.84340850812337" calcext:value-type="float">
            <text:p>4.84340850812337</text:p>
          </table:table-cell>
          <table:table-cell table:formula="of:= [.A122]*[.A122]*[.A122]*[.A122] - 16*[.A122]*[.A122] + 5*[.A122]" office:value-type="float" office:value="0.39122455886278" calcext:value-type="float">
            <text:p>0.39122455886278</text:p>
          </table:table-cell>
          <table:table-cell table:formula="of:= [.B122]*[.B122]*[.B122]*[.B122] - 16*[.B122]*[.B122] + 5*[.B122]" office:value-type="float" office:value="-1.17508573686126" calcext:value-type="float">
            <text:p>-1.175085736861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2699548080141" calcext:value-type="float">
            <text:p>0.162699548080141</text:p>
          </table:table-cell>
          <table:table-cell table:formula="of:=-[.A123]" office:value-type="float" office:value="-0.162699548080141" calcext:value-type="float">
            <text:p>-0.162699548080141</text:p>
          </table:table-cell>
          <table:table-cell/>
          <table:table-cell table:formula="of:= 100 * ([.A124] - [.A123]*[.A123]) * ([.A124] - [.A123]*[.A123]) + (1 - [.A123]) * (1 - [.A123])" office:value-type="float" office:value="8.52783486791675" calcext:value-type="float">
            <text:p>8.52783486791675</text:p>
          </table:table-cell>
          <table:table-cell table:formula="of:= 100 * ([.B124] - [.B123]*[.B123]) * ([.B124] - [.B123]*[.B123]) + (1 - [.B123]) * (1 - [.B123])" office:value-type="float" office:value="12.421185695913" calcext:value-type="float">
            <text:p>12.421185695913</text:p>
          </table:table-cell>
          <table:table-cell table:formula="of:= [.A123]*[.A123]*[.A123]*[.A123] - 16*[.A123]*[.A123] + 5*[.A123]" office:value-type="float" office:value="0.390660174681831" calcext:value-type="float">
            <text:p>0.390660174681831</text:p>
          </table:table-cell>
          <table:table-cell table:formula="of:= [.B123]*[.B123]*[.B123]*[.B123] - 16*[.B123]*[.B123] + 5*[.B123]" office:value-type="float" office:value="-1.23633530611957" calcext:value-type="float">
            <text:p>-1.236335306119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23466489092" calcext:value-type="float">
            <text:p>0.30623466489092</text:p>
          </table:table-cell>
          <table:table-cell table:formula="of:=-[.A124]" office:value-type="float" office:value="-0.30623466489092" calcext:value-type="float">
            <text:p>-0.30623466489092</text:p>
          </table:table-cell>
          <table:table-cell/>
          <table:table-cell table:formula="of:= 100 * ([.A125] - [.A124]*[.A124]) * ([.A125] - [.A124]*[.A124]) + (1 - [.A124]) * (1 - [.A124])" office:value-type="float" office:value="11.1039153153052" calcext:value-type="float">
            <text:p>11.1039153153052</text:p>
          </table:table-cell>
          <table:table-cell table:formula="of:= 100 * ([.B125] - [.B124]*[.B124]) * ([.B125] - [.B124]*[.B124]) + (1 - [.B124]) * (1 - [.B124])" office:value-type="float" office:value="3.62070976244742" calcext:value-type="float">
            <text:p>3.62070976244742</text:p>
          </table:table-cell>
          <table:table-cell table:formula="of:= [.A124]*[.A124]*[.A124]*[.A124] - 16*[.A124]*[.A124] + 5*[.A124]" office:value-type="float" office:value="0.0394932312626533" calcext:value-type="float">
            <text:p>0.0394932312626533</text:p>
          </table:table-cell>
          <table:table-cell table:formula="of:= [.B124]*[.B124]*[.B124]*[.B124] - 16*[.B124]*[.B124] + 5*[.B124]" office:value-type="float" office:value="-3.02285341764655" calcext:value-type="float">
            <text:p>-3.022853417646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2143710203909" calcext:value-type="float">
            <text:p>-0.232143710203909</text:p>
          </table:table-cell>
          <table:table-cell table:formula="of:=-[.A125]" office:value-type="float" office:value="0.232143710203909" calcext:value-type="float">
            <text:p>0.232143710203909</text:p>
          </table:table-cell>
          <table:table-cell/>
          <table:table-cell table:formula="of:= 100 * ([.A126] - [.A125]*[.A125]) * ([.A126] - [.A125]*[.A125]) + (1 - [.A125]) * (1 - [.A125])" office:value-type="float" office:value="5.77326635141043" calcext:value-type="float">
            <text:p>5.77326635141043</text:p>
          </table:table-cell>
          <table:table-cell table:formula="of:= 100 * ([.B126] - [.B125]*[.B125]) * ([.B126] - [.B125]*[.B125]) + (1 - [.B125]) * (1 - [.B125])" office:value-type="float" office:value="1.55977406158194" calcext:value-type="float">
            <text:p>1.55977406158194</text:p>
          </table:table-cell>
          <table:table-cell table:formula="of:= [.A125]*[.A125]*[.A125]*[.A125] - 16*[.A125]*[.A125] + 5*[.A125]" office:value-type="float" office:value="-2.0200655782331" calcext:value-type="float">
            <text:p>-2.0200655782331</text:p>
          </table:table-cell>
          <table:table-cell table:formula="of:= [.B125]*[.B125]*[.B125]*[.B125] - 16*[.B125]*[.B125] + 5*[.B125]" office:value-type="float" office:value="0.301371523805994" calcext:value-type="float">
            <text:p>0.3013715238059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2387949854495" calcext:value-type="float">
            <text:p>-0.152387949854495</text:p>
          </table:table-cell>
          <table:table-cell table:formula="of:=-[.A126]" office:value-type="float" office:value="0.152387949854495" calcext:value-type="float">
            <text:p>0.152387949854495</text:p>
          </table:table-cell>
          <table:table-cell/>
          <table:table-cell table:formula="of:= 100 * ([.A127] - [.A126]*[.A126]) * ([.A127] - [.A126]*[.A126]) + (1 - [.A126]) * (1 - [.A126])" office:value-type="float" office:value="6.00711557734185" calcext:value-type="float">
            <text:p>6.00711557734185</text:p>
          </table:table-cell>
          <table:table-cell table:formula="of:= 100 * ([.B127] - [.B126]*[.B126]) * ([.B127] - [.B126]*[.B126]) + (1 - [.B126]) * (1 - [.B126])" office:value-type="float" office:value="7.62256269291028" calcext:value-type="float">
            <text:p>7.62256269291028</text:p>
          </table:table-cell>
          <table:table-cell table:formula="of:= [.A126]*[.A126]*[.A126]*[.A126] - 16*[.A126]*[.A126] + 5*[.A126]" office:value-type="float" office:value="-1.13295388010942" calcext:value-type="float">
            <text:p>-1.13295388010942</text:p>
          </table:table-cell>
          <table:table-cell table:formula="of:= [.B126]*[.B126]*[.B126]*[.B126] - 16*[.B126]*[.B126] + 5*[.B126]" office:value-type="float" office:value="0.390925618435529" calcext:value-type="float">
            <text:p>0.390925618435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9534768127513" calcext:value-type="float">
            <text:p>0.239534768127513</text:p>
          </table:table-cell>
          <table:table-cell table:formula="of:=-[.A127]" office:value-type="float" office:value="-0.239534768127513" calcext:value-type="float">
            <text:p>-0.239534768127513</text:p>
          </table:table-cell>
          <table:table-cell/>
          <table:table-cell table:formula="of:= 100 * ([.A128] - [.A127]*[.A127]) * ([.A128] - [.A127]*[.A127]) + (1 - [.A127]) * (1 - [.A127])" office:value-type="float" office:value="2.81794737383738" calcext:value-type="float">
            <text:p>2.81794737383738</text:p>
          </table:table-cell>
          <table:table-cell table:formula="of:= 100 * ([.B128] - [.B127]*[.B127]) * ([.B128] - [.B127]*[.B127]) + (1 - [.B127]) * (1 - [.B127])" office:value-type="float" office:value="8.52760964857553" calcext:value-type="float">
            <text:p>8.52760964857553</text:p>
          </table:table-cell>
          <table:table-cell table:formula="of:= [.A127]*[.A127]*[.A127]*[.A127] - 16*[.A127]*[.A127] + 5*[.A127]" office:value-type="float" office:value="0.282935467610806" calcext:value-type="float">
            <text:p>0.282935467610806</text:p>
          </table:table-cell>
          <table:table-cell table:formula="of:= [.B127]*[.B127]*[.B127]*[.B127] - 16*[.B127]*[.B127] + 5*[.B127]" office:value-type="float" office:value="-2.11241221366432" calcext:value-type="float">
            <text:p>-2.112412213664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7031173539114" calcext:value-type="float">
            <text:p>0.207031173539114</text:p>
          </table:table-cell>
          <table:table-cell table:formula="of:=-[.A128]" office:value-type="float" office:value="-0.207031173539114" calcext:value-type="float">
            <text:p>-0.207031173539114</text:p>
          </table:table-cell>
          <table:table-cell/>
          <table:table-cell table:formula="of:= 100 * ([.A129] - [.A128]*[.A128]) * ([.A129] - [.A128]*[.A128]) + (1 - [.A128]) * (1 - [.A128])" office:value-type="float" office:value="2.75925403206482" calcext:value-type="float">
            <text:p>2.75925403206482</text:p>
          </table:table-cell>
          <table:table-cell table:formula="of:= 100 * ([.B129] - [.B128]*[.B128]) * ([.B129] - [.B128]*[.B128]) + (1 - [.B128]) * (1 - [.B128])" office:value-type="float" office:value="6.82469862044403" calcext:value-type="float">
            <text:p>6.82469862044403</text:p>
          </table:table-cell>
          <table:table-cell table:formula="of:= [.A128]*[.A128]*[.A128]*[.A128] - 16*[.A128]*[.A128] + 5*[.A128]" office:value-type="float" office:value="0.351202501679834" calcext:value-type="float">
            <text:p>0.351202501679834</text:p>
          </table:table-cell>
          <table:table-cell table:formula="of:= [.B128]*[.B128]*[.B128]*[.B128] - 16*[.B128]*[.B128] + 5*[.B128]" office:value-type="float" office:value="-1.71910923371131" calcext:value-type="float">
            <text:p>-1.719109233711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8822671145143" calcext:value-type="float">
            <text:p>0.188822671145143</text:p>
          </table:table-cell>
          <table:table-cell table:formula="of:=-[.A129]" office:value-type="float" office:value="-0.188822671145143" calcext:value-type="float">
            <text:p>-0.188822671145143</text:p>
          </table:table-cell>
          <table:table-cell/>
          <table:table-cell table:formula="of:= 100 * ([.A130] - [.A129]*[.A129]) * ([.A130] - [.A129]*[.A129]) + (1 - [.A129]) * (1 - [.A129])" office:value-type="float" office:value="1.4597419438937" calcext:value-type="float">
            <text:p>1.4597419438937</text:p>
          </table:table-cell>
          <table:table-cell table:formula="of:= 100 * ([.B130] - [.B129]*[.B129]) * ([.B130] - [.B129]*[.B129]) + (1 - [.B129]) * (1 - [.B129])" office:value-type="float" office:value="4.00049318063352" calcext:value-type="float">
            <text:p>4.00049318063352</text:p>
          </table:table-cell>
          <table:table-cell table:formula="of:= [.A129]*[.A129]*[.A129]*[.A129] - 16*[.A129]*[.A129] + 5*[.A129]" office:value-type="float" office:value="0.374920545308702" calcext:value-type="float">
            <text:p>0.374920545308702</text:p>
          </table:table-cell>
          <table:table-cell table:formula="of:= [.B129]*[.B129]*[.B129]*[.B129] - 16*[.B129]*[.B129] + 5*[.B129]" office:value-type="float" office:value="-1.51330616614272" calcext:value-type="float">
            <text:p>-1.513306166142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193561392254" calcext:value-type="float">
            <text:p>0.125193561392254</text:p>
          </table:table-cell>
          <table:table-cell table:formula="of:=-[.A130]" office:value-type="float" office:value="-0.125193561392254" calcext:value-type="float">
            <text:p>-0.125193561392254</text:p>
          </table:table-cell>
          <table:table-cell/>
          <table:table-cell table:formula="of:= 100 * ([.A131] - [.A130]*[.A130]) * ([.A131] - [.A130]*[.A130]) + (1 - [.A130]) * (1 - [.A130])" office:value-type="float" office:value="11.1154518789482" calcext:value-type="float">
            <text:p>11.1154518789482</text:p>
          </table:table-cell>
          <table:table-cell table:formula="of:= 100 * ([.B131] - [.B130]*[.B130]) * ([.B131] - [.B130]*[.B130]) + (1 - [.B130]) * (1 - [.B130])" office:value-type="float" office:value="13.7314502514086" calcext:value-type="float">
            <text:p>13.7314502514086</text:p>
          </table:table-cell>
          <table:table-cell table:formula="of:= [.A130]*[.A130]*[.A130]*[.A130] - 16*[.A130]*[.A130] + 5*[.A130]" office:value-type="float" office:value="0.375438618275496" calcext:value-type="float">
            <text:p>0.375438618275496</text:p>
          </table:table-cell>
          <table:table-cell table:formula="of:= [.B130]*[.B130]*[.B130]*[.B130] - 16*[.B130]*[.B130] + 5*[.B130]" office:value-type="float" office:value="-0.876496995647048" calcext:value-type="float">
            <text:p>-0.8764969956470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7390159954614" calcext:value-type="float">
            <text:p>0.337390159954614</text:p>
          </table:table-cell>
          <table:table-cell table:formula="of:=-[.A131]" office:value-type="float" office:value="-0.337390159954614" calcext:value-type="float">
            <text:p>-0.337390159954614</text:p>
          </table:table-cell>
          <table:table-cell/>
          <table:table-cell table:formula="of:= 100 * ([.A132] - [.A131]*[.A131]) * ([.A132] - [.A131]*[.A131]) + (1 - [.A131]) * (1 - [.A131])" office:value-type="float" office:value="30.7339416545921" calcext:value-type="float">
            <text:p>30.7339416545921</text:p>
          </table:table-cell>
          <table:table-cell table:formula="of:= 100 * ([.B132] - [.B131]*[.B131]) * ([.B132] - [.B131]*[.B131]) + (1 - [.B131]) * (1 - [.B131])" office:value-type="float" office:value="12.2049619148239" calcext:value-type="float">
            <text:p>12.2049619148239</text:p>
          </table:table-cell>
          <table:table-cell table:formula="of:= [.A131]*[.A131]*[.A131]*[.A131] - 16*[.A131]*[.A131] + 5*[.A131]" office:value-type="float" office:value="-0.121405369222651" calcext:value-type="float">
            <text:p>-0.121405369222651</text:p>
          </table:table-cell>
          <table:table-cell table:formula="of:= [.B131]*[.B131]*[.B131]*[.B131] - 16*[.B131]*[.B131] + 5*[.B131]" office:value-type="float" office:value="-3.49530696876879" calcext:value-type="float">
            <text:p>-3.495306968768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6575818266721" calcext:value-type="float">
            <text:p>-0.436575818266721</text:p>
          </table:table-cell>
          <table:table-cell table:formula="of:=-[.A132]" office:value-type="float" office:value="0.436575818266721" calcext:value-type="float">
            <text:p>0.436575818266721</text:p>
          </table:table-cell>
          <table:table-cell/>
          <table:table-cell table:formula="of:= 100 * ([.A133] - [.A132]*[.A132]) * ([.A133] - [.A132]*[.A132]) + (1 - [.A132]) * (1 - [.A132])" office:value-type="float" office:value="9.33861580968113" calcext:value-type="float">
            <text:p>9.33861580968113</text:p>
          </table:table-cell>
          <table:table-cell table:formula="of:= 100 * ([.B133] - [.B132]*[.B132]) * ([.B133] - [.B132]*[.B132]) + (1 - [.B132]) * (1 - [.B132])" office:value-type="float" office:value="1.56016565224063" calcext:value-type="float">
            <text:p>1.56016565224063</text:p>
          </table:table-cell>
          <table:table-cell table:formula="of:= [.A132]*[.A132]*[.A132]*[.A132] - 16*[.A132]*[.A132] + 5*[.A132]" office:value-type="float" office:value="-5.19612644558499" calcext:value-type="float">
            <text:p>-5.19612644558499</text:p>
          </table:table-cell>
          <table:table-cell table:formula="of:= [.B132]*[.B132]*[.B132]*[.B132] - 16*[.B132]*[.B132] + 5*[.B132]" office:value-type="float" office:value="-0.83036826291778" calcext:value-type="float">
            <text:p>-0.830368262917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91211449988335" calcext:value-type="float">
            <text:p>-0.0791211449988335</text:p>
          </table:table-cell>
          <table:table-cell table:formula="of:=-[.A133]" office:value-type="float" office:value="0.0791211449988335" calcext:value-type="float">
            <text:p>0.0791211449988335</text:p>
          </table:table-cell>
          <table:table-cell/>
          <table:table-cell table:formula="of:= 100 * ([.A134] - [.A133]*[.A133]) * ([.A134] - [.A133]*[.A133]) + (1 - [.A133]) * (1 - [.A133])" office:value-type="float" office:value="1.82957628991653" calcext:value-type="float">
            <text:p>1.82957628991653</text:p>
          </table:table-cell>
          <table:table-cell table:formula="of:= 100 * ([.B134] - [.B133]*[.B133]) * ([.B134] - [.B133]*[.B133]) + (1 - [.B133]) * (1 - [.B133])" office:value-type="float" office:value="1.32455609624432" calcext:value-type="float">
            <text:p>1.32455609624432</text:p>
          </table:table-cell>
          <table:table-cell table:formula="of:= [.A133]*[.A133]*[.A133]*[.A133] - 16*[.A133]*[.A133] + 5*[.A133]" office:value-type="float" office:value="-0.49572902482103" calcext:value-type="float">
            <text:p>-0.49572902482103</text:p>
          </table:table-cell>
          <table:table-cell table:formula="of:= [.B133]*[.B133]*[.B133]*[.B133] - 16*[.B133]*[.B133] + 5*[.B133]" office:value-type="float" office:value="0.295482425167305" calcext:value-type="float">
            <text:p>0.2954824251673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52919041264396" calcext:value-type="float">
            <text:p>-0.0752919041264396</text:p>
          </table:table-cell>
          <table:table-cell table:formula="of:=-[.A134]" office:value-type="float" office:value="0.0752919041264396" calcext:value-type="float">
            <text:p>0.0752919041264396</text:p>
          </table:table-cell>
          <table:table-cell/>
          <table:table-cell table:formula="of:= 100 * ([.A135] - [.A134]*[.A134]) * ([.A135] - [.A134]*[.A134]) + (1 - [.A134]) * (1 - [.A134])" office:value-type="float" office:value="20.9958896488637" calcext:value-type="float">
            <text:p>20.9958896488637</text:p>
          </table:table-cell>
          <table:table-cell table:formula="of:= 100 * ([.B135] - [.B134]*[.B134]) * ([.B135] - [.B134]*[.B134]) + (1 - [.B134]) * (1 - [.B134])" office:value-type="float" office:value="21.7175812133077" calcext:value-type="float">
            <text:p>21.7175812133077</text:p>
          </table:table-cell>
          <table:table-cell table:formula="of:= [.A134]*[.A134]*[.A134]*[.A134] - 16*[.A134]*[.A134] + 5*[.A134]" office:value-type="float" office:value="-0.467129317767505" calcext:value-type="float">
            <text:p>-0.467129317767505</text:p>
          </table:table-cell>
          <table:table-cell table:formula="of:= [.B134]*[.B134]*[.B134]*[.B134] - 16*[.B134]*[.B134] + 5*[.B134]" office:value-type="float" office:value="0.285789723496891" calcext:value-type="float">
            <text:p>0.2857897234968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1085944700269" calcext:value-type="float">
            <text:p>0.451085944700269</text:p>
          </table:table-cell>
          <table:table-cell table:formula="of:=-[.A135]" office:value-type="float" office:value="-0.451085944700269" calcext:value-type="float">
            <text:p>-0.451085944700269</text:p>
          </table:table-cell>
          <table:table-cell/>
          <table:table-cell table:formula="of:= 100 * ([.A136] - [.A135]*[.A135]) * ([.A136] - [.A135]*[.A135]) + (1 - [.A135]) * (1 - [.A135])" office:value-type="float" office:value="8.88649101142688" calcext:value-type="float">
            <text:p>8.88649101142688</text:p>
          </table:table-cell>
          <table:table-cell table:formula="of:= 100 * ([.B136] - [.B135]*[.B135]) * ([.B136] - [.B135]*[.B135]) + (1 - [.B135]) * (1 - [.B135])" office:value-type="float" office:value="51.1003182054792" calcext:value-type="float">
            <text:p>51.1003182054792</text:p>
          </table:table-cell>
          <table:table-cell table:formula="of:= [.A135]*[.A135]*[.A135]*[.A135] - 16*[.A135]*[.A135] + 5*[.A135]" office:value-type="float" office:value="-0.958823236626823" calcext:value-type="float">
            <text:p>-0.958823236626823</text:p>
          </table:table-cell>
          <table:table-cell table:formula="of:= [.B135]*[.B135]*[.B135]*[.B135] - 16*[.B135]*[.B135] + 5*[.B135]" office:value-type="float" office:value="-5.46968268362951" calcext:value-type="float">
            <text:p>-5.46968268362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483382218872" calcext:value-type="float">
            <text:p>0.496483382218872</text:p>
          </table:table-cell>
          <table:table-cell table:formula="of:=-[.A136]" office:value-type="float" office:value="-0.496483382218872" calcext:value-type="float">
            <text:p>-0.496483382218872</text:p>
          </table:table-cell>
          <table:table-cell/>
          <table:table-cell table:formula="of:= 100 * ([.A137] - [.A136]*[.A136]) * ([.A137] - [.A136]*[.A136]) + (1 - [.A136]) * (1 - [.A136])" office:value-type="float" office:value="1.28378281107309" calcext:value-type="float">
            <text:p>1.28378281107309</text:p>
          </table:table-cell>
          <table:table-cell table:formula="of:= 100 * ([.B137] - [.B136]*[.B136]) * ([.B137] - [.B136]*[.B136]) + (1 - [.B136]) * (1 - [.B136])" office:value-type="float" office:value="37.5816454284161" calcext:value-type="float">
            <text:p>37.5816454284161</text:p>
          </table:table-cell>
          <table:table-cell table:formula="of:= [.A136]*[.A136]*[.A136]*[.A136] - 16*[.A136]*[.A136] + 5*[.A136]" office:value-type="float" office:value="-1.4007549158314" calcext:value-type="float">
            <text:p>-1.4007549158314</text:p>
          </table:table-cell>
          <table:table-cell table:formula="of:= [.B136]*[.B136]*[.B136]*[.B136] - 16*[.B136]*[.B136] + 5*[.B136]" office:value-type="float" office:value="-6.36558873802012" calcext:value-type="float">
            <text:p>-6.365588738020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7997168843613" calcext:value-type="float">
            <text:p>0.347997168843613</text:p>
          </table:table-cell>
          <table:table-cell table:formula="of:=-[.A137]" office:value-type="float" office:value="-0.347997168843613" calcext:value-type="float">
            <text:p>-0.347997168843613</text:p>
          </table:table-cell>
          <table:table-cell/>
          <table:table-cell table:formula="of:= 100 * ([.A138] - [.A137]*[.A137]) * ([.A138] - [.A137]*[.A137]) + (1 - [.A137]) * (1 - [.A137])" office:value-type="float" office:value="3.15007294014776" calcext:value-type="float">
            <text:p>3.15007294014776</text:p>
          </table:table-cell>
          <table:table-cell table:formula="of:= 100 * ([.B138] - [.B137]*[.B137]) * ([.B138] - [.B137]*[.B137]) + (1 - [.B137]) * (1 - [.B137])" office:value-type="float" office:value="2.4119903613269" calcext:value-type="float">
            <text:p>2.4119903613269</text:p>
          </table:table-cell>
          <table:table-cell table:formula="of:= [.A137]*[.A137]*[.A137]*[.A137] - 16*[.A137]*[.A137] + 5*[.A137]" office:value-type="float" office:value="-0.182980926598026" calcext:value-type="float">
            <text:p>-0.182980926598026</text:p>
          </table:table-cell>
          <table:table-cell table:formula="of:= [.B137]*[.B137]*[.B137]*[.B137] - 16*[.B137]*[.B137] + 5*[.B137]" office:value-type="float" office:value="-3.66295261503416" calcext:value-type="float">
            <text:p>-3.662952615034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39726580673814" calcext:value-type="float">
            <text:p>-0.0439726580673814</text:p>
          </table:table-cell>
          <table:table-cell table:formula="of:=-[.A138]" office:value-type="float" office:value="0.0439726580673814" calcext:value-type="float">
            <text:p>0.0439726580673814</text:p>
          </table:table-cell>
          <table:table-cell/>
          <table:table-cell table:formula="of:= 100 * ([.A139] - [.A138]*[.A138]) * ([.A139] - [.A138]*[.A138]) + (1 - [.A138]) * (1 - [.A138])" office:value-type="float" office:value="19.8230374334543" calcext:value-type="float">
            <text:p>19.8230374334543</text:p>
          </table:table-cell>
          <table:table-cell table:formula="of:= 100 * ([.B139] - [.B138]*[.B138]) * ([.B139] - [.B138]*[.B138]) + (1 - [.B138]) * (1 - [.B138])" office:value-type="float" office:value="19.9834002921186" calcext:value-type="float">
            <text:p>19.9834002921186</text:p>
          </table:table-cell>
          <table:table-cell table:formula="of:= [.A138]*[.A138]*[.A138]*[.A138] - 16*[.A138]*[.A138] + 5*[.A138]" office:value-type="float" office:value="-0.250797066068781" calcext:value-type="float">
            <text:p>-0.250797066068781</text:p>
          </table:table-cell>
          <table:table-cell table:formula="of:= [.B138]*[.B138]*[.B138]*[.B138] - 16*[.B138]*[.B138] + 5*[.B138]" office:value-type="float" office:value="0.188929514605033" calcext:value-type="float">
            <text:p>0.1889295146050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4751784232095" calcext:value-type="float">
            <text:p>0.434751784232095</text:p>
          </table:table-cell>
          <table:table-cell table:formula="of:=-[.A139]" office:value-type="float" office:value="-0.434751784232095" calcext:value-type="float">
            <text:p>-0.434751784232095</text:p>
          </table:table-cell>
          <table:table-cell/>
          <table:table-cell table:formula="of:= 100 * ([.A140] - [.A139]*[.A139]) * ([.A140] - [.A139]*[.A139]) + (1 - [.A139]) * (1 - [.A139])" office:value-type="float" office:value="2.45369229614882" calcext:value-type="float">
            <text:p>2.45369229614882</text:p>
          </table:table-cell>
          <table:table-cell table:formula="of:= 100 * ([.B140] - [.B139]*[.B139]) * ([.B140] - [.B139]*[.B139]) + (1 - [.B139]) * (1 - [.B139])" office:value-type="float" office:value="7.4376497393754" calcext:value-type="float">
            <text:p>7.4376497393754</text:p>
          </table:table-cell>
          <table:table-cell table:formula="of:= [.A139]*[.A139]*[.A139]*[.A139] - 16*[.A139]*[.A139] + 5*[.A139]" office:value-type="float" office:value="-0.814662455992748" calcext:value-type="float">
            <text:p>-0.814662455992748</text:p>
          </table:table-cell>
          <table:table-cell table:formula="of:= [.B139]*[.B139]*[.B139]*[.B139] - 16*[.B139]*[.B139] + 5*[.B139]" office:value-type="float" office:value="-5.16218029831369" calcext:value-type="float">
            <text:p>-5.16218029831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292055339902" calcext:value-type="float">
            <text:p>0.04292055339902</text:p>
          </table:table-cell>
          <table:table-cell table:formula="of:=-[.A140]" office:value-type="float" office:value="-0.04292055339902" calcext:value-type="float">
            <text:p>-0.04292055339902</text:p>
          </table:table-cell>
          <table:table-cell/>
          <table:table-cell table:formula="of:= 100 * ([.A141] - [.A140]*[.A140]) * ([.A141] - [.A140]*[.A140]) + (1 - [.A140]) * (1 - [.A140])" office:value-type="float" office:value="11.8257386137918" calcext:value-type="float">
            <text:p>11.8257386137918</text:p>
          </table:table-cell>
          <table:table-cell table:formula="of:= 100 * ([.B141] - [.B140]*[.B140]) * ([.B141] - [.B140]*[.B140]) + (1 - [.B140]) * (1 - [.B140])" office:value-type="float" office:value="11.755391050089" calcext:value-type="float">
            <text:p>11.755391050089</text:p>
          </table:table-cell>
          <table:table-cell table:formula="of:= [.A140]*[.A140]*[.A140]*[.A140] - 16*[.A140]*[.A140] + 5*[.A140]" office:value-type="float" office:value="0.185131378134543" calcext:value-type="float">
            <text:p>0.185131378134543</text:p>
          </table:table-cell>
          <table:table-cell table:formula="of:= [.B140]*[.B140]*[.B140]*[.B140] - 16*[.B140]*[.B140] + 5*[.B140]" office:value-type="float" office:value="-0.244074155855657" calcext:value-type="float">
            <text:p>-0.2440741558556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456744451489" calcext:value-type="float">
            <text:p>-0.328456744451489</text:p>
          </table:table-cell>
          <table:table-cell table:formula="of:=-[.A141]" office:value-type="float" office:value="0.328456744451489" calcext:value-type="float">
            <text:p>0.328456744451489</text:p>
          </table:table-cell>
          <table:table-cell/>
          <table:table-cell table:formula="of:= 100 * ([.A142] - [.A141]*[.A141]) * ([.A142] - [.A141]*[.A141]) + (1 - [.A141]) * (1 - [.A141])" office:value-type="float" office:value="3.11813702596278" calcext:value-type="float">
            <text:p>3.11813702596278</text:p>
          </table:table-cell>
          <table:table-cell table:formula="of:= 100 * ([.B142] - [.B141]*[.B141]) * ([.B142] - [.B141]*[.B141]) + (1 - [.B141]) * (1 - [.B141])" office:value-type="float" office:value="11.4800641841739" calcext:value-type="float">
            <text:p>11.4800641841739</text:p>
          </table:table-cell>
          <table:table-cell table:formula="of:= [.A141]*[.A141]*[.A141]*[.A141] - 16*[.A141]*[.A141] + 5*[.A141]" office:value-type="float" office:value="-3.35678612845065" calcext:value-type="float">
            <text:p>-3.35678612845065</text:p>
          </table:table-cell>
          <table:table-cell table:formula="of:= [.B141]*[.B141]*[.B141]*[.B141] - 16*[.B141]*[.B141] + 5*[.B141]" office:value-type="float" office:value="-0.0722186839357621" calcext:value-type="float">
            <text:p>-0.07221868393576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4216962568411" calcext:value-type="float">
            <text:p>0.224216962568411</text:p>
          </table:table-cell>
          <table:table-cell table:formula="of:=-[.A142]" office:value-type="float" office:value="-0.224216962568411" calcext:value-type="float">
            <text:p>-0.224216962568411</text:p>
          </table:table-cell>
          <table:table-cell/>
          <table:table-cell table:formula="of:= 100 * ([.A143] - [.A142]*[.A142]) * ([.A143] - [.A142]*[.A142]) + (1 - [.A142]) * (1 - [.A142])" office:value-type="float" office:value="2.32085043245929" calcext:value-type="float">
            <text:p>2.32085043245929</text:p>
          </table:table-cell>
          <table:table-cell table:formula="of:= 100 * ([.B143] - [.B142]*[.B142]) * ([.B143] - [.B142]*[.B142]) + (1 - [.B142]) * (1 - [.B142])" office:value-type="float" office:value="6.8652295264604" calcext:value-type="float">
            <text:p>6.8652295264604</text:p>
          </table:table-cell>
          <table:table-cell table:formula="of:= [.A142]*[.A142]*[.A142]*[.A142] - 16*[.A142]*[.A142] + 5*[.A142]" office:value-type="float" office:value="0.319240271281471" calcext:value-type="float">
            <text:p>0.319240271281471</text:p>
          </table:table-cell>
          <table:table-cell table:formula="of:= [.B142]*[.B142]*[.B142]*[.B142] - 16*[.B142]*[.B142] + 5*[.B142]" office:value-type="float" office:value="-1.92292935440264" calcext:value-type="float">
            <text:p>-1.922929354402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1384310340453" calcext:value-type="float">
            <text:p>0.181384310340453</text:p>
          </table:table-cell>
          <table:table-cell table:formula="of:=-[.A143]" office:value-type="float" office:value="-0.181384310340453" calcext:value-type="float">
            <text:p>-0.181384310340453</text:p>
          </table:table-cell>
          <table:table-cell/>
          <table:table-cell table:formula="of:= 100 * ([.A144] - [.A143]*[.A143]) * ([.A144] - [.A143]*[.A143]) + (1 - [.A143]) * (1 - [.A143])" office:value-type="float" office:value="21.2553804956941" calcext:value-type="float">
            <text:p>21.2553804956941</text:p>
          </table:table-cell>
          <table:table-cell table:formula="of:= 100 * ([.B144] - [.B143]*[.B143]) * ([.B144] - [.B143]*[.B143]) + (1 - [.B143]) * (1 - [.B143])" office:value-type="float" office:value="16.4430205444928" calcext:value-type="float">
            <text:p>16.4430205444928</text:p>
          </table:table-cell>
          <table:table-cell table:formula="of:= [.A143]*[.A143]*[.A143]*[.A143] - 16*[.A143]*[.A143] + 5*[.A143]" office:value-type="float" office:value="0.381599690736308" calcext:value-type="float">
            <text:p>0.381599690736308</text:p>
          </table:table-cell>
          <table:table-cell table:formula="of:= [.B143]*[.B143]*[.B143]*[.B143] - 16*[.B143]*[.B143] + 5*[.B143]" office:value-type="float" office:value="-1.43224341266822" calcext:value-type="float">
            <text:p>-1.432243412668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080942822566" calcext:value-type="float">
            <text:p>-0.42080942822566</text:p>
          </table:table-cell>
          <table:table-cell table:formula="of:=-[.A144]" office:value-type="float" office:value="0.42080942822566" calcext:value-type="float">
            <text:p>0.42080942822566</text:p>
          </table:table-cell>
          <table:table-cell/>
          <table:table-cell table:formula="of:= 100 * ([.A145] - [.A144]*[.A144]) * ([.A145] - [.A144]*[.A144]) + (1 - [.A144]) * (1 - [.A144])" office:value-type="float" office:value="6.22240809152521" calcext:value-type="float">
            <text:p>6.22240809152521</text:p>
          </table:table-cell>
          <table:table-cell table:formula="of:= 100 * ([.B145] - [.B144]*[.B144]) * ([.B145] - [.B144]*[.B144]) + (1 - [.B144]) * (1 - [.B144])" office:value-type="float" office:value="31.6048774693218" calcext:value-type="float">
            <text:p>31.6048774693218</text:p>
          </table:table-cell>
          <table:table-cell table:formula="of:= [.A144]*[.A144]*[.A144]*[.A144] - 16*[.A144]*[.A144] + 5*[.A144]" office:value-type="float" office:value="-4.9059788092649" calcext:value-type="float">
            <text:p>-4.9059788092649</text:p>
          </table:table-cell>
          <table:table-cell table:formula="of:= [.B144]*[.B144]*[.B144]*[.B144] - 16*[.B144]*[.B144] + 5*[.B144]" office:value-type="float" office:value="-0.697884527008299" calcext:value-type="float">
            <text:p>-0.6978845270082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2110052281133" calcext:value-type="float">
            <text:p>0.382110052281133</text:p>
          </table:table-cell>
          <table:table-cell table:formula="of:=-[.A145]" office:value-type="float" office:value="-0.382110052281133" calcext:value-type="float">
            <text:p>-0.382110052281133</text:p>
          </table:table-cell>
          <table:table-cell/>
          <table:table-cell table:formula="of:= 100 * ([.A146] - [.A145]*[.A145]) * ([.A146] - [.A145]*[.A145]) + (1 - [.A145]) * (1 - [.A145])" office:value-type="float" office:value="10.7943731940785" calcext:value-type="float">
            <text:p>10.7943731940785</text:p>
          </table:table-cell>
          <table:table-cell table:formula="of:= 100 * ([.B146] - [.B145]*[.B145]) * ([.B146] - [.B145]*[.B145]) + (1 - [.B145]) * (1 - [.B145])" office:value-type="float" office:value="39.6960290312035" calcext:value-type="float">
            <text:p>39.6960290312035</text:p>
          </table:table-cell>
          <table:table-cell table:formula="of:= [.A145]*[.A145]*[.A145]*[.A145] - 16*[.A145]*[.A145] + 5*[.A145]" office:value-type="float" office:value="-0.404260848517646" calcext:value-type="float">
            <text:p>-0.404260848517646</text:p>
          </table:table-cell>
          <table:table-cell table:formula="of:= [.B145]*[.B145]*[.B145]*[.B145] - 16*[.B145]*[.B145] + 5*[.B145]" office:value-type="float" office:value="-4.22536137132898" calcext:value-type="float">
            <text:p>-4.225361371328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8693468335685" calcext:value-type="float">
            <text:p>0.468693468335685</text:p>
          </table:table-cell>
          <table:table-cell table:formula="of:=-[.A146]" office:value-type="float" office:value="-0.468693468335685" calcext:value-type="float">
            <text:p>-0.468693468335685</text:p>
          </table:table-cell>
          <table:table-cell/>
          <table:table-cell table:formula="of:= 100 * ([.A147] - [.A146]*[.A146]) * ([.A147] - [.A146]*[.A146]) + (1 - [.A146]) * (1 - [.A146])" office:value-type="float" office:value="3.26854623796043" calcext:value-type="float">
            <text:p>3.26854623796043</text:p>
          </table:table-cell>
          <table:table-cell table:formula="of:= 100 * ([.B147] - [.B146]*[.B146]) * ([.B147] - [.B146]*[.B146]) + (1 - [.B146]) * (1 - [.B146])" office:value-type="float" office:value="39.6304482621105" calcext:value-type="float">
            <text:p>39.6304482621105</text:p>
          </table:table-cell>
          <table:table-cell table:formula="of:= [.A146]*[.A146]*[.A146]*[.A146] - 16*[.A146]*[.A146] + 5*[.A146]" office:value-type="float" office:value="-1.12305325833714" calcext:value-type="float">
            <text:p>-1.12305325833714</text:p>
          </table:table-cell>
          <table:table-cell table:formula="of:= [.B146]*[.B146]*[.B146]*[.B146] - 16*[.B146]*[.B146] + 5*[.B146]" office:value-type="float" office:value="-5.80998794169399" calcext:value-type="float">
            <text:p>-5.809987941693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248154182685" calcext:value-type="float">
            <text:p>0.39248154182685</text:p>
          </table:table-cell>
          <table:table-cell table:formula="of:=-[.A147]" office:value-type="float" office:value="-0.39248154182685" calcext:value-type="float">
            <text:p>-0.39248154182685</text:p>
          </table:table-cell>
          <table:table-cell/>
          <table:table-cell table:formula="of:= 100 * ([.A148] - [.A147]*[.A147]) * ([.A148] - [.A147]*[.A147]) + (1 - [.A147]) * (1 - [.A147])" office:value-type="float" office:value="0.975280816711752" calcext:value-type="float">
            <text:p>0.975280816711752</text:p>
          </table:table-cell>
          <table:table-cell table:formula="of:= 100 * ([.B148] - [.B147]*[.B147]) * ([.B148] - [.B147]*[.B147]) + (1 - [.B147]) * (1 - [.B147])" office:value-type="float" office:value="16.8341665915436" calcext:value-type="float">
            <text:p>16.8341665915436</text:p>
          </table:table-cell>
          <table:table-cell table:formula="of:= [.A147]*[.A147]*[.A147]*[.A147] - 16*[.A147]*[.A147] + 5*[.A147]" office:value-type="float" office:value="-0.478531597630464" calcext:value-type="float">
            <text:p>-0.478531597630464</text:p>
          </table:table-cell>
          <table:table-cell table:formula="of:= [.B147]*[.B147]*[.B147]*[.B147] - 16*[.B147]*[.B147] + 5*[.B147]" office:value-type="float" office:value="-4.40334701589896" calcext:value-type="float">
            <text:p>-4.403347015898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1900744722267" calcext:value-type="float">
            <text:p>0.231900744722267</text:p>
          </table:table-cell>
          <table:table-cell table:formula="of:=-[.A148]" office:value-type="float" office:value="-0.231900744722267" calcext:value-type="float">
            <text:p>-0.231900744722267</text:p>
          </table:table-cell>
          <table:table-cell/>
          <table:table-cell table:formula="of:= 100 * ([.A149] - [.A148]*[.A148]) * ([.A149] - [.A148]*[.A148]) + (1 - [.A148]) * (1 - [.A148])" office:value-type="float" office:value="19.8906594507068" calcext:value-type="float">
            <text:p>19.8906594507068</text:p>
          </table:table-cell>
          <table:table-cell table:formula="of:= 100 * ([.B149] - [.B148]*[.B148]) * ([.B149] - [.B148]*[.B148]) + (1 - [.B148]) * (1 - [.B148])" office:value-type="float" office:value="31.425499089181" calcext:value-type="float">
            <text:p>31.425499089181</text:p>
          </table:table-cell>
          <table:table-cell table:formula="of:= [.A148]*[.A148]*[.A148]*[.A148] - 16*[.A148]*[.A148] + 5*[.A148]" office:value-type="float" office:value="0.301948505654761" calcext:value-type="float">
            <text:p>0.301948505654761</text:p>
          </table:table-cell>
          <table:table-cell table:formula="of:= [.B148]*[.B148]*[.B148]*[.B148] - 16*[.B148]*[.B148] + 5*[.B148]" office:value-type="float" office:value="-2.01705894156791" calcext:value-type="float">
            <text:p>-2.017058941567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310338130874" calcext:value-type="float">
            <text:p>0.49310338130874</text:p>
          </table:table-cell>
          <table:table-cell table:formula="of:=-[.A149]" office:value-type="float" office:value="-0.49310338130874" calcext:value-type="float">
            <text:p>-0.49310338130874</text:p>
          </table:table-cell>
          <table:table-cell/>
          <table:table-cell table:formula="of:= 100 * ([.A150] - [.A149]*[.A149]) * ([.A150] - [.A149]*[.A149]) + (1 - [.A149]) * (1 - [.A149])" office:value-type="float" office:value="29.9540297211742" calcext:value-type="float">
            <text:p>29.9540297211742</text:p>
          </table:table-cell>
          <table:table-cell table:formula="of:= 100 * ([.B150] - [.B149]*[.B149]) * ([.B150] - [.B149]*[.B149]) + (1 - [.B149]) * (1 - [.B149])" office:value-type="float" office:value="2.57332159381744" calcext:value-type="float">
            <text:p>2.57332159381744</text:p>
          </table:table-cell>
          <table:table-cell table:formula="of:= [.A149]*[.A149]*[.A149]*[.A149] - 16*[.A149]*[.A149] + 5*[.A149]" office:value-type="float" office:value="-1.36577582609797" calcext:value-type="float">
            <text:p>-1.36577582609797</text:p>
          </table:table-cell>
          <table:table-cell table:formula="of:= [.B149]*[.B149]*[.B149]*[.B149] - 16*[.B149]*[.B149] + 5*[.B149]" office:value-type="float" office:value="-6.29680963918537" calcext:value-type="float">
            <text:p>-6.29680963918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799379125015" calcext:value-type="float">
            <text:p>-0.301799379125015</text:p>
          </table:table-cell>
          <table:table-cell table:formula="of:=-[.A150]" office:value-type="float" office:value="0.301799379125015" calcext:value-type="float">
            <text:p>0.301799379125015</text:p>
          </table:table-cell>
          <table:table-cell/>
          <table:table-cell table:formula="of:= 100 * ([.A151] - [.A150]*[.A150]) * ([.A151] - [.A150]*[.A150]) + (1 - [.A150]) * (1 - [.A150])" office:value-type="float" office:value="6.61834136134856" calcext:value-type="float">
            <text:p>6.61834136134856</text:p>
          </table:table-cell>
          <table:table-cell table:formula="of:= 100 * ([.B151] - [.B150]*[.B150]) * ([.B151] - [.B150]*[.B150]) + (1 - [.B150]) * (1 - [.B150])" office:value-type="float" office:value="16.8138469789575" calcext:value-type="float">
            <text:p>16.8138469789575</text:p>
          </table:table-cell>
          <table:table-cell table:formula="of:= [.A150]*[.A150]*[.A150]*[.A150] - 16*[.A150]*[.A150] + 5*[.A150]" office:value-type="float" office:value="-2.95802665112861" calcext:value-type="float">
            <text:p>-2.95802665112861</text:p>
          </table:table-cell>
          <table:table-cell table:formula="of:= [.B150]*[.B150]*[.B150]*[.B150] - 16*[.B150]*[.B150] + 5*[.B150]" office:value-type="float" office:value="0.059967140121536" calcext:value-type="float">
            <text:p>0.059967140121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2976076895272" calcext:value-type="float">
            <text:p>0.312976076895272</text:p>
          </table:table-cell>
          <table:table-cell table:formula="of:=-[.A151]" office:value-type="float" office:value="-0.312976076895272" calcext:value-type="float">
            <text:p>-0.312976076895272</text:p>
          </table:table-cell>
          <table:table-cell/>
          <table:table-cell table:formula="of:= 100 * ([.A152] - [.A151]*[.A151]) * ([.A152] - [.A151]*[.A151]) + (1 - [.A151]) * (1 - [.A151])" office:value-type="float" office:value="1.62451609575598" calcext:value-type="float">
            <text:p>1.62451609575598</text:p>
          </table:table-cell>
          <table:table-cell table:formula="of:= 100 * ([.B152] - [.B151]*[.B151]) * ([.B152] - [.B151]*[.B151]) + (1 - [.B151]) * (1 - [.B151])" office:value-type="float" office:value="2.50806662183144" calcext:value-type="float">
            <text:p>2.50806662183144</text:p>
          </table:table-cell>
          <table:table-cell table:formula="of:= [.A151]*[.A151]*[.A151]*[.A151] - 16*[.A151]*[.A151] + 5*[.A151]" office:value-type="float" office:value="0.00721098009292009" calcext:value-type="float">
            <text:p>0.00721098009292009</text:p>
          </table:table-cell>
          <table:table-cell table:formula="of:= [.B151]*[.B151]*[.B151]*[.B151] - 16*[.B151]*[.B151] + 5*[.B151]" office:value-type="float" office:value="-3.1225497888598" calcext:value-type="float">
            <text:p>-3.12254978885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94011905738649" calcext:value-type="float">
            <text:p>-0.0094011905738649</text:p>
          </table:table-cell>
          <table:table-cell table:formula="of:=-[.A152]" office:value-type="float" office:value="0.0094011905738649" calcext:value-type="float">
            <text:p>0.0094011905738649</text:p>
          </table:table-cell>
          <table:table-cell/>
          <table:table-cell table:formula="of:= 100 * ([.A153] - [.A152]*[.A152]) * ([.A153] - [.A152]*[.A152]) + (1 - [.A152]) * (1 - [.A152])" office:value-type="float" office:value="1.0194744913405" calcext:value-type="float">
            <text:p>1.0194744913405</text:p>
          </table:table-cell>
          <table:table-cell table:formula="of:= 100 * ([.B153] - [.B152]*[.B152]) * ([.B153] - [.B152]*[.B152]) + (1 - [.B152]) * (1 - [.B152])" office:value-type="float" office:value="0.981958267984331" calcext:value-type="float">
            <text:p>0.981958267984331</text:p>
          </table:table-cell>
          <table:table-cell table:formula="of:= [.A152]*[.A152]*[.A152]*[.A152] - 16*[.A152]*[.A152] + 5*[.A152]" office:value-type="float" office:value="-0.0484200632051767" calcext:value-type="float">
            <text:p>-0.0484200632051767</text:p>
          </table:table-cell>
          <table:table-cell table:formula="of:= [.B152]*[.B152]*[.B152]*[.B152] - 16*[.B152]*[.B152] + 5*[.B152]" office:value-type="float" office:value="0.0455918425334723" calcext:value-type="float">
            <text:p>0.04559184253347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250442834520459" calcext:value-type="float">
            <text:p>0.00250442834520459</text:p>
          </table:table-cell>
          <table:table-cell table:formula="of:=-[.A153]" office:value-type="float" office:value="-0.00250442834520459" calcext:value-type="float">
            <text:p>-0.00250442834520459</text:p>
          </table:table-cell>
          <table:table-cell/>
          <table:table-cell table:formula="of:= 100 * ([.A154] - [.A153]*[.A153]) * ([.A154] - [.A153]*[.A153]) + (1 - [.A153]) * (1 - [.A153])" office:value-type="float" office:value="1.63113750439764" calcext:value-type="float">
            <text:p>1.63113750439764</text:p>
          </table:table-cell>
          <table:table-cell table:formula="of:= 100 * ([.B154] - [.B153]*[.B153]) * ([.B154] - [.B153]*[.B153]) + (1 - [.B153]) * (1 - [.B153])" office:value-type="float" office:value="1.64095513051667" calcext:value-type="float">
            <text:p>1.64095513051667</text:p>
          </table:table-cell>
          <table:table-cell table:formula="of:= [.A153]*[.A153]*[.A153]*[.A153] - 16*[.A153]*[.A153] + 5*[.A153]" office:value-type="float" office:value="0.0124217871839827" calcext:value-type="float">
            <text:p>0.0124217871839827</text:p>
          </table:table-cell>
          <table:table-cell table:formula="of:= [.B153]*[.B153]*[.B153]*[.B153] - 16*[.B153]*[.B153] + 5*[.B153]" office:value-type="float" office:value="-0.0126224962680632" calcext:value-type="float">
            <text:p>-0.0126224962680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97521185525385" calcext:value-type="float">
            <text:p>-0.0797521185525385</text:p>
          </table:table-cell>
          <table:table-cell table:formula="of:=-[.A154]" office:value-type="float" office:value="0.0797521185525385" calcext:value-type="float">
            <text:p>0.0797521185525385</text:p>
          </table:table-cell>
          <table:table-cell/>
          <table:table-cell table:formula="of:= 100 * ([.A155] - [.A154]*[.A154]) * ([.A155] - [.A154]*[.A154]) + (1 - [.A154]) * (1 - [.A154])" office:value-type="float" office:value="1.91456135777485" calcext:value-type="float">
            <text:p>1.91456135777485</text:p>
          </table:table-cell>
          <table:table-cell table:formula="of:= 100 * ([.B155] - [.B154]*[.B154]) * ([.B155] - [.B154]*[.B154]) + (1 - [.B154]) * (1 - [.B154])" office:value-type="float" office:value="1.39159554576733" calcext:value-type="float">
            <text:p>1.39159554576733</text:p>
          </table:table-cell>
          <table:table-cell table:formula="of:= [.A154]*[.A154]*[.A154]*[.A154] - 16*[.A154]*[.A154] + 5*[.A154]" office:value-type="float" office:value="-0.500486544687161" calcext:value-type="float">
            <text:p>-0.500486544687161</text:p>
          </table:table-cell>
          <table:table-cell table:formula="of:= [.B154]*[.B154]*[.B154]*[.B154] - 16*[.B154]*[.B154] + 5*[.B154]" office:value-type="float" office:value="0.297034640838224" calcext:value-type="float">
            <text:p>0.2970346408382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1668623569191" calcext:value-type="float">
            <text:p>-0.0801668623569191</text:p>
          </table:table-cell>
          <table:table-cell table:formula="of:=-[.A155]" office:value-type="float" office:value="0.0801668623569191" calcext:value-type="float">
            <text:p>0.0801668623569191</text:p>
          </table:table-cell>
          <table:table-cell/>
          <table:table-cell table:formula="of:= 100 * ([.A156] - [.A155]*[.A155]) * ([.A156] - [.A155]*[.A155]) + (1 - [.A155]) * (1 - [.A155])" office:value-type="float" office:value="2.39502599071159" calcext:value-type="float">
            <text:p>2.39502599071159</text:p>
          </table:table-cell>
          <table:table-cell table:formula="of:= 100 * ([.B156] - [.B155]*[.B155]) * ([.B156] - [.B155]*[.B155]) + (1 - [.B155]) * (1 - [.B155])" office:value-type="float" office:value="2.37578192519246" calcext:value-type="float">
            <text:p>2.37578192519246</text:p>
          </table:table-cell>
          <table:table-cell table:formula="of:= [.A155]*[.A155]*[.A155]*[.A155] - 16*[.A155]*[.A155] + 5*[.A155]" office:value-type="float" office:value="-0.503620622102279" calcext:value-type="float">
            <text:p>-0.503620622102279</text:p>
          </table:table-cell>
          <table:table-cell table:formula="of:= [.B155]*[.B155]*[.B155]*[.B155] - 16*[.B155]*[.B155] + 5*[.B155]" office:value-type="float" office:value="0.298048001466911" calcext:value-type="float">
            <text:p>0.2980480014669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253867810624" calcext:value-type="float">
            <text:p>0.117253867810624</text:p>
          </table:table-cell>
          <table:table-cell table:formula="of:=-[.A156]" office:value-type="float" office:value="-0.117253867810624" calcext:value-type="float">
            <text:p>-0.117253867810624</text:p>
          </table:table-cell>
          <table:table-cell/>
          <table:table-cell table:formula="of:= 100 * ([.A157] - [.A156]*[.A156]) * ([.A157] - [.A156]*[.A156]) + (1 - [.A156]) * (1 - [.A156])" office:value-type="float" office:value="7.80477145737818" calcext:value-type="float">
            <text:p>7.80477145737818</text:p>
          </table:table-cell>
          <table:table-cell table:formula="of:= 100 * ([.B157] - [.B156]*[.B156]) * ([.B157] - [.B156]*[.B156]) + (1 - [.B156]) * (1 - [.B156])" office:value-type="float" office:value="6.89174288537424" calcext:value-type="float">
            <text:p>6.89174288537424</text:p>
          </table:table-cell>
          <table:table-cell table:formula="of:= [.A156]*[.A156]*[.A156]*[.A156] - 16*[.A156]*[.A156] + 5*[.A156]" office:value-type="float" office:value="0.366482847202347" calcext:value-type="float">
            <text:p>0.366482847202347</text:p>
          </table:table-cell>
          <table:table-cell table:formula="of:= [.B156]*[.B156]*[.B156]*[.B156] - 16*[.B156]*[.B156] + 5*[.B156]" office:value-type="float" office:value="-0.806055830903895" calcext:value-type="float">
            <text:p>-0.8060558309038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1308707777007" calcext:value-type="float">
            <text:p>-0.251308707777007</text:p>
          </table:table-cell>
          <table:table-cell table:formula="of:=-[.A157]" office:value-type="float" office:value="0.251308707777007" calcext:value-type="float">
            <text:p>0.251308707777007</text:p>
          </table:table-cell>
          <table:table-cell/>
          <table:table-cell table:formula="of:= 100 * ([.A158] - [.A157]*[.A157]) * ([.A158] - [.A157]*[.A157]) + (1 - [.A157]) * (1 - [.A157])" office:value-type="float" office:value="7.2677118895952" calcext:value-type="float">
            <text:p>7.2677118895952</text:p>
          </table:table-cell>
          <table:table-cell table:formula="of:= 100 * ([.B158] - [.B157]*[.B157]) * ([.B158] - [.B157]*[.B157]) + (1 - [.B157]) * (1 - [.B157])" office:value-type="float" office:value="13.8902997063033" calcext:value-type="float">
            <text:p>13.8902997063033</text:p>
          </table:table-cell>
          <table:table-cell table:formula="of:= [.A157]*[.A157]*[.A157]*[.A157] - 16*[.A157]*[.A157] + 5*[.A157]" office:value-type="float" office:value="-2.26305191580886" calcext:value-type="float">
            <text:p>-2.26305191580886</text:p>
          </table:table-cell>
          <table:table-cell table:formula="of:= [.B157]*[.B157]*[.B157]*[.B157] - 16*[.B157]*[.B157] + 5*[.B157]" office:value-type="float" office:value="0.250035161961208" calcext:value-type="float">
            <text:p>0.2500351619612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943386356596" calcext:value-type="float">
            <text:p>0.301943386356596</text:p>
          </table:table-cell>
          <table:table-cell table:formula="of:=-[.A158]" office:value-type="float" office:value="-0.301943386356596" calcext:value-type="float">
            <text:p>-0.301943386356596</text:p>
          </table:table-cell>
          <table:table-cell/>
          <table:table-cell table:formula="of:= 100 * ([.A159] - [.A158]*[.A158]) * ([.A159] - [.A158]*[.A158]) + (1 - [.A158]) * (1 - [.A158])" office:value-type="float" office:value="0.851827317391395" calcext:value-type="float">
            <text:p>0.851827317391395</text:p>
          </table:table-cell>
          <table:table-cell table:formula="of:= 100 * ([.B159] - [.B158]*[.B158]) * ([.B159] - [.B158]*[.B158]) + (1 - [.B158]) * (1 - [.B158])" office:value-type="float" office:value="3.18253232028764" calcext:value-type="float">
            <text:p>3.18253232028764</text:p>
          </table:table-cell>
          <table:table-cell table:formula="of:= [.A158]*[.A158]*[.A158]*[.A158] - 16*[.A158]*[.A158] + 5*[.A158]" office:value-type="float" office:value="0.0593119287448478" calcext:value-type="float">
            <text:p>0.0593119287448478</text:p>
          </table:table-cell>
          <table:table-cell table:formula="of:= [.B158]*[.B158]*[.B158]*[.B158] - 16*[.B158]*[.B158] + 5*[.B158]" office:value-type="float" office:value="-2.96012193482111" calcext:value-type="float">
            <text:p>-2.960121934821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07923060043381" calcext:value-type="float">
            <text:p>0.0307923060043381</text:p>
          </table:table-cell>
          <table:table-cell table:formula="of:=-[.A159]" office:value-type="float" office:value="-0.0307923060043381" calcext:value-type="float">
            <text:p>-0.0307923060043381</text:p>
          </table:table-cell>
          <table:table-cell/>
          <table:table-cell table:formula="of:= 100 * ([.A160] - [.A159]*[.A159]) * ([.A160] - [.A159]*[.A159]) + (1 - [.A159]) * (1 - [.A159])" office:value-type="float" office:value="1.28047194804841" calcext:value-type="float">
            <text:p>1.28047194804841</text:p>
          </table:table-cell>
          <table:table-cell table:formula="of:= 100 * ([.B160] - [.B159]*[.B159]) * ([.B160] - [.B159]*[.B159]) + (1 - [.B159]) * (1 - [.B159])" office:value-type="float" office:value="1.42615164120338" calcext:value-type="float">
            <text:p>1.42615164120338</text:p>
          </table:table-cell>
          <table:table-cell table:formula="of:= [.A159]*[.A159]*[.A159]*[.A159] - 16*[.A159]*[.A159] + 5*[.A159]" office:value-type="float" office:value="0.138791771295624" calcext:value-type="float">
            <text:p>0.138791771295624</text:p>
          </table:table-cell>
          <table:table-cell table:formula="of:= [.B159]*[.B159]*[.B159]*[.B159] - 16*[.B159]*[.B159] + 5*[.B159]" office:value-type="float" office:value="-0.169131288747757" calcext:value-type="float">
            <text:p>-0.1691312887477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93526517200195" calcext:value-type="float">
            <text:p>0.0593526517200195</text:p>
          </table:table-cell>
          <table:table-cell table:formula="of:=-[.A160]" office:value-type="float" office:value="-0.0593526517200195" calcext:value-type="float">
            <text:p>-0.0593526517200195</text:p>
          </table:table-cell>
          <table:table-cell/>
          <table:table-cell table:formula="of:= 100 * ([.A161] - [.A160]*[.A160]) * ([.A161] - [.A160]*[.A160]) + (1 - [.A160]) * (1 - [.A160])" office:value-type="float" office:value="15.6810206515345" calcext:value-type="float">
            <text:p>15.6810206515345</text:p>
          </table:table-cell>
          <table:table-cell table:formula="of:= 100 * ([.B161] - [.B160]*[.B160]) * ([.B161] - [.B160]*[.B160]) + (1 - [.B160]) * (1 - [.B160])" office:value-type="float" office:value="16.465415225543" calcext:value-type="float">
            <text:p>16.465415225543</text:p>
          </table:table-cell>
          <table:table-cell table:formula="of:= [.A160]*[.A160]*[.A160]*[.A160] - 16*[.A160]*[.A160] + 5*[.A160]" office:value-type="float" office:value="0.240411872018777" calcext:value-type="float">
            <text:p>0.240411872018777</text:p>
          </table:table-cell>
          <table:table-cell table:formula="of:= [.B160]*[.B160]*[.B160]*[.B160] - 16*[.B160]*[.B160] + 5*[.B160]" office:value-type="float" office:value="-0.353114645181418" calcext:value-type="float">
            <text:p>-0.353114645181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181069006306" calcext:value-type="float">
            <text:p>0.388181069006306</text:p>
          </table:table-cell>
          <table:table-cell table:formula="of:=-[.A161]" office:value-type="float" office:value="-0.388181069006306" calcext:value-type="float">
            <text:p>-0.388181069006306</text:p>
          </table:table-cell>
          <table:table-cell/>
          <table:table-cell table:formula="of:= 100 * ([.A162] - [.A161]*[.A161]) * ([.A162] - [.A161]*[.A161]) + (1 - [.A161]) * (1 - [.A161])" office:value-type="float" office:value="3.9238923981647" calcext:value-type="float">
            <text:p>3.9238923981647</text:p>
          </table:table-cell>
          <table:table-cell table:formula="of:= 100 * ([.B162] - [.B161]*[.B161]) * ([.B162] - [.B161]*[.B161]) + (1 - [.B161]) * (1 - [.B161])" office:value-type="float" office:value="3.20317973752659" calcext:value-type="float">
            <text:p>3.20317973752659</text:p>
          </table:table-cell>
          <table:table-cell table:formula="of:= [.A161]*[.A161]*[.A161]*[.A161] - 16*[.A161]*[.A161] + 5*[.A161]" office:value-type="float" office:value="-0.447341501027858" calcext:value-type="float">
            <text:p>-0.447341501027858</text:p>
          </table:table-cell>
          <table:table-cell table:formula="of:= [.B161]*[.B161]*[.B161]*[.B161] - 16*[.B161]*[.B161] + 5*[.B161]" office:value-type="float" office:value="-4.32915219109092" calcext:value-type="float">
            <text:p>-4.329152191090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7718482955121" calcext:value-type="float">
            <text:p>-0.037718482955121</text:p>
          </table:table-cell>
          <table:table-cell table:formula="of:=-[.A162]" office:value-type="float" office:value="0.037718482955121" calcext:value-type="float">
            <text:p>0.037718482955121</text:p>
          </table:table-cell>
          <table:table-cell/>
          <table:table-cell table:formula="of:= 100 * ([.A163] - [.A162]*[.A162]) * ([.A163] - [.A162]*[.A162]) + (1 - [.A162]) * (1 - [.A162])" office:value-type="float" office:value="2.11663988420532" calcext:value-type="float">
            <text:p>2.11663988420532</text:p>
          </table:table-cell>
          <table:table-cell table:formula="of:= 100 * ([.B163] - [.B162]*[.B162]) * ([.B163] - [.B162]*[.B162]) + (1 - [.B162]) * (1 - [.B162])" office:value-type="float" office:value="1.90854735023025" calcext:value-type="float">
            <text:p>1.90854735023025</text:p>
          </table:table-cell>
          <table:table-cell table:formula="of:= [.A162]*[.A162]*[.A162]*[.A162] - 16*[.A162]*[.A162] + 5*[.A162]" office:value-type="float" office:value="-0.211353334048937" calcext:value-type="float">
            <text:p>-0.211353334048937</text:p>
          </table:table-cell>
          <table:table-cell table:formula="of:= [.B162]*[.B162]*[.B162]*[.B162] - 16*[.B162]*[.B162] + 5*[.B162]" office:value-type="float" office:value="0.165831495502273" calcext:value-type="float">
            <text:p>0.1658314955022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0546930848105" calcext:value-type="float">
            <text:p>-0.100546930848105</text:p>
          </table:table-cell>
          <table:table-cell table:formula="of:=-[.A163]" office:value-type="float" office:value="0.100546930848105" calcext:value-type="float">
            <text:p>0.100546930848105</text:p>
          </table:table-cell>
          <table:table-cell/>
          <table:table-cell table:formula="of:= 100 * ([.A164] - [.A163]*[.A163]) * ([.A164] - [.A163]*[.A163]) + (1 - [.A163]) * (1 - [.A163])" office:value-type="float" office:value="8.96203266416347" calcext:value-type="float">
            <text:p>8.96203266416347</text:p>
          </table:table-cell>
          <table:table-cell table:formula="of:= 100 * ([.B164] - [.B163]*[.B163]) * ([.B164] - [.B163]*[.B163]) + (1 - [.B163]) * (1 - [.B163])" office:value-type="float" office:value="7.4749001072833" calcext:value-type="float">
            <text:p>7.4749001072833</text:p>
          </table:table-cell>
          <table:table-cell table:formula="of:= [.A163]*[.A163]*[.A163]*[.A163] - 16*[.A163]*[.A163] + 5*[.A163]" office:value-type="float" office:value="-0.664387413351177" calcext:value-type="float">
            <text:p>-0.664387413351177</text:p>
          </table:table-cell>
          <table:table-cell table:formula="of:= [.B163]*[.B163]*[.B163]*[.B163] - 16*[.B163]*[.B163] + 5*[.B163]" office:value-type="float" office:value="0.341081895129872" calcext:value-type="float">
            <text:p>0.3410818951298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8293423824139" calcext:value-type="float">
            <text:p>-0.268293423824139</text:p>
          </table:table-cell>
          <table:table-cell table:formula="of:=-[.A164]" office:value-type="float" office:value="0.268293423824139" calcext:value-type="float">
            <text:p>0.268293423824139</text:p>
          </table:table-cell>
          <table:table-cell/>
          <table:table-cell table:formula="of:= 100 * ([.A165] - [.A164]*[.A164]) * ([.A165] - [.A164]*[.A164]) + (1 - [.A164]) * (1 - [.A164])" office:value-type="float" office:value="8.66795832905324" calcext:value-type="float">
            <text:p>8.66795832905324</text:p>
          </table:table-cell>
          <table:table-cell table:formula="of:= 100 * ([.B165] - [.B164]*[.B164]) * ([.B165] - [.B164]*[.B164]) + (1 - [.B164]) * (1 - [.B164])" office:value-type="float" office:value="2.01727237491848" calcext:value-type="float">
            <text:p>2.01727237491848</text:p>
          </table:table-cell>
          <table:table-cell table:formula="of:= [.A164]*[.A164]*[.A164]*[.A164] - 16*[.A164]*[.A164] + 5*[.A164]" office:value-type="float" office:value="-2.48798758302727" calcext:value-type="float">
            <text:p>-2.48798758302727</text:p>
          </table:table-cell>
          <table:table-cell table:formula="of:= [.B164]*[.B164]*[.B164]*[.B164] - 16*[.B164]*[.B164] + 5*[.B164]" office:value-type="float" office:value="0.194946655214121" calcext:value-type="float">
            <text:p>0.1949466552141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3713767030883" calcext:value-type="float">
            <text:p>-0.193713767030883</text:p>
          </table:table-cell>
          <table:table-cell table:formula="of:=-[.A165]" office:value-type="float" office:value="0.193713767030883" calcext:value-type="float">
            <text:p>0.193713767030883</text:p>
          </table:table-cell>
          <table:table-cell/>
          <table:table-cell table:formula="of:= 100 * ([.A166] - [.A165]*[.A165]) * ([.A166] - [.A165]*[.A165]) + (1 - [.A165]) * (1 - [.A165])" office:value-type="float" office:value="21.4872343601374" calcext:value-type="float">
            <text:p>21.4872343601374</text:p>
          </table:table-cell>
          <table:table-cell table:formula="of:= 100 * ([.B166] - [.B165]*[.B165]) * ([.B166] - [.B165]*[.B165]) + (1 - [.B165]) * (1 - [.B165])" office:value-type="float" office:value="27.9987543487983" calcext:value-type="float">
            <text:p>27.9987543487983</text:p>
          </table:table-cell>
          <table:table-cell table:formula="of:= [.A165]*[.A165]*[.A165]*[.A165] - 16*[.A165]*[.A165] + 5*[.A165]" office:value-type="float" office:value="-1.56756108435967" calcext:value-type="float">
            <text:p>-1.56756108435967</text:p>
          </table:table-cell>
          <table:table-cell table:formula="of:= [.B165]*[.B165]*[.B165]*[.B165] - 16*[.B165]*[.B165] + 5*[.B165]" office:value-type="float" office:value="0.369576585949166" calcext:value-type="float">
            <text:p>0.3695765859491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5434409490954" calcext:value-type="float">
            <text:p>0.485434409490954</text:p>
          </table:table-cell>
          <table:table-cell table:formula="of:=-[.A166]" office:value-type="float" office:value="-0.485434409490954" calcext:value-type="float">
            <text:p>-0.485434409490954</text:p>
          </table:table-cell>
          <table:table-cell/>
          <table:table-cell table:formula="of:= 100 * ([.A167] - [.A166]*[.A166]) * ([.A167] - [.A166]*[.A166]) + (1 - [.A166]) * (1 - [.A166])" office:value-type="float" office:value="0.448016433196734" calcext:value-type="float">
            <text:p>0.448016433196734</text:p>
          </table:table-cell>
          <table:table-cell table:formula="of:= 100 * ([.B167] - [.B166]*[.B166]) * ([.B167] - [.B166]*[.B166]) + (1 - [.B166]) * (1 - [.B166])" office:value-type="float" office:value="20.5666043401781" calcext:value-type="float">
            <text:p>20.5666043401781</text:p>
          </table:table-cell>
          <table:table-cell table:formula="of:= [.A166]*[.A166]*[.A166]*[.A166] - 16*[.A166]*[.A166] + 5*[.A166]" office:value-type="float" office:value="-1.28764370320166" calcext:value-type="float">
            <text:p>-1.28764370320166</text:p>
          </table:table-cell>
          <table:table-cell table:formula="of:= [.B166]*[.B166]*[.B166]*[.B166] - 16*[.B166]*[.B166] + 5*[.B166]" office:value-type="float" office:value="-6.1419877981112" calcext:value-type="float">
            <text:p>-6.14198779811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2840177812688" calcext:value-type="float">
            <text:p>0.192840177812688</text:p>
          </table:table-cell>
          <table:table-cell table:formula="of:=-[.A167]" office:value-type="float" office:value="-0.192840177812688" calcext:value-type="float">
            <text:p>-0.192840177812688</text:p>
          </table:table-cell>
          <table:table-cell/>
          <table:table-cell table:formula="of:= 100 * ([.A168] - [.A167]*[.A167]) * ([.A168] - [.A167]*[.A167]) + (1 - [.A167]) * (1 - [.A167])" office:value-type="float" office:value="5.2953220685073" calcext:value-type="float">
            <text:p>5.2953220685073</text:p>
          </table:table-cell>
          <table:table-cell table:formula="of:= 100 * ([.B168] - [.B167]*[.B167]) * ([.B168] - [.B167]*[.B167]) + (1 - [.B167]) * (1 - [.B167])" office:value-type="float" office:value="9.82531766905609" calcext:value-type="float">
            <text:p>9.82531766905609</text:p>
          </table:table-cell>
          <table:table-cell table:formula="of:= [.A167]*[.A167]*[.A167]*[.A167] - 16*[.A167]*[.A167] + 5*[.A167]" office:value-type="float" office:value="0.370586440025502" calcext:value-type="float">
            <text:p>0.370586440025502</text:p>
          </table:table-cell>
          <table:table-cell table:formula="of:= [.B167]*[.B167]*[.B167]*[.B167] - 16*[.B167]*[.B167] + 5*[.B167]" office:value-type="float" office:value="-1.55781533810138" calcext:value-type="float">
            <text:p>-1.557815338101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2682463821099" calcext:value-type="float">
            <text:p>0.252682463821099</text:p>
          </table:table-cell>
          <table:table-cell table:formula="of:=-[.A168]" office:value-type="float" office:value="-0.252682463821099" calcext:value-type="float">
            <text:p>-0.252682463821099</text:p>
          </table:table-cell>
          <table:table-cell/>
          <table:table-cell table:formula="of:= 100 * ([.A169] - [.A168]*[.A168]) * ([.A169] - [.A168]*[.A168]) + (1 - [.A168]) * (1 - [.A168])" office:value-type="float" office:value="1.33781772430382" calcext:value-type="float">
            <text:p>1.33781772430382</text:p>
          </table:table-cell>
          <table:table-cell table:formula="of:= 100 * ([.B169] - [.B168]*[.B168]) * ([.B169] - [.B168]*[.B168]) + (1 - [.B168]) * (1 - [.B168])" office:value-type="float" office:value="6.23380959418858" calcext:value-type="float">
            <text:p>6.23380959418858</text:p>
          </table:table-cell>
          <table:table-cell table:formula="of:= [.A168]*[.A168]*[.A168]*[.A168] - 16*[.A168]*[.A168] + 5*[.A168]" office:value-type="float" office:value="0.245914100439402" calcext:value-type="float">
            <text:p>0.245914100439402</text:p>
          </table:table-cell>
          <table:table-cell table:formula="of:= [.B168]*[.B168]*[.B168]*[.B168] - 16*[.B168]*[.B168] + 5*[.B168]" office:value-type="float" office:value="-2.28091053777158" calcext:value-type="float">
            <text:p>-2.280910537771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2128336019669" calcext:value-type="float">
            <text:p>0.152128336019669</text:p>
          </table:table-cell>
          <table:table-cell table:formula="of:=-[.A169]" office:value-type="float" office:value="-0.152128336019669" calcext:value-type="float">
            <text:p>-0.152128336019669</text:p>
          </table:table-cell>
          <table:table-cell/>
          <table:table-cell table:formula="of:= 100 * ([.A170] - [.A169]*[.A169]) * ([.A170] - [.A169]*[.A169]) + (1 - [.A169]) * (1 - [.A169])" office:value-type="float" office:value="1.61227619587417" calcext:value-type="float">
            <text:p>1.61227619587417</text:p>
          </table:table-cell>
          <table:table-cell table:formula="of:= 100 * ([.B170] - [.B169]*[.B169]) * ([.B170] - [.B169]*[.B169]) + (1 - [.B169]) * (1 - [.B169])" office:value-type="float" office:value="3.31001472281565" calcext:value-type="float">
            <text:p>3.31001472281565</text:p>
          </table:table-cell>
          <table:table-cell table:formula="of:= [.A169]*[.A169]*[.A169]*[.A169] - 16*[.A169]*[.A169] + 5*[.A169]" office:value-type="float" office:value="0.390888790042815" calcext:value-type="float">
            <text:p>0.390888790042815</text:p>
          </table:table-cell>
          <table:table-cell table:formula="of:= [.B169]*[.B169]*[.B169]*[.B169] - 16*[.B169]*[.B169] + 5*[.B169]" office:value-type="float" office:value="-1.13039457015388" calcext:value-type="float">
            <text:p>-1.130394570153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662332209439" calcext:value-type="float">
            <text:p>0.117662332209439</text:p>
          </table:table-cell>
          <table:table-cell table:formula="of:=-[.A170]" office:value-type="float" office:value="-0.117662332209439" calcext:value-type="float">
            <text:p>-0.117662332209439</text:p>
          </table:table-cell>
          <table:table-cell/>
          <table:table-cell table:formula="of:= 100 * ([.A171] - [.A170]*[.A170]) * ([.A171] - [.A170]*[.A170]) + (1 - [.A170]) * (1 - [.A170])" office:value-type="float" office:value="19.0644596991794" calcext:value-type="float">
            <text:p>19.0644596991794</text:p>
          </table:table-cell>
          <table:table-cell table:formula="of:= 100 * ([.B171] - [.B170]*[.B170]) * ([.B171] - [.B170]*[.B170]) + (1 - [.B170]) * (1 - [.B170])" office:value-type="float" office:value="17.2437116905532" calcext:value-type="float">
            <text:p>17.2437116905532</text:p>
          </table:table-cell>
          <table:table-cell table:formula="of:= [.A170]*[.A170]*[.A170]*[.A170] - 16*[.A170]*[.A170] + 5*[.A170]" office:value-type="float" office:value="0.366992538399313" calcext:value-type="float">
            <text:p>0.366992538399313</text:p>
          </table:table-cell>
          <table:table-cell table:formula="of:= [.B170]*[.B170]*[.B170]*[.B170] - 16*[.B170]*[.B170] + 5*[.B170]" office:value-type="float" office:value="-0.809630783695079" calcext:value-type="float">
            <text:p>-0.8096307836950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3776201124359" calcext:value-type="float">
            <text:p>-0.413776201124359</text:p>
          </table:table-cell>
          <table:table-cell table:formula="of:=-[.A171]" office:value-type="float" office:value="0.413776201124359" calcext:value-type="float">
            <text:p>0.413776201124359</text:p>
          </table:table-cell>
          <table:table-cell/>
          <table:table-cell table:formula="of:= 100 * ([.A172] - [.A171]*[.A171]) * ([.A172] - [.A171]*[.A171]) + (1 - [.A171]) * (1 - [.A171])" office:value-type="float" office:value="4.30489780248352" calcext:value-type="float">
            <text:p>4.30489780248352</text:p>
          </table:table-cell>
          <table:table-cell table:formula="of:= 100 * ([.B172] - [.B171]*[.B171]) * ([.B172] - [.B171]*[.B171]) + (1 - [.B171]) * (1 - [.B171])" office:value-type="float" office:value="24.7750406081907" calcext:value-type="float">
            <text:p>24.7750406081907</text:p>
          </table:table-cell>
          <table:table-cell table:formula="of:= [.A171]*[.A171]*[.A171]*[.A171] - 16*[.A171]*[.A171] + 5*[.A171]" office:value-type="float" office:value="-4.77893980042001" calcext:value-type="float">
            <text:p>-4.77893980042001</text:p>
          </table:table-cell>
          <table:table-cell table:formula="of:= [.B171]*[.B171]*[.B171]*[.B171] - 16*[.B171]*[.B171] + 5*[.B171]" office:value-type="float" office:value="-0.641177789176422" calcext:value-type="float">
            <text:p>-0.641177789176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3070372418962" calcext:value-type="float">
            <text:p>0.323070372418962</text:p>
          </table:table-cell>
          <table:table-cell table:formula="of:=-[.A172]" office:value-type="float" office:value="-0.323070372418962" calcext:value-type="float">
            <text:p>-0.323070372418962</text:p>
          </table:table-cell>
          <table:table-cell/>
          <table:table-cell table:formula="of:= 100 * ([.A173] - [.A172]*[.A172]) * ([.A173] - [.A172]*[.A172]) + (1 - [.A172]) * (1 - [.A172])" office:value-type="float" office:value="2.09641455003959" calcext:value-type="float">
            <text:p>2.09641455003959</text:p>
          </table:table-cell>
          <table:table-cell table:formula="of:= 100 * ([.B173] - [.B172]*[.B172]) * ([.B173] - [.B172]*[.B172]) + (1 - [.B172]) * (1 - [.B172])" office:value-type="float" office:value="13.0899228507388" calcext:value-type="float">
            <text:p>13.0899228507388</text:p>
          </table:table-cell>
          <table:table-cell table:formula="of:= [.A172]*[.A172]*[.A172]*[.A172] - 16*[.A172]*[.A172] + 5*[.A172]" office:value-type="float" office:value="-0.0437455574083154" calcext:value-type="float">
            <text:p>-0.0437455574083154</text:p>
          </table:table-cell>
          <table:table-cell table:formula="of:= [.B172]*[.B172]*[.B172]*[.B172] - 16*[.B172]*[.B172] + 5*[.B172]" office:value-type="float" office:value="-3.27444928159793" calcext:value-type="float">
            <text:p>-3.274449281597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2365903894787" calcext:value-type="float">
            <text:p>0.232365903894787</text:p>
          </table:table-cell>
          <table:table-cell table:formula="of:=-[.A173]" office:value-type="float" office:value="-0.232365903894787" calcext:value-type="float">
            <text:p>-0.232365903894787</text:p>
          </table:table-cell>
          <table:table-cell/>
          <table:table-cell table:formula="of:= 100 * ([.A174] - [.A173]*[.A173]) * ([.A174] - [.A173]*[.A173]) + (1 - [.A173]) * (1 - [.A173])" office:value-type="float" office:value="1.07447725312135" calcext:value-type="float">
            <text:p>1.07447725312135</text:p>
          </table:table-cell>
          <table:table-cell table:formula="of:= 100 * ([.B174] - [.B173]*[.B173]) * ([.B174] - [.B173]*[.B173]) + (1 - [.B173]) * (1 - [.B173])" office:value-type="float" office:value="1.66564798577973" calcext:value-type="float">
            <text:p>1.66564798577973</text:p>
          </table:table-cell>
          <table:table-cell table:formula="of:= [.A173]*[.A173]*[.A173]*[.A173] - 16*[.A173]*[.A173] + 5*[.A173]" office:value-type="float" office:value="0.300842249461149" calcext:value-type="float">
            <text:p>0.300842249461149</text:p>
          </table:table-cell>
          <table:table-cell table:formula="of:= [.B173]*[.B173]*[.B173]*[.B173] - 16*[.B173]*[.B173] + 5*[.B173]" office:value-type="float" office:value="-2.02281678948672" calcext:value-type="float">
            <text:p>-2.022816789486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56634730791787" calcext:value-type="float">
            <text:p>-0.0156634730791787</text:p>
          </table:table-cell>
          <table:table-cell table:formula="of:=-[.A174]" office:value-type="float" office:value="0.0156634730791787" calcext:value-type="float">
            <text:p>0.0156634730791787</text:p>
          </table:table-cell>
          <table:table-cell/>
          <table:table-cell table:formula="of:= 100 * ([.A175] - [.A174]*[.A174]) * ([.A175] - [.A174]*[.A174]) + (1 - [.A174]) * (1 - [.A174])" office:value-type="float" office:value="2.59401205043323" calcext:value-type="float">
            <text:p>2.59401205043323</text:p>
          </table:table-cell>
          <table:table-cell table:formula="of:= 100 * ([.B175] - [.B174]*[.B174]) * ([.B175] - [.B174]*[.B174]) + (1 - [.B174]) * (1 - [.B174])" office:value-type="float" office:value="2.54364921863383" calcext:value-type="float">
            <text:p>2.54364921863383</text:p>
          </table:table-cell>
          <table:table-cell table:formula="of:= [.A174]*[.A174]*[.A174]*[.A174] - 16*[.A174]*[.A174] + 5*[.A174]" office:value-type="float" office:value="-0.0822428154244588" calcext:value-type="float">
            <text:p>-0.0822428154244588</text:p>
          </table:table-cell>
          <table:table-cell table:formula="of:= [.B174]*[.B174]*[.B174]*[.B174] - 16*[.B174]*[.B174] + 5*[.B174]" office:value-type="float" office:value="0.0743919153673282" calcext:value-type="float">
            <text:p>0.07439191536732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242934761116" calcext:value-type="float">
            <text:p>0.125242934761116</text:p>
          </table:table-cell>
          <table:table-cell table:formula="of:=-[.A175]" office:value-type="float" office:value="-0.125242934761116" calcext:value-type="float">
            <text:p>-0.125242934761116</text:p>
          </table:table-cell>
          <table:table-cell/>
          <table:table-cell table:formula="of:= 100 * ([.A176] - [.A175]*[.A175]) * ([.A176] - [.A175]*[.A175]) + (1 - [.A175]) * (1 - [.A175])" office:value-type="float" office:value="15.4664779587007" calcext:value-type="float">
            <text:p>15.4664779587007</text:p>
          </table:table-cell>
          <table:table-cell table:formula="of:= 100 * ([.B176] - [.B175]*[.B175]) * ([.B176] - [.B175]*[.B175]) + (1 - [.B175]) * (1 - [.B175])" office:value-type="float" office:value="13.6601532643647" calcext:value-type="float">
            <text:p>13.6601532643647</text:p>
          </table:table-cell>
          <table:table-cell table:formula="of:= [.A175]*[.A175]*[.A175]*[.A175] - 16*[.A175]*[.A175] + 5*[.A175]" office:value-type="float" office:value="0.37548803457721" calcext:value-type="float">
            <text:p>0.37548803457721</text:p>
          </table:table-cell>
          <table:table-cell table:formula="of:= [.B175]*[.B175]*[.B175]*[.B175] - 16*[.B175]*[.B175] + 5*[.B175]" office:value-type="float" office:value="-0.876941313033948" calcext:value-type="float">
            <text:p>-0.8769413130339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7736664061916" calcext:value-type="float">
            <text:p>-0.367736664061916</text:p>
          </table:table-cell>
          <table:table-cell table:formula="of:=-[.A176]" office:value-type="float" office:value="0.367736664061916" calcext:value-type="float">
            <text:p>0.367736664061916</text:p>
          </table:table-cell>
          <table:table-cell/>
          <table:table-cell table:formula="of:= 100 * ([.A177] - [.A176]*[.A176]) * ([.A177] - [.A176]*[.A176]) + (1 - [.A176]) * (1 - [.A176])" office:value-type="float" office:value="9.4633736865992" calcext:value-type="float">
            <text:p>9.4633736865992</text:p>
          </table:table-cell>
          <table:table-cell table:formula="of:= 100 * ([.B177] - [.B176]*[.B176]) * ([.B177] - [.B176]*[.B176]) + (1 - [.B176]) * (1 - [.B176])" office:value-type="float" office:value="30.2122861742369" calcext:value-type="float">
            <text:p>30.2122861742369</text:p>
          </table:table-cell>
          <table:table-cell table:formula="of:= [.A176]*[.A176]*[.A176]*[.A176] - 16*[.A176]*[.A176] + 5*[.A176]" office:value-type="float" office:value="-3.98408016421306" calcext:value-type="float">
            <text:p>-3.98408016421306</text:p>
          </table:table-cell>
          <table:table-cell table:formula="of:= [.B176]*[.B176]*[.B176]*[.B176] - 16*[.B176]*[.B176] + 5*[.B176]" office:value-type="float" office:value="-0.3067135235939" calcext:value-type="float">
            <text:p>-0.30671352359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778255437802" calcext:value-type="float">
            <text:p>0.410778255437802</text:p>
          </table:table-cell>
          <table:table-cell table:formula="of:=-[.A177]" office:value-type="float" office:value="-0.410778255437802" calcext:value-type="float">
            <text:p>-0.410778255437802</text:p>
          </table:table-cell>
          <table:table-cell/>
          <table:table-cell table:formula="of:= 100 * ([.A178] - [.A177]*[.A177]) * ([.A178] - [.A177]*[.A177]) + (1 - [.A177]) * (1 - [.A177])" office:value-type="float" office:value="1.05364148407189" calcext:value-type="float">
            <text:p>1.05364148407189</text:p>
          </table:table-cell>
          <table:table-cell table:formula="of:= 100 * ([.B178] - [.B177]*[.B177]) * ([.B178] - [.B177]*[.B177]) + (1 - [.B177]) * (1 - [.B177])" office:value-type="float" office:value="19.7589379874727" calcext:value-type="float">
            <text:p>19.7589379874727</text:p>
          </table:table-cell>
          <table:table-cell table:formula="of:= [.A177]*[.A177]*[.A177]*[.A177] - 16*[.A177]*[.A177] + 5*[.A177]" office:value-type="float" office:value="-0.61745635082345" calcext:value-type="float">
            <text:p>-0.61745635082345</text:p>
          </table:table-cell>
          <table:table-cell table:formula="of:= [.B177]*[.B177]*[.B177]*[.B177] - 16*[.B177]*[.B177] + 5*[.B177]" office:value-type="float" office:value="-4.72523890520147" calcext:value-type="float">
            <text:p>-4.725238905201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2789903616409" calcext:value-type="float">
            <text:p>0.252789903616409</text:p>
          </table:table-cell>
          <table:table-cell table:formula="of:=-[.A178]" office:value-type="float" office:value="-0.252789903616409" calcext:value-type="float">
            <text:p>-0.252789903616409</text:p>
          </table:table-cell>
          <table:table-cell/>
          <table:table-cell table:formula="of:= 100 * ([.A179] - [.A178]*[.A178]) * ([.A179] - [.A178]*[.A178]) + (1 - [.A178]) * (1 - [.A178])" office:value-type="float" office:value="0.568204637965317" calcext:value-type="float">
            <text:p>0.568204637965317</text:p>
          </table:table-cell>
          <table:table-cell table:formula="of:= 100 * ([.B179] - [.B178]*[.B178]) * ([.B179] - [.B178]*[.B178]) + (1 - [.B178]) * (1 - [.B178])" office:value-type="float" office:value="3.46688271846934" calcext:value-type="float">
            <text:p>3.46688271846934</text:p>
          </table:table-cell>
          <table:table-cell table:formula="of:= [.A178]*[.A178]*[.A178]*[.A178] - 16*[.A178]*[.A178] + 5*[.A178]" office:value-type="float" office:value="0.24558931174357" calcext:value-type="float">
            <text:p>0.24558931174357</text:p>
          </table:table-cell>
          <table:table-cell table:formula="of:= [.B178]*[.B178]*[.B178]*[.B178] - 16*[.B178]*[.B178] + 5*[.B178]" office:value-type="float" office:value="-2.28230972442052" calcext:value-type="float">
            <text:p>-2.282309724420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38434143350022" calcext:value-type="float">
            <text:p>0.0738434143350022</text:p>
          </table:table-cell>
          <table:table-cell table:formula="of:=-[.A179]" office:value-type="float" office:value="-0.0738434143350022" calcext:value-type="float">
            <text:p>-0.0738434143350022</text:p>
          </table:table-cell>
          <table:table-cell/>
          <table:table-cell table:formula="of:= 100 * ([.A180] - [.A179]*[.A179]) * ([.A180] - [.A179]*[.A179]) + (1 - [.A179]) * (1 - [.A179])" office:value-type="float" office:value="17.2421666358856" calcext:value-type="float">
            <text:p>17.2421666358856</text:p>
          </table:table-cell>
          <table:table-cell table:formula="of:= 100 * ([.B180] - [.B179]*[.B179]) * ([.B180] - [.B179]*[.B179]) + (1 - [.B179]) * (1 - [.B179])" office:value-type="float" office:value="16.6665595560929" calcext:value-type="float">
            <text:p>16.6665595560929</text:p>
          </table:table-cell>
          <table:table-cell table:formula="of:= [.A179]*[.A179]*[.A179]*[.A179] - 16*[.A179]*[.A179] + 5*[.A179]" office:value-type="float" office:value="0.282001207795983" calcext:value-type="float">
            <text:p>0.282001207795983</text:p>
          </table:table-cell>
          <table:table-cell table:formula="of:= [.B179]*[.B179]*[.B179]*[.B179] - 16*[.B179]*[.B179] + 5*[.B179]" office:value-type="float" office:value="-0.456432935554039" calcext:value-type="float">
            <text:p>-0.4564329355540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9323639282852" calcext:value-type="float">
            <text:p>-0.399323639282852</text:p>
          </table:table-cell>
          <table:table-cell table:formula="of:=-[.A180]" office:value-type="float" office:value="0.399323639282852" calcext:value-type="float">
            <text:p>0.399323639282852</text:p>
          </table:table-cell>
          <table:table-cell/>
          <table:table-cell table:formula="of:= 100 * ([.A181] - [.A180]*[.A180]) * ([.A181] - [.A180]*[.A180]) + (1 - [.A180]) * (1 - [.A180])" office:value-type="float" office:value="3.85300422315462" calcext:value-type="float">
            <text:p>3.85300422315462</text:p>
          </table:table-cell>
          <table:table-cell table:formula="of:= 100 * ([.B181] - [.B180]*[.B180]) * ([.B181] - [.B180]*[.B180]) + (1 - [.B180]) * (1 - [.B180])" office:value-type="float" office:value="3.64645624969961" calcext:value-type="float">
            <text:p>3.64645624969961</text:p>
          </table:table-cell>
          <table:table-cell table:formula="of:= [.A180]*[.A180]*[.A180]*[.A180] - 16*[.A180]*[.A180] + 5*[.A180]" office:value-type="float" office:value="-4.52254080832905" calcext:value-type="float">
            <text:p>-4.52254080832905</text:p>
          </table:table-cell>
          <table:table-cell table:formula="of:= [.B180]*[.B180]*[.B180]*[.B180] - 16*[.B180]*[.B180] + 5*[.B180]" office:value-type="float" office:value="-0.52930441550053" calcext:value-type="float">
            <text:p>-0.529304415500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18040901791555" calcext:value-type="float">
            <text:p>0.0218040901791555</text:p>
          </table:table-cell>
          <table:table-cell table:formula="of:=-[.A181]" office:value-type="float" office:value="-0.0218040901791555" calcext:value-type="float">
            <text:p>-0.0218040901791555</text:p>
          </table:table-cell>
          <table:table-cell/>
          <table:table-cell table:formula="of:= 100 * ([.A182] - [.A181]*[.A181]) * ([.A182] - [.A181]*[.A181]) + (1 - [.A181]) * (1 - [.A181])" office:value-type="float" office:value="10.5206452800828" calcext:value-type="float">
            <text:p>10.5206452800828</text:p>
          </table:table-cell>
          <table:table-cell table:formula="of:= 100 * ([.B182] - [.B181]*[.B181]) * ([.B182] - [.B181]*[.B181]) + (1 - [.B181]) * (1 - [.B181])" office:value-type="float" office:value="10.6667619814863" calcext:value-type="float">
            <text:p>10.6667619814863</text:p>
          </table:table-cell>
          <table:table-cell table:formula="of:= [.A181]*[.A181]*[.A181]*[.A181] - 16*[.A181]*[.A181] + 5*[.A181]" office:value-type="float" office:value="0.101413983341732" calcext:value-type="float">
            <text:p>0.101413983341732</text:p>
          </table:table-cell>
          <table:table-cell table:formula="of:= [.B181]*[.B181]*[.B181]*[.B181] - 16*[.B181]*[.B181] + 5*[.B181]" office:value-type="float" office:value="-0.116626918449823" calcext:value-type="float">
            <text:p>-0.116626918449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9729004295293" calcext:value-type="float">
            <text:p>0.309729004295293</text:p>
          </table:table-cell>
          <table:table-cell table:formula="of:=-[.A182]" office:value-type="float" office:value="-0.309729004295293" calcext:value-type="float">
            <text:p>-0.309729004295293</text:p>
          </table:table-cell>
          <table:table-cell/>
          <table:table-cell table:formula="of:= 100 * ([.A183] - [.A182]*[.A182]) * ([.A183] - [.A182]*[.A182]) + (1 - [.A182]) * (1 - [.A182])" office:value-type="float" office:value="19.2239001082475" calcext:value-type="float">
            <text:p>19.2239001082475</text:p>
          </table:table-cell>
          <table:table-cell table:formula="of:= 100 * ([.B183] - [.B182]*[.B182]) * ([.B183] - [.B182]*[.B182]) + (1 - [.B182]) * (1 - [.B182])" office:value-type="float" office:value="7.52922088526195" calcext:value-type="float">
            <text:p>7.52922088526195</text:p>
          </table:table-cell>
          <table:table-cell table:formula="of:= [.A182]*[.A182]*[.A182]*[.A182] - 16*[.A182]*[.A182] + 5*[.A182]" office:value-type="float" office:value="0.0229350832363169" calcext:value-type="float">
            <text:p>0.0229350832363169</text:p>
          </table:table-cell>
          <table:table-cell table:formula="of:= [.B182]*[.B182]*[.B182]*[.B182] - 16*[.B182]*[.B182] + 5*[.B182]" office:value-type="float" office:value="-3.07435495971661" calcext:value-type="float">
            <text:p>-3.07435495971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705092347985" calcext:value-type="float">
            <text:p>-0.33705092347985</text:p>
          </table:table-cell>
          <table:table-cell table:formula="of:=-[.A183]" office:value-type="float" office:value="0.33705092347985" calcext:value-type="float">
            <text:p>0.33705092347985</text:p>
          </table:table-cell>
          <table:table-cell/>
          <table:table-cell table:formula="of:= 100 * ([.A184] - [.A183]*[.A183]) * ([.A184] - [.A183]*[.A183]) + (1 - [.A183]) * (1 - [.A183])" office:value-type="float" office:value="4.96288866837651" calcext:value-type="float">
            <text:p>4.96288866837651</text:p>
          </table:table-cell>
          <table:table-cell table:formula="of:= 100 * ([.B184] - [.B183]*[.B183]) * ([.B184] - [.B183]*[.B183]) + (1 - [.B183]) * (1 - [.B183])" office:value-type="float" office:value="0.679760306128252" calcext:value-type="float">
            <text:p>0.679760306128252</text:p>
          </table:table-cell>
          <table:table-cell table:formula="of:= [.A183]*[.A183]*[.A183]*[.A183] - 16*[.A183]*[.A183] + 5*[.A183]" office:value-type="float" office:value="-3.49000210224188" calcext:value-type="float">
            <text:p>-3.49000210224188</text:p>
          </table:table-cell>
          <table:table-cell table:formula="of:= [.B183]*[.B183]*[.B183]*[.B183] - 16*[.B183]*[.B183] + 5*[.B183]" office:value-type="float" office:value="-0.11949286744338" calcext:value-type="float">
            <text:p>-0.119492867443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45871207521395" calcext:value-type="float">
            <text:p>-0.0645871207521395</text:p>
          </table:table-cell>
          <table:table-cell table:formula="of:=-[.A184]" office:value-type="float" office:value="0.0645871207521395" calcext:value-type="float">
            <text:p>0.0645871207521395</text:p>
          </table:table-cell>
          <table:table-cell/>
          <table:table-cell table:formula="of:= 100 * ([.A185] - [.A184]*[.A184]) * ([.A185] - [.A184]*[.A184]) + (1 - [.A184]) * (1 - [.A184])" office:value-type="float" office:value="2.9927044998439" calcext:value-type="float">
            <text:p>2.9927044998439</text:p>
          </table:table-cell>
          <table:table-cell table:formula="of:= 100 * ([.B185] - [.B184]*[.B184]) * ([.B185] - [.B184]*[.B184]) + (1 - [.B184]) * (1 - [.B184])" office:value-type="float" office:value="2.96884382931387" calcext:value-type="float">
            <text:p>2.96884382931387</text:p>
          </table:table-cell>
          <table:table-cell table:formula="of:= [.A184]*[.A184]*[.A184]*[.A184] - 16*[.A184]*[.A184] + 5*[.A184]" office:value-type="float" office:value="-0.389662141053249" calcext:value-type="float">
            <text:p>-0.389662141053249</text:p>
          </table:table-cell>
          <table:table-cell table:formula="of:= [.B184]*[.B184]*[.B184]*[.B184] - 16*[.B184]*[.B184] + 5*[.B184]" office:value-type="float" office:value="0.256209066468146" calcext:value-type="float">
            <text:p>0.2562090664681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529802191018" calcext:value-type="float">
            <text:p>0.140529802191018</text:p>
          </table:table-cell>
          <table:table-cell table:formula="of:=-[.A185]" office:value-type="float" office:value="-0.140529802191018" calcext:value-type="float">
            <text:p>-0.140529802191018</text:p>
          </table:table-cell>
          <table:table-cell/>
          <table:table-cell table:formula="of:= 100 * ([.A186] - [.A185]*[.A185]) * ([.A186] - [.A185]*[.A185]) + (1 - [.A185]) * (1 - [.A185])" office:value-type="float" office:value="1.96905645843541" calcext:value-type="float">
            <text:p>1.96905645843541</text:p>
          </table:table-cell>
          <table:table-cell table:formula="of:= 100 * ([.B186] - [.B185]*[.B185]) * ([.B186] - [.B185]*[.B185]) + (1 - [.B185]) * (1 - [.B185])" office:value-type="float" office:value="3.56340119477402" calcext:value-type="float">
            <text:p>3.56340119477402</text:p>
          </table:table-cell>
          <table:table-cell table:formula="of:= [.A185]*[.A185]*[.A185]*[.A185] - 16*[.A185]*[.A185] + 5*[.A185]" office:value-type="float" office:value="0.387061014294935" calcext:value-type="float">
            <text:p>0.387061014294935</text:p>
          </table:table-cell>
          <table:table-cell table:formula="of:= [.B185]*[.B185]*[.B185]*[.B185] - 16*[.B185]*[.B185] + 5*[.B185]" office:value-type="float" office:value="-1.01823700761524" calcext:value-type="float">
            <text:p>-1.018237007615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670554493417" calcext:value-type="float">
            <text:p>0.130670554493417</text:p>
          </table:table-cell>
          <table:table-cell table:formula="of:=-[.A186]" office:value-type="float" office:value="-0.130670554493417" calcext:value-type="float">
            <text:p>-0.130670554493417</text:p>
          </table:table-cell>
          <table:table-cell/>
          <table:table-cell table:formula="of:= 100 * ([.A187] - [.A186]*[.A186]) * ([.A187] - [.A186]*[.A186]) + (1 - [.A186]) * (1 - [.A186])" office:value-type="float" office:value="2.05128304985563" calcext:value-type="float">
            <text:p>2.05128304985563</text:p>
          </table:table-cell>
          <table:table-cell table:formula="of:= 100 * ([.B187] - [.B186]*[.B186]) * ([.B187] - [.B186]*[.B186]) + (1 - [.B186]) * (1 - [.B186])" office:value-type="float" office:value="3.46798095291202" calcext:value-type="float">
            <text:p>3.46798095291202</text:p>
          </table:table-cell>
          <table:table-cell table:formula="of:= [.A186]*[.A186]*[.A186]*[.A186] - 16*[.A186]*[.A186] + 5*[.A186]" office:value-type="float" office:value="0.380447620064921" calcext:value-type="float">
            <text:p>0.380447620064921</text:p>
          </table:table-cell>
          <table:table-cell table:formula="of:= [.B186]*[.B186]*[.B186]*[.B186] - 16*[.B186]*[.B186] + 5*[.B186]" office:value-type="float" office:value="-0.926257924869245" calcext:value-type="float">
            <text:p>-0.926257924869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896995733336" calcext:value-type="float">
            <text:p>0.130896995733336</text:p>
          </table:table-cell>
          <table:table-cell table:formula="of:=-[.A187]" office:value-type="float" office:value="-0.130896995733336" calcext:value-type="float">
            <text:p>-0.130896995733336</text:p>
          </table:table-cell>
          <table:table-cell/>
          <table:table-cell table:formula="of:= 100 * ([.A188] - [.A187]*[.A187]) * ([.A188] - [.A187]*[.A187]) + (1 - [.A187]) * (1 - [.A187])" office:value-type="float" office:value="1.35312046213772" calcext:value-type="float">
            <text:p>1.35312046213772</text:p>
          </table:table-cell>
          <table:table-cell table:formula="of:= 100 * ([.B188] - [.B187]*[.B187]) * ([.B188] - [.B187]*[.B187]) + (1 - [.B187]) * (1 - [.B187])" office:value-type="float" office:value="1.46424289274928" calcext:value-type="float">
            <text:p>1.46424289274928</text:p>
          </table:table-cell>
          <table:table-cell table:formula="of:= [.A187]*[.A187]*[.A187]*[.A187] - 16*[.A187]*[.A187] + 5*[.A187]" office:value-type="float" office:value="0.380634177555497" calcext:value-type="float">
            <text:p>0.380634177555497</text:p>
          </table:table-cell>
          <table:table-cell table:formula="of:= [.B187]*[.B187]*[.B187]*[.B187] - 16*[.B187]*[.B187] + 5*[.B187]" office:value-type="float" office:value="-0.928335779777859" calcext:value-type="float">
            <text:p>-0.9283357797778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01822380648145" calcext:value-type="float">
            <text:p>-0.0601822380648145</text:p>
          </table:table-cell>
          <table:table-cell table:formula="of:=-[.A188]" office:value-type="float" office:value="0.0601822380648145" calcext:value-type="float">
            <text:p>0.0601822380648145</text:p>
          </table:table-cell>
          <table:table-cell/>
          <table:table-cell table:formula="of:= 100 * ([.A189] - [.A188]*[.A188]) * ([.A189] - [.A188]*[.A188]) + (1 - [.A188]) * (1 - [.A188])" office:value-type="float" office:value="8.76766250220966" calcext:value-type="float">
            <text:p>8.76766250220966</text:p>
          </table:table-cell>
          <table:table-cell table:formula="of:= 100 * ([.B189] - [.B188]*[.B188]) * ([.B189] - [.B188]*[.B188]) + (1 - [.B188]) * (1 - [.B188])" office:value-type="float" office:value="8.13163906206439" calcext:value-type="float">
            <text:p>8.13163906206439</text:p>
          </table:table-cell>
          <table:table-cell table:formula="of:= [.A188]*[.A188]*[.A188]*[.A188] - 16*[.A188]*[.A188] + 5*[.A188]" office:value-type="float" office:value="-0.35884850060742" calcext:value-type="float">
            <text:p>-0.35884850060742</text:p>
          </table:table-cell>
          <table:table-cell table:formula="of:= [.B188]*[.B188]*[.B188]*[.B188] - 16*[.B188]*[.B188] + 5*[.B188]" office:value-type="float" office:value="0.242973880040725" calcext:value-type="float">
            <text:p>0.2429738800407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850088200631" calcext:value-type="float">
            <text:p>-0.272850088200631</text:p>
          </table:table-cell>
          <table:table-cell table:formula="of:=-[.A189]" office:value-type="float" office:value="0.272850088200631" calcext:value-type="float">
            <text:p>0.272850088200631</text:p>
          </table:table-cell>
          <table:table-cell/>
          <table:table-cell table:formula="of:= 100 * ([.A190] - [.A189]*[.A189]) * ([.A190] - [.A189]*[.A189]) + (1 - [.A189]) * (1 - [.A189])" office:value-type="float" office:value="8.74919402464141" calcext:value-type="float">
            <text:p>8.74919402464141</text:p>
          </table:table-cell>
          <table:table-cell table:formula="of:= 100 * ([.B190] - [.B189]*[.B189]) * ([.B190] - [.B189]*[.B189]) + (1 - [.B189]) * (1 - [.B189])" office:value-type="float" office:value="1.92370653909623" calcext:value-type="float">
            <text:p>1.92370653909623</text:p>
          </table:table-cell>
          <table:table-cell table:formula="of:= [.A189]*[.A189]*[.A189]*[.A189] - 16*[.A189]*[.A189] + 5*[.A189]" office:value-type="float" office:value="-2.54986278988566" calcext:value-type="float">
            <text:p>-2.54986278988566</text:p>
          </table:table-cell>
          <table:table-cell table:formula="of:= [.B189]*[.B189]*[.B189]*[.B189] - 16*[.B189]*[.B189] + 5*[.B189]" office:value-type="float" office:value="0.178638092120655" calcext:value-type="float">
            <text:p>0.1786380921206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2555576126484" calcext:value-type="float">
            <text:p>-0.192555576126484</text:p>
          </table:table-cell>
          <table:table-cell table:formula="of:=-[.A190]" office:value-type="float" office:value="0.192555576126484" calcext:value-type="float">
            <text:p>0.192555576126484</text:p>
          </table:table-cell>
          <table:table-cell/>
          <table:table-cell table:formula="of:= 100 * ([.A191] - [.A190]*[.A190]) * ([.A191] - [.A190]*[.A190]) + (1 - [.A190]) * (1 - [.A190])" office:value-type="float" office:value="3.91345926248914" calcext:value-type="float">
            <text:p>3.91345926248914</text:p>
          </table:table-cell>
          <table:table-cell table:formula="of:= 100 * ([.B191] - [.B190]*[.B190]) * ([.B191] - [.B190]*[.B190]) + (1 - [.B190]) * (1 - [.B190])" office:value-type="float" office:value="6.03403655778051" calcext:value-type="float">
            <text:p>6.03403655778051</text:p>
          </table:table-cell>
          <table:table-cell table:formula="of:= [.A190]*[.A190]*[.A190]*[.A190] - 16*[.A190]*[.A190] + 5*[.A190]" office:value-type="float" office:value="-1.55464552686894" calcext:value-type="float">
            <text:p>-1.55464552686894</text:p>
          </table:table-cell>
          <table:table-cell table:formula="of:= [.B190]*[.B190]*[.B190]*[.B190] - 16*[.B190]*[.B190] + 5*[.B190]" office:value-type="float" office:value="0.370910234395899" calcext:value-type="float">
            <text:p>0.370910234395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4915239220693" calcext:value-type="float">
            <text:p>0.194915239220693</text:p>
          </table:table-cell>
          <table:table-cell table:formula="of:=-[.A191]" office:value-type="float" office:value="-0.194915239220693" calcext:value-type="float">
            <text:p>-0.194915239220693</text:p>
          </table:table-cell>
          <table:table-cell/>
          <table:table-cell table:formula="of:= 100 * ([.A192] - [.A191]*[.A191]) * ([.A192] - [.A191]*[.A191]) + (1 - [.A191]) * (1 - [.A191])" office:value-type="float" office:value="2.8990746976627" calcext:value-type="float">
            <text:p>2.8990746976627</text:p>
          </table:table-cell>
          <table:table-cell table:formula="of:= 100 * ([.B192] - [.B191]*[.B191]) * ([.B192] - [.B191]*[.B191]) + (1 - [.B191]) * (1 - [.B191])" office:value-type="float" office:value="1.9761113902034" calcext:value-type="float">
            <text:p>1.9761113902034</text:p>
          </table:table-cell>
          <table:table-cell table:formula="of:= [.A191]*[.A191]*[.A191]*[.A191] - 16*[.A191]*[.A191] + 5*[.A191]" office:value-type="float" office:value="0.368148376717415" calcext:value-type="float">
            <text:p>0.368148376717415</text:p>
          </table:table-cell>
          <table:table-cell table:formula="of:= [.B191]*[.B191]*[.B191]*[.B191] - 16*[.B191]*[.B191] + 5*[.B191]" office:value-type="float" office:value="-1.58100401548951" calcext:value-type="float">
            <text:p>-1.58100401548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2038487285469" calcext:value-type="float">
            <text:p>-0.112038487285469</text:p>
          </table:table-cell>
          <table:table-cell table:formula="of:=-[.A192]" office:value-type="float" office:value="0.112038487285469" calcext:value-type="float">
            <text:p>0.112038487285469</text:p>
          </table:table-cell>
          <table:table-cell/>
          <table:table-cell table:formula="of:= 100 * ([.A193] - [.A192]*[.A192]) * ([.A193] - [.A192]*[.A192]) + (1 - [.A192]) * (1 - [.A192])" office:value-type="float" office:value="1.77590175877611" calcext:value-type="float">
            <text:p>1.77590175877611</text:p>
          </table:table-cell>
          <table:table-cell table:formula="of:= 100 * ([.B193] - [.B192]*[.B192]) * ([.B193] - [.B192]*[.B192]) + (1 - [.B192]) * (1 - [.B192])" office:value-type="float" office:value="1.75949664632249" calcext:value-type="float">
            <text:p>1.75949664632249</text:p>
          </table:table-cell>
          <table:table-cell table:formula="of:= [.A192]*[.A192]*[.A192]*[.A192] - 16*[.A192]*[.A192] + 5*[.A192]" office:value-type="float" office:value="-0.760876830223831" calcext:value-type="float">
            <text:p>-0.760876830223831</text:p>
          </table:table-cell>
          <table:table-cell table:formula="of:= [.B192]*[.B192]*[.B192]*[.B192] - 16*[.B192]*[.B192] + 5*[.B192]" office:value-type="float" office:value="0.359508042630858" calcext:value-type="float">
            <text:p>0.3595080426308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59877750856998" calcext:value-type="float">
            <text:p>0.0859877750856998</text:p>
          </table:table-cell>
          <table:table-cell table:formula="of:=-[.A193]" office:value-type="float" office:value="-0.0859877750856998" calcext:value-type="float">
            <text:p>-0.0859877750856998</text:p>
          </table:table-cell>
          <table:table-cell/>
          <table:table-cell table:formula="of:= 100 * ([.A194] - [.A193]*[.A193]) * ([.A194] - [.A193]*[.A193]) + (1 - [.A193]) * (1 - [.A193])" office:value-type="float" office:value="2.10884284386946" calcext:value-type="float">
            <text:p>2.10884284386946</text:p>
          </table:table-cell>
          <table:table-cell table:formula="of:= 100 * ([.B194] - [.B193]*[.B193]) * ([.B194] - [.B193]*[.B193]) + (1 - [.B193]) * (1 - [.B193])" office:value-type="float" office:value="2.14091279991613" calcext:value-type="float">
            <text:p>2.14091279991613</text:p>
          </table:table-cell>
          <table:table-cell table:formula="of:= [.A193]*[.A193]*[.A193]*[.A193] - 16*[.A193]*[.A193] + 5*[.A193]" office:value-type="float" office:value="0.311691185721188" calcext:value-type="float">
            <text:p>0.311691185721188</text:p>
          </table:table-cell>
          <table:table-cell table:formula="of:= [.B193]*[.B193]*[.B193]*[.B193] - 16*[.B193]*[.B193] + 5*[.B193]" office:value-type="float" office:value="-0.548186565135811" calcext:value-type="float">
            <text:p>-0.5481865651358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5452214412857" calcext:value-type="float">
            <text:p>-0.105452214412857</text:p>
          </table:table-cell>
          <table:table-cell table:formula="of:=-[.A194]" office:value-type="float" office:value="0.105452214412857" calcext:value-type="float">
            <text:p>0.105452214412857</text:p>
          </table:table-cell>
          <table:table-cell/>
          <table:table-cell table:formula="of:= 100 * ([.A195] - [.A194]*[.A194]) * ([.A195] - [.A194]*[.A194]) + (1 - [.A194]) * (1 - [.A194])" office:value-type="float" office:value="1.92423313086775" calcext:value-type="float">
            <text:p>1.92423313086775</text:p>
          </table:table-cell>
          <table:table-cell table:formula="of:= 100 * ([.B195] - [.B194]*[.B194]) * ([.B195] - [.B194]*[.B194]) + (1 - [.B194]) * (1 - [.B194])" office:value-type="float" office:value="1.92462621067006" calcext:value-type="float">
            <text:p>1.92462621067006</text:p>
          </table:table-cell>
          <table:table-cell table:formula="of:= [.A194]*[.A194]*[.A194]*[.A194] - 16*[.A194]*[.A194] + 5*[.A194]" office:value-type="float" office:value="-0.705060126287231" calcext:value-type="float">
            <text:p>-0.705060126287231</text:p>
          </table:table-cell>
          <table:table-cell table:formula="of:= [.B194]*[.B194]*[.B194]*[.B194] - 16*[.B194]*[.B194] + 5*[.B194]" office:value-type="float" office:value="0.349462017841337" calcext:value-type="float">
            <text:p>0.3494620178413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49180532996119" calcext:value-type="float">
            <text:p>0.0949180532996119</text:p>
          </table:table-cell>
          <table:table-cell table:formula="of:=-[.A195]" office:value-type="float" office:value="-0.0949180532996119" calcext:value-type="float">
            <text:p>-0.0949180532996119</text:p>
          </table:table-cell>
          <table:table-cell/>
          <table:table-cell table:formula="of:= 100 * ([.A196] - [.A195]*[.A195]) * ([.A196] - [.A195]*[.A195]) + (1 - [.A195]) * (1 - [.A195])" office:value-type="float" office:value="1.37463094499522" calcext:value-type="float">
            <text:p>1.37463094499522</text:p>
          </table:table-cell>
          <table:table-cell table:formula="of:= 100 * ([.B196] - [.B195]*[.B195]) * ([.B196] - [.B195]*[.B195]) + (1 - [.B195]) * (1 - [.B195])" office:value-type="float" office:value="2.05535697056235" calcext:value-type="float">
            <text:p>2.05535697056235</text:p>
          </table:table-cell>
          <table:table-cell table:formula="of:= [.A195]*[.A195]*[.A195]*[.A195] - 16*[.A195]*[.A195] + 5*[.A195]" office:value-type="float" office:value="0.330520446975265" calcext:value-type="float">
            <text:p>0.330520446975265</text:p>
          </table:table-cell>
          <table:table-cell table:formula="of:= [.B195]*[.B195]*[.B195]*[.B195] - 16*[.B195]*[.B195] + 5*[.B195]" office:value-type="float" office:value="-0.618660086020854" calcext:value-type="float">
            <text:p>-0.6186600860208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3538465733772" calcext:value-type="float">
            <text:p>0.083538465733772</text:p>
          </table:table-cell>
          <table:table-cell table:formula="of:=-[.A196]" office:value-type="float" office:value="-0.083538465733772" calcext:value-type="float">
            <text:p>-0.083538465733772</text:p>
          </table:table-cell>
          <table:table-cell/>
          <table:table-cell table:formula="of:= 100 * ([.A197] - [.A196]*[.A196]) * ([.A197] - [.A196]*[.A196]) + (1 - [.A196]) * (1 - [.A196])" office:value-type="float" office:value="1.8726017440593" calcext:value-type="float">
            <text:p>1.8726017440593</text:p>
          </table:table-cell>
          <table:table-cell table:formula="of:= 100 * ([.B197] - [.B196]*[.B196]) * ([.B197] - [.B196]*[.B196]) + (1 - [.B196]) * (1 - [.B196])" office:value-type="float" office:value="2.50991072098333" calcext:value-type="float">
            <text:p>2.50991072098333</text:p>
          </table:table-cell>
          <table:table-cell table:formula="of:= [.A196]*[.A196]*[.A196]*[.A196] - 16*[.A196]*[.A196] + 5*[.A196]" office:value-type="float" office:value="0.306082226462763" calcext:value-type="float">
            <text:p>0.306082226462763</text:p>
          </table:table-cell>
          <table:table-cell table:formula="of:= [.B196]*[.B196]*[.B196]*[.B196] - 16*[.B196]*[.B196] + 5*[.B196]" office:value-type="float" office:value="-0.529302430874957" calcext:value-type="float">
            <text:p>-0.5293024308749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8600523315023" calcext:value-type="float">
            <text:p>0.108600523315023</text:p>
          </table:table-cell>
          <table:table-cell table:formula="of:=-[.A197]" office:value-type="float" office:value="-0.108600523315023" calcext:value-type="float">
            <text:p>-0.108600523315023</text:p>
          </table:table-cell>
          <table:table-cell/>
          <table:table-cell table:formula="of:= 100 * ([.A198] - [.A197]*[.A197]) * ([.A198] - [.A197]*[.A197]) + (1 - [.A197]) * (1 - [.A197])" office:value-type="float" office:value="5.63335755850406" calcext:value-type="float">
            <text:p>5.63335755850406</text:p>
          </table:table-cell>
          <table:table-cell table:formula="of:= 100 * ([.B198] - [.B197]*[.B197]) * ([.B198] - [.B197]*[.B197]) + (1 - [.B197]) * (1 - [.B197])" office:value-type="float" office:value="7.16114572969051" calcext:value-type="float">
            <text:p>7.16114572969051</text:p>
          </table:table-cell>
          <table:table-cell table:formula="of:= [.A197]*[.A197]*[.A197]*[.A197] - 16*[.A197]*[.A197] + 5*[.A197]" office:value-type="float" office:value="0.354436538119964" calcext:value-type="float">
            <text:p>0.354436538119964</text:p>
          </table:table-cell>
          <table:table-cell table:formula="of:= [.B197]*[.B197]*[.B197]*[.B197] - 16*[.B197]*[.B197] + 5*[.B197]" office:value-type="float" office:value="-0.731568695030265" calcext:value-type="float">
            <text:p>-0.7315686950302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1765993041971" calcext:value-type="float">
            <text:p>0.231765993041971</text:p>
          </table:table-cell>
          <table:table-cell table:formula="of:=-[.A198]" office:value-type="float" office:value="-0.231765993041971" calcext:value-type="float">
            <text:p>-0.231765993041971</text:p>
          </table:table-cell>
          <table:table-cell/>
          <table:table-cell table:formula="of:= 100 * ([.A199] - [.A198]*[.A198]) * ([.A199] - [.A198]*[.A198]) + (1 - [.A198]) * (1 - [.A198])" office:value-type="float" office:value="30.4074996354938" calcext:value-type="float">
            <text:p>30.4074996354938</text:p>
          </table:table-cell>
          <table:table-cell table:formula="of:= 100 * ([.B199] - [.B198]*[.B198]) * ([.B199] - [.B198]*[.B198]) + (1 - [.B198]) * (1 - [.B198])" office:value-type="float" office:value="20.7561200214528" calcext:value-type="float">
            <text:p>20.7561200214528</text:p>
          </table:table-cell>
          <table:table-cell table:formula="of:= [.A198]*[.A198]*[.A198]*[.A198] - 16*[.A198]*[.A198] + 5*[.A198]" office:value-type="float" office:value="0.302267709029652" calcext:value-type="float">
            <text:p>0.302267709029652</text:p>
          </table:table-cell>
          <table:table-cell table:formula="of:= [.B198]*[.B198]*[.B198]*[.B198] - 16*[.B198]*[.B198] + 5*[.B198]" office:value-type="float" office:value="-2.01539222139006" calcext:value-type="float">
            <text:p>-2.01539222139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2336867620061" calcext:value-type="float">
            <text:p>-0.492336867620061</text:p>
          </table:table-cell>
          <table:table-cell table:formula="of:=-[.A199]" office:value-type="float" office:value="0.492336867620061" calcext:value-type="float">
            <text:p>0.492336867620061</text:p>
          </table:table-cell>
          <table:table-cell/>
          <table:table-cell table:formula="of:= 100 * ([.A200] - [.A199]*[.A199]) * ([.A200] - [.A199]*[.A199]) + (1 - [.A199]) * (1 - [.A199])" office:value-type="float" office:value="11.4184746367997" calcext:value-type="float">
            <text:p>11.4184746367997</text:p>
          </table:table-cell>
          <table:table-cell table:formula="of:= 100 * ([.B200] - [.B199]*[.B199]) * ([.B200] - [.B199]*[.B199]) + (1 - [.B199]) * (1 - [.B199])" office:value-type="float" office:value="3.55622718210365" calcext:value-type="float">
            <text:p>3.55622718210365</text:p>
          </table:table-cell>
          <table:table-cell table:formula="of:= [.A199]*[.A199]*[.A199]*[.A199] - 16*[.A199]*[.A199] + 5*[.A199]" office:value-type="float" office:value="-6.28125817494534" calcext:value-type="float">
            <text:p>-6.28125817494534</text:p>
          </table:table-cell>
          <table:table-cell table:formula="of:= [.B199]*[.B199]*[.B199]*[.B199] - 16*[.B199]*[.B199] + 5*[.B199]" office:value-type="float" office:value="-1.35788949874473" calcext:value-type="float">
            <text:p>-1.357889498744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07777141758908" calcext:value-type="float">
            <text:p>-0.0607777141758908</text:p>
          </table:table-cell>
          <table:table-cell table:formula="of:=-[.A200]" office:value-type="float" office:value="0.0607777141758908" calcext:value-type="float">
            <text:p>0.0607777141758908</text:p>
          </table:table-cell>
          <table:table-cell/>
          <table:table-cell table:formula="of:= 100 * ([.A201] - [.A200]*[.A200]) * ([.A201] - [.A200]*[.A200]) + (1 - [.A200]) * (1 - [.A200])" office:value-type="float" office:value="3.39329716503957" calcext:value-type="float">
            <text:p>3.39329716503957</text:p>
          </table:table-cell>
          <table:table-cell table:formula="of:= 100 * ([.B201] - [.B200]*[.B200]) * ([.B201] - [.B200]*[.B200]) + (1 - [.B200]) * (1 - [.B200])" office:value-type="float" office:value="3.37816731239132" calcext:value-type="float">
            <text:p>3.37816731239132</text:p>
          </table:table-cell>
          <table:table-cell table:formula="of:= [.A200]*[.A200]*[.A200]*[.A200] - 16*[.A200]*[.A200] + 5*[.A200]" office:value-type="float" office:value="-0.362977814403757" calcext:value-type="float">
            <text:p>-0.362977814403757</text:p>
          </table:table-cell>
          <table:table-cell table:formula="of:= [.B200]*[.B200]*[.B200]*[.B200] - 16*[.B200]*[.B200] + 5*[.B200]" office:value-type="float" office:value="0.244799327355151" calcext:value-type="float">
            <text:p>0.2447993273551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42943225103" calcext:value-type="float">
            <text:p>0.1542943225103</text:p>
          </table:table-cell>
          <table:table-cell table:formula="of:=-[.A201]" office:value-type="float" office:value="-0.1542943225103" calcext:value-type="float">
            <text:p>-0.1542943225103</text:p>
          </table:table-cell>
          <table:table-cell/>
          <table:table-cell table:formula="of:= 100 * ([.A202] - [.A201]*[.A201]) * ([.A202] - [.A201]*[.A201]) + (1 - [.A201]) * (1 - [.A201])" office:value-type="float" office:value="15.0016012331413" calcext:value-type="float">
            <text:p>15.0016012331413</text:p>
          </table:table-cell>
          <table:table-cell table:formula="of:= 100 * ([.B202] - [.B201]*[.B201]) * ([.B202] - [.B201]*[.B201]) + (1 - [.B201]) * (1 - [.B201])" office:value-type="float" office:value="19.4448075556626" calcext:value-type="float">
            <text:p>19.4448075556626</text:p>
          </table:table-cell>
          <table:table-cell table:formula="of:= [.A201]*[.A201]*[.A201]*[.A201] - 16*[.A201]*[.A201] + 5*[.A201]" office:value-type="float" office:value="0.391130565981145" calcext:value-type="float">
            <text:p>0.391130565981145</text:p>
          </table:table-cell>
          <table:table-cell table:formula="of:= [.B201]*[.B201]*[.B201]*[.B201] - 16*[.B201]*[.B201] + 5*[.B201]" office:value-type="float" office:value="-1.15181265912185" calcext:value-type="float">
            <text:p>-1.151812659121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1780058977777" calcext:value-type="float">
            <text:p>0.401780058977777</text:p>
          </table:table-cell>
          <table:table-cell table:formula="of:=-[.A202]" office:value-type="float" office:value="-0.401780058977777" calcext:value-type="float">
            <text:p>-0.401780058977777</text:p>
          </table:table-cell>
          <table:table-cell/>
          <table:table-cell table:formula="of:= 100 * ([.A203] - [.A202]*[.A202]) * ([.A203] - [.A202]*[.A202]) + (1 - [.A202]) * (1 - [.A202])" office:value-type="float" office:value="14.8557918007165" calcext:value-type="float">
            <text:p>14.8557918007165</text:p>
          </table:table-cell>
          <table:table-cell table:formula="of:= 100 * ([.B203] - [.B202]*[.B202]) * ([.B203] - [.B202]*[.B202]) + (1 - [.B202]) * (1 - [.B202])" office:value-type="float" office:value="2.30030908302601" calcext:value-type="float">
            <text:p>2.30030908302601</text:p>
          </table:table-cell>
          <table:table-cell table:formula="of:= [.A202]*[.A202]*[.A202]*[.A202] - 16*[.A202]*[.A202] + 5*[.A202]" office:value-type="float" office:value="-0.547876411787673" calcext:value-type="float">
            <text:p>-0.547876411787673</text:p>
          </table:table-cell>
          <table:table-cell table:formula="of:= [.B202]*[.B202]*[.B202]*[.B202] - 16*[.B202]*[.B202] + 5*[.B202]" office:value-type="float" office:value="-4.56567700156544" calcext:value-type="float">
            <text:p>-4.56567700156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9334188539711" calcext:value-type="float">
            <text:p>-0.219334188539711</text:p>
          </table:table-cell>
          <table:table-cell table:formula="of:=-[.A203]" office:value-type="float" office:value="0.219334188539711" calcext:value-type="float">
            <text:p>0.219334188539711</text:p>
          </table:table-cell>
          <table:table-cell/>
          <table:table-cell table:formula="of:= 100 * ([.A204] - [.A203]*[.A203]) * ([.A204] - [.A203]*[.A203]) + (1 - [.A203]) * (1 - [.A203])" office:value-type="float" office:value="18.9876486686128" calcext:value-type="float">
            <text:p>18.9876486686128</text:p>
          </table:table-cell>
          <table:table-cell table:formula="of:= 100 * ([.B204] - [.B203]*[.B203]) * ([.B204] - [.B203]*[.B203]) + (1 - [.B203]) * (1 - [.B203])" office:value-type="float" office:value="10.9859211209267" calcext:value-type="float">
            <text:p>10.9859211209267</text:p>
          </table:table-cell>
          <table:table-cell table:formula="of:= [.A203]*[.A203]*[.A203]*[.A203] - 16*[.A203]*[.A203] + 5*[.A203]" office:value-type="float" office:value="-1.86407639266205" calcext:value-type="float">
            <text:p>-1.86407639266205</text:p>
          </table:table-cell>
          <table:table-cell table:formula="of:= [.B203]*[.B203]*[.B203]*[.B203] - 16*[.B203]*[.B203] + 5*[.B203]" office:value-type="float" office:value="0.329265492735063" calcext:value-type="float">
            <text:p>0.3292654927350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232958892896" calcext:value-type="float">
            <text:p>-0.370232958892896</text:p>
          </table:table-cell>
          <table:table-cell table:formula="of:=-[.A204]" office:value-type="float" office:value="0.370232958892896" calcext:value-type="float">
            <text:p>0.370232958892896</text:p>
          </table:table-cell>
          <table:table-cell/>
          <table:table-cell table:formula="of:= 100 * ([.A205] - [.A204]*[.A204]) * ([.A205] - [.A204]*[.A204]) + (1 - [.A204]) * (1 - [.A204])" office:value-type="float" office:value="2.4748201021341" calcext:value-type="float">
            <text:p>2.4748201021341</text:p>
          </table:table-cell>
          <table:table-cell table:formula="of:= 100 * ([.B205] - [.B204]*[.B204]) * ([.B205] - [.B204]*[.B204]) + (1 - [.B204]) * (1 - [.B204])" office:value-type="float" office:value="4.27202724593193" calcext:value-type="float">
            <text:p>4.27202724593193</text:p>
          </table:table-cell>
          <table:table-cell table:formula="of:= [.A204]*[.A204]*[.A204]*[.A204] - 16*[.A204]*[.A204] + 5*[.A204]" office:value-type="float" office:value="-4.02553504121074" calcext:value-type="float">
            <text:p>-4.02553504121074</text:p>
          </table:table-cell>
          <table:table-cell table:formula="of:= [.B204]*[.B204]*[.B204]*[.B204] - 16*[.B204]*[.B204] + 5*[.B204]" office:value-type="float" office:value="-0.323205452281771" calcext:value-type="float">
            <text:p>-0.3232054522817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97884390049729" calcext:value-type="float">
            <text:p>0.0597884390049729</text:p>
          </table:table-cell>
          <table:table-cell table:formula="of:=-[.A205]" office:value-type="float" office:value="-0.0597884390049729" calcext:value-type="float">
            <text:p>-0.0597884390049729</text:p>
          </table:table-cell>
          <table:table-cell/>
          <table:table-cell table:formula="of:= 100 * ([.A206] - [.A205]*[.A205]) * ([.A206] - [.A205]*[.A205]) + (1 - [.A205]) * (1 - [.A205])" office:value-type="float" office:value="1.58329209819905" calcext:value-type="float">
            <text:p>1.58329209819905</text:p>
          </table:table-cell>
          <table:table-cell table:formula="of:= 100 * ([.B206] - [.B205]*[.B205]) * ([.B206] - [.B205]*[.B205]) + (1 - [.B205]) * (1 - [.B205])" office:value-type="float" office:value="1.70798652117134" calcext:value-type="float">
            <text:p>1.70798652117134</text:p>
          </table:table-cell>
          <table:table-cell table:formula="of:= [.A205]*[.A205]*[.A205]*[.A205] - 16*[.A205]*[.A205] + 5*[.A205]" office:value-type="float" office:value="0.241760454182246" calcext:value-type="float">
            <text:p>0.241760454182246</text:p>
          </table:table-cell>
          <table:table-cell table:formula="of:= [.B205]*[.B205]*[.B205]*[.B205] - 16*[.B205]*[.B205] + 5*[.B205]" office:value-type="float" office:value="-0.356123935867483" calcext:value-type="float">
            <text:p>-0.3561239358674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0491620609594" calcext:value-type="float">
            <text:p>-0.0800491620609594</text:p>
          </table:table-cell>
          <table:table-cell table:formula="of:=-[.A206]" office:value-type="float" office:value="0.0800491620609594" calcext:value-type="float">
            <text:p>0.0800491620609594</text:p>
          </table:table-cell>
          <table:table-cell/>
          <table:table-cell table:formula="of:= 100 * ([.A207] - [.A206]*[.A206]) * ([.A207] - [.A206]*[.A206]) + (1 - [.A206]) * (1 - [.A206])" office:value-type="float" office:value="14.6961245202328" calcext:value-type="float">
            <text:p>14.6961245202328</text:p>
          </table:table-cell>
          <table:table-cell table:formula="of:= 100 * ([.B207] - [.B206]*[.B206]) * ([.B207] - [.B206]*[.B206]) + (1 - [.B206]) * (1 - [.B206])" office:value-type="float" office:value="13.4495591936231" calcext:value-type="float">
            <text:p>13.4495591936231</text:p>
          </table:table-cell>
          <table:table-cell table:formula="of:= [.A206]*[.A206]*[.A206]*[.A206] - 16*[.A206]*[.A206] + 5*[.A206]" office:value-type="float" office:value="-0.502730643074636" calcext:value-type="float">
            <text:p>-0.502730643074636</text:p>
          </table:table-cell>
          <table:table-cell table:formula="of:= [.B206]*[.B206]*[.B206]*[.B206] - 16*[.B206]*[.B206] + 5*[.B206]" office:value-type="float" office:value="0.297760977534957" calcext:value-type="float">
            <text:p>0.2977609775349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1418426631882" calcext:value-type="float">
            <text:p>-0.361418426631882</text:p>
          </table:table-cell>
          <table:table-cell table:formula="of:=-[.A207]" office:value-type="float" office:value="0.361418426631882" calcext:value-type="float">
            <text:p>0.361418426631882</text:p>
          </table:table-cell>
          <table:table-cell/>
          <table:table-cell table:formula="of:= 100 * ([.A208] - [.A207]*[.A207]) * ([.A208] - [.A207]*[.A207]) + (1 - [.A207]) * (1 - [.A207])" office:value-type="float" office:value="14.8798508837296" calcext:value-type="float">
            <text:p>14.8798508837296</text:p>
          </table:table-cell>
          <table:table-cell table:formula="of:= 100 * ([.B208] - [.B207]*[.B207]) * ([.B208] - [.B207]*[.B207]) + (1 - [.B207]) * (1 - [.B207])" office:value-type="float" office:value="1.40128418320775" calcext:value-type="float">
            <text:p>1.40128418320775</text:p>
          </table:table-cell>
          <table:table-cell table:formula="of:= [.A207]*[.A207]*[.A207]*[.A207] - 16*[.A207]*[.A207] + 5*[.A207]" office:value-type="float" office:value="-3.88000215785924" calcext:value-type="float">
            <text:p>-3.88000215785924</text:p>
          </table:table-cell>
          <table:table-cell table:formula="of:= [.B207]*[.B207]*[.B207]*[.B207] - 16*[.B207]*[.B207] + 5*[.B207]" office:value-type="float" office:value="-0.265817891540426" calcext:value-type="float">
            <text:p>-0.2658178915404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0297636762498" calcext:value-type="float">
            <text:p>-0.230297636762498</text:p>
          </table:table-cell>
          <table:table-cell table:formula="of:=-[.A208]" office:value-type="float" office:value="0.230297636762498" calcext:value-type="float">
            <text:p>0.230297636762498</text:p>
          </table:table-cell>
          <table:table-cell/>
          <table:table-cell table:formula="of:= 100 * ([.A209] - [.A208]*[.A208]) * ([.A209] - [.A208]*[.A208]) + (1 - [.A208]) * (1 - [.A208])" office:value-type="float" office:value="3.64252452613807" calcext:value-type="float">
            <text:p>3.64252452613807</text:p>
          </table:table-cell>
          <table:table-cell table:formula="of:= 100 * ([.B209] - [.B208]*[.B208]) * ([.B209] - [.B208]*[.B208]) + (1 - [.B208]) * (1 - [.B208])" office:value-type="float" office:value="0.751110400258482" calcext:value-type="float">
            <text:p>0.751110400258482</text:p>
          </table:table-cell>
          <table:table-cell table:formula="of:= [.A208]*[.A208]*[.A208]*[.A208] - 16*[.A208]*[.A208] + 5*[.A208]" office:value-type="float" office:value="-1.99726728425881" calcext:value-type="float">
            <text:p>-1.99726728425881</text:p>
          </table:table-cell>
          <table:table-cell table:formula="of:= [.B208]*[.B208]*[.B208]*[.B208] - 16*[.B208]*[.B208] + 5*[.B208]" office:value-type="float" office:value="0.305709083366167" calcext:value-type="float">
            <text:p>0.3057090833661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28702379078381" calcext:value-type="float">
            <text:p>-0.0928702379078381</text:p>
          </table:table-cell>
          <table:table-cell table:formula="of:=-[.A209]" office:value-type="float" office:value="0.0928702379078381" calcext:value-type="float">
            <text:p>0.0928702379078381</text:p>
          </table:table-cell>
          <table:table-cell/>
          <table:table-cell table:formula="of:= 100 * ([.A210] - [.A209]*[.A209]) * ([.A210] - [.A209]*[.A209]) + (1 - [.A209]) * (1 - [.A209])" office:value-type="float" office:value="12.1791937746972" calcext:value-type="float">
            <text:p>12.1791937746972</text:p>
          </table:table-cell>
          <table:table-cell table:formula="of:= 100 * ([.B210] - [.B209]*[.B209]) * ([.B210] - [.B209]*[.B209]) + (1 - [.B209]) * (1 - [.B209])" office:value-type="float" office:value="12.9808986838352" calcext:value-type="float">
            <text:p>12.9808986838352</text:p>
          </table:table-cell>
          <table:table-cell table:formula="of:= [.A209]*[.A209]*[.A209]*[.A209] - 16*[.A209]*[.A209] + 5*[.A209]" office:value-type="float" office:value="-0.602274898390325" calcext:value-type="float">
            <text:p>-0.602274898390325</text:p>
          </table:table-cell>
          <table:table-cell table:formula="of:= [.B209]*[.B209]*[.B209]*[.B209] - 16*[.B209]*[.B209] + 5*[.B209]" office:value-type="float" office:value="0.326427480688056" calcext:value-type="float">
            <text:p>0.326427480688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0058560997913" calcext:value-type="float">
            <text:p>0.340058560997913</text:p>
          </table:table-cell>
          <table:table-cell table:formula="of:=-[.A210]" office:value-type="float" office:value="-0.340058560997913" calcext:value-type="float">
            <text:p>-0.340058560997913</text:p>
          </table:table-cell>
          <table:table-cell/>
          <table:table-cell table:formula="of:= 100 * ([.A211] - [.A210]*[.A210]) * ([.A211] - [.A210]*[.A210]) + (1 - [.A210]) * (1 - [.A210])" office:value-type="float" office:value="3.25175445193119" calcext:value-type="float">
            <text:p>3.25175445193119</text:p>
          </table:table-cell>
          <table:table-cell table:formula="of:= 100 * ([.B211] - [.B210]*[.B210]) * ([.B211] - [.B210]*[.B210]) + (1 - [.B210]) * (1 - [.B210])" office:value-type="float" office:value="2.19851636126868" calcext:value-type="float">
            <text:p>2.19851636126868</text:p>
          </table:table-cell>
          <table:table-cell table:formula="of:= [.A210]*[.A210]*[.A210]*[.A210] - 16*[.A210]*[.A210] + 5*[.A210]" office:value-type="float" office:value="-0.13657182443323" calcext:value-type="float">
            <text:p>-0.13657182443323</text:p>
          </table:table-cell>
          <table:table-cell table:formula="of:= [.B210]*[.B210]*[.B210]*[.B210] - 16*[.B210]*[.B210] + 5*[.B210]" office:value-type="float" office:value="-3.53715743441236" calcext:value-type="float">
            <text:p>-3.537157434412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2176495782808" calcext:value-type="float">
            <text:p>-0.052176495782808</text:p>
          </table:table-cell>
          <table:table-cell table:formula="of:=-[.A211]" office:value-type="float" office:value="0.052176495782808" calcext:value-type="float">
            <text:p>0.052176495782808</text:p>
          </table:table-cell>
          <table:table-cell/>
          <table:table-cell table:formula="of:= 100 * ([.A212] - [.A211]*[.A211]) * ([.A212] - [.A211]*[.A211]) + (1 - [.A211]) * (1 - [.A211])" office:value-type="float" office:value="7.21258775852589" calcext:value-type="float">
            <text:p>7.21258775852589</text:p>
          </table:table-cell>
          <table:table-cell table:formula="of:= 100 * ([.B212] - [.B211]*[.B211]) * ([.B212] - [.B211]*[.B211]) + (1 - [.B211]) * (1 - [.B211])" office:value-type="float" office:value="6.7377728696615" calcext:value-type="float">
            <text:p>6.7377728696615</text:p>
          </table:table-cell>
          <table:table-cell table:formula="of:= [.A211]*[.A211]*[.A211]*[.A211] - 16*[.A211]*[.A211] + 5*[.A211]" office:value-type="float" office:value="-0.304433254919404" calcext:value-type="float">
            <text:p>-0.304433254919404</text:p>
          </table:table-cell>
          <table:table-cell table:formula="of:= [.B211]*[.B211]*[.B211]*[.B211] - 16*[.B211]*[.B211] + 5*[.B211]" office:value-type="float" office:value="0.217331702908677" calcext:value-type="float">
            <text:p>0.217331702908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4370963668773" calcext:value-type="float">
            <text:p>-0.244370963668773</text:p>
          </table:table-cell>
          <table:table-cell table:formula="of:=-[.A212]" office:value-type="float" office:value="0.244370963668773" calcext:value-type="float">
            <text:p>0.244370963668773</text:p>
          </table:table-cell>
          <table:table-cell/>
          <table:table-cell table:formula="of:= 100 * ([.A213] - [.A212]*[.A212]) * ([.A213] - [.A212]*[.A212]) + (1 - [.A212]) * (1 - [.A212])" office:value-type="float" office:value="10.9342436965771" calcext:value-type="float">
            <text:p>10.9342436965771</text:p>
          </table:table-cell>
          <table:table-cell table:formula="of:= 100 * ([.B213] - [.B212]*[.B212]) * ([.B213] - [.B212]*[.B212]) + (1 - [.B212]) * (1 - [.B212])" office:value-type="float" office:value="18.7012509581117" calcext:value-type="float">
            <text:p>18.7012509581117</text:p>
          </table:table-cell>
          <table:table-cell table:formula="of:= [.A212]*[.A212]*[.A212]*[.A212] - 16*[.A212]*[.A212] + 5*[.A212]" office:value-type="float" office:value="-2.1737633643542" calcext:value-type="float">
            <text:p>-2.1737633643542</text:p>
          </table:table-cell>
          <table:table-cell table:formula="of:= [.B212]*[.B212]*[.B212]*[.B212] - 16*[.B212]*[.B212] + 5*[.B212]" office:value-type="float" office:value="0.269946272333524" calcext:value-type="float">
            <text:p>0.2699462723335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6079446916193" calcext:value-type="float">
            <text:p>0.366079446916193</text:p>
          </table:table-cell>
          <table:table-cell table:formula="of:=-[.A213]" office:value-type="float" office:value="-0.366079446916193" calcext:value-type="float">
            <text:p>-0.366079446916193</text:p>
          </table:table-cell>
          <table:table-cell/>
          <table:table-cell table:formula="of:= 100 * ([.A214] - [.A213]*[.A213]) * ([.A214] - [.A213]*[.A213]) + (1 - [.A213]) * (1 - [.A213])" office:value-type="float" office:value="1.05841994875614" calcext:value-type="float">
            <text:p>1.05841994875614</text:p>
          </table:table-cell>
          <table:table-cell table:formula="of:= 100 * ([.B214] - [.B213]*[.B213]) * ([.B214] - [.B213]*[.B213]) + (1 - [.B213]) * (1 - [.B213])" office:value-type="float" office:value="5.36305973960395" calcext:value-type="float">
            <text:p>5.36305973960395</text:p>
          </table:table-cell>
          <table:table-cell table:formula="of:= [.A213]*[.A213]*[.A213]*[.A213] - 16*[.A213]*[.A213] + 5*[.A213]" office:value-type="float" office:value="-0.295869553220144" calcext:value-type="float">
            <text:p>-0.295869553220144</text:p>
          </table:table-cell>
          <table:table-cell table:formula="of:= [.B213]*[.B213]*[.B213]*[.B213] - 16*[.B213]*[.B213] + 5*[.B213]" office:value-type="float" office:value="-3.95666402238207" calcext:value-type="float">
            <text:p>-3.956664022382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29854825108932" calcext:value-type="float">
            <text:p>0.0529854825108932</text:p>
          </table:table-cell>
          <table:table-cell table:formula="of:=-[.A214]" office:value-type="float" office:value="-0.0529854825108932" calcext:value-type="float">
            <text:p>-0.0529854825108932</text:p>
          </table:table-cell>
          <table:table-cell/>
          <table:table-cell table:formula="of:= 100 * ([.A215] - [.A214]*[.A214]) * ([.A215] - [.A214]*[.A214]) + (1 - [.A214]) * (1 - [.A214])" office:value-type="float" office:value="8.22335470940367" calcext:value-type="float">
            <text:p>8.22335470940367</text:p>
          </table:table-cell>
          <table:table-cell table:formula="of:= 100 * ([.B215] - [.B214]*[.B214]) * ([.B215] - [.B214]*[.B214]) + (1 - [.B214]) * (1 - [.B214])" office:value-type="float" office:value="8.74241368613477" calcext:value-type="float">
            <text:p>8.74241368613477</text:p>
          </table:table-cell>
          <table:table-cell table:formula="of:= [.A214]*[.A214]*[.A214]*[.A214] - 16*[.A214]*[.A214] + 5*[.A214]" office:value-type="float" office:value="0.220015912683142" calcext:value-type="float">
            <text:p>0.220015912683142</text:p>
          </table:table-cell>
          <table:table-cell table:formula="of:= [.B214]*[.B214]*[.B214]*[.B214] - 16*[.B214]*[.B214] + 5*[.B214]" office:value-type="float" office:value="-0.30983891242579" calcext:value-type="float">
            <text:p>-0.309838912425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3482879765539" calcext:value-type="float">
            <text:p>0.273482879765539</text:p>
          </table:table-cell>
          <table:table-cell table:formula="of:=-[.A215]" office:value-type="float" office:value="-0.273482879765539" calcext:value-type="float">
            <text:p>-0.273482879765539</text:p>
          </table:table-cell>
          <table:table-cell/>
          <table:table-cell table:formula="of:= 100 * ([.A216] - [.A215]*[.A215]) * ([.A216] - [.A215]*[.A215]) + (1 - [.A215]) * (1 - [.A215])" office:value-type="float" office:value="4.73599878225314" calcext:value-type="float">
            <text:p>4.73599878225314</text:p>
          </table:table-cell>
          <table:table-cell table:formula="of:= 100 * ([.B216] - [.B215]*[.B215]) * ([.B216] - [.B215]*[.B215]) + (1 - [.B215]) * (1 - [.B215])" office:value-type="float" office:value="14.2046743410883" calcext:value-type="float">
            <text:p>14.2046743410883</text:p>
          </table:table-cell>
          <table:table-cell table:formula="of:= [.A215]*[.A215]*[.A215]*[.A215] - 16*[.A215]*[.A215] + 5*[.A215]" office:value-type="float" office:value="0.176322206155191" calcext:value-type="float">
            <text:p>0.176322206155191</text:p>
          </table:table-cell>
          <table:table-cell table:formula="of:= [.B215]*[.B215]*[.B215]*[.B215] - 16*[.B215]*[.B215] + 5*[.B215]" office:value-type="float" office:value="-2.5585065915002" calcext:value-type="float">
            <text:p>-2.5585065915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9931171962547" calcext:value-type="float">
            <text:p>0.279931171962547</text:p>
          </table:table-cell>
          <table:table-cell table:formula="of:=-[.A216]" office:value-type="float" office:value="-0.279931171962547" calcext:value-type="float">
            <text:p>-0.279931171962547</text:p>
          </table:table-cell>
          <table:table-cell/>
          <table:table-cell table:formula="of:= 100 * ([.A217] - [.A216]*[.A216]) * ([.A217] - [.A216]*[.A216]) + (1 - [.A216]) * (1 - [.A216])" office:value-type="float" office:value="26.869133655358" calcext:value-type="float">
            <text:p>26.869133655358</text:p>
          </table:table-cell>
          <table:table-cell table:formula="of:= 100 * ([.B217] - [.B216]*[.B216]) * ([.B217] - [.B216]*[.B216]) + (1 - [.B216]) * (1 - [.B216])" office:value-type="float" office:value="14.3549912744957" calcext:value-type="float">
            <text:p>14.3549912744957</text:p>
          </table:table-cell>
          <table:table-cell table:formula="of:= [.A216]*[.A216]*[.A216]*[.A216] - 16*[.A216]*[.A216] + 5*[.A216]" office:value-type="float" office:value="0.152013001807281" calcext:value-type="float">
            <text:p>0.152013001807281</text:p>
          </table:table-cell>
          <table:table-cell table:formula="of:= [.B216]*[.B216]*[.B216]*[.B216] - 16*[.B216]*[.B216] + 5*[.B216]" office:value-type="float" office:value="-2.64729871781819" calcext:value-type="float">
            <text:p>-2.647298717818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967230332537" calcext:value-type="float">
            <text:p>-0.434967230332537</text:p>
          </table:table-cell>
          <table:table-cell table:formula="of:=-[.A217]" office:value-type="float" office:value="0.434967230332537" calcext:value-type="float">
            <text:p>0.434967230332537</text:p>
          </table:table-cell>
          <table:table-cell/>
          <table:table-cell table:formula="of:= 100 * ([.A218] - [.A217]*[.A217]) * ([.A218] - [.A217]*[.A217]) + (1 - [.A217]) * (1 - [.A217])" office:value-type="float" office:value="35.5575086641363" calcext:value-type="float">
            <text:p>35.5575086641363</text:p>
          </table:table-cell>
          <table:table-cell table:formula="of:= 100 * ([.B218] - [.B217]*[.B217]) * ([.B218] - [.B217]*[.B217]) + (1 - [.B217]) * (1 - [.B217])" office:value-type="float" office:value="4.33467074595795" calcext:value-type="float">
            <text:p>4.33467074595795</text:p>
          </table:table-cell>
          <table:table-cell table:formula="of:= [.A217]*[.A217]*[.A217]*[.A217] - 16*[.A217]*[.A217] + 5*[.A217]" office:value-type="float" office:value="-5.16618470269124" calcext:value-type="float">
            <text:p>-5.16618470269124</text:p>
          </table:table-cell>
          <table:table-cell table:formula="of:= [.B217]*[.B217]*[.B217]*[.B217] - 16*[.B217]*[.B217] + 5*[.B217]" office:value-type="float" office:value="-0.816512399365874" calcext:value-type="float">
            <text:p>-0.8165123993658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9581339072948" calcext:value-type="float">
            <text:p>-0.389581339072948</text:p>
          </table:table-cell>
          <table:table-cell table:formula="of:=-[.A218]" office:value-type="float" office:value="0.389581339072948" calcext:value-type="float">
            <text:p>0.389581339072948</text:p>
          </table:table-cell>
          <table:table-cell/>
          <table:table-cell table:formula="of:= 100 * ([.A219] - [.A218]*[.A218]) * ([.A219] - [.A218]*[.A218]) + (1 - [.A218]) * (1 - [.A218])" office:value-type="float" office:value="10.0056874093302" calcext:value-type="float">
            <text:p>10.0056874093302</text:p>
          </table:table-cell>
          <table:table-cell table:formula="of:= 100 * ([.B219] - [.B218]*[.B218]) * ([.B219] - [.B218]*[.B218]) + (1 - [.B218]) * (1 - [.B218])" office:value-type="float" office:value="0.410193316090705" calcext:value-type="float">
            <text:p>0.410193316090705</text:p>
          </table:table-cell>
          <table:table-cell table:formula="of:= [.A218]*[.A218]*[.A218]*[.A218] - 16*[.A218]*[.A218] + 5*[.A218]" office:value-type="float" office:value="-4.35324937977348" calcext:value-type="float">
            <text:p>-4.35324937977348</text:p>
          </table:table-cell>
          <table:table-cell table:formula="of:= [.B218]*[.B218]*[.B218]*[.B218] - 16*[.B218]*[.B218] + 5*[.B218]" office:value-type="float" office:value="-0.457435989044004" calcext:value-type="float">
            <text:p>-0.4574359890440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2387445690191" calcext:value-type="float">
            <text:p>-0.132387445690191</text:p>
          </table:table-cell>
          <table:table-cell table:formula="of:=-[.A219]" office:value-type="float" office:value="0.132387445690191" calcext:value-type="float">
            <text:p>0.132387445690191</text:p>
          </table:table-cell>
          <table:table-cell/>
          <table:table-cell table:formula="of:= 100 * ([.A220] - [.A219]*[.A219]) * ([.A220] - [.A219]*[.A219]) + (1 - [.A219]) * (1 - [.A219])" office:value-type="float" office:value="6.55259476963397" calcext:value-type="float">
            <text:p>6.55259476963397</text:p>
          </table:table-cell>
          <table:table-cell table:formula="of:= 100 * ([.B220] - [.B219]*[.B219]) * ([.B220] - [.B219]*[.B219]) + (1 - [.B219]) * (1 - [.B219])" office:value-type="float" office:value="4.53648943217897" calcext:value-type="float">
            <text:p>4.53648943217897</text:p>
          </table:table-cell>
          <table:table-cell table:formula="of:= [.A219]*[.A219]*[.A219]*[.A219] - 16*[.A219]*[.A219] + 5*[.A219]" office:value-type="float" office:value="-0.942053024921905" calcext:value-type="float">
            <text:p>-0.942053024921905</text:p>
          </table:table-cell>
          <table:table-cell table:formula="of:= [.B219]*[.B219]*[.B219]*[.B219] - 16*[.B219]*[.B219] + 5*[.B219]" office:value-type="float" office:value="0.381821431980006" calcext:value-type="float">
            <text:p>0.381821431980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2044761077178" calcext:value-type="float">
            <text:p>-0.212044761077178</text:p>
          </table:table-cell>
          <table:table-cell table:formula="of:=-[.A220]" office:value-type="float" office:value="0.212044761077178" calcext:value-type="float">
            <text:p>0.212044761077178</text:p>
          </table:table-cell>
          <table:table-cell/>
          <table:table-cell table:formula="of:= 100 * ([.A221] - [.A220]*[.A220]) * ([.A221] - [.A220]*[.A220]) + (1 - [.A220]) * (1 - [.A220])" office:value-type="float" office:value="10.3985505124968" calcext:value-type="float">
            <text:p>10.3985505124968</text:p>
          </table:table-cell>
          <table:table-cell table:formula="of:= 100 * ([.B221] - [.B220]*[.B220]) * ([.B221] - [.B220]*[.B220]) + (1 - [.B220]) * (1 - [.B220])" office:value-type="float" office:value="4.98465638499679" calcext:value-type="float">
            <text:p>4.98465638499679</text:p>
          </table:table-cell>
          <table:table-cell table:formula="of:= [.A220]*[.A220]*[.A220]*[.A220] - 16*[.A220]*[.A220] + 5*[.A220]" office:value-type="float" office:value="-1.77760982695688" calcext:value-type="float">
            <text:p>-1.77760982695688</text:p>
          </table:table-cell>
          <table:table-cell table:formula="of:= [.B220]*[.B220]*[.B220]*[.B220] - 16*[.B220]*[.B220] + 5*[.B220]" office:value-type="float" office:value="0.342837783814903" calcext:value-type="float">
            <text:p>0.3428377838149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3859675897949" calcext:value-type="float">
            <text:p>-0.253859675897949</text:p>
          </table:table-cell>
          <table:table-cell table:formula="of:=-[.A221]" office:value-type="float" office:value="0.253859675897949" calcext:value-type="float">
            <text:p>0.253859675897949</text:p>
          </table:table-cell>
          <table:table-cell/>
          <table:table-cell table:formula="of:= 100 * ([.A222] - [.A221]*[.A221]) * ([.A222] - [.A221]*[.A221]) + (1 - [.A221]) * (1 - [.A221])" office:value-type="float" office:value="25.4308359170683" calcext:value-type="float">
            <text:p>25.4308359170683</text:p>
          </table:table-cell>
          <table:table-cell table:formula="of:= 100 * ([.B222] - [.B221]*[.B221]) * ([.B222] - [.B221]*[.B221]) + (1 - [.B221]) * (1 - [.B221])" office:value-type="float" office:value="13.485346934861" calcext:value-type="float">
            <text:p>13.485346934861</text:p>
          </table:table-cell>
          <table:table-cell table:formula="of:= [.A221]*[.A221]*[.A221]*[.A221] - 16*[.A221]*[.A221] + 5*[.A221]" office:value-type="float" office:value="-2.29626101636665" calcext:value-type="float">
            <text:p>-2.29626101636665</text:p>
          </table:table-cell>
          <table:table-cell table:formula="of:= [.B221]*[.B221]*[.B221]*[.B221] - 16*[.B221]*[.B221] + 5*[.B221]" office:value-type="float" office:value="0.242335742612839" calcext:value-type="float">
            <text:p>0.2423357426128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4008659149665" calcext:value-type="float">
            <text:p>-0.424008659149665</text:p>
          </table:table-cell>
          <table:table-cell table:formula="of:=-[.A222]" office:value-type="float" office:value="0.424008659149665" calcext:value-type="float">
            <text:p>0.424008659149665</text:p>
          </table:table-cell>
          <table:table-cell/>
          <table:table-cell table:formula="of:= 100 * ([.A223] - [.A222]*[.A222]) * ([.A223] - [.A222]*[.A222]) + (1 - [.A222]) * (1 - [.A222])" office:value-type="float" office:value="18.0936907736318" calcext:value-type="float">
            <text:p>18.0936907736318</text:p>
          </table:table-cell>
          <table:table-cell table:formula="of:= 100 * ([.B223] - [.B222]*[.B222]) * ([.B223] - [.B222]*[.B222]) + (1 - [.B222]) * (1 - [.B222])" office:value-type="float" office:value="0.501972554995141" calcext:value-type="float">
            <text:p>0.501972554995141</text:p>
          </table:table-cell>
          <table:table-cell table:formula="of:= [.A222]*[.A222]*[.A222]*[.A222] - 16*[.A222]*[.A222] + 5*[.A222]" office:value-type="float" office:value="-4.96425473385823" calcext:value-type="float">
            <text:p>-4.96425473385823</text:p>
          </table:table-cell>
          <table:table-cell table:formula="of:= [.B222]*[.B222]*[.B222]*[.B222] - 16*[.B222]*[.B222] + 5*[.B222]" office:value-type="float" office:value="-0.72416814236158" calcext:value-type="float">
            <text:p>-0.724168142361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1039437160774" calcext:value-type="float">
            <text:p>-0.221039437160774</text:p>
          </table:table-cell>
          <table:table-cell table:formula="of:=-[.A223]" office:value-type="float" office:value="0.221039437160774" calcext:value-type="float">
            <text:p>0.221039437160774</text:p>
          </table:table-cell>
          <table:table-cell/>
          <table:table-cell table:formula="of:= 100 * ([.A224] - [.A223]*[.A223]) * ([.A224] - [.A223]*[.A223]) + (1 - [.A223]) * (1 - [.A223])" office:value-type="float" office:value="17.7069166811547" calcext:value-type="float">
            <text:p>17.7069166811547</text:p>
          </table:table-cell>
          <table:table-cell table:formula="of:= 100 * ([.B224] - [.B223]*[.B223]) * ([.B224] - [.B223]*[.B223]) + (1 - [.B223]) * (1 - [.B223])" office:value-type="float" office:value="9.90768306377586" calcext:value-type="float">
            <text:p>9.90768306377586</text:p>
          </table:table-cell>
          <table:table-cell table:formula="of:= [.A223]*[.A223]*[.A223]*[.A223] - 16*[.A223]*[.A223] + 5*[.A223]" office:value-type="float" office:value="-1.88454496383575" calcext:value-type="float">
            <text:p>-1.88454496383575</text:p>
          </table:table-cell>
          <table:table-cell table:formula="of:= [.B223]*[.B223]*[.B223]*[.B223] - 16*[.B223]*[.B223] + 5*[.B223]" office:value-type="float" office:value="0.325849407771994" calcext:value-type="float">
            <text:p>0.3258494077719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3832259613361" calcext:value-type="float">
            <text:p>-0.353832259613361</text:p>
          </table:table-cell>
          <table:table-cell table:formula="of:=-[.A224]" office:value-type="float" office:value="0.353832259613361" calcext:value-type="float">
            <text:p>0.353832259613361</text:p>
          </table:table-cell>
          <table:table-cell/>
          <table:table-cell table:formula="of:= 100 * ([.A225] - [.A224]*[.A224]) * ([.A225] - [.A224]*[.A224]) + (1 - [.A224]) * (1 - [.A224])" office:value-type="float" office:value="2.43134566574892" calcext:value-type="float">
            <text:p>2.43134566574892</text:p>
          </table:table-cell>
          <table:table-cell table:formula="of:= 100 * ([.B225] - [.B224]*[.B224]) * ([.B225] - [.B224]*[.B224]) + (1 - [.B224]) * (1 - [.B224])" office:value-type="float" office:value="11.1599503742696" calcext:value-type="float">
            <text:p>11.1599503742696</text:p>
          </table:table-cell>
          <table:table-cell table:formula="of:= [.A224]*[.A224]*[.A224]*[.A224] - 16*[.A224]*[.A224] + 5*[.A224]" office:value-type="float" office:value="-3.75664322925595" calcext:value-type="float">
            <text:p>-3.75664322925595</text:p>
          </table:table-cell>
          <table:table-cell table:formula="of:= [.B224]*[.B224]*[.B224]*[.B224] - 16*[.B224]*[.B224] + 5*[.B224]" office:value-type="float" office:value="-0.218320633122332" calcext:value-type="float">
            <text:p>-0.2183206331223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2559007748967" calcext:value-type="float">
            <text:p>0.202559007748967</text:p>
          </table:table-cell>
          <table:table-cell table:formula="of:=-[.A225]" office:value-type="float" office:value="-0.202559007748967" calcext:value-type="float">
            <text:p>-0.202559007748967</text:p>
          </table:table-cell>
          <table:table-cell/>
          <table:table-cell table:formula="of:= 100 * ([.A226] - [.A225]*[.A225]) * ([.A226] - [.A225]*[.A225]) + (1 - [.A225]) * (1 - [.A225])" office:value-type="float" office:value="6.08101445529512" calcext:value-type="float">
            <text:p>6.08101445529512</text:p>
          </table:table-cell>
          <table:table-cell table:formula="of:= 100 * ([.B226] - [.B225]*[.B225]) * ([.B226] - [.B225]*[.B225]) + (1 - [.B225]) * (1 - [.B225])" office:value-type="float" office:value="3.73492764618359" calcext:value-type="float">
            <text:p>3.73492764618359</text:p>
          </table:table-cell>
          <table:table-cell table:formula="of:= [.A225]*[.A225]*[.A225]*[.A225] - 16*[.A225]*[.A225] + 5*[.A225]" office:value-type="float" office:value="0.357996086162879" calcext:value-type="float">
            <text:p>0.357996086162879</text:p>
          </table:table-cell>
          <table:table-cell table:formula="of:= [.B225]*[.B225]*[.B225]*[.B225] - 16*[.B225]*[.B225] + 5*[.B225]" office:value-type="float" office:value="-1.66759399132679" calcext:value-type="float">
            <text:p>-1.667593991326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2317278602862" calcext:value-type="float">
            <text:p>-0.192317278602862</text:p>
          </table:table-cell>
          <table:table-cell table:formula="of:=-[.A226]" office:value-type="float" office:value="0.192317278602862" calcext:value-type="float">
            <text:p>0.192317278602862</text:p>
          </table:table-cell>
          <table:table-cell/>
          <table:table-cell table:formula="of:= 100 * ([.A227] - [.A226]*[.A226]) * ([.A227] - [.A226]*[.A226]) + (1 - [.A226]) * (1 - [.A226])" office:value-type="float" office:value="22.365723548057" calcext:value-type="float">
            <text:p>22.365723548057</text:p>
          </table:table-cell>
          <table:table-cell table:formula="of:= 100 * ([.B227] - [.B226]*[.B226]) * ([.B227] - [.B226]*[.B226]) + (1 - [.B226]) * (1 - [.B226])" office:value-type="float" office:value="28.9142433094185" calcext:value-type="float">
            <text:p>28.9142433094185</text:p>
          </table:table-cell>
          <table:table-cell table:formula="of:= [.A226]*[.A226]*[.A226]*[.A226] - 16*[.A226]*[.A226] + 5*[.A226]" office:value-type="float" office:value="-1.55199340396583" calcext:value-type="float">
            <text:p>-1.55199340396583</text:p>
          </table:table-cell>
          <table:table-cell table:formula="of:= [.B226]*[.B226]*[.B226]*[.B226] - 16*[.B226]*[.B226] + 5*[.B226]" office:value-type="float" office:value="0.371179382062785" calcext:value-type="float">
            <text:p>0.3711793820627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4633213093336" calcext:value-type="float">
            <text:p>0.494633213093336</text:p>
          </table:table-cell>
          <table:table-cell table:formula="of:=-[.A227]" office:value-type="float" office:value="-0.494633213093336" calcext:value-type="float">
            <text:p>-0.494633213093336</text:p>
          </table:table-cell>
          <table:table-cell/>
          <table:table-cell table:formula="of:= 100 * ([.A228] - [.A227]*[.A227]) * ([.A228] - [.A227]*[.A227]) + (1 - [.A227]) * (1 - [.A227])" office:value-type="float" office:value="0.749043668348501" calcext:value-type="float">
            <text:p>0.749043668348501</text:p>
          </table:table-cell>
          <table:table-cell table:formula="of:= 100 * ([.B228] - [.B227]*[.B227]) * ([.B228] - [.B227]*[.B227]) + (1 - [.B227]) * (1 - [.B227])" office:value-type="float" office:value="33.5473677210483" calcext:value-type="float">
            <text:p>33.5473677210483</text:p>
          </table:table-cell>
          <table:table-cell table:formula="of:= [.A227]*[.A227]*[.A227]*[.A227] - 16*[.A227]*[.A227] + 5*[.A227]" office:value-type="float" office:value="-1.38156668062783" calcext:value-type="float">
            <text:p>-1.38156668062783</text:p>
          </table:table-cell>
          <table:table-cell table:formula="of:= [.B227]*[.B227]*[.B227]*[.B227] - 16*[.B227]*[.B227] + 5*[.B227]" office:value-type="float" office:value="-6.32789881156119" calcext:value-type="float">
            <text:p>-6.327898811561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4922109363473" calcext:value-type="float">
            <text:p>0.314922109363473</text:p>
          </table:table-cell>
          <table:table-cell table:formula="of:=-[.A228]" office:value-type="float" office:value="-0.314922109363473" calcext:value-type="float">
            <text:p>-0.314922109363473</text:p>
          </table:table-cell>
          <table:table-cell/>
          <table:table-cell table:formula="of:= 100 * ([.A229] - [.A228]*[.A228]) * ([.A229] - [.A228]*[.A228]) + (1 - [.A228]) * (1 - [.A228])" office:value-type="float" office:value="0.471986823855803" calcext:value-type="float">
            <text:p>0.471986823855803</text:p>
          </table:table-cell>
          <table:table-cell table:formula="of:= 100 * ([.B229] - [.B228]*[.B228]) * ([.B229] - [.B228]*[.B228]) + (1 - [.B228]) * (1 - [.B228])" office:value-type="float" office:value="5.46160923455641" calcext:value-type="float">
            <text:p>5.46160923455641</text:p>
          </table:table-cell>
          <table:table-cell table:formula="of:= [.A228]*[.A228]*[.A228]*[.A228] - 16*[.A228]*[.A228] + 5*[.A228]" office:value-type="float" office:value="-0.00236854656129637" calcext:value-type="float">
            <text:p>-0.00236854656129637</text:p>
          </table:table-cell>
          <table:table-cell table:formula="of:= [.B228]*[.B228]*[.B228]*[.B228] - 16*[.B228]*[.B228] + 5*[.B228]" office:value-type="float" office:value="-3.15158964019603" calcext:value-type="float">
            <text:p>-3.15158964019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40231613275869" calcext:value-type="float">
            <text:p>0.0940231613275869</text:p>
          </table:table-cell>
          <table:table-cell table:formula="of:=-[.A229]" office:value-type="float" office:value="-0.0940231613275869" calcext:value-type="float">
            <text:p>-0.0940231613275869</text:p>
          </table:table-cell>
          <table:table-cell/>
          <table:table-cell table:formula="of:= 100 * ([.A230] - [.A229]*[.A229]) * ([.A230] - [.A229]*[.A229]) + (1 - [.A229]) * (1 - [.A229])" office:value-type="float" office:value="15.5991474554842" calcext:value-type="float">
            <text:p>15.5991474554842</text:p>
          </table:table-cell>
          <table:table-cell table:formula="of:= 100 * ([.B230] - [.B229]*[.B229]) * ([.B230] - [.B229]*[.B229]) + (1 - [.B229]) * (1 - [.B229])" office:value-type="float" office:value="14.6471150968236" calcext:value-type="float">
            <text:p>14.6471150968236</text:p>
          </table:table-cell>
          <table:table-cell table:formula="of:= [.A229]*[.A229]*[.A229]*[.A229] - 16*[.A229]*[.A229] + 5*[.A229]" office:value-type="float" office:value="0.328748280655557" calcext:value-type="float">
            <text:p>0.328748280655557</text:p>
          </table:table-cell>
          <table:table-cell table:formula="of:= [.B229]*[.B229]*[.B229]*[.B229] - 16*[.B229]*[.B229] + 5*[.B229]" office:value-type="float" office:value="-0.611483332620312" calcext:value-type="float">
            <text:p>-0.6114833326203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558588543597" calcext:value-type="float">
            <text:p>-0.37558588543597</text:p>
          </table:table-cell>
          <table:table-cell table:formula="of:=-[.A230]" office:value-type="float" office:value="0.37558588543597" calcext:value-type="float">
            <text:p>0.37558588543597</text:p>
          </table:table-cell>
          <table:table-cell/>
          <table:table-cell table:formula="of:= 100 * ([.A231] - [.A230]*[.A230]) * ([.A231] - [.A230]*[.A230]) + (1 - [.A230]) * (1 - [.A230])" office:value-type="float" office:value="40.1926416487045" calcext:value-type="float">
            <text:p>40.1926416487045</text:p>
          </table:table-cell>
          <table:table-cell table:formula="of:= 100 * ([.B231] - [.B230]*[.B230]) * ([.B231] - [.B230]*[.B230]) + (1 - [.B230]) * (1 - [.B230])" office:value-type="float" office:value="11.7295246829485" calcext:value-type="float">
            <text:p>11.7295246829485</text:p>
          </table:table-cell>
          <table:table-cell table:formula="of:= [.A230]*[.A230]*[.A230]*[.A230] - 16*[.A230]*[.A230] + 5*[.A230]" office:value-type="float" office:value="-4.11506627883636" calcext:value-type="float">
            <text:p>-4.11506627883636</text:p>
          </table:table-cell>
          <table:table-cell table:formula="of:= [.B230]*[.B230]*[.B230]*[.B230] - 16*[.B230]*[.B230] + 5*[.B230]" office:value-type="float" office:value="-0.359207424476661" calcext:value-type="float">
            <text:p>-0.3592074244766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7808453589768" calcext:value-type="float">
            <text:p>-0.477808453589768</text:p>
          </table:table-cell>
          <table:table-cell table:formula="of:=-[.A231]" office:value-type="float" office:value="0.477808453589768" calcext:value-type="float">
            <text:p>0.477808453589768</text:p>
          </table:table-cell>
          <table:table-cell/>
          <table:table-cell table:formula="of:= 100 * ([.A232] - [.A231]*[.A231]) * ([.A232] - [.A231]*[.A231]) + (1 - [.A231]) * (1 - [.A231])" office:value-type="float" office:value="8.65573270025655" calcext:value-type="float">
            <text:p>8.65573270025655</text:p>
          </table:table-cell>
          <table:table-cell table:formula="of:= 100 * ([.B232] - [.B231]*[.B231]) * ([.B232] - [.B231]*[.B231]) + (1 - [.B231]) * (1 - [.B231])" office:value-type="float" office:value="50.8247066581154" calcext:value-type="float">
            <text:p>50.8247066581154</text:p>
          </table:table-cell>
          <table:table-cell table:formula="of:= [.A231]*[.A231]*[.A231]*[.A231] - 16*[.A231]*[.A231] + 5*[.A231]" office:value-type="float" office:value="-5.98973565179177" calcext:value-type="float">
            <text:p>-5.98973565179177</text:p>
          </table:table-cell>
          <table:table-cell table:formula="of:= [.B231]*[.B231]*[.B231]*[.B231] - 16*[.B231]*[.B231] + 5*[.B231]" office:value-type="float" office:value="-1.21165111589409" calcext:value-type="float">
            <text:p>-1.211651115894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269853770448" calcext:value-type="float">
            <text:p>0.48269853770448</text:p>
          </table:table-cell>
          <table:table-cell table:formula="of:=-[.A232]" office:value-type="float" office:value="-0.48269853770448" calcext:value-type="float">
            <text:p>-0.48269853770448</text:p>
          </table:table-cell>
          <table:table-cell/>
          <table:table-cell table:formula="of:= 100 * ([.A233] - [.A232]*[.A232]) * ([.A233] - [.A232]*[.A232]) + (1 - [.A232]) * (1 - [.A232])" office:value-type="float" office:value="2.69494103819514" calcext:value-type="float">
            <text:p>2.69494103819514</text:p>
          </table:table-cell>
          <table:table-cell table:formula="of:= 100 * ([.B233] - [.B232]*[.B232]) * ([.B233] - [.B232]*[.B232]) + (1 - [.B232]) * (1 - [.B232])" office:value-type="float" office:value="40.8612964020241" calcext:value-type="float">
            <text:p>40.8612964020241</text:p>
          </table:table-cell>
          <table:table-cell table:formula="of:= [.A232]*[.A232]*[.A232]*[.A232] - 16*[.A232]*[.A232] + 5*[.A232]" office:value-type="float" office:value="-1.26018535301704" calcext:value-type="float">
            <text:p>-1.26018535301704</text:p>
          </table:table-cell>
          <table:table-cell table:formula="of:= [.B232]*[.B232]*[.B232]*[.B232] - 16*[.B232]*[.B232] + 5*[.B232]" office:value-type="float" office:value="-6.08717073006184" calcext:value-type="float">
            <text:p>-6.087170730061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8797115633362" calcext:value-type="float">
            <text:p>0.388797115633362</text:p>
          </table:table-cell>
          <table:table-cell table:formula="of:=-[.A233]" office:value-type="float" office:value="-0.388797115633362" calcext:value-type="float">
            <text:p>-0.388797115633362</text:p>
          </table:table-cell>
          <table:table-cell/>
          <table:table-cell table:formula="of:= 100 * ([.A234] - [.A233]*[.A233]) * ([.A234] - [.A233]*[.A233]) + (1 - [.A233]) * (1 - [.A233])" office:value-type="float" office:value="26.6857325933925" calcext:value-type="float">
            <text:p>26.6857325933925</text:p>
          </table:table-cell>
          <table:table-cell table:formula="of:= 100 * ([.B234] - [.B233]*[.B233]) * ([.B234] - [.B233]*[.B233]) + (1 - [.B233]) * (1 - [.B233])" office:value-type="float" office:value="6.36514928486076" calcext:value-type="float">
            <text:p>6.36514928486076</text:p>
          </table:table-cell>
          <table:table-cell table:formula="of:= [.A233]*[.A233]*[.A233]*[.A233] - 16*[.A233]*[.A233] + 5*[.A233]" office:value-type="float" office:value="-0.451775263665341" calcext:value-type="float">
            <text:p>-0.451775263665341</text:p>
          </table:table-cell>
          <table:table-cell table:formula="of:= [.B233]*[.B233]*[.B233]*[.B233] - 16*[.B233]*[.B233] + 5*[.B233]" office:value-type="float" office:value="-4.33974641999896" calcext:value-type="float">
            <text:p>-4.339746419998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1790637323605" calcext:value-type="float">
            <text:p>-0.361790637323605</text:p>
          </table:table-cell>
          <table:table-cell table:formula="of:=-[.A234]" office:value-type="float" office:value="0.361790637323605" calcext:value-type="float">
            <text:p>0.361790637323605</text:p>
          </table:table-cell>
          <table:table-cell/>
          <table:table-cell table:formula="of:= 100 * ([.A235] - [.A234]*[.A234]) * ([.A235] - [.A234]*[.A234]) + (1 - [.A234]) * (1 - [.A234])" office:value-type="float" office:value="2.72772159219622" calcext:value-type="float">
            <text:p>2.72772159219622</text:p>
          </table:table-cell>
          <table:table-cell table:formula="of:= 100 * ([.B235] - [.B234]*[.B234]) * ([.B235] - [.B234]*[.B234]) + (1 - [.B234]) * (1 - [.B234])" office:value-type="float" office:value="3.24105244758248" calcext:value-type="float">
            <text:p>3.24105244758248</text:p>
          </table:table-cell>
          <table:table-cell table:formula="of:= [.A234]*[.A234]*[.A234]*[.A234] - 16*[.A234]*[.A234] + 5*[.A234]" office:value-type="float" office:value="-3.88609979323782" calcext:value-type="float">
            <text:p>-3.88609979323782</text:p>
          </table:table-cell>
          <table:table-cell table:formula="of:= [.B234]*[.B234]*[.B234]*[.B234] - 16*[.B234]*[.B234] + 5*[.B234]" office:value-type="float" office:value="-0.268193420001765" calcext:value-type="float">
            <text:p>-0.2681934200017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74447337526458" calcext:value-type="float">
            <text:p>0.0374447337526458</text:p>
          </table:table-cell>
          <table:table-cell table:formula="of:=-[.A235]" office:value-type="float" office:value="-0.0374447337526458" calcext:value-type="float">
            <text:p>-0.0374447337526458</text:p>
          </table:table-cell>
          <table:table-cell/>
          <table:table-cell table:formula="of:= 100 * ([.A236] - [.A235]*[.A235]) * ([.A236] - [.A235]*[.A235]) + (1 - [.A235]) * (1 - [.A235])" office:value-type="float" office:value="9.30388613478841" calcext:value-type="float">
            <text:p>9.30388613478841</text:p>
          </table:table-cell>
          <table:table-cell table:formula="of:= 100 * ([.B236] - [.B235]*[.B235]) * ([.B236] - [.B235]*[.B235]) + (1 - [.B235]) * (1 - [.B235])" office:value-type="float" office:value="9.29212269013795" calcext:value-type="float">
            <text:p>9.29212269013795</text:p>
          </table:table-cell>
          <table:table-cell table:formula="of:= [.A235]*[.A235]*[.A235]*[.A235] - 16*[.A235]*[.A235] + 5*[.A235]" office:value-type="float" office:value="0.164791905297409" calcext:value-type="float">
            <text:p>0.164791905297409</text:p>
          </table:table-cell>
          <table:table-cell table:formula="of:= [.B235]*[.B235]*[.B235]*[.B235] - 16*[.B235]*[.B235] + 5*[.B235]" office:value-type="float" office:value="-0.209655432229049" calcext:value-type="float">
            <text:p>-0.2096554322290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8034819313029" calcext:value-type="float">
            <text:p>-0.288034819313029</text:p>
          </table:table-cell>
          <table:table-cell table:formula="of:=-[.A236]" office:value-type="float" office:value="0.288034819313029" calcext:value-type="float">
            <text:p>0.288034819313029</text:p>
          </table:table-cell>
          <table:table-cell/>
          <table:table-cell table:formula="of:= 100 * ([.A237] - [.A236]*[.A236]) * ([.A237] - [.A236]*[.A236]) + (1 - [.A236]) * (1 - [.A236])" office:value-type="float" office:value="11.6480109031718" calcext:value-type="float">
            <text:p>11.6480109031718</text:p>
          </table:table-cell>
          <table:table-cell table:formula="of:= 100 * ([.B237] - [.B236]*[.B236]) * ([.B237] - [.B236]*[.B236]) + (1 - [.B236]) * (1 - [.B236])" office:value-type="float" office:value="23.7375155430729" calcext:value-type="float">
            <text:p>23.7375155430729</text:p>
          </table:table-cell>
          <table:table-cell table:formula="of:= [.A236]*[.A236]*[.A236]*[.A236] - 16*[.A236]*[.A236] + 5*[.A236]" office:value-type="float" office:value="-2.7607159759756" calcext:value-type="float">
            <text:p>-2.7607159759756</text:p>
          </table:table-cell>
          <table:table-cell table:formula="of:= [.B236]*[.B236]*[.B236]*[.B236] - 16*[.B236]*[.B236] + 5*[.B236]" office:value-type="float" office:value="0.119632217154695" calcext:value-type="float">
            <text:p>0.119632217154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9017489445358" calcext:value-type="float">
            <text:p>0.399017489445358</text:p>
          </table:table-cell>
          <table:table-cell table:formula="of:=-[.A237]" office:value-type="float" office:value="-0.399017489445358" calcext:value-type="float">
            <text:p>-0.399017489445358</text:p>
          </table:table-cell>
          <table:table-cell/>
          <table:table-cell table:formula="of:= 100 * ([.A238] - [.A237]*[.A237]) * ([.A238] - [.A237]*[.A237]) + (1 - [.A237]) * (1 - [.A237])" office:value-type="float" office:value="8.0929806267422" calcext:value-type="float">
            <text:p>8.0929806267422</text:p>
          </table:table-cell>
          <table:table-cell table:formula="of:= 100 * ([.B238] - [.B237]*[.B237]) * ([.B238] - [.B237]*[.B237]) + (1 - [.B237]) * (1 - [.B237])" office:value-type="float" office:value="2.12021359596937" calcext:value-type="float">
            <text:p>2.12021359596937</text:p>
          </table:table-cell>
          <table:table-cell table:formula="of:= [.A237]*[.A237]*[.A237]*[.A237] - 16*[.A237]*[.A237] + 5*[.A237]" office:value-type="float" office:value="-0.52700246041029" calcext:value-type="float">
            <text:p>-0.52700246041029</text:p>
          </table:table-cell>
          <table:table-cell table:formula="of:= [.B237]*[.B237]*[.B237]*[.B237] - 16*[.B237]*[.B237] + 5*[.B237]" office:value-type="float" office:value="-4.51717735486387" calcext:value-type="float">
            <text:p>-4.517177354863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846199137295" calcext:value-type="float">
            <text:p>-0.118846199137295</text:p>
          </table:table-cell>
          <table:table-cell table:formula="of:=-[.A238]" office:value-type="float" office:value="0.118846199137295" calcext:value-type="float">
            <text:p>0.118846199137295</text:p>
          </table:table-cell>
          <table:table-cell/>
          <table:table-cell table:formula="of:= 100 * ([.A239] - [.A238]*[.A238]) * ([.A239] - [.A238]*[.A238]) + (1 - [.A238]) * (1 - [.A238])" office:value-type="float" office:value="7.83013373659614" calcext:value-type="float">
            <text:p>7.83013373659614</text:p>
          </table:table-cell>
          <table:table-cell table:formula="of:= 100 * ([.B239] - [.B238]*[.B238]) * ([.B239] - [.B238]*[.B238]) + (1 - [.B238]) * (1 - [.B238])" office:value-type="float" office:value="5.98548324310079" calcext:value-type="float">
            <text:p>5.98548324310079</text:p>
          </table:table-cell>
          <table:table-cell table:formula="of:= [.A238]*[.A238]*[.A238]*[.A238] - 16*[.A238]*[.A238] + 5*[.A238]" office:value-type="float" office:value="-0.820022201263094" calcext:value-type="float">
            <text:p>-0.820022201263094</text:p>
          </table:table-cell>
          <table:table-cell table:formula="of:= [.B238]*[.B238]*[.B238]*[.B238] - 16*[.B238]*[.B238] + 5*[.B238]" office:value-type="float" office:value="0.368439790109852" calcext:value-type="float">
            <text:p>0.3684397901098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2357878961069" calcext:value-type="float">
            <text:p>-0.242357878961069</text:p>
          </table:table-cell>
          <table:table-cell table:formula="of:=-[.A239]" office:value-type="float" office:value="0.242357878961069" calcext:value-type="float">
            <text:p>0.242357878961069</text:p>
          </table:table-cell>
          <table:table-cell/>
          <table:table-cell table:formula="of:= 100 * ([.A240] - [.A239]*[.A239]) * ([.A240] - [.A239]*[.A239]) + (1 - [.A239]) * (1 - [.A239])" office:value-type="float" office:value="1.75212357236599" calcext:value-type="float">
            <text:p>1.75212357236599</text:p>
          </table:table-cell>
          <table:table-cell table:formula="of:= 100 * ([.B240] - [.B239]*[.B239]) * ([.B240] - [.B239]*[.B239]) + (1 - [.B239]) * (1 - [.B239])" office:value-type="float" office:value="3.23598176041389" calcext:value-type="float">
            <text:p>3.23598176041389</text:p>
          </table:table-cell>
          <table:table-cell table:formula="of:= [.A239]*[.A239]*[.A239]*[.A239] - 16*[.A239]*[.A239] + 5*[.A239]" office:value-type="float" office:value="-2.14813678343164" calcext:value-type="float">
            <text:p>-2.14813678343164</text:p>
          </table:table-cell>
          <table:table-cell table:formula="of:= [.B239]*[.B239]*[.B239]*[.B239] - 16*[.B239]*[.B239] + 5*[.B239]" office:value-type="float" office:value="0.275442006179056" calcext:value-type="float">
            <text:p>0.275442006179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4417804818488" calcext:value-type="float">
            <text:p>0.104417804818488</text:p>
          </table:table-cell>
          <table:table-cell table:formula="of:=-[.A240]" office:value-type="float" office:value="-0.104417804818488" calcext:value-type="float">
            <text:p>-0.104417804818488</text:p>
          </table:table-cell>
          <table:table-cell/>
          <table:table-cell table:formula="of:= 100 * ([.A241] - [.A240]*[.A240]) * ([.A241] - [.A240]*[.A240]) + (1 - [.A240]) * (1 - [.A240])" office:value-type="float" office:value="14.0877362771417" calcext:value-type="float">
            <text:p>14.0877362771417</text:p>
          </table:table-cell>
          <table:table-cell table:formula="of:= 100 * ([.B241] - [.B240]*[.B240]) * ([.B241] - [.B240]*[.B240]) + (1 - [.B240]) * (1 - [.B240])" office:value-type="float" office:value="12.9633108822469" calcext:value-type="float">
            <text:p>12.9633108822469</text:p>
          </table:table-cell>
          <table:table-cell table:formula="of:= [.A240]*[.A240]*[.A240]*[.A240] - 16*[.A240]*[.A240] + 5*[.A240]" office:value-type="float" office:value="0.34775865379172" calcext:value-type="float">
            <text:p>0.34775865379172</text:p>
          </table:table-cell>
          <table:table-cell table:formula="of:= [.B240]*[.B240]*[.B240]*[.B240] - 16*[.B240]*[.B240] + 5*[.B240]" office:value-type="float" office:value="-0.696419394393159" calcext:value-type="float">
            <text:p>-0.6964193943931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3592035979661" calcext:value-type="float">
            <text:p>-0.353592035979661</text:p>
          </table:table-cell>
          <table:table-cell table:formula="of:=-[.A241]" office:value-type="float" office:value="0.353592035979661" calcext:value-type="float">
            <text:p>0.353592035979661</text:p>
          </table:table-cell>
          <table:table-cell/>
          <table:table-cell table:formula="of:= 100 * ([.A242] - [.A241]*[.A241]) * ([.A242] - [.A241]*[.A241]) + (1 - [.A241]) * (1 - [.A241])" office:value-type="float" office:value="1.90967678433577" calcext:value-type="float">
            <text:p>1.90967678433577</text:p>
          </table:table-cell>
          <table:table-cell table:formula="of:= 100 * ([.B242] - [.B241]*[.B241]) * ([.B242] - [.B241]*[.B241]) + (1 - [.B241]) * (1 - [.B241])" office:value-type="float" office:value="5.35610728789159" calcext:value-type="float">
            <text:p>5.35610728789159</text:p>
          </table:table-cell>
          <table:table-cell table:formula="of:= [.A241]*[.A241]*[.A241]*[.A241] - 16*[.A241]*[.A241] + 5*[.A241]" office:value-type="float" office:value="-3.75276559370631" calcext:value-type="float">
            <text:p>-3.75276559370631</text:p>
          </table:table-cell>
          <table:table-cell table:formula="of:= [.B241]*[.B241]*[.B241]*[.B241] - 16*[.B241]*[.B241] + 5*[.B241]" office:value-type="float" office:value="-0.216845233909692" calcext:value-type="float">
            <text:p>-0.2168452339096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1947239215138" calcext:value-type="float">
            <text:p>0.0971947239215138</text:p>
          </table:table-cell>
          <table:table-cell table:formula="of:=-[.A242]" office:value-type="float" office:value="-0.0971947239215138" calcext:value-type="float">
            <text:p>-0.0971947239215138</text:p>
          </table:table-cell>
          <table:table-cell/>
          <table:table-cell table:formula="of:= 100 * ([.A243] - [.A242]*[.A242]) * ([.A243] - [.A242]*[.A242]) + (1 - [.A242]) * (1 - [.A242])" office:value-type="float" office:value="15.6867941001225" calcext:value-type="float">
            <text:p>15.6867941001225</text:p>
          </table:table-cell>
          <table:table-cell table:formula="of:= 100 * ([.B243] - [.B242]*[.B242]) * ([.B243] - [.B242]*[.B242]) + (1 - [.B242]) * (1 - [.B242])" office:value-type="float" office:value="17.5684935855484" calcext:value-type="float">
            <text:p>17.5684935855484</text:p>
          </table:table-cell>
          <table:table-cell table:formula="of:= [.A242]*[.A242]*[.A242]*[.A242] - 16*[.A242]*[.A242] + 5*[.A242]" office:value-type="float" office:value="0.334913832178218" calcext:value-type="float">
            <text:p>0.334913832178218</text:p>
          </table:table-cell>
          <table:table-cell table:formula="of:= [.B242]*[.B242]*[.B242]*[.B242] - 16*[.B242]*[.B242] + 5*[.B242]" office:value-type="float" office:value="-0.63703340703692" calcext:value-type="float">
            <text:p>-0.637033407036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5085722322707" calcext:value-type="float">
            <text:p>0.395085722322707</text:p>
          </table:table-cell>
          <table:table-cell table:formula="of:=-[.A243]" office:value-type="float" office:value="-0.395085722322707" calcext:value-type="float">
            <text:p>-0.395085722322707</text:p>
          </table:table-cell>
          <table:table-cell/>
          <table:table-cell table:formula="of:= 100 * ([.A244] - [.A243]*[.A243]) * ([.A244] - [.A243]*[.A243]) + (1 - [.A243]) * (1 - [.A243])" office:value-type="float" office:value="6.58421389594134" calcext:value-type="float">
            <text:p>6.58421389594134</text:p>
          </table:table-cell>
          <table:table-cell table:formula="of:= 100 * ([.B244] - [.B243]*[.B243]) * ([.B244] - [.B243]*[.B243]) + (1 - [.B243]) * (1 - [.B243])" office:value-type="float" office:value="33.4801607893817" calcext:value-type="float">
            <text:p>33.4801607893817</text:p>
          </table:table-cell>
          <table:table-cell table:formula="of:= [.A243]*[.A243]*[.A243]*[.A243] - 16*[.A243]*[.A243] + 5*[.A243]" office:value-type="float" office:value="-0.497690096389291" calcext:value-type="float">
            <text:p>-0.497690096389291</text:p>
          </table:table-cell>
          <table:table-cell table:formula="of:= [.B243]*[.B243]*[.B243]*[.B243] - 16*[.B243]*[.B243] + 5*[.B243]" office:value-type="float" office:value="-4.44854731961636" calcext:value-type="float">
            <text:p>-4.448547319616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5457773901954" calcext:value-type="float">
            <text:p>0.405457773901954</text:p>
          </table:table-cell>
          <table:table-cell table:formula="of:=-[.A244]" office:value-type="float" office:value="-0.405457773901954" calcext:value-type="float">
            <text:p>-0.405457773901954</text:p>
          </table:table-cell>
          <table:table-cell/>
          <table:table-cell table:formula="of:= 100 * ([.A245] - [.A244]*[.A244]) * ([.A245] - [.A244]*[.A244]) + (1 - [.A244]) * (1 - [.A244])" office:value-type="float" office:value="7.19530086380898" calcext:value-type="float">
            <text:p>7.19530086380898</text:p>
          </table:table-cell>
          <table:table-cell table:formula="of:= 100 * ([.B245] - [.B244]*[.B244]) * ([.B245] - [.B244]*[.B244]) + (1 - [.B244]) * (1 - [.B244])" office:value-type="float" office:value="36.8278930208559" calcext:value-type="float">
            <text:p>36.8278930208559</text:p>
          </table:table-cell>
          <table:table-cell table:formula="of:= [.A244]*[.A244]*[.A244]*[.A244] - 16*[.A244]*[.A244] + 5*[.A244]" office:value-type="float" office:value="-0.576021186244648" calcext:value-type="float">
            <text:p>-0.576021186244648</text:p>
          </table:table-cell>
          <table:table-cell table:formula="of:= [.B244]*[.B244]*[.B244]*[.B244] - 16*[.B244]*[.B244] + 5*[.B244]" office:value-type="float" office:value="-4.63059892526419" calcext:value-type="float">
            <text:p>-4.630598925264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5964743180838" calcext:value-type="float">
            <text:p>0.425964743180838</text:p>
          </table:table-cell>
          <table:table-cell table:formula="of:=-[.A245]" office:value-type="float" office:value="-0.425964743180838" calcext:value-type="float">
            <text:p>-0.425964743180838</text:p>
          </table:table-cell>
          <table:table-cell/>
          <table:table-cell table:formula="of:= 100 * ([.A246] - [.A245]*[.A245]) * ([.A246] - [.A245]*[.A245]) + (1 - [.A245]) * (1 - [.A245])" office:value-type="float" office:value="34.0204391945725" calcext:value-type="float">
            <text:p>34.0204391945725</text:p>
          </table:table-cell>
          <table:table-cell table:formula="of:= 100 * ([.B246] - [.B245]*[.B245]) * ([.B246] - [.B245]*[.B245]) + (1 - [.B245]) * (1 - [.B245])" office:value-type="float" office:value="6.76604073528528" calcext:value-type="float">
            <text:p>6.76604073528528</text:p>
          </table:table-cell>
          <table:table-cell table:formula="of:= [.A245]*[.A245]*[.A245]*[.A245] - 16*[.A245]*[.A245] + 5*[.A245]" office:value-type="float" office:value="-0.740389045742405" calcext:value-type="float">
            <text:p>-0.740389045742405</text:p>
          </table:table-cell>
          <table:table-cell table:formula="of:= [.B245]*[.B245]*[.B245]*[.B245] - 16*[.B245]*[.B245] + 5*[.B245]" office:value-type="float" office:value="-5.00003647755078" calcext:value-type="float">
            <text:p>-5.000036477550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8992860514668" calcext:value-type="float">
            <text:p>-0.398992860514668</text:p>
          </table:table-cell>
          <table:table-cell table:formula="of:=-[.A246]" office:value-type="float" office:value="0.398992860514668" calcext:value-type="float">
            <text:p>0.398992860514668</text:p>
          </table:table-cell>
          <table:table-cell/>
          <table:table-cell table:formula="of:= 100 * ([.A247] - [.A246]*[.A246]) * ([.A247] - [.A246]*[.A246]) + (1 - [.A246]) * (1 - [.A246])" office:value-type="float" office:value="11.2381725105427" calcext:value-type="float">
            <text:p>11.2381725105427</text:p>
          </table:table-cell>
          <table:table-cell table:formula="of:= 100 * ([.B247] - [.B246]*[.B246]) * ([.B247] - [.B246]*[.B246]) + (1 - [.B246]) * (1 - [.B246])" office:value-type="float" office:value="0.380097708358894" calcext:value-type="float">
            <text:p>0.380097708358894</text:p>
          </table:table-cell>
          <table:table-cell table:formula="of:= [.A246]*[.A246]*[.A246]*[.A246] - 16*[.A246]*[.A246] + 5*[.A246]" office:value-type="float" office:value="-4.51674600202517" calcext:value-type="float">
            <text:p>-4.51674600202517</text:p>
          </table:table-cell>
          <table:table-cell table:formula="of:= [.B246]*[.B246]*[.B246]*[.B246] - 16*[.B246]*[.B246] + 5*[.B246]" office:value-type="float" office:value="-0.526817396878485" calcext:value-type="float">
            <text:p>-0.5268173968784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5451894632132" calcext:value-type="float">
            <text:p>-0.145451894632132</text:p>
          </table:table-cell>
          <table:table-cell table:formula="of:=-[.A247]" office:value-type="float" office:value="0.145451894632132" calcext:value-type="float">
            <text:p>0.145451894632132</text:p>
          </table:table-cell>
          <table:table-cell/>
          <table:table-cell table:formula="of:= 100 * ([.A248] - [.A247]*[.A247]) * ([.A248] - [.A247]*[.A247]) + (1 - [.A247]) * (1 - [.A247])" office:value-type="float" office:value="3.33167776760919" calcext:value-type="float">
            <text:p>3.33167776760919</text:p>
          </table:table-cell>
          <table:table-cell table:formula="of:= 100 * ([.B248] - [.B247]*[.B247]) * ([.B248] - [.B247]*[.B247]) + (1 - [.B247]) * (1 - [.B247])" office:value-type="float" office:value="1.72627138846922" calcext:value-type="float">
            <text:p>1.72627138846922</text:p>
          </table:table-cell>
          <table:table-cell table:formula="of:= [.A247]*[.A247]*[.A247]*[.A247] - 16*[.A247]*[.A247] + 5*[.A247]" office:value-type="float" office:value="-1.06531194452529" calcext:value-type="float">
            <text:p>-1.06531194452529</text:p>
          </table:table-cell>
          <table:table-cell table:formula="of:= [.B247]*[.B247]*[.B247]*[.B247] - 16*[.B247]*[.B247] + 5*[.B247]" office:value-type="float" office:value="0.389207001796022" calcext:value-type="float">
            <text:p>0.3892070017960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0957001348745" calcext:value-type="float">
            <text:p>-0.120957001348745</text:p>
          </table:table-cell>
          <table:table-cell table:formula="of:=-[.A248]" office:value-type="float" office:value="0.120957001348745" calcext:value-type="float">
            <text:p>0.120957001348745</text:p>
          </table:table-cell>
          <table:table-cell/>
          <table:table-cell table:formula="of:= 100 * ([.A249] - [.A248]*[.A248]) * ([.A249] - [.A248]*[.A248]) + (1 - [.A248]) * (1 - [.A248])" office:value-type="float" office:value="2.51936017349711" calcext:value-type="float">
            <text:p>2.51936017349711</text:p>
          </table:table-cell>
          <table:table-cell table:formula="of:= 100 * ([.B249] - [.B248]*[.B248]) * ([.B249] - [.B248]*[.B248]) + (1 - [.B248]) * (1 - [.B248])" office:value-type="float" office:value="1.46350821406079" calcext:value-type="float">
            <text:p>1.46350821406079</text:p>
          </table:table-cell>
          <table:table-cell table:formula="of:= [.A248]*[.A248]*[.A248]*[.A248] - 16*[.A248]*[.A248] + 5*[.A248]" office:value-type="float" office:value="-0.838660491203765" calcext:value-type="float">
            <text:p>-0.838660491203765</text:p>
          </table:table-cell>
          <table:table-cell table:formula="of:= [.B248]*[.B248]*[.B248]*[.B248] - 16*[.B248]*[.B248] + 5*[.B248]" office:value-type="float" office:value="0.370909522283684" calcext:value-type="float">
            <text:p>0.370909522283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77444711049815" calcext:value-type="float">
            <text:p>-0.0977444711049815</text:p>
          </table:table-cell>
          <table:table-cell table:formula="of:=-[.A249]" office:value-type="float" office:value="0.0977444711049815" calcext:value-type="float">
            <text:p>0.0977444711049815</text:p>
          </table:table-cell>
          <table:table-cell/>
          <table:table-cell table:formula="of:= 100 * ([.A250] - [.A249]*[.A249]) * ([.A250] - [.A249]*[.A249]) + (1 - [.A249]) * (1 - [.A249])" office:value-type="float" office:value="1.93127196982035" calcext:value-type="float">
            <text:p>1.93127196982035</text:p>
          </table:table-cell>
          <table:table-cell table:formula="of:= 100 * ([.B250] - [.B249]*[.B249]) * ([.B250] - [.B249]*[.B249]) + (1 - [.B249]) * (1 - [.B249])" office:value-type="float" office:value="1.25113292689204" calcext:value-type="float">
            <text:p>1.25113292689204</text:p>
          </table:table-cell>
          <table:table-cell table:formula="of:= [.A249]*[.A249]*[.A249]*[.A249] - 16*[.A249]*[.A249] + 5*[.A249]" office:value-type="float" office:value="-0.641494783065372" calcext:value-type="float">
            <text:p>-0.641494783065372</text:p>
          </table:table-cell>
          <table:table-cell table:formula="of:= [.B249]*[.B249]*[.B249]*[.B249] - 16*[.B249]*[.B249] + 5*[.B249]" office:value-type="float" office:value="0.335949927984443" calcext:value-type="float">
            <text:p>0.3359499279844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56650917017169" calcext:value-type="float">
            <text:p>-0.0756650917017169</text:p>
          </table:table-cell>
          <table:table-cell table:formula="of:=-[.A250]" office:value-type="float" office:value="0.0756650917017169" calcext:value-type="float">
            <text:p>0.0756650917017169</text:p>
          </table:table-cell>
          <table:table-cell/>
          <table:table-cell table:formula="of:= 100 * ([.A251] - [.A250]*[.A250]) * ([.A251] - [.A250]*[.A250]) + (1 - [.A250]) * (1 - [.A250])" office:value-type="float" office:value="18.1927906036924" calcext:value-type="float">
            <text:p>18.1927906036924</text:p>
          </table:table-cell>
          <table:table-cell table:formula="of:= 100 * ([.B251] - [.B250]*[.B250]) * ([.B251] - [.B250]*[.B250]) + (1 - [.B250]) * (1 - [.B250])" office:value-type="float" office:value="18.8484585037669" calcext:value-type="float">
            <text:p>18.8484585037669</text:p>
          </table:table-cell>
          <table:table-cell table:formula="of:= [.A250]*[.A250]*[.A250]*[.A250] - 16*[.A250]*[.A250] + 5*[.A250]" office:value-type="float" office:value="-0.469895978159339" calcext:value-type="float">
            <text:p>-0.469895978159339</text:p>
          </table:table-cell>
          <table:table-cell table:formula="of:= [.B250]*[.B250]*[.B250]*[.B250] - 16*[.B250]*[.B250] + 5*[.B250]" office:value-type="float" office:value="0.28675493885783" calcext:value-type="float">
            <text:p>0.286754938857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468894293663" calcext:value-type="float">
            <text:p>0.418468894293663</text:p>
          </table:table-cell>
          <table:table-cell table:formula="of:=-[.A251]" office:value-type="float" office:value="-0.418468894293663" calcext:value-type="float">
            <text:p>-0.418468894293663</text:p>
          </table:table-cell>
          <table:table-cell/>
          <table:table-cell table:formula="of:= 100 * ([.A252] - [.A251]*[.A251]) * ([.A252] - [.A251]*[.A251]) + (1 - [.A251]) * (1 - [.A251])" office:value-type="float" office:value="33.4033099531258" calcext:value-type="float">
            <text:p>33.4033099531258</text:p>
          </table:table-cell>
          <table:table-cell table:formula="of:= 100 * ([.B252] - [.B251]*[.B251]) * ([.B252] - [.B251]*[.B251]) + (1 - [.B251]) * (1 - [.B251])" office:value-type="float" office:value="7.06512870808097" calcext:value-type="float">
            <text:p>7.06512870808097</text:p>
          </table:table-cell>
          <table:table-cell table:formula="of:= [.A251]*[.A251]*[.A251]*[.A251] - 16*[.A251]*[.A251] + 5*[.A251]" office:value-type="float" office:value="-0.678849287465446" calcext:value-type="float">
            <text:p>-0.678849287465446</text:p>
          </table:table-cell>
          <table:table-cell table:formula="of:= [.B251]*[.B251]*[.B251]*[.B251] - 16*[.B251]*[.B251] + 5*[.B251]" office:value-type="float" office:value="-4.86353823040208" calcext:value-type="float">
            <text:p>-4.863538230402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9906666890042" calcext:value-type="float">
            <text:p>-0.399906666890042</text:p>
          </table:table-cell>
          <table:table-cell table:formula="of:=-[.A252]" office:value-type="float" office:value="0.399906666890042" calcext:value-type="float">
            <text:p>0.399906666890042</text:p>
          </table:table-cell>
          <table:table-cell/>
          <table:table-cell table:formula="of:= 100 * ([.A253] - [.A252]*[.A252]) * ([.A253] - [.A252]*[.A252]) + (1 - [.A252]) * (1 - [.A252])" office:value-type="float" office:value="3.7931843435691" calcext:value-type="float">
            <text:p>3.7931843435691</text:p>
          </table:table-cell>
          <table:table-cell table:formula="of:= 100 * ([.B253] - [.B252]*[.B252]) * ([.B253] - [.B252]*[.B252]) + (1 - [.B252]) * (1 - [.B252])" office:value-type="float" office:value="3.76214087153644" calcext:value-type="float">
            <text:p>3.76214087153644</text:p>
          </table:table-cell>
          <table:table-cell table:formula="of:= [.A252]*[.A252]*[.A252]*[.A252] - 16*[.A252]*[.A252] + 5*[.A252]" office:value-type="float" office:value="-4.53276269493469" calcext:value-type="float">
            <text:p>-4.53276269493469</text:p>
          </table:table-cell>
          <table:table-cell table:formula="of:= [.B252]*[.B252]*[.B252]*[.B252] - 16*[.B252]*[.B252] + 5*[.B252]" office:value-type="float" office:value="-0.533696026034264" calcext:value-type="float">
            <text:p>-0.5336960260342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4520553992926" calcext:value-type="float">
            <text:p>0.024520553992926</text:p>
          </table:table-cell>
          <table:table-cell table:formula="of:=-[.A253]" office:value-type="float" office:value="-0.024520553992926" calcext:value-type="float">
            <text:p>-0.024520553992926</text:p>
          </table:table-cell>
          <table:table-cell/>
          <table:table-cell table:formula="of:= 100 * ([.A254] - [.A253]*[.A253]) * ([.A254] - [.A253]*[.A253]) + (1 - [.A253]) * (1 - [.A253])" office:value-type="float" office:value="14.190867038685" calcext:value-type="float">
            <text:p>14.190867038685</text:p>
          </table:table-cell>
          <table:table-cell table:formula="of:= 100 * ([.B254] - [.B253]*[.B253]) * ([.B254] - [.B253]*[.B253]) + (1 - [.B253]) * (1 - [.B253])" office:value-type="float" office:value="14.2015847680655" calcext:value-type="float">
            <text:p>14.2015847680655</text:p>
          </table:table-cell>
          <table:table-cell table:formula="of:= [.A253]*[.A253]*[.A253]*[.A253] - 16*[.A253]*[.A253] + 5*[.A253]" office:value-type="float" office:value="0.112983010385373" calcext:value-type="float">
            <text:p>0.112983010385373</text:p>
          </table:table-cell>
          <table:table-cell table:formula="of:= [.B253]*[.B253]*[.B253]*[.B253] - 16*[.B253]*[.B253] + 5*[.B253]" office:value-type="float" office:value="-0.132222529543887" calcext:value-type="float">
            <text:p>-0.1322225295438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3257326075343" calcext:value-type="float">
            <text:p>-0.363257326075343</text:p>
          </table:table-cell>
          <table:table-cell table:formula="of:=-[.A254]" office:value-type="float" office:value="0.363257326075343" calcext:value-type="float">
            <text:p>0.363257326075343</text:p>
          </table:table-cell>
          <table:table-cell/>
          <table:table-cell table:formula="of:= 100 * ([.A255] - [.A254]*[.A254]) * ([.A255] - [.A254]*[.A254]) + (1 - [.A254]) * (1 - [.A254])" office:value-type="float" office:value="11.8160027979209" calcext:value-type="float">
            <text:p>11.8160027979209</text:p>
          </table:table-cell>
          <table:table-cell table:formula="of:= 100 * ([.B255] - [.B254]*[.B254]) * ([.B255] - [.B254]*[.B254]) + (1 - [.B254]) * (1 - [.B254])" office:value-type="float" office:value="33.9836819239364" calcext:value-type="float">
            <text:p>33.9836819239364</text:p>
          </table:table-cell>
          <table:table-cell table:formula="of:= [.A254]*[.A254]*[.A254]*[.A254] - 16*[.A254]*[.A254] + 5*[.A254]" office:value-type="float" office:value="-3.91016843396299" calcext:value-type="float">
            <text:p>-3.91016843396299</text:p>
          </table:table-cell>
          <table:table-cell table:formula="of:= [.B254]*[.B254]*[.B254]*[.B254] - 16*[.B254]*[.B254] + 5*[.B254]" office:value-type="float" office:value="-0.277595173209561" calcext:value-type="float">
            <text:p>-0.2775951732095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7511462632589" calcext:value-type="float">
            <text:p>0.447511462632589</text:p>
          </table:table-cell>
          <table:table-cell table:formula="of:=-[.A255]" office:value-type="float" office:value="-0.447511462632589" calcext:value-type="float">
            <text:p>-0.447511462632589</text:p>
          </table:table-cell>
          <table:table-cell/>
          <table:table-cell table:formula="of:= 100 * ([.A256] - [.A255]*[.A255]) * ([.A256] - [.A255]*[.A255]) + (1 - [.A255]) * (1 - [.A255])" office:value-type="float" office:value="5.08540031060359" calcext:value-type="float">
            <text:p>5.08540031060359</text:p>
          </table:table-cell>
          <table:table-cell table:formula="of:= 100 * ([.B256] - [.B255]*[.B255]) * ([.B256] - [.B255]*[.B255]) + (1 - [.B255]) * (1 - [.B255])" office:value-type="float" office:value="40.4322790359861" calcext:value-type="float">
            <text:p>40.4322790359861</text:p>
          </table:table-cell>
          <table:table-cell table:formula="of:= [.A255]*[.A255]*[.A255]*[.A255] - 16*[.A255]*[.A255] + 5*[.A255]" office:value-type="float" office:value="-0.926600159135829" calcext:value-type="float">
            <text:p>-0.926600159135829</text:p>
          </table:table-cell>
          <table:table-cell table:formula="of:= [.B255]*[.B255]*[.B255]*[.B255] - 16*[.B255]*[.B255] + 5*[.B255]" office:value-type="float" office:value="-5.40171478546172" calcext:value-type="float">
            <text:p>-5.401714785461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902204504705" calcext:value-type="float">
            <text:p>0.418902204504705</text:p>
          </table:table-cell>
          <table:table-cell table:formula="of:=-[.A256]" office:value-type="float" office:value="-0.418902204504705" calcext:value-type="float">
            <text:p>-0.418902204504705</text:p>
          </table:table-cell>
          <table:table-cell/>
          <table:table-cell table:formula="of:= 100 * ([.A257] - [.A256]*[.A256]) * ([.A257] - [.A256]*[.A256]) + (1 - [.A256]) * (1 - [.A256])" office:value-type="float" office:value="0.738539858409099" calcext:value-type="float">
            <text:p>0.738539858409099</text:p>
          </table:table-cell>
          <table:table-cell table:formula="of:= 100 * ([.B257] - [.B256]*[.B256]) * ([.B257] - [.B256]*[.B256]) + (1 - [.B256]) * (1 - [.B256])" office:value-type="float" office:value="19.1754150350855" calcext:value-type="float">
            <text:p>19.1754150350855</text:p>
          </table:table-cell>
          <table:table-cell table:formula="of:= [.A256]*[.A256]*[.A256]*[.A256] - 16*[.A256]*[.A256] + 5*[.A256]" office:value-type="float" office:value="-0.682360989074739" calcext:value-type="float">
            <text:p>-0.682360989074739</text:p>
          </table:table-cell>
          <table:table-cell table:formula="of:= [.B256]*[.B256]*[.B256]*[.B256] - 16*[.B256]*[.B256] + 5*[.B256]" office:value-type="float" office:value="-4.87138303412179" calcext:value-type="float">
            <text:p>-4.871383034121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8792974088263" calcext:value-type="float">
            <text:p>0.238792974088263</text:p>
          </table:table-cell>
          <table:table-cell table:formula="of:=-[.A257]" office:value-type="float" office:value="-0.238792974088263" calcext:value-type="float">
            <text:p>-0.238792974088263</text:p>
          </table:table-cell>
          <table:table-cell/>
          <table:table-cell table:formula="of:= 100 * ([.A258] - [.A257]*[.A257]) * ([.A258] - [.A257]*[.A257]) + (1 - [.A257]) * (1 - [.A257])" office:value-type="float" office:value="1.44078492573099" calcext:value-type="float">
            <text:p>1.44078492573099</text:p>
          </table:table-cell>
          <table:table-cell table:formula="of:= 100 * ([.B258] - [.B257]*[.B257]) * ([.B258] - [.B257]*[.B257]) + (1 - [.B257]) * (1 - [.B257])" office:value-type="float" office:value="5.81342634889768" calcext:value-type="float">
            <text:p>5.81342634889768</text:p>
          </table:table-cell>
          <table:table-cell table:formula="of:= [.A257]*[.A257]*[.A257]*[.A257] - 16*[.A257]*[.A257] + 5*[.A257]" office:value-type="float" office:value="0.284863036976382" calcext:value-type="float">
            <text:p>0.284863036976382</text:p>
          </table:table-cell>
          <table:table-cell table:formula="of:= [.B257]*[.B257]*[.B257]*[.B257] - 16*[.B257]*[.B257] + 5*[.B257]" office:value-type="float" office:value="-2.10306670390624" calcext:value-type="float">
            <text:p>-2.103066703906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9830962790251" calcext:value-type="float">
            <text:p>0.149830962790251</text:p>
          </table:table-cell>
          <table:table-cell table:formula="of:=-[.A258]" office:value-type="float" office:value="-0.149830962790251" calcext:value-type="float">
            <text:p>-0.149830962790251</text:p>
          </table:table-cell>
          <table:table-cell/>
          <table:table-cell table:formula="of:= 100 * ([.A259] - [.A258]*[.A258]) * ([.A259] - [.A258]*[.A258]) + (1 - [.A258]) * (1 - [.A258])" office:value-type="float" office:value="8.02284297074482" calcext:value-type="float">
            <text:p>8.02284297074482</text:p>
          </table:table-cell>
          <table:table-cell table:formula="of:= 100 * ([.B259] - [.B258]*[.B258]) * ([.B259] - [.B258]*[.B258]) + (1 - [.B258]) * (1 - [.B258])" office:value-type="float" office:value="11.2499534215945" calcext:value-type="float">
            <text:p>11.2499534215945</text:p>
          </table:table-cell>
          <table:table-cell table:formula="of:= [.A258]*[.A258]*[.A258]*[.A258] - 16*[.A258]*[.A258] + 5*[.A258]" office:value-type="float" office:value="0.390469707233002" calcext:value-type="float">
            <text:p>0.390469707233002</text:p>
          </table:table-cell>
          <table:table-cell table:formula="of:= [.B258]*[.B258]*[.B258]*[.B258] - 16*[.B258]*[.B258] + 5*[.B258]" office:value-type="float" office:value="-1.10783992066951" calcext:value-type="float">
            <text:p>-1.107839920669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2635467664782" calcext:value-type="float">
            <text:p>0.292635467664782</text:p>
          </table:table-cell>
          <table:table-cell table:formula="of:=-[.A259]" office:value-type="float" office:value="-0.292635467664782" calcext:value-type="float">
            <text:p>-0.292635467664782</text:p>
          </table:table-cell>
          <table:table-cell/>
          <table:table-cell table:formula="of:= 100 * ([.A260] - [.A259]*[.A259]) * ([.A260] - [.A259]*[.A259]) + (1 - [.A259]) * (1 - [.A259])" office:value-type="float" office:value="0.776826777744897" calcext:value-type="float">
            <text:p>0.776826777744897</text:p>
          </table:table-cell>
          <table:table-cell table:formula="of:= 100 * ([.B260] - [.B259]*[.B259]) * ([.B260] - [.B259]*[.B259]) + (1 - [.B259]) * (1 - [.B259])" office:value-type="float" office:value="3.0796703784025" calcext:value-type="float">
            <text:p>3.0796703784025</text:p>
          </table:table-cell>
          <table:table-cell table:formula="of:= [.A259]*[.A259]*[.A259]*[.A259] - 16*[.A259]*[.A259] + 5*[.A259]" office:value-type="float" office:value="0.100342509118528" calcext:value-type="float">
            <text:p>0.100342509118528</text:p>
          </table:table-cell>
          <table:table-cell table:formula="of:= [.B259]*[.B259]*[.B259]*[.B259] - 16*[.B259]*[.B259] + 5*[.B259]" office:value-type="float" office:value="-2.8260121675293" calcext:value-type="float">
            <text:p>-2.82601216752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30558444241315" calcext:value-type="float">
            <text:p>0.0330558444241315</text:p>
          </table:table-cell>
          <table:table-cell table:formula="of:=-[.A260]" office:value-type="float" office:value="-0.0330558444241315" calcext:value-type="float">
            <text:p>-0.0330558444241315</text:p>
          </table:table-cell>
          <table:table-cell/>
          <table:table-cell table:formula="of:= 100 * ([.A261] - [.A260]*[.A260]) * ([.A261] - [.A260]*[.A260]) + (1 - [.A260]) * (1 - [.A260])" office:value-type="float" office:value="2.24274642445636" calcext:value-type="float">
            <text:p>2.24274642445636</text:p>
          </table:table-cell>
          <table:table-cell table:formula="of:= 100 * ([.B261] - [.B260]*[.B260]) * ([.B261] - [.B260]*[.B260]) + (1 - [.B260]) * (1 - [.B260])" office:value-type="float" office:value="2.42543028722887" calcext:value-type="float">
            <text:p>2.42543028722887</text:p>
          </table:table-cell>
          <table:table-cell table:formula="of:= [.A260]*[.A260]*[.A260]*[.A260] - 16*[.A260]*[.A260] + 5*[.A260]" office:value-type="float" office:value="0.147797394480103" calcext:value-type="float">
            <text:p>0.147797394480103</text:p>
          </table:table-cell>
          <table:table-cell table:formula="of:= [.B260]*[.B260]*[.B260]*[.B260] - 16*[.B260]*[.B260] + 5*[.B260]" office:value-type="float" office:value="-0.182761049761211" calcext:value-type="float">
            <text:p>-0.1827610497612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5450260722945" calcext:value-type="float">
            <text:p>0.115450260722945</text:p>
          </table:table-cell>
          <table:table-cell table:formula="of:=-[.A261]" office:value-type="float" office:value="-0.115450260722945" calcext:value-type="float">
            <text:p>-0.115450260722945</text:p>
          </table:table-cell>
          <table:table-cell/>
          <table:table-cell table:formula="of:= 100 * ([.A262] - [.A261]*[.A261]) * ([.A262] - [.A261]*[.A261]) + (1 - [.A261]) * (1 - [.A261])" office:value-type="float" office:value="10.4895886216843" calcext:value-type="float">
            <text:p>10.4895886216843</text:p>
          </table:table-cell>
          <table:table-cell table:formula="of:= 100 * ([.B262] - [.B261]*[.B261]) * ([.B262] - [.B261]*[.B261]) + (1 - [.B261]) * (1 - [.B261])" office:value-type="float" office:value="12.6835526107488" calcext:value-type="float">
            <text:p>12.6835526107488</text:p>
          </table:table-cell>
          <table:table-cell table:formula="of:= [.A261]*[.A261]*[.A261]*[.A261] - 16*[.A261]*[.A261] + 5*[.A261]" office:value-type="float" office:value="0.364168756313929" calcext:value-type="float">
            <text:p>0.364168756313929</text:p>
          </table:table-cell>
          <table:table-cell table:formula="of:= [.B261]*[.B261]*[.B261]*[.B261] - 16*[.B261]*[.B261] + 5*[.B261]" office:value-type="float" office:value="-0.790333850915523" calcext:value-type="float">
            <text:p>-0.790333850915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4891924522627" calcext:value-type="float">
            <text:p>0.324891924522627</text:p>
          </table:table-cell>
          <table:table-cell table:formula="of:=-[.A262]" office:value-type="float" office:value="-0.324891924522627" calcext:value-type="float">
            <text:p>-0.324891924522627</text:p>
          </table:table-cell>
          <table:table-cell/>
          <table:table-cell table:formula="of:= 100 * ([.A263] - [.A262]*[.A262]) * ([.A263] - [.A262]*[.A262]) + (1 - [.A262]) * (1 - [.A262])" office:value-type="float" office:value="2.30048975871909" calcext:value-type="float">
            <text:p>2.30048975871909</text:p>
          </table:table-cell>
          <table:table-cell table:formula="of:= 100 * ([.B263] - [.B262]*[.B262]) * ([.B263] - [.B262]*[.B262]) + (1 - [.B262]) * (1 - [.B262])" office:value-type="float" office:value="13.7913778033689" calcext:value-type="float">
            <text:p>13.7913778033689</text:p>
          </table:table-cell>
          <table:table-cell table:formula="of:= [.A262]*[.A262]*[.A262]*[.A262] - 16*[.A262]*[.A262] + 5*[.A262]" office:value-type="float" office:value="-0.0532747713953567" calcext:value-type="float">
            <text:p>-0.0532747713953567</text:p>
          </table:table-cell>
          <table:table-cell table:formula="of:= [.B262]*[.B262]*[.B262]*[.B262] - 16*[.B262]*[.B262] + 5*[.B262]" office:value-type="float" office:value="-3.30219401662162" calcext:value-type="float">
            <text:p>-3.302194016621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1375189844507" calcext:value-type="float">
            <text:p>0.241375189844507</text:p>
          </table:table-cell>
          <table:table-cell table:formula="of:=-[.A263]" office:value-type="float" office:value="-0.241375189844507" calcext:value-type="float">
            <text:p>-0.241375189844507</text:p>
          </table:table-cell>
          <table:table-cell/>
          <table:table-cell table:formula="of:= 100 * ([.A264] - [.A263]*[.A263]) * ([.A264] - [.A263]*[.A263]) + (1 - [.A263]) * (1 - [.A263])" office:value-type="float" office:value="11.3068483334938" calcext:value-type="float">
            <text:p>11.3068483334938</text:p>
          </table:table-cell>
          <table:table-cell table:formula="of:= 100 * ([.B264] - [.B263]*[.B263]) * ([.B264] - [.B263]*[.B263]) + (1 - [.B263]) * (1 - [.B263])" office:value-type="float" office:value="5.99578089246958" calcext:value-type="float">
            <text:p>5.99578089246958</text:p>
          </table:table-cell>
          <table:table-cell table:formula="of:= [.A263]*[.A263]*[.A263]*[.A263] - 16*[.A263]*[.A263] + 5*[.A263]" office:value-type="float" office:value="0.278078691441304" calcext:value-type="float">
            <text:p>0.278078691441304</text:p>
          </table:table-cell>
          <table:table-cell table:formula="of:= [.B263]*[.B263]*[.B263]*[.B263] - 16*[.B263]*[.B263] + 5*[.B263]" office:value-type="float" office:value="-2.13567320700377" calcext:value-type="float">
            <text:p>-2.135673207003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9325208119802" calcext:value-type="float">
            <text:p>-0.269325208119802</text:p>
          </table:table-cell>
          <table:table-cell table:formula="of:=-[.A264]" office:value-type="float" office:value="0.269325208119802" calcext:value-type="float">
            <text:p>0.269325208119802</text:p>
          </table:table-cell>
          <table:table-cell/>
          <table:table-cell table:formula="of:= 100 * ([.A265] - [.A264]*[.A264]) * ([.A265] - [.A264]*[.A264]) + (1 - [.A264]) * (1 - [.A264])" office:value-type="float" office:value="4.6957428479946" calcext:value-type="float">
            <text:p>4.6957428479946</text:p>
          </table:table-cell>
          <table:table-cell table:formula="of:= 100 * ([.B265] - [.B264]*[.B264]) * ([.B265] - [.B264]*[.B264]) + (1 - [.B264]) * (1 - [.B264])" office:value-type="float" office:value="0.627258161716664" calcext:value-type="float">
            <text:p>0.627258161716664</text:p>
          </table:table-cell>
          <table:table-cell table:formula="of:= [.A264]*[.A264]*[.A264]*[.A264] - 16*[.A264]*[.A264] + 5*[.A264]" office:value-type="float" office:value="-2.50194164313785" calcext:value-type="float">
            <text:p>-2.50194164313785</text:p>
          </table:table-cell>
          <table:table-cell table:formula="of:= [.B264]*[.B264]*[.B264]*[.B264] - 16*[.B264]*[.B264] + 5*[.B264]" office:value-type="float" office:value="0.19131043806017" calcext:value-type="float">
            <text:p>0.19131043806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3092983513502" calcext:value-type="float">
            <text:p>-0.103092983513502</text:p>
          </table:table-cell>
          <table:table-cell table:formula="of:=-[.A265]" office:value-type="float" office:value="0.103092983513502" calcext:value-type="float">
            <text:p>0.103092983513502</text:p>
          </table:table-cell>
          <table:table-cell/>
          <table:table-cell table:formula="of:= 100 * ([.A266] - [.A265]*[.A265]) * ([.A266] - [.A265]*[.A265]) + (1 - [.A265]) * (1 - [.A265])" office:value-type="float" office:value="9.05432100685188" calcext:value-type="float">
            <text:p>9.05432100685188</text:p>
          </table:table-cell>
          <table:table-cell table:formula="of:= 100 * ([.B266] - [.B265]*[.B265]) * ([.B266] - [.B265]*[.B265]) + (1 - [.B265]) * (1 - [.B265])" office:value-type="float" office:value="9.87729721675076" calcext:value-type="float">
            <text:p>9.87729721675076</text:p>
          </table:table-cell>
          <table:table-cell table:formula="of:= [.A265]*[.A265]*[.A265]*[.A265] - 16*[.A265]*[.A265] + 5*[.A265]" office:value-type="float" office:value="-0.685402571708891" calcext:value-type="float">
            <text:p>-0.685402571708891</text:p>
          </table:table-cell>
          <table:table-cell table:formula="of:= [.B265]*[.B265]*[.B265]*[.B265] - 16*[.B265]*[.B265] + 5*[.B265]" office:value-type="float" office:value="0.34552726342613" calcext:value-type="float">
            <text:p>0.345527263426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0583639648645" calcext:value-type="float">
            <text:p>0.290583639648645</text:p>
          </table:table-cell>
          <table:table-cell table:formula="of:=-[.A266]" office:value-type="float" office:value="-0.290583639648645" calcext:value-type="float">
            <text:p>-0.290583639648645</text:p>
          </table:table-cell>
          <table:table-cell/>
          <table:table-cell table:formula="of:= 100 * ([.A267] - [.A266]*[.A266]) * ([.A267] - [.A266]*[.A266]) + (1 - [.A266]) * (1 - [.A266])" office:value-type="float" office:value="12.2799444225749" calcext:value-type="float">
            <text:p>12.2799444225749</text:p>
          </table:table-cell>
          <table:table-cell table:formula="of:= 100 * ([.B267] - [.B266]*[.B266]) * ([.B267] - [.B266]*[.B266]) + (1 - [.B266]) * (1 - [.B266])" office:value-type="float" office:value="4.70344143306733" calcext:value-type="float">
            <text:p>4.70344143306733</text:p>
          </table:table-cell>
          <table:table-cell table:formula="of:= [.A266]*[.A266]*[.A266]*[.A266] - 16*[.A266]*[.A266] + 5*[.A266]" office:value-type="float" office:value="0.109026491804808" calcext:value-type="float">
            <text:p>0.109026491804808</text:p>
          </table:table-cell>
          <table:table-cell table:formula="of:= [.B266]*[.B266]*[.B266]*[.B266] - 16*[.B266]*[.B266] + 5*[.B266]" office:value-type="float" office:value="-2.79680990468164" calcext:value-type="float">
            <text:p>-2.796809904681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8732721349771" calcext:value-type="float">
            <text:p>-0.258732721349771</text:p>
          </table:table-cell>
          <table:table-cell table:formula="of:=-[.A267]" office:value-type="float" office:value="0.258732721349771" calcext:value-type="float">
            <text:p>0.258732721349771</text:p>
          </table:table-cell>
          <table:table-cell/>
          <table:table-cell table:formula="of:= 100 * ([.A268] - [.A267]*[.A267]) * ([.A268] - [.A267]*[.A267]) + (1 - [.A267]) * (1 - [.A267])" office:value-type="float" office:value="9.36327532850016" calcext:value-type="float">
            <text:p>9.36327532850016</text:p>
          </table:table-cell>
          <table:table-cell table:formula="of:= 100 * ([.B268] - [.B267]*[.B267]) * ([.B268] - [.B267]*[.B267]) + (1 - [.B267]) * (1 - [.B267])" office:value-type="float" office:value="17.5891552820752" calcext:value-type="float">
            <text:p>17.5891552820752</text:p>
          </table:table-cell>
          <table:table-cell table:formula="of:= [.A267]*[.A267]*[.A267]*[.A267] - 16*[.A267]*[.A267] + 5*[.A267]" office:value-type="float" office:value="-2.36026422978244" calcext:value-type="float">
            <text:p>-2.36026422978244</text:p>
          </table:table-cell>
          <table:table-cell table:formula="of:= [.B267]*[.B267]*[.B267]*[.B267] - 16*[.B267]*[.B267] + 5*[.B267]" office:value-type="float" office:value="0.227062983715267" calcext:value-type="float">
            <text:p>0.227062983715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5848828713589" calcext:value-type="float">
            <text:p>0.345848828713589</text:p>
          </table:table-cell>
          <table:table-cell table:formula="of:=-[.A268]" office:value-type="float" office:value="-0.345848828713589" calcext:value-type="float">
            <text:p>-0.345848828713589</text:p>
          </table:table-cell>
          <table:table-cell/>
          <table:table-cell table:formula="of:= 100 * ([.A269] - [.A268]*[.A268]) * ([.A269] - [.A268]*[.A268]) + (1 - [.A268]) * (1 - [.A268])" office:value-type="float" office:value="13.5969630235623" calcext:value-type="float">
            <text:p>13.5969630235623</text:p>
          </table:table-cell>
          <table:table-cell table:formula="of:= 100 * ([.B269] - [.B268]*[.B268]) * ([.B269] - [.B268]*[.B268]) + (1 - [.B268]) * (1 - [.B268])" office:value-type="float" office:value="38.0655168619971" calcext:value-type="float">
            <text:p>38.0655168619971</text:p>
          </table:table-cell>
          <table:table-cell table:formula="of:= [.A268]*[.A268]*[.A268]*[.A268] - 16*[.A268]*[.A268] + 5*[.A268]" office:value-type="float" office:value="-0.170231563635243" calcext:value-type="float">
            <text:p>-0.170231563635243</text:p>
          </table:table-cell>
          <table:table-cell table:formula="of:= [.B268]*[.B268]*[.B268]*[.B268] - 16*[.B268]*[.B268] + 5*[.B268]" office:value-type="float" office:value="-3.62871985077114" calcext:value-type="float">
            <text:p>-3.62871985077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2503259415699" calcext:value-type="float">
            <text:p>0.482503259415699</text:p>
          </table:table-cell>
          <table:table-cell table:formula="of:=-[.A269]" office:value-type="float" office:value="-0.482503259415699" calcext:value-type="float">
            <text:p>-0.482503259415699</text:p>
          </table:table-cell>
          <table:table-cell/>
          <table:table-cell table:formula="of:= 100 * ([.A270] - [.A269]*[.A269]) * ([.A270] - [.A269]*[.A269]) + (1 - [.A269]) * (1 - [.A269])" office:value-type="float" office:value="2.49044373208239" calcext:value-type="float">
            <text:p>2.49044373208239</text:p>
          </table:table-cell>
          <table:table-cell table:formula="of:= 100 * ([.B270] - [.B269]*[.B269]) * ([.B270] - [.B269]*[.B269]) + (1 - [.B269]) * (1 - [.B269])" office:value-type="float" office:value="39.9839203543571" calcext:value-type="float">
            <text:p>39.9839203543571</text:p>
          </table:table-cell>
          <table:table-cell table:formula="of:= [.A269]*[.A269]*[.A269]*[.A269] - 16*[.A269]*[.A269] + 5*[.A269]" office:value-type="float" office:value="-1.25823381390814" calcext:value-type="float">
            <text:p>-1.25823381390814</text:p>
          </table:table-cell>
          <table:table-cell table:formula="of:= [.B269]*[.B269]*[.B269]*[.B269] - 16*[.B269]*[.B269] + 5*[.B269]" office:value-type="float" office:value="-6.08326640806513" calcext:value-type="float">
            <text:p>-6.083266408065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1894634574774" calcext:value-type="float">
            <text:p>0.381894634574774</text:p>
          </table:table-cell>
          <table:table-cell table:formula="of:=-[.A270]" office:value-type="float" office:value="-0.381894634574774" calcext:value-type="float">
            <text:p>-0.381894634574774</text:p>
          </table:table-cell>
          <table:table-cell/>
          <table:table-cell table:formula="of:= 100 * ([.A271] - [.A270]*[.A270]) * ([.A271] - [.A270]*[.A270]) + (1 - [.A270]) * (1 - [.A270])" office:value-type="float" office:value="34.1099180918107" calcext:value-type="float">
            <text:p>34.1099180918107</text:p>
          </table:table-cell>
          <table:table-cell table:formula="of:= 100 * ([.B271] - [.B270]*[.B270]) * ([.B271] - [.B270]*[.B270]) + (1 - [.B270]) * (1 - [.B270])" office:value-type="float" office:value="10.2657751774923" calcext:value-type="float">
            <text:p>10.2657751774923</text:p>
          </table:table-cell>
          <table:table-cell table:formula="of:= [.A270]*[.A270]*[.A270]*[.A270] - 16*[.A270]*[.A270] + 5*[.A270]" office:value-type="float" office:value="-0.402752687829845" calcext:value-type="float">
            <text:p>-0.402752687829845</text:p>
          </table:table-cell>
          <table:table-cell table:formula="of:= [.B270]*[.B270]*[.B270]*[.B270] - 16*[.B270]*[.B270] + 5*[.B270]" office:value-type="float" office:value="-4.22169903357758" calcext:value-type="float">
            <text:p>-4.221699033577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913441111057" calcext:value-type="float">
            <text:p>-0.434913441111057</text:p>
          </table:table-cell>
          <table:table-cell table:formula="of:=-[.A271]" office:value-type="float" office:value="0.434913441111057" calcext:value-type="float">
            <text:p>0.434913441111057</text:p>
          </table:table-cell>
          <table:table-cell/>
          <table:table-cell table:formula="of:= 100 * ([.A272] - [.A271]*[.A271]) * ([.A272] - [.A271]*[.A271]) + (1 - [.A271]) * (1 - [.A271])" office:value-type="float" office:value="22.0529579809803" calcext:value-type="float">
            <text:p>22.0529579809803</text:p>
          </table:table-cell>
          <table:table-cell table:formula="of:= 100 * ([.B272] - [.B271]*[.B271]) * ([.B272] - [.B271]*[.B271]) + (1 - [.B271]) * (1 - [.B271])" office:value-type="float" office:value="0.793312354041871" calcext:value-type="float">
            <text:p>0.793312354041871</text:p>
          </table:table-cell>
          <table:table-cell table:formula="of:= [.A271]*[.A271]*[.A271]*[.A271] - 16*[.A271]*[.A271] + 5*[.A271]" office:value-type="float" office:value="-5.16518481621387" calcext:value-type="float">
            <text:p>-5.16518481621387</text:p>
          </table:table-cell>
          <table:table-cell table:formula="of:= [.B271]*[.B271]*[.B271]*[.B271] - 16*[.B271]*[.B271] + 5*[.B271]" office:value-type="float" office:value="-0.816050405103298" calcext:value-type="float">
            <text:p>-0.8160504051032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7996599156129" calcext:value-type="float">
            <text:p>-0.257996599156129</text:p>
          </table:table-cell>
          <table:table-cell table:formula="of:=-[.A272]" office:value-type="float" office:value="0.257996599156129" calcext:value-type="float">
            <text:p>0.257996599156129</text:p>
          </table:table-cell>
          <table:table-cell/>
          <table:table-cell table:formula="of:= 100 * ([.A273] - [.A272]*[.A272]) * ([.A273] - [.A272]*[.A272]) + (1 - [.A272]) * (1 - [.A272])" office:value-type="float" office:value="6.61435892896312" calcext:value-type="float">
            <text:p>6.61435892896312</text:p>
          </table:table-cell>
          <table:table-cell table:formula="of:= 100 * ([.B273] - [.B272]*[.B272]) * ([.B273] - [.B272]*[.B272]) + (1 - [.B272]) * (1 - [.B272])" office:value-type="float" office:value="13.3269979412463" calcext:value-type="float">
            <text:p>13.3269979412463</text:p>
          </table:table-cell>
          <table:table-cell table:formula="of:= [.A272]*[.A272]*[.A272]*[.A272] - 16*[.A272]*[.A272] + 5*[.A272]" office:value-type="float" office:value="-2.3505483861158" calcext:value-type="float">
            <text:p>-2.3505483861158</text:p>
          </table:table-cell>
          <table:table-cell table:formula="of:= [.B272]*[.B272]*[.B272]*[.B272] - 16*[.B272]*[.B272] + 5*[.B272]" office:value-type="float" office:value="0.229417605445481" calcext:value-type="float">
            <text:p>0.229417605445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0879063214249" calcext:value-type="float">
            <text:p>0.290879063214249</text:p>
          </table:table-cell>
          <table:table-cell table:formula="of:=-[.A273]" office:value-type="float" office:value="-0.290879063214249" calcext:value-type="float">
            <text:p>-0.290879063214249</text:p>
          </table:table-cell>
          <table:table-cell/>
          <table:table-cell table:formula="of:= 100 * ([.A274] - [.A273]*[.A273]) * ([.A274] - [.A273]*[.A273]) + (1 - [.A273]) * (1 - [.A273])" office:value-type="float" office:value="0.602162538508695" calcext:value-type="float">
            <text:p>0.602162538508695</text:p>
          </table:table-cell>
          <table:table-cell table:formula="of:= 100 * ([.B274] - [.B273]*[.B273]) * ([.B274] - [.B273]*[.B273]) + (1 - [.B273]) * (1 - [.B273])" office:value-type="float" office:value="3.56271158303102" calcext:value-type="float">
            <text:p>3.56271158303102</text:p>
          </table:table-cell>
          <table:table-cell table:formula="of:= [.A273]*[.A273]*[.A273]*[.A273] - 16*[.A273]*[.A273] + 5*[.A273]" office:value-type="float" office:value="0.1077842040191" calcext:value-type="float">
            <text:p>0.1077842040191</text:p>
          </table:table-cell>
          <table:table-cell table:formula="of:= [.B273]*[.B273]*[.B273]*[.B273] - 16*[.B273]*[.B273] + 5*[.B273]" office:value-type="float" office:value="-2.80100642812339" calcext:value-type="float">
            <text:p>-2.801006428123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30971346053194" calcext:value-type="float">
            <text:p>0.0530971346053194</text:p>
          </table:table-cell>
          <table:table-cell table:formula="of:=-[.A274]" office:value-type="float" office:value="-0.0530971346053194" calcext:value-type="float">
            <text:p>-0.0530971346053194</text:p>
          </table:table-cell>
          <table:table-cell/>
          <table:table-cell table:formula="of:= 100 * ([.A275] - [.A274]*[.A274]) * ([.A275] - [.A274]*[.A274]) + (1 - [.A274]) * (1 - [.A274])" office:value-type="float" office:value="12.5596634434208" calcext:value-type="float">
            <text:p>12.5596634434208</text:p>
          </table:table-cell>
          <table:table-cell table:formula="of:= 100 * ([.B275] - [.B274]*[.B274]) * ([.B275] - [.B274]*[.B274]) + (1 - [.B274]) * (1 - [.B274])" office:value-type="float" office:value="13.1603619649492" calcext:value-type="float">
            <text:p>13.1603619649492</text:p>
          </table:table-cell>
          <table:table-cell table:formula="of:= [.A274]*[.A274]*[.A274]*[.A274] - 16*[.A274]*[.A274] + 5*[.A274]" office:value-type="float" office:value="0.220384730258519" calcext:value-type="float">
            <text:p>0.220384730258519</text:p>
          </table:table-cell>
          <table:table-cell table:formula="of:= [.B274]*[.B274]*[.B274]*[.B274] - 16*[.B274]*[.B274] + 5*[.B274]" office:value-type="float" office:value="-0.310586615794675" calcext:value-type="float">
            <text:p>-0.3105866157946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4331214821091" calcext:value-type="float">
            <text:p>0.344331214821091</text:p>
          </table:table-cell>
          <table:table-cell table:formula="of:=-[.A275]" office:value-type="float" office:value="-0.344331214821091" calcext:value-type="float">
            <text:p>-0.344331214821091</text:p>
          </table:table-cell>
          <table:table-cell/>
          <table:table-cell table:formula="of:= 100 * ([.A276] - [.A275]*[.A275]) * ([.A276] - [.A275]*[.A275]) + (1 - [.A275]) * (1 - [.A275])" office:value-type="float" office:value="2.2010282679291" calcext:value-type="float">
            <text:p>2.2010282679291</text:p>
          </table:table-cell>
          <table:table-cell table:formula="of:= 100 * ([.B276] - [.B275]*[.B275]) * ([.B276] - [.B275]*[.B275]) + (1 - [.B275]) * (1 - [.B275])" office:value-type="float" office:value="15.5128934132708" calcext:value-type="float">
            <text:p>15.5128934132708</text:p>
          </table:table-cell>
          <table:table-cell table:formula="of:= [.A275]*[.A275]*[.A275]*[.A275] - 16*[.A275]*[.A275] + 5*[.A275]" office:value-type="float" office:value="-0.161310275239555" calcext:value-type="float">
            <text:p>-0.161310275239555</text:p>
          </table:table-cell>
          <table:table-cell table:formula="of:= [.B275]*[.B275]*[.B275]*[.B275] - 16*[.B275]*[.B275] + 5*[.B275]" office:value-type="float" office:value="-3.60462242345047" calcext:value-type="float">
            <text:p>-3.604622423450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1647670152763" calcext:value-type="float">
            <text:p>0.251647670152763</text:p>
          </table:table-cell>
          <table:table-cell table:formula="of:=-[.A276]" office:value-type="float" office:value="-0.251647670152763" calcext:value-type="float">
            <text:p>-0.251647670152763</text:p>
          </table:table-cell>
          <table:table-cell/>
          <table:table-cell table:formula="of:= 100 * ([.A277] - [.A276]*[.A276]) * ([.A277] - [.A276]*[.A276]) + (1 - [.A276]) * (1 - [.A276])" office:value-type="float" office:value="4.99966846169805" calcext:value-type="float">
            <text:p>4.99966846169805</text:p>
          </table:table-cell>
          <table:table-cell table:formula="of:= 100 * ([.B277] - [.B276]*[.B276]) * ([.B277] - [.B276]*[.B276]) + (1 - [.B276]) * (1 - [.B276])" office:value-type="float" office:value="2.27308512752477" calcext:value-type="float">
            <text:p>2.27308512752477</text:p>
          </table:table-cell>
          <table:table-cell table:formula="of:= [.A276]*[.A276]*[.A276]*[.A276] - 16*[.A276]*[.A276] + 5*[.A276]" office:value-type="float" office:value="0.249023804392186" calcext:value-type="float">
            <text:p>0.249023804392186</text:p>
          </table:table-cell>
          <table:table-cell table:formula="of:= [.B276]*[.B276]*[.B276]*[.B276] - 16*[.B276]*[.B276] + 5*[.B276]" office:value-type="float" office:value="-2.26745289713544" calcext:value-type="float">
            <text:p>-2.26745289713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7377917361424" calcext:value-type="float">
            <text:p>-0.147377917361424</text:p>
          </table:table-cell>
          <table:table-cell table:formula="of:=-[.A277]" office:value-type="float" office:value="0.147377917361424" calcext:value-type="float">
            <text:p>0.147377917361424</text:p>
          </table:table-cell>
          <table:table-cell/>
          <table:table-cell table:formula="of:= 100 * ([.A278] - [.A277]*[.A277]) * ([.A278] - [.A277]*[.A277]) + (1 - [.A277]) * (1 - [.A277])" office:value-type="float" office:value="8.93186738274498" calcext:value-type="float">
            <text:p>8.93186738274498</text:p>
          </table:table-cell>
          <table:table-cell table:formula="of:= 100 * ([.B278] - [.B277]*[.B277]) * ([.B278] - [.B277]*[.B277]) + (1 - [.B277]) * (1 - [.B277])" office:value-type="float" office:value="10.9286314247276" calcext:value-type="float">
            <text:p>10.9286314247276</text:p>
          </table:table-cell>
          <table:table-cell table:formula="of:= [.A277]*[.A277]*[.A277]*[.A277] - 16*[.A277]*[.A277] + 5*[.A277]" office:value-type="float" office:value="-1.08394182593686" calcext:value-type="float">
            <text:p>-1.08394182593686</text:p>
          </table:table-cell>
          <table:table-cell table:formula="of:= [.B277]*[.B277]*[.B277]*[.B277] - 16*[.B277]*[.B277] + 5*[.B277]" office:value-type="float" office:value="0.389837347677371" calcext:value-type="float">
            <text:p>0.3898373476773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7680234898459" calcext:value-type="float">
            <text:p>0.297680234898459</text:p>
          </table:table-cell>
          <table:table-cell table:formula="of:=-[.A278]" office:value-type="float" office:value="-0.297680234898459" calcext:value-type="float">
            <text:p>-0.297680234898459</text:p>
          </table:table-cell>
          <table:table-cell/>
          <table:table-cell table:formula="of:= 100 * ([.A279] - [.A278]*[.A278]) * ([.A279] - [.A278]*[.A278]) + (1 - [.A278]) * (1 - [.A278])" office:value-type="float" office:value="5.92302939557633" calcext:value-type="float">
            <text:p>5.92302939557633</text:p>
          </table:table-cell>
          <table:table-cell table:formula="of:= 100 * ([.B279] - [.B278]*[.B278]) * ([.B279] - [.B278]*[.B278]) + (1 - [.B278]) * (1 - [.B278])" office:value-type="float" office:value="1.99524604477855" calcext:value-type="float">
            <text:p>1.99524604477855</text:p>
          </table:table-cell>
          <table:table-cell table:formula="of:= [.A278]*[.A278]*[.A278]*[.A278] - 16*[.A278]*[.A278] + 5*[.A278]" office:value-type="float" office:value="0.0784371748304775" calcext:value-type="float">
            <text:p>0.0784371748304775</text:p>
          </table:table-cell>
          <table:table-cell table:formula="of:= [.B278]*[.B278]*[.B278]*[.B278] - 16*[.B278]*[.B278] + 5*[.B278]" office:value-type="float" office:value="-2.89836517415411" calcext:value-type="float">
            <text:p>-2.898365174154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405282638388" calcext:value-type="float">
            <text:p>-0.144405282638388</text:p>
          </table:table-cell>
          <table:table-cell table:formula="of:=-[.A279]" office:value-type="float" office:value="0.144405282638388" calcext:value-type="float">
            <text:p>0.144405282638388</text:p>
          </table:table-cell>
          <table:table-cell/>
          <table:table-cell table:formula="of:= 100 * ([.A280] - [.A279]*[.A279]) * ([.A280] - [.A279]*[.A279]) + (1 - [.A279]) * (1 - [.A279])" office:value-type="float" office:value="16.5134333990885" calcext:value-type="float">
            <text:p>16.5134333990885</text:p>
          </table:table-cell>
          <table:table-cell table:formula="of:= 100 * ([.B280] - [.B279]*[.B279]) * ([.B280] - [.B279]*[.B279]) + (1 - [.B279]) * (1 - [.B279])" office:value-type="float" office:value="12.8573655393104" calcext:value-type="float">
            <text:p>12.8573655393104</text:p>
          </table:table-cell>
          <table:table-cell table:formula="of:= [.A279]*[.A279]*[.A279]*[.A279] - 16*[.A279]*[.A279] + 5*[.A279]" office:value-type="float" office:value="-1.05523774081381" calcext:value-type="float">
            <text:p>-1.05523774081381</text:p>
          </table:table-cell>
          <table:table-cell table:formula="of:= [.B279]*[.B279]*[.B279]*[.B279] - 16*[.B279]*[.B279] + 5*[.B279]" office:value-type="float" office:value="0.38881508557007" calcext:value-type="float">
            <text:p>0.388815085570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906723370595" calcext:value-type="float">
            <text:p>-0.36906723370595</text:p>
          </table:table-cell>
          <table:table-cell table:formula="of:=-[.A280]" office:value-type="float" office:value="0.36906723370595" calcext:value-type="float">
            <text:p>0.36906723370595</text:p>
          </table:table-cell>
          <table:table-cell/>
          <table:table-cell table:formula="of:= 100 * ([.A281] - [.A280]*[.A280]) * ([.A281] - [.A280]*[.A280]) + (1 - [.A280]) * (1 - [.A280])" office:value-type="float" office:value="33.1182212643545" calcext:value-type="float">
            <text:p>33.1182212643545</text:p>
          </table:table-cell>
          <table:table-cell table:formula="of:= 100 * ([.B281] - [.B280]*[.B280]) * ([.B281] - [.B280]*[.B280]) + (1 - [.B280]) * (1 - [.B280])" office:value-type="float" office:value="8.6086490497278" calcext:value-type="float">
            <text:p>8.6086490497278</text:p>
          </table:table-cell>
          <table:table-cell table:formula="of:= [.A280]*[.A280]*[.A280]*[.A280] - 16*[.A280]*[.A280] + 5*[.A280]" office:value-type="float" office:value="-4.00615280263876" calcext:value-type="float">
            <text:p>-4.00615280263876</text:p>
          </table:table-cell>
          <table:table-cell table:formula="of:= [.B280]*[.B280]*[.B280]*[.B280] - 16*[.B280]*[.B280] + 5*[.B280]" office:value-type="float" office:value="-0.315480465579262" calcext:value-type="float">
            <text:p>-0.315480465579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2751595530606" calcext:value-type="float">
            <text:p>-0.422751595530606</text:p>
          </table:table-cell>
          <table:table-cell table:formula="of:=-[.A281]" office:value-type="float" office:value="0.422751595530606" calcext:value-type="float">
            <text:p>0.422751595530606</text:p>
          </table:table-cell>
          <table:table-cell/>
          <table:table-cell table:formula="of:= 100 * ([.A282] - [.A281]*[.A281]) * ([.A282] - [.A281]*[.A281]) + (1 - [.A281]) * (1 - [.A281])" office:value-type="float" office:value="29.4246999430399" calcext:value-type="float">
            <text:p>29.4246999430399</text:p>
          </table:table-cell>
          <table:table-cell table:formula="of:= 100 * ([.B282] - [.B281]*[.B281]) * ([.B282] - [.B281]*[.B281]) + (1 - [.B281]) * (1 - [.B281])" office:value-type="float" office:value="3.08937465092121" calcext:value-type="float">
            <text:p>3.08937465092121</text:p>
          </table:table-cell>
          <table:table-cell table:formula="of:= [.A281]*[.A281]*[.A281]*[.A281] - 16*[.A281]*[.A281] + 5*[.A281]" office:value-type="float" office:value="-4.9413201126956" calcext:value-type="float">
            <text:p>-4.9413201126956</text:p>
          </table:table-cell>
          <table:table-cell table:formula="of:= [.B281]*[.B281]*[.B281]*[.B281] - 16*[.B281]*[.B281] + 5*[.B281]" office:value-type="float" office:value="-0.713804157389534" calcext:value-type="float">
            <text:p>-0.7138041573895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735745924849" calcext:value-type="float">
            <text:p>-0.344735745924849</text:p>
          </table:table-cell>
          <table:table-cell table:formula="of:=-[.A282]" office:value-type="float" office:value="0.344735745924849" calcext:value-type="float">
            <text:p>0.344735745924849</text:p>
          </table:table-cell>
          <table:table-cell/>
          <table:table-cell table:formula="of:= 100 * ([.A283] - [.A282]*[.A282]) * ([.A283] - [.A282]*[.A282]) + (1 - [.A282]) * (1 - [.A282])" office:value-type="float" office:value="4.26126171824592" calcext:value-type="float">
            <text:p>4.26126171824592</text:p>
          </table:table-cell>
          <table:table-cell table:formula="of:= 100 * ([.B283] - [.B282]*[.B282]) * ([.B283] - [.B282]*[.B282]) + (1 - [.B282]) * (1 - [.B282])" office:value-type="float" office:value="15.9769635485473" calcext:value-type="float">
            <text:p>15.9769635485473</text:p>
          </table:table-cell>
          <table:table-cell table:formula="of:= [.A282]*[.A282]*[.A282]*[.A282] - 16*[.A282]*[.A282] + 5*[.A282]" office:value-type="float" office:value="-3.61103888637024" calcext:value-type="float">
            <text:p>-3.61103888637024</text:p>
          </table:table-cell>
          <table:table-cell table:formula="of:= [.B282]*[.B282]*[.B282]*[.B282] - 16*[.B282]*[.B282] + 5*[.B282]" office:value-type="float" office:value="-0.163681427121748" calcext:value-type="float">
            <text:p>-0.1636814271217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5461618816453" calcext:value-type="float">
            <text:p>0.275461618816453</text:p>
          </table:table-cell>
          <table:table-cell table:formula="of:=-[.A283]" office:value-type="float" office:value="-0.275461618816453" calcext:value-type="float">
            <text:p>-0.275461618816453</text:p>
          </table:table-cell>
          <table:table-cell/>
          <table:table-cell table:formula="of:= 100 * ([.A284] - [.A283]*[.A283]) * ([.A284] - [.A283]*[.A283]) + (1 - [.A283]) * (1 - [.A283])" office:value-type="float" office:value="29.4671239719462" calcext:value-type="float">
            <text:p>29.4671239719462</text:p>
          </table:table-cell>
          <table:table-cell table:formula="of:= 100 * ([.B284] - [.B283]*[.B283]) * ([.B284] - [.B283]*[.B283]) + (1 - [.B283]) * (1 - [.B283])" office:value-type="float" office:value="16.5434723036171" calcext:value-type="float">
            <text:p>16.5434723036171</text:p>
          </table:table-cell>
          <table:table-cell table:formula="of:= [.A283]*[.A283]*[.A283]*[.A283] - 16*[.A283]*[.A283] + 5*[.A283]" office:value-type="float" office:value="0.16900007736558" calcext:value-type="float">
            <text:p>0.16900007736558</text:p>
          </table:table-cell>
          <table:table-cell table:formula="of:= [.B283]*[.B283]*[.B283]*[.B283] - 16*[.B283]*[.B283] + 5*[.B283]" office:value-type="float" office:value="-2.58561611079895" calcext:value-type="float">
            <text:p>-2.585616110798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2100153651131" calcext:value-type="float">
            <text:p>-0.462100153651131</text:p>
          </table:table-cell>
          <table:table-cell table:formula="of:=-[.A284]" office:value-type="float" office:value="0.462100153651131" calcext:value-type="float">
            <text:p>0.462100153651131</text:p>
          </table:table-cell>
          <table:table-cell/>
          <table:table-cell table:formula="of:= 100 * ([.A285] - [.A284]*[.A284]) * ([.A285] - [.A284]*[.A284]) + (1 - [.A284]) * (1 - [.A284])" office:value-type="float" office:value="6.10050171106864" calcext:value-type="float">
            <text:p>6.10050171106864</text:p>
          </table:table-cell>
          <table:table-cell table:formula="of:= 100 * ([.B285] - [.B284]*[.B284]) * ([.B285] - [.B284]*[.B284]) + (1 - [.B284]) * (1 - [.B284])" office:value-type="float" office:value="39.4944723186963" calcext:value-type="float">
            <text:p>39.4944723186963</text:p>
          </table:table-cell>
          <table:table-cell table:formula="of:= [.A284]*[.A284]*[.A284]*[.A284] - 16*[.A284]*[.A284] + 5*[.A284]" office:value-type="float" office:value="-5.68148774128412" calcext:value-type="float">
            <text:p>-5.68148774128412</text:p>
          </table:table-cell>
          <table:table-cell table:formula="of:= [.B284]*[.B284]*[.B284]*[.B284] - 16*[.B284]*[.B284] + 5*[.B284]" office:value-type="float" office:value="-1.0604862047728" calcext:value-type="float">
            <text:p>-1.06048620477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2603496818499" calcext:value-type="float">
            <text:p>0.412603496818499</text:p>
          </table:table-cell>
          <table:table-cell table:formula="of:=-[.A285]" office:value-type="float" office:value="-0.412603496818499" calcext:value-type="float">
            <text:p>-0.412603496818499</text:p>
          </table:table-cell>
          <table:table-cell/>
          <table:table-cell table:formula="of:= 100 * ([.A286] - [.A285]*[.A285]) * ([.A286] - [.A285]*[.A285]) + (1 - [.A285]) * (1 - [.A285])" office:value-type="float" office:value="4.61876069718765" calcext:value-type="float">
            <text:p>4.61876069718765</text:p>
          </table:table-cell>
          <table:table-cell table:formula="of:= 100 * ([.B286] - [.B285]*[.B285]) * ([.B286] - [.B285]*[.B285]) + (1 - [.B285]) * (1 - [.B285])" office:value-type="float" office:value="31.9396786540692" calcext:value-type="float">
            <text:p>31.9396786540692</text:p>
          </table:table-cell>
          <table:table-cell table:formula="of:= [.A285]*[.A285]*[.A285]*[.A285] - 16*[.A285]*[.A285] + 5*[.A285]" office:value-type="float" office:value="-0.631866627405033" calcext:value-type="float">
            <text:p>-0.631866627405033</text:p>
          </table:table-cell>
          <table:table-cell table:formula="of:= [.B285]*[.B285]*[.B285]*[.B285] - 16*[.B285]*[.B285] + 5*[.B285]" office:value-type="float" office:value="-4.75790159559002" calcext:value-type="float">
            <text:p>-4.75790159559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6971567108576" calcext:value-type="float">
            <text:p>0.376971567108576</text:p>
          </table:table-cell>
          <table:table-cell table:formula="of:=-[.A286]" office:value-type="float" office:value="-0.376971567108576" calcext:value-type="float">
            <text:p>-0.376971567108576</text:p>
          </table:table-cell>
          <table:table-cell/>
          <table:table-cell table:formula="of:= 100 * ([.A287] - [.A286]*[.A286]) * ([.A287] - [.A286]*[.A286]) + (1 - [.A286]) * (1 - [.A286])" office:value-type="float" office:value="15.4036826819276" calcext:value-type="float">
            <text:p>15.4036826819276</text:p>
          </table:table-cell>
          <table:table-cell table:formula="of:= 100 * ([.B287] - [.B286]*[.B286]) * ([.B287] - [.B286]*[.B286]) + (1 - [.B286]) * (1 - [.B286])" office:value-type="float" office:value="2.9627987886085" calcext:value-type="float">
            <text:p>2.9627987886085</text:p>
          </table:table-cell>
          <table:table-cell table:formula="of:= [.A286]*[.A286]*[.A286]*[.A286] - 16*[.A286]*[.A286] + 5*[.A286]" office:value-type="float" office:value="-0.368668603696225" calcext:value-type="float">
            <text:p>-0.368668603696225</text:p>
          </table:table-cell>
          <table:table-cell table:formula="of:= [.B286]*[.B286]*[.B286]*[.B286] - 16*[.B286]*[.B286] + 5*[.B286]" office:value-type="float" office:value="-4.13838427478199" calcext:value-type="float">
            <text:p>-4.138384274781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5391060218113" calcext:value-type="float">
            <text:p>-0.245391060218113</text:p>
          </table:table-cell>
          <table:table-cell table:formula="of:=-[.A287]" office:value-type="float" office:value="0.245391060218113" calcext:value-type="float">
            <text:p>0.245391060218113</text:p>
          </table:table-cell>
          <table:table-cell/>
          <table:table-cell table:formula="of:= 100 * ([.A288] - [.A287]*[.A287]) * ([.A288] - [.A287]*[.A287]) + (1 - [.A287]) * (1 - [.A287])" office:value-type="float" office:value="2.10484755223486" calcext:value-type="float">
            <text:p>2.10484755223486</text:p>
          </table:table-cell>
          <table:table-cell table:formula="of:= 100 * ([.B288] - [.B287]*[.B287]) * ([.B288] - [.B287]*[.B287]) + (1 - [.B287]) * (1 - [.B287])" office:value-type="float" office:value="4.36626437180315" calcext:value-type="float">
            <text:p>4.36626437180315</text:p>
          </table:table-cell>
          <table:table-cell table:formula="of:= [.A287]*[.A287]*[.A287]*[.A287] - 16*[.A287]*[.A287] + 5*[.A287]" office:value-type="float" office:value="-2.1867976003676" calcext:value-type="float">
            <text:p>-2.1867976003676</text:p>
          </table:table-cell>
          <table:table-cell table:formula="of:= [.B287]*[.B287]*[.B287]*[.B287] - 16*[.B287]*[.B287] + 5*[.B287]" office:value-type="float" office:value="0.267113001813536" calcext:value-type="float">
            <text:p>0.2671130018135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4637781522704" calcext:value-type="float">
            <text:p>0.134637781522704</text:p>
          </table:table-cell>
          <table:table-cell table:formula="of:=-[.A288]" office:value-type="float" office:value="-0.134637781522704" calcext:value-type="float">
            <text:p>-0.134637781522704</text:p>
          </table:table-cell>
          <table:table-cell/>
          <table:table-cell table:formula="of:= 100 * ([.A289] - [.A288]*[.A288]) * ([.A289] - [.A288]*[.A288]) + (1 - [.A288]) * (1 - [.A288])" office:value-type="float" office:value="9.70757840074779" calcext:value-type="float">
            <text:p>9.70757840074779</text:p>
          </table:table-cell>
          <table:table-cell table:formula="of:= 100 * ([.B289] - [.B288]*[.B288]) * ([.B289] - [.B288]*[.B288]) + (1 - [.B288]) * (1 - [.B288])" office:value-type="float" office:value="8.20728330253288" calcext:value-type="float">
            <text:p>8.20728330253288</text:p>
          </table:table-cell>
          <table:table-cell table:formula="of:= [.A288]*[.A288]*[.A288]*[.A288] - 16*[.A288]*[.A288] + 5*[.A288]" office:value-type="float" office:value="0.383480192373008" calcext:value-type="float">
            <text:p>0.383480192373008</text:p>
          </table:table-cell>
          <table:table-cell table:formula="of:= [.B288]*[.B288]*[.B288]*[.B288] - 16*[.B288]*[.B288] + 5*[.B288]" office:value-type="float" office:value="-0.962897622854035" calcext:value-type="float">
            <text:p>-0.9628976228540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1183987846208" calcext:value-type="float">
            <text:p>-0.281183987846208</text:p>
          </table:table-cell>
          <table:table-cell table:formula="of:=-[.A289]" office:value-type="float" office:value="0.281183987846208" calcext:value-type="float">
            <text:p>0.281183987846208</text:p>
          </table:table-cell>
          <table:table-cell/>
          <table:table-cell table:formula="of:= 100 * ([.A290] - [.A289]*[.A289]) * ([.A290] - [.A289]*[.A289]) + (1 - [.A289]) * (1 - [.A289])" office:value-type="float" office:value="17.2693249581916" calcext:value-type="float">
            <text:p>17.2693249581916</text:p>
          </table:table-cell>
          <table:table-cell table:formula="of:= 100 * ([.B290] - [.B289]*[.B289]) * ([.B290] - [.B289]*[.B289]) + (1 - [.B289]) * (1 - [.B289])" office:value-type="float" office:value="31.1474048650542" calcext:value-type="float">
            <text:p>31.1474048650542</text:p>
          </table:table-cell>
          <table:table-cell table:formula="of:= [.A289]*[.A289]*[.A289]*[.A289] - 16*[.A289]*[.A289] + 5*[.A289]" office:value-type="float" office:value="-2.66469971468338" calcext:value-type="float">
            <text:p>-2.66469971468338</text:p>
          </table:table-cell>
          <table:table-cell table:formula="of:= [.B289]*[.B289]*[.B289]*[.B289] - 16*[.B289]*[.B289] + 5*[.B289]" office:value-type="float" office:value="0.147140163778702" calcext:value-type="float">
            <text:p>0.1471401637787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4385729002057" calcext:value-type="float">
            <text:p>0.474385729002057</text:p>
          </table:table-cell>
          <table:table-cell table:formula="of:=-[.A290]" office:value-type="float" office:value="-0.474385729002057" calcext:value-type="float">
            <text:p>-0.474385729002057</text:p>
          </table:table-cell>
          <table:table-cell/>
          <table:table-cell table:formula="of:= 100 * ([.A291] - [.A290]*[.A290]) * ([.A291] - [.A290]*[.A290]) + (1 - [.A290]) * (1 - [.A290])" office:value-type="float" office:value="39.1126910299541" calcext:value-type="float">
            <text:p>39.1126910299541</text:p>
          </table:table-cell>
          <table:table-cell table:formula="of:= 100 * ([.B291] - [.B290]*[.B290]) * ([.B291] - [.B290]*[.B290]) + (1 - [.B290]) * (1 - [.B290])" office:value-type="float" office:value="5.17035087901562" calcext:value-type="float">
            <text:p>5.17035087901562</text:p>
          </table:table-cell>
          <table:table-cell table:formula="of:= [.A290]*[.A290]*[.A290]*[.A290] - 16*[.A290]*[.A290] + 5*[.A290]" office:value-type="float" office:value="-1.17809665238745" calcext:value-type="float">
            <text:p>-1.17809665238745</text:p>
          </table:table-cell>
          <table:table-cell table:formula="of:= [.B290]*[.B290]*[.B290]*[.B290] - 16*[.B290]*[.B290] + 5*[.B290]" office:value-type="float" office:value="-5.92195394240802" calcext:value-type="float">
            <text:p>-5.921953942408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8146920935943" calcext:value-type="float">
            <text:p>-0.398146920935943</text:p>
          </table:table-cell>
          <table:table-cell table:formula="of:=-[.A291]" office:value-type="float" office:value="0.398146920935943" calcext:value-type="float">
            <text:p>0.398146920935943</text:p>
          </table:table-cell>
          <table:table-cell/>
          <table:table-cell table:formula="of:= 100 * ([.A292] - [.A291]*[.A291]) * ([.A292] - [.A291]*[.A291]) + (1 - [.A291]) * (1 - [.A291])" office:value-type="float" office:value="10.2625891648171" calcext:value-type="float">
            <text:p>10.2625891648171</text:p>
          </table:table-cell>
          <table:table-cell table:formula="of:= 100 * ([.B292] - [.B291]*[.B291]) * ([.B292] - [.B291]*[.B291]) + (1 - [.B291]) * (1 - [.B291])" office:value-type="float" office:value="36.9978936471612" calcext:value-type="float">
            <text:p>36.9978936471612</text:p>
          </table:table-cell>
          <table:table-cell table:formula="of:= [.A291]*[.A291]*[.A291]*[.A291] - 16*[.A291]*[.A291] + 5*[.A291]" office:value-type="float" office:value="-4.50194123695601" calcext:value-type="float">
            <text:p>-4.50194123695601</text:p>
          </table:table-cell>
          <table:table-cell table:formula="of:= [.B291]*[.B291]*[.B291]*[.B291] - 16*[.B291]*[.B291] + 5*[.B291]" office:value-type="float" office:value="-0.520472027596576" calcext:value-type="float">
            <text:p>-0.5204720275965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6753070741904" calcext:value-type="float">
            <text:p>0.446753070741904</text:p>
          </table:table-cell>
          <table:table-cell table:formula="of:=-[.A292]" office:value-type="float" office:value="-0.446753070741904" calcext:value-type="float">
            <text:p>-0.446753070741904</text:p>
          </table:table-cell>
          <table:table-cell/>
          <table:table-cell table:formula="of:= 100 * ([.A293] - [.A292]*[.A292]) * ([.A293] - [.A292]*[.A292]) + (1 - [.A292]) * (1 - [.A292])" office:value-type="float" office:value="0.659335027518747" calcext:value-type="float">
            <text:p>0.659335027518747</text:p>
          </table:table-cell>
          <table:table-cell table:formula="of:= 100 * ([.B293] - [.B292]*[.B292]) * ([.B293] - [.B292]*[.B292]) + (1 - [.B292]) * (1 - [.B292])" office:value-type="float" office:value="13.6355253948275" calcext:value-type="float">
            <text:p>13.6355253948275</text:p>
          </table:table-cell>
          <table:table-cell table:formula="of:= [.A292]*[.A292]*[.A292]*[.A292] - 16*[.A292]*[.A292] + 5*[.A292]" office:value-type="float" office:value="-0.919812053788912" calcext:value-type="float">
            <text:p>-0.919812053788912</text:p>
          </table:table-cell>
          <table:table-cell table:formula="of:= [.B292]*[.B292]*[.B292]*[.B292] - 16*[.B292]*[.B292] + 5*[.B292]" office:value-type="float" office:value="-5.38734276120795" calcext:value-type="float">
            <text:p>-5.387342761207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153227115393" calcext:value-type="float">
            <text:p>0.140153227115393</text:p>
          </table:table-cell>
          <table:table-cell table:formula="of:=-[.A293]" office:value-type="float" office:value="-0.140153227115393" calcext:value-type="float">
            <text:p>-0.140153227115393</text:p>
          </table:table-cell>
          <table:table-cell/>
          <table:table-cell table:formula="of:= 100 * ([.A294] - [.A293]*[.A293]) * ([.A294] - [.A293]*[.A293]) + (1 - [.A293]) * (1 - [.A293])" office:value-type="float" office:value="6.52735411904654" calcext:value-type="float">
            <text:p>6.52735411904654</text:p>
          </table:table-cell>
          <table:table-cell table:formula="of:= 100 * ([.B294] - [.B293]*[.B293]) * ([.B294] - [.B293]*[.B293]) + (1 - [.B293]) * (1 - [.B293])" office:value-type="float" office:value="9.13260653450801" calcext:value-type="float">
            <text:p>9.13260653450801</text:p>
          </table:table-cell>
          <table:table-cell table:formula="of:= [.A293]*[.A293]*[.A293]*[.A293] - 16*[.A293]*[.A293] + 5*[.A293]" office:value-type="float" office:value="0.386865147027133" calcext:value-type="float">
            <text:p>0.386865147027133</text:p>
          </table:table-cell>
          <table:table-cell table:formula="of:= [.B293]*[.B293]*[.B293]*[.B293] - 16*[.B293]*[.B293] + 5*[.B293]" office:value-type="float" office:value="-1.0146671241268" calcext:value-type="float">
            <text:p>-1.01466712412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0225919948711" calcext:value-type="float">
            <text:p>0.260225919948711</text:p>
          </table:table-cell>
          <table:table-cell table:formula="of:=-[.A294]" office:value-type="float" office:value="-0.260225919948711" calcext:value-type="float">
            <text:p>-0.260225919948711</text:p>
          </table:table-cell>
          <table:table-cell/>
          <table:table-cell table:formula="of:= 100 * ([.A295] - [.A294]*[.A294]) * ([.A295] - [.A294]*[.A294]) + (1 - [.A294]) * (1 - [.A294])" office:value-type="float" office:value="5.42315887108463" calcext:value-type="float">
            <text:p>5.42315887108463</text:p>
          </table:table-cell>
          <table:table-cell table:formula="of:= 100 * ([.B295] - [.B294]*[.B294]) * ([.B295] - [.B294]*[.B294]) + (1 - [.B294]) * (1 - [.B294])" office:value-type="float" office:value="2.31712995194746" calcext:value-type="float">
            <text:p>2.31712995194746</text:p>
          </table:table-cell>
          <table:table-cell table:formula="of:= [.A294]*[.A294]*[.A294]*[.A294] - 16*[.A294]*[.A294] + 5*[.A294]" office:value-type="float" office:value="0.222234792922928" calcext:value-type="float">
            <text:p>0.222234792922928</text:p>
          </table:table-cell>
          <table:table-cell table:formula="of:= [.B294]*[.B294]*[.B294]*[.B294] - 16*[.B294]*[.B294] + 5*[.B294]" office:value-type="float" office:value="-2.38002440656418" calcext:value-type="float">
            <text:p>-2.380024406564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3096717898222" calcext:value-type="float">
            <text:p>-0.153096717898222</text:p>
          </table:table-cell>
          <table:table-cell table:formula="of:=-[.A295]" office:value-type="float" office:value="0.153096717898222" calcext:value-type="float">
            <text:p>0.153096717898222</text:p>
          </table:table-cell>
          <table:table-cell/>
          <table:table-cell table:formula="of:= 100 * ([.A296] - [.A295]*[.A295]) * ([.A296] - [.A295]*[.A295]) + (1 - [.A295]) * (1 - [.A295])" office:value-type="float" office:value="15.558362909543" calcext:value-type="float">
            <text:p>15.558362909543</text:p>
          </table:table-cell>
          <table:table-cell table:formula="of:= 100 * ([.B296] - [.B295]*[.B295]) * ([.B296] - [.B295]*[.B295]) + (1 - [.B295]) * (1 - [.B295])" office:value-type="float" office:value="18.7022328646204" calcext:value-type="float">
            <text:p>18.7022328646204</text:p>
          </table:table-cell>
          <table:table-cell table:formula="of:= [.A295]*[.A295]*[.A295]*[.A295] - 16*[.A295]*[.A295] + 5*[.A295]" office:value-type="float" office:value="-1.13995190178462" calcext:value-type="float">
            <text:p>-1.13995190178462</text:p>
          </table:table-cell>
          <table:table-cell table:formula="of:= [.B295]*[.B295]*[.B295]*[.B295] - 16*[.B295]*[.B295] + 5*[.B295]" office:value-type="float" office:value="0.391015277197595" calcext:value-type="float">
            <text:p>0.3910152771975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0648505069838" calcext:value-type="float">
            <text:p>0.400648505069838</text:p>
          </table:table-cell>
          <table:table-cell table:formula="of:=-[.A296]" office:value-type="float" office:value="-0.400648505069838" calcext:value-type="float">
            <text:p>-0.400648505069838</text:p>
          </table:table-cell>
          <table:table-cell/>
          <table:table-cell table:formula="of:= 100 * ([.A297] - [.A296]*[.A296]) * ([.A297] - [.A296]*[.A296]) + (1 - [.A296]) * (1 - [.A296])" office:value-type="float" office:value="4.09509400640327" calcext:value-type="float">
            <text:p>4.09509400640327</text:p>
          </table:table-cell>
          <table:table-cell table:formula="of:= 100 * ([.B297] - [.B296]*[.B296]) * ([.B297] - [.B296]*[.B296]) + (1 - [.B296]) * (1 - [.B296])" office:value-type="float" office:value="28.4145779422026" calcext:value-type="float">
            <text:p>28.4145779422026</text:p>
          </table:table-cell>
          <table:table-cell table:formula="of:= [.A296]*[.A296]*[.A296]*[.A296] - 16*[.A296]*[.A296] + 5*[.A296]" office:value-type="float" office:value="-0.539298647015043" calcext:value-type="float">
            <text:p>-0.539298647015043</text:p>
          </table:table-cell>
          <table:table-cell table:formula="of:= [.B296]*[.B296]*[.B296]*[.B296] - 16*[.B296]*[.B296] + 5*[.B296]" office:value-type="float" office:value="-4.54578369771342" calcext:value-type="float">
            <text:p>-4.545783697713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3803258925041" calcext:value-type="float">
            <text:p>0.353803258925041</text:p>
          </table:table-cell>
          <table:table-cell table:formula="of:=-[.A297]" office:value-type="float" office:value="-0.353803258925041" calcext:value-type="float">
            <text:p>-0.353803258925041</text:p>
          </table:table-cell>
          <table:table-cell/>
          <table:table-cell table:formula="of:= 100 * ([.A298] - [.A297]*[.A297]) * ([.A298] - [.A297]*[.A297]) + (1 - [.A297]) * (1 - [.A297])" office:value-type="float" office:value="37.9217066950126" calcext:value-type="float">
            <text:p>37.9217066950126</text:p>
          </table:table-cell>
          <table:table-cell table:formula="of:= 100 * ([.B298] - [.B297]*[.B297]) * ([.B298] - [.B297]*[.B297]) + (1 - [.B297]) * (1 - [.B297])" office:value-type="float" office:value="14.9410002397539" calcext:value-type="float">
            <text:p>14.9410002397539</text:p>
          </table:table-cell>
          <table:table-cell table:formula="of:= [.A297]*[.A297]*[.A297]*[.A297] - 16*[.A297]*[.A297] + 5*[.A297]" office:value-type="float" office:value="-0.218142424044814" calcext:value-type="float">
            <text:p>-0.218142424044814</text:p>
          </table:table-cell>
          <table:table-cell table:formula="of:= [.B297]*[.B297]*[.B297]*[.B297] - 16*[.B297]*[.B297] + 5*[.B297]" office:value-type="float" office:value="-3.75617501329522" calcext:value-type="float">
            <text:p>-3.756175013295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22946284879" calcext:value-type="float">
            <text:p>-0.48722946284879</text:p>
          </table:table-cell>
          <table:table-cell table:formula="of:=-[.A298]" office:value-type="float" office:value="0.48722946284879" calcext:value-type="float">
            <text:p>0.48722946284879</text:p>
          </table:table-cell>
          <table:table-cell/>
          <table:table-cell table:formula="of:= 100 * ([.A299] - [.A298]*[.A298]) * ([.A299] - [.A298]*[.A298]) + (1 - [.A298]) * (1 - [.A298])" office:value-type="float" office:value="6.99870239570487" calcext:value-type="float">
            <text:p>6.99870239570487</text:p>
          </table:table-cell>
          <table:table-cell table:formula="of:= 100 * ([.B299] - [.B298]*[.B298]) * ([.B299] - [.B298]*[.B298]) + (1 - [.B298]) * (1 - [.B298])" office:value-type="float" office:value="6.81634761744414" calcext:value-type="float">
            <text:p>6.81634761744414</text:p>
          </table:table-cell>
          <table:table-cell table:formula="of:= [.A298]*[.A298]*[.A298]*[.A298] - 16*[.A298]*[.A298] + 5*[.A298]" office:value-type="float" office:value="-6.17807288318779" calcext:value-type="float">
            <text:p>-6.17807288318779</text:p>
          </table:table-cell>
          <table:table-cell table:formula="of:= [.B298]*[.B298]*[.B298]*[.B298] - 16*[.B298]*[.B298] + 5*[.B298]" office:value-type="float" office:value="-1.3057782546999" calcext:value-type="float">
            <text:p>-1.30577825469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8603817570243" calcext:value-type="float">
            <text:p>0.018603817570243</text:p>
          </table:table-cell>
          <table:table-cell table:formula="of:=-[.A299]" office:value-type="float" office:value="-0.018603817570243" calcext:value-type="float">
            <text:p>-0.018603817570243</text:p>
          </table:table-cell>
          <table:table-cell/>
          <table:table-cell table:formula="of:= 100 * ([.A300] - [.A299]*[.A299]) * ([.A300] - [.A299]*[.A299]) + (1 - [.A299]) * (1 - [.A299])" office:value-type="float" office:value="10.3344175204511" calcext:value-type="float">
            <text:p>10.3344175204511</text:p>
          </table:table-cell>
          <table:table-cell table:formula="of:= 100 * ([.B300] - [.B299]*[.B299]) * ([.B300] - [.B299]*[.B299]) + (1 - [.B299]) * (1 - [.B299])" office:value-type="float" office:value="10.4512609608914" calcext:value-type="float">
            <text:p>10.4512609608914</text:p>
          </table:table-cell>
          <table:table-cell table:formula="of:= [.A299]*[.A299]*[.A299]*[.A299] - 16*[.A299]*[.A299] + 5*[.A299]" office:value-type="float" office:value="0.087481575186839" calcext:value-type="float">
            <text:p>0.087481575186839</text:p>
          </table:table-cell>
          <table:table-cell table:formula="of:= [.B299]*[.B299]*[.B299]*[.B299] - 16*[.B299]*[.B299] + 5*[.B299]" office:value-type="float" office:value="-0.0985566005155914" calcext:value-type="float">
            <text:p>-0.09855660051559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471551044818" calcext:value-type="float">
            <text:p>0.306471551044818</text:p>
          </table:table-cell>
          <table:table-cell table:formula="of:=-[.A300]" office:value-type="float" office:value="-0.306471551044818" calcext:value-type="float">
            <text:p>-0.306471551044818</text:p>
          </table:table-cell>
          <table:table-cell/>
          <table:table-cell table:formula="of:= 100 * ([.A301] - [.A300]*[.A300]) * ([.A301] - [.A300]*[.A300]) + (1 - [.A300]) * (1 - [.A300])" office:value-type="float" office:value="12.3602128138195" calcext:value-type="float">
            <text:p>12.3602128138195</text:p>
          </table:table-cell>
          <table:table-cell table:formula="of:= 100 * ([.B301] - [.B300]*[.B300]) * ([.B301] - [.B300]*[.B300]) + (1 - [.B300]) * (1 - [.B300])" office:value-type="float" office:value="4.16589902877792" calcext:value-type="float">
            <text:p>4.16589902877792</text:p>
          </table:table-cell>
          <table:table-cell table:formula="of:= [.A300]*[.A300]*[.A300]*[.A300] - 16*[.A300]*[.A300] + 5*[.A300]" office:value-type="float" office:value="0.038382639861086" calcext:value-type="float">
            <text:p>0.038382639861086</text:p>
          </table:table-cell>
          <table:table-cell table:formula="of:= [.B300]*[.B300]*[.B300]*[.B300] - 16*[.B300]*[.B300] + 5*[.B300]" office:value-type="float" office:value="-3.0263328705871" calcext:value-type="float">
            <text:p>-3.02633287058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073779304869" calcext:value-type="float">
            <text:p>-0.25073779304869</text:p>
          </table:table-cell>
          <table:table-cell table:formula="of:=-[.A301]" office:value-type="float" office:value="0.25073779304869" calcext:value-type="float">
            <text:p>0.25073779304869</text:p>
          </table:table-cell>
          <table:table-cell/>
          <table:table-cell table:formula="of:= 100 * ([.A302] - [.A301]*[.A301]) * ([.A302] - [.A301]*[.A301]) + (1 - [.A301]) * (1 - [.A301])" office:value-type="float" office:value="5.31330515961382" calcext:value-type="float">
            <text:p>5.31330515961382</text:p>
          </table:table-cell>
          <table:table-cell table:formula="of:= 100 * ([.B302] - [.B301]*[.B301]) * ([.B302] - [.B301]*[.B301]) + (1 - [.B301]) * (1 - [.B301])" office:value-type="float" office:value="10.7605513281501" calcext:value-type="float">
            <text:p>10.7605513281501</text:p>
          </table:table-cell>
          <table:table-cell table:formula="of:= [.A301]*[.A301]*[.A301]*[.A301] - 16*[.A301]*[.A301] + 5*[.A301]" office:value-type="float" office:value="-2.25564745245588" calcext:value-type="float">
            <text:p>-2.25564745245588</text:p>
          </table:table-cell>
          <table:table-cell table:formula="of:= [.B301]*[.B301]*[.B301]*[.B301] - 16*[.B301]*[.B301] + 5*[.B301]" office:value-type="float" office:value="0.251730478031024" calcext:value-type="float">
            <text:p>0.2517304780310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491757052294" calcext:value-type="float">
            <text:p>0.256491757052294</text:p>
          </table:table-cell>
          <table:table-cell table:formula="of:=-[.A302]" office:value-type="float" office:value="-0.256491757052294" calcext:value-type="float">
            <text:p>-0.256491757052294</text:p>
          </table:table-cell>
          <table:table-cell/>
          <table:table-cell table:formula="of:= 100 * ([.A303] - [.A302]*[.A302]) * ([.A303] - [.A302]*[.A302]) + (1 - [.A302]) * (1 - [.A302])" office:value-type="float" office:value="1.38752601744562" calcext:value-type="float">
            <text:p>1.38752601744562</text:p>
          </table:table-cell>
          <table:table-cell table:formula="of:= 100 * ([.B303] - [.B302]*[.B302]) * ([.B303] - [.B302]*[.B302]) + (1 - [.B302]) * (1 - [.B302])" office:value-type="float" office:value="1.74047965437345" calcext:value-type="float">
            <text:p>1.74047965437345</text:p>
          </table:table-cell>
          <table:table-cell table:formula="of:= [.A302]*[.A302]*[.A302]*[.A302] - 16*[.A302]*[.A302] + 5*[.A302]" office:value-type="float" office:value="0.234178506053534" calcext:value-type="float">
            <text:p>0.234178506053534</text:p>
          </table:table-cell>
          <table:table-cell table:formula="of:= [.B302]*[.B302]*[.B302]*[.B302] - 16*[.B302]*[.B302] + 5*[.B302]" office:value-type="float" office:value="-2.33073906446941" calcext:value-type="float">
            <text:p>-2.330739064469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55750734173694" calcext:value-type="float">
            <text:p>-0.0255750734173694</text:p>
          </table:table-cell>
          <table:table-cell table:formula="of:=-[.A303]" office:value-type="float" office:value="0.0255750734173694" calcext:value-type="float">
            <text:p>0.0255750734173694</text:p>
          </table:table-cell>
          <table:table-cell/>
          <table:table-cell table:formula="of:= 100 * ([.A304] - [.A303]*[.A303]) * ([.A304] - [.A303]*[.A303]) + (1 - [.A303]) * (1 - [.A303])" office:value-type="float" office:value="1.05674386196258" calcext:value-type="float">
            <text:p>1.05674386196258</text:p>
          </table:table-cell>
          <table:table-cell table:formula="of:= 100 * ([.B304] - [.B303]*[.B303]) * ([.B304] - [.B303]*[.B303]) + (1 - [.B303]) * (1 - [.B303])" office:value-type="float" office:value="0.956453526437272" calcext:value-type="float">
            <text:p>0.956453526437272</text:p>
          </table:table-cell>
          <table:table-cell table:formula="of:= [.A303]*[.A303]*[.A303]*[.A303] - 16*[.A303]*[.A303] + 5*[.A303]" office:value-type="float" office:value="-0.138340289345332" calcext:value-type="float">
            <text:p>-0.138340289345332</text:p>
          </table:table-cell>
          <table:table-cell table:formula="of:= [.B303]*[.B303]*[.B303]*[.B303] - 16*[.B303]*[.B303] + 5*[.B303]" office:value-type="float" office:value="0.117410444828362" calcext:value-type="float">
            <text:p>0.1174104448283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76823350499472" calcext:value-type="float">
            <text:p>0.0076823350499472</text:p>
          </table:table-cell>
          <table:table-cell table:formula="of:=-[.A304]" office:value-type="float" office:value="-0.0076823350499472" calcext:value-type="float">
            <text:p>-0.0076823350499472</text:p>
          </table:table-cell>
          <table:table-cell/>
          <table:table-cell table:formula="of:= 100 * ([.A305] - [.A304]*[.A304]) * ([.A305] - [.A304]*[.A304]) + (1 - [.A304]) * (1 - [.A304])" office:value-type="float" office:value="1.00270336658615" calcext:value-type="float">
            <text:p>1.00270336658615</text:p>
          </table:table-cell>
          <table:table-cell table:formula="of:= 100 * ([.B305] - [.B304]*[.B304]) * ([.B305] - [.B304]*[.B304]) + (1 - [.B304]) * (1 - [.B304])" office:value-type="float" office:value="1.03375090466439" calcext:value-type="float">
            <text:p>1.03375090466439</text:p>
          </table:table-cell>
          <table:table-cell table:formula="of:= [.A304]*[.A304]*[.A304]*[.A304] - 16*[.A304]*[.A304] + 5*[.A304]" office:value-type="float" office:value="0.037467386383778" calcext:value-type="float">
            <text:p>0.037467386383778</text:p>
          </table:table-cell>
          <table:table-cell table:formula="of:= [.B304]*[.B304]*[.B304]*[.B304] - 16*[.B304]*[.B304] + 5*[.B304]" office:value-type="float" office:value="-0.0393559641156939" calcext:value-type="float">
            <text:p>-0.03935596411569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34787866804875" calcext:value-type="float">
            <text:p>0.0134787866804875</text:p>
          </table:table-cell>
          <table:table-cell table:formula="of:=-[.A305]" office:value-type="float" office:value="-0.0134787866804875" calcext:value-type="float">
            <text:p>-0.0134787866804875</text:p>
          </table:table-cell>
          <table:table-cell/>
          <table:table-cell table:formula="of:= 100 * ([.A306] - [.A305]*[.A305]) * ([.A306] - [.A305]*[.A305]) + (1 - [.A305]) * (1 - [.A305])" office:value-type="float" office:value="2.47798139387409" calcext:value-type="float">
            <text:p>2.47798139387409</text:p>
          </table:table-cell>
          <table:table-cell table:formula="of:= 100 * ([.B306] - [.B305]*[.B305]) * ([.B306] - [.B305]*[.B305]) + (1 - [.B305]) * (1 - [.B305])" office:value-type="float" office:value="2.54082419876963" calcext:value-type="float">
            <text:p>2.54082419876963</text:p>
          </table:table-cell>
          <table:table-cell table:formula="of:= [.A305]*[.A305]*[.A305]*[.A305] - 16*[.A305]*[.A305] + 5*[.A305]" office:value-type="float" office:value="0.0644871233631711" calcext:value-type="float">
            <text:p>0.0644871233631711</text:p>
          </table:table-cell>
          <table:table-cell table:formula="of:= [.B305]*[.B305]*[.B305]*[.B305] - 16*[.B305]*[.B305] + 5*[.B305]" office:value-type="float" office:value="-0.0703007434417035" calcext:value-type="float">
            <text:p>-0.07030074344170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2850226615711" calcext:value-type="float">
            <text:p>0.122850226615711</text:p>
          </table:table-cell>
          <table:table-cell table:formula="of:=-[.A306]" office:value-type="float" office:value="-0.122850226615711" calcext:value-type="float">
            <text:p>-0.122850226615711</text:p>
          </table:table-cell>
          <table:table-cell/>
          <table:table-cell table:formula="of:= 100 * ([.A307] - [.A306]*[.A306]) * ([.A307] - [.A306]*[.A306]) + (1 - [.A306]) * (1 - [.A306])" office:value-type="float" office:value="16.376643539836" calcext:value-type="float">
            <text:p>16.376643539836</text:p>
          </table:table-cell>
          <table:table-cell table:formula="of:= 100 * ([.B307] - [.B306]*[.B306]) * ([.B307] - [.B306]*[.B306]) + (1 - [.B306]) * (1 - [.B306])" office:value-type="float" office:value="14.574226743333" calcext:value-type="float">
            <text:p>14.574226743333</text:p>
          </table:table-cell>
          <table:table-cell table:formula="of:= [.A306]*[.A306]*[.A306]*[.A306] - 16*[.A306]*[.A306] + 5*[.A306]" office:value-type="float" office:value="0.373004056048254" calcext:value-type="float">
            <text:p>0.373004056048254</text:p>
          </table:table-cell>
          <table:table-cell table:formula="of:= [.B306]*[.B306]*[.B306]*[.B306] - 16*[.B306]*[.B306] + 5*[.B306]" office:value-type="float" office:value="-0.855498210108861" calcext:value-type="float">
            <text:p>-0.8554982101088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9967966797001" calcext:value-type="float">
            <text:p>-0.379967966797001</text:p>
          </table:table-cell>
          <table:table-cell table:formula="of:=-[.A307]" office:value-type="float" office:value="0.379967966797001" calcext:value-type="float">
            <text:p>0.379967966797001</text:p>
          </table:table-cell>
          <table:table-cell/>
          <table:table-cell table:formula="of:= 100 * ([.A308] - [.A307]*[.A307]) * ([.A308] - [.A307]*[.A307]) + (1 - [.A307]) * (1 - [.A307])" office:value-type="float" office:value="36.5303107926006" calcext:value-type="float">
            <text:p>36.5303107926006</text:p>
          </table:table-cell>
          <table:table-cell table:formula="of:= 100 * ([.B308] - [.B307]*[.B307]) * ([.B308] - [.B307]*[.B307]) + (1 - [.B307]) * (1 - [.B307])" office:value-type="float" office:value="9.36568711477222" calcext:value-type="float">
            <text:p>9.36568711477222</text:p>
          </table:table-cell>
          <table:table-cell table:formula="of:= [.A307]*[.A307]*[.A307]*[.A307] - 16*[.A307]*[.A307] + 5*[.A307]" office:value-type="float" office:value="-4.18900599666924" calcext:value-type="float">
            <text:p>-4.18900599666924</text:p>
          </table:table-cell>
          <table:table-cell table:formula="of:= [.B307]*[.B307]*[.B307]*[.B307] - 16*[.B307]*[.B307] + 5*[.B307]" office:value-type="float" office:value="-0.389326328699222" calcext:value-type="float">
            <text:p>-0.3893263286992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4062949359232" calcext:value-type="float">
            <text:p>-0.444062949359232</text:p>
          </table:table-cell>
          <table:table-cell table:formula="of:=-[.A308]" office:value-type="float" office:value="0.444062949359232" calcext:value-type="float">
            <text:p>0.444062949359232</text:p>
          </table:table-cell>
          <table:table-cell/>
          <table:table-cell table:formula="of:= 100 * ([.A309] - [.A308]*[.A308]) * ([.A309] - [.A308]*[.A308]) + (1 - [.A308]) * (1 - [.A308])" office:value-type="float" office:value="9.11464077844677" calcext:value-type="float">
            <text:p>9.11464077844677</text:p>
          </table:table-cell>
          <table:table-cell table:formula="of:= 100 * ([.B309] - [.B308]*[.B308]) * ([.B309] - [.B308]*[.B308]) + (1 - [.B308]) * (1 - [.B308])" office:value-type="float" office:value="43.8047411077957" calcext:value-type="float">
            <text:p>43.8047411077957</text:p>
          </table:table-cell>
          <table:table-cell table:formula="of:= [.A308]*[.A308]*[.A308]*[.A308] - 16*[.A308]*[.A308] + 5*[.A308]" office:value-type="float" office:value="-5.33650054808783" calcext:value-type="float">
            <text:p>-5.33650054808783</text:p>
          </table:table-cell>
          <table:table-cell table:formula="of:= [.B308]*[.B308]*[.B308]*[.B308] - 16*[.B308]*[.B308] + 5*[.B308]" office:value-type="float" office:value="-0.89587105449551" calcext:value-type="float">
            <text:p>-0.895871054495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2320607149444" calcext:value-type="float">
            <text:p>0.462320607149444</text:p>
          </table:table-cell>
          <table:table-cell table:formula="of:=-[.A309]" office:value-type="float" office:value="-0.462320607149444" calcext:value-type="float">
            <text:p>-0.462320607149444</text:p>
          </table:table-cell>
          <table:table-cell/>
          <table:table-cell table:formula="of:= 100 * ([.A310] - [.A309]*[.A309]) * ([.A310] - [.A309]*[.A309]) + (1 - [.A309]) * (1 - [.A309])" office:value-type="float" office:value="4.42201198461253" calcext:value-type="float">
            <text:p>4.42201198461253</text:p>
          </table:table-cell>
          <table:table-cell table:formula="of:= 100 * ([.B310] - [.B309]*[.B309]) * ([.B310] - [.B309]*[.B309]) + (1 - [.B309]) * (1 - [.B309])" office:value-type="float" office:value="41.9262626115362" calcext:value-type="float">
            <text:p>41.9262626115362</text:p>
          </table:table-cell>
          <table:table-cell table:formula="of:= [.A309]*[.A309]*[.A309]*[.A309] - 16*[.A309]*[.A309] + 5*[.A309]" office:value-type="float" office:value="-1.06255753040765" calcext:value-type="float">
            <text:p>-1.06255753040765</text:p>
          </table:table-cell>
          <table:table-cell table:formula="of:= [.B309]*[.B309]*[.B309]*[.B309] - 16*[.B309]*[.B309] + 5*[.B309]" office:value-type="float" office:value="-5.6857636019021" calcext:value-type="float">
            <text:p>-5.68576360190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7036011607122" calcext:value-type="float">
            <text:p>0.417036011607122</text:p>
          </table:table-cell>
          <table:table-cell table:formula="of:=-[.A310]" office:value-type="float" office:value="-0.417036011607122" calcext:value-type="float">
            <text:p>-0.417036011607122</text:p>
          </table:table-cell>
          <table:table-cell/>
          <table:table-cell table:formula="of:= 100 * ([.A311] - [.A310]*[.A310]) * ([.A311] - [.A310]*[.A310]) + (1 - [.A310]) * (1 - [.A310])" office:value-type="float" office:value="0.687135210645453" calcext:value-type="float">
            <text:p>0.687135210645453</text:p>
          </table:table-cell>
          <table:table-cell table:formula="of:= 100 * ([.B311] - [.B310]*[.B310]) * ([.B311] - [.B310]*[.B310]) + (1 - [.B310]) * (1 - [.B310])" office:value-type="float" office:value="18.5541119572644" calcext:value-type="float">
            <text:p>18.5541119572644</text:p>
          </table:table-cell>
          <table:table-cell table:formula="of:= [.A310]*[.A310]*[.A310]*[.A310] - 16*[.A310]*[.A310] + 5*[.A310]" office:value-type="float" office:value="-0.667276670871803" calcext:value-type="float">
            <text:p>-0.667276670871803</text:p>
          </table:table-cell>
          <table:table-cell table:formula="of:= [.B310]*[.B310]*[.B310]*[.B310] - 16*[.B310]*[.B310] + 5*[.B310]" office:value-type="float" office:value="-4.83763678694302" calcext:value-type="float">
            <text:p>-4.837636786943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285019811541" calcext:value-type="float">
            <text:p>0.23285019811541</text:p>
          </table:table-cell>
          <table:table-cell table:formula="of:=-[.A311]" office:value-type="float" office:value="-0.23285019811541" calcext:value-type="float">
            <text:p>-0.23285019811541</text:p>
          </table:table-cell>
          <table:table-cell/>
          <table:table-cell table:formula="of:= 100 * ([.A312] - [.A311]*[.A311]) * ([.A312] - [.A311]*[.A311]) + (1 - [.A311]) * (1 - [.A311])" office:value-type="float" office:value="12.1008500267836" calcext:value-type="float">
            <text:p>12.1008500267836</text:p>
          </table:table-cell>
          <table:table-cell table:formula="of:= 100 * ([.B312] - [.B311]*[.B311]) * ([.B312] - [.B311]*[.B311]) + (1 - [.B311]) * (1 - [.B311])" office:value-type="float" office:value="21.5667343008796" calcext:value-type="float">
            <text:p>21.5667343008796</text:p>
          </table:table-cell>
          <table:table-cell table:formula="of:= [.A311]*[.A311]*[.A311]*[.A311] - 16*[.A311]*[.A311] + 5*[.A311]" office:value-type="float" office:value="0.29968327762833" calcext:value-type="float">
            <text:p>0.29968327762833</text:p>
          </table:table-cell>
          <table:table-cell table:formula="of:= [.B311]*[.B311]*[.B311]*[.B311] - 16*[.B311]*[.B311] + 5*[.B311]" office:value-type="float" office:value="-2.02881870352577" calcext:value-type="float">
            <text:p>-2.02881870352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3517478952642" calcext:value-type="float">
            <text:p>0.393517478952642</text:p>
          </table:table-cell>
          <table:table-cell table:formula="of:=-[.A312]" office:value-type="float" office:value="-0.393517478952642" calcext:value-type="float">
            <text:p>-0.393517478952642</text:p>
          </table:table-cell>
          <table:table-cell/>
          <table:table-cell table:formula="of:= 100 * ([.A313] - [.A312]*[.A312]) * ([.A313] - [.A312]*[.A312]) + (1 - [.A312]) * (1 - [.A312])" office:value-type="float" office:value="43.0236588254321" calcext:value-type="float">
            <text:p>43.0236588254321</text:p>
          </table:table-cell>
          <table:table-cell table:formula="of:= 100 * ([.B313] - [.B312]*[.B312]) * ([.B313] - [.B312]*[.B312]) + (1 - [.B312]) * (1 - [.B312])" office:value-type="float" office:value="13.7344087460042" calcext:value-type="float">
            <text:p>13.7344087460042</text:p>
          </table:table-cell>
          <table:table-cell table:formula="of:= [.A312]*[.A312]*[.A312]*[.A312] - 16*[.A312]*[.A312] + 5*[.A312]" office:value-type="float" office:value="-0.486128322427688" calcext:value-type="float">
            <text:p>-0.486128322427688</text:p>
          </table:table-cell>
          <table:table-cell table:formula="of:= [.B312]*[.B312]*[.B312]*[.B312] - 16*[.B312]*[.B312] + 5*[.B312]" office:value-type="float" office:value="-4.4213031119541" calcext:value-type="float">
            <text:p>-4.42130311195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258361822239" calcext:value-type="float">
            <text:p>-0.498258361822239</text:p>
          </table:table-cell>
          <table:table-cell table:formula="of:=-[.A313]" office:value-type="float" office:value="0.498258361822239" calcext:value-type="float">
            <text:p>0.498258361822239</text:p>
          </table:table-cell>
          <table:table-cell/>
          <table:table-cell table:formula="of:= 100 * ([.A314] - [.A313]*[.A313]) * ([.A314] - [.A313]*[.A313]) + (1 - [.A313]) * (1 - [.A313])" office:value-type="float" office:value="55.7206006419071" calcext:value-type="float">
            <text:p>55.7206006419071</text:p>
          </table:table-cell>
          <table:table-cell table:formula="of:= 100 * ([.B314] - [.B313]*[.B313]) * ([.B314] - [.B313]*[.B313]) + (1 - [.B313]) * (1 - [.B313])" office:value-type="float" office:value="5.76244735911762" calcext:value-type="float">
            <text:p>5.76244735911762</text:p>
          </table:table-cell>
          <table:table-cell table:formula="of:= [.A313]*[.A313]*[.A313]*[.A313] - 16*[.A313]*[.A313] + 5*[.A313]" office:value-type="float" office:value="-6.4018404108139" calcext:value-type="float">
            <text:p>-6.4018404108139</text:p>
          </table:table-cell>
          <table:table-cell table:formula="of:= [.B313]*[.B313]*[.B313]*[.B313] - 16*[.B313]*[.B313] + 5*[.B313]" office:value-type="float" office:value="-1.41925679259151" calcext:value-type="float">
            <text:p>-1.419256792591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3010254284592" calcext:value-type="float">
            <text:p>-0.483010254284592</text:p>
          </table:table-cell>
          <table:table-cell table:formula="of:=-[.A314]" office:value-type="float" office:value="0.483010254284592" calcext:value-type="float">
            <text:p>0.483010254284592</text:p>
          </table:table-cell>
          <table:table-cell/>
          <table:table-cell table:formula="of:= 100 * ([.A315] - [.A314]*[.A314]) * ([.A315] - [.A314]*[.A314]) + (1 - [.A314]) * (1 - [.A314])" office:value-type="float" office:value="2.20087544582366" calcext:value-type="float">
            <text:p>2.20087544582366</text:p>
          </table:table-cell>
          <table:table-cell table:formula="of:= 100 * ([.B315] - [.B314]*[.B314]) * ([.B315] - [.B314]*[.B314]) + (1 - [.B314]) * (1 - [.B314])" office:value-type="float" office:value="21.6720725768637" calcext:value-type="float">
            <text:p>21.6720725768637</text:p>
          </table:table-cell>
          <table:table-cell table:formula="of:= [.A314]*[.A314]*[.A314]*[.A314] - 16*[.A314]*[.A314] + 5*[.A314]" office:value-type="float" office:value="-6.09340538390665" calcext:value-type="float">
            <text:p>-6.09340538390665</text:p>
          </table:table-cell>
          <table:table-cell table:formula="of:= [.B314]*[.B314]*[.B314]*[.B314] - 16*[.B314]*[.B314] + 5*[.B314]" office:value-type="float" office:value="-1.26330284106072" calcext:value-type="float">
            <text:p>-1.263302841060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9354249218577" calcext:value-type="float">
            <text:p>0.229354249218577</text:p>
          </table:table-cell>
          <table:table-cell table:formula="of:=-[.A315]" office:value-type="float" office:value="-0.229354249218577" calcext:value-type="float">
            <text:p>-0.229354249218577</text:p>
          </table:table-cell>
          <table:table-cell/>
          <table:table-cell table:formula="of:= 100 * ([.A316] - [.A315]*[.A315]) * ([.A316] - [.A315]*[.A315]) + (1 - [.A315]) * (1 - [.A315])" office:value-type="float" office:value="13.937859506948" calcext:value-type="float">
            <text:p>13.937859506948</text:p>
          </table:table-cell>
          <table:table-cell table:formula="of:= 100 * ([.B316] - [.B315]*[.B315]) * ([.B316] - [.B315]*[.B315]) + (1 - [.B315]) * (1 - [.B315])" office:value-type="float" office:value="8.27584570246672" calcext:value-type="float">
            <text:p>8.27584570246672</text:p>
          </table:table-cell>
          <table:table-cell table:formula="of:= [.A315]*[.A315]*[.A315]*[.A315] - 16*[.A315]*[.A315] + 5*[.A315]" office:value-type="float" office:value="0.30788441464634" calcext:value-type="float">
            <text:p>0.30788441464634</text:p>
          </table:table-cell>
          <table:table-cell table:formula="of:= [.B315]*[.B315]*[.B315]*[.B315] - 16*[.B315]*[.B315] + 5*[.B315]" office:value-type="float" office:value="-1.98565807753943" calcext:value-type="float">
            <text:p>-1.985658077539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2690546104927" calcext:value-type="float">
            <text:p>-0.312690546104927</text:p>
          </table:table-cell>
          <table:table-cell table:formula="of:=-[.A316]" office:value-type="float" office:value="0.312690546104927" calcext:value-type="float">
            <text:p>0.312690546104927</text:p>
          </table:table-cell>
          <table:table-cell/>
          <table:table-cell table:formula="of:= 100 * ([.A317] - [.A316]*[.A316]) * ([.A317] - [.A316]*[.A316]) + (1 - [.A316]) * (1 - [.A316])" office:value-type="float" office:value="3.33574199179543" calcext:value-type="float">
            <text:p>3.33574199179543</text:p>
          </table:table-cell>
          <table:table-cell table:formula="of:= 100 * ([.B317] - [.B316]*[.B316]) * ([.B317] - [.B316]*[.B316]) + (1 - [.B316]) * (1 - [.B316])" office:value-type="float" office:value="0.942484659233966" calcext:value-type="float">
            <text:p>0.942484659233966</text:p>
          </table:table-cell>
          <table:table-cell table:formula="of:= [.A316]*[.A316]*[.A316]*[.A316] - 16*[.A316]*[.A316] + 5*[.A316]" office:value-type="float" office:value="-3.1182987480296" calcext:value-type="float">
            <text:p>-3.1182987480296</text:p>
          </table:table-cell>
          <table:table-cell table:formula="of:= [.B316]*[.B316]*[.B316]*[.B316] - 16*[.B316]*[.B316] + 5*[.B316]" office:value-type="float" office:value="0.00860671301967209" calcext:value-type="float">
            <text:p>0.008606713019672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92122407479292" calcext:value-type="float">
            <text:p>-0.0292122407479292</text:p>
          </table:table-cell>
          <table:table-cell table:formula="of:=-[.A317]" office:value-type="float" office:value="0.0292122407479292" calcext:value-type="float">
            <text:p>0.0292122407479292</text:p>
          </table:table-cell>
          <table:table-cell/>
          <table:table-cell table:formula="of:= 100 * ([.A318] - [.A317]*[.A317]) * ([.A318] - [.A317]*[.A317]) + (1 - [.A317]) * (1 - [.A317])" office:value-type="float" office:value="12.9699916431061" calcext:value-type="float">
            <text:p>12.9699916431061</text:p>
          </table:table-cell>
          <table:table-cell table:formula="of:= 100 * ([.B318] - [.B317]*[.B317]) * ([.B318] - [.B317]*[.B317]) + (1 - [.B317]) * (1 - [.B317])" office:value-type="float" office:value="12.7356303481353" calcext:value-type="float">
            <text:p>12.7356303481353</text:p>
          </table:table-cell>
          <table:table-cell table:formula="of:= [.A317]*[.A317]*[.A317]*[.A317] - 16*[.A317]*[.A317] + 5*[.A317]" office:value-type="float" office:value="-0.159714155677113" calcext:value-type="float">
            <text:p>-0.159714155677113</text:p>
          </table:table-cell>
          <table:table-cell table:formula="of:= [.B317]*[.B317]*[.B317]*[.B317] - 16*[.B317]*[.B317] + 5*[.B317]" office:value-type="float" office:value="0.132408251802179" calcext:value-type="float">
            <text:p>0.1324082518021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426566513572" calcext:value-type="float">
            <text:p>-0.34426566513572</text:p>
          </table:table-cell>
          <table:table-cell table:formula="of:=-[.A318]" office:value-type="float" office:value="0.34426566513572" calcext:value-type="float">
            <text:p>0.34426566513572</text:p>
          </table:table-cell>
          <table:table-cell/>
          <table:table-cell table:formula="of:= 100 * ([.A319] - [.A318]*[.A318]) * ([.A319] - [.A318]*[.A318]) + (1 - [.A318]) * (1 - [.A318])" office:value-type="float" office:value="13.9801330965008" calcext:value-type="float">
            <text:p>13.9801330965008</text:p>
          </table:table-cell>
          <table:table-cell table:formula="of:= 100 * ([.B319] - [.B318]*[.B318]) * ([.B319] - [.B318]*[.B318]) + (1 - [.B318]) * (1 - [.B318])" office:value-type="float" office:value="34.7622219678185" calcext:value-type="float">
            <text:p>34.7622219678185</text:p>
          </table:table-cell>
          <table:table-cell table:formula="of:= [.A318]*[.A318]*[.A318]*[.A318] - 16*[.A318]*[.A318] + 5*[.A318]" office:value-type="float" office:value="-3.60358317936343" calcext:value-type="float">
            <text:p>-3.60358317936343</text:p>
          </table:table-cell>
          <table:table-cell table:formula="of:= [.B318]*[.B318]*[.B318]*[.B318] - 16*[.B318]*[.B318] + 5*[.B318]" office:value-type="float" office:value="-0.160926528006232" calcext:value-type="float">
            <text:p>-0.1609265280062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7418302447691" calcext:value-type="float">
            <text:p>0.467418302447691</text:p>
          </table:table-cell>
          <table:table-cell table:formula="of:=-[.A319]" office:value-type="float" office:value="-0.467418302447691" calcext:value-type="float">
            <text:p>-0.467418302447691</text:p>
          </table:table-cell>
          <table:table-cell/>
          <table:table-cell table:formula="of:= 100 * ([.A320] - [.A319]*[.A319]) * ([.A320] - [.A319]*[.A319]) + (1 - [.A319]) * (1 - [.A319])" office:value-type="float" office:value="8.14698777221951" calcext:value-type="float">
            <text:p>8.14698777221951</text:p>
          </table:table-cell>
          <table:table-cell table:formula="of:= 100 * ([.B320] - [.B319]*[.B319]) * ([.B320] - [.B319]*[.B319]) + (1 - [.B319]) * (1 - [.B319])" office:value-type="float" office:value="4.60389327539184" calcext:value-type="float">
            <text:p>4.60389327539184</text:p>
          </table:table-cell>
          <table:table-cell table:formula="of:= [.A319]*[.A319]*[.A319]*[.A319] - 16*[.A319]*[.A319] + 5*[.A319]" office:value-type="float" office:value="-1.11085294581024" calcext:value-type="float">
            <text:p>-1.11085294581024</text:p>
          </table:table-cell>
          <table:table-cell table:formula="of:= [.B319]*[.B319]*[.B319]*[.B319] - 16*[.B319]*[.B319] + 5*[.B319]" office:value-type="float" office:value="-5.78503597028715" calcext:value-type="float">
            <text:p>-5.785035970287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19366868892821" calcext:value-type="float">
            <text:p>-0.0619366868892821</text:p>
          </table:table-cell>
          <table:table-cell table:formula="of:=-[.A320]" office:value-type="float" office:value="0.0619366868892821" calcext:value-type="float">
            <text:p>0.0619366868892821</text:p>
          </table:table-cell>
          <table:table-cell/>
          <table:table-cell table:formula="of:= 100 * ([.A321] - [.A320]*[.A320]) * ([.A321] - [.A320]*[.A320]) + (1 - [.A320]) * (1 - [.A320])" office:value-type="float" office:value="3.97760352349011" calcext:value-type="float">
            <text:p>3.97760352349011</text:p>
          </table:table-cell>
          <table:table-cell table:formula="of:= 100 * ([.B321] - [.B320]*[.B320]) * ([.B321] - [.B320]*[.B320]) + (1 - [.B320]) * (1 - [.B320])" office:value-type="float" office:value="3.99478526459844" calcext:value-type="float">
            <text:p>3.99478526459844</text:p>
          </table:table-cell>
          <table:table-cell table:formula="of:= [.A320]*[.A320]*[.A320]*[.A320] - 16*[.A320]*[.A320] + 5*[.A320]" office:value-type="float" office:value="-0.371047169300304" calcext:value-type="float">
            <text:p>-0.371047169300304</text:p>
          </table:table-cell>
          <table:table-cell table:formula="of:= [.B320]*[.B320]*[.B320]*[.B320] - 16*[.B320]*[.B320] + 5*[.B320]" office:value-type="float" office:value="0.248319699592517" calcext:value-type="float">
            <text:p>0.2483196995925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2652443763106" calcext:value-type="float">
            <text:p>0.172652443763106</text:p>
          </table:table-cell>
          <table:table-cell table:formula="of:=-[.A321]" office:value-type="float" office:value="-0.172652443763106" calcext:value-type="float">
            <text:p>-0.172652443763106</text:p>
          </table:table-cell>
          <table:table-cell/>
          <table:table-cell table:formula="of:= 100 * ([.A322] - [.A321]*[.A321]) * ([.A322] - [.A321]*[.A321]) + (1 - [.A321]) * (1 - [.A321])" office:value-type="float" office:value="9.08376306357813" calcext:value-type="float">
            <text:p>9.08376306357813</text:p>
          </table:table-cell>
          <table:table-cell table:formula="of:= 100 * ([.B322] - [.B321]*[.B321]) * ([.B322] - [.B321]*[.B321]) + (1 - [.B321]) * (1 - [.B321])" office:value-type="float" office:value="6.67418055394287" calcext:value-type="float">
            <text:p>6.67418055394287</text:p>
          </table:table-cell>
          <table:table-cell table:formula="of:= [.A321]*[.A321]*[.A321]*[.A321] - 16*[.A321]*[.A321] + 5*[.A321]" office:value-type="float" office:value="0.38720892592989" calcext:value-type="float">
            <text:p>0.38720892592989</text:p>
          </table:table-cell>
          <table:table-cell table:formula="of:= [.B321]*[.B321]*[.B321]*[.B321] - 16*[.B321]*[.B321] + 5*[.B321]" office:value-type="float" office:value="-1.33931551170117" calcext:value-type="float">
            <text:p>-1.339315511701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000588630243" calcext:value-type="float">
            <text:p>-0.26000588630243</text:p>
          </table:table-cell>
          <table:table-cell table:formula="of:=-[.A322]" office:value-type="float" office:value="0.26000588630243" calcext:value-type="float">
            <text:p>0.26000588630243</text:p>
          </table:table-cell>
          <table:table-cell/>
          <table:table-cell table:formula="of:= 100 * ([.A323] - [.A322]*[.A322]) * ([.A323] - [.A322]*[.A322]) + (1 - [.A322]) * (1 - [.A322])" office:value-type="float" office:value="3.5919252313993" calcext:value-type="float">
            <text:p>3.5919252313993</text:p>
          </table:table-cell>
          <table:table-cell table:formula="of:= 100 * ([.B323] - [.B322]*[.B322]) * ([.B323] - [.B322]*[.B322]) + (1 - [.B322]) * (1 - [.B322])" office:value-type="float" office:value="0.551645855021784" calcext:value-type="float">
            <text:p>0.551645855021784</text:p>
          </table:table-cell>
          <table:table-cell table:formula="of:= [.A322]*[.A322]*[.A322]*[.A322] - 16*[.A322]*[.A322] + 5*[.A322]" office:value-type="float" office:value="-2.37710823225808" calcext:value-type="float">
            <text:p>-2.37710823225808</text:p>
          </table:table-cell>
          <table:table-cell table:formula="of:= [.B322]*[.B322]*[.B322]*[.B322] - 16*[.B322]*[.B322] + 5*[.B322]" office:value-type="float" office:value="0.222950630766217" calcext:value-type="float">
            <text:p>0.2229506307662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39706088816809" calcext:value-type="float">
            <text:p>-0.0739706088816809</text:p>
          </table:table-cell>
          <table:table-cell table:formula="of:=-[.A323]" office:value-type="float" office:value="0.0739706088816809" calcext:value-type="float">
            <text:p>0.0739706088816809</text:p>
          </table:table-cell>
          <table:table-cell/>
          <table:table-cell table:formula="of:= 100 * ([.A324] - [.A323]*[.A323]) * ([.A324] - [.A323]*[.A323]) + (1 - [.A323]) * (1 - [.A323])" office:value-type="float" office:value="9.37014725816362" calcext:value-type="float">
            <text:p>9.37014725816362</text:p>
          </table:table-cell>
          <table:table-cell table:formula="of:= 100 * ([.B324] - [.B323]*[.B323]) * ([.B324] - [.B323]*[.B323]) + (1 - [.B323]) * (1 - [.B323])" office:value-type="float" office:value="9.71361655536243" calcext:value-type="float">
            <text:p>9.71361655536243</text:p>
          </table:table-cell>
          <table:table-cell table:formula="of:= [.A323]*[.A323]*[.A323]*[.A323] - 16*[.A323]*[.A323] + 5*[.A323]" office:value-type="float" office:value="-0.457369521097202" calcext:value-type="float">
            <text:p>-0.457369521097202</text:p>
          </table:table-cell>
          <table:table-cell table:formula="of:= [.B323]*[.B323]*[.B323]*[.B323] - 16*[.B323]*[.B323] + 5*[.B323]" office:value-type="float" office:value="0.282336567719607" calcext:value-type="float">
            <text:p>0.2823365677196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2120118433186" calcext:value-type="float">
            <text:p>0.292120118433186</text:p>
          </table:table-cell>
          <table:table-cell table:formula="of:=-[.A324]" office:value-type="float" office:value="-0.292120118433186" calcext:value-type="float">
            <text:p>-0.292120118433186</text:p>
          </table:table-cell>
          <table:table-cell/>
          <table:table-cell table:formula="of:= 100 * ([.A325] - [.A324]*[.A324]) * ([.A325] - [.A324]*[.A324]) + (1 - [.A324]) * (1 - [.A324])" office:value-type="float" office:value="33.4994576087228" calcext:value-type="float">
            <text:p>33.4994576087228</text:p>
          </table:table-cell>
          <table:table-cell table:formula="of:= 100 * ([.B325] - [.B324]*[.B324]) * ([.B325] - [.B324]*[.B324]) + (1 - [.B324]) * (1 - [.B324])" office:value-type="float" office:value="17.9728940754551" calcext:value-type="float">
            <text:p>17.9728940754551</text:p>
          </table:table-cell>
          <table:table-cell table:formula="of:= [.A324]*[.A324]*[.A324]*[.A324] - 16*[.A324]*[.A324] + 5*[.A324]" office:value-type="float" office:value="0.102535894147423" calcext:value-type="float">
            <text:p>0.102535894147423</text:p>
          </table:table-cell>
          <table:table-cell table:formula="of:= [.B324]*[.B324]*[.B324]*[.B324] - 16*[.B324]*[.B324] + 5*[.B324]" office:value-type="float" office:value="-2.81866529018443" calcext:value-type="float">
            <text:p>-2.818665290184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9107858563699" calcext:value-type="float">
            <text:p>-0.489107858563699</text:p>
          </table:table-cell>
          <table:table-cell table:formula="of:=-[.A325]" office:value-type="float" office:value="0.489107858563699" calcext:value-type="float">
            <text:p>0.489107858563699</text:p>
          </table:table-cell>
          <table:table-cell/>
          <table:table-cell table:formula="of:= 100 * ([.A326] - [.A325]*[.A325]) * ([.A326] - [.A325]*[.A325]) + (1 - [.A325]) * (1 - [.A325])" office:value-type="float" office:value="34.3022230724948" calcext:value-type="float">
            <text:p>34.3022230724948</text:p>
          </table:table-cell>
          <table:table-cell table:formula="of:= 100 * ([.B326] - [.B325]*[.B325]) * ([.B326] - [.B325]*[.B325]) + (1 - [.B325]) * (1 - [.B325])" office:value-type="float" office:value="1.0350816712571" calcext:value-type="float">
            <text:p>1.0350816712571</text:p>
          </table:table-cell>
          <table:table-cell table:formula="of:= [.A325]*[.A325]*[.A325]*[.A325] - 16*[.A325]*[.A325] + 5*[.A325]" office:value-type="float" office:value="-6.21593393274415" calcext:value-type="float">
            <text:p>-6.21593393274415</text:p>
          </table:table-cell>
          <table:table-cell table:formula="of:= [.B325]*[.B325]*[.B325]*[.B325] - 16*[.B325]*[.B325] + 5*[.B325]" office:value-type="float" office:value="-1.32485534710716" calcext:value-type="float">
            <text:p>-1.324855347107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7207795950907" calcext:value-type="float">
            <text:p>-0.327207795950907</text:p>
          </table:table-cell>
          <table:table-cell table:formula="of:=-[.A326]" office:value-type="float" office:value="0.327207795950907" calcext:value-type="float">
            <text:p>0.327207795950907</text:p>
          </table:table-cell>
          <table:table-cell/>
          <table:table-cell table:formula="of:= 100 * ([.A327] - [.A326]*[.A326]) * ([.A327] - [.A326]*[.A326]) + (1 - [.A326]) * (1 - [.A326])" office:value-type="float" office:value="7.73030886852319" calcext:value-type="float">
            <text:p>7.73030886852319</text:p>
          </table:table-cell>
          <table:table-cell table:formula="of:= 100 * ([.B327] - [.B326]*[.B326]) * ([.B327] - [.B326]*[.B326]) + (1 - [.B326]) * (1 - [.B326])" office:value-type="float" office:value="21.4695322667499" calcext:value-type="float">
            <text:p>21.4695322667499</text:p>
          </table:table-cell>
          <table:table-cell table:formula="of:= [.A326]*[.A326]*[.A326]*[.A326] - 16*[.A326]*[.A326] + 5*[.A326]" office:value-type="float" office:value="-3.33761514570346" calcext:value-type="float">
            <text:p>-3.33761514570346</text:p>
          </table:table-cell>
          <table:table-cell table:formula="of:= [.B326]*[.B326]*[.B326]*[.B326] - 16*[.B326]*[.B326] + 5*[.B326]" office:value-type="float" office:value="-0.0655371861943963" calcext:value-type="float">
            <text:p>-0.0655371861943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1376798481604" calcext:value-type="float">
            <text:p>0.351376798481604</text:p>
          </table:table-cell>
          <table:table-cell table:formula="of:=-[.A327]" office:value-type="float" office:value="-0.351376798481604" calcext:value-type="float">
            <text:p>-0.351376798481604</text:p>
          </table:table-cell>
          <table:table-cell/>
          <table:table-cell table:formula="of:= 100 * ([.A328] - [.A327]*[.A327]) * ([.A328] - [.A327]*[.A327]) + (1 - [.A327]) * (1 - [.A327])" office:value-type="float" office:value="13.9287317934671" calcext:value-type="float">
            <text:p>13.9287317934671</text:p>
          </table:table-cell>
          <table:table-cell table:formula="of:= 100 * ([.B328] - [.B327]*[.B327]) * ([.B328] - [.B327]*[.B327]) + (1 - [.B327]) * (1 - [.B327])" office:value-type="float" office:value="3.28068590754217" calcext:value-type="float">
            <text:p>3.28068590754217</text:p>
          </table:table-cell>
          <table:table-cell table:formula="of:= [.A327]*[.A327]*[.A327]*[.A327] - 16*[.A327]*[.A327] + 5*[.A327]" office:value-type="float" office:value="-0.203322711927015" calcext:value-type="float">
            <text:p>-0.203322711927015</text:p>
          </table:table-cell>
          <table:table-cell table:formula="of:= [.B327]*[.B327]*[.B327]*[.B327] - 16*[.B327]*[.B327] + 5*[.B327]" office:value-type="float" office:value="-3.71709069674306" calcext:value-type="float">
            <text:p>-3.717090696743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4066925485736" calcext:value-type="float">
            <text:p>-0.244066925485736</text:p>
          </table:table-cell>
          <table:table-cell table:formula="of:=-[.A328]" office:value-type="float" office:value="0.244066925485736" calcext:value-type="float">
            <text:p>0.244066925485736</text:p>
          </table:table-cell>
          <table:table-cell/>
          <table:table-cell table:formula="of:= 100 * ([.A329] - [.A328]*[.A328]) * ([.A329] - [.A328]*[.A328]) + (1 - [.A328]) * (1 - [.A328])" office:value-type="float" office:value="17.5893343536929" calcext:value-type="float">
            <text:p>17.5893343536929</text:p>
          </table:table-cell>
          <table:table-cell table:formula="of:= 100 * ([.B329] - [.B328]*[.B328]) * ([.B329] - [.B328]*[.B328]) + (1 - [.B328]) * (1 - [.B328])" office:value-type="float" office:value="27.5758149176614" calcext:value-type="float">
            <text:p>27.5758149176614</text:p>
          </table:table-cell>
          <table:table-cell table:formula="of:= [.A328]*[.A328]*[.A328]*[.A328] - 16*[.A328]*[.A328] + 5*[.A328]" office:value-type="float" office:value="-2.16988482754107" calcext:value-type="float">
            <text:p>-2.16988482754107</text:p>
          </table:table-cell>
          <table:table-cell table:formula="of:= [.B328]*[.B328]*[.B328]*[.B328] - 16*[.B328]*[.B328] + 5*[.B328]" office:value-type="float" office:value="0.270784427316295" calcext:value-type="float">
            <text:p>0.2707844273162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0088724020747" calcext:value-type="float">
            <text:p>0.460088724020747</text:p>
          </table:table-cell>
          <table:table-cell table:formula="of:=-[.A329]" office:value-type="float" office:value="-0.460088724020747" calcext:value-type="float">
            <text:p>-0.460088724020747</text:p>
          </table:table-cell>
          <table:table-cell/>
          <table:table-cell table:formula="of:= 100 * ([.A330] - [.A329]*[.A329]) * ([.A330] - [.A329]*[.A329]) + (1 - [.A329]) * (1 - [.A329])" office:value-type="float" office:value="9.98278666387081" calcext:value-type="float">
            <text:p>9.98278666387081</text:p>
          </table:table-cell>
          <table:table-cell table:formula="of:= 100 * ([.B330] - [.B329]*[.B329]) * ([.B330] - [.B329]*[.B329]) + (1 - [.B329]) * (1 - [.B329])" office:value-type="float" office:value="3.38749184919496" calcext:value-type="float">
            <text:p>3.38749184919496</text:p>
          </table:table-cell>
          <table:table-cell table:formula="of:= [.A329]*[.A329]*[.A329]*[.A329] - 16*[.A329]*[.A329] + 5*[.A329]" office:value-type="float" office:value="-1.04165340927224" calcext:value-type="float">
            <text:p>-1.04165340927224</text:p>
          </table:table-cell>
          <table:table-cell table:formula="of:= [.B329]*[.B329]*[.B329]*[.B329] - 16*[.B329]*[.B329] + 5*[.B329]" office:value-type="float" office:value="-5.64254064947971" calcext:value-type="float">
            <text:p>-5.642540649479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96266132364718" calcext:value-type="float">
            <text:p>-0.0996266132364718</text:p>
          </table:table-cell>
          <table:table-cell table:formula="of:=-[.A330]" office:value-type="float" office:value="0.0996266132364718" calcext:value-type="float">
            <text:p>0.0996266132364718</text:p>
          </table:table-cell>
          <table:table-cell/>
          <table:table-cell table:formula="of:= 100 * ([.A331] - [.A330]*[.A330]) * ([.A331] - [.A330]*[.A330]) + (1 - [.A330]) * (1 - [.A330])" office:value-type="float" office:value="1.5375640091212" calcext:value-type="float">
            <text:p>1.5375640091212</text:p>
          </table:table-cell>
          <table:table-cell table:formula="of:= 100 * ([.B331] - [.B330]*[.B330]) * ([.B331] - [.B330]*[.B330]) + (1 - [.B330]) * (1 - [.B330])" office:value-type="float" office:value="1.40597457636551" calcext:value-type="float">
            <text:p>1.40597457636551</text:p>
          </table:table-cell>
          <table:table-cell table:formula="of:= [.A330]*[.A330]*[.A330]*[.A330] - 16*[.A330]*[.A330] + 5*[.A330]" office:value-type="float" office:value="-0.656841944424669" calcext:value-type="float">
            <text:p>-0.656841944424669</text:p>
          </table:table-cell>
          <table:table-cell table:formula="of:= [.B330]*[.B330]*[.B330]*[.B330] - 16*[.B330]*[.B330] + 5*[.B330]" office:value-type="float" office:value="0.33942418794005" calcext:value-type="float">
            <text:p>0.339424187940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72303763902951" calcext:value-type="float">
            <text:p>0.0672303763902951</text:p>
          </table:table-cell>
          <table:table-cell table:formula="of:=-[.A331]" office:value-type="float" office:value="-0.0672303763902951" calcext:value-type="float">
            <text:p>-0.0672303763902951</text:p>
          </table:table-cell>
          <table:table-cell/>
          <table:table-cell table:formula="of:= 100 * ([.A332] - [.A331]*[.A331]) * ([.A332] - [.A331]*[.A331]) + (1 - [.A331]) * (1 - [.A331])" office:value-type="float" office:value="4.16209385712009" calcext:value-type="float">
            <text:p>4.16209385712009</text:p>
          </table:table-cell>
          <table:table-cell table:formula="of:= 100 * ([.B332] - [.B331]*[.B331]) * ([.B332] - [.B331]*[.B331]) + (1 - [.B331]) * (1 - [.B331])" office:value-type="float" office:value="4.11114990889808" calcext:value-type="float">
            <text:p>4.11114990889808</text:p>
          </table:table-cell>
          <table:table-cell table:formula="of:= [.A331]*[.A331]*[.A331]*[.A331] - 16*[.A331]*[.A331] + 5*[.A331]" office:value-type="float" office:value="0.263853535506716" calcext:value-type="float">
            <text:p>0.263853535506716</text:p>
          </table:table-cell>
          <table:table-cell table:formula="of:= [.B331]*[.B331]*[.B331]*[.B331] - 16*[.B331]*[.B331] + 5*[.B331]" office:value-type="float" office:value="-0.408450228396235" calcext:value-type="float">
            <text:p>-0.4084502283962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6919727239397" calcext:value-type="float">
            <text:p>-0.176919727239397</text:p>
          </table:table-cell>
          <table:table-cell table:formula="of:=-[.A332]" office:value-type="float" office:value="0.176919727239397" calcext:value-type="float">
            <text:p>0.176919727239397</text:p>
          </table:table-cell>
          <table:table-cell/>
          <table:table-cell table:formula="of:= 100 * ([.A333] - [.A332]*[.A332]) * ([.A333] - [.A332]*[.A332]) + (1 - [.A332]) * (1 - [.A332])" office:value-type="float" office:value="8.42973126431833" calcext:value-type="float">
            <text:p>8.42973126431833</text:p>
          </table:table-cell>
          <table:table-cell table:formula="of:= 100 * ([.B333] - [.B332]*[.B332]) * ([.B333] - [.B332]*[.B332]) + (1 - [.B332]) * (1 - [.B332])" office:value-type="float" office:value="11.4370201845486" calcext:value-type="float">
            <text:p>11.4370201845486</text:p>
          </table:table-cell>
          <table:table-cell table:formula="of:= [.A332]*[.A332]*[.A332]*[.A332] - 16*[.A332]*[.A332] + 5*[.A332]" office:value-type="float" office:value="-1.38442834745315" calcext:value-type="float">
            <text:p>-1.38442834745315</text:p>
          </table:table-cell>
          <table:table-cell table:formula="of:= [.B332]*[.B332]*[.B332]*[.B332] - 16*[.B332]*[.B332] + 5*[.B332]" office:value-type="float" office:value="0.384768924940823" calcext:value-type="float">
            <text:p>0.384768924940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6717078069715" calcext:value-type="float">
            <text:p>0.296717078069715</text:p>
          </table:table-cell>
          <table:table-cell table:formula="of:=-[.A333]" office:value-type="float" office:value="-0.296717078069715" calcext:value-type="float">
            <text:p>-0.296717078069715</text:p>
          </table:table-cell>
          <table:table-cell/>
          <table:table-cell table:formula="of:= 100 * ([.A334] - [.A333]*[.A333]) * ([.A334] - [.A333]*[.A333]) + (1 - [.A333]) * (1 - [.A333])" office:value-type="float" office:value="0.671079450262479" calcext:value-type="float">
            <text:p>0.671079450262479</text:p>
          </table:table-cell>
          <table:table-cell table:formula="of:= 100 * ([.B334] - [.B333]*[.B333]) * ([.B334] - [.B333]*[.B333]) + (1 - [.B333]) * (1 - [.B333])" office:value-type="float" office:value="6.43783002858361" calcext:value-type="float">
            <text:p>6.43783002858361</text:p>
          </table:table-cell>
          <table:table-cell table:formula="of:= [.A333]*[.A333]*[.A333]*[.A333] - 16*[.A333]*[.A333] + 5*[.A333]" office:value-type="float" office:value="0.0826802216375155" calcext:value-type="float">
            <text:p>0.0826802216375155</text:p>
          </table:table-cell>
          <table:table-cell table:formula="of:= [.B333]*[.B333]*[.B333]*[.B333] - 16*[.B333]*[.B333] + 5*[.B333]" office:value-type="float" office:value="-2.88449055905964" calcext:value-type="float">
            <text:p>-2.884490559059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049664241923" calcext:value-type="float">
            <text:p>0.130049664241923</text:p>
          </table:table-cell>
          <table:table-cell table:formula="of:=-[.A334]" office:value-type="float" office:value="-0.130049664241923" calcext:value-type="float">
            <text:p>-0.130049664241923</text:p>
          </table:table-cell>
          <table:table-cell/>
          <table:table-cell table:formula="of:= 100 * ([.A335] - [.A334]*[.A334]) * ([.A335] - [.A334]*[.A334]) + (1 - [.A334]) * (1 - [.A334])" office:value-type="float" office:value="11.542391937269" calcext:value-type="float">
            <text:p>11.542391937269</text:p>
          </table:table-cell>
          <table:table-cell table:formula="of:= 100 * ([.B335] - [.B334]*[.B334]) * ([.B335] - [.B334]*[.B334]) + (1 - [.B334]) * (1 - [.B334])" office:value-type="float" office:value="14.3987848125546" calcext:value-type="float">
            <text:p>14.3987848125546</text:p>
          </table:table-cell>
          <table:table-cell table:formula="of:= [.A334]*[.A334]*[.A334]*[.A334] - 16*[.A334]*[.A334] + 5*[.A334]" office:value-type="float" office:value="0.379927725198153" calcext:value-type="float">
            <text:p>0.379927725198153</text:p>
          </table:table-cell>
          <table:table-cell table:formula="of:= [.B334]*[.B334]*[.B334]*[.B334] - 16*[.B334]*[.B334] + 5*[.B334]" office:value-type="float" office:value="-0.920568917221076" calcext:value-type="float">
            <text:p>-0.9205689172210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5326957965773" calcext:value-type="float">
            <text:p>0.345326957965773</text:p>
          </table:table-cell>
          <table:table-cell table:formula="of:=-[.A335]" office:value-type="float" office:value="-0.345326957965773" calcext:value-type="float">
            <text:p>-0.345326957965773</text:p>
          </table:table-cell>
          <table:table-cell/>
          <table:table-cell table:formula="of:= 100 * ([.A336] - [.A335]*[.A335]) * ([.A336] - [.A335]*[.A335]) + (1 - [.A335]) * (1 - [.A335])" office:value-type="float" office:value="2.72050592593926" calcext:value-type="float">
            <text:p>2.72050592593926</text:p>
          </table:table-cell>
          <table:table-cell table:formula="of:= 100 * ([.B336] - [.B335]*[.B335]) * ([.B336] - [.B335]*[.B335]) + (1 - [.B335]) * (1 - [.B335])" office:value-type="float" office:value="17.0114772456796" calcext:value-type="float">
            <text:p>17.0114772456796</text:p>
          </table:table-cell>
          <table:table-cell table:formula="of:= [.A335]*[.A335]*[.A335]*[.A335] - 16*[.A335]*[.A335] + 5*[.A335]" office:value-type="float" office:value="-0.167155805203303" calcext:value-type="float">
            <text:p>-0.167155805203303</text:p>
          </table:table-cell>
          <table:table-cell table:formula="of:= [.B335]*[.B335]*[.B335]*[.B335] - 16*[.B335]*[.B335] + 5*[.B335]" office:value-type="float" office:value="-3.62042538486103" calcext:value-type="float">
            <text:p>-3.620425384861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0641233822502" calcext:value-type="float">
            <text:p>0.270641233822502</text:p>
          </table:table-cell>
          <table:table-cell table:formula="of:=-[.A336]" office:value-type="float" office:value="-0.270641233822502" calcext:value-type="float">
            <text:p>-0.270641233822502</text:p>
          </table:table-cell>
          <table:table-cell/>
          <table:table-cell table:formula="of:= 100 * ([.A337] - [.A336]*[.A336]) * ([.A337] - [.A336]*[.A336]) + (1 - [.A336]) * (1 - [.A336])" office:value-type="float" office:value="5.45962801739027" calcext:value-type="float">
            <text:p>5.45962801739027</text:p>
          </table:table-cell>
          <table:table-cell table:formula="of:= 100 * ([.B337] - [.B336]*[.B336]) * ([.B337] - [.B336]*[.B336]) + (1 - [.B336]) * (1 - [.B336])" office:value-type="float" office:value="15.1920423957105" calcext:value-type="float">
            <text:p>15.1920423957105</text:p>
          </table:table-cell>
          <table:table-cell table:formula="of:= [.A336]*[.A336]*[.A336]*[.A336] - 16*[.A336]*[.A336] + 5*[.A336]" office:value-type="float" office:value="0.186624405749778" calcext:value-type="float">
            <text:p>0.186624405749778</text:p>
          </table:table-cell>
          <table:table-cell table:formula="of:= [.B336]*[.B336]*[.B336]*[.B336] - 16*[.B336]*[.B336] + 5*[.B336]" office:value-type="float" office:value="-2.51978793247524" calcext:value-type="float">
            <text:p>-2.519787932475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5230095915588" calcext:value-type="float">
            <text:p>0.295230095915588</text:p>
          </table:table-cell>
          <table:table-cell table:formula="of:=-[.A337]" office:value-type="float" office:value="-0.295230095915588" calcext:value-type="float">
            <text:p>-0.295230095915588</text:p>
          </table:table-cell>
          <table:table-cell/>
          <table:table-cell table:formula="of:= 100 * ([.A338] - [.A337]*[.A337]) * ([.A338] - [.A337]*[.A337]) + (1 - [.A337]) * (1 - [.A337])" office:value-type="float" office:value="12.949318763765" calcext:value-type="float">
            <text:p>12.949318763765</text:p>
          </table:table-cell>
          <table:table-cell table:formula="of:= 100 * ([.B338] - [.B337]*[.B337]) * ([.B338] - [.B337]*[.B337]) + (1 - [.B337]) * (1 - [.B337])" office:value-type="float" office:value="4.86602602765704" calcext:value-type="float">
            <text:p>4.86602602765704</text:p>
          </table:table-cell>
          <table:table-cell table:formula="of:= [.A337]*[.A337]*[.A337]*[.A337] - 16*[.A337]*[.A337] + 5*[.A337]" office:value-type="float" office:value="0.0891745337473839" calcext:value-type="float">
            <text:p>0.0891745337473839</text:p>
          </table:table-cell>
          <table:table-cell table:formula="of:= [.B337]*[.B337]*[.B337]*[.B337] - 16*[.B337]*[.B337] + 5*[.B337]" office:value-type="float" office:value="-2.86312642540849" calcext:value-type="float">
            <text:p>-2.86312642540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5721864254877" calcext:value-type="float">
            <text:p>-0.265721864254877</text:p>
          </table:table-cell>
          <table:table-cell table:formula="of:=-[.A338]" office:value-type="float" office:value="0.265721864254877" calcext:value-type="float">
            <text:p>0.265721864254877</text:p>
          </table:table-cell>
          <table:table-cell/>
          <table:table-cell table:formula="of:= 100 * ([.A339] - [.A338]*[.A338]) * ([.A339] - [.A338]*[.A338]) + (1 - [.A338]) * (1 - [.A338])" office:value-type="float" office:value="19.1662307237548" calcext:value-type="float">
            <text:p>19.1662307237548</text:p>
          </table:table-cell>
          <table:table-cell table:formula="of:= 100 * ([.B339] - [.B338]*[.B338]) * ([.B339] - [.B338]*[.B338]) + (1 - [.B338]) * (1 - [.B338])" office:value-type="float" office:value="31.9341869161305" calcext:value-type="float">
            <text:p>31.9341869161305</text:p>
          </table:table-cell>
          <table:table-cell table:formula="of:= [.A338]*[.A338]*[.A338]*[.A338] - 16*[.A338]*[.A338] + 5*[.A338]" office:value-type="float" office:value="-2.45335356248702" calcext:value-type="float">
            <text:p>-2.45335356248702</text:p>
          </table:table-cell>
          <table:table-cell table:formula="of:= [.B338]*[.B338]*[.B338]*[.B338] - 16*[.B338]*[.B338] + 5*[.B338]" office:value-type="float" office:value="0.20386508006175" calcext:value-type="float">
            <text:p>0.203865080061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9704504810027" calcext:value-type="float">
            <text:p>0.489704504810027</text:p>
          </table:table-cell>
          <table:table-cell table:formula="of:=-[.A339]" office:value-type="float" office:value="-0.489704504810027" calcext:value-type="float">
            <text:p>-0.489704504810027</text:p>
          </table:table-cell>
          <table:table-cell/>
          <table:table-cell table:formula="of:= 100 * ([.A340] - [.A339]*[.A339]) * ([.A340] - [.A339]*[.A339]) + (1 - [.A339]) * (1 - [.A339])" office:value-type="float" office:value="3.13597917999997" calcext:value-type="float">
            <text:p>3.13597917999997</text:p>
          </table:table-cell>
          <table:table-cell table:formula="of:= 100 * ([.B340] - [.B339]*[.B339]) * ([.B340] - [.B339]*[.B339]) + (1 - [.B339]) * (1 - [.B339])" office:value-type="float" office:value="11.8320543769517" calcext:value-type="float">
            <text:p>11.8320543769517</text:p>
          </table:table-cell>
          <table:table-cell table:formula="of:= [.A339]*[.A339]*[.A339]*[.A339] - 16*[.A339]*[.A339] + 5*[.A339]" office:value-type="float" office:value="-1.33093643156513" calcext:value-type="float">
            <text:p>-1.33093643156513</text:p>
          </table:table-cell>
          <table:table-cell table:formula="of:= [.B339]*[.B339]*[.B339]*[.B339] - 16*[.B339]*[.B339] + 5*[.B339]" office:value-type="float" office:value="-6.2279814796654" calcext:value-type="float">
            <text:p>-6.22798147966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02352182311235" calcext:value-type="float">
            <text:p>0.0702352182311235</text:p>
          </table:table-cell>
          <table:table-cell table:formula="of:=-[.A340]" office:value-type="float" office:value="-0.0702352182311235" calcext:value-type="float">
            <text:p>-0.0702352182311235</text:p>
          </table:table-cell>
          <table:table-cell/>
          <table:table-cell table:formula="of:= 100 * ([.A341] - [.A340]*[.A340]) * ([.A341] - [.A340]*[.A340]) + (1 - [.A340]) * (1 - [.A340])" office:value-type="float" office:value="18.4517361516942" calcext:value-type="float">
            <text:p>18.4517361516942</text:p>
          </table:table-cell>
          <table:table-cell table:formula="of:= 100 * ([.B341] - [.B340]*[.B340]) * ([.B341] - [.B340]*[.B340]) + (1 - [.B340]) * (1 - [.B340])" office:value-type="float" office:value="19.569912900775" calcext:value-type="float">
            <text:p>19.569912900775</text:p>
          </table:table-cell>
          <table:table-cell table:formula="of:= [.A340]*[.A340]*[.A340]*[.A340] - 16*[.A340]*[.A340] + 5*[.A340]" office:value-type="float" office:value="0.272272651425733" calcext:value-type="float">
            <text:p>0.272272651425733</text:p>
          </table:table-cell>
          <table:table-cell table:formula="of:= [.B340]*[.B340]*[.B340]*[.B340] - 16*[.B340]*[.B340] + 5*[.B340]" office:value-type="float" office:value="-0.430079530885502" calcext:value-type="float">
            <text:p>-0.430079530885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4304820917527" calcext:value-type="float">
            <text:p>0.424304820917527</text:p>
          </table:table-cell>
          <table:table-cell table:formula="of:=-[.A341]" office:value-type="float" office:value="-0.424304820917527" calcext:value-type="float">
            <text:p>-0.424304820917527</text:p>
          </table:table-cell>
          <table:table-cell/>
          <table:table-cell table:formula="of:= 100 * ([.A342] - [.A341]*[.A341]) * ([.A342] - [.A341]*[.A341]) + (1 - [.A341]) * (1 - [.A341])" office:value-type="float" office:value="2.77003528841487" calcext:value-type="float">
            <text:p>2.77003528841487</text:p>
          </table:table-cell>
          <table:table-cell table:formula="of:= 100 * ([.B342] - [.B341]*[.B341]) * ([.B342] - [.B341]*[.B341]) + (1 - [.B341]) * (1 - [.B341])" office:value-type="float" office:value="28.6779511993354" calcext:value-type="float">
            <text:p>28.6779511993354</text:p>
          </table:table-cell>
          <table:table-cell table:formula="of:= [.A341]*[.A341]*[.A341]*[.A341] - 16*[.A341]*[.A341] + 5*[.A341]" office:value-type="float" office:value="-0.726616741898798" calcext:value-type="float">
            <text:p>-0.726616741898798</text:p>
          </table:table-cell>
          <table:table-cell table:formula="of:= [.B341]*[.B341]*[.B341]*[.B341] - 16*[.B341]*[.B341] + 5*[.B341]" office:value-type="float" office:value="-4.96966495107406" calcext:value-type="float">
            <text:p>-4.969664951074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6195086598504" calcext:value-type="float">
            <text:p>0.336195086598504</text:p>
          </table:table-cell>
          <table:table-cell table:formula="of:=-[.A342]" office:value-type="float" office:value="-0.336195086598504" calcext:value-type="float">
            <text:p>-0.336195086598504</text:p>
          </table:table-cell>
          <table:table-cell/>
          <table:table-cell table:formula="of:= 100 * ([.A343] - [.A342]*[.A342]) * ([.A343] - [.A342]*[.A342]) + (1 - [.A342]) * (1 - [.A342])" office:value-type="float" office:value="15.2808307819874" calcext:value-type="float">
            <text:p>15.2808307819874</text:p>
          </table:table-cell>
          <table:table-cell table:formula="of:= 100 * ([.B343] - [.B342]*[.B342]) * ([.B343] - [.B342]*[.B342]) + (1 - [.B342]) * (1 - [.B342])" office:value-type="float" office:value="4.31909966000791" calcext:value-type="float">
            <text:p>4.31909966000791</text:p>
          </table:table-cell>
          <table:table-cell table:formula="of:= [.A342]*[.A342]*[.A342]*[.A342] - 16*[.A342]*[.A342] + 5*[.A342]" office:value-type="float" office:value="-0.114683613525543" calcext:value-type="float">
            <text:p>-0.114683613525543</text:p>
          </table:table-cell>
          <table:table-cell table:formula="of:= [.B342]*[.B342]*[.B342]*[.B342] - 16*[.B342]*[.B342] + 5*[.B342]" office:value-type="float" office:value="-3.47663447951059" calcext:value-type="float">
            <text:p>-3.476634479510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202585068361" calcext:value-type="float">
            <text:p>-0.272202585068361</text:p>
          </table:table-cell>
          <table:table-cell table:formula="of:=-[.A343]" office:value-type="float" office:value="0.272202585068361" calcext:value-type="float">
            <text:p>0.272202585068361</text:p>
          </table:table-cell>
          <table:table-cell/>
          <table:table-cell table:formula="of:= 100 * ([.A344] - [.A343]*[.A343]) * ([.A344] - [.A343]*[.A343]) + (1 - [.A343]) * (1 - [.A343])" office:value-type="float" office:value="2.6499926762096" calcext:value-type="float">
            <text:p>2.6499926762096</text:p>
          </table:table-cell>
          <table:table-cell table:formula="of:= 100 * ([.B344] - [.B343]*[.B343]) * ([.B344] - [.B343]*[.B343]) + (1 - [.B343]) * (1 - [.B343])" office:value-type="float" office:value="6.76724284074303" calcext:value-type="float">
            <text:p>6.76724284074303</text:p>
          </table:table-cell>
          <table:table-cell table:formula="of:= [.A343]*[.A343]*[.A343]*[.A343] - 16*[.A343]*[.A343] + 5*[.A343]" office:value-type="float" office:value="-2.54103092494257" calcext:value-type="float">
            <text:p>-2.54103092494257</text:p>
          </table:table-cell>
          <table:table-cell table:formula="of:= [.B343]*[.B343]*[.B343]*[.B343] - 16*[.B343]*[.B343] + 5*[.B343]" office:value-type="float" office:value="0.180994925741038" calcext:value-type="float">
            <text:p>0.1809949257410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565670390275" calcext:value-type="float">
            <text:p>0.17565670390275</text:p>
          </table:table-cell>
          <table:table-cell table:formula="of:=-[.A344]" office:value-type="float" office:value="-0.17565670390275" calcext:value-type="float">
            <text:p>-0.17565670390275</text:p>
          </table:table-cell>
          <table:table-cell/>
          <table:table-cell table:formula="of:= 100 * ([.A345] - [.A344]*[.A344]) * ([.A345] - [.A344]*[.A344]) + (1 - [.A344]) * (1 - [.A344])" office:value-type="float" office:value="5.18130865305135" calcext:value-type="float">
            <text:p>5.18130865305135</text:p>
          </table:table-cell>
          <table:table-cell table:formula="of:= 100 * ([.B345] - [.B344]*[.B344]) * ([.B345] - [.B344]*[.B344]) + (1 - [.B344]) * (1 - [.B344])" office:value-type="float" office:value="8.88342577499718" calcext:value-type="float">
            <text:p>8.88342577499718</text:p>
          </table:table-cell>
          <table:table-cell table:formula="of:= [.A344]*[.A344]*[.A344]*[.A344] - 16*[.A344]*[.A344] + 5*[.A344]" office:value-type="float" office:value="0.385551125655472" calcext:value-type="float">
            <text:p>0.385551125655472</text:p>
          </table:table-cell>
          <table:table-cell table:formula="of:= [.B344]*[.B344]*[.B344]*[.B344] - 16*[.B344]*[.B344] + 5*[.B344]" office:value-type="float" office:value="-1.37101591337203" calcext:value-type="float">
            <text:p>-1.371015913372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3028951375359" calcext:value-type="float">
            <text:p>0.243028951375359</text:p>
          </table:table-cell>
          <table:table-cell table:formula="of:=-[.A345]" office:value-type="float" office:value="-0.243028951375359" calcext:value-type="float">
            <text:p>-0.243028951375359</text:p>
          </table:table-cell>
          <table:table-cell/>
          <table:table-cell table:formula="of:= 100 * ([.A346] - [.A345]*[.A345]) * ([.A346] - [.A345]*[.A345]) + (1 - [.A345]) * (1 - [.A345])" office:value-type="float" office:value="9.78915825872183" calcext:value-type="float">
            <text:p>9.78915825872183</text:p>
          </table:table-cell>
          <table:table-cell table:formula="of:= 100 * ([.B346] - [.B345]*[.B345]) * ([.B346] - [.B345]*[.B345]) + (1 - [.B345]) * (1 - [.B345])" office:value-type="float" office:value="19.328827281116" calcext:value-type="float">
            <text:p>19.328827281116</text:p>
          </table:table-cell>
          <table:table-cell table:formula="of:= [.A345]*[.A345]*[.A345]*[.A345] - 16*[.A345]*[.A345] + 5*[.A345]" office:value-type="float" office:value="0.273624063951446" calcext:value-type="float">
            <text:p>0.273624063951446</text:p>
          </table:table-cell>
          <table:table-cell table:formula="of:= [.B345]*[.B345]*[.B345]*[.B345] - 16*[.B345]*[.B345] + 5*[.B345]" office:value-type="float" office:value="-2.15666544980214" calcext:value-type="float">
            <text:p>-2.15666544980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2644247999008" calcext:value-type="float">
            <text:p>0.362644247999008</text:p>
          </table:table-cell>
          <table:table-cell table:formula="of:=-[.A346]" office:value-type="float" office:value="-0.362644247999008" calcext:value-type="float">
            <text:p>-0.362644247999008</text:p>
          </table:table-cell>
          <table:table-cell/>
          <table:table-cell table:formula="of:= 100 * ([.A347] - [.A346]*[.A346]) * ([.A347] - [.A346]*[.A346]) + (1 - [.A346]) * (1 - [.A346])" office:value-type="float" office:value="0.582202823851412" calcext:value-type="float">
            <text:p>0.582202823851412</text:p>
          </table:table-cell>
          <table:table-cell table:formula="of:= 100 * ([.B347] - [.B346]*[.B346]) * ([.B347] - [.B346]*[.B346]) + (1 - [.B346]) * (1 - [.B346])" office:value-type="float" office:value="11.157574794581" calcext:value-type="float">
            <text:p>11.157574794581</text:p>
          </table:table-cell>
          <table:table-cell table:formula="of:= [.A346]*[.A346]*[.A346]*[.A346] - 16*[.A346]*[.A346] + 5*[.A346]" office:value-type="float" office:value="-0.273657265885902" calcext:value-type="float">
            <text:p>-0.273657265885902</text:p>
          </table:table-cell>
          <table:table-cell table:formula="of:= [.B346]*[.B346]*[.B346]*[.B346] - 16*[.B346]*[.B346] + 5*[.B346]" office:value-type="float" office:value="-3.90009974587598" calcext:value-type="float">
            <text:p>-3.900099745875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3460876738184" calcext:value-type="float">
            <text:p>0.173460876738184</text:p>
          </table:table-cell>
          <table:table-cell table:formula="of:=-[.A347]" office:value-type="float" office:value="-0.173460876738184" calcext:value-type="float">
            <text:p>-0.173460876738184</text:p>
          </table:table-cell>
          <table:table-cell/>
          <table:table-cell table:formula="of:= 100 * ([.A348] - [.A347]*[.A347]) * ([.A348] - [.A347]*[.A347]) + (1 - [.A347]) * (1 - [.A347])" office:value-type="float" office:value="1.04330492965139" calcext:value-type="float">
            <text:p>1.04330492965139</text:p>
          </table:table-cell>
          <table:table-cell table:formula="of:= 100 * ([.B348] - [.B347]*[.B347]) * ([.B348] - [.B347]*[.B347]) + (1 - [.B347]) * (1 - [.B347])" office:value-type="float" office:value="2.8215464204179" calcext:value-type="float">
            <text:p>2.8215464204179</text:p>
          </table:table-cell>
          <table:table-cell table:formula="of:= [.A347]*[.A347]*[.A347]*[.A347] - 16*[.A347]*[.A347] + 5*[.A347]" office:value-type="float" office:value="0.386790899959366" calcext:value-type="float">
            <text:p>0.386790899959366</text:p>
          </table:table-cell>
          <table:table-cell table:formula="of:= [.B347]*[.B347]*[.B347]*[.B347] - 16*[.B347]*[.B347] + 5*[.B347]" office:value-type="float" office:value="-1.34781786742247" calcext:value-type="float">
            <text:p>-1.347817867422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01001752708713" calcext:value-type="float">
            <text:p>0.0901001752708713</text:p>
          </table:table-cell>
          <table:table-cell table:formula="of:=-[.A348]" office:value-type="float" office:value="-0.0901001752708713" calcext:value-type="float">
            <text:p>-0.0901001752708713</text:p>
          </table:table-cell>
          <table:table-cell/>
          <table:table-cell table:formula="of:= 100 * ([.A349] - [.A348]*[.A348]) * ([.A349] - [.A348]*[.A348]) + (1 - [.A348]) * (1 - [.A348])" office:value-type="float" office:value="8.11126422440662" calcext:value-type="float">
            <text:p>8.11126422440662</text:p>
          </table:table-cell>
          <table:table-cell table:formula="of:= 100 * ([.B349] - [.B348]*[.B348]) * ([.B349] - [.B348]*[.B348]) + (1 - [.B348]) * (1 - [.B348])" office:value-type="float" office:value="7.62167766260672" calcext:value-type="float">
            <text:p>7.62167766260672</text:p>
          </table:table-cell>
          <table:table-cell table:formula="of:= [.A348]*[.A348]*[.A348]*[.A348] - 16*[.A348]*[.A348] + 5*[.A348]" office:value-type="float" office:value="0.320678113612046" calcext:value-type="float">
            <text:p>0.320678113612046</text:p>
          </table:table-cell>
          <table:table-cell table:formula="of:= [.B348]*[.B348]*[.B348]*[.B348] - 16*[.B348]*[.B348] + 5*[.B348]" office:value-type="float" office:value="-0.580323639096667" calcext:value-type="float">
            <text:p>-0.5803236390966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1758717944735" calcext:value-type="float">
            <text:p>-0.261758717944735</text:p>
          </table:table-cell>
          <table:table-cell table:formula="of:=-[.A349]" office:value-type="float" office:value="0.261758717944735" calcext:value-type="float">
            <text:p>0.261758717944735</text:p>
          </table:table-cell>
          <table:table-cell/>
          <table:table-cell table:formula="of:= 100 * ([.A350] - [.A349]*[.A349]) * ([.A350] - [.A349]*[.A349]) + (1 - [.A349]) * (1 - [.A349])" office:value-type="float" office:value="11.5006757698107" calcext:value-type="float">
            <text:p>11.5006757698107</text:p>
          </table:table-cell>
          <table:table-cell table:formula="of:= 100 * ([.B350] - [.B349]*[.B349]) * ([.B350] - [.B349]*[.B349]) + (1 - [.B349]) * (1 - [.B349])" office:value-type="float" office:value="20.9586965289039" calcext:value-type="float">
            <text:p>20.9586965289039</text:p>
          </table:table-cell>
          <table:table-cell table:formula="of:= [.A349]*[.A349]*[.A349]*[.A349] - 16*[.A349]*[.A349] + 5*[.A349]" office:value-type="float" office:value="-2.40038094731458" calcext:value-type="float">
            <text:p>-2.40038094731458</text:p>
          </table:table-cell>
          <table:table-cell table:formula="of:= [.B349]*[.B349]*[.B349]*[.B349] - 16*[.B349]*[.B349] + 5*[.B349]" office:value-type="float" office:value="0.217206232132774" calcext:value-type="float">
            <text:p>0.2172062321327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3297560779001" calcext:value-type="float">
            <text:p>0.383297560779001</text:p>
          </table:table-cell>
          <table:table-cell table:formula="of:=-[.A350]" office:value-type="float" office:value="-0.383297560779001" calcext:value-type="float">
            <text:p>-0.383297560779001</text:p>
          </table:table-cell>
          <table:table-cell/>
          <table:table-cell table:formula="of:= 100 * ([.A351] - [.A350]*[.A350]) * ([.A351] - [.A350]*[.A350]) + (1 - [.A350]) * (1 - [.A350])" office:value-type="float" office:value="1.579030407544" calcext:value-type="float">
            <text:p>1.579030407544</text:p>
          </table:table-cell>
          <table:table-cell table:formula="of:= 100 * ([.B351] - [.B350]*[.B350]) * ([.B351] - [.B350]*[.B350]) + (1 - [.B350]) * (1 - [.B350])" office:value-type="float" office:value="18.1801811159035" calcext:value-type="float">
            <text:p>18.1801811159035</text:p>
          </table:table-cell>
          <table:table-cell table:formula="of:= [.A350]*[.A350]*[.A350]*[.A350] - 16*[.A350]*[.A350] + 5*[.A350]" office:value-type="float" office:value="-0.412599906896296" calcext:value-type="float">
            <text:p>-0.412599906896296</text:p>
          </table:table-cell>
          <table:table-cell table:formula="of:= [.B350]*[.B350]*[.B350]*[.B350] - 16*[.B350]*[.B350] + 5*[.B350]" office:value-type="float" office:value="-4.2455755146863" calcext:value-type="float">
            <text:p>-4.24557551468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6402567501648" calcext:value-type="float">
            <text:p>0.256402567501648</text:p>
          </table:table-cell>
          <table:table-cell table:formula="of:=-[.A351]" office:value-type="float" office:value="-0.256402567501648" calcext:value-type="float">
            <text:p>-0.256402567501648</text:p>
          </table:table-cell>
          <table:table-cell/>
          <table:table-cell table:formula="of:= 100 * ([.A352] - [.A351]*[.A351]) * ([.A352] - [.A351]*[.A351]) + (1 - [.A351]) * (1 - [.A351])" office:value-type="float" office:value="0.575092835296326" calcext:value-type="float">
            <text:p>0.575092835296326</text:p>
          </table:table-cell>
          <table:table-cell table:formula="of:= 100 * ([.B352] - [.B351]*[.B351]) * ([.B352] - [.B351]*[.B351]) + (1 - [.B351]) * (1 - [.B351])" office:value-type="float" office:value="3.72094583980635" calcext:value-type="float">
            <text:p>3.72094583980635</text:p>
          </table:table-cell>
          <table:table-cell table:formula="of:= [.A351]*[.A351]*[.A351]*[.A351] - 16*[.A351]*[.A351] + 5*[.A351]" office:value-type="float" office:value="0.234458458500614" calcext:value-type="float">
            <text:p>0.234458458500614</text:p>
          </table:table-cell>
          <table:table-cell table:formula="of:= [.B351]*[.B351]*[.B351]*[.B351] - 16*[.B351]*[.B351] + 5*[.B351]" office:value-type="float" office:value="-2.32956721651587" calcext:value-type="float">
            <text:p>-2.329567216515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06270653932625" calcext:value-type="float">
            <text:p>0.0806270653932625</text:p>
          </table:table-cell>
          <table:table-cell table:formula="of:=-[.A352]" office:value-type="float" office:value="-0.0806270653932625" calcext:value-type="float">
            <text:p>-0.0806270653932625</text:p>
          </table:table-cell>
          <table:table-cell/>
          <table:table-cell table:formula="of:= 100 * ([.A353] - [.A352]*[.A352]) * ([.A353] - [.A352]*[.A352]) + (1 - [.A352]) * (1 - [.A352])" office:value-type="float" office:value="15.3754548898089" calcext:value-type="float">
            <text:p>15.3754548898089</text:p>
          </table:table-cell>
          <table:table-cell table:formula="of:= 100 * ([.B353] - [.B352]*[.B352]) * ([.B353] - [.B352]*[.B352]) + (1 - [.B352]) * (1 - [.B352])" office:value-type="float" office:value="14.7236753046566" calcext:value-type="float">
            <text:p>14.7236753046566</text:p>
          </table:table-cell>
          <table:table-cell table:formula="of:= [.A352]*[.A352]*[.A352]*[.A352] - 16*[.A352]*[.A352] + 5*[.A352]" office:value-type="float" office:value="0.299166007591727" calcext:value-type="float">
            <text:p>0.299166007591727</text:p>
          </table:table-cell>
          <table:table-cell table:formula="of:= [.B352]*[.B352]*[.B352]*[.B352] - 16*[.B352]*[.B352] + 5*[.B352]" office:value-type="float" office:value="-0.507104646340899" calcext:value-type="float">
            <text:p>-0.507104646340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4684379614768" calcext:value-type="float">
            <text:p>-0.374684379614768</text:p>
          </table:table-cell>
          <table:table-cell table:formula="of:=-[.A353]" office:value-type="float" office:value="0.374684379614768" calcext:value-type="float">
            <text:p>0.374684379614768</text:p>
          </table:table-cell>
          <table:table-cell/>
          <table:table-cell table:formula="of:= 100 * ([.A354] - [.A353]*[.A353]) * ([.A354] - [.A353]*[.A353]) + (1 - [.A353]) * (1 - [.A353])" office:value-type="float" office:value="27.8656464822017" calcext:value-type="float">
            <text:p>27.8656464822017</text:p>
          </table:table-cell>
          <table:table-cell table:formula="of:= 100 * ([.B354] - [.B353]*[.B353]) * ([.B354] - [.B353]*[.B353]) + (1 - [.B353]) * (1 - [.B353])" office:value-type="float" office:value="5.63002347869387" calcext:value-type="float">
            <text:p>5.63002347869387</text:p>
          </table:table-cell>
          <table:table-cell table:formula="of:= [.A353]*[.A353]*[.A353]*[.A353] - 16*[.A353]*[.A353] + 5*[.A353]" office:value-type="float" office:value="-4.09992714885667" calcext:value-type="float">
            <text:p>-4.09992714885667</text:p>
          </table:table-cell>
          <table:table-cell table:formula="of:= [.B353]*[.B353]*[.B353]*[.B353] - 16*[.B353]*[.B353] + 5*[.B353]" office:value-type="float" office:value="-0.353083352708987" calcext:value-type="float">
            <text:p>-0.3530833527089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9277087709452" calcext:value-type="float">
            <text:p>-0.369277087709452</text:p>
          </table:table-cell>
          <table:table-cell table:formula="of:=-[.A354]" office:value-type="float" office:value="0.369277087709452" calcext:value-type="float">
            <text:p>0.369277087709452</text:p>
          </table:table-cell>
          <table:table-cell/>
          <table:table-cell table:formula="of:= 100 * ([.A355] - [.A354]*[.A354]) * ([.A355] - [.A354]*[.A354]) + (1 - [.A354]) * (1 - [.A354])" office:value-type="float" office:value="3.05932548061015" calcext:value-type="float">
            <text:p>3.05932548061015</text:p>
          </table:table-cell>
          <table:table-cell table:formula="of:= 100 * ([.B355] - [.B354]*[.B354]) * ([.B355] - [.B354]*[.B354]) + (1 - [.B354]) * (1 - [.B354])" office:value-type="float" office:value="14.9567323876275" calcext:value-type="float">
            <text:p>14.9567323876275</text:p>
          </table:table-cell>
          <table:table-cell table:formula="of:= [.A354]*[.A354]*[.A354]*[.A354] - 16*[.A354]*[.A354] + 5*[.A354]" office:value-type="float" office:value="-4.00963895066049" calcext:value-type="float">
            <text:p>-4.00963895066049</text:p>
          </table:table-cell>
          <table:table-cell table:formula="of:= [.B354]*[.B354]*[.B354]*[.B354] - 16*[.B354]*[.B354] + 5*[.B354]" office:value-type="float" office:value="-0.316868073565973" calcext:value-type="float">
            <text:p>-0.3168680735659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5195973997459" calcext:value-type="float">
            <text:p>0.245195973997459</text:p>
          </table:table-cell>
          <table:table-cell table:formula="of:=-[.A355]" office:value-type="float" office:value="-0.245195973997459" calcext:value-type="float">
            <text:p>-0.245195973997459</text:p>
          </table:table-cell>
          <table:table-cell/>
          <table:table-cell table:formula="of:= 100 * ([.A356] - [.A355]*[.A355]) * ([.A356] - [.A355]*[.A355]) + (1 - [.A355]) * (1 - [.A355])" office:value-type="float" office:value="1.03210629785885" calcext:value-type="float">
            <text:p>1.03210629785885</text:p>
          </table:table-cell>
          <table:table-cell table:formula="of:= 100 * ([.B356] - [.B355]*[.B355]) * ([.B356] - [.B355]*[.B355]) + (1 - [.B355]) * (1 - [.B355])" office:value-type="float" office:value="1.8234545744376" calcext:value-type="float">
            <text:p>1.8234545744376</text:p>
          </table:table-cell>
          <table:table-cell table:formula="of:= [.A355]*[.A355]*[.A355]*[.A355] - 16*[.A355]*[.A355] + 5*[.A355]" office:value-type="float" office:value="0.267657361890935" calcext:value-type="float">
            <text:p>0.267657361890935</text:p>
          </table:table-cell>
          <table:table-cell table:formula="of:= [.B355]*[.B355]*[.B355]*[.B355] - 16*[.B355]*[.B355] + 5*[.B355]" office:value-type="float" office:value="-2.18430237808366" calcext:value-type="float">
            <text:p>-2.184302378083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787725638747094" calcext:value-type="float">
            <text:p>-0.00787725638747094</text:p>
          </table:table-cell>
          <table:table-cell table:formula="of:=-[.A356]" office:value-type="float" office:value="0.00787725638747094" calcext:value-type="float">
            <text:p>0.00787725638747094</text:p>
          </table:table-cell>
          <table:table-cell/>
          <table:table-cell table:formula="of:= 100 * ([.A357] - [.A356]*[.A356]) * ([.A357] - [.A356]*[.A356]) + (1 - [.A356]) * (1 - [.A356])" office:value-type="float" office:value="16.5705198447187" calcext:value-type="float">
            <text:p>16.5705198447187</text:p>
          </table:table-cell>
          <table:table-cell table:formula="of:= 100 * ([.B357] - [.B356]*[.B356]) * ([.B357] - [.B356]*[.B356]) + (1 - [.B356]) * (1 - [.B356])" office:value-type="float" office:value="16.5488014154412" calcext:value-type="float">
            <text:p>16.5488014154412</text:p>
          </table:table-cell>
          <table:table-cell table:formula="of:= [.A356]*[.A356]*[.A356]*[.A356] - 16*[.A356]*[.A356] + 5*[.A356]" office:value-type="float" office:value="-0.0403790967781105" calcext:value-type="float">
            <text:p>-0.0403790967781105</text:p>
          </table:table-cell>
          <table:table-cell table:formula="of:= [.B356]*[.B356]*[.B356]*[.B356] - 16*[.B356]*[.B356] + 5*[.B356]" office:value-type="float" office:value="0.038393467096599" calcext:value-type="float">
            <text:p>0.038393467096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4456565338657" calcext:value-type="float">
            <text:p>0.394456565338657</text:p>
          </table:table-cell>
          <table:table-cell table:formula="of:=-[.A357]" office:value-type="float" office:value="-0.394456565338657" calcext:value-type="float">
            <text:p>-0.394456565338657</text:p>
          </table:table-cell>
          <table:table-cell/>
          <table:table-cell table:formula="of:= 100 * ([.A358] - [.A357]*[.A357]) * ([.A358] - [.A357]*[.A357]) + (1 - [.A357]) * (1 - [.A357])" office:value-type="float" office:value="9.62820571750134" calcext:value-type="float">
            <text:p>9.62820571750134</text:p>
          </table:table-cell>
          <table:table-cell table:formula="of:= 100 * ([.B358] - [.B357]*[.B357]) * ([.B358] - [.B357]*[.B357]) + (1 - [.B357]) * (1 - [.B357])" office:value-type="float" office:value="1.94922119587696" calcext:value-type="float">
            <text:p>1.94922119587696</text:p>
          </table:table-cell>
          <table:table-cell table:formula="of:= [.A357]*[.A357]*[.A357]*[.A357] - 16*[.A357]*[.A357] + 5*[.A357]" office:value-type="float" office:value="-0.493042774731547" calcext:value-type="float">
            <text:p>-0.493042774731547</text:p>
          </table:table-cell>
          <table:table-cell table:formula="of:= [.B357]*[.B357]*[.B357]*[.B357] - 16*[.B357]*[.B357] + 5*[.B357]" office:value-type="float" office:value="-4.43760842811812" calcext:value-type="float">
            <text:p>-4.437608428118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8731520371486" calcext:value-type="float">
            <text:p>-0.148731520371486</text:p>
          </table:table-cell>
          <table:table-cell table:formula="of:=-[.A358]" office:value-type="float" office:value="0.148731520371486" calcext:value-type="float">
            <text:p>0.148731520371486</text:p>
          </table:table-cell>
          <table:table-cell/>
          <table:table-cell table:formula="of:= 100 * ([.A359] - [.A358]*[.A358]) * ([.A359] - [.A358]*[.A358]) + (1 - [.A358]) * (1 - [.A358])" office:value-type="float" office:value="1.57728279600421" calcext:value-type="float">
            <text:p>1.57728279600421</text:p>
          </table:table-cell>
          <table:table-cell table:formula="of:= 100 * ([.B359] - [.B358]*[.B358]) * ([.B359] - [.B358]*[.B358]) + (1 - [.B358]) * (1 - [.B358])" office:value-type="float" office:value="0.728911544019454" calcext:value-type="float">
            <text:p>0.728911544019454</text:p>
          </table:table-cell>
          <table:table-cell table:formula="of:= [.A358]*[.A358]*[.A358]*[.A358] - 16*[.A358]*[.A358] + 5*[.A358]" office:value-type="float" office:value="-1.09710530276619" calcext:value-type="float">
            <text:p>-1.09710530276619</text:p>
          </table:table-cell>
          <table:table-cell table:formula="of:= [.B358]*[.B358]*[.B358]*[.B358] - 16*[.B358]*[.B358] + 5*[.B358]" office:value-type="float" office:value="0.39020990094867" calcext:value-type="float">
            <text:p>0.390209900948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6429664165313" calcext:value-type="float">
            <text:p>-0.0286429664165313</text:p>
          </table:table-cell>
          <table:table-cell table:formula="of:=-[.A359]" office:value-type="float" office:value="0.0286429664165313" calcext:value-type="float">
            <text:p>0.0286429664165313</text:p>
          </table:table-cell>
          <table:table-cell/>
          <table:table-cell table:formula="of:= 100 * ([.A360] - [.A359]*[.A359]) * ([.A360] - [.A359]*[.A359]) + (1 - [.A359]) * (1 - [.A359])" office:value-type="float" office:value="15.3404325204027" calcext:value-type="float">
            <text:p>15.3404325204027</text:p>
          </table:table-cell>
          <table:table-cell table:formula="of:= 100 * ([.B360] - [.B359]*[.B359]) * ([.B360] - [.B359]*[.B359]) + (1 - [.B359]) * (1 - [.B359])" office:value-type="float" office:value="15.3501509538566" calcext:value-type="float">
            <text:p>15.3501509538566</text:p>
          </table:table-cell>
          <table:table-cell table:formula="of:= [.A359]*[.A359]*[.A359]*[.A359] - 16*[.A359]*[.A359] + 5*[.A359]" office:value-type="float" office:value="-0.156340871396676" calcext:value-type="float">
            <text:p>-0.156340871396676</text:p>
          </table:table-cell>
          <table:table-cell table:formula="of:= [.B359]*[.B359]*[.B359]*[.B359] - 16*[.B359]*[.B359] + 5*[.B359]" office:value-type="float" office:value="0.130088792768637" calcext:value-type="float">
            <text:p>0.1300887927686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8740069292711" calcext:value-type="float">
            <text:p>0.378740069292711</text:p>
          </table:table-cell>
          <table:table-cell table:formula="of:=-[.A360]" office:value-type="float" office:value="-0.378740069292711" calcext:value-type="float">
            <text:p>-0.378740069292711</text:p>
          </table:table-cell>
          <table:table-cell/>
          <table:table-cell table:formula="of:= 100 * ([.A361] - [.A360]*[.A360]) * ([.A361] - [.A360]*[.A360]) + (1 - [.A360]) * (1 - [.A360])" office:value-type="float" office:value="2.8390901178196" calcext:value-type="float">
            <text:p>2.8390901178196</text:p>
          </table:table-cell>
          <table:table-cell table:formula="of:= 100 * ([.B361] - [.B360]*[.B360]) * ([.B361] - [.B360]*[.B360]) + (1 - [.B360]) * (1 - [.B360])" office:value-type="float" office:value="21.5712730309583" calcext:value-type="float">
            <text:p>21.5712730309583</text:p>
          </table:table-cell>
          <table:table-cell table:formula="of:= [.A360]*[.A360]*[.A360]*[.A360] - 16*[.A360]*[.A360] + 5*[.A360]" office:value-type="float" office:value="-0.380828102305282" calcext:value-type="float">
            <text:p>-0.380828102305282</text:p>
          </table:table-cell>
          <table:table-cell table:formula="of:= [.B360]*[.B360]*[.B360]*[.B360] - 16*[.B360]*[.B360] + 5*[.B360]" office:value-type="float" office:value="-4.16822879523239" calcext:value-type="float">
            <text:p>-4.16822879523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0068629993685" calcext:value-type="float">
            <text:p>0.300068629993685</text:p>
          </table:table-cell>
          <table:table-cell table:formula="of:=-[.A361]" office:value-type="float" office:value="-0.300068629993685" calcext:value-type="float">
            <text:p>-0.300068629993685</text:p>
          </table:table-cell>
          <table:table-cell/>
          <table:table-cell table:formula="of:= 100 * ([.A362] - [.A361]*[.A361]) * ([.A362] - [.A361]*[.A361]) + (1 - [.A361]) * (1 - [.A361])" office:value-type="float" office:value="13.9001326718321" calcext:value-type="float">
            <text:p>13.9001326718321</text:p>
          </table:table-cell>
          <table:table-cell table:formula="of:= 100 * ([.B362] - [.B361]*[.B361]) * ([.B362] - [.B361]*[.B361]) + (1 - [.B361]) * (1 - [.B361])" office:value-type="float" office:value="31.5325979681104" calcext:value-type="float">
            <text:p>31.5325979681104</text:p>
          </table:table-cell>
          <table:table-cell table:formula="of:= [.A361]*[.A361]*[.A361]*[.A361] - 16*[.A361]*[.A361] + 5*[.A361]" office:value-type="float" office:value="0.0677916412509791" calcext:value-type="float">
            <text:p>0.0677916412509791</text:p>
          </table:table-cell>
          <table:table-cell table:formula="of:= [.B361]*[.B361]*[.B361]*[.B361] - 16*[.B361]*[.B361] + 5*[.B361]" office:value-type="float" office:value="-2.93289465868587" calcext:value-type="float">
            <text:p>-2.932894658685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6240974474567" calcext:value-type="float">
            <text:p>0.456240974474567</text:p>
          </table:table-cell>
          <table:table-cell table:formula="of:=-[.A362]" office:value-type="float" office:value="-0.456240974474567" calcext:value-type="float">
            <text:p>-0.456240974474567</text:p>
          </table:table-cell>
          <table:table-cell/>
          <table:table-cell table:formula="of:= 100 * ([.A363] - [.A362]*[.A362]) * ([.A363] - [.A362]*[.A362]) + (1 - [.A362]) * (1 - [.A362])" office:value-type="float" office:value="2.47911066149173" calcext:value-type="float">
            <text:p>2.47911066149173</text:p>
          </table:table-cell>
          <table:table-cell table:formula="of:= 100 * ([.B363] - [.B362]*[.B362]) * ([.B363] - [.B362]*[.B362]) + (1 - [.B362]) * (1 - [.B362])" office:value-type="float" office:value="9.33239144209707" calcext:value-type="float">
            <text:p>9.33239144209707</text:p>
          </table:table-cell>
          <table:table-cell table:formula="of:= [.A362]*[.A362]*[.A362]*[.A362] - 16*[.A362]*[.A362] + 5*[.A362]" office:value-type="float" office:value="-1.00595950803278" calcext:value-type="float">
            <text:p>-1.00595950803278</text:p>
          </table:table-cell>
          <table:table-cell table:formula="of:= [.B362]*[.B362]*[.B362]*[.B362] - 16*[.B362]*[.B362] + 5*[.B362]" office:value-type="float" office:value="-5.56836925277845" calcext:value-type="float">
            <text:p>-5.568369252778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03912578410784" calcext:value-type="float">
            <text:p>0.0603912578410784</text:p>
          </table:table-cell>
          <table:table-cell table:formula="of:=-[.A363]" office:value-type="float" office:value="-0.0603912578410784" calcext:value-type="float">
            <text:p>-0.0603912578410784</text:p>
          </table:table-cell>
          <table:table-cell/>
          <table:table-cell table:formula="of:= 100 * ([.A364] - [.A363]*[.A363]) * ([.A364] - [.A363]*[.A363]) + (1 - [.A363]) * (1 - [.A363])" office:value-type="float" office:value="2.48963278237252" calcext:value-type="float">
            <text:p>2.48963278237252</text:p>
          </table:table-cell>
          <table:table-cell table:formula="of:= 100 * ([.B364] - [.B363]*[.B363]) * ([.B364] - [.B363]*[.B363]) + (1 - [.B363]) * (1 - [.B363])" office:value-type="float" office:value="2.92143873138968" calcext:value-type="float">
            <text:p>2.92143873138968</text:p>
          </table:table-cell>
          <table:table-cell table:formula="of:= [.A363]*[.A363]*[.A363]*[.A363] - 16*[.A363]*[.A363] + 5*[.A363]" office:value-type="float" office:value="0.243615926195109" calcext:value-type="float">
            <text:p>0.243615926195109</text:p>
          </table:table-cell>
          <table:table-cell table:formula="of:= [.B363]*[.B363]*[.B363]*[.B363] - 16*[.B363]*[.B363] + 5*[.B363]" office:value-type="float" office:value="-0.360296652215674" calcext:value-type="float">
            <text:p>-0.3602966522156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0405464459184" calcext:value-type="float">
            <text:p>0.130405464459184</text:p>
          </table:table-cell>
          <table:table-cell table:formula="of:=-[.A364]" office:value-type="float" office:value="-0.130405464459184" calcext:value-type="float">
            <text:p>-0.130405464459184</text:p>
          </table:table-cell>
          <table:table-cell/>
          <table:table-cell table:formula="of:= 100 * ([.A365] - [.A364]*[.A364]) * ([.A365] - [.A364]*[.A364]) + (1 - [.A364]) * (1 - [.A364])" office:value-type="float" office:value="1.36127161784676" calcext:value-type="float">
            <text:p>1.36127161784676</text:p>
          </table:table-cell>
          <table:table-cell table:formula="of:= 100 * ([.B365] - [.B364]*[.B364]) * ([.B365] - [.B364]*[.B364]) + (1 - [.B364]) * (1 - [.B364])" office:value-type="float" office:value="1.46944615311522" calcext:value-type="float">
            <text:p>1.46944615311522</text:p>
          </table:table-cell>
          <table:table-cell table:formula="of:= [.A364]*[.A364]*[.A364]*[.A364] - 16*[.A364]*[.A364] + 5*[.A364]" office:value-type="float" office:value="0.380227149649534" calcext:value-type="float">
            <text:p>0.380227149649534</text:p>
          </table:table-cell>
          <table:table-cell table:formula="of:= [.B364]*[.B364]*[.B364]*[.B364] - 16*[.B364]*[.B364] + 5*[.B364]" office:value-type="float" office:value="-0.923827494942308" calcext:value-type="float">
            <text:p>-0.9238274949423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07811078916796" calcext:value-type="float">
            <text:p>-0.0607811078916796</text:p>
          </table:table-cell>
          <table:table-cell table:formula="of:=-[.A365]" office:value-type="float" office:value="0.0607811078916796" calcext:value-type="float">
            <text:p>0.0607811078916796</text:p>
          </table:table-cell>
          <table:table-cell/>
          <table:table-cell table:formula="of:= 100 * ([.A366] - [.A365]*[.A365]) * ([.A366] - [.A365]*[.A365]) + (1 - [.A365]) * (1 - [.A365])" office:value-type="float" office:value="8.12099072912888" calcext:value-type="float">
            <text:p>8.12099072912888</text:p>
          </table:table-cell>
          <table:table-cell table:formula="of:= 100 * ([.B366] - [.B365]*[.B365]) * ([.B366] - [.B365]*[.B365]) + (1 - [.B365]) * (1 - [.B365])" office:value-type="float" office:value="8.27417893908742" calcext:value-type="float">
            <text:p>8.27417893908742</text:p>
          </table:table-cell>
          <table:table-cell table:formula="of:= [.A365]*[.A365]*[.A365]*[.A365] - 16*[.A365]*[.A365] + 5*[.A365]" office:value-type="float" office:value="-0.363001380512271" calcext:value-type="float">
            <text:p>-0.363001380512271</text:p>
          </table:table-cell>
          <table:table-cell table:formula="of:= [.B365]*[.B365]*[.B365]*[.B365] - 16*[.B365]*[.B365] + 5*[.B365]" office:value-type="float" office:value="0.244809698404525" calcext:value-type="float">
            <text:p>0.2448096984045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8188845292918" calcext:value-type="float">
            <text:p>0.268188845292918</text:p>
          </table:table-cell>
          <table:table-cell table:formula="of:=-[.A366]" office:value-type="float" office:value="-0.268188845292918" calcext:value-type="float">
            <text:p>-0.268188845292918</text:p>
          </table:table-cell>
          <table:table-cell/>
          <table:table-cell table:formula="of:= 100 * ([.A367] - [.A366]*[.A366]) * ([.A367] - [.A366]*[.A366]) + (1 - [.A366]) * (1 - [.A366])" office:value-type="float" office:value="2.95944232635219" calcext:value-type="float">
            <text:p>2.95944232635219</text:p>
          </table:table-cell>
          <table:table-cell table:formula="of:= 100 * ([.B367] - [.B366]*[.B366]) * ([.B367] - [.B366]*[.B366]) + (1 - [.B366]) * (1 - [.B366])" office:value-type="float" office:value="10.5806724276038" calcext:value-type="float">
            <text:p>10.5806724276038</text:p>
          </table:table-cell>
          <table:table-cell table:formula="of:= [.A366]*[.A366]*[.A366]*[.A366] - 16*[.A366]*[.A366] + 5*[.A366]" office:value-type="float" office:value="0.195313361188859" calcext:value-type="float">
            <text:p>0.195313361188859</text:p>
          </table:table-cell>
          <table:table-cell table:formula="of:= [.B366]*[.B366]*[.B366]*[.B366] - 16*[.B366]*[.B366] + 5*[.B366]" office:value-type="float" office:value="-2.48657509174033" calcext:value-type="float">
            <text:p>-2.486575091740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7613880607784" calcext:value-type="float">
            <text:p>0.227613880607784</text:p>
          </table:table-cell>
          <table:table-cell table:formula="of:=-[.A367]" office:value-type="float" office:value="-0.227613880607784" calcext:value-type="float">
            <text:p>-0.227613880607784</text:p>
          </table:table-cell>
          <table:table-cell/>
          <table:table-cell table:formula="of:= 100 * ([.A368] - [.A367]*[.A367]) * ([.A368] - [.A367]*[.A367]) + (1 - [.A367]) * (1 - [.A367])" office:value-type="float" office:value="3.28271341844808" calcext:value-type="float">
            <text:p>3.28271341844808</text:p>
          </table:table-cell>
          <table:table-cell table:formula="of:= 100 * ([.B368] - [.B367]*[.B367]) * ([.B368] - [.B367]*[.B367]) + (1 - [.B367]) * (1 - [.B367])" office:value-type="float" office:value="1.87038090024202" calcext:value-type="float">
            <text:p>1.87038090024202</text:p>
          </table:table-cell>
          <table:table-cell table:formula="of:= [.A367]*[.A367]*[.A367]*[.A367] - 16*[.A367]*[.A367] + 5*[.A367]" office:value-type="float" office:value="0.311824221726489" calcext:value-type="float">
            <text:p>0.311824221726489</text:p>
          </table:table-cell>
          <table:table-cell table:formula="of:= [.B367]*[.B367]*[.B367]*[.B367] - 16*[.B367]*[.B367] + 5*[.B367]" office:value-type="float" office:value="-1.96431458435135" calcext:value-type="float">
            <text:p>-1.964314584351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2086189131739" calcext:value-type="float">
            <text:p>-0.112086189131739</text:p>
          </table:table-cell>
          <table:table-cell table:formula="of:=-[.A368]" office:value-type="float" office:value="0.112086189131739" calcext:value-type="float">
            <text:p>0.112086189131739</text:p>
          </table:table-cell>
          <table:table-cell/>
          <table:table-cell table:formula="of:= 100 * ([.A369] - [.A368]*[.A368]) * ([.A369] - [.A368]*[.A368]) + (1 - [.A368]) * (1 - [.A368])" office:value-type="float" office:value="4.27970588460427" calcext:value-type="float">
            <text:p>4.27970588460427</text:p>
          </table:table-cell>
          <table:table-cell table:formula="of:= 100 * ([.B369] - [.B368]*[.B368]) * ([.B369] - [.B368]*[.B368]) + (1 - [.B368]) * (1 - [.B368])" office:value-type="float" office:value="3.0178724926905" calcext:value-type="float">
            <text:p>3.0178724926905</text:p>
          </table:table-cell>
          <table:table-cell table:formula="of:= [.A368]*[.A368]*[.A368]*[.A368] - 16*[.A368]*[.A368] + 5*[.A368]" office:value-type="float" office:value="-0.761286129510423" calcext:value-type="float">
            <text:p>-0.761286129510423</text:p>
          </table:table-cell>
          <table:table-cell table:formula="of:= [.B368]*[.B368]*[.B368]*[.B368] - 16*[.B368]*[.B368] + 5*[.B368]" office:value-type="float" office:value="0.359575761806968" calcext:value-type="float">
            <text:p>0.359575761806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187779926551" calcext:value-type="float">
            <text:p>-0.16187779926551</text:p>
          </table:table-cell>
          <table:table-cell table:formula="of:=-[.A369]" office:value-type="float" office:value="0.16187779926551" calcext:value-type="float">
            <text:p>0.16187779926551</text:p>
          </table:table-cell>
          <table:table-cell/>
          <table:table-cell table:formula="of:= 100 * ([.A370] - [.A369]*[.A369]) * ([.A370] - [.A369]*[.A369]) + (1 - [.A369]) * (1 - [.A369])" office:value-type="float" office:value="14.7196634148338" calcext:value-type="float">
            <text:p>14.7196634148338</text:p>
          </table:table-cell>
          <table:table-cell table:formula="of:= 100 * ([.B370] - [.B369]*[.B369]) * ([.B370] - [.B369]*[.B369]) + (1 - [.B369]) * (1 - [.B369])" office:value-type="float" office:value="10.5142035642208" calcext:value-type="float">
            <text:p>10.5142035642208</text:p>
          </table:table-cell>
          <table:table-cell table:formula="of:= [.A369]*[.A369]*[.A369]*[.A369] - 16*[.A369]*[.A369] + 5*[.A369]" office:value-type="float" office:value="-1.22797307492141" calcext:value-type="float">
            <text:p>-1.22797307492141</text:p>
          </table:table-cell>
          <table:table-cell table:formula="of:= [.B369]*[.B369]*[.B369]*[.B369] - 16*[.B369]*[.B369] + 5*[.B369]" office:value-type="float" office:value="0.390804917733688" calcext:value-type="float">
            <text:p>0.3908049177336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9441628191754" calcext:value-type="float">
            <text:p>-0.339441628191754</text:p>
          </table:table-cell>
          <table:table-cell table:formula="of:=-[.A370]" office:value-type="float" office:value="0.339441628191754" calcext:value-type="float">
            <text:p>0.339441628191754</text:p>
          </table:table-cell>
          <table:table-cell/>
          <table:table-cell table:formula="of:= 100 * ([.A371] - [.A370]*[.A370]) * ([.A371] - [.A370]*[.A370]) + (1 - [.A370]) * (1 - [.A370])" office:value-type="float" office:value="5.67059509961814" calcext:value-type="float">
            <text:p>5.67059509961814</text:p>
          </table:table-cell>
          <table:table-cell table:formula="of:= 100 * ([.B371] - [.B370]*[.B370]) * ([.B371] - [.B370]*[.B370]) + (1 - [.B370]) * (1 - [.B370])" office:value-type="float" office:value="18.6973711307024" calcext:value-type="float">
            <text:p>18.6973711307024</text:p>
          </table:table-cell>
          <table:table-cell table:formula="of:= [.A370]*[.A370]*[.A370]*[.A370] - 16*[.A370]*[.A370] + 5*[.A370]" office:value-type="float" office:value="-3.52746225311918" calcext:value-type="float">
            <text:p>-3.52746225311918</text:p>
          </table:table-cell>
          <table:table-cell table:formula="of:= [.B370]*[.B370]*[.B370]*[.B370] - 16*[.B370]*[.B370] + 5*[.B370]" office:value-type="float" office:value="-0.133045971201635" calcext:value-type="float">
            <text:p>-0.1330459712016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2108689291101" calcext:value-type="float">
            <text:p>0.312108689291101</text:p>
          </table:table-cell>
          <table:table-cell table:formula="of:=-[.A371]" office:value-type="float" office:value="-0.312108689291101" calcext:value-type="float">
            <text:p>-0.312108689291101</text:p>
          </table:table-cell>
          <table:table-cell/>
          <table:table-cell table:formula="of:= 100 * ([.A372] - [.A371]*[.A371]) * ([.A372] - [.A371]*[.A371]) + (1 - [.A371]) * (1 - [.A371])" office:value-type="float" office:value="0.47319792296828" calcext:value-type="float">
            <text:p>0.47319792296828</text:p>
          </table:table-cell>
          <table:table-cell table:formula="of:= 100 * ([.B372] - [.B371]*[.B371]) * ([.B372] - [.B371]*[.B371]) + (1 - [.B371]) * (1 - [.B371])" office:value-type="float" office:value="5.51000300056141" calcext:value-type="float">
            <text:p>5.51000300056141</text:p>
          </table:table-cell>
          <table:table-cell table:formula="of:= [.A371]*[.A371]*[.A371]*[.A371] - 16*[.A371]*[.A371] + 5*[.A371]" office:value-type="float" office:value="0.0114431689491608" calcext:value-type="float">
            <text:p>0.0114431689491608</text:p>
          </table:table-cell>
          <table:table-cell table:formula="of:= [.B371]*[.B371]*[.B371]*[.B371] - 16*[.B371]*[.B371] + 5*[.B371]" office:value-type="float" office:value="-3.10964372396185" calcext:value-type="float">
            <text:p>-3.109643723961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2256184785462" calcext:value-type="float">
            <text:p>0.0972256184785462</text:p>
          </table:table-cell>
          <table:table-cell table:formula="of:=-[.A372]" office:value-type="float" office:value="-0.0972256184785462" calcext:value-type="float">
            <text:p>-0.0972256184785462</text:p>
          </table:table-cell>
          <table:table-cell/>
          <table:table-cell table:formula="of:= 100 * ([.A373] - [.A372]*[.A372]) * ([.A373] - [.A372]*[.A372]) + (1 - [.A372]) * (1 - [.A372])" office:value-type="float" office:value="23.7300236175509" calcext:value-type="float">
            <text:p>23.7300236175509</text:p>
          </table:table-cell>
          <table:table-cell table:formula="of:= 100 * ([.B373] - [.B372]*[.B372]) * ([.B373] - [.B372]*[.B372]) + (1 - [.B372]) * (1 - [.B372])" office:value-type="float" office:value="22.344655979872" calcext:value-type="float">
            <text:p>22.344655979872</text:p>
          </table:table-cell>
          <table:table-cell table:formula="of:= [.A372]*[.A372]*[.A372]*[.A372] - 16*[.A372]*[.A372] + 5*[.A372]" office:value-type="float" office:value="0.334972313998909" calcext:value-type="float">
            <text:p>0.334972313998909</text:p>
          </table:table-cell>
          <table:table-cell table:formula="of:= [.B372]*[.B372]*[.B372]*[.B372] - 16*[.B372]*[.B372] + 5*[.B372]" office:value-type="float" office:value="-0.637283870786553" calcext:value-type="float">
            <text:p>-0.6372838707865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9243555049484" calcext:value-type="float">
            <text:p>-0.469243555049484</text:p>
          </table:table-cell>
          <table:table-cell table:formula="of:=-[.A373]" office:value-type="float" office:value="0.469243555049484" calcext:value-type="float">
            <text:p>0.469243555049484</text:p>
          </table:table-cell>
          <table:table-cell/>
          <table:table-cell table:formula="of:= 100 * ([.A374] - [.A373]*[.A373]) * ([.A374] - [.A373]*[.A373]) + (1 - [.A373]) * (1 - [.A373])" office:value-type="float" office:value="22.2130127815709" calcext:value-type="float">
            <text:p>22.2130127815709</text:p>
          </table:table-cell>
          <table:table-cell table:formula="of:= 100 * ([.B374] - [.B373]*[.B373]) * ([.B374] - [.B373]*[.B373]) + (1 - [.B373]) * (1 - [.B373])" office:value-type="float" office:value="0.287240222669762" calcext:value-type="float">
            <text:p>0.287240222669762</text:p>
          </table:table-cell>
          <table:table-cell table:formula="of:= [.A373]*[.A373]*[.A373]*[.A373] - 16*[.A373]*[.A373] + 5*[.A373]" office:value-type="float" office:value="-5.82076657647913" calcext:value-type="float">
            <text:p>-5.82076657647913</text:p>
          </table:table-cell>
          <table:table-cell table:formula="of:= [.B373]*[.B373]*[.B373]*[.B373] - 16*[.B373]*[.B373] + 5*[.B373]" office:value-type="float" office:value="-1.12833102598428" calcext:value-type="float">
            <text:p>-1.12833102598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7631166200278" calcext:value-type="float">
            <text:p>-0.227631166200278</text:p>
          </table:table-cell>
          <table:table-cell table:formula="of:=-[.A374]" office:value-type="float" office:value="0.227631166200278" calcext:value-type="float">
            <text:p>0.227631166200278</text:p>
          </table:table-cell>
          <table:table-cell/>
          <table:table-cell table:formula="of:= 100 * ([.A375] - [.A374]*[.A374]) * ([.A375] - [.A374]*[.A374]) + (1 - [.A374]) * (1 - [.A374])" office:value-type="float" office:value="24.875072453961" calcext:value-type="float">
            <text:p>24.875072453961</text:p>
          </table:table-cell>
          <table:table-cell table:formula="of:= 100 * ([.B375] - [.B374]*[.B374]) * ([.B375] - [.B374]*[.B374]) + (1 - [.B374]) * (1 - [.B374])" office:value-type="float" office:value="15.0192791614209" calcext:value-type="float">
            <text:p>15.0192791614209</text:p>
          </table:table-cell>
          <table:table-cell table:formula="of:= [.A374]*[.A374]*[.A374]*[.A374] - 16*[.A374]*[.A374] + 5*[.A374]" office:value-type="float" office:value="-1.96452610376349" calcext:value-type="float">
            <text:p>-1.96452610376349</text:p>
          </table:table-cell>
          <table:table-cell table:formula="of:= [.B374]*[.B374]*[.B374]*[.B374] - 16*[.B374]*[.B374] + 5*[.B374]" office:value-type="float" office:value="0.311785558239288" calcext:value-type="float">
            <text:p>0.3117855582392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1588584359662" calcext:value-type="float">
            <text:p>-0.431588584359662</text:p>
          </table:table-cell>
          <table:table-cell table:formula="of:=-[.A375]" office:value-type="float" office:value="0.431588584359662" calcext:value-type="float">
            <text:p>0.431588584359662</text:p>
          </table:table-cell>
          <table:table-cell/>
          <table:table-cell table:formula="of:= 100 * ([.A376] - [.A375]*[.A375]) * ([.A376] - [.A375]*[.A375]) + (1 - [.A375]) * (1 - [.A375])" office:value-type="float" office:value="36.1043085876741" calcext:value-type="float">
            <text:p>36.1043085876741</text:p>
          </table:table-cell>
          <table:table-cell table:formula="of:= 100 * ([.B376] - [.B375]*[.B375]) * ([.B376] - [.B375]*[.B375]) + (1 - [.B375]) * (1 - [.B375])" office:value-type="float" office:value="4.77637454283141" calcext:value-type="float">
            <text:p>4.77637454283141</text:p>
          </table:table-cell>
          <table:table-cell table:formula="of:= [.A375]*[.A375]*[.A375]*[.A375] - 16*[.A375]*[.A375] + 5*[.A375]" office:value-type="float" office:value="-5.10354618930091" calcext:value-type="float">
            <text:p>-5.10354618930091</text:p>
          </table:table-cell>
          <table:table-cell table:formula="of:= [.B375]*[.B375]*[.B375]*[.B375] - 16*[.B375]*[.B375] + 5*[.B375]" office:value-type="float" office:value="-0.787660345704286" calcext:value-type="float">
            <text:p>-0.7876603457042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296737590927" calcext:value-type="float">
            <text:p>-0.397296737590927</text:p>
          </table:table-cell>
          <table:table-cell table:formula="of:=-[.A376]" office:value-type="float" office:value="0.397296737590927" calcext:value-type="float">
            <text:p>0.397296737590927</text:p>
          </table:table-cell>
          <table:table-cell/>
          <table:table-cell table:formula="of:= 100 * ([.A377] - [.A376]*[.A376]) * ([.A377] - [.A376]*[.A376]) + (1 - [.A376]) * (1 - [.A376])" office:value-type="float" office:value="5.2114352204997" calcext:value-type="float">
            <text:p>5.2114352204997</text:p>
          </table:table-cell>
          <table:table-cell table:formula="of:= 100 * ([.B377] - [.B376]*[.B376]) * ([.B377] - [.B376]*[.B376]) + (1 - [.B376]) * (1 - [.B376])" office:value-type="float" office:value="2.19014057601412" calcext:value-type="float">
            <text:p>2.19014057601412</text:p>
          </table:table-cell>
          <table:table-cell table:formula="of:= [.A376]*[.A376]*[.A376]*[.A376] - 16*[.A376]*[.A376] + 5*[.A376]" office:value-type="float" office:value="-4.48708390256882" calcext:value-type="float">
            <text:p>-4.48708390256882</text:p>
          </table:table-cell>
          <table:table-cell table:formula="of:= [.B376]*[.B376]*[.B376]*[.B376] - 16*[.B376]*[.B376] + 5*[.B376]" office:value-type="float" office:value="-0.514116526659542" calcext:value-type="float">
            <text:p>-0.5141165266595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26822268182895" calcext:value-type="float">
            <text:p>-0.0226822268182895</text:p>
          </table:table-cell>
          <table:table-cell table:formula="of:=-[.A377]" office:value-type="float" office:value="0.0226822268182895" calcext:value-type="float">
            <text:p>0.0226822268182895</text:p>
          </table:table-cell>
          <table:table-cell/>
          <table:table-cell table:formula="of:= 100 * ([.A378] - [.A377]*[.A377]) * ([.A378] - [.A377]*[.A377]) + (1 - [.A377]) * (1 - [.A377])" office:value-type="float" office:value="5.708202741375" calcext:value-type="float">
            <text:p>5.708202741375</text:p>
          </table:table-cell>
          <table:table-cell table:formula="of:= 100 * ([.B378] - [.B377]*[.B377]) * ([.B378] - [.B377]*[.B377]) + (1 - [.B377]) * (1 - [.B377])" office:value-type="float" office:value="5.66201546862603" calcext:value-type="float">
            <text:p>5.66201546862603</text:p>
          </table:table-cell>
          <table:table-cell table:formula="of:= [.A377]*[.A377]*[.A377]*[.A377] - 16*[.A377]*[.A377] + 5*[.A377]" office:value-type="float" office:value="-0.121642604013246" calcext:value-type="float">
            <text:p>-0.121642604013246</text:p>
          </table:table-cell>
          <table:table-cell table:formula="of:= [.B377]*[.B377]*[.B377]*[.B377] - 16*[.B377]*[.B377] + 5*[.B377]" office:value-type="float" office:value="0.105179664169649" calcext:value-type="float">
            <text:p>0.1051796641696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6438632232529" calcext:value-type="float">
            <text:p>0.216438632232529</text:p>
          </table:table-cell>
          <table:table-cell table:formula="of:=-[.A378]" office:value-type="float" office:value="-0.216438632232529" calcext:value-type="float">
            <text:p>-0.216438632232529</text:p>
          </table:table-cell>
          <table:table-cell/>
          <table:table-cell table:formula="of:= 100 * ([.A379] - [.A378]*[.A378]) * ([.A379] - [.A378]*[.A378]) + (1 - [.A378]) * (1 - [.A378])" office:value-type="float" office:value="14.2585987930647" calcext:value-type="float">
            <text:p>14.2585987930647</text:p>
          </table:table-cell>
          <table:table-cell table:formula="of:= 100 * ([.B379] - [.B378]*[.B378]) * ([.B379] - [.B378]*[.B378]) + (1 - [.B378]) * (1 - [.B378])" office:value-type="float" office:value="22.9238233124039" calcext:value-type="float">
            <text:p>22.9238233124039</text:p>
          </table:table-cell>
          <table:table-cell table:formula="of:= [.A378]*[.A378]*[.A378]*[.A378] - 16*[.A378]*[.A378] + 5*[.A378]" office:value-type="float" office:value="0.334856774676963" calcext:value-type="float">
            <text:p>0.334856774676963</text:p>
          </table:table-cell>
          <table:table-cell table:formula="of:= [.B378]*[.B378]*[.B378]*[.B378] - 16*[.B378]*[.B378] + 5*[.B378]" office:value-type="float" office:value="-1.82952954764833" calcext:value-type="float">
            <text:p>-1.829529547648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6232069685639" calcext:value-type="float">
            <text:p>0.416232069685639</text:p>
          </table:table-cell>
          <table:table-cell table:formula="of:=-[.A379]" office:value-type="float" office:value="-0.416232069685639" calcext:value-type="float">
            <text:p>-0.416232069685639</text:p>
          </table:table-cell>
          <table:table-cell/>
          <table:table-cell table:formula="of:= 100 * ([.A380] - [.A379]*[.A379]) * ([.A380] - [.A379]*[.A379]) + (1 - [.A379]) * (1 - [.A379])" office:value-type="float" office:value="39.5900985161058" calcext:value-type="float">
            <text:p>39.5900985161058</text:p>
          </table:table-cell>
          <table:table-cell table:formula="of:= 100 * ([.B380] - [.B379]*[.B379]) * ([.B380] - [.B379]*[.B379]) + (1 - [.B379]) * (1 - [.B379])" office:value-type="float" office:value="9.84540269689742" calcext:value-type="float">
            <text:p>9.84540269689742</text:p>
          </table:table-cell>
          <table:table-cell table:formula="of:= [.A379]*[.A379]*[.A379]*[.A379] - 16*[.A379]*[.A379] + 5*[.A379]" office:value-type="float" office:value="-0.660810561860955" calcext:value-type="float">
            <text:p>-0.660810561860955</text:p>
          </table:table-cell>
          <table:table-cell table:formula="of:= [.B379]*[.B379]*[.B379]*[.B379] - 16*[.B379]*[.B379] + 5*[.B379]" office:value-type="float" office:value="-4.82313125871735" calcext:value-type="float">
            <text:p>-4.823131258717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3243589738638" calcext:value-type="float">
            <text:p>-0.453243589738638</text:p>
          </table:table-cell>
          <table:table-cell table:formula="of:=-[.A380]" office:value-type="float" office:value="0.453243589738638" calcext:value-type="float">
            <text:p>0.453243589738638</text:p>
          </table:table-cell>
          <table:table-cell/>
          <table:table-cell table:formula="of:= 100 * ([.A381] - [.A380]*[.A380]) * ([.A381] - [.A380]*[.A380]) + (1 - [.A380]) * (1 - [.A380])" office:value-type="float" office:value="7.23573067420138" calcext:value-type="float">
            <text:p>7.23573067420138</text:p>
          </table:table-cell>
          <table:table-cell table:formula="of:= 100 * ([.B381] - [.B380]*[.B380]) * ([.B381] - [.B380]*[.B380]) + (1 - [.B380]) * (1 - [.B380])" office:value-type="float" office:value="3.70300729045838" calcext:value-type="float">
            <text:p>3.70300729045838</text:p>
          </table:table-cell>
          <table:table-cell table:formula="of:= [.A380]*[.A380]*[.A380]*[.A380] - 16*[.A380]*[.A380] + 5*[.A380]" office:value-type="float" office:value="-5.51089259206132" calcext:value-type="float">
            <text:p>-5.51089259206132</text:p>
          </table:table-cell>
          <table:table-cell table:formula="of:= [.B380]*[.B380]*[.B380]*[.B380] - 16*[.B380]*[.B380] + 5*[.B380]" office:value-type="float" office:value="-0.978456694674946" calcext:value-type="float">
            <text:p>-0.9784566946749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09286752657077" calcext:value-type="float">
            <text:p>-0.0209286752657077</text:p>
          </table:table-cell>
          <table:table-cell table:formula="of:=-[.A381]" office:value-type="float" office:value="0.0209286752657077" calcext:value-type="float">
            <text:p>0.0209286752657077</text:p>
          </table:table-cell>
          <table:table-cell/>
          <table:table-cell table:formula="of:= 100 * ([.A382] - [.A381]*[.A381]) * ([.A382] - [.A381]*[.A381]) + (1 - [.A381]) * (1 - [.A381])" office:value-type="float" office:value="1.79706288031541" calcext:value-type="float">
            <text:p>1.79706288031541</text:p>
          </table:table-cell>
          <table:table-cell table:formula="of:= 100 * ([.B382] - [.B381]*[.B381]) * ([.B382] - [.B381]*[.B381]) + (1 - [.B381]) * (1 - [.B381])" office:value-type="float" office:value="1.72864616149417" calcext:value-type="float">
            <text:p>1.72864616149417</text:p>
          </table:table-cell>
          <table:table-cell table:formula="of:= [.A381]*[.A381]*[.A381]*[.A381] - 16*[.A381]*[.A381] + 5*[.A381]" office:value-type="float" office:value="-0.111651335650301" calcext:value-type="float">
            <text:p>-0.111651335650301</text:p>
          </table:table-cell>
          <table:table-cell table:formula="of:= [.B381]*[.B381]*[.B381]*[.B381] - 16*[.B381]*[.B381] + 5*[.B381]" office:value-type="float" office:value="0.0976354170067764" calcext:value-type="float">
            <text:p>0.09763541700677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3153667018999" calcext:value-type="float">
            <text:p>0.0873153667018999</text:p>
          </table:table-cell>
          <table:table-cell table:formula="of:=-[.A382]" office:value-type="float" office:value="-0.0873153667018999" calcext:value-type="float">
            <text:p>-0.0873153667018999</text:p>
          </table:table-cell>
          <table:table-cell/>
          <table:table-cell table:formula="of:= 100 * ([.A383] - [.A382]*[.A382]) * ([.A383] - [.A382]*[.A382]) + (1 - [.A382]) * (1 - [.A382])" office:value-type="float" office:value="13.9201987044434" calcext:value-type="float">
            <text:p>13.9201987044434</text:p>
          </table:table-cell>
          <table:table-cell table:formula="of:= 100 * ([.B383] - [.B382]*[.B382]) * ([.B383] - [.B382]*[.B382]) + (1 - [.B382]) * (1 - [.B382])" office:value-type="float" office:value="15.3959369913267" calcext:value-type="float">
            <text:p>15.3959369913267</text:p>
          </table:table-cell>
          <table:table-cell table:formula="of:= [.A382]*[.A382]*[.A382]*[.A382] - 16*[.A382]*[.A382] + 5*[.A382]" office:value-type="float" office:value="0.314651386281208" calcext:value-type="float">
            <text:p>0.314651386281208</text:p>
          </table:table-cell>
          <table:table-cell table:formula="of:= [.B382]*[.B382]*[.B382]*[.B382] - 16*[.B382]*[.B382] + 5*[.B382]" office:value-type="float" office:value="-0.558502280737792" calcext:value-type="float">
            <text:p>-0.5585022807377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386401723078" calcext:value-type="float">
            <text:p>0.369386401723078</text:p>
          </table:table-cell>
          <table:table-cell table:formula="of:=-[.A383]" office:value-type="float" office:value="-0.369386401723078" calcext:value-type="float">
            <text:p>-0.369386401723078</text:p>
          </table:table-cell>
          <table:table-cell/>
          <table:table-cell table:formula="of:= 100 * ([.A384] - [.A383]*[.A383]) * ([.A384] - [.A383]*[.A383]) + (1 - [.A383]) * (1 - [.A383])" office:value-type="float" office:value="1.06606469191439" calcext:value-type="float">
            <text:p>1.06606469191439</text:p>
          </table:table-cell>
          <table:table-cell table:formula="of:= 100 * ([.B384] - [.B383]*[.B383]) * ([.B384] - [.B383]*[.B383]) + (1 - [.B383]) * (1 - [.B383])" office:value-type="float" office:value="5.52857095152559" calcext:value-type="float">
            <text:p>5.52857095152559</text:p>
          </table:table-cell>
          <table:table-cell table:formula="of:= [.A383]*[.A383]*[.A383]*[.A383] - 16*[.A383]*[.A383] + 5*[.A383]" office:value-type="float" office:value="-0.317591415287799" calcext:value-type="float">
            <text:p>-0.317591415287799</text:p>
          </table:table-cell>
          <table:table-cell table:formula="of:= [.B383]*[.B383]*[.B383]*[.B383] - 16*[.B383]*[.B383] + 5*[.B383]" office:value-type="float" office:value="-4.01145543251858" calcext:value-type="float">
            <text:p>-4.011455432518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46911193507421" calcext:value-type="float">
            <text:p>0.0546911193507421</text:p>
          </table:table-cell>
          <table:table-cell table:formula="of:=-[.A384]" office:value-type="float" office:value="-0.0546911193507421" calcext:value-type="float">
            <text:p>-0.0546911193507421</text:p>
          </table:table-cell>
          <table:table-cell/>
          <table:table-cell table:formula="of:= 100 * ([.A385] - [.A384]*[.A384]) * ([.A385] - [.A384]*[.A384]) + (1 - [.A384]) * (1 - [.A384])" office:value-type="float" office:value="10.3589605403999" calcext:value-type="float">
            <text:p>10.3589605403999</text:p>
          </table:table-cell>
          <table:table-cell table:formula="of:= 100 * ([.B385] - [.B384]*[.B384]) * ([.B385] - [.B384]*[.B384]) + (1 - [.B384]) * (1 - [.B384])" office:value-type="float" office:value="10.9494004917436" calcext:value-type="float">
            <text:p>10.9494004917436</text:p>
          </table:table-cell>
          <table:table-cell table:formula="of:= [.A384]*[.A384]*[.A384]*[.A384] - 16*[.A384]*[.A384] + 5*[.A384]" office:value-type="float" office:value="0.225606646970412" calcext:value-type="float">
            <text:p>0.225606646970412</text:p>
          </table:table-cell>
          <table:table-cell table:formula="of:= [.B384]*[.B384]*[.B384]*[.B384] - 16*[.B384]*[.B384] + 5*[.B384]" office:value-type="float" office:value="-0.321304546537009" calcext:value-type="float">
            <text:p>-0.3213045465370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0649234966488" calcext:value-type="float">
            <text:p>0.310649234966488</text:p>
          </table:table-cell>
          <table:table-cell table:formula="of:=-[.A385]" office:value-type="float" office:value="-0.310649234966488" calcext:value-type="float">
            <text:p>-0.310649234966488</text:p>
          </table:table-cell>
          <table:table-cell/>
          <table:table-cell table:formula="of:= 100 * ([.A386] - [.A385]*[.A385]) * ([.A386] - [.A385]*[.A385]) + (1 - [.A385]) * (1 - [.A385])" office:value-type="float" office:value="21.1421708606923" calcext:value-type="float">
            <text:p>21.1421708606923</text:p>
          </table:table-cell>
          <table:table-cell table:formula="of:= 100 * ([.B386] - [.B385]*[.B385]) * ([.B386] - [.B385]*[.B385]) + (1 - [.B385]) * (1 - [.B385])" office:value-type="float" office:value="8.56143837376938" calcext:value-type="float">
            <text:p>8.56143837376938</text:p>
          </table:table-cell>
          <table:table-cell table:formula="of:= [.A385]*[.A385]*[.A385]*[.A385] - 16*[.A385]*[.A385] + 5*[.A385]" office:value-type="float" office:value="0.018511838683656" calcext:value-type="float">
            <text:p>0.018511838683656</text:p>
          </table:table-cell>
          <table:table-cell table:formula="of:= [.B385]*[.B385]*[.B385]*[.B385] - 16*[.B385]*[.B385] + 5*[.B385]" office:value-type="float" office:value="-3.08798051098122" calcext:value-type="float">
            <text:p>-3.087980510981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810640581399" calcext:value-type="float">
            <text:p>-0.35810640581399</text:p>
          </table:table-cell>
          <table:table-cell table:formula="of:=-[.A386]" office:value-type="float" office:value="0.35810640581399" calcext:value-type="float">
            <text:p>0.35810640581399</text:p>
          </table:table-cell>
          <table:table-cell/>
          <table:table-cell table:formula="of:= 100 * ([.A387] - [.A386]*[.A386]) * ([.A387] - [.A386]*[.A386]) + (1 - [.A386]) * (1 - [.A386])" office:value-type="float" office:value="4.85323588511022" calcext:value-type="float">
            <text:p>4.85323588511022</text:p>
          </table:table-cell>
          <table:table-cell table:formula="of:= 100 * ([.B387] - [.B386]*[.B386]) * ([.B387] - [.B386]*[.B386]) + (1 - [.B386]) * (1 - [.B386])" office:value-type="float" office:value="18.8967672272996" calcext:value-type="float">
            <text:p>18.8967672272996</text:p>
          </table:table-cell>
          <table:table-cell table:formula="of:= [.A386]*[.A386]*[.A386]*[.A386] - 16*[.A386]*[.A386] + 5*[.A386]" office:value-type="float" office:value="-3.82592964687658" calcext:value-type="float">
            <text:p>-3.82592964687658</text:p>
          </table:table-cell>
          <table:table-cell table:formula="of:= [.B386]*[.B386]*[.B386]*[.B386] - 16*[.B386]*[.B386] + 5*[.B386]" office:value-type="float" office:value="-0.244865588736686" calcext:value-type="float">
            <text:p>-0.2448655887366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698633125195" calcext:value-type="float">
            <text:p>0.301698633125195</text:p>
          </table:table-cell>
          <table:table-cell table:formula="of:=-[.A387]" office:value-type="float" office:value="-0.301698633125195" calcext:value-type="float">
            <text:p>-0.301698633125195</text:p>
          </table:table-cell>
          <table:table-cell/>
          <table:table-cell table:formula="of:= 100 * ([.A388] - [.A387]*[.A387]) * ([.A388] - [.A387]*[.A387]) + (1 - [.A387]) * (1 - [.A387])" office:value-type="float" office:value="21.4530994711823" calcext:value-type="float">
            <text:p>21.4530994711823</text:p>
          </table:table-cell>
          <table:table-cell table:formula="of:= 100 * ([.B388] - [.B387]*[.B387]) * ([.B388] - [.B387]*[.B387]) + (1 - [.B387]) * (1 - [.B387])" office:value-type="float" office:value="9.30300132118713" calcext:value-type="float">
            <text:p>9.30300132118713</text:p>
          </table:table-cell>
          <table:table-cell table:formula="of:= [.A387]*[.A387]*[.A387]*[.A387] - 16*[.A387]*[.A387] + 5*[.A387]" office:value-type="float" office:value="0.0604251383108609" calcext:value-type="float">
            <text:p>0.0604251383108609</text:p>
          </table:table-cell>
          <table:table-cell table:formula="of:= [.B387]*[.B387]*[.B387]*[.B387] - 16*[.B387]*[.B387] + 5*[.B387]" office:value-type="float" office:value="-2.95656119294109" calcext:value-type="float">
            <text:p>-2.956561192941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6858647098426" calcext:value-type="float">
            <text:p>-0.366858647098426</text:p>
          </table:table-cell>
          <table:table-cell table:formula="of:=-[.A388]" office:value-type="float" office:value="0.366858647098426" calcext:value-type="float">
            <text:p>0.366858647098426</text:p>
          </table:table-cell>
          <table:table-cell/>
          <table:table-cell table:formula="of:= 100 * ([.A389] - [.A388]*[.A388]) * ([.A389] - [.A388]*[.A388]) + (1 - [.A388]) * (1 - [.A388])" office:value-type="float" office:value="17.6314722353523" calcext:value-type="float">
            <text:p>17.6314722353523</text:p>
          </table:table-cell>
          <table:table-cell table:formula="of:= 100 * ([.B389] - [.B388]*[.B388]) * ([.B389] - [.B388]*[.B388]) + (1 - [.B388]) * (1 - [.B388])" office:value-type="float" office:value="2.03563607762075" calcext:value-type="float">
            <text:p>2.03563607762075</text:p>
          </table:table-cell>
          <table:table-cell table:formula="of:= [.A388]*[.A388]*[.A388]*[.A388] - 16*[.A388]*[.A388] + 5*[.A388]" office:value-type="float" office:value="-3.96954431262608" calcext:value-type="float">
            <text:p>-3.96954431262608</text:p>
          </table:table-cell>
          <table:table-cell table:formula="of:= [.B388]*[.B388]*[.B388]*[.B388] - 16*[.B388]*[.B388] + 5*[.B388]" office:value-type="float" office:value="-0.300957841641826" calcext:value-type="float">
            <text:p>-0.3009578416418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2443317337506" calcext:value-type="float">
            <text:p>-0.262443317337506</text:p>
          </table:table-cell>
          <table:table-cell table:formula="of:=-[.A389]" office:value-type="float" office:value="0.262443317337506" calcext:value-type="float">
            <text:p>0.262443317337506</text:p>
          </table:table-cell>
          <table:table-cell/>
          <table:table-cell table:formula="of:= 100 * ([.A390] - [.A389]*[.A389]) * ([.A390] - [.A389]*[.A389]) + (1 - [.A389]) * (1 - [.A389])" office:value-type="float" office:value="9.13412182421639" calcext:value-type="float">
            <text:p>9.13412182421639</text:p>
          </table:table-cell>
          <table:table-cell table:formula="of:= 100 * ([.B390] - [.B389]*[.B389]) * ([.B390] - [.B389]*[.B389]) + (1 - [.B389]) * (1 - [.B389])" office:value-type="float" office:value="17.5472524480206" calcext:value-type="float">
            <text:p>17.5472524480206</text:p>
          </table:table-cell>
          <table:table-cell table:formula="of:= [.A389]*[.A389]*[.A389]*[.A389] - 16*[.A389]*[.A389] + 5*[.A389]" office:value-type="float" office:value="-2.40949653219135" calcext:value-type="float">
            <text:p>-2.40949653219135</text:p>
          </table:table-cell>
          <table:table-cell table:formula="of:= [.B389]*[.B389]*[.B389]*[.B389] - 16*[.B389]*[.B389] + 5*[.B389]" office:value-type="float" office:value="0.214936641183708" calcext:value-type="float">
            <text:p>0.2149366411837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3473630538091" calcext:value-type="float">
            <text:p>0.343473630538091</text:p>
          </table:table-cell>
          <table:table-cell table:formula="of:=-[.A390]" office:value-type="float" office:value="-0.343473630538091" calcext:value-type="float">
            <text:p>-0.343473630538091</text:p>
          </table:table-cell>
          <table:table-cell/>
          <table:table-cell table:formula="of:= 100 * ([.A391] - [.A390]*[.A390]) * ([.A391] - [.A390]*[.A390]) + (1 - [.A390]) * (1 - [.A390])" office:value-type="float" office:value="20.1738158331019" calcext:value-type="float">
            <text:p>20.1738158331019</text:p>
          </table:table-cell>
          <table:table-cell table:formula="of:= 100 * ([.B391] - [.B390]*[.B390]) * ([.B391] - [.B390]*[.B390]) + (1 - [.B390]) * (1 - [.B390])" office:value-type="float" office:value="6.14715688731993" calcext:value-type="float">
            <text:p>6.14715688731993</text:p>
          </table:table-cell>
          <table:table-cell table:formula="of:= [.A390]*[.A390]*[.A390]*[.A390] - 16*[.A390]*[.A390] + 5*[.A390]" office:value-type="float" office:value="-0.15630010881031" calcext:value-type="float">
            <text:p>-0.15630010881031</text:p>
          </table:table-cell>
          <table:table-cell table:formula="of:= [.B390]*[.B390]*[.B390]*[.B390] - 16*[.B390]*[.B390] + 5*[.B390]" office:value-type="float" office:value="-3.59103641419122" calcext:value-type="float">
            <text:p>-3.591036414191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6354448037483" calcext:value-type="float">
            <text:p>-0.326354448037483</text:p>
          </table:table-cell>
          <table:table-cell table:formula="of:=-[.A391]" office:value-type="float" office:value="0.326354448037483" calcext:value-type="float">
            <text:p>0.326354448037483</text:p>
          </table:table-cell>
          <table:table-cell/>
          <table:table-cell table:formula="of:= 100 * ([.A392] - [.A391]*[.A391]) * ([.A392] - [.A391]*[.A391]) + (1 - [.A391]) * (1 - [.A391])" office:value-type="float" office:value="2.17511049559899" calcext:value-type="float">
            <text:p>2.17511049559899</text:p>
          </table:table-cell>
          <table:table-cell table:formula="of:= 100 * ([.B392] - [.B391]*[.B391]) * ([.B392] - [.B391]*[.B391]) + (1 - [.B391]) * (1 - [.B391])" office:value-type="float" office:value="2.65975336758884" calcext:value-type="float">
            <text:p>2.65975336758884</text:p>
          </table:table-cell>
          <table:table-cell table:formula="of:= [.A391]*[.A391]*[.A391]*[.A391] - 16*[.A391]*[.A391] + 5*[.A391]" office:value-type="float" office:value="-3.32454406311124" calcext:value-type="float">
            <text:p>-3.32454406311124</text:p>
          </table:table-cell>
          <table:table-cell table:formula="of:= [.B391]*[.B391]*[.B391]*[.B391] - 16*[.B391]*[.B391] + 5*[.B391]" office:value-type="float" office:value="-0.060999582736406" calcext:value-type="float">
            <text:p>-0.0609995827364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20173526131648" calcext:value-type="float">
            <text:p>0.0420173526131648</text:p>
          </table:table-cell>
          <table:table-cell table:formula="of:=-[.A392]" office:value-type="float" office:value="-0.0420173526131648" calcext:value-type="float">
            <text:p>-0.0420173526131648</text:p>
          </table:table-cell>
          <table:table-cell/>
          <table:table-cell table:formula="of:= 100 * ([.A393] - [.A392]*[.A392]) * ([.A393] - [.A392]*[.A392]) + (1 - [.A392]) * (1 - [.A392])" office:value-type="float" office:value="1.01705545727787" calcext:value-type="float">
            <text:p>1.01705545727787</text:p>
          </table:table-cell>
          <table:table-cell table:formula="of:= 100 * ([.B393] - [.B392]*[.B392]) * ([.B393] - [.B392]*[.B392]) + (1 - [.B392]) * (1 - [.B392])" office:value-type="float" office:value="1.16411566126199" calcext:value-type="float">
            <text:p>1.16411566126199</text:p>
          </table:table-cell>
          <table:table-cell table:formula="of:= [.A392]*[.A392]*[.A392]*[.A392] - 16*[.A392]*[.A392] + 5*[.A392]" office:value-type="float" office:value="0.181842553177589" calcext:value-type="float">
            <text:p>0.181842553177589</text:p>
          </table:table-cell>
          <table:table-cell table:formula="of:= [.B392]*[.B392]*[.B392]*[.B392] - 16*[.B392]*[.B392] + 5*[.B392]" office:value-type="float" office:value="-0.238330972954059" calcext:value-type="float">
            <text:p>-0.2383309729540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97503642301004" calcext:value-type="float">
            <text:p>-0.0297503642301004</text:p>
          </table:table-cell>
          <table:table-cell table:formula="of:=-[.A393]" office:value-type="float" office:value="0.0297503642301004" calcext:value-type="float">
            <text:p>0.0297503642301004</text:p>
          </table:table-cell>
          <table:table-cell/>
          <table:table-cell table:formula="of:= 100 * ([.A394] - [.A393]*[.A393]) * ([.A394] - [.A393]*[.A393]) + (1 - [.A393]) * (1 - [.A393])" office:value-type="float" office:value="6.74590214899402" calcext:value-type="float">
            <text:p>6.74590214899402</text:p>
          </table:table-cell>
          <table:table-cell table:formula="of:= 100 * ([.B394] - [.B393]*[.B393]) * ([.B394] - [.B393]*[.B393]) + (1 - [.B393]) * (1 - [.B393])" office:value-type="float" office:value="6.54279711801593" calcext:value-type="float">
            <text:p>6.54279711801593</text:p>
          </table:table-cell>
          <table:table-cell table:formula="of:= [.A393]*[.A393]*[.A393]*[.A393] - 16*[.A393]*[.A393] + 5*[.A393]" office:value-type="float" office:value="-0.162912384525689" calcext:value-type="float">
            <text:p>-0.162912384525689</text:p>
          </table:table-cell>
          <table:table-cell table:formula="of:= [.B393]*[.B393]*[.B393]*[.B393] - 16*[.B393]*[.B393] + 5*[.B393]" office:value-type="float" office:value="0.134591257775315" calcext:value-type="float">
            <text:p>0.1345912577753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7558123665221" calcext:value-type="float">
            <text:p>-0.237558123665221</text:p>
          </table:table-cell>
          <table:table-cell table:formula="of:=-[.A394]" office:value-type="float" office:value="0.237558123665221" calcext:value-type="float">
            <text:p>0.237558123665221</text:p>
          </table:table-cell>
          <table:table-cell/>
          <table:table-cell table:formula="of:= 100 * ([.A395] - [.A394]*[.A394]) * ([.A395] - [.A394]*[.A394]) + (1 - [.A394]) * (1 - [.A394])" office:value-type="float" office:value="28.3135745178483" calcext:value-type="float">
            <text:p>28.3135745178483</text:p>
          </table:table-cell>
          <table:table-cell table:formula="of:= 100 * ([.B395] - [.B394]*[.B394]) * ([.B395] - [.B394]*[.B394]) + (1 - [.B394]) * (1 - [.B394])" office:value-type="float" office:value="16.9551396723468" calcext:value-type="float">
            <text:p>16.9551396723468</text:p>
          </table:table-cell>
          <table:table-cell table:formula="of:= [.A394]*[.A394]*[.A394]*[.A394] - 16*[.A394]*[.A394] + 5*[.A394]" office:value-type="float" office:value="-2.08754763144184" calcext:value-type="float">
            <text:p>-2.08754763144184</text:p>
          </table:table-cell>
          <table:table-cell table:formula="of:= [.B394]*[.B394]*[.B394]*[.B394] - 16*[.B394]*[.B394] + 5*[.B394]" office:value-type="float" office:value="0.288033605210363" calcext:value-type="float">
            <text:p>0.2880336052103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1079658558125" calcext:value-type="float">
            <text:p>-0.461079658558125</text:p>
          </table:table-cell>
          <table:table-cell table:formula="of:=-[.A395]" office:value-type="float" office:value="0.461079658558125" calcext:value-type="float">
            <text:p>0.461079658558125</text:p>
          </table:table-cell>
          <table:table-cell/>
          <table:table-cell table:formula="of:= 100 * ([.A396] - [.A395]*[.A395]) * ([.A396] - [.A395]*[.A395]) + (1 - [.A395]) * (1 - [.A395])" office:value-type="float" office:value="9.71062884091719" calcext:value-type="float">
            <text:p>9.71062884091719</text:p>
          </table:table-cell>
          <table:table-cell table:formula="of:= 100 * ([.B396] - [.B395]*[.B395]) * ([.B396] - [.B395]*[.B395]) + (1 - [.B395]) * (1 - [.B395])" office:value-type="float" office:value="49.3509308235589" calcext:value-type="float">
            <text:p>49.3509308235589</text:p>
          </table:table-cell>
          <table:table-cell table:formula="of:= [.A395]*[.A395]*[.A395]*[.A395] - 16*[.A395]*[.A395] + 5*[.A395]" office:value-type="float" office:value="-5.66171311654394" calcext:value-type="float">
            <text:p>-5.66171311654394</text:p>
          </table:table-cell>
          <table:table-cell table:formula="of:= [.B395]*[.B395]*[.B395]*[.B395] - 16*[.B395]*[.B395] + 5*[.B395]" office:value-type="float" office:value="-1.05091653096269" calcext:value-type="float">
            <text:p>-1.050916530962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7837527239443" calcext:value-type="float">
            <text:p>0.487837527239443</text:p>
          </table:table-cell>
          <table:table-cell table:formula="of:=-[.A396]" office:value-type="float" office:value="-0.487837527239443" calcext:value-type="float">
            <text:p>-0.487837527239443</text:p>
          </table:table-cell>
          <table:table-cell/>
          <table:table-cell table:formula="of:= 100 * ([.A397] - [.A396]*[.A396]) * ([.A397] - [.A396]*[.A396]) + (1 - [.A396]) * (1 - [.A396])" office:value-type="float" office:value="5.85929737570062" calcext:value-type="float">
            <text:p>5.85929737570062</text:p>
          </table:table-cell>
          <table:table-cell table:formula="of:= 100 * ([.B397] - [.B396]*[.B396]) * ([.B397] - [.B396]*[.B396]) + (1 - [.B396]) * (1 - [.B396])" office:value-type="float" office:value="52.9864716090624" calcext:value-type="float">
            <text:p>52.9864716090624</text:p>
          </table:table-cell>
          <table:table-cell table:formula="of:= [.A396]*[.A396]*[.A396]*[.A396] - 16*[.A396]*[.A396] + 5*[.A396]" office:value-type="float" office:value="-1.31194253570072" calcext:value-type="float">
            <text:p>-1.31194253570072</text:p>
          </table:table-cell>
          <table:table-cell table:formula="of:= [.B396]*[.B396]*[.B396]*[.B396] - 16*[.B396]*[.B396] + 5*[.B396]" office:value-type="float" office:value="-6.19031780809515" calcext:value-type="float">
            <text:p>-6.19031780809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4564974015588" calcext:value-type="float">
            <text:p>0.474564974015588</text:p>
          </table:table-cell>
          <table:table-cell table:formula="of:=-[.A397]" office:value-type="float" office:value="-0.474564974015588" calcext:value-type="float">
            <text:p>-0.474564974015588</text:p>
          </table:table-cell>
          <table:table-cell/>
          <table:table-cell table:formula="of:= 100 * ([.A398] - [.A397]*[.A397]) * ([.A398] - [.A397]*[.A397]) + (1 - [.A397]) * (1 - [.A397])" office:value-type="float" office:value="3.8265547322933" calcext:value-type="float">
            <text:p>3.8265547322933</text:p>
          </table:table-cell>
          <table:table-cell table:formula="of:= 100 * ([.B398] - [.B397]*[.B397]) * ([.B398] - [.B397]*[.B397]) + (1 - [.B397]) * (1 - [.B397])" office:value-type="float" office:value="9.03857663735691" calcext:value-type="float">
            <text:p>9.03857663735691</text:p>
          </table:table-cell>
          <table:table-cell table:formula="of:= [.A397]*[.A397]*[.A397]*[.A397] - 16*[.A397]*[.A397] + 5*[.A397]" office:value-type="float" office:value="-1.17984535645984" calcext:value-type="float">
            <text:p>-1.17984535645984</text:p>
          </table:table-cell>
          <table:table-cell table:formula="of:= [.B397]*[.B397]*[.B397]*[.B397] - 16*[.B397]*[.B397] + 5*[.B397]" office:value-type="float" office:value="-5.92549509661572" calcext:value-type="float">
            <text:p>-5.925495096615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67849322652386" calcext:value-type="float">
            <text:p>0.0367849322652386</text:p>
          </table:table-cell>
          <table:table-cell table:formula="of:=-[.A398]" office:value-type="float" office:value="-0.0367849322652386" calcext:value-type="float">
            <text:p>-0.0367849322652386</text:p>
          </table:table-cell>
          <table:table-cell/>
          <table:table-cell table:formula="of:= 100 * ([.A399] - [.A398]*[.A398]) * ([.A399] - [.A398]*[.A398]) + (1 - [.A398]) * (1 - [.A398])" office:value-type="float" office:value="2.22181766719491" calcext:value-type="float">
            <text:p>2.22181766719491</text:p>
          </table:table-cell>
          <table:table-cell table:formula="of:= 100 * ([.B399] - [.B398]*[.B398]) * ([.B399] - [.B398]*[.B398]) + (1 - [.B398]) * (1 - [.B398])" office:value-type="float" office:value="2.43126030221232" calcext:value-type="float">
            <text:p>2.43126030221232</text:p>
          </table:table-cell>
          <table:table-cell table:formula="of:= [.A398]*[.A398]*[.A398]*[.A398] - 16*[.A398]*[.A398] + 5*[.A398]" office:value-type="float" office:value="0.162276392422219" calcext:value-type="float">
            <text:p>0.162276392422219</text:p>
          </table:table-cell>
          <table:table-cell table:formula="of:= [.B398]*[.B398]*[.B398]*[.B398] - 16*[.B398]*[.B398] + 5*[.B398]" office:value-type="float" office:value="-0.205572930230167" calcext:value-type="float">
            <text:p>-0.2055729302301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5108764090582" calcext:value-type="float">
            <text:p>0.115108764090582</text:p>
          </table:table-cell>
          <table:table-cell table:formula="of:=-[.A399]" office:value-type="float" office:value="-0.115108764090582" calcext:value-type="float">
            <text:p>-0.115108764090582</text:p>
          </table:table-cell>
          <table:table-cell/>
          <table:table-cell table:formula="of:= 100 * ([.A400] - [.A399]*[.A399]) * ([.A400] - [.A399]*[.A399]) + (1 - [.A399]) * (1 - [.A399])" office:value-type="float" office:value="13.5389477880605" calcext:value-type="float">
            <text:p>13.5389477880605</text:p>
          </table:table-cell>
          <table:table-cell table:formula="of:= 100 * ([.B400] - [.B399]*[.B399]) * ([.B400] - [.B399]*[.B399]) + (1 - [.B399]) * (1 - [.B399])" office:value-type="float" office:value="15.9625295603191" calcext:value-type="float">
            <text:p>15.9625295603191</text:p>
          </table:table-cell>
          <table:table-cell table:formula="of:= [.A399]*[.A399]*[.A399]*[.A399] - 16*[.A399]*[.A399] + 5*[.A399]" office:value-type="float" office:value="0.363718942556147" calcext:value-type="float">
            <text:p>0.363718942556147</text:p>
          </table:table-cell>
          <table:table-cell table:formula="of:= [.B399]*[.B399]*[.B399]*[.B399] - 16*[.B399]*[.B399] + 5*[.B399]" office:value-type="float" office:value="-0.78736869834967" calcext:value-type="float">
            <text:p>-0.787368698349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0404270001812" calcext:value-type="float">
            <text:p>0.370404270001812</text:p>
          </table:table-cell>
          <table:table-cell table:formula="of:=-[.A400]" office:value-type="float" office:value="-0.370404270001812" calcext:value-type="float">
            <text:p>-0.370404270001812</text:p>
          </table:table-cell>
          <table:table-cell/>
          <table:table-cell table:formula="of:= 100 * ([.A401] - [.A400]*[.A400]) * ([.A401] - [.A400]*[.A400]) + (1 - [.A400]) * (1 - [.A400])" office:value-type="float" office:value="1.70921250443708" calcext:value-type="float">
            <text:p>1.70921250443708</text:p>
          </table:table-cell>
          <table:table-cell table:formula="of:= 100 * ([.B401] - [.B400]*[.B400]) * ([.B401] - [.B400]*[.B400]) + (1 - [.B400]) * (1 - [.B400])" office:value-type="float" office:value="17.0083246658069" calcext:value-type="float">
            <text:p>17.0083246658069</text:p>
          </table:table-cell>
          <table:table-cell table:formula="of:= [.A400]*[.A400]*[.A400]*[.A400] - 16*[.A400]*[.A400] + 5*[.A400]" office:value-type="float" office:value="-0.324344167463844" calcext:value-type="float">
            <text:p>-0.324344167463844</text:p>
          </table:table-cell>
          <table:table-cell table:formula="of:= [.B400]*[.B400]*[.B400]*[.B400] - 16*[.B400]*[.B400] + 5*[.B400]" office:value-type="float" office:value="-4.02838686748196" calcext:value-type="float">
            <text:p>-4.02838686748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1777755813662" calcext:value-type="float">
            <text:p>0.251777755813662</text:p>
          </table:table-cell>
          <table:table-cell table:formula="of:=-[.A401]" office:value-type="float" office:value="-0.251777755813662" calcext:value-type="float">
            <text:p>-0.251777755813662</text:p>
          </table:table-cell>
          <table:table-cell/>
          <table:table-cell table:formula="of:= 100 * ([.A402] - [.A401]*[.A401]) * ([.A402] - [.A401]*[.A401]) + (1 - [.A401]) * (1 - [.A401])" office:value-type="float" office:value="0.606401302292176" calcext:value-type="float">
            <text:p>0.606401302292176</text:p>
          </table:table-cell>
          <table:table-cell table:formula="of:= 100 * ([.B402] - [.B401]*[.B401]) * ([.B402] - [.B401]*[.B401]) + (1 - [.B401]) * (1 - [.B401])" office:value-type="float" office:value="3.76810402995325" calcext:value-type="float">
            <text:p>3.76810402995325</text:p>
          </table:table-cell>
          <table:table-cell table:formula="of:= [.A401]*[.A401]*[.A401]*[.A401] - 16*[.A401]*[.A401] + 5*[.A401]" office:value-type="float" office:value="0.248634716429974" calcext:value-type="float">
            <text:p>0.248634716429974</text:p>
          </table:table-cell>
          <table:table-cell table:formula="of:= [.B401]*[.B401]*[.B401]*[.B401] - 16*[.B401]*[.B401] + 5*[.B401]" office:value-type="float" office:value="-2.26914284170665" calcext:value-type="float">
            <text:p>-2.26914284170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49709112303266" calcext:value-type="float">
            <text:p>0.0849709112303266</text:p>
          </table:table-cell>
          <table:table-cell table:formula="of:=-[.A402]" office:value-type="float" office:value="-0.0849709112303266" calcext:value-type="float">
            <text:p>-0.0849709112303266</text:p>
          </table:table-cell>
          <table:table-cell/>
          <table:table-cell table:formula="of:= 100 * ([.A403] - [.A402]*[.A402]) * ([.A403] - [.A402]*[.A402]) + (1 - [.A402]) * (1 - [.A402])" office:value-type="float" office:value="12.6811412879379" calcext:value-type="float">
            <text:p>12.6811412879379</text:p>
          </table:table-cell>
          <table:table-cell table:formula="of:= 100 * ([.B403] - [.B402]*[.B402]) * ([.B403] - [.B402]*[.B402]) + (1 - [.B402]) * (1 - [.B402])" office:value-type="float" office:value="12.0479662233945" calcext:value-type="float">
            <text:p>12.0479662233945</text:p>
          </table:table-cell>
          <table:table-cell table:formula="of:= [.A402]*[.A402]*[.A402]*[.A402] - 16*[.A402]*[.A402] + 5*[.A402]" office:value-type="float" office:value="0.30938579327175" calcext:value-type="float">
            <text:p>0.30938579327175</text:p>
          </table:table-cell>
          <table:table-cell table:formula="of:= [.B402]*[.B402]*[.B402]*[.B402] - 16*[.B402]*[.B402] + 5*[.B402]" office:value-type="float" office:value="-0.540323319031516" calcext:value-type="float">
            <text:p>-0.5403233190315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6929084220996" calcext:value-type="float">
            <text:p>-0.336929084220996</text:p>
          </table:table-cell>
          <table:table-cell table:formula="of:=-[.A403]" office:value-type="float" office:value="0.336929084220996" calcext:value-type="float">
            <text:p>0.336929084220996</text:p>
          </table:table-cell>
          <table:table-cell/>
          <table:table-cell table:formula="of:= 100 * ([.A404] - [.A403]*[.A403]) * ([.A404] - [.A403]*[.A403]) + (1 - [.A403]) * (1 - [.A403])" office:value-type="float" office:value="2.12624754622253" calcext:value-type="float">
            <text:p>2.12624754622253</text:p>
          </table:table-cell>
          <table:table-cell table:formula="of:= 100 * ([.B404] - [.B403]*[.B403]) * ([.B404] - [.B403]*[.B403]) + (1 - [.B403]) * (1 - [.B403])" office:value-type="float" office:value="8.57669313211404" calcext:value-type="float">
            <text:p>8.57669313211404</text:p>
          </table:table-cell>
          <table:table-cell table:formula="of:= [.A403]*[.A403]*[.A403]*[.A403] - 16*[.A403]*[.A403] + 5*[.A403]" office:value-type="float" office:value="-3.48809768118996" calcext:value-type="float">
            <text:p>-3.48809768118996</text:p>
          </table:table-cell>
          <table:table-cell table:formula="of:= [.B403]*[.B403]*[.B403]*[.B403] - 16*[.B403]*[.B403] + 5*[.B403]" office:value-type="float" office:value="-0.118806838979997" calcext:value-type="float">
            <text:p>-0.1188068389799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1733592214029" calcext:value-type="float">
            <text:p>0.171733592214029</text:p>
          </table:table-cell>
          <table:table-cell table:formula="of:=-[.A404]" office:value-type="float" office:value="-0.171733592214029" calcext:value-type="float">
            <text:p>-0.171733592214029</text:p>
          </table:table-cell>
          <table:table-cell/>
          <table:table-cell table:formula="of:= 100 * ([.A405] - [.A404]*[.A404]) * ([.A405] - [.A404]*[.A404]) + (1 - [.A404]) * (1 - [.A404])" office:value-type="float" office:value="20.0795242423851" calcext:value-type="float">
            <text:p>20.0795242423851</text:p>
          </table:table-cell>
          <table:table-cell table:formula="of:= 100 * ([.B405] - [.B404]*[.B404]) * ([.B405] - [.B404]*[.B404]) + (1 - [.B404]) * (1 - [.B404])" office:value-type="float" office:value="26.3095358197247" calcext:value-type="float">
            <text:p>26.3095358197247</text:p>
          </table:table-cell>
          <table:table-cell table:formula="of:= [.A404]*[.A404]*[.A404]*[.A404] - 16*[.A404]*[.A404] + 5*[.A404]" office:value-type="float" office:value="0.387658937186739" calcext:value-type="float">
            <text:p>0.387658937186739</text:p>
          </table:table-cell>
          <table:table-cell table:formula="of:= [.B404]*[.B404]*[.B404]*[.B404] - 16*[.B404]*[.B404] + 5*[.B404]" office:value-type="float" office:value="-1.32967698495355" calcext:value-type="float">
            <text:p>-1.329676984953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9872932622488" calcext:value-type="float">
            <text:p>0.469872932622488</text:p>
          </table:table-cell>
          <table:table-cell table:formula="of:=-[.A405]" office:value-type="float" office:value="-0.469872932622488" calcext:value-type="float">
            <text:p>-0.469872932622488</text:p>
          </table:table-cell>
          <table:table-cell/>
          <table:table-cell table:formula="of:= 100 * ([.A406] - [.A405]*[.A405]) * ([.A406] - [.A405]*[.A405]) + (1 - [.A405]) * (1 - [.A405])" office:value-type="float" office:value="46.5687677084234" calcext:value-type="float">
            <text:p>46.5687677084234</text:p>
          </table:table-cell>
          <table:table-cell table:formula="of:= 100 * ([.B406] - [.B405]*[.B405]) * ([.B406] - [.B405]*[.B405]) + (1 - [.B405]) * (1 - [.B405])" office:value-type="float" office:value="7.8625805166654" calcext:value-type="float">
            <text:p>7.8625805166654</text:p>
          </table:table-cell>
          <table:table-cell table:formula="of:= [.A405]*[.A405]*[.A405]*[.A405] - 16*[.A405]*[.A405] + 5*[.A405]" office:value-type="float" office:value="-1.13438044053681" calcext:value-type="float">
            <text:p>-1.13438044053681</text:p>
          </table:table-cell>
          <table:table-cell table:formula="of:= [.B405]*[.B405]*[.B405]*[.B405] - 16*[.B405]*[.B405] + 5*[.B405]" office:value-type="float" office:value="-5.83310976676169" calcext:value-type="float">
            <text:p>-5.833109766761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9570314605355" calcext:value-type="float">
            <text:p>-0.459570314605355</text:p>
          </table:table-cell>
          <table:table-cell table:formula="of:=-[.A406]" office:value-type="float" office:value="0.459570314605355" calcext:value-type="float">
            <text:p>0.459570314605355</text:p>
          </table:table-cell>
          <table:table-cell/>
          <table:table-cell table:formula="of:= 100 * ([.A407] - [.A406]*[.A406]) * ([.A407] - [.A406]*[.A406]) + (1 - [.A406]) * (1 - [.A406])" office:value-type="float" office:value="9.91339074663663" calcext:value-type="float">
            <text:p>9.91339074663663</text:p>
          </table:table-cell>
          <table:table-cell table:formula="of:= 100 * ([.B407] - [.B406]*[.B406]) * ([.B407] - [.B406]*[.B406]) + (1 - [.B406]) * (1 - [.B406])" office:value-type="float" office:value="49.4869759959818" calcext:value-type="float">
            <text:p>49.4869759959818</text:p>
          </table:table-cell>
          <table:table-cell table:formula="of:= [.A406]*[.A406]*[.A406]*[.A406] - 16*[.A406]*[.A406] + 5*[.A406]" office:value-type="float" office:value="-5.63252205926078" calcext:value-type="float">
            <text:p>-5.63252205926078</text:p>
          </table:table-cell>
          <table:table-cell table:formula="of:= [.B406]*[.B406]*[.B406]*[.B406] - 16*[.B406]*[.B406] + 5*[.B406]" office:value-type="float" office:value="-1.03681891320723" calcext:value-type="float">
            <text:p>-1.036818913207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185970977339" calcext:value-type="float">
            <text:p>0.490185970977339</text:p>
          </table:table-cell>
          <table:table-cell table:formula="of:=-[.A407]" office:value-type="float" office:value="-0.490185970977339" calcext:value-type="float">
            <text:p>-0.490185970977339</text:p>
          </table:table-cell>
          <table:table-cell/>
          <table:table-cell table:formula="of:= 100 * ([.A408] - [.A407]*[.A407]) * ([.A408] - [.A407]*[.A407]) + (1 - [.A407]) * (1 - [.A407])" office:value-type="float" office:value="29.8597137629686" calcext:value-type="float">
            <text:p>29.8597137629686</text:p>
          </table:table-cell>
          <table:table-cell table:formula="of:= 100 * ([.B408] - [.B407]*[.B407]) * ([.B408] - [.B407]*[.B407]) + (1 - [.B407]) * (1 - [.B407])" office:value-type="float" office:value="2.62378324013805" calcext:value-type="float">
            <text:p>2.62378324013805</text:p>
          </table:table-cell>
          <table:table-cell table:formula="of:= [.A407]*[.A407]*[.A407]*[.A407] - 16*[.A407]*[.A407] + 5*[.A407]" office:value-type="float" office:value="-1.33585114636714" calcext:value-type="float">
            <text:p>-1.33585114636714</text:p>
          </table:table-cell>
          <table:table-cell table:formula="of:= [.B407]*[.B407]*[.B407]*[.B407] - 16*[.B407]*[.B407] + 5*[.B407]" office:value-type="float" office:value="-6.23771085614053" calcext:value-type="float">
            <text:p>-6.237710856140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3774727586083" calcext:value-type="float">
            <text:p>-0.303774727586083</text:p>
          </table:table-cell>
          <table:table-cell table:formula="of:=-[.A408]" office:value-type="float" office:value="0.303774727586083" calcext:value-type="float">
            <text:p>0.303774727586083</text:p>
          </table:table-cell>
          <table:table-cell/>
          <table:table-cell table:formula="of:= 100 * ([.A409] - [.A408]*[.A408]) * ([.A409] - [.A408]*[.A408]) + (1 - [.A408]) * (1 - [.A408])" office:value-type="float" office:value="13.9278482590623" calcext:value-type="float">
            <text:p>13.9278482590623</text:p>
          </table:table-cell>
          <table:table-cell table:formula="of:= 100 * ([.B409] - [.B408]*[.B408]) * ([.B409] - [.B408]*[.B408]) + (1 - [.B408]) * (1 - [.B408])" office:value-type="float" office:value="3.21144485739702" calcext:value-type="float">
            <text:p>3.21144485739702</text:p>
          </table:table-cell>
          <table:table-cell table:formula="of:= [.A408]*[.A408]*[.A408]*[.A408] - 16*[.A408]*[.A408] + 5*[.A408]" office:value-type="float" office:value="-2.98682357029981" calcext:value-type="float">
            <text:p>-2.98682357029981</text:p>
          </table:table-cell>
          <table:table-cell table:formula="of:= [.B408]*[.B408]*[.B408]*[.B408] - 16*[.B408]*[.B408] + 5*[.B408]" office:value-type="float" office:value="0.0509237055610186" calcext:value-type="float">
            <text:p>0.05092370556101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7406769880889" calcext:value-type="float">
            <text:p>-0.257406769880889</text:p>
          </table:table-cell>
          <table:table-cell table:formula="of:=-[.A409]" office:value-type="float" office:value="0.257406769880889" calcext:value-type="float">
            <text:p>0.257406769880889</text:p>
          </table:table-cell>
          <table:table-cell/>
          <table:table-cell table:formula="of:= 100 * ([.A410] - [.A409]*[.A409]) * ([.A410] - [.A409]*[.A409]) + (1 - [.A409]) * (1 - [.A409])" office:value-type="float" office:value="6.96541710675525" calcext:value-type="float">
            <text:p>6.96541710675525</text:p>
          </table:table-cell>
          <table:table-cell table:formula="of:= 100 * ([.B410] - [.B409]*[.B409]) * ([.B410] - [.B409]*[.B409]) + (1 - [.B409]) * (1 - [.B409])" office:value-type="float" office:value="1.54197584481401" calcext:value-type="float">
            <text:p>1.54197584481401</text:p>
          </table:table-cell>
          <table:table-cell table:formula="of:= [.A409]*[.A409]*[.A409]*[.A409] - 16*[.A409]*[.A409] + 5*[.A409]" office:value-type="float" office:value="-2.34277561723825" calcext:value-type="float">
            <text:p>-2.34277561723825</text:p>
          </table:table-cell>
          <table:table-cell table:formula="of:= [.B409]*[.B409]*[.B409]*[.B409] - 16*[.B409]*[.B409] + 5*[.B409]" office:value-type="float" office:value="0.23129208157064" calcext:value-type="float">
            <text:p>0.231292081570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783676071078" calcext:value-type="float">
            <text:p>-0.165783676071078</text:p>
          </table:table-cell>
          <table:table-cell table:formula="of:=-[.A410]" office:value-type="float" office:value="0.165783676071078" calcext:value-type="float">
            <text:p>0.165783676071078</text:p>
          </table:table-cell>
          <table:table-cell/>
          <table:table-cell table:formula="of:= 100 * ([.A411] - [.A410]*[.A410]) * ([.A411] - [.A410]*[.A410]) + (1 - [.A410]) * (1 - [.A410])" office:value-type="float" office:value="17.8403790902691" calcext:value-type="float">
            <text:p>17.8403790902691</text:p>
          </table:table-cell>
          <table:table-cell table:formula="of:= 100 * ([.B411] - [.B410]*[.B410]) * ([.B411] - [.B410]*[.B410]) + (1 - [.B410]) * (1 - [.B410])" office:value-type="float" office:value="13.0162666629148" calcext:value-type="float">
            <text:p>13.0162666629148</text:p>
          </table:table-cell>
          <table:table-cell table:formula="of:= [.A410]*[.A410]*[.A410]*[.A410] - 16*[.A410]*[.A410] + 5*[.A410]" office:value-type="float" office:value="-1.26791063363401" calcext:value-type="float">
            <text:p>-1.26791063363401</text:p>
          </table:table-cell>
          <table:table-cell table:formula="of:= [.B410]*[.B410]*[.B410]*[.B410] - 16*[.B410]*[.B410] + 5*[.B410]" office:value-type="float" office:value="0.389926127076768" calcext:value-type="float">
            <text:p>0.3899261270767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848778546445" calcext:value-type="float">
            <text:p>-0.37848778546445</text:p>
          </table:table-cell>
          <table:table-cell table:formula="of:=-[.A411]" office:value-type="float" office:value="0.37848778546445" calcext:value-type="float">
            <text:p>0.37848778546445</text:p>
          </table:table-cell>
          <table:table-cell/>
          <table:table-cell table:formula="of:= 100 * ([.A412] - [.A411]*[.A411]) * ([.A412] - [.A411]*[.A411]) + (1 - [.A411]) * (1 - [.A411])" office:value-type="float" office:value="3.36779450177137" calcext:value-type="float">
            <text:p>3.36779450177137</text:p>
          </table:table-cell>
          <table:table-cell table:formula="of:= 100 * ([.B412] - [.B411]*[.B411]) * ([.B412] - [.B411]*[.B411]) + (1 - [.B411]) * (1 - [.B411])" office:value-type="float" office:value="3.12076537721214" calcext:value-type="float">
            <text:p>3.12076537721214</text:p>
          </table:table-cell>
          <table:table-cell table:formula="of:= [.A411]*[.A411]*[.A411]*[.A411] - 16*[.A411]*[.A411] + 5*[.A411]" office:value-type="float" office:value="-4.16396556417259" calcext:value-type="float">
            <text:p>-4.16396556417259</text:p>
          </table:table-cell>
          <table:table-cell table:formula="of:= [.B411]*[.B411]*[.B411]*[.B411] - 16*[.B411]*[.B411] + 5*[.B411]" office:value-type="float" office:value="-0.379087709528096" calcext:value-type="float">
            <text:p>-0.3790877095280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21098682779953" calcext:value-type="float">
            <text:p>0.0221098682779953</text:p>
          </table:table-cell>
          <table:table-cell table:formula="of:=-[.A412]" office:value-type="float" office:value="-0.0221098682779953" calcext:value-type="float">
            <text:p>-0.0221098682779953</text:p>
          </table:table-cell>
          <table:table-cell/>
          <table:table-cell table:formula="of:= 100 * ([.A413] - [.A412]*[.A412]) * ([.A413] - [.A412]*[.A412]) + (1 - [.A412]) * (1 - [.A412])" office:value-type="float" office:value="1.19952918164132" calcext:value-type="float">
            <text:p>1.19952918164132</text:p>
          </table:table-cell>
          <table:table-cell table:formula="of:= 100 * ([.B413] - [.B412]*[.B412]) * ([.B413] - [.B412]*[.B412]) + (1 - [.B412]) * (1 - [.B412])" office:value-type="float" office:value="1.29770847653669" calcext:value-type="float">
            <text:p>1.29770847653669</text:p>
          </table:table-cell>
          <table:table-cell table:formula="of:= [.A412]*[.A412]*[.A412]*[.A412] - 16*[.A412]*[.A412] + 5*[.A412]" office:value-type="float" office:value="0.102728039956332" calcext:value-type="float">
            <text:p>0.102728039956332</text:p>
          </table:table-cell>
          <table:table-cell table:formula="of:= [.B412]*[.B412]*[.B412]*[.B412] - 16*[.B412]*[.B412] + 5*[.B412]" office:value-type="float" office:value="-0.11837064282362" calcext:value-type="float">
            <text:p>-0.118370642823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98102485183167" calcext:value-type="float">
            <text:p>0.0498102485183167</text:p>
          </table:table-cell>
          <table:table-cell table:formula="of:=-[.A413]" office:value-type="float" office:value="-0.0498102485183167" calcext:value-type="float">
            <text:p>-0.0498102485183167</text:p>
          </table:table-cell>
          <table:table-cell/>
          <table:table-cell table:formula="of:= 100 * ([.A414] - [.A413]*[.A413]) * ([.A414] - [.A413]*[.A413]) + (1 - [.A413]) * (1 - [.A413])" office:value-type="float" office:value="2.90561143549053" calcext:value-type="float">
            <text:p>2.90561143549053</text:p>
          </table:table-cell>
          <table:table-cell table:formula="of:= 100 * ([.B414] - [.B413]*[.B413]) * ([.B414] - [.B413]*[.B413]) + (1 - [.B413]) * (1 - [.B413])" office:value-type="float" office:value="3.24776117934313" calcext:value-type="float">
            <text:p>3.24776117934313</text:p>
          </table:table-cell>
          <table:table-cell table:formula="of:= [.A413]*[.A413]*[.A413]*[.A413] - 16*[.A413]*[.A413] + 5*[.A413]" office:value-type="float" office:value="0.209360424535258" calcext:value-type="float">
            <text:p>0.209360424535258</text:p>
          </table:table-cell>
          <table:table-cell table:formula="of:= [.B413]*[.B413]*[.B413]*[.B413] - 16*[.B413]*[.B413] + 5*[.B413]" office:value-type="float" office:value="-0.288742060647909" calcext:value-type="float">
            <text:p>-0.2887420606479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999641675302" calcext:value-type="float">
            <text:p>0.143999641675302</text:p>
          </table:table-cell>
          <table:table-cell table:formula="of:=-[.A414]" office:value-type="float" office:value="-0.143999641675302" calcext:value-type="float">
            <text:p>-0.143999641675302</text:p>
          </table:table-cell>
          <table:table-cell/>
          <table:table-cell table:formula="of:= 100 * ([.A415] - [.A414]*[.A414]) * ([.A415] - [.A414]*[.A414]) + (1 - [.A414]) * (1 - [.A414])" office:value-type="float" office:value="15.1190775891999" calcext:value-type="float">
            <text:p>15.1190775891999</text:p>
          </table:table-cell>
          <table:table-cell table:formula="of:= 100 * ([.B415] - [.B414]*[.B414]) * ([.B415] - [.B414]*[.B414]) + (1 - [.B414]) * (1 - [.B414])" office:value-type="float" office:value="12.7210724061908" calcext:value-type="float">
            <text:p>12.7210724061908</text:p>
          </table:table-cell>
          <table:table-cell table:formula="of:= [.A414]*[.A414]*[.A414]*[.A414] - 16*[.A414]*[.A414] + 5*[.A414]" office:value-type="float" office:value="0.388653836950873" calcext:value-type="float">
            <text:p>0.388653836950873</text:p>
          </table:table-cell>
          <table:table-cell table:formula="of:= [.B414]*[.B414]*[.B414]*[.B414] - 16*[.B414]*[.B414] + 5*[.B414]" office:value-type="float" office:value="-1.05134257980215" calcext:value-type="float">
            <text:p>-1.05134257980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8557406272299" calcext:value-type="float">
            <text:p>-0.358557406272299</text:p>
          </table:table-cell>
          <table:table-cell table:formula="of:=-[.A415]" office:value-type="float" office:value="0.358557406272299" calcext:value-type="float">
            <text:p>0.358557406272299</text:p>
          </table:table-cell>
          <table:table-cell/>
          <table:table-cell table:formula="of:= 100 * ([.A416] - [.A415]*[.A415]) * ([.A416] - [.A415]*[.A415]) + (1 - [.A415]) * (1 - [.A415])" office:value-type="float" office:value="8.69288502907961" calcext:value-type="float">
            <text:p>8.69288502907961</text:p>
          </table:table-cell>
          <table:table-cell table:formula="of:= 100 * ([.B416] - [.B415]*[.B415]) * ([.B416] - [.B415]*[.B415]) + (1 - [.B415]) * (1 - [.B415])" office:value-type="float" office:value="0.413514169611789" calcext:value-type="float">
            <text:p>0.413514169611789</text:p>
          </table:table-cell>
          <table:table-cell table:formula="of:= [.A415]*[.A415]*[.A415]*[.A415] - 16*[.A415]*[.A415] + 5*[.A415]" office:value-type="float" office:value="-3.83327309753037" calcext:value-type="float">
            <text:p>-3.83327309753037</text:p>
          </table:table-cell>
          <table:table-cell table:formula="of:= [.B415]*[.B415]*[.B415]*[.B415] - 16*[.B415]*[.B415] + 5*[.B415]" office:value-type="float" office:value="-0.247699034807387" calcext:value-type="float">
            <text:p>-0.2476990348073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310826624563" calcext:value-type="float">
            <text:p>-0.13310826624563</text:p>
          </table:table-cell>
          <table:table-cell table:formula="of:=-[.A416]" office:value-type="float" office:value="0.13310826624563" calcext:value-type="float">
            <text:p>0.13310826624563</text:p>
          </table:table-cell>
          <table:table-cell/>
          <table:table-cell table:formula="of:= 100 * ([.A417] - [.A416]*[.A416]) * ([.A417] - [.A416]*[.A416]) + (1 - [.A416]) * (1 - [.A416])" office:value-type="float" office:value="8.53194105288682" calcext:value-type="float">
            <text:p>8.53194105288682</text:p>
          </table:table-cell>
          <table:table-cell table:formula="of:= 100 * ([.B417] - [.B416]*[.B416]) * ([.B417] - [.B416]*[.B416]) + (1 - [.B416]) * (1 - [.B416])" office:value-type="float" office:value="10.0330805638107" calcext:value-type="float">
            <text:p>10.0330805638107</text:p>
          </table:table-cell>
          <table:table-cell table:formula="of:= [.A416]*[.A416]*[.A416]*[.A416] - 16*[.A416]*[.A416] + 5*[.A416]" office:value-type="float" office:value="-0.948712379104395" calcext:value-type="float">
            <text:p>-0.948712379104395</text:p>
          </table:table-cell>
          <table:table-cell table:formula="of:= [.B416]*[.B416]*[.B416]*[.B416] - 16*[.B416]*[.B416] + 5*[.B416]" office:value-type="float" office:value="0.382370283351904" calcext:value-type="float">
            <text:p>0.3823702833519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6939033886335" calcext:value-type="float">
            <text:p>0.286939033886335</text:p>
          </table:table-cell>
          <table:table-cell table:formula="of:=-[.A417]" office:value-type="float" office:value="-0.286939033886335" calcext:value-type="float">
            <text:p>-0.286939033886335</text:p>
          </table:table-cell>
          <table:table-cell/>
          <table:table-cell table:formula="of:= 100 * ([.A418] - [.A417]*[.A417]) * ([.A418] - [.A417]*[.A417]) + (1 - [.A417]) * (1 - [.A417])" office:value-type="float" office:value="30.5759799584256" calcext:value-type="float">
            <text:p>30.5759799584256</text:p>
          </table:table-cell>
          <table:table-cell table:formula="of:= 100 * ([.B418] - [.B417]*[.B417]) * ([.B418] - [.B417]*[.B417]) + (1 - [.B417]) * (1 - [.B417])" office:value-type="float" office:value="16.3765249942569" calcext:value-type="float">
            <text:p>16.3765249942569</text:p>
          </table:table-cell>
          <table:table-cell table:formula="of:= [.A417]*[.A417]*[.A417]*[.A417] - 16*[.A417]*[.A417] + 5*[.A417]" office:value-type="float" office:value="0.124129911815315" calcext:value-type="float">
            <text:p>0.124129911815315</text:p>
          </table:table-cell>
          <table:table-cell table:formula="of:= [.B417]*[.B417]*[.B417]*[.B417] - 16*[.B417]*[.B417] + 5*[.B417]" office:value-type="float" office:value="-2.74526042704804" calcext:value-type="float">
            <text:p>-2.745260427048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004608996652" calcext:value-type="float">
            <text:p>-0.466004608996652</text:p>
          </table:table-cell>
          <table:table-cell table:formula="of:=-[.A418]" office:value-type="float" office:value="0.466004608996652" calcext:value-type="float">
            <text:p>0.466004608996652</text:p>
          </table:table-cell>
          <table:table-cell/>
          <table:table-cell table:formula="of:= 100 * ([.A419] - [.A418]*[.A418]) * ([.A419] - [.A418]*[.A418]) + (1 - [.A418]) * (1 - [.A418])" office:value-type="float" office:value="32.2246864952474" calcext:value-type="float">
            <text:p>32.2246864952474</text:p>
          </table:table-cell>
          <table:table-cell table:formula="of:= 100 * ([.B419] - [.B418]*[.B418]) * ([.B419] - [.B418]*[.B418]) + (1 - [.B418]) * (1 - [.B418])" office:value-type="float" office:value="1.58682455127273" calcext:value-type="float">
            <text:p>1.58682455127273</text:p>
          </table:table-cell>
          <table:table-cell table:formula="of:= [.A418]*[.A418]*[.A418]*[.A418] - 16*[.A418]*[.A418] + 5*[.A418]" office:value-type="float" office:value="-5.75742918069348" calcext:value-type="float">
            <text:p>-5.75742918069348</text:p>
          </table:table-cell>
          <table:table-cell table:formula="of:= [.B418]*[.B418]*[.B418]*[.B418] - 16*[.B418]*[.B418] + 5*[.B418]" office:value-type="float" office:value="-1.09738309072696" calcext:value-type="float">
            <text:p>-1.097383090726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1251201188465" calcext:value-type="float">
            <text:p>-0.331251201188465</text:p>
          </table:table-cell>
          <table:table-cell table:formula="of:=-[.A419]" office:value-type="float" office:value="0.331251201188465" calcext:value-type="float">
            <text:p>0.331251201188465</text:p>
          </table:table-cell>
          <table:table-cell/>
          <table:table-cell table:formula="of:= 100 * ([.A420] - [.A419]*[.A419]) * ([.A420] - [.A419]*[.A419]) + (1 - [.A419]) * (1 - [.A419])" office:value-type="float" office:value="1.77430379856336" calcext:value-type="float">
            <text:p>1.77430379856336</text:p>
          </table:table-cell>
          <table:table-cell table:formula="of:= 100 * ([.B420] - [.B419]*[.B419]) * ([.B420] - [.B419]*[.B419]) + (1 - [.B419]) * (1 - [.B419])" office:value-type="float" office:value="5.46522266236053" calcext:value-type="float">
            <text:p>5.46522266236053</text:p>
          </table:table-cell>
          <table:table-cell table:formula="of:= [.A419]*[.A419]*[.A419]*[.A419] - 16*[.A419]*[.A419] + 5*[.A419]" office:value-type="float" office:value="-3.39985364540611" calcext:value-type="float">
            <text:p>-3.39985364540611</text:p>
          </table:table-cell>
          <table:table-cell table:formula="of:= [.B419]*[.B419]*[.B419]*[.B419] - 16*[.B419]*[.B419] + 5*[.B419]" office:value-type="float" office:value="-0.087341633521453" calcext:value-type="float">
            <text:p>-0.0873416335214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4281518911382" calcext:value-type="float">
            <text:p>0.114281518911382</text:p>
          </table:table-cell>
          <table:table-cell table:formula="of:=-[.A420]" office:value-type="float" office:value="-0.114281518911382" calcext:value-type="float">
            <text:p>-0.114281518911382</text:p>
          </table:table-cell>
          <table:table-cell/>
          <table:table-cell table:formula="of:= 100 * ([.A421] - [.A420]*[.A420]) * ([.A421] - [.A420]*[.A420]) + (1 - [.A420]) * (1 - [.A420])" office:value-type="float" office:value="23.8122030334276" calcext:value-type="float">
            <text:p>23.8122030334276</text:p>
          </table:table-cell>
          <table:table-cell table:formula="of:= 100 * ([.B421] - [.B420]*[.B420]) * ([.B421] - [.B420]*[.B420]) + (1 - [.B420]) * (1 - [.B420])" office:value-type="float" office:value="21.8306554472498" calcext:value-type="float">
            <text:p>21.8306554472498</text:p>
          </table:table-cell>
          <table:table-cell table:formula="of:= [.A420]*[.A420]*[.A420]*[.A420] - 16*[.A420]*[.A420] + 5*[.A420]" office:value-type="float" office:value="0.362613916058449" calcext:value-type="float">
            <text:p>0.362613916058449</text:p>
          </table:table-cell>
          <table:table-cell table:formula="of:= [.B420]*[.B420]*[.B420]*[.B420] - 16*[.B420]*[.B420] + 5*[.B420]" office:value-type="float" office:value="-0.780201273055368" calcext:value-type="float">
            <text:p>-0.7802012730553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6811652822763" calcext:value-type="float">
            <text:p>-0.466811652822763</text:p>
          </table:table-cell>
          <table:table-cell table:formula="of:=-[.A421]" office:value-type="float" office:value="0.466811652822763" calcext:value-type="float">
            <text:p>0.466811652822763</text:p>
          </table:table-cell>
          <table:table-cell/>
          <table:table-cell table:formula="of:= 100 * ([.A422] - [.A421]*[.A421]) * ([.A422] - [.A421]*[.A421]) + (1 - [.A421]) * (1 - [.A421])" office:value-type="float" office:value="27.3587252956505" calcext:value-type="float">
            <text:p>27.3587252956505</text:p>
          </table:table-cell>
          <table:table-cell table:formula="of:= 100 * ([.B422] - [.B421]*[.B421]) * ([.B422] - [.B421]*[.B421]) + (1 - [.B421]) * (1 - [.B421])" office:value-type="float" office:value="0.723081793190773" calcext:value-type="float">
            <text:p>0.723081793190773</text:p>
          </table:table-cell>
          <table:table-cell table:formula="of:= [.A421]*[.A421]*[.A421]*[.A421] - 16*[.A421]*[.A421] + 5*[.A421]" office:value-type="float" office:value="-5.7731820439674" calcext:value-type="float">
            <text:p>-5.7731820439674</text:p>
          </table:table-cell>
          <table:table-cell table:formula="of:= [.B421]*[.B421]*[.B421]*[.B421] - 16*[.B421]*[.B421] + 5*[.B421]" office:value-type="float" office:value="-1.10506551573978" calcext:value-type="float">
            <text:p>-1.105065515739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4154494470483" calcext:value-type="float">
            <text:p>-0.284154494470483</text:p>
          </table:table-cell>
          <table:table-cell table:formula="of:=-[.A422]" office:value-type="float" office:value="0.284154494470483" calcext:value-type="float">
            <text:p>0.284154494470483</text:p>
          </table:table-cell>
          <table:table-cell/>
          <table:table-cell table:formula="of:= 100 * ([.A423] - [.A422]*[.A422]) * ([.A423] - [.A422]*[.A422]) + (1 - [.A422]) * (1 - [.A422])" office:value-type="float" office:value="4.45198971107419" calcext:value-type="float">
            <text:p>4.45198971107419</text:p>
          </table:table-cell>
          <table:table-cell table:formula="of:= 100 * ([.B423] - [.B422]*[.B422]) * ([.B423] - [.B422]*[.B422]) + (1 - [.B422]) * (1 - [.B422])" office:value-type="float" office:value="0.515953871904845" calcext:value-type="float">
            <text:p>0.515953871904845</text:p>
          </table:table-cell>
          <table:table-cell table:formula="of:= [.A422]*[.A422]*[.A422]*[.A422] - 16*[.A422]*[.A422] + 5*[.A422]" office:value-type="float" office:value="-2.70615334251656" calcext:value-type="float">
            <text:p>-2.70615334251656</text:p>
          </table:table-cell>
          <table:table-cell table:formula="of:= [.B422]*[.B422]*[.B422]*[.B422] - 16*[.B422]*[.B422] + 5*[.B422]" office:value-type="float" office:value="0.13539160218827" calcext:value-type="float">
            <text:p>0.135391602188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66759636078687" calcext:value-type="float">
            <text:p>-0.0866759636078687</text:p>
          </table:table-cell>
          <table:table-cell table:formula="of:=-[.A423]" office:value-type="float" office:value="0.0866759636078687" calcext:value-type="float">
            <text:p>0.0866759636078687</text:p>
          </table:table-cell>
          <table:table-cell/>
          <table:table-cell table:formula="of:= 100 * ([.A424] - [.A423]*[.A423]) * ([.A424] - [.A423]*[.A423]) + (1 - [.A423]) * (1 - [.A423])" office:value-type="float" office:value="16.1851026168672" calcext:value-type="float">
            <text:p>16.1851026168672</text:p>
          </table:table-cell>
          <table:table-cell table:formula="of:= 100 * ([.B424] - [.B423]*[.B423]) * ([.B424] - [.B423]*[.B423]) + (1 - [.B423]) * (1 - [.B423])" office:value-type="float" office:value="17.0250055567763" calcext:value-type="float">
            <text:p>17.0250055567763</text:p>
          </table:table-cell>
          <table:table-cell table:formula="of:= [.A423]*[.A423]*[.A423]*[.A423] - 16*[.A423]*[.A423] + 5*[.A423]" office:value-type="float" office:value="-0.553526939715108" calcext:value-type="float">
            <text:p>-0.553526939715108</text:p>
          </table:table-cell>
          <table:table-cell table:formula="of:= [.B423]*[.B423]*[.B423]*[.B423] - 16*[.B423]*[.B423] + 5*[.B423]" office:value-type="float" office:value="0.313232696363579" calcext:value-type="float">
            <text:p>0.3132326963635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4865765342689" calcext:value-type="float">
            <text:p>0.394865765342689</text:p>
          </table:table-cell>
          <table:table-cell table:formula="of:=-[.A424]" office:value-type="float" office:value="-0.394865765342689" calcext:value-type="float">
            <text:p>-0.394865765342689</text:p>
          </table:table-cell>
          <table:table-cell/>
          <table:table-cell table:formula="of:= 100 * ([.A425] - [.A424]*[.A424]) * ([.A425] - [.A424]*[.A424]) + (1 - [.A424]) * (1 - [.A424])" office:value-type="float" office:value="16.7574089283941" calcext:value-type="float">
            <text:p>16.7574089283941</text:p>
          </table:table-cell>
          <table:table-cell table:formula="of:= 100 * ([.B425] - [.B424]*[.B424]) * ([.B425] - [.B424]*[.B424]) + (1 - [.B424]) * (1 - [.B424])" office:value-type="float" office:value="2.81097444681586" calcext:value-type="float">
            <text:p>2.81097444681586</text:p>
          </table:table-cell>
          <table:table-cell table:formula="of:= [.A424]*[.A424]*[.A424]*[.A424] - 16*[.A424]*[.A424] + 5*[.A424]" office:value-type="float" office:value="-0.496064009492226" calcext:value-type="float">
            <text:p>-0.496064009492226</text:p>
          </table:table-cell>
          <table:table-cell table:formula="of:= [.B424]*[.B424]*[.B424]*[.B424] - 16*[.B424]*[.B424] + 5*[.B424]" office:value-type="float" office:value="-4.44472166291912" calcext:value-type="float">
            <text:p>-4.44472166291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8941762508109" calcext:value-type="float">
            <text:p>-0.248941762508109</text:p>
          </table:table-cell>
          <table:table-cell table:formula="of:=-[.A425]" office:value-type="float" office:value="0.248941762508109" calcext:value-type="float">
            <text:p>0.248941762508109</text:p>
          </table:table-cell>
          <table:table-cell/>
          <table:table-cell table:formula="of:= 100 * ([.A426] - [.A425]*[.A425]) * ([.A426] - [.A425]*[.A425]) + (1 - [.A425]) * (1 - [.A425])" office:value-type="float" office:value="30.3259365126692" calcext:value-type="float">
            <text:p>30.3259365126692</text:p>
          </table:table-cell>
          <table:table-cell table:formula="of:= 100 * ([.B426] - [.B425]*[.B425]) * ([.B426] - [.B425]*[.B425]) + (1 - [.B425]) * (1 - [.B425])" office:value-type="float" office:value="17.5711508478731" calcext:value-type="float">
            <text:p>17.5711508478731</text:p>
          </table:table-cell>
          <table:table-cell table:formula="of:= [.A425]*[.A425]*[.A425]*[.A425] - 16*[.A425]*[.A425] + 5*[.A425]" office:value-type="float" office:value="-2.23242030154794" calcext:value-type="float">
            <text:p>-2.23242030154794</text:p>
          </table:table-cell>
          <table:table-cell table:formula="of:= [.B425]*[.B425]*[.B425]*[.B425] - 16*[.B425]*[.B425] + 5*[.B425]" office:value-type="float" office:value="0.256997323533143" calcext:value-type="float">
            <text:p>0.2569973235331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4368198626982" calcext:value-type="float">
            <text:p>-0.474368198626982</text:p>
          </table:table-cell>
          <table:table-cell table:formula="of:=-[.A426]" office:value-type="float" office:value="0.474368198626982" calcext:value-type="float">
            <text:p>0.474368198626982</text:p>
          </table:table-cell>
          <table:table-cell/>
          <table:table-cell table:formula="of:= 100 * ([.A427] - [.A426]*[.A426]) * ([.A427] - [.A426]*[.A426]) + (1 - [.A426]) * (1 - [.A426])" office:value-type="float" office:value="53.5029157817589" calcext:value-type="float">
            <text:p>53.5029157817589</text:p>
          </table:table-cell>
          <table:table-cell table:formula="of:= 100 * ([.B427] - [.B426]*[.B426]) * ([.B427] - [.B426]*[.B426]) + (1 - [.B426]) * (1 - [.B426])" office:value-type="float" office:value="7.37282787348375" calcext:value-type="float">
            <text:p>7.37282787348375</text:p>
          </table:table-cell>
          <table:table-cell table:formula="of:= [.A426]*[.A426]*[.A426]*[.A426] - 16*[.A426]*[.A426] + 5*[.A426]" office:value-type="float" office:value="-5.92160766385734" calcext:value-type="float">
            <text:p>-5.92160766385734</text:p>
          </table:table-cell>
          <table:table-cell table:formula="of:= [.B426]*[.B426]*[.B426]*[.B426] - 16*[.B426]*[.B426] + 5*[.B426]" office:value-type="float" office:value="-1.17792567758752" calcext:value-type="float">
            <text:p>-1.177925677587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1418488889282" calcext:value-type="float">
            <text:p>-0.491418488889282</text:p>
          </table:table-cell>
          <table:table-cell table:formula="of:=-[.A427]" office:value-type="float" office:value="0.491418488889282" calcext:value-type="float">
            <text:p>0.491418488889282</text:p>
          </table:table-cell>
          <table:table-cell/>
          <table:table-cell table:formula="of:= 100 * ([.A428] - [.A427]*[.A427]) * ([.A428] - [.A427]*[.A427]) + (1 - [.A427]) * (1 - [.A427])" office:value-type="float" office:value="18.7443186188695" calcext:value-type="float">
            <text:p>18.7443186188695</text:p>
          </table:table-cell>
          <table:table-cell table:formula="of:= 100 * ([.B428] - [.B427]*[.B427]) * ([.B428] - [.B427]*[.B427]) + (1 - [.B427]) * (1 - [.B427])" office:value-type="float" office:value="0.844436637011718" calcext:value-type="float">
            <text:p>0.844436637011718</text:p>
          </table:table-cell>
          <table:table-cell table:formula="of:= [.A427]*[.A427]*[.A427]*[.A427] - 16*[.A427]*[.A427] + 5*[.A427]" office:value-type="float" office:value="-6.26264809455975" calcext:value-type="float">
            <text:p>-6.26264809455975</text:p>
          </table:table-cell>
          <table:table-cell table:formula="of:= [.B427]*[.B427]*[.B427]*[.B427] - 16*[.B427]*[.B427] + 5*[.B427]" office:value-type="float" office:value="-1.34846320566694" calcext:value-type="float">
            <text:p>-1.348463205666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4955768389382" calcext:value-type="float">
            <text:p>-0.164955768389382</text:p>
          </table:table-cell>
          <table:table-cell table:formula="of:=-[.A428]" office:value-type="float" office:value="0.164955768389382" calcext:value-type="float">
            <text:p>0.164955768389382</text:p>
          </table:table-cell>
          <table:table-cell/>
          <table:table-cell table:formula="of:= 100 * ([.A429] - [.A428]*[.A428]) * ([.A429] - [.A428]*[.A428]) + (1 - [.A428]) * (1 - [.A428])" office:value-type="float" office:value="3.3751894423051" calcext:value-type="float">
            <text:p>3.3751894423051</text:p>
          </table:table-cell>
          <table:table-cell table:formula="of:= 100 * ([.B429] - [.B428]*[.B428]) * ([.B429] - [.B428]*[.B428]) + (1 - [.B428]) * (1 - [.B428])" office:value-type="float" office:value="4.55771879931506" calcext:value-type="float">
            <text:p>4.55771879931506</text:p>
          </table:table-cell>
          <table:table-cell table:formula="of:= [.A428]*[.A428]*[.A428]*[.A428] - 16*[.A428]*[.A428] + 5*[.A428]" office:value-type="float" office:value="-1.25940492417698" calcext:value-type="float">
            <text:p>-1.25940492417698</text:p>
          </table:table-cell>
          <table:table-cell table:formula="of:= [.B428]*[.B428]*[.B428]*[.B428] - 16*[.B428]*[.B428] + 5*[.B428]" office:value-type="float" office:value="0.390152759716838" calcext:value-type="float">
            <text:p>0.3901527597168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9269108179905" calcext:value-type="float">
            <text:p>0.169269108179905</text:p>
          </table:table-cell>
          <table:table-cell table:formula="of:=-[.A429]" office:value-type="float" office:value="-0.169269108179905" calcext:value-type="float">
            <text:p>-0.169269108179905</text:p>
          </table:table-cell>
          <table:table-cell/>
          <table:table-cell table:formula="of:= 100 * ([.A430] - [.A429]*[.A429]) * ([.A430] - [.A429]*[.A429]) + (1 - [.A429]) * (1 - [.A429])" office:value-type="float" office:value="15.2771551424639" calcext:value-type="float">
            <text:p>15.2771551424639</text:p>
          </table:table-cell>
          <table:table-cell table:formula="of:= 100 * ([.B430] - [.B429]*[.B429]) * ([.B430] - [.B429]*[.B429]) + (1 - [.B429]) * (1 - [.B429])" office:value-type="float" office:value="20.659833529728" calcext:value-type="float">
            <text:p>20.659833529728</text:p>
          </table:table-cell>
          <table:table-cell table:formula="of:= [.A429]*[.A429]*[.A429]*[.A429] - 16*[.A429]*[.A429] + 5*[.A429]" office:value-type="float" office:value="0.388733984034708" calcext:value-type="float">
            <text:p>0.388733984034708</text:p>
          </table:table-cell>
          <table:table-cell table:formula="of:= [.B429]*[.B429]*[.B429]*[.B429] - 16*[.B429]*[.B429] + 5*[.B429]" office:value-type="float" office:value="-1.30395709776434" calcext:value-type="float">
            <text:p>-1.303957097764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58188485564" calcext:value-type="float">
            <text:p>0.41058188485564</text:p>
          </table:table-cell>
          <table:table-cell table:formula="of:=-[.A430]" office:value-type="float" office:value="-0.41058188485564" calcext:value-type="float">
            <text:p>-0.41058188485564</text:p>
          </table:table-cell>
          <table:table-cell/>
          <table:table-cell table:formula="of:= 100 * ([.A431] - [.A430]*[.A430]) * ([.A431] - [.A430]*[.A430]) + (1 - [.A430]) * (1 - [.A430])" office:value-type="float" office:value="0.532782119306939" calcext:value-type="float">
            <text:p>0.532782119306939</text:p>
          </table:table-cell>
          <table:table-cell table:formula="of:= 100 * ([.B431] - [.B430]*[.B430]) * ([.B431] - [.B430]*[.B430]) + (1 - [.B430]) * (1 - [.B430])" office:value-type="float" office:value="16.4456600062015" calcext:value-type="float">
            <text:p>16.4456600062015</text:p>
          </table:table-cell>
          <table:table-cell table:formula="of:= [.A430]*[.A430]*[.A430]*[.A430] - 16*[.A430]*[.A430] + 5*[.A430]" office:value-type="float" office:value="-0.615911954297931" calcext:value-type="float">
            <text:p>-0.615911954297931</text:p>
          </table:table-cell>
          <table:table-cell table:formula="of:= [.B430]*[.B430]*[.B430]*[.B430] - 16*[.B430]*[.B430] + 5*[.B430]" office:value-type="float" office:value="-4.72173080285433" calcext:value-type="float">
            <text:p>-4.721730802854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1631915400766" calcext:value-type="float">
            <text:p>0.211631915400766</text:p>
          </table:table-cell>
          <table:table-cell table:formula="of:=-[.A431]" office:value-type="float" office:value="-0.211631915400766" calcext:value-type="float">
            <text:p>-0.211631915400766</text:p>
          </table:table-cell>
          <table:table-cell/>
          <table:table-cell table:formula="of:= 100 * ([.A432] - [.A431]*[.A431]) * ([.A432] - [.A431]*[.A431]) + (1 - [.A431]) * (1 - [.A431])" office:value-type="float" office:value="3.69022254821127" calcext:value-type="float">
            <text:p>3.69022254821127</text:p>
          </table:table-cell>
          <table:table-cell table:formula="of:= 100 * ([.B432] - [.B431]*[.B431]) * ([.B432] - [.B431]*[.B431]) + (1 - [.B431]) * (1 - [.B431])" office:value-type="float" office:value="8.47747442972614" calcext:value-type="float">
            <text:p>8.47747442972614</text:p>
          </table:table-cell>
          <table:table-cell table:formula="of:= [.A431]*[.A431]*[.A431]*[.A431] - 16*[.A431]*[.A431] + 5*[.A431]" office:value-type="float" office:value="0.343556466145472" calcext:value-type="float">
            <text:p>0.343556466145472</text:p>
          </table:table-cell>
          <table:table-cell table:formula="of:= [.B431]*[.B431]*[.B431]*[.B431] - 16*[.B431]*[.B431] + 5*[.B431]" office:value-type="float" office:value="-1.77276268786218" calcext:value-type="float">
            <text:p>-1.772762687862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9965072710947" calcext:value-type="float">
            <text:p>0.219965072710947</text:p>
          </table:table-cell>
          <table:table-cell table:formula="of:=-[.A432]" office:value-type="float" office:value="-0.219965072710947" calcext:value-type="float">
            <text:p>-0.219965072710947</text:p>
          </table:table-cell>
          <table:table-cell/>
          <table:table-cell table:formula="of:= 100 * ([.A433] - [.A432]*[.A432]) * ([.A433] - [.A432]*[.A432]) + (1 - [.A432]) * (1 - [.A432])" office:value-type="float" office:value="0.615070791698731" calcext:value-type="float">
            <text:p>0.615070791698731</text:p>
          </table:table-cell>
          <table:table-cell table:formula="of:= 100 * ([.B433] - [.B432]*[.B432]) * ([.B433] - [.B432]*[.B432]) + (1 - [.B432]) * (1 - [.B432])" office:value-type="float" office:value="2.58878570613703" calcext:value-type="float">
            <text:p>2.58878570613703</text:p>
          </table:table-cell>
          <table:table-cell table:formula="of:= [.A432]*[.A432]*[.A432]*[.A432] - 16*[.A432]*[.A432] + 5*[.A432]" office:value-type="float" office:value="0.328012304882151" calcext:value-type="float">
            <text:p>0.328012304882151</text:p>
          </table:table-cell>
          <table:table-cell table:formula="of:= [.B432]*[.B432]*[.B432]*[.B432] - 16*[.B432]*[.B432] + 5*[.B432]" office:value-type="float" office:value="-1.87163842222732" calcext:value-type="float">
            <text:p>-1.871638422227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65186997897231" calcext:value-type="float">
            <text:p>0.0565186997897231</text:p>
          </table:table-cell>
          <table:table-cell table:formula="of:=-[.A433]" office:value-type="float" office:value="-0.0565186997897231" calcext:value-type="float">
            <text:p>-0.0565186997897231</text:p>
          </table:table-cell>
          <table:table-cell/>
          <table:table-cell table:formula="of:= 100 * ([.A434] - [.A433]*[.A433]) * ([.A434] - [.A433]*[.A433]) + (1 - [.A433]) * (1 - [.A433])" office:value-type="float" office:value="22.7489600752781" calcext:value-type="float">
            <text:p>22.7489600752781</text:p>
          </table:table-cell>
          <table:table-cell table:formula="of:= 100 * ([.B434] - [.B433]*[.B433]) * ([.B434] - [.B433]*[.B433]) + (1 - [.B433]) * (1 - [.B433])" office:value-type="float" office:value="23.5765058477838" calcext:value-type="float">
            <text:p>23.5765058477838</text:p>
          </table:table-cell>
          <table:table-cell table:formula="of:= [.A433]*[.A433]*[.A433]*[.A433] - 16*[.A433]*[.A433] + 5*[.A433]" office:value-type="float" office:value="0.231493888091579" calcext:value-type="float">
            <text:p>0.231493888091579</text:p>
          </table:table-cell>
          <table:table-cell table:formula="of:= [.B433]*[.B433]*[.B433]*[.B433] - 16*[.B433]*[.B433] + 5*[.B433]" office:value-type="float" office:value="-0.333693109805652" calcext:value-type="float">
            <text:p>-0.3336931098056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0728352686933" calcext:value-type="float">
            <text:p>0.470728352686933</text:p>
          </table:table-cell>
          <table:table-cell table:formula="of:=-[.A434]" office:value-type="float" office:value="-0.470728352686933" calcext:value-type="float">
            <text:p>-0.470728352686933</text:p>
          </table:table-cell>
          <table:table-cell/>
          <table:table-cell table:formula="of:= 100 * ([.A435] - [.A434]*[.A434]) * ([.A435] - [.A434]*[.A434]) + (1 - [.A434]) * (1 - [.A434])" office:value-type="float" office:value="0.882983559288986" calcext:value-type="float">
            <text:p>0.882983559288986</text:p>
          </table:table-cell>
          <table:table-cell table:formula="of:= 100 * ([.B435] - [.B434]*[.B434]) * ([.B435] - [.B434]*[.B434]) + (1 - [.B434]) * (1 - [.B434])" office:value-type="float" office:value="29.2877752968437" calcext:value-type="float">
            <text:p>29.2877752968437</text:p>
          </table:table-cell>
          <table:table-cell table:formula="of:= [.A434]*[.A434]*[.A434]*[.A434] - 16*[.A434]*[.A434] + 5*[.A434]" office:value-type="float" office:value="-1.14262115604667" calcext:value-type="float">
            <text:p>-1.14262115604667</text:p>
          </table:table-cell>
          <table:table-cell table:formula="of:= [.B434]*[.B434]*[.B434]*[.B434] - 16*[.B434]*[.B434] + 5*[.B434]" office:value-type="float" office:value="-5.84990468291599" calcext:value-type="float">
            <text:p>-5.849904682915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9228925019135" calcext:value-type="float">
            <text:p>0.299228925019135</text:p>
          </table:table-cell>
          <table:table-cell table:formula="of:=-[.A435]" office:value-type="float" office:value="-0.299228925019135" calcext:value-type="float">
            <text:p>-0.299228925019135</text:p>
          </table:table-cell>
          <table:table-cell/>
          <table:table-cell table:formula="of:= 100 * ([.A436] - [.A435]*[.A435]) * ([.A436] - [.A435]*[.A435]) + (1 - [.A435]) * (1 - [.A435])" office:value-type="float" office:value="0.633071010091775" calcext:value-type="float">
            <text:p>0.633071010091775</text:p>
          </table:table-cell>
          <table:table-cell table:formula="of:= 100 * ([.B436] - [.B435]*[.B435]) * ([.B436] - [.B435]*[.B435]) + (1 - [.B435]) * (1 - [.B435])" office:value-type="float" office:value="3.68722828334862" calcext:value-type="float">
            <text:p>3.68722828334862</text:p>
          </table:table-cell>
          <table:table-cell table:formula="of:= [.A435]*[.A435]*[.A435]*[.A435] - 16*[.A435]*[.A435] + 5*[.A435]" office:value-type="float" office:value="0.0715544764188225" calcext:value-type="float">
            <text:p>0.0715544764188225</text:p>
          </table:table-cell>
          <table:table-cell table:formula="of:= [.B435]*[.B435]*[.B435]*[.B435] - 16*[.B435]*[.B435] + 5*[.B435]" office:value-type="float" office:value="-2.92073477377253" calcext:value-type="float">
            <text:p>-2.920734773772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18562682677806" calcext:value-type="float">
            <text:p>0.0518562682677806</text:p>
          </table:table-cell>
          <table:table-cell table:formula="of:=-[.A436]" office:value-type="float" office:value="-0.0518562682677806" calcext:value-type="float">
            <text:p>-0.0518562682677806</text:p>
          </table:table-cell>
          <table:table-cell/>
          <table:table-cell table:formula="of:= 100 * ([.A437] - [.A436]*[.A436]) * ([.A437] - [.A436]*[.A436]) + (1 - [.A436]) * (1 - [.A436])" office:value-type="float" office:value="7.52731174143462" calcext:value-type="float">
            <text:p>7.52731174143462</text:p>
          </table:table-cell>
          <table:table-cell table:formula="of:= 100 * ([.B437] - [.B436]*[.B436]) * ([.B437] - [.B436]*[.B436]) + (1 - [.B436]) * (1 - [.B436])" office:value-type="float" office:value="8.0145559037576" calcext:value-type="float">
            <text:p>8.0145559037576</text:p>
          </table:table-cell>
          <table:table-cell table:formula="of:= [.A436]*[.A436]*[.A436]*[.A436] - 16*[.A436]*[.A436] + 5*[.A436]" office:value-type="float" office:value="0.216263411511568" calcext:value-type="float">
            <text:p>0.216263411511568</text:p>
          </table:table-cell>
          <table:table-cell table:formula="of:= [.B436]*[.B436]*[.B436]*[.B436] - 16*[.B436]*[.B436] + 5*[.B436]" office:value-type="float" office:value="-0.302299271166237" calcext:value-type="float">
            <text:p>-0.3022992711662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0144606688566" calcext:value-type="float">
            <text:p>0.260144606688566</text:p>
          </table:table-cell>
          <table:table-cell table:formula="of:=-[.A437]" office:value-type="float" office:value="-0.260144606688566" calcext:value-type="float">
            <text:p>-0.260144606688566</text:p>
          </table:table-cell>
          <table:table-cell/>
          <table:table-cell table:formula="of:= 100 * ([.A438] - [.A437]*[.A437]) * ([.A438] - [.A437]*[.A437]) + (1 - [.A437]) * (1 - [.A437])" office:value-type="float" office:value="14.6089862923852" calcext:value-type="float">
            <text:p>14.6089862923852</text:p>
          </table:table-cell>
          <table:table-cell table:formula="of:= 100 * ([.B438] - [.B437]*[.B437]) * ([.B438] - [.B437]*[.B437]) + (1 - [.B437]) * (1 - [.B437])" office:value-type="float" office:value="27.6324964010508" calcext:value-type="float">
            <text:p>27.6324964010508</text:p>
          </table:table-cell>
          <table:table-cell table:formula="of:= [.A437]*[.A437]*[.A437]*[.A437] - 16*[.A437]*[.A437] + 5*[.A437]" office:value-type="float" office:value="0.222499506129769" calcext:value-type="float">
            <text:p>0.222499506129769</text:p>
          </table:table-cell>
          <table:table-cell table:formula="of:= [.B437]*[.B437]*[.B437]*[.B437] - 16*[.B437]*[.B437] + 5*[.B437]" office:value-type="float" office:value="-2.37894656075589" calcext:value-type="float">
            <text:p>-2.378946560755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2663220055575" calcext:value-type="float">
            <text:p>0.442663220055575</text:p>
          </table:table-cell>
          <table:table-cell table:formula="of:=-[.A438]" office:value-type="float" office:value="-0.442663220055575" calcext:value-type="float">
            <text:p>-0.442663220055575</text:p>
          </table:table-cell>
          <table:table-cell/>
          <table:table-cell table:formula="of:= 100 * ([.A439] - [.A438]*[.A438]) * ([.A439] - [.A438]*[.A438]) + (1 - [.A438]) * (1 - [.A438])" office:value-type="float" office:value="3.13065101960805" calcext:value-type="float">
            <text:p>3.13065101960805</text:p>
          </table:table-cell>
          <table:table-cell table:formula="of:= 100 * ([.B439] - [.B438]*[.B438]) * ([.B439] - [.B438]*[.B438]) + (1 - [.B438]) * (1 - [.B438])" office:value-type="float" office:value="33.4223301879437" calcext:value-type="float">
            <text:p>33.4223301879437</text:p>
          </table:table-cell>
          <table:table-cell table:formula="of:= [.A438]*[.A438]*[.A438]*[.A438] - 16*[.A438]*[.A438] + 5*[.A438]" office:value-type="float" office:value="-0.883498834788896" calcext:value-type="float">
            <text:p>-0.883498834788896</text:p>
          </table:table-cell>
          <table:table-cell table:formula="of:= [.B438]*[.B438]*[.B438]*[.B438] - 16*[.B438]*[.B438] + 5*[.B438]" office:value-type="float" office:value="-5.31013103534465" calcext:value-type="float">
            <text:p>-5.310131035344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3880078598845" calcext:value-type="float">
            <text:p>0.363880078598845</text:p>
          </table:table-cell>
          <table:table-cell table:formula="of:=-[.A439]" office:value-type="float" office:value="-0.363880078598845" calcext:value-type="float">
            <text:p>-0.363880078598845</text:p>
          </table:table-cell>
          <table:table-cell/>
          <table:table-cell table:formula="of:= 100 * ([.A440] - [.A439]*[.A439]) * ([.A440] - [.A439]*[.A439]) + (1 - [.A439]) * (1 - [.A439])" office:value-type="float" office:value="17.7392837609201" calcext:value-type="float">
            <text:p>17.7392837609201</text:p>
          </table:table-cell>
          <table:table-cell table:formula="of:= 100 * ([.B440] - [.B439]*[.B439]) * ([.B440] - [.B439]*[.B439]) + (1 - [.B439]) * (1 - [.B439])" office:value-type="float" office:value="4.15634573254262" calcext:value-type="float">
            <text:p>4.15634573254262</text:p>
          </table:table-cell>
          <table:table-cell table:formula="of:= [.A439]*[.A439]*[.A439]*[.A439] - 16*[.A439]*[.A439] + 5*[.A439]" office:value-type="float" office:value="-0.281606925715538" calcext:value-type="float">
            <text:p>-0.281606925715538</text:p>
          </table:table-cell>
          <table:table-cell table:formula="of:= [.B439]*[.B439]*[.B439]*[.B439] - 16*[.B439]*[.B439] + 5*[.B439]" office:value-type="float" office:value="-3.92040771170399" calcext:value-type="float">
            <text:p>-3.920407711703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3940122989758" calcext:value-type="float">
            <text:p>-0.283940122989758</text:p>
          </table:table-cell>
          <table:table-cell table:formula="of:=-[.A440]" office:value-type="float" office:value="0.283940122989758" calcext:value-type="float">
            <text:p>0.283940122989758</text:p>
          </table:table-cell>
          <table:table-cell/>
          <table:table-cell table:formula="of:= 100 * ([.A441] - [.A440]*[.A440]) * ([.A441] - [.A440]*[.A440]) + (1 - [.A440]) * (1 - [.A440])" office:value-type="float" office:value="4.5771673411805" calcext:value-type="float">
            <text:p>4.5771673411805</text:p>
          </table:table-cell>
          <table:table-cell table:formula="of:= 100 * ([.B441] - [.B440]*[.B440]) * ([.B441] - [.B440]*[.B440]) + (1 - [.B440]) * (1 - [.B440])" office:value-type="float" office:value="0.522521856862685" calcext:value-type="float">
            <text:p>0.522521856862685</text:p>
          </table:table-cell>
          <table:table-cell table:formula="of:= [.A440]*[.A440]*[.A440]*[.A440] - 16*[.A440]*[.A440] + 5*[.A440]" office:value-type="float" office:value="-2.70315260421702" calcext:value-type="float">
            <text:p>-2.70315260421702</text:p>
          </table:table-cell>
          <table:table-cell table:formula="of:= [.B440]*[.B440]*[.B440]*[.B440] - 16*[.B440]*[.B440] + 5*[.B440]" office:value-type="float" office:value="0.13624862568056" calcext:value-type="float">
            <text:p>0.136248625680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0511437006533" calcext:value-type="float">
            <text:p>-0.090511437006533</text:p>
          </table:table-cell>
          <table:table-cell table:formula="of:=-[.A441]" office:value-type="float" office:value="0.090511437006533" calcext:value-type="float">
            <text:p>0.090511437006533</text:p>
          </table:table-cell>
          <table:table-cell/>
          <table:table-cell table:formula="of:= 100 * ([.A442] - [.A441]*[.A441]) * ([.A442] - [.A441]*[.A441]) + (1 - [.A441]) * (1 - [.A441])" office:value-type="float" office:value="12.2387682737562" calcext:value-type="float">
            <text:p>12.2387682737562</text:p>
          </table:table-cell>
          <table:table-cell table:formula="of:= 100 * ([.B442] - [.B441]*[.B441]) * ([.B442] - [.B441]*[.B441]) + (1 - [.B441]) * (1 - [.B441])" office:value-type="float" office:value="12.9928475126667" calcext:value-type="float">
            <text:p>12.9928475126667</text:p>
          </table:table-cell>
          <table:table-cell table:formula="of:= [.A441]*[.A441]*[.A441]*[.A441] - 16*[.A441]*[.A441] + 5*[.A441]" office:value-type="float" office:value="-0.583567194585732" calcext:value-type="float">
            <text:p>-0.583567194585732</text:p>
          </table:table-cell>
          <table:table-cell table:formula="of:= [.B441]*[.B441]*[.B441]*[.B441] - 16*[.B441]*[.B441] + 5*[.B441]" office:value-type="float" office:value="0.321547175479598" calcext:value-type="float">
            <text:p>0.3215471754795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0601000613754" calcext:value-type="float">
            <text:p>0.340601000613754</text:p>
          </table:table-cell>
          <table:table-cell table:formula="of:=-[.A442]" office:value-type="float" office:value="-0.340601000613754" calcext:value-type="float">
            <text:p>-0.340601000613754</text:p>
          </table:table-cell>
          <table:table-cell/>
          <table:table-cell table:formula="of:= 100 * ([.A443] - [.A442]*[.A442]) * ([.A443] - [.A442]*[.A442]) + (1 - [.A442]) * (1 - [.A442])" office:value-type="float" office:value="26.762670616867" calcext:value-type="float">
            <text:p>26.762670616867</text:p>
          </table:table-cell>
          <table:table-cell table:formula="of:= 100 * ([.B443] - [.B442]*[.B442]) * ([.B443] - [.B442]*[.B442]) + (1 - [.B442]) * (1 - [.B442])" office:value-type="float" office:value="9.6983003172644" calcext:value-type="float">
            <text:p>9.6983003172644</text:p>
          </table:table-cell>
          <table:table-cell table:formula="of:= [.A442]*[.A442]*[.A442]*[.A442] - 16*[.A442]*[.A442] + 5*[.A442]" office:value-type="float" office:value="-0.139681565099297" calcext:value-type="float">
            <text:p>-0.139681565099297</text:p>
          </table:table-cell>
          <table:table-cell table:formula="of:= [.B442]*[.B442]*[.B442]*[.B442] - 16*[.B442]*[.B442] + 5*[.B442]" office:value-type="float" office:value="-3.54569157123684" calcext:value-type="float">
            <text:p>-3.54569157123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7097804724587" calcext:value-type="float">
            <text:p>-0.397097804724587</text:p>
          </table:table-cell>
          <table:table-cell table:formula="of:=-[.A443]" office:value-type="float" office:value="0.397097804724587" calcext:value-type="float">
            <text:p>0.397097804724587</text:p>
          </table:table-cell>
          <table:table-cell/>
          <table:table-cell table:formula="of:= 100 * ([.A444] - [.A443]*[.A443]) * ([.A444] - [.A443]*[.A443]) + (1 - [.A443]) * (1 - [.A443])" office:value-type="float" office:value="5.8864133620848" calcext:value-type="float">
            <text:p>5.8864133620848</text:p>
          </table:table-cell>
          <table:table-cell table:formula="of:= 100 * ([.B444] - [.B443]*[.B443]) * ([.B444] - [.B443]*[.B443]) + (1 - [.B443]) * (1 - [.B443])" office:value-type="float" office:value="26.7553277220875" calcext:value-type="float">
            <text:p>26.7553277220875</text:p>
          </table:table-cell>
          <table:table-cell table:formula="of:= [.A443]*[.A443]*[.A443]*[.A443] - 16*[.A443]*[.A443] + 5*[.A443]" office:value-type="float" office:value="-4.48361060309905" calcext:value-type="float">
            <text:p>-4.48361060309905</text:p>
          </table:table-cell>
          <table:table-cell table:formula="of:= [.B443]*[.B443]*[.B443]*[.B443] - 16*[.B443]*[.B443] + 5*[.B443]" office:value-type="float" office:value="-0.512632555853175" calcext:value-type="float">
            <text:p>-0.5126325558531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6043191141777" calcext:value-type="float">
            <text:p>0.356043191141777</text:p>
          </table:table-cell>
          <table:table-cell table:formula="of:=-[.A444]" office:value-type="float" office:value="-0.356043191141777" calcext:value-type="float">
            <text:p>-0.356043191141777</text:p>
          </table:table-cell>
          <table:table-cell/>
          <table:table-cell table:formula="of:= 100 * ([.A445] - [.A444]*[.A444]) * ([.A445] - [.A444]*[.A444]) + (1 - [.A444]) * (1 - [.A444])" office:value-type="float" office:value="7.02519600521599" calcext:value-type="float">
            <text:p>7.02519600521599</text:p>
          </table:table-cell>
          <table:table-cell table:formula="of:= 100 * ([.B445] - [.B444]*[.B444]) * ([.B445] - [.B444]*[.B444]) + (1 - [.B444]) * (1 - [.B444])" office:value-type="float" office:value="1.84013171533977" calcext:value-type="float">
            <text:p>1.84013171533977</text:p>
          </table:table-cell>
          <table:table-cell table:formula="of:= [.A444]*[.A444]*[.A444]*[.A444] - 16*[.A444]*[.A444] + 5*[.A444]" office:value-type="float" office:value="-0.231982297716678" calcext:value-type="float">
            <text:p>-0.231982297716678</text:p>
          </table:table-cell>
          <table:table-cell table:formula="of:= [.B444]*[.B444]*[.B444]*[.B444] - 16*[.B444]*[.B444] + 5*[.B444]" office:value-type="float" office:value="-3.79241420913445" calcext:value-type="float">
            <text:p>-3.792414209134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30342476399829" calcext:value-type="float">
            <text:p>-0.130342476399829</text:p>
          </table:table-cell>
          <table:table-cell table:formula="of:=-[.A445]" office:value-type="float" office:value="0.130342476399829" calcext:value-type="float">
            <text:p>0.130342476399829</text:p>
          </table:table-cell>
          <table:table-cell/>
          <table:table-cell table:formula="of:= 100 * ([.A446] - [.A445]*[.A445]) * ([.A446] - [.A445]*[.A445]) + (1 - [.A445]) * (1 - [.A445])" office:value-type="float" office:value="1.93931647432377" calcext:value-type="float">
            <text:p>1.93931647432377</text:p>
          </table:table-cell>
          <table:table-cell table:formula="of:= 100 * ([.B446] - [.B445]*[.B445]) * ([.B446] - [.B445]*[.B445]) + (1 - [.B445]) * (1 - [.B445])" office:value-type="float" office:value="0.980630335741247" calcext:value-type="float">
            <text:p>0.980630335741247</text:p>
          </table:table-cell>
          <table:table-cell table:formula="of:= [.A445]*[.A445]*[.A445]*[.A445] - 16*[.A445]*[.A445] + 5*[.A445]" office:value-type="float" office:value="-0.923250328867071" calcext:value-type="float">
            <text:p>-0.923250328867071</text:p>
          </table:table-cell>
          <table:table-cell table:formula="of:= [.B445]*[.B445]*[.B445]*[.B445] - 16*[.B445]*[.B445] + 5*[.B445]" office:value-type="float" office:value="0.380174435131224" calcext:value-type="float">
            <text:p>0.3801744351312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4352240381099" calcext:value-type="float">
            <text:p>-0.064352240381099</text:p>
          </table:table-cell>
          <table:table-cell table:formula="of:=-[.A446]" office:value-type="float" office:value="0.064352240381099" calcext:value-type="float">
            <text:p>0.064352240381099</text:p>
          </table:table-cell>
          <table:table-cell/>
          <table:table-cell table:formula="of:= 100 * ([.A447] - [.A446]*[.A446]) * ([.A447] - [.A446]*[.A446]) + (1 - [.A446]) * (1 - [.A446])" office:value-type="float" office:value="3.62991334120247" calcext:value-type="float">
            <text:p>3.62991334120247</text:p>
          </table:table-cell>
          <table:table-cell table:formula="of:= 100 * ([.B447] - [.B446]*[.B446]) * ([.B447] - [.B446]*[.B446]) + (1 - [.B446]) * (1 - [.B446])" office:value-type="float" office:value="3.64112375190494" calcext:value-type="float">
            <text:p>3.64112375190494</text:p>
          </table:table-cell>
          <table:table-cell table:formula="of:= [.A446]*[.A446]*[.A446]*[.A446] - 16*[.A446]*[.A446] + 5*[.A446]" office:value-type="float" office:value="-0.388003425751324" calcext:value-type="float">
            <text:p>-0.388003425751324</text:p>
          </table:table-cell>
          <table:table-cell table:formula="of:= [.B446]*[.B446]*[.B446]*[.B446] - 16*[.B446]*[.B446] + 5*[.B446]" office:value-type="float" office:value="0.255518978059665" calcext:value-type="float">
            <text:p>0.2555189780596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2162337581443" calcext:value-type="float">
            <text:p>0.162162337581443</text:p>
          </table:table-cell>
          <table:table-cell table:formula="of:=-[.A447]" office:value-type="float" office:value="-0.162162337581443" calcext:value-type="float">
            <text:p>-0.162162337581443</text:p>
          </table:table-cell>
          <table:table-cell/>
          <table:table-cell table:formula="of:= 100 * ([.A448] - [.A447]*[.A447]) * ([.A448] - [.A447]*[.A447]) + (1 - [.A447]) * (1 - [.A447])" office:value-type="float" office:value="9.17024048341277" calcext:value-type="float">
            <text:p>9.17024048341277</text:p>
          </table:table-cell>
          <table:table-cell table:formula="of:= 100 * ([.B448] - [.B447]*[.B447]) * ([.B448] - [.B447]*[.B447]) + (1 - [.B447]) * (1 - [.B447])" office:value-type="float" office:value="13.1564522633572" calcext:value-type="float">
            <text:p>13.1564522633572</text:p>
          </table:table-cell>
          <table:table-cell table:formula="of:= [.A447]*[.A447]*[.A447]*[.A447] - 16*[.A447]*[.A447] + 5*[.A447]" office:value-type="float" office:value="0.39075722064876" calcext:value-type="float">
            <text:p>0.39075722064876</text:p>
          </table:table-cell>
          <table:table-cell table:formula="of:= [.B447]*[.B447]*[.B447]*[.B447] - 16*[.B447]*[.B447] + 5*[.B447]" office:value-type="float" office:value="-1.23086615516567" calcext:value-type="float">
            <text:p>-1.23086615516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7299519503198" calcext:value-type="float">
            <text:p>0.317299519503198</text:p>
          </table:table-cell>
          <table:table-cell table:formula="of:=-[.A448]" office:value-type="float" office:value="-0.317299519503198" calcext:value-type="float">
            <text:p>-0.317299519503198</text:p>
          </table:table-cell>
          <table:table-cell/>
          <table:table-cell table:formula="of:= 100 * ([.A449] - [.A448]*[.A448]) * ([.A449] - [.A448]*[.A448]) + (1 - [.A448]) * (1 - [.A448])" office:value-type="float" office:value="10.3832008336501" calcext:value-type="float">
            <text:p>10.3832008336501</text:p>
          </table:table-cell>
          <table:table-cell table:formula="of:= 100 * ([.B449] - [.B448]*[.B448]) * ([.B449] - [.B448]*[.B448]) + (1 - [.B448]) * (1 - [.B448])" office:value-type="float" office:value="3.02478897147134" calcext:value-type="float">
            <text:p>3.02478897147134</text:p>
          </table:table-cell>
          <table:table-cell table:formula="of:= [.A448]*[.A448]*[.A448]*[.A448] - 16*[.A448]*[.A448] + 5*[.A448]" office:value-type="float" office:value="-0.0142299056792485" calcext:value-type="float">
            <text:p>-0.0142299056792485</text:p>
          </table:table-cell>
          <table:table-cell table:formula="of:= [.B448]*[.B448]*[.B448]*[.B448] - 16*[.B448]*[.B448] + 5*[.B448]" office:value-type="float" office:value="-3.18722510071123" calcext:value-type="float">
            <text:p>-3.18722510071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4235620611304" calcext:value-type="float">
            <text:p>-0.214235620611304</text:p>
          </table:table-cell>
          <table:table-cell table:formula="of:=-[.A449]" office:value-type="float" office:value="0.214235620611304" calcext:value-type="float">
            <text:p>0.214235620611304</text:p>
          </table:table-cell>
          <table:table-cell/>
          <table:table-cell table:formula="of:= 100 * ([.A450] - [.A449]*[.A449]) * ([.A450] - [.A449]*[.A449]) + (1 - [.A449]) * (1 - [.A449])" office:value-type="float" office:value="4.00447468479713" calcext:value-type="float">
            <text:p>4.00447468479713</text:p>
          </table:table-cell>
          <table:table-cell table:formula="of:= 100 * ([.B450] - [.B449]*[.B449]) * ([.B450] - [.B449]*[.B449]) + (1 - [.B449]) * (1 - [.B449])" office:value-type="float" office:value="6.91034351476042" calcext:value-type="float">
            <text:p>6.91034351476042</text:p>
          </table:table-cell>
          <table:table-cell table:formula="of:= [.A449]*[.A449]*[.A449]*[.A449] - 16*[.A449]*[.A449] + 5*[.A449]" office:value-type="float" office:value="-1.80342199574176" calcext:value-type="float">
            <text:p>-1.80342199574176</text:p>
          </table:table-cell>
          <table:table-cell table:formula="of:= [.B449]*[.B449]*[.B449]*[.B449] - 16*[.B449]*[.B449] + 5*[.B449]" office:value-type="float" office:value="0.338934210371287" calcext:value-type="float">
            <text:p>0.3389342103712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4959987442096" calcext:value-type="float">
            <text:p>0.204959987442096</text:p>
          </table:table-cell>
          <table:table-cell table:formula="of:=-[.A450]" office:value-type="float" office:value="-0.204959987442096" calcext:value-type="float">
            <text:p>-0.204959987442096</text:p>
          </table:table-cell>
          <table:table-cell/>
          <table:table-cell table:formula="of:= 100 * ([.A451] - [.A450]*[.A450]) * ([.A451] - [.A450]*[.A450]) + (1 - [.A450]) * (1 - [.A450])" office:value-type="float" office:value="10.7652711948252" calcext:value-type="float">
            <text:p>10.7652711948252</text:p>
          </table:table-cell>
          <table:table-cell table:formula="of:= 100 * ([.B451] - [.B450]*[.B450]) * ([.B451] - [.B450]*[.B450]) + (1 - [.B450]) * (1 - [.B450])" office:value-type="float" office:value="17.6399815253843" calcext:value-type="float">
            <text:p>17.6399815253843</text:p>
          </table:table-cell>
          <table:table-cell table:formula="of:= [.A450]*[.A450]*[.A450]*[.A450] - 16*[.A450]*[.A450] + 5*[.A450]" office:value-type="float" office:value="0.354427116150143" calcext:value-type="float">
            <text:p>0.354427116150143</text:p>
          </table:table-cell>
          <table:table-cell table:formula="of:= [.B450]*[.B450]*[.B450]*[.B450] - 16*[.B450]*[.B450] + 5*[.B450]" office:value-type="float" office:value="-1.69517275827081" calcext:value-type="float">
            <text:p>-1.695172758270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335198753377" calcext:value-type="float">
            <text:p>0.360335198753377</text:p>
          </table:table-cell>
          <table:table-cell table:formula="of:=-[.A451]" office:value-type="float" office:value="-0.360335198753377" calcext:value-type="float">
            <text:p>-0.360335198753377</text:p>
          </table:table-cell>
          <table:table-cell/>
          <table:table-cell table:formula="of:= 100 * ([.A452] - [.A451]*[.A451]) * ([.A452] - [.A451]*[.A451]) + (1 - [.A451]) * (1 - [.A451])" office:value-type="float" office:value="18.9858429753373" calcext:value-type="float">
            <text:p>18.9858429753373</text:p>
          </table:table-cell>
          <table:table-cell table:formula="of:= 100 * ([.B452] - [.B451]*[.B451]) * ([.B452] - [.B451]*[.B451]) + (1 - [.B451]) * (1 - [.B451])" office:value-type="float" office:value="4.78569368664039" calcext:value-type="float">
            <text:p>4.78569368664039</text:p>
          </table:table-cell>
          <table:table-cell table:formula="of:= [.A451]*[.A451]*[.A451]*[.A451] - 16*[.A451]*[.A451] + 5*[.A451]" office:value-type="float" office:value="-0.25892849004715" calcext:value-type="float">
            <text:p>-0.25892849004715</text:p>
          </table:table-cell>
          <table:table-cell table:formula="of:= [.B451]*[.B451]*[.B451]*[.B451] - 16*[.B451]*[.B451] + 5*[.B451]" office:value-type="float" office:value="-3.86228047758092" calcext:value-type="float">
            <text:p>-3.862280477580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165179260727" calcext:value-type="float">
            <text:p>-0.301165179260727</text:p>
          </table:table-cell>
          <table:table-cell table:formula="of:=-[.A452]" office:value-type="float" office:value="0.301165179260727" calcext:value-type="float">
            <text:p>0.301165179260727</text:p>
          </table:table-cell>
          <table:table-cell/>
          <table:table-cell table:formula="of:= 100 * ([.A453] - [.A452]*[.A452]) * ([.A453] - [.A452]*[.A452]) + (1 - [.A452]) * (1 - [.A452])" office:value-type="float" office:value="15.387444759456" calcext:value-type="float">
            <text:p>15.387444759456</text:p>
          </table:table-cell>
          <table:table-cell table:formula="of:= 100 * ([.B453] - [.B452]*[.B452]) * ([.B453] - [.B452]*[.B452]) + (1 - [.B452]) * (1 - [.B452])" office:value-type="float" office:value="30.8992465049845" calcext:value-type="float">
            <text:p>30.8992465049845</text:p>
          </table:table-cell>
          <table:table-cell table:formula="of:= [.A452]*[.A452]*[.A452]*[.A452] - 16*[.A452]*[.A452] + 5*[.A452]" office:value-type="float" office:value="-2.94880676510263" calcext:value-type="float">
            <text:p>-2.94880676510263</text:p>
          </table:table-cell>
          <table:table-cell table:formula="of:= [.B452]*[.B452]*[.B452]*[.B452] - 16*[.B452]*[.B452] + 5*[.B452]" office:value-type="float" office:value="0.0628450275046426" calcext:value-type="float">
            <text:p>0.06284502750464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0760108172213" calcext:value-type="float">
            <text:p>0.460760108172213</text:p>
          </table:table-cell>
          <table:table-cell table:formula="of:=-[.A453]" office:value-type="float" office:value="-0.460760108172213" calcext:value-type="float">
            <text:p>-0.460760108172213</text:p>
          </table:table-cell>
          <table:table-cell/>
          <table:table-cell table:formula="of:= 100 * ([.A454] - [.A453]*[.A453]) * ([.A454] - [.A453]*[.A453]) + (1 - [.A453]) * (1 - [.A453])" office:value-type="float" office:value="21.4957082479474" calcext:value-type="float">
            <text:p>21.4957082479474</text:p>
          </table:table-cell>
          <table:table-cell table:formula="of:= 100 * ([.B454] - [.B453]*[.B453]) * ([.B454] - [.B453]*[.B453]) + (1 - [.B453]) * (1 - [.B453])" office:value-type="float" office:value="2.26261739335854" calcext:value-type="float">
            <text:p>2.26261739335854</text:p>
          </table:table-cell>
          <table:table-cell table:formula="of:= [.A453]*[.A453]*[.A453]*[.A453] - 16*[.A453]*[.A453] + 5*[.A453]" office:value-type="float" office:value="-1.04792625777052" calcext:value-type="float">
            <text:p>-1.04792625777052</text:p>
          </table:table-cell>
          <table:table-cell table:formula="of:= [.B453]*[.B453]*[.B453]*[.B453] - 16*[.B453]*[.B453] + 5*[.B453]" office:value-type="float" office:value="-5.65552733949265" calcext:value-type="float">
            <text:p>-5.655527339492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8188217970514" calcext:value-type="float">
            <text:p>-0.248188217970514</text:p>
          </table:table-cell>
          <table:table-cell table:formula="of:=-[.A454]" office:value-type="float" office:value="0.248188217970514" calcext:value-type="float">
            <text:p>0.248188217970514</text:p>
          </table:table-cell>
          <table:table-cell/>
          <table:table-cell table:formula="of:= 100 * ([.A455] - [.A454]*[.A454]) * ([.A455] - [.A454]*[.A454]) + (1 - [.A454]) * (1 - [.A454])" office:value-type="float" office:value="14.6445846137675" calcext:value-type="float">
            <text:p>14.6445846137675</text:p>
          </table:table-cell>
          <table:table-cell table:formula="of:= 100 * ([.B455] - [.B454]*[.B454]) * ([.B455] - [.B454]*[.B454]) + (1 - [.B454]) * (1 - [.B454])" office:value-type="float" office:value="24.0827734653359" calcext:value-type="float">
            <text:p>24.0827734653359</text:p>
          </table:table-cell>
          <table:table-cell table:formula="of:= [.A454]*[.A454]*[.A454]*[.A454] - 16*[.A454]*[.A454] + 5*[.A454]" office:value-type="float" office:value="-2.22270511583819" calcext:value-type="float">
            <text:p>-2.22270511583819</text:p>
          </table:table-cell>
          <table:table-cell table:formula="of:= [.B454]*[.B454]*[.B454]*[.B454] - 16*[.B454]*[.B454] + 5*[.B454]" office:value-type="float" office:value="0.259177063866955" calcext:value-type="float">
            <text:p>0.259177063866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3351600724112" calcext:value-type="float">
            <text:p>0.423351600724112</text:p>
          </table:table-cell>
          <table:table-cell table:formula="of:=-[.A455]" office:value-type="float" office:value="-0.423351600724112" calcext:value-type="float">
            <text:p>-0.423351600724112</text:p>
          </table:table-cell>
          <table:table-cell/>
          <table:table-cell table:formula="of:= 100 * ([.A456] - [.A455]*[.A455]) * ([.A456] - [.A455]*[.A455]) + (1 - [.A455]) * (1 - [.A455])" office:value-type="float" office:value="3.46465953697049" calcext:value-type="float">
            <text:p>3.46465953697049</text:p>
          </table:table-cell>
          <table:table-cell table:formula="of:= 100 * ([.B456] - [.B455]*[.B455]) * ([.B456] - [.B455]*[.B455]) + (1 - [.B455]) * (1 - [.B455])" office:value-type="float" office:value="30.6946271410821" calcext:value-type="float">
            <text:p>30.6946271410821</text:p>
          </table:table-cell>
          <table:table-cell table:formula="of:= [.A455]*[.A455]*[.A455]*[.A455] - 16*[.A455]*[.A455] + 5*[.A455]" office:value-type="float" office:value="-0.718745075547443" calcext:value-type="float">
            <text:p>-0.718745075547443</text:p>
          </table:table-cell>
          <table:table-cell table:formula="of:= [.B455]*[.B455]*[.B455]*[.B455] - 16*[.B455]*[.B455] + 5*[.B455]" office:value-type="float" office:value="-4.95226108278856" calcext:value-type="float">
            <text:p>-4.952261082788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620499913564" calcext:value-type="float">
            <text:p>0.35620499913564</text:p>
          </table:table-cell>
          <table:table-cell table:formula="of:=-[.A456]" office:value-type="float" office:value="-0.35620499913564" calcext:value-type="float">
            <text:p>-0.35620499913564</text:p>
          </table:table-cell>
          <table:table-cell/>
          <table:table-cell table:formula="of:= 100 * ([.A457] - [.A456]*[.A456]) * ([.A457] - [.A456]*[.A456]) + (1 - [.A456]) * (1 - [.A456])" office:value-type="float" office:value="4.36047559916785" calcext:value-type="float">
            <text:p>4.36047559916785</text:p>
          </table:table-cell>
          <table:table-cell table:formula="of:= 100 * ([.B457] - [.B456]*[.B456]) * ([.B457] - [.B456]*[.B456]) + (1 - [.B456]) * (1 - [.B456])" office:value-type="float" office:value="22.3067281175286" calcext:value-type="float">
            <text:p>22.3067281175286</text:p>
          </table:table-cell>
          <table:table-cell table:formula="of:= [.A456]*[.A456]*[.A456]*[.A456] - 16*[.A456]*[.A456] + 5*[.A456]" office:value-type="float" office:value="-0.232987984587733" calcext:value-type="float">
            <text:p>-0.232987984587733</text:p>
          </table:table-cell>
          <table:table-cell table:formula="of:= [.B456]*[.B456]*[.B456]*[.B456] - 16*[.B456]*[.B456] + 5*[.B456]" office:value-type="float" office:value="-3.79503797594414" calcext:value-type="float">
            <text:p>-3.795037975944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527504656335" calcext:value-type="float">
            <text:p>0.325527504656335</text:p>
          </table:table-cell>
          <table:table-cell table:formula="of:=-[.A457]" office:value-type="float" office:value="-0.325527504656335" calcext:value-type="float">
            <text:p>-0.325527504656335</text:p>
          </table:table-cell>
          <table:table-cell/>
          <table:table-cell table:formula="of:= 100 * ([.A458] - [.A457]*[.A457]) * ([.A458] - [.A457]*[.A457]) + (1 - [.A457]) * (1 - [.A457])" office:value-type="float" office:value="0.503829585704796" calcext:value-type="float">
            <text:p>0.503829585704796</text:p>
          </table:table-cell>
          <table:table-cell table:formula="of:= 100 * ([.B458] - [.B457]*[.B457]) * ([.B458] - [.B457]*[.B457]) + (1 - [.B457]) * (1 - [.B457])" office:value-type="float" office:value="7.23512133383081" calcext:value-type="float">
            <text:p>7.23512133383081</text:p>
          </table:table-cell>
          <table:table-cell table:formula="of:= [.A457]*[.A457]*[.A457]*[.A457] - 16*[.A457]*[.A457] + 5*[.A457]" office:value-type="float" office:value="-0.0566237271757788" calcext:value-type="float">
            <text:p>-0.0566237271757788</text:p>
          </table:table-cell>
          <table:table-cell table:formula="of:= [.B457]*[.B457]*[.B457]*[.B457] - 16*[.B457]*[.B457] + 5*[.B457]" office:value-type="float" office:value="-3.31189877373913" calcext:value-type="float">
            <text:p>-3.311898773739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8085217288213" calcext:value-type="float">
            <text:p>0.128085217288213</text:p>
          </table:table-cell>
          <table:table-cell table:formula="of:=-[.A458]" office:value-type="float" office:value="-0.128085217288213" calcext:value-type="float">
            <text:p>-0.128085217288213</text:p>
          </table:table-cell>
          <table:table-cell/>
          <table:table-cell table:formula="of:= 100 * ([.A459] - [.A458]*[.A458]) * ([.A459] - [.A458]*[.A458]) + (1 - [.A458]) * (1 - [.A458])" office:value-type="float" office:value="18.5827785451288" calcext:value-type="float">
            <text:p>18.5827785451288</text:p>
          </table:table-cell>
          <table:table-cell table:formula="of:= 100 * ([.B459] - [.B458]*[.B458]) * ([.B459] - [.B458]*[.B458]) + (1 - [.B458]) * (1 - [.B458])" office:value-type="float" office:value="16.4323774700818" calcext:value-type="float">
            <text:p>16.4323774700818</text:p>
          </table:table-cell>
          <table:table-cell table:formula="of:= [.A458]*[.A458]*[.A458]*[.A458] - 16*[.A458]*[.A458] + 5*[.A458]" office:value-type="float" office:value="0.37820207126139" calcext:value-type="float">
            <text:p>0.37820207126139</text:p>
          </table:table-cell>
          <table:table-cell table:formula="of:= [.B458]*[.B458]*[.B458]*[.B458] - 16*[.B458]*[.B458] + 5*[.B458]" office:value-type="float" office:value="-0.902650101620741" calcext:value-type="float">
            <text:p>-0.9026501016207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5761716802547" calcext:value-type="float">
            <text:p>-0.405761716802547</text:p>
          </table:table-cell>
          <table:table-cell table:formula="of:=-[.A459]" office:value-type="float" office:value="0.405761716802547" calcext:value-type="float">
            <text:p>0.405761716802547</text:p>
          </table:table-cell>
          <table:table-cell/>
          <table:table-cell table:formula="of:= 100 * ([.A460] - [.A459]*[.A459]) * ([.A460] - [.A459]*[.A459]) + (1 - [.A459]) * (1 - [.A459])" office:value-type="float" office:value="4.89072949542052" calcext:value-type="float">
            <text:p>4.89072949542052</text:p>
          </table:table-cell>
          <table:table-cell table:formula="of:= 100 * ([.B460] - [.B459]*[.B459]) * ([.B460] - [.B459]*[.B459]) + (1 - [.B459]) * (1 - [.B459])" office:value-type="float" office:value="25.3537260037085" calcext:value-type="float">
            <text:p>25.3537260037085</text:p>
          </table:table-cell>
          <table:table-cell table:formula="of:= [.A459]*[.A459]*[.A459]*[.A459] - 16*[.A459]*[.A459] + 5*[.A459]" office:value-type="float" office:value="-4.63598254104648" calcext:value-type="float">
            <text:p>-4.63598254104648</text:p>
          </table:table-cell>
          <table:table-cell table:formula="of:= [.B459]*[.B459]*[.B459]*[.B459] - 16*[.B459]*[.B459] + 5*[.B459]" office:value-type="float" office:value="-0.57836537302101" calcext:value-type="float">
            <text:p>-0.578365373021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5363497805532" calcext:value-type="float">
            <text:p>0.335363497805532</text:p>
          </table:table-cell>
          <table:table-cell table:formula="of:=-[.A460]" office:value-type="float" office:value="-0.335363497805532" calcext:value-type="float">
            <text:p>-0.335363497805532</text:p>
          </table:table-cell>
          <table:table-cell/>
          <table:table-cell table:formula="of:= 100 * ([.A461] - [.A460]*[.A460]) * ([.A461] - [.A460]*[.A460]) + (1 - [.A460]) * (1 - [.A460])" office:value-type="float" office:value="13.1124017062511" calcext:value-type="float">
            <text:p>13.1124017062511</text:p>
          </table:table-cell>
          <table:table-cell table:formula="of:= 100 * ([.B461] - [.B460]*[.B460]) * ([.B461] - [.B460]*[.B460]) + (1 - [.B460]) * (1 - [.B460])" office:value-type="float" office:value="35.5272185935516" calcext:value-type="float">
            <text:p>35.5272185935516</text:p>
          </table:table-cell>
          <table:table-cell table:formula="of:= [.A460]*[.A460]*[.A460]*[.A460] - 16*[.A460]*[.A460] + 5*[.A460]" office:value-type="float" office:value="-0.110032118533323" calcext:value-type="float">
            <text:p>-0.110032118533323</text:p>
          </table:table-cell>
          <table:table-cell table:formula="of:= [.B460]*[.B460]*[.B460]*[.B460] - 16*[.B460]*[.B460] + 5*[.B460]" office:value-type="float" office:value="-3.46366709658865" calcext:value-type="float">
            <text:p>-3.46366709658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8427381498578" calcext:value-type="float">
            <text:p>0.468427381498578</text:p>
          </table:table-cell>
          <table:table-cell table:formula="of:=-[.A461]" office:value-type="float" office:value="-0.468427381498578" calcext:value-type="float">
            <text:p>-0.468427381498578</text:p>
          </table:table-cell>
          <table:table-cell/>
          <table:table-cell table:formula="of:= 100 * ([.A462] - [.A461]*[.A461]) * ([.A462] - [.A461]*[.A461]) + (1 - [.A461]) * (1 - [.A461])" office:value-type="float" office:value="16.1332320163978" calcext:value-type="float">
            <text:p>16.1332320163978</text:p>
          </table:table-cell>
          <table:table-cell table:formula="of:= 100 * ([.B462] - [.B461]*[.B461]) * ([.B462] - [.B461]*[.B461]) + (1 - [.B461]) * (1 - [.B461])" office:value-type="float" office:value="2.32208688626461" calcext:value-type="float">
            <text:p>2.32208688626461</text:p>
          </table:table-cell>
          <table:table-cell table:formula="of:= [.A461]*[.A461]*[.A461]*[.A461] - 16*[.A461]*[.A461] + 5*[.A461]" office:value-type="float" office:value="-1.12050349561226" calcext:value-type="float">
            <text:p>-1.12050349561226</text:p>
          </table:table-cell>
          <table:table-cell table:formula="of:= [.B461]*[.B461]*[.B461]*[.B461] - 16*[.B461]*[.B461] + 5*[.B461]" office:value-type="float" office:value="-5.80477731059804" calcext:value-type="float">
            <text:p>-5.804777310598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8704694116474" calcext:value-type="float">
            <text:p>-0.178704694116474</text:p>
          </table:table-cell>
          <table:table-cell table:formula="of:=-[.A462]" office:value-type="float" office:value="0.178704694116474" calcext:value-type="float">
            <text:p>0.178704694116474</text:p>
          </table:table-cell>
          <table:table-cell/>
          <table:table-cell table:formula="of:= 100 * ([.A463] - [.A462]*[.A462]) * ([.A463] - [.A462]*[.A462]) + (1 - [.A462]) * (1 - [.A462])" office:value-type="float" office:value="5.62395513844479" calcext:value-type="float">
            <text:p>5.62395513844479</text:p>
          </table:table-cell>
          <table:table-cell table:formula="of:= 100 * ([.B463] - [.B462]*[.B462]) * ([.B463] - [.B462]*[.B462]) + (1 - [.B462]) * (1 - [.B462])" office:value-type="float" office:value="2.68839787518587" calcext:value-type="float">
            <text:p>2.68839787518587</text:p>
          </table:table-cell>
          <table:table-cell table:formula="of:= [.A462]*[.A462]*[.A462]*[.A462] - 16*[.A462]*[.A462] + 5*[.A462]" office:value-type="float" office:value="-1.40346948606048" calcext:value-type="float">
            <text:p>-1.40346948606048</text:p>
          </table:table-cell>
          <table:table-cell table:formula="of:= [.B462]*[.B462]*[.B462]*[.B462] - 16*[.B462]*[.B462] + 5*[.B462]" office:value-type="float" office:value="0.383577455104257" calcext:value-type="float">
            <text:p>0.3835774551042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3846322023429" calcext:value-type="float">
            <text:p>-0.173846322023429</text:p>
          </table:table-cell>
          <table:table-cell table:formula="of:=-[.A463]" office:value-type="float" office:value="0.173846322023429" calcext:value-type="float">
            <text:p>0.173846322023429</text:p>
          </table:table-cell>
          <table:table-cell/>
          <table:table-cell table:formula="of:= 100 * ([.A464] - [.A463]*[.A463]) * ([.A464] - [.A463]*[.A463]) + (1 - [.A463]) * (1 - [.A463])" office:value-type="float" office:value="1.51048155647173" calcext:value-type="float">
            <text:p>1.51048155647173</text:p>
          </table:table-cell>
          <table:table-cell table:formula="of:= 100 * ([.B464] - [.B463]*[.B463]) * ([.B464] - [.B463]*[.B463]) + (1 - [.B463]) * (1 - [.B463])" office:value-type="float" office:value="1.62061420036612" calcext:value-type="float">
            <text:p>1.62061420036612</text:p>
          </table:table-cell>
          <table:table-cell table:formula="of:= [.A463]*[.A463]*[.A463]*[.A463] - 16*[.A463]*[.A463] + 5*[.A463]" office:value-type="float" office:value="-1.35187890686777" calcext:value-type="float">
            <text:p>-1.35187890686777</text:p>
          </table:table-cell>
          <table:table-cell table:formula="of:= [.B463]*[.B463]*[.B463]*[.B463] - 16*[.B463]*[.B463] + 5*[.B463]" office:value-type="float" office:value="0.386584313366519" calcext:value-type="float">
            <text:p>0.3865843133665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66322084342407" calcext:value-type="float">
            <text:p>0.0666322084342407</text:p>
          </table:table-cell>
          <table:table-cell table:formula="of:=-[.A464]" office:value-type="float" office:value="-0.0666322084342407" calcext:value-type="float">
            <text:p>-0.0666322084342407</text:p>
          </table:table-cell>
          <table:table-cell/>
          <table:table-cell table:formula="of:= 100 * ([.A465] - [.A464]*[.A464]) * ([.A465] - [.A464]*[.A464]) + (1 - [.A464]) * (1 - [.A464])" office:value-type="float" office:value="22.4469445349314" calcext:value-type="float">
            <text:p>22.4469445349314</text:p>
          </table:table-cell>
          <table:table-cell table:formula="of:= 100 * ([.B465] - [.B464]*[.B464]) * ([.B465] - [.B464]*[.B464]) + (1 - [.B464]) * (1 - [.B464])" office:value-type="float" office:value="23.5462777412917" calcext:value-type="float">
            <text:p>23.5462777412917</text:p>
          </table:table-cell>
          <table:table-cell table:formula="of:= [.A464]*[.A464]*[.A464]*[.A464] - 16*[.A464]*[.A464] + 5*[.A464]" office:value-type="float" office:value="0.262143135236703" calcext:value-type="float">
            <text:p>0.262143135236703</text:p>
          </table:table-cell>
          <table:table-cell table:formula="of:= [.B464]*[.B464]*[.B464]*[.B464] - 16*[.B464]*[.B464] + 5*[.B464]" office:value-type="float" office:value="-0.404178949105704" calcext:value-type="float">
            <text:p>-0.4041789491057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8937096624293" calcext:value-type="float">
            <text:p>0.468937096624293</text:p>
          </table:table-cell>
          <table:table-cell table:formula="of:=-[.A465]" office:value-type="float" office:value="-0.468937096624293" calcext:value-type="float">
            <text:p>-0.468937096624293</text:p>
          </table:table-cell>
          <table:table-cell/>
          <table:table-cell table:formula="of:= 100 * ([.A466] - [.A465]*[.A465]) * ([.A466] - [.A465]*[.A465]) + (1 - [.A465]) * (1 - [.A465])" office:value-type="float" office:value="1.38849168104346" calcext:value-type="float">
            <text:p>1.38849168104346</text:p>
          </table:table-cell>
          <table:table-cell table:formula="of:= 100 * ([.B466] - [.B465]*[.B465]) * ([.B466] - [.B465]*[.B465]) + (1 - [.B465]) * (1 - [.B465])" office:value-type="float" office:value="31.8594682602488" calcext:value-type="float">
            <text:p>31.8594682602488</text:p>
          </table:table-cell>
          <table:table-cell table:formula="of:= [.A465]*[.A465]*[.A465]*[.A465] - 16*[.A465]*[.A465] + 5*[.A465]" office:value-type="float" office:value="-1.12538963646161" calcext:value-type="float">
            <text:p>-1.12538963646161</text:p>
          </table:table-cell>
          <table:table-cell table:formula="of:= [.B465]*[.B465]*[.B465]*[.B465] - 16*[.B465]*[.B465] + 5*[.B465]" office:value-type="float" office:value="-5.81476060270455" calcext:value-type="float">
            <text:p>-5.81476060270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0905871244" calcext:value-type="float">
            <text:p>0.3250905871244</text:p>
          </table:table-cell>
          <table:table-cell table:formula="of:=-[.A466]" office:value-type="float" office:value="-0.3250905871244" calcext:value-type="float">
            <text:p>-0.3250905871244</text:p>
          </table:table-cell>
          <table:table-cell/>
          <table:table-cell table:formula="of:= 100 * ([.A467] - [.A466]*[.A466]) * ([.A467] - [.A466]*[.A466]) + (1 - [.A466]) * (1 - [.A466])" office:value-type="float" office:value="1.84257761386652" calcext:value-type="float">
            <text:p>1.84257761386652</text:p>
          </table:table-cell>
          <table:table-cell table:formula="of:= 100 * ([.B467] - [.B466]*[.B466]) * ([.B467] - [.B466]*[.B466]) + (1 - [.B466]) * (1 - [.B466])" office:value-type="float" office:value="12.5893056526579" calcext:value-type="float">
            <text:p>12.5893056526579</text:p>
          </table:table-cell>
          <table:table-cell table:formula="of:= [.A466]*[.A466]*[.A466]*[.A466] - 16*[.A466]*[.A466] + 5*[.A466]" office:value-type="float" office:value="-0.0543202171971402" calcext:value-type="float">
            <text:p>-0.0543202171971402</text:p>
          </table:table-cell>
          <table:table-cell table:formula="of:= [.B466]*[.B466]*[.B466]*[.B466] - 16*[.B466]*[.B466] + 5*[.B466]" office:value-type="float" office:value="-3.30522608844114" calcext:value-type="float">
            <text:p>-3.305226088441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3458033785312" calcext:value-type="float">
            <text:p>0.223458033785312</text:p>
          </table:table-cell>
          <table:table-cell table:formula="of:=-[.A467]" office:value-type="float" office:value="-0.223458033785312" calcext:value-type="float">
            <text:p>-0.223458033785312</text:p>
          </table:table-cell>
          <table:table-cell/>
          <table:table-cell table:formula="of:= 100 * ([.A468] - [.A467]*[.A467]) * ([.A468] - [.A467]*[.A467]) + (1 - [.A467]) * (1 - [.A467])" office:value-type="float" office:value="0.661067718174962" calcext:value-type="float">
            <text:p>0.661067718174962</text:p>
          </table:table-cell>
          <table:table-cell table:formula="of:= 100 * ([.B468] - [.B467]*[.B467]) * ([.B468] - [.B467]*[.B467]) + (1 - [.B467]) * (1 - [.B467])" office:value-type="float" office:value="2.07100972869068" calcext:value-type="float">
            <text:p>2.07100972869068</text:p>
          </table:table-cell>
          <table:table-cell table:formula="of:= [.A467]*[.A467]*[.A467]*[.A467] - 16*[.A467]*[.A467] + 5*[.A467]" office:value-type="float" office:value="0.320847636824916" calcext:value-type="float">
            <text:p>0.320847636824916</text:p>
          </table:table-cell>
          <table:table-cell table:formula="of:= [.B467]*[.B467]*[.B467]*[.B467] - 16*[.B467]*[.B467] + 5*[.B467]" office:value-type="float" office:value="-1.91373270102821" calcext:value-type="float">
            <text:p>-1.91373270102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58398644767574" calcext:value-type="float">
            <text:p>0.0258398644767574</text:p>
          </table:table-cell>
          <table:table-cell table:formula="of:=-[.A468]" office:value-type="float" office:value="-0.0258398644767574" calcext:value-type="float">
            <text:p>-0.0258398644767574</text:p>
          </table:table-cell>
          <table:table-cell/>
          <table:table-cell table:formula="of:= 100 * ([.A469] - [.A468]*[.A468]) * ([.A469] - [.A468]*[.A468]) + (1 - [.A468]) * (1 - [.A468])" office:value-type="float" office:value="1.11805389271838" calcext:value-type="float">
            <text:p>1.11805389271838</text:p>
          </table:table-cell>
          <table:table-cell table:formula="of:= 100 * ([.B469] - [.B468]*[.B468]) * ([.B469] - [.B468]*[.B468]) + (1 - [.B468]) * (1 - [.B468])" office:value-type="float" office:value="1.21061000652398" calcext:value-type="float">
            <text:p>1.21061000652398</text:p>
          </table:table-cell>
          <table:table-cell table:formula="of:= [.A468]*[.A468]*[.A468]*[.A468] - 16*[.A468]*[.A468] + 5*[.A468]" office:value-type="float" office:value="0.118516590666367" calcext:value-type="float">
            <text:p>0.118516590666367</text:p>
          </table:table-cell>
          <table:table-cell table:formula="of:= [.B468]*[.B468]*[.B468]*[.B468] - 16*[.B468]*[.B468] + 5*[.B468]" office:value-type="float" office:value="-0.139882054101207" calcext:value-type="float">
            <text:p>-0.1398820541012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04499281684739" calcext:value-type="float">
            <text:p>-0.0404499281684739</text:p>
          </table:table-cell>
          <table:table-cell table:formula="of:=-[.A469]" office:value-type="float" office:value="0.0404499281684739" calcext:value-type="float">
            <text:p>0.0404499281684739</text:p>
          </table:table-cell>
          <table:table-cell/>
          <table:table-cell table:formula="of:= 100 * ([.A470] - [.A469]*[.A469]) * ([.A470] - [.A469]*[.A469]) + (1 - [.A469]) * (1 - [.A469])" office:value-type="float" office:value="9.34391834756378" calcext:value-type="float">
            <text:p>9.34391834756378</text:p>
          </table:table-cell>
          <table:table-cell table:formula="of:= 100 * ([.B470] - [.B469]*[.B469]) * ([.B470] - [.B469]*[.B469]) + (1 - [.B469]) * (1 - [.B469])" office:value-type="float" office:value="8.99507516919689" calcext:value-type="float">
            <text:p>8.99507516919689</text:p>
          </table:table-cell>
          <table:table-cell table:formula="of:= [.A469]*[.A469]*[.A469]*[.A469] - 16*[.A469]*[.A469] + 5*[.A469]" office:value-type="float" office:value="-0.22842611072412" calcext:value-type="float">
            <text:p>-0.22842611072412</text:p>
          </table:table-cell>
          <table:table-cell table:formula="of:= [.B469]*[.B469]*[.B469]*[.B469] - 16*[.B469]*[.B469] + 5*[.B469]" office:value-type="float" office:value="0.176073170960619" calcext:value-type="float">
            <text:p>0.1760731709606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5790007658264" calcext:value-type="float">
            <text:p>-0.285790007658264</text:p>
          </table:table-cell>
          <table:table-cell table:formula="of:=-[.A470]" office:value-type="float" office:value="0.285790007658264" calcext:value-type="float">
            <text:p>0.285790007658264</text:p>
          </table:table-cell>
          <table:table-cell/>
          <table:table-cell table:formula="of:= 100 * ([.A471] - [.A470]*[.A470]) * ([.A471] - [.A470]*[.A470]) + (1 - [.A470]) * (1 - [.A470])" office:value-type="float" office:value="1.78795904896125" calcext:value-type="float">
            <text:p>1.78795904896125</text:p>
          </table:table-cell>
          <table:table-cell table:formula="of:= 100 * ([.B471] - [.B470]*[.B470]) * ([.B471] - [.B470]*[.B470]) + (1 - [.B470]) * (1 - [.B470])" office:value-type="float" office:value="2.1141165248167" calcext:value-type="float">
            <text:p>2.1141165248167</text:p>
          </table:table-cell>
          <table:table-cell table:formula="of:= [.A470]*[.A470]*[.A470]*[.A470] - 16*[.A470]*[.A470] + 5*[.A470]" office:value-type="float" office:value="-2.72909393663566" calcext:value-type="float">
            <text:p>-2.72909393663566</text:p>
          </table:table-cell>
          <table:table-cell table:formula="of:= [.B470]*[.B470]*[.B470]*[.B470] - 16*[.B470]*[.B470] + 5*[.B470]" office:value-type="float" office:value="0.128806139946982" calcext:value-type="float">
            <text:p>0.1288061399469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49740068426857" calcext:value-type="float">
            <text:p>0.0449740068426857</text:p>
          </table:table-cell>
          <table:table-cell table:formula="of:=-[.A471]" office:value-type="float" office:value="-0.0449740068426857" calcext:value-type="float">
            <text:p>-0.0449740068426857</text:p>
          </table:table-cell>
          <table:table-cell/>
          <table:table-cell table:formula="of:= 100 * ([.A472] - [.A471]*[.A471]) * ([.A472] - [.A471]*[.A471]) + (1 - [.A471]) * (1 - [.A471])" office:value-type="float" office:value="11.524530036994" calcext:value-type="float">
            <text:p>11.524530036994</text:p>
          </table:table-cell>
          <table:table-cell table:formula="of:= 100 * ([.B472] - [.B471]*[.B471]) * ([.B472] - [.B471]*[.B471]) + (1 - [.B471]) * (1 - [.B471])" office:value-type="float" office:value="11.4424954913763" calcext:value-type="float">
            <text:p>11.4424954913763</text:p>
          </table:table-cell>
          <table:table-cell table:formula="of:= [.A471]*[.A471]*[.A471]*[.A471] - 16*[.A471]*[.A471] + 5*[.A471]" office:value-type="float" office:value="0.192511544708354" calcext:value-type="float">
            <text:p>0.192511544708354</text:p>
          </table:table-cell>
          <table:table-cell table:formula="of:= [.B471]*[.B471]*[.B471]*[.B471] - 16*[.B471]*[.B471] + 5*[.B471]" office:value-type="float" office:value="-0.257228523718504" calcext:value-type="float">
            <text:p>-0.2572285237185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3744976594597" calcext:value-type="float">
            <text:p>-0.323744976594597</text:p>
          </table:table-cell>
          <table:table-cell table:formula="of:=-[.A472]" office:value-type="float" office:value="0.323744976594597" calcext:value-type="float">
            <text:p>0.323744976594597</text:p>
          </table:table-cell>
          <table:table-cell/>
          <table:table-cell table:formula="of:= 100 * ([.A473] - [.A472]*[.A472]) * ([.A473] - [.A472]*[.A472]) + (1 - [.A472]) * (1 - [.A472])" office:value-type="float" office:value="4.60647126340834" calcext:value-type="float">
            <text:p>4.60647126340834</text:p>
          </table:table-cell>
          <table:table-cell table:formula="of:= 100 * ([.B473] - [.B472]*[.B472]) * ([.B473] - [.B472]*[.B472]) + (1 - [.B472]) * (1 - [.B472])" office:value-type="float" office:value="14.7884307630852" calcext:value-type="float">
            <text:p>14.7884307630852</text:p>
          </table:table-cell>
          <table:table-cell table:formula="of:= [.A472]*[.A472]*[.A472]*[.A472] - 16*[.A472]*[.A472] + 5*[.A472]" office:value-type="float" office:value="-3.28471253503112" calcext:value-type="float">
            <text:p>-3.28471253503112</text:p>
          </table:table-cell>
          <table:table-cell table:formula="of:= [.B472]*[.B472]*[.B472]*[.B472] - 16*[.B472]*[.B472] + 5*[.B472]" office:value-type="float" office:value="-0.047262769085141" calcext:value-type="float">
            <text:p>-0.0472627690851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3753714437102" calcext:value-type="float">
            <text:p>0.273753714437102</text:p>
          </table:table-cell>
          <table:table-cell table:formula="of:=-[.A473]" office:value-type="float" office:value="-0.273753714437102" calcext:value-type="float">
            <text:p>-0.273753714437102</text:p>
          </table:table-cell>
          <table:table-cell/>
          <table:table-cell table:formula="of:= 100 * ([.A474] - [.A473]*[.A473]) * ([.A474] - [.A473]*[.A473]) + (1 - [.A473]) * (1 - [.A473])" office:value-type="float" office:value="17.2053612864052" calcext:value-type="float">
            <text:p>17.2053612864052</text:p>
          </table:table-cell>
          <table:table-cell table:formula="of:= 100 * ([.B474] - [.B473]*[.B473]) * ([.B474] - [.B473]*[.B473]) + (1 - [.B473]) * (1 - [.B473])" office:value-type="float" office:value="8.30487995319371" calcext:value-type="float">
            <text:p>8.30487995319371</text:p>
          </table:table-cell>
          <table:table-cell table:formula="of:= [.A473]*[.A473]*[.A473]*[.A473] - 16*[.A473]*[.A473] + 5*[.A473]" office:value-type="float" office:value="0.175327201390622" calcext:value-type="float">
            <text:p>0.175327201390622</text:p>
          </table:table-cell>
          <table:table-cell table:formula="of:= [.B473]*[.B473]*[.B473]*[.B473] - 16*[.B473]*[.B473] + 5*[.B473]" office:value-type="float" office:value="-2.5622099429804" calcext:value-type="float">
            <text:p>-2.56220994298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3445088944845" calcext:value-type="float">
            <text:p>-0.333445088944845</text:p>
          </table:table-cell>
          <table:table-cell table:formula="of:=-[.A474]" office:value-type="float" office:value="0.333445088944845" calcext:value-type="float">
            <text:p>0.333445088944845</text:p>
          </table:table-cell>
          <table:table-cell/>
          <table:table-cell table:formula="of:= 100 * ([.A475] - [.A474]*[.A474]) * ([.A475] - [.A474]*[.A474]) + (1 - [.A474]) * (1 - [.A474])" office:value-type="float" office:value="9.56223342459029" calcext:value-type="float">
            <text:p>9.56223342459029</text:p>
          </table:table-cell>
          <table:table-cell table:formula="of:= 100 * ([.B475] - [.B474]*[.B474]) * ([.B475] - [.B474]*[.B474]) + (1 - [.B474]) * (1 - [.B474])" office:value-type="float" office:value="25.5817124952876" calcext:value-type="float">
            <text:p>25.5817124952876</text:p>
          </table:table-cell>
          <table:table-cell table:formula="of:= [.A474]*[.A474]*[.A474]*[.A474] - 16*[.A474]*[.A474] + 5*[.A474]" office:value-type="float" office:value="-3.43383323845988" calcext:value-type="float">
            <text:p>-3.43383323845988</text:p>
          </table:table-cell>
          <table:table-cell table:formula="of:= [.B474]*[.B474]*[.B474]*[.B474] - 16*[.B474]*[.B474] + 5*[.B474]" office:value-type="float" office:value="-0.099382349011435" calcext:value-type="float">
            <text:p>-0.099382349011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186659944528" calcext:value-type="float">
            <text:p>0.390186659944528</text:p>
          </table:table-cell>
          <table:table-cell table:formula="of:=-[.A475]" office:value-type="float" office:value="-0.390186659944528" calcext:value-type="float">
            <text:p>-0.390186659944528</text:p>
          </table:table-cell>
          <table:table-cell/>
          <table:table-cell table:formula="of:= 100 * ([.A476] - [.A475]*[.A475]) * ([.A476] - [.A475]*[.A475]) + (1 - [.A475]) * (1 - [.A475])" office:value-type="float" office:value="27.5241211557884" calcext:value-type="float">
            <text:p>27.5241211557884</text:p>
          </table:table-cell>
          <table:table-cell table:formula="of:= 100 * ([.B476] - [.B475]*[.B475]) * ([.B476] - [.B475]*[.B475]) + (1 - [.B475]) * (1 - [.B475])" office:value-type="float" office:value="6.62360915671993" calcext:value-type="float">
            <text:p>6.62360915671993</text:p>
          </table:table-cell>
          <table:table-cell table:formula="of:= [.A475]*[.A475]*[.A475]*[.A475] - 16*[.A475]*[.A475] + 5*[.A475]" office:value-type="float" office:value="-0.46181804212413" calcext:value-type="float">
            <text:p>-0.46181804212413</text:p>
          </table:table-cell>
          <table:table-cell table:formula="of:= [.B475]*[.B475]*[.B475]*[.B475] - 16*[.B475]*[.B475] + 5*[.B475]" office:value-type="float" office:value="-4.36368464156941" calcext:value-type="float">
            <text:p>-4.363684641569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8832568429987" calcext:value-type="float">
            <text:p>-0.368832568429987</text:p>
          </table:table-cell>
          <table:table-cell table:formula="of:=-[.A476]" office:value-type="float" office:value="0.368832568429987" calcext:value-type="float">
            <text:p>0.368832568429987</text:p>
          </table:table-cell>
          <table:table-cell/>
          <table:table-cell table:formula="of:= 100 * ([.A477] - [.A476]*[.A476]) * ([.A477] - [.A476]*[.A476]) + (1 - [.A476]) * (1 - [.A476])" office:value-type="float" office:value="9.62396745464458" calcext:value-type="float">
            <text:p>9.62396745464458</text:p>
          </table:table-cell>
          <table:table-cell table:formula="of:= 100 * ([.B477] - [.B476]*[.B476]) * ([.B477] - [.B476]*[.B476]) + (1 - [.B476]) * (1 - [.B476])" office:value-type="float" office:value="0.402364099669963" calcext:value-type="float">
            <text:p>0.402364099669963</text:p>
          </table:table-cell>
          <table:table-cell table:formula="of:= [.A476]*[.A476]*[.A476]*[.A476] - 16*[.A476]*[.A476] + 5*[.A476]" office:value-type="float" office:value="-4.00225606721956" calcext:value-type="float">
            <text:p>-4.00225606721956</text:p>
          </table:table-cell>
          <table:table-cell table:formula="of:= [.B476]*[.B476]*[.B476]*[.B476] - 16*[.B476]*[.B476] + 5*[.B476]" office:value-type="float" office:value="-0.313930382919695" calcext:value-type="float">
            <text:p>-0.313930382919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2355511488955" calcext:value-type="float">
            <text:p>-0.142355511488955</text:p>
          </table:table-cell>
          <table:table-cell table:formula="of:=-[.A477]" office:value-type="float" office:value="0.142355511488955" calcext:value-type="float">
            <text:p>0.142355511488955</text:p>
          </table:table-cell>
          <table:table-cell/>
          <table:table-cell table:formula="of:= 100 * ([.A478] - [.A477]*[.A477]) * ([.A478] - [.A477]*[.A477]) + (1 - [.A477]) * (1 - [.A477])" office:value-type="float" office:value="4.21719582601342" calcext:value-type="float">
            <text:p>4.21719582601342</text:p>
          </table:table-cell>
          <table:table-cell table:formula="of:= 100 * ([.B478] - [.B477]*[.B477]) * ([.B478] - [.B477]*[.B477]) + (1 - [.B477]) * (1 - [.B477])" office:value-type="float" office:value="5.19535690935137" calcext:value-type="float">
            <text:p>5.19535690935137</text:p>
          </table:table-cell>
          <table:table-cell table:formula="of:= [.A477]*[.A477]*[.A477]*[.A477] - 16*[.A477]*[.A477] + 5*[.A477]" office:value-type="float" office:value="-1.03560834992565" calcext:value-type="float">
            <text:p>-1.03560834992565</text:p>
          </table:table-cell>
          <table:table-cell table:formula="of:= [.B477]*[.B477]*[.B477]*[.B477] - 16*[.B477]*[.B477] + 5*[.B477]" office:value-type="float" office:value="0.387946764963898" calcext:value-type="float">
            <text:p>0.3879467649638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0917361234321" calcext:value-type="float">
            <text:p>0.190917361234321</text:p>
          </table:table-cell>
          <table:table-cell table:formula="of:=-[.A478]" office:value-type="float" office:value="-0.190917361234321" calcext:value-type="float">
            <text:p>-0.190917361234321</text:p>
          </table:table-cell>
          <table:table-cell/>
          <table:table-cell table:formula="of:= 100 * ([.A479] - [.A478]*[.A478]) * ([.A479] - [.A478]*[.A478]) + (1 - [.A478]) * (1 - [.A478])" office:value-type="float" office:value="18.3805887002799" calcext:value-type="float">
            <text:p>18.3805887002799</text:p>
          </table:table-cell>
          <table:table-cell table:formula="of:= 100 * ([.B479] - [.B478]*[.B478]) * ([.B479] - [.B478]*[.B478]) + (1 - [.B478]) * (1 - [.B478])" office:value-type="float" office:value="25.8140927626377" calcext:value-type="float">
            <text:p>25.8140927626377</text:p>
          </table:table-cell>
          <table:table-cell table:formula="of:= [.A478]*[.A478]*[.A478]*[.A478] - 16*[.A478]*[.A478] + 5*[.A478]" office:value-type="float" office:value="0.372724346631128" calcext:value-type="float">
            <text:p>0.372724346631128</text:p>
          </table:table-cell>
          <table:table-cell table:formula="of:= [.B478]*[.B478]*[.B478]*[.B478] - 16*[.B478]*[.B478] + 5*[.B478]" office:value-type="float" office:value="-1.53644926571209" calcext:value-type="float">
            <text:p>-1.536449265712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7471694573598" calcext:value-type="float">
            <text:p>0.457471694573598</text:p>
          </table:table-cell>
          <table:table-cell table:formula="of:=-[.A479]" office:value-type="float" office:value="-0.457471694573598" calcext:value-type="float">
            <text:p>-0.457471694573598</text:p>
          </table:table-cell>
          <table:table-cell/>
          <table:table-cell table:formula="of:= 100 * ([.A480] - [.A479]*[.A479]) * ([.A480] - [.A479]*[.A479]) + (1 - [.A479]) * (1 - [.A479])" office:value-type="float" office:value="8.85572430685055" calcext:value-type="float">
            <text:p>8.85572430685055</text:p>
          </table:table-cell>
          <table:table-cell table:formula="of:= 100 * ([.B480] - [.B479]*[.B479]) * ([.B480] - [.B479]*[.B479]) + (1 - [.B479]) * (1 - [.B479])" office:value-type="float" office:value="3.71087176760909" calcext:value-type="float">
            <text:p>3.71087176760909</text:p>
          </table:table-cell>
          <table:table-cell table:formula="of:= [.A479]*[.A479]*[.A479]*[.A479] - 16*[.A479]*[.A479] + 5*[.A479]" office:value-type="float" office:value="-1.0173288830533" calcext:value-type="float">
            <text:p>-1.0173288830533</text:p>
          </table:table-cell>
          <table:table-cell table:formula="of:= [.B479]*[.B479]*[.B479]*[.B479] - 16*[.B479]*[.B479] + 5*[.B479]" office:value-type="float" office:value="-5.59204582878928" calcext:value-type="float">
            <text:p>-5.592045828789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33181337021051" calcext:value-type="float">
            <text:p>-0.0833181337021051</text:p>
          </table:table-cell>
          <table:table-cell table:formula="of:=-[.A480]" office:value-type="float" office:value="0.0833181337021051" calcext:value-type="float">
            <text:p>0.0833181337021051</text:p>
          </table:table-cell>
          <table:table-cell/>
          <table:table-cell table:formula="of:= 100 * ([.A481] - [.A480]*[.A480]) * ([.A481] - [.A480]*[.A480]) + (1 - [.A480]) * (1 - [.A480])" office:value-type="float" office:value="16.5102211436477" calcext:value-type="float">
            <text:p>16.5102211436477</text:p>
          </table:table-cell>
          <table:table-cell table:formula="of:= 100 * ([.B481] - [.B480]*[.B480]) * ([.B481] - [.B480]*[.B480]) + (1 - [.B480]) * (1 - [.B480])" office:value-type="float" office:value="17.283661927617" calcext:value-type="float">
            <text:p>17.283661927617</text:p>
          </table:table-cell>
          <table:table-cell table:formula="of:= [.A480]*[.A480]*[.A480]*[.A480] - 16*[.A480]*[.A480] + 5*[.A480]" office:value-type="float" office:value="-0.52761306083422" calcext:value-type="float">
            <text:p>-0.52761306083422</text:p>
          </table:table-cell>
          <table:table-cell table:formula="of:= [.B480]*[.B480]*[.B480]*[.B480] - 16*[.B480]*[.B480] + 5*[.B480]" office:value-type="float" office:value="0.305568276186831" calcext:value-type="float">
            <text:p>0.3055682761868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8562173453969" calcext:value-type="float">
            <text:p>0.398562173453969</text:p>
          </table:table-cell>
          <table:table-cell table:formula="of:=-[.A481]" office:value-type="float" office:value="-0.398562173453969" calcext:value-type="float">
            <text:p>-0.398562173453969</text:p>
          </table:table-cell>
          <table:table-cell/>
          <table:table-cell table:formula="of:= 100 * ([.A482] - [.A481]*[.A481]) * ([.A482] - [.A481]*[.A481]) + (1 - [.A481]) * (1 - [.A481])" office:value-type="float" office:value="3.24510163141791" calcext:value-type="float">
            <text:p>3.24510163141791</text:p>
          </table:table-cell>
          <table:table-cell table:formula="of:= 100 * ([.B482] - [.B481]*[.B481]) * ([.B482] - [.B481]*[.B481]) + (1 - [.B481]) * (1 - [.B481])" office:value-type="float" office:value="4.14337578055843" calcext:value-type="float">
            <text:p>4.14337578055843</text:p>
          </table:table-cell>
          <table:table-cell table:formula="of:= [.A481]*[.A481]*[.A481]*[.A481] - 16*[.A481]*[.A481] + 5*[.A481]" office:value-type="float" office:value="-0.523584134159899" calcext:value-type="float">
            <text:p>-0.523584134159899</text:p>
          </table:table-cell>
          <table:table-cell table:formula="of:= [.B481]*[.B481]*[.B481]*[.B481] - 16*[.B481]*[.B481] + 5*[.B481]" office:value-type="float" office:value="-4.50920586869959" calcext:value-type="float">
            <text:p>-4.509205868699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09532047781792" calcext:value-type="float">
            <text:p>-0.0109532047781792</text:p>
          </table:table-cell>
          <table:table-cell table:formula="of:=-[.A482]" office:value-type="float" office:value="0.0109532047781792" calcext:value-type="float">
            <text:p>0.0109532047781792</text:p>
          </table:table-cell>
          <table:table-cell/>
          <table:table-cell table:formula="of:= 100 * ([.A483] - [.A482]*[.A482]) * ([.A483] - [.A482]*[.A482]) + (1 - [.A482]) * (1 - [.A482])" office:value-type="float" office:value="1.12026471686049" calcext:value-type="float">
            <text:p>1.12026471686049</text:p>
          </table:table-cell>
          <table:table-cell table:formula="of:= 100 * ([.B483] - [.B482]*[.B482]) * ([.B483] - [.B482]*[.B482]) + (1 - [.B482]) * (1 - [.B482])" office:value-type="float" office:value="1.07796177656555" calcext:value-type="float">
            <text:p>1.07796177656555</text:p>
          </table:table-cell>
          <table:table-cell table:formula="of:= [.A482]*[.A482]*[.A482]*[.A482] - 16*[.A482]*[.A482] + 5*[.A482]" office:value-type="float" office:value="-0.056685572616052" calcext:value-type="float">
            <text:p>-0.056685572616052</text:p>
          </table:table-cell>
          <table:table-cell table:formula="of:= [.B482]*[.B482]*[.B482]*[.B482] - 16*[.B482]*[.B482] + 5*[.B482]" office:value-type="float" office:value="0.0528464751657398" calcext:value-type="float">
            <text:p>0.05284647516573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14629678627681" calcext:value-type="float">
            <text:p>0.0314629678627681</text:p>
          </table:table-cell>
          <table:table-cell table:formula="of:=-[.A483]" office:value-type="float" office:value="-0.0314629678627681" calcext:value-type="float">
            <text:p>-0.0314629678627681</text:p>
          </table:table-cell>
          <table:table-cell/>
          <table:table-cell table:formula="of:= 100 * ([.A484] - [.A483]*[.A483]) * ([.A484] - [.A483]*[.A483]) + (1 - [.A483]) * (1 - [.A483])" office:value-type="float" office:value="12.5585672654817" calcext:value-type="float">
            <text:p>12.5585672654817</text:p>
          </table:table-cell>
          <table:table-cell table:formula="of:= 100 * ([.B484] - [.B483]*[.B483]) * ([.B484] - [.B483]*[.B483]) + (1 - [.B483]) * (1 - [.B483])" office:value-type="float" office:value="12.5498303633101" calcext:value-type="float">
            <text:p>12.5498303633101</text:p>
          </table:table-cell>
          <table:table-cell table:formula="of:= [.A483]*[.A483]*[.A483]*[.A483] - 16*[.A483]*[.A483] + 5*[.A483]" office:value-type="float" office:value="0.141477125704437" calcext:value-type="float">
            <text:p>0.141477125704437</text:p>
          </table:table-cell>
          <table:table-cell table:formula="of:= [.B483]*[.B483]*[.B483]*[.B483] - 16*[.B483]*[.B483] + 5*[.B483]" office:value-type="float" office:value="-0.173152552923245" calcext:value-type="float">
            <text:p>-0.173152552923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9898674640191" calcext:value-type="float">
            <text:p>-0.339898674640191</text:p>
          </table:table-cell>
          <table:table-cell table:formula="of:=-[.A484]" office:value-type="float" office:value="0.339898674640191" calcext:value-type="float">
            <text:p>0.339898674640191</text:p>
          </table:table-cell>
          <table:table-cell/>
          <table:table-cell table:formula="of:= 100 * ([.A485] - [.A484]*[.A484]) * ([.A485] - [.A484]*[.A484]) + (1 - [.A484]) * (1 - [.A484])" office:value-type="float" office:value="15.2528229209818" calcext:value-type="float">
            <text:p>15.2528229209818</text:p>
          </table:table-cell>
          <table:table-cell table:formula="of:= 100 * ([.B485] - [.B484]*[.B484]) * ([.B485] - [.B484]*[.B484]) + (1 - [.B484]) * (1 - [.B484])" office:value-type="float" office:value="2.27941869535365" calcext:value-type="float">
            <text:p>2.27941869535365</text:p>
          </table:table-cell>
          <table:table-cell table:formula="of:= [.A484]*[.A484]*[.A484]*[.A484] - 16*[.A484]*[.A484] + 5*[.A484]" office:value-type="float" office:value="-3.5346436804036" calcext:value-type="float">
            <text:p>-3.5346436804036</text:p>
          </table:table-cell>
          <table:table-cell table:formula="of:= [.B484]*[.B484]*[.B484]*[.B484] - 16*[.B484]*[.B484] + 5*[.B484]" office:value-type="float" office:value="-0.135656934001689" calcext:value-type="float">
            <text:p>-0.1356569340016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1313469276054" calcext:value-type="float">
            <text:p>-0.251313469276054</text:p>
          </table:table-cell>
          <table:table-cell table:formula="of:=-[.A485]" office:value-type="float" office:value="0.251313469276054" calcext:value-type="float">
            <text:p>0.251313469276054</text:p>
          </table:table-cell>
          <table:table-cell/>
          <table:table-cell table:formula="of:= 100 * ([.A486] - [.A485]*[.A485]) * ([.A486] - [.A485]*[.A485]) + (1 - [.A485]) * (1 - [.A485])" office:value-type="float" office:value="4.22929945132072" calcext:value-type="float">
            <text:p>4.22929945132072</text:p>
          </table:table-cell>
          <table:table-cell table:formula="of:= 100 * ([.B486] - [.B485]*[.B485]) * ([.B486] - [.B485]*[.B485]) + (1 - [.B485]) * (1 - [.B485])" office:value-type="float" office:value="8.94269595270977" calcext:value-type="float">
            <text:p>8.94269595270977</text:p>
          </table:table-cell>
          <table:table-cell table:formula="of:= [.A485]*[.A485]*[.A485]*[.A485] - 16*[.A485]*[.A485] + 5*[.A485]" office:value-type="float" office:value="-2.26311371276402" calcext:value-type="float">
            <text:p>-2.26311371276402</text:p>
          </table:table-cell>
          <table:table-cell table:formula="of:= [.B485]*[.B485]*[.B485]*[.B485] - 16*[.B485]*[.B485] + 5*[.B485]" office:value-type="float" office:value="0.250020979996518" calcext:value-type="float">
            <text:p>0.2500209799965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6361218790787" calcext:value-type="float">
            <text:p>0.226361218790787</text:p>
          </table:table-cell>
          <table:table-cell table:formula="of:=-[.A486]" office:value-type="float" office:value="-0.226361218790787" calcext:value-type="float">
            <text:p>-0.226361218790787</text:p>
          </table:table-cell>
          <table:table-cell/>
          <table:table-cell table:formula="of:= 100 * ([.A487] - [.A486]*[.A486]) * ([.A487] - [.A486]*[.A486]) + (1 - [.A486]) * (1 - [.A486])" office:value-type="float" office:value="7.1664160418797" calcext:value-type="float">
            <text:p>7.1664160418797</text:p>
          </table:table-cell>
          <table:table-cell table:formula="of:= 100 * ([.B487] - [.B486]*[.B486]) * ([.B487] - [.B486]*[.B486]) + (1 - [.B486]) * (1 - [.B486])" office:value-type="float" office:value="3.86941580374975" calcext:value-type="float">
            <text:p>3.86941580374975</text:p>
          </table:table-cell>
          <table:table-cell table:formula="of:= [.A486]*[.A486]*[.A486]*[.A486] - 16*[.A486]*[.A486] + 5*[.A486]" office:value-type="float" office:value="0.314601148247733" calcext:value-type="float">
            <text:p>0.314601148247733</text:p>
          </table:table-cell>
          <table:table-cell table:formula="of:= [.B486]*[.B486]*[.B486]*[.B486] - 16*[.B486]*[.B486] + 5*[.B486]" office:value-type="float" office:value="-1.94901103966014" calcext:value-type="float">
            <text:p>-1.949011039660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5039725325157" calcext:value-type="float">
            <text:p>-0.205039725325157</text:p>
          </table:table-cell>
          <table:table-cell table:formula="of:=-[.A487]" office:value-type="float" office:value="0.205039725325157" calcext:value-type="float">
            <text:p>0.205039725325157</text:p>
          </table:table-cell>
          <table:table-cell/>
          <table:table-cell table:formula="of:= 100 * ([.A488] - [.A487]*[.A487]) * ([.A488] - [.A487]*[.A487]) + (1 - [.A487]) * (1 - [.A487])" office:value-type="float" office:value="4.37760487198805" calcext:value-type="float">
            <text:p>4.37760487198805</text:p>
          </table:table-cell>
          <table:table-cell table:formula="of:= 100 * ([.B488] - [.B487]*[.B487]) * ([.B488] - [.B487]*[.B487]) + (1 - [.B487]) * (1 - [.B487])" office:value-type="float" office:value="7.14073863923196" calcext:value-type="float">
            <text:p>7.14073863923196</text:p>
          </table:table-cell>
          <table:table-cell table:formula="of:= [.A487]*[.A487]*[.A487]*[.A487] - 16*[.A487]*[.A487] + 5*[.A487]" office:value-type="float" office:value="-1.6960917800309" calcext:value-type="float">
            <text:p>-1.6960917800309</text:p>
          </table:table-cell>
          <table:table-cell table:formula="of:= [.B487]*[.B487]*[.B487]*[.B487] - 16*[.B487]*[.B487] + 5*[.B487]" office:value-type="float" office:value="0.35430547322067" calcext:value-type="float">
            <text:p>0.354305473220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3081755880105" calcext:value-type="float">
            <text:p>0.213081755880105</text:p>
          </table:table-cell>
          <table:table-cell table:formula="of:=-[.A488]" office:value-type="float" office:value="-0.213081755880105" calcext:value-type="float">
            <text:p>-0.213081755880105</text:p>
          </table:table-cell>
          <table:table-cell/>
          <table:table-cell table:formula="of:= 100 * ([.A489] - [.A488]*[.A488]) * ([.A489] - [.A488]*[.A488]) + (1 - [.A488]) * (1 - [.A488])" office:value-type="float" office:value="5.69712634658358" calcext:value-type="float">
            <text:p>5.69712634658358</text:p>
          </table:table-cell>
          <table:table-cell table:formula="of:= 100 * ([.B489] - [.B488]*[.B488]) * ([.B489] - [.B488]*[.B488]) + (1 - [.B488]) * (1 - [.B488])" office:value-type="float" office:value="3.28150660106025" calcext:value-type="float">
            <text:p>3.28150660106025</text:p>
          </table:table-cell>
          <table:table-cell table:formula="of:= [.A488]*[.A488]*[.A488]*[.A488] - 16*[.A488]*[.A488] + 5*[.A488]" office:value-type="float" office:value="0.341008932581808" calcext:value-type="float">
            <text:p>0.341008932581808</text:p>
          </table:table-cell>
          <table:table-cell table:formula="of:= [.B488]*[.B488]*[.B488]*[.B488] - 16*[.B488]*[.B488] + 5*[.B488]" office:value-type="float" office:value="-1.78980862621924" calcext:value-type="float">
            <text:p>-1.789808626219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9937817556144" calcext:value-type="float">
            <text:p>-0.179937817556144</text:p>
          </table:table-cell>
          <table:table-cell table:formula="of:=-[.A489]" office:value-type="float" office:value="0.179937817556144" calcext:value-type="float">
            <text:p>0.179937817556144</text:p>
          </table:table-cell>
          <table:table-cell/>
          <table:table-cell table:formula="of:= 100 * ([.A490] - [.A489]*[.A489]) * ([.A490] - [.A489]*[.A489]) + (1 - [.A489]) * (1 - [.A489])" office:value-type="float" office:value="4.61919434583898" calcext:value-type="float">
            <text:p>4.61919434583898</text:p>
          </table:table-cell>
          <table:table-cell table:formula="of:= 100 * ([.B490] - [.B489]*[.B489]) * ([.B490] - [.B489]*[.B489]) + (1 - [.B489]) * (1 - [.B489])" office:value-type="float" office:value="6.64525294636644" calcext:value-type="float">
            <text:p>6.64525294636644</text:p>
          </table:table-cell>
          <table:table-cell table:formula="of:= [.A489]*[.A489]*[.A489]*[.A489] - 16*[.A489]*[.A489] + 5*[.A489]" office:value-type="float" office:value="-1.41668266861116" calcext:value-type="float">
            <text:p>-1.41668266861116</text:p>
          </table:table-cell>
          <table:table-cell table:formula="of:= [.B489]*[.B489]*[.B489]*[.B489] - 16*[.B489]*[.B489] + 5*[.B489]" office:value-type="float" office:value="0.382695506950284" calcext:value-type="float">
            <text:p>0.3826955069502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2014504503121" calcext:value-type="float">
            <text:p>0.212014504503121</text:p>
          </table:table-cell>
          <table:table-cell table:formula="of:=-[.A490]" office:value-type="float" office:value="-0.212014504503121" calcext:value-type="float">
            <text:p>-0.212014504503121</text:p>
          </table:table-cell>
          <table:table-cell/>
          <table:table-cell table:formula="of:= 100 * ([.A491] - [.A490]*[.A490]) * ([.A491] - [.A490]*[.A490]) + (1 - [.A490]) * (1 - [.A490])" office:value-type="float" office:value="5.26132718268891" calcext:value-type="float">
            <text:p>5.26132718268891</text:p>
          </table:table-cell>
          <table:table-cell table:formula="of:= 100 * ([.B491] - [.B490]*[.B490]) * ([.B491] - [.B490]*[.B490]) + (1 - [.B490]) * (1 - [.B490])" office:value-type="float" office:value="3.04439867659336" calcext:value-type="float">
            <text:p>3.04439867659336</text:p>
          </table:table-cell>
          <table:table-cell table:formula="of:= [.A490]*[.A490]*[.A490]*[.A490] - 16*[.A490]*[.A490] + 5*[.A490]" office:value-type="float" office:value="0.342890636596127" calcext:value-type="float">
            <text:p>0.342890636596127</text:p>
          </table:table-cell>
          <table:table-cell table:formula="of:= [.B490]*[.B490]*[.B490]*[.B490] - 16*[.B490]*[.B490] + 5*[.B490]" office:value-type="float" office:value="-1.77725440843508" calcext:value-type="float">
            <text:p>-1.777254408435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0465866962951" calcext:value-type="float">
            <text:p>-0.170465866962951</text:p>
          </table:table-cell>
          <table:table-cell table:formula="of:=-[.A491]" office:value-type="float" office:value="0.170465866962951" calcext:value-type="float">
            <text:p>0.170465866962951</text:p>
          </table:table-cell>
          <table:table-cell/>
          <table:table-cell table:formula="of:= 100 * ([.A492] - [.A491]*[.A491]) * ([.A492] - [.A491]*[.A491]) + (1 - [.A491]) * (1 - [.A491])" office:value-type="float" office:value="1.37620864562886" calcext:value-type="float">
            <text:p>1.37620864562886</text:p>
          </table:table-cell>
          <table:table-cell table:formula="of:= 100 * ([.B492] - [.B491]*[.B491]) * ([.B492] - [.B491]*[.B491]) + (1 - [.B491]) * (1 - [.B491])" office:value-type="float" office:value="1.12376441104905" calcext:value-type="float">
            <text:p>1.12376441104905</text:p>
          </table:table-cell>
          <table:table-cell table:formula="of:= [.A491]*[.A491]*[.A491]*[.A491] - 16*[.A491]*[.A491] + 5*[.A491]" office:value-type="float" office:value="-1.31642272068593" calcext:value-type="float">
            <text:p>-1.31642272068593</text:p>
          </table:table-cell>
          <table:table-cell table:formula="of:= [.B491]*[.B491]*[.B491]*[.B491] - 16*[.B491]*[.B491] + 5*[.B491]" office:value-type="float" office:value="0.388235948943577" calcext:value-type="float">
            <text:p>0.3882359489435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69442315617101" calcext:value-type="float">
            <text:p>0.0369442315617101</text:p>
          </table:table-cell>
          <table:table-cell table:formula="of:=-[.A492]" office:value-type="float" office:value="-0.0369442315617101" calcext:value-type="float">
            <text:p>-0.0369442315617101</text:p>
          </table:table-cell>
          <table:table-cell/>
          <table:table-cell table:formula="of:= 100 * ([.A493] - [.A492]*[.A492]) * ([.A493] - [.A492]*[.A492]) + (1 - [.A492]) * (1 - [.A492])" office:value-type="float" office:value="3.48272448495274" calcext:value-type="float">
            <text:p>3.48272448495274</text:p>
          </table:table-cell>
          <table:table-cell table:formula="of:= 100 * ([.B493] - [.B492]*[.B492]) * ([.B493] - [.B492]*[.B492]) + (1 - [.B492]) * (1 - [.B492])" office:value-type="float" office:value="3.7185175357093" calcext:value-type="float">
            <text:p>3.7185175357093</text:p>
          </table:table-cell>
          <table:table-cell table:formula="of:= [.A492]*[.A492]*[.A492]*[.A492] - 16*[.A492]*[.A492] + 5*[.A492]" office:value-type="float" office:value="0.162885000764752" calcext:value-type="float">
            <text:p>0.162885000764752</text:p>
          </table:table-cell>
          <table:table-cell table:formula="of:= [.B492]*[.B492]*[.B492]*[.B492] - 16*[.B492]*[.B492] + 5*[.B492]" office:value-type="float" office:value="-0.206557314852348" calcext:value-type="float">
            <text:p>-0.2065573148523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1216309515158" calcext:value-type="float">
            <text:p>0.161216309515158</text:p>
          </table:table-cell>
          <table:table-cell table:formula="of:=-[.A493]" office:value-type="float" office:value="-0.161216309515158" calcext:value-type="float">
            <text:p>-0.161216309515158</text:p>
          </table:table-cell>
          <table:table-cell/>
          <table:table-cell table:formula="of:= 100 * ([.A494] - [.A493]*[.A493]) * ([.A494] - [.A493]*[.A493]) + (1 - [.A493]) * (1 - [.A493])" office:value-type="float" office:value="5.46335036001755" calcext:value-type="float">
            <text:p>5.46335036001755</text:p>
          </table:table-cell>
          <table:table-cell table:formula="of:= 100 * ([.B494] - [.B493]*[.B493]) * ([.B494] - [.B493]*[.B493]) + (1 - [.B493]) * (1 - [.B493])" office:value-type="float" office:value="4.11027127481147" calcext:value-type="float">
            <text:p>4.11027127481147</text:p>
          </table:table-cell>
          <table:table-cell table:formula="of:= [.A493]*[.A493]*[.A493]*[.A493] - 16*[.A493]*[.A493] + 5*[.A493]" office:value-type="float" office:value="0.390905888722905" calcext:value-type="float">
            <text:p>0.390905888722905</text:p>
          </table:table-cell>
          <table:table-cell table:formula="of:= [.B493]*[.B493]*[.B493]*[.B493] - 16*[.B493]*[.B493] + 5*[.B493]" office:value-type="float" office:value="-1.22125720642868" calcext:value-type="float">
            <text:p>-1.221257206428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2178783385414" calcext:value-type="float">
            <text:p>-0.192178783385414</text:p>
          </table:table-cell>
          <table:table-cell table:formula="of:=-[.A494]" office:value-type="float" office:value="0.192178783385414" calcext:value-type="float">
            <text:p>0.192178783385414</text:p>
          </table:table-cell>
          <table:table-cell/>
          <table:table-cell table:formula="of:= 100 * ([.A495] - [.A494]*[.A494]) * ([.A495] - [.A494]*[.A494]) + (1 - [.A494]) * (1 - [.A494])" office:value-type="float" office:value="1.44990656501709" calcext:value-type="float">
            <text:p>1.44990656501709</text:p>
          </table:table-cell>
          <table:table-cell table:formula="of:= 100 * ([.B495] - [.B494]*[.B494]) * ([.B495] - [.B494]*[.B494]) + (1 - [.B494]) * (1 - [.B494])" office:value-type="float" office:value="0.976894121087939" calcext:value-type="float">
            <text:p>0.976894121087939</text:p>
          </table:table-cell>
          <table:table-cell table:formula="of:= [.A494]*[.A494]*[.A494]*[.A494] - 16*[.A494]*[.A494] + 5*[.A494]" office:value-type="float" office:value="-1.55045285025771" calcext:value-type="float">
            <text:p>-1.55045285025771</text:p>
          </table:table-cell>
          <table:table-cell table:formula="of:= [.B494]*[.B494]*[.B494]*[.B494] - 16*[.B494]*[.B494] + 5*[.B494]" office:value-type="float" office:value="0.371334983596422" calcext:value-type="float">
            <text:p>0.371334983596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00163277694227" calcext:value-type="float">
            <text:p>0.0200163277694227</text:p>
          </table:table-cell>
          <table:table-cell table:formula="of:=-[.A495]" office:value-type="float" office:value="-0.0200163277694227" calcext:value-type="float">
            <text:p>-0.0200163277694227</text:p>
          </table:table-cell>
          <table:table-cell/>
          <table:table-cell table:formula="of:= 100 * ([.A496] - [.A495]*[.A495]) * ([.A496] - [.A495]*[.A495]) + (1 - [.A495]) * (1 - [.A495])" office:value-type="float" office:value="1.21382493920829" calcext:value-type="float">
            <text:p>1.21382493920829</text:p>
          </table:table-cell>
          <table:table-cell table:formula="of:= 100 * ([.B496] - [.B495]*[.B495]) * ([.B496] - [.B495]*[.B495]) + (1 - [.B495]) * (1 - [.B495])" office:value-type="float" office:value="1.28588618078725" calcext:value-type="float">
            <text:p>1.28588618078725</text:p>
          </table:table-cell>
          <table:table-cell table:formula="of:= [.A495]*[.A495]*[.A495]*[.A495] - 16*[.A495]*[.A495] + 5*[.A495]" office:value-type="float" office:value="0.0936713453322749" calcext:value-type="float">
            <text:p>0.0936713453322749</text:p>
          </table:table-cell>
          <table:table-cell table:formula="of:= [.B495]*[.B495]*[.B495]*[.B495] - 16*[.B495]*[.B495] + 5*[.B495]" office:value-type="float" office:value="-0.106491932361952" calcext:value-type="float">
            <text:p>-0.1064919323619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99438539069138" calcext:value-type="float">
            <text:p>-0.0499438539069138</text:p>
          </table:table-cell>
          <table:table-cell table:formula="of:=-[.A496]" office:value-type="float" office:value="0.0499438539069138" calcext:value-type="float">
            <text:p>0.0499438539069138</text:p>
          </table:table-cell>
          <table:table-cell/>
          <table:table-cell table:formula="of:= 100 * ([.A497] - [.A496]*[.A496]) * ([.A497] - [.A496]*[.A496]) + (1 - [.A496]) * (1 - [.A496])" office:value-type="float" office:value="3.46047364134465" calcext:value-type="float">
            <text:p>3.46047364134465</text:p>
          </table:table-cell>
          <table:table-cell table:formula="of:= 100 * ([.B497] - [.B496]*[.B496]) * ([.B497] - [.B496]*[.B496]) + (1 - [.B496]) * (1 - [.B496])" office:value-type="float" office:value="3.10997090782144" calcext:value-type="float">
            <text:p>3.10997090782144</text:p>
          </table:table-cell>
          <table:table-cell table:formula="of:= [.A496]*[.A496]*[.A496]*[.A496] - 16*[.A496]*[.A496] + 5*[.A496]" office:value-type="float" office:value="-0.289623264249568" calcext:value-type="float">
            <text:p>-0.289623264249568</text:p>
          </table:table-cell>
          <table:table-cell table:formula="of:= [.B496]*[.B496]*[.B496]*[.B496] - 16*[.B496]*[.B496] + 5*[.B496]" office:value-type="float" office:value="0.20981527481957" calcext:value-type="float">
            <text:p>0.209815274819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066398931714" calcext:value-type="float">
            <text:p>-0.151066398931714</text:p>
          </table:table-cell>
          <table:table-cell table:formula="of:=-[.A497]" office:value-type="float" office:value="0.151066398931714" calcext:value-type="float">
            <text:p>0.151066398931714</text:p>
          </table:table-cell>
          <table:table-cell/>
          <table:table-cell table:formula="of:= 100 * ([.A498] - [.A497]*[.A497]) * ([.A498] - [.A497]*[.A497]) + (1 - [.A497]) * (1 - [.A497])" office:value-type="float" office:value="2.90585728249871" calcext:value-type="float">
            <text:p>2.90585728249871</text:p>
          </table:table-cell>
          <table:table-cell table:formula="of:= 100 * ([.B498] - [.B497]*[.B497]) * ([.B498] - [.B497]*[.B497]) + (1 - [.B497]) * (1 - [.B497])" office:value-type="float" office:value="1.36215899769375" calcext:value-type="float">
            <text:p>1.36215899769375</text:p>
          </table:table-cell>
          <table:table-cell table:formula="of:= [.A497]*[.A497]*[.A497]*[.A497] - 16*[.A497]*[.A497] + 5*[.A497]" office:value-type="float" office:value="-1.1199481042003" calcext:value-type="float">
            <text:p>-1.1199481042003</text:p>
          </table:table-cell>
          <table:table-cell table:formula="of:= [.B497]*[.B497]*[.B497]*[.B497] - 16*[.B497]*[.B497] + 5*[.B497]" office:value-type="float" office:value="0.390715885116841" calcext:value-type="float">
            <text:p>0.3907158851168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2912925304343" calcext:value-type="float">
            <text:p>-0.102912925304343</text:p>
          </table:table-cell>
          <table:table-cell table:formula="of:=-[.A498]" office:value-type="float" office:value="0.102912925304343" calcext:value-type="float">
            <text:p>0.102912925304343</text:p>
          </table:table-cell>
          <table:table-cell/>
          <table:table-cell table:formula="of:= 100 * ([.A499] - [.A498]*[.A498]) * ([.A499] - [.A498]*[.A498]) + (1 - [.A498]) * (1 - [.A498])" office:value-type="float" office:value="10.0769906592738" calcext:value-type="float">
            <text:p>10.0769906592738</text:p>
          </table:table-cell>
          <table:table-cell table:formula="of:= 100 * ([.B499] - [.B498]*[.B498]) * ([.B499] - [.B498]*[.B498]) + (1 - [.B498]) * (1 - [.B498])" office:value-type="float" office:value="10.9712527742982" calcext:value-type="float">
            <text:p>10.9712527742982</text:p>
          </table:table-cell>
          <table:table-cell table:formula="of:= [.A498]*[.A498]*[.A498]*[.A498] - 16*[.A498]*[.A498] + 5*[.A498]" office:value-type="float" office:value="-0.683909578869006" calcext:value-type="float">
            <text:p>-0.683909578869006</text:p>
          </table:table-cell>
          <table:table-cell table:formula="of:= [.B498]*[.B498]*[.B498]*[.B498] - 16*[.B498]*[.B498] + 5*[.B498]" office:value-type="float" office:value="0.345219674174428" calcext:value-type="float">
            <text:p>0.345219674174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8258228921864" calcext:value-type="float">
            <text:p>0.308258228921864</text:p>
          </table:table-cell>
          <table:table-cell table:formula="of:=-[.A499]" office:value-type="float" office:value="-0.308258228921864" calcext:value-type="float">
            <text:p>-0.308258228921864</text:p>
          </table:table-cell>
          <table:table-cell/>
          <table:table-cell table:formula="of:= 100 * ([.A500] - [.A499]*[.A499]) * ([.A500] - [.A499]*[.A499]) + (1 - [.A499]) * (1 - [.A499])" office:value-type="float" office:value="8.31292410708286" calcext:value-type="float">
            <text:p>8.31292410708286</text:p>
          </table:table-cell>
          <table:table-cell table:formula="of:= 100 * ([.B500] - [.B499]*[.B499]) * ([.B500] - [.B499]*[.B499]) + (1 - [.B499]) * (1 - [.B499])" office:value-type="float" office:value="23.7965169777771" calcext:value-type="float">
            <text:p>23.7965169777771</text:p>
          </table:table-cell>
          <table:table-cell table:formula="of:= [.A499]*[.A499]*[.A499]*[.A499] - 16*[.A499]*[.A499] + 5*[.A499]" office:value-type="float" office:value="0.0299503697585009" calcext:value-type="float">
            <text:p>0.0299503697585009</text:p>
          </table:table-cell>
          <table:table-cell table:formula="of:= [.B499]*[.B499]*[.B499]*[.B499] - 16*[.B499]*[.B499] + 5*[.B499]" office:value-type="float" office:value="-3.05263191946014" calcext:value-type="float">
            <text:p>-3.052631919460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4923429181787" calcext:value-type="float">
            <text:p>0.374923429181787</text:p>
          </table:table-cell>
          <table:table-cell table:formula="of:=-[.A500]" office:value-type="float" office:value="-0.374923429181787" calcext:value-type="float">
            <text:p>-0.374923429181787</text:p>
          </table:table-cell>
          <table:table-cell/>
          <table:table-cell table:formula="of:= 100 * ([.A501] - [.A500]*[.A500]) * ([.A501] - [.A500]*[.A500]) + (1 - [.A500]) * (1 - [.A500])" office:value-type="float" office:value="0.392538897679998" calcext:value-type="float">
            <text:p>0.392538897679998</text:p>
          </table:table-cell>
          <table:table-cell table:formula="of:= 100 * ([.B501] - [.B500]*[.B500]) * ([.B501] - [.B500]*[.B500]) + (1 - [.B500]) * (1 - [.B500])" office:value-type="float" office:value="10.0356828139772" calcext:value-type="float">
            <text:p>10.0356828139772</text:p>
          </table:table-cell>
          <table:table-cell table:formula="of:= [.A500]*[.A500]*[.A500]*[.A500] - 16*[.A500]*[.A500] + 5*[.A500]" office:value-type="float" office:value="-0.354704854167611" calcext:value-type="float">
            <text:p>-0.354704854167611</text:p>
          </table:table-cell>
          <table:table-cell table:formula="of:= [.B500]*[.B500]*[.B500]*[.B500] - 16*[.B500]*[.B500] + 5*[.B500]" office:value-type="float" office:value="-4.10393914598548" calcext:value-type="float">
            <text:p>-4.103939145985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4831587944237" calcext:value-type="float">
            <text:p>0.144831587944237</text:p>
          </table:table-cell>
          <table:table-cell table:formula="of:=-[.A501]" office:value-type="float" office:value="-0.144831587944237" calcext:value-type="float">
            <text:p>-0.144831587944237</text:p>
          </table:table-cell>
          <table:table-cell/>
          <table:table-cell table:formula="of:= 100 * ([.A502] - [.A501]*[.A501]) * ([.A502] - [.A501]*[.A501]) + (1 - [.A501]) * (1 - [.A501])" office:value-type="float" office:value="4.84520319667432" calcext:value-type="float">
            <text:p>4.84520319667432</text:p>
          </table:table-cell>
          <table:table-cell table:formula="of:= 100 * ([.B502] - [.B501]*[.B501]) * ([.B502] - [.B501]*[.B501]) + (1 - [.B501]) * (1 - [.B501])" office:value-type="float" office:value="3.89871249119418" calcext:value-type="float">
            <text:p>3.89871249119418</text:p>
          </table:table-cell>
          <table:table-cell table:formula="of:= [.A501]*[.A501]*[.A501]*[.A501] - 16*[.A501]*[.A501] + 5*[.A501]" office:value-type="float" office:value="0.388978918357358" calcext:value-type="float">
            <text:p>0.388978918357358</text:p>
          </table:table-cell>
          <table:table-cell table:formula="of:= [.B501]*[.B501]*[.B501]*[.B501] - 16*[.B501]*[.B501] + 5*[.B501]" office:value-type="float" office:value="-1.05933696108501" calcext:value-type="float">
            <text:p>-1.059336961085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1851082073539" calcext:value-type="float">
            <text:p>-0.181851082073539</text:p>
          </table:table-cell>
          <table:table-cell table:formula="of:=-[.A502]" office:value-type="float" office:value="0.181851082073539" calcext:value-type="float">
            <text:p>0.181851082073539</text:p>
          </table:table-cell>
          <table:table-cell/>
          <table:table-cell table:formula="of:= 100 * ([.A503] - [.A502]*[.A502]) * ([.A503] - [.A502]*[.A502]) + (1 - [.A502]) * (1 - [.A502])" office:value-type="float" office:value="22.6311268979304" calcext:value-type="float">
            <text:p>22.6311268979304</text:p>
          </table:table-cell>
          <table:table-cell table:formula="of:= 100 * ([.B503] - [.B502]*[.B502]) * ([.B503] - [.B502]*[.B502]) + (1 - [.B502]) * (1 - [.B502])" office:value-type="float" office:value="16.2456400003977" calcext:value-type="float">
            <text:p>16.2456400003977</text:p>
          </table:table-cell>
          <table:table-cell table:formula="of:= [.A502]*[.A502]*[.A502]*[.A502] - 16*[.A502]*[.A502] + 5*[.A502]" office:value-type="float" office:value="-1.4372788544551" calcext:value-type="float">
            <text:p>-1.4372788544551</text:p>
          </table:table-cell>
          <table:table-cell table:formula="of:= [.B502]*[.B502]*[.B502]*[.B502] - 16*[.B502]*[.B502] + 5*[.B502]" office:value-type="float" office:value="0.381231966280291" calcext:value-type="float">
            <text:p>0.3812319662802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7737680824894" calcext:value-type="float">
            <text:p>-0.427737680824894</text:p>
          </table:table-cell>
          <table:table-cell table:formula="of:=-[.A503]" office:value-type="float" office:value="0.427737680824894" calcext:value-type="float">
            <text:p>0.427737680824894</text:p>
          </table:table-cell>
          <table:table-cell/>
          <table:table-cell table:formula="of:= 100 * ([.A504] - [.A503]*[.A503]) * ([.A504] - [.A503]*[.A503]) + (1 - [.A503]) * (1 - [.A503])" office:value-type="float" office:value="2.98528253080046" calcext:value-type="float">
            <text:p>2.98528253080046</text:p>
          </table:table-cell>
          <table:table-cell table:formula="of:= 100 * ([.B504] - [.B503]*[.B503]) * ([.B504] - [.B503]*[.B503]) + (1 - [.B503]) * (1 - [.B503])" office:value-type="float" office:value="7.54277587915648" calcext:value-type="float">
            <text:p>7.54277587915648</text:p>
          </table:table-cell>
          <table:table-cell table:formula="of:= [.A503]*[.A503]*[.A503]*[.A503] - 16*[.A503]*[.A503] + 5*[.A503]" office:value-type="float" office:value="-5.03256659440881" calcext:value-type="float">
            <text:p>-5.03256659440881</text:p>
          </table:table-cell>
          <table:table-cell table:formula="of:= [.B503]*[.B503]*[.B503]*[.B503] - 16*[.B503]*[.B503] + 5*[.B503]" office:value-type="float" office:value="-0.755189786159865" calcext:value-type="float">
            <text:p>-0.7551897861598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56534268946719" calcext:value-type="float">
            <text:p>0.0856534268946719</text:p>
          </table:table-cell>
          <table:table-cell table:formula="of:=-[.A504]" office:value-type="float" office:value="-0.0856534268946719" calcext:value-type="float">
            <text:p>-0.0856534268946719</text:p>
          </table:table-cell>
          <table:table-cell/>
          <table:table-cell table:formula="of:= 100 * ([.A505] - [.A504]*[.A504]) * ([.A505] - [.A504]*[.A504]) + (1 - [.A504]) * (1 - [.A504])" office:value-type="float" office:value="7.13156974312074" calcext:value-type="float">
            <text:p>7.13156974312074</text:p>
          </table:table-cell>
          <table:table-cell table:formula="of:= 100 * ([.B505] - [.B504]*[.B504]) * ([.B505] - [.B504]*[.B504]) + (1 - [.B504]) * (1 - [.B504])" office:value-type="float" office:value="6.75939425462228" calcext:value-type="float">
            <text:p>6.75939425462228</text:p>
          </table:table-cell>
          <table:table-cell table:formula="of:= [.A504]*[.A504]*[.A504]*[.A504] - 16*[.A504]*[.A504] + 5*[.A504]" office:value-type="float" office:value="0.310936806224758" calcext:value-type="float">
            <text:p>0.310936806224758</text:p>
          </table:table-cell>
          <table:table-cell table:formula="of:= [.B504]*[.B504]*[.B504]*[.B504] - 16*[.B504]*[.B504] + 5*[.B504]" office:value-type="float" office:value="-0.545597462721961" calcext:value-type="float">
            <text:p>-0.5455974627219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3572639106108" calcext:value-type="float">
            <text:p>-0.243572639106108</text:p>
          </table:table-cell>
          <table:table-cell table:formula="of:=-[.A505]" office:value-type="float" office:value="0.243572639106108" calcext:value-type="float">
            <text:p>0.243572639106108</text:p>
          </table:table-cell>
          <table:table-cell/>
          <table:table-cell table:formula="of:= 100 * ([.A506] - [.A505]*[.A505]) * ([.A506] - [.A505]*[.A505]) + (1 - [.A505]) * (1 - [.A505])" office:value-type="float" office:value="11.6617504923144" calcext:value-type="float">
            <text:p>11.6617504923144</text:p>
          </table:table-cell>
          <table:table-cell table:formula="of:= 100 * ([.B506] - [.B505]*[.B505]) * ([.B506] - [.B505]*[.B505]) + (1 - [.B505]) * (1 - [.B505])" office:value-type="float" office:value="4.54781879523002" calcext:value-type="float">
            <text:p>4.54781879523002</text:p>
          </table:table-cell>
          <table:table-cell table:formula="of:= [.A505]*[.A505]*[.A505]*[.A505] - 16*[.A505]*[.A505] + 5*[.A505]" office:value-type="float" office:value="-2.16358551612512" calcext:value-type="float">
            <text:p>-2.16358551612512</text:p>
          </table:table-cell>
          <table:table-cell table:formula="of:= [.B505]*[.B505]*[.B505]*[.B505] - 16*[.B505]*[.B505] + 5*[.B505]" office:value-type="float" office:value="0.272140874935961" calcext:value-type="float">
            <text:p>0.2721408749359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8717611285473" calcext:value-type="float">
            <text:p>-0.258717611285473</text:p>
          </table:table-cell>
          <table:table-cell table:formula="of:=-[.A506]" office:value-type="float" office:value="0.258717611285473" calcext:value-type="float">
            <text:p>0.258717611285473</text:p>
          </table:table-cell>
          <table:table-cell/>
          <table:table-cell table:formula="of:= 100 * ([.A507] - [.A506]*[.A506]) * ([.A507] - [.A506]*[.A506]) + (1 - [.A506]) * (1 - [.A506])" office:value-type="float" office:value="22.2273493249585" calcext:value-type="float">
            <text:p>22.2273493249585</text:p>
          </table:table-cell>
          <table:table-cell table:formula="of:= 100 * ([.B507] - [.B506]*[.B506]) * ([.B507] - [.B506]*[.B506]) + (1 - [.B506]) * (1 - [.B506])" office:value-type="float" office:value="10.8199766740731" calcext:value-type="float">
            <text:p>10.8199766740731</text:p>
          </table:table-cell>
          <table:table-cell table:formula="of:= [.A506]*[.A506]*[.A506]*[.A506] - 16*[.A506]*[.A506] + 5*[.A506]" office:value-type="float" office:value="-2.36006462688465" calcext:value-type="float">
            <text:p>-2.36006462688465</text:p>
          </table:table-cell>
          <table:table-cell table:formula="of:= [.B506]*[.B506]*[.B506]*[.B506] - 16*[.B506]*[.B506] + 5*[.B506]" office:value-type="float" office:value="0.227111485970078" calcext:value-type="float">
            <text:p>0.2271114859700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4106531839" calcext:value-type="float">
            <text:p>-0.3874106531839</text:p>
          </table:table-cell>
          <table:table-cell table:formula="of:=-[.A507]" office:value-type="float" office:value="0.3874106531839" calcext:value-type="float">
            <text:p>0.3874106531839</text:p>
          </table:table-cell>
          <table:table-cell/>
          <table:table-cell table:formula="of:= 100 * ([.A508] - [.A507]*[.A507]) * ([.A508] - [.A507]*[.A507]) + (1 - [.A507]) * (1 - [.A507])" office:value-type="float" office:value="5.67204724612963" calcext:value-type="float">
            <text:p>5.67204724612963</text:p>
          </table:table-cell>
          <table:table-cell table:formula="of:= 100 * ([.B508] - [.B507]*[.B507]) * ([.B508] - [.B507]*[.B507]) + (1 - [.B507]) * (1 - [.B507])" office:value-type="float" office:value="24.754103720747" calcext:value-type="float">
            <text:p>24.754103720747</text:p>
          </table:table-cell>
          <table:table-cell table:formula="of:= [.A507]*[.A507]*[.A507]*[.A507] - 16*[.A507]*[.A507] + 5*[.A507]" office:value-type="float" office:value="-4.31591938129394" calcext:value-type="float">
            <text:p>-4.31591938129394</text:p>
          </table:table-cell>
          <table:table-cell table:formula="of:= [.B507]*[.B507]*[.B507]*[.B507] - 16*[.B507]*[.B507] + 5*[.B507]" office:value-type="float" office:value="-0.441812849454934" calcext:value-type="float">
            <text:p>-0.4418128494549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3662294790679" calcext:value-type="float">
            <text:p>0.343662294790679</text:p>
          </table:table-cell>
          <table:table-cell table:formula="of:=-[.A508]" office:value-type="float" office:value="-0.343662294790679" calcext:value-type="float">
            <text:p>-0.343662294790679</text:p>
          </table:table-cell>
          <table:table-cell/>
          <table:table-cell table:formula="of:= 100 * ([.A509] - [.A508]*[.A508]) * ([.A509] - [.A508]*[.A508]) + (1 - [.A508]) * (1 - [.A508])" office:value-type="float" office:value="14.3686445292758" calcext:value-type="float">
            <text:p>14.3686445292758</text:p>
          </table:table-cell>
          <table:table-cell table:formula="of:= 100 * ([.B509] - [.B508]*[.B508]) * ([.B509] - [.B508]*[.B508]) + (1 - [.B508]) * (1 - [.B508])" office:value-type="float" office:value="3.6858086892565" calcext:value-type="float">
            <text:p>3.6858086892565</text:p>
          </table:table-cell>
          <table:table-cell table:formula="of:= [.A508]*[.A508]*[.A508]*[.A508] - 16*[.A508]*[.A508] + 5*[.A508]" office:value-type="float" office:value="-0.15740039065538" calcext:value-type="float">
            <text:p>-0.15740039065538</text:p>
          </table:table-cell>
          <table:table-cell table:formula="of:= [.B508]*[.B508]*[.B508]*[.B508] - 16*[.B508]*[.B508] + 5*[.B508]" office:value-type="float" office:value="-3.59402333856217" calcext:value-type="float">
            <text:p>-3.594023338562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5230733259338" calcext:value-type="float">
            <text:p>-0.255230733259338</text:p>
          </table:table-cell>
          <table:table-cell table:formula="of:=-[.A509]" office:value-type="float" office:value="0.255230733259338" calcext:value-type="float">
            <text:p>0.255230733259338</text:p>
          </table:table-cell>
          <table:table-cell/>
          <table:table-cell table:formula="of:= 100 * ([.A510] - [.A509]*[.A509]) * ([.A510] - [.A509]*[.A509]) + (1 - [.A509]) * (1 - [.A509])" office:value-type="float" office:value="7.33218410694936" calcext:value-type="float">
            <text:p>7.33218410694936</text:p>
          </table:table-cell>
          <table:table-cell table:formula="of:= 100 * ([.B510] - [.B509]*[.B509]) * ([.B510] - [.B509]*[.B509]) + (1 - [.B509]) * (1 - [.B509])" office:value-type="float" office:value="14.2605360574396" calcext:value-type="float">
            <text:p>14.2605360574396</text:p>
          </table:table-cell>
          <table:table-cell table:formula="of:= [.A509]*[.A509]*[.A509]*[.A509] - 16*[.A509]*[.A509] + 5*[.A509]" office:value-type="float" office:value="-2.31419372659121" calcext:value-type="float">
            <text:p>-2.31419372659121</text:p>
          </table:table-cell>
          <table:table-cell table:formula="of:= [.B509]*[.B509]*[.B509]*[.B509] - 16*[.B509]*[.B509] + 5*[.B509]" office:value-type="float" office:value="0.238113606002167" calcext:value-type="float">
            <text:p>0.2381136060021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5071464812553" calcext:value-type="float">
            <text:p>0.305071464812553</text:p>
          </table:table-cell>
          <table:table-cell table:formula="of:=-[.A510]" office:value-type="float" office:value="-0.305071464812553" calcext:value-type="float">
            <text:p>-0.305071464812553</text:p>
          </table:table-cell>
          <table:table-cell/>
          <table:table-cell table:formula="of:= 100 * ([.A511] - [.A510]*[.A510]) * ([.A511] - [.A510]*[.A510]) + (1 - [.A510]) * (1 - [.A510])" office:value-type="float" office:value="24.9264731351135" calcext:value-type="float">
            <text:p>24.9264731351135</text:p>
          </table:table-cell>
          <table:table-cell table:formula="of:= 100 * ([.B511] - [.B510]*[.B510]) * ([.B511] - [.B510]*[.B510]) + (1 - [.B510]) * (1 - [.B510])" office:value-type="float" office:value="11.206063635419" calcext:value-type="float">
            <text:p>11.206063635419</text:p>
          </table:table-cell>
          <table:table-cell table:formula="of:= [.A510]*[.A510]*[.A510]*[.A510] - 16*[.A510]*[.A510] + 5*[.A510]" office:value-type="float" office:value="0.0449215098300837" calcext:value-type="float">
            <text:p>0.0449215098300837</text:p>
          </table:table-cell>
          <table:table-cell table:formula="of:= [.B510]*[.B510]*[.B510]*[.B510] - 16*[.B510]*[.B510] + 5*[.B510]" office:value-type="float" office:value="-3.00579313829545" calcext:value-type="float">
            <text:p>-3.005793138295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1335562606761" calcext:value-type="float">
            <text:p>-0.401335562606761</text:p>
          </table:table-cell>
          <table:table-cell table:formula="of:=-[.A511]" office:value-type="float" office:value="0.401335562606761" calcext:value-type="float">
            <text:p>0.401335562606761</text:p>
          </table:table-cell>
          <table:table-cell/>
          <table:table-cell table:formula="of:= 100 * ([.A512] - [.A511]*[.A511]) * ([.A512] - [.A511]*[.A511]) + (1 - [.A511]) * (1 - [.A511])" office:value-type="float" office:value="2.1566948927986" calcext:value-type="float">
            <text:p>2.1566948927986</text:p>
          </table:table-cell>
          <table:table-cell table:formula="of:= 100 * ([.B512] - [.B511]*[.B511]) * ([.B512] - [.B511]*[.B511]) + (1 - [.B511]) * (1 - [.B511])" office:value-type="float" office:value="8.09870159440166" calcext:value-type="float">
            <text:p>8.09870159440166</text:p>
          </table:table-cell>
          <table:table-cell table:formula="of:= [.A511]*[.A511]*[.A511]*[.A511] - 16*[.A511]*[.A511] + 5*[.A511]" office:value-type="float" office:value="-4.55785793381943" calcext:value-type="float">
            <text:p>-4.55785793381943</text:p>
          </table:table-cell>
          <table:table-cell table:formula="of:= [.B511]*[.B511]*[.B511]*[.B511] - 16*[.B511]*[.B511] + 5*[.B511]" office:value-type="float" office:value="-0.544502307751821" calcext:value-type="float">
            <text:p>-0.5445023077518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143757312693" calcext:value-type="float">
            <text:p>0.117143757312693</text:p>
          </table:table-cell>
          <table:table-cell table:formula="of:=-[.A512]" office:value-type="float" office:value="-0.117143757312693" calcext:value-type="float">
            <text:p>-0.117143757312693</text:p>
          </table:table-cell>
          <table:table-cell/>
          <table:table-cell table:formula="of:= 100 * ([.A513] - [.A512]*[.A512]) * ([.A513] - [.A512]*[.A512]) + (1 - [.A512]) * (1 - [.A512])" office:value-type="float" office:value="22.1425148717628" calcext:value-type="float">
            <text:p>22.1425148717628</text:p>
          </table:table-cell>
          <table:table-cell table:formula="of:= 100 * ([.B513] - [.B512]*[.B512]) * ([.B513] - [.B512]*[.B512]) + (1 - [.B512]) * (1 - [.B512])" office:value-type="float" office:value="20.1493574783711" calcext:value-type="float">
            <text:p>20.1493574783711</text:p>
          </table:table-cell>
          <table:table-cell table:formula="of:= [.A512]*[.A512]*[.A512]*[.A512] - 16*[.A512]*[.A512] + 5*[.A512]" office:value-type="float" office:value="0.366344539920212" calcext:value-type="float">
            <text:p>0.366344539920212</text:p>
          </table:table-cell>
          <table:table-cell table:formula="of:= [.B512]*[.B512]*[.B512]*[.B512] - 16*[.B512]*[.B512] + 5*[.B512]" office:value-type="float" office:value="-0.805093033206714" calcext:value-type="float">
            <text:p>-0.8050930332067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8479457453502" calcext:value-type="float">
            <text:p>-0.448479457453502</text:p>
          </table:table-cell>
          <table:table-cell table:formula="of:=-[.A513]" office:value-type="float" office:value="0.448479457453502" calcext:value-type="float">
            <text:p>0.448479457453502</text:p>
          </table:table-cell>
          <table:table-cell/>
          <table:table-cell table:formula="of:= 100 * ([.A514] - [.A513]*[.A513]) * ([.A514] - [.A513]*[.A513]) + (1 - [.A513]) * (1 - [.A513])" office:value-type="float" office:value="4.40259591980171" calcext:value-type="float">
            <text:p>4.40259591980171</text:p>
          </table:table-cell>
          <table:table-cell table:formula="of:= 100 * ([.B514] - [.B513]*[.B513]) * ([.B514] - [.B513]*[.B513]) + (1 - [.B513]) * (1 - [.B513])" office:value-type="float" office:value="31.0039247103379" calcext:value-type="float">
            <text:p>31.0039247103379</text:p>
          </table:table-cell>
          <table:table-cell table:formula="of:= [.A513]*[.A513]*[.A513]*[.A513] - 16*[.A513]*[.A513] + 5*[.A513]" office:value-type="float" office:value="-5.42008365233268" calcext:value-type="float">
            <text:p>-5.42008365233268</text:p>
          </table:table-cell>
          <table:table-cell table:formula="of:= [.B513]*[.B513]*[.B513]*[.B513] - 16*[.B513]*[.B513] + 5*[.B513]" office:value-type="float" office:value="-0.93528907779766" calcext:value-type="float">
            <text:p>-0.935289077797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2939725525042" calcext:value-type="float">
            <text:p>0.352939725525042</text:p>
          </table:table-cell>
          <table:table-cell table:formula="of:=-[.A514]" office:value-type="float" office:value="-0.352939725525042" calcext:value-type="float">
            <text:p>-0.352939725525042</text:p>
          </table:table-cell>
          <table:table-cell/>
          <table:table-cell table:formula="of:= 100 * ([.A515] - [.A514]*[.A514]) * ([.A515] - [.A514]*[.A514]) + (1 - [.A514]) * (1 - [.A514])" office:value-type="float" office:value="7.9189285448617" calcext:value-type="float">
            <text:p>7.9189285448617</text:p>
          </table:table-cell>
          <table:table-cell table:formula="of:= 100 * ([.B515] - [.B514]*[.B514]) * ([.B515] - [.B514]*[.B514]) + (1 - [.B514]) * (1 - [.B514])" office:value-type="float" office:value="1.89161698616062" calcext:value-type="float">
            <text:p>1.89161698616062</text:p>
          </table:table-cell>
          <table:table-cell table:formula="of:= [.A514]*[.A514]*[.A514]*[.A514] - 16*[.A514]*[.A514] + 5*[.A514]" office:value-type="float" office:value="-0.212847769604706" calcext:value-type="float">
            <text:p>-0.212847769604706</text:p>
          </table:table-cell>
          <table:table-cell table:formula="of:= [.B514]*[.B514]*[.B514]*[.B514] - 16*[.B514]*[.B514] + 5*[.B514]" office:value-type="float" office:value="-3.74224502485512" calcext:value-type="float">
            <text:p>-3.742245024855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9299238870874" calcext:value-type="float">
            <text:p>-0.149299238870874</text:p>
          </table:table-cell>
          <table:table-cell table:formula="of:=-[.A515]" office:value-type="float" office:value="0.149299238870874" calcext:value-type="float">
            <text:p>0.149299238870874</text:p>
          </table:table-cell>
          <table:table-cell/>
          <table:table-cell table:formula="of:= 100 * ([.A516] - [.A515]*[.A515]) * ([.A516] - [.A515]*[.A515]) + (1 - [.A515]) * (1 - [.A515])" office:value-type="float" office:value="6.02920413284044" calcext:value-type="float">
            <text:p>6.02920413284044</text:p>
          </table:table-cell>
          <table:table-cell table:formula="of:= 100 * ([.B516] - [.B515]*[.B515]) * ([.B516] - [.B515]*[.B515]) + (1 - [.B515]) * (1 - [.B515])" office:value-type="float" office:value="3.69607480324127" calcext:value-type="float">
            <text:p>3.69607480324127</text:p>
          </table:table-cell>
          <table:table-cell table:formula="of:= [.A515]*[.A515]*[.A515]*[.A515] - 16*[.A515]*[.A515] + 5*[.A515]" office:value-type="float" office:value="-1.10264354218067" calcext:value-type="float">
            <text:p>-1.10264354218067</text:p>
          </table:table-cell>
          <table:table-cell table:formula="of:= [.B515]*[.B515]*[.B515]*[.B515] - 16*[.B515]*[.B515] + 5*[.B515]" office:value-type="float" office:value="0.390348846528071" calcext:value-type="float">
            <text:p>0.3903488465280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4696266632611" calcext:value-type="float">
            <text:p>-0.194696266632611</text:p>
          </table:table-cell>
          <table:table-cell table:formula="of:=-[.A516]" office:value-type="float" office:value="0.194696266632611" calcext:value-type="float">
            <text:p>0.194696266632611</text:p>
          </table:table-cell>
          <table:table-cell/>
          <table:table-cell table:formula="of:= 100 * ([.A517] - [.A516]*[.A516]) * ([.A517] - [.A516]*[.A516]) + (1 - [.A516]) * (1 - [.A516])" office:value-type="float" office:value="24.1636935295992" calcext:value-type="float">
            <text:p>24.1636935295992</text:p>
          </table:table-cell>
          <table:table-cell table:formula="of:= 100 * ([.B517] - [.B516]*[.B516]) * ([.B517] - [.B516]*[.B516]) + (1 - [.B516]) * (1 - [.B516])" office:value-type="float" office:value="16.7297113408043" calcext:value-type="float">
            <text:p>16.7297113408043</text:p>
          </table:table-cell>
          <table:table-cell table:formula="of:= [.A516]*[.A516]*[.A516]*[.A516] - 16*[.A516]*[.A516] + 5*[.A516]" office:value-type="float" office:value="-1.5785505999428" calcext:value-type="float">
            <text:p>-1.5785505999428</text:p>
          </table:table-cell>
          <table:table-cell table:formula="of:= [.B516]*[.B516]*[.B516]*[.B516] - 16*[.B516]*[.B516] + 5*[.B516]" office:value-type="float" office:value="0.36841206638331" calcext:value-type="float">
            <text:p>0.368412066383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8920317276983" calcext:value-type="float">
            <text:p>-0.438920317276983</text:p>
          </table:table-cell>
          <table:table-cell table:formula="of:=-[.A517]" office:value-type="float" office:value="0.438920317276983" calcext:value-type="float">
            <text:p>0.438920317276983</text:p>
          </table:table-cell>
          <table:table-cell/>
          <table:table-cell table:formula="of:= 100 * ([.A518] - [.A517]*[.A517]) * ([.A518] - [.A517]*[.A517]) + (1 - [.A517]) * (1 - [.A517])" office:value-type="float" office:value="43.7142999244846" calcext:value-type="float">
            <text:p>43.7142999244846</text:p>
          </table:table-cell>
          <table:table-cell table:formula="of:= 100 * ([.B518] - [.B517]*[.B517]) * ([.B518] - [.B517]*[.B517]) + (1 - [.B517]) * (1 - [.B517])" office:value-type="float" office:value="7.07574902565128" calcext:value-type="float">
            <text:p>7.07574902565128</text:p>
          </table:table-cell>
          <table:table-cell table:formula="of:= [.A517]*[.A517]*[.A517]*[.A517] - 16*[.A517]*[.A517] + 5*[.A517]" office:value-type="float" office:value="-5.23990387997316" calcext:value-type="float">
            <text:p>-5.23990387997316</text:p>
          </table:table-cell>
          <table:table-cell table:formula="of:= [.B517]*[.B517]*[.B517]*[.B517] - 16*[.B517]*[.B517] + 5*[.B517]" office:value-type="float" office:value="-0.850700707203325" calcext:value-type="float">
            <text:p>-0.8507007072033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2669094585983" calcext:value-type="float">
            <text:p>-0.452669094585983</text:p>
          </table:table-cell>
          <table:table-cell table:formula="of:=-[.A518]" office:value-type="float" office:value="0.452669094585983" calcext:value-type="float">
            <text:p>0.452669094585983</text:p>
          </table:table-cell>
          <table:table-cell/>
          <table:table-cell table:formula="of:= 100 * ([.A519] - [.A518]*[.A518]) * ([.A519] - [.A518]*[.A518]) + (1 - [.A518]) * (1 - [.A518])" office:value-type="float" office:value="3.99466165523459" calcext:value-type="float">
            <text:p>3.99466165523459</text:p>
          </table:table-cell>
          <table:table-cell table:formula="of:= 100 * ([.B519] - [.B518]*[.B518]) * ([.B519] - [.B518]*[.B518]) + (1 - [.B518]) * (1 - [.B518])" office:value-type="float" office:value="7.72762990875706" calcext:value-type="float">
            <text:p>7.72762990875706</text:p>
          </table:table-cell>
          <table:table-cell table:formula="of:= [.A518]*[.A518]*[.A518]*[.A518] - 16*[.A518]*[.A518] + 5*[.A518]" office:value-type="float" office:value="-5.49990659502854" calcext:value-type="float">
            <text:p>-5.49990659502854</text:p>
          </table:table-cell>
          <table:table-cell table:formula="of:= [.B518]*[.B518]*[.B518]*[.B518] - 16*[.B518]*[.B518] + 5*[.B518]" office:value-type="float" office:value="-0.973215649168708" calcext:value-type="float">
            <text:p>-0.9732156491687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76353438222396" calcext:value-type="float">
            <text:p>0.0676353438222396</text:p>
          </table:table-cell>
          <table:table-cell table:formula="of:=-[.A519]" office:value-type="float" office:value="-0.0676353438222396" calcext:value-type="float">
            <text:p>-0.0676353438222396</text:p>
          </table:table-cell>
          <table:table-cell/>
          <table:table-cell table:formula="of:= 100 * ([.A520] - [.A519]*[.A519]) * ([.A520] - [.A519]*[.A519]) + (1 - [.A519]) * (1 - [.A519])" office:value-type="float" office:value="1.70038912705185" calcext:value-type="float">
            <text:p>1.70038912705185</text:p>
          </table:table-cell>
          <table:table-cell table:formula="of:= 100 * ([.B520] - [.B519]*[.B519]) * ([.B520] - [.B519]*[.B519]) + (1 - [.B519]) * (1 - [.B519])" office:value-type="float" office:value="1.81248795398718" calcext:value-type="float">
            <text:p>1.81248795398718</text:p>
          </table:table-cell>
          <table:table-cell table:formula="of:= [.A519]*[.A519]*[.A519]*[.A519] - 16*[.A519]*[.A519] + 5*[.A519]" office:value-type="float" office:value="0.265005009781735" calcext:value-type="float">
            <text:p>0.265005009781735</text:p>
          </table:table-cell>
          <table:table-cell table:formula="of:= [.B519]*[.B519]*[.B519]*[.B519] - 16*[.B519]*[.B519] + 5*[.B519]" office:value-type="float" office:value="-0.411348428440662" calcext:value-type="float">
            <text:p>-0.4113484284406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65893388014836" calcext:value-type="float">
            <text:p>-0.0865893388014836</text:p>
          </table:table-cell>
          <table:table-cell table:formula="of:=-[.A520]" office:value-type="float" office:value="0.0865893388014836" calcext:value-type="float">
            <text:p>0.0865893388014836</text:p>
          </table:table-cell>
          <table:table-cell/>
          <table:table-cell table:formula="of:= 100 * ([.A521] - [.A520]*[.A520]) * ([.A521] - [.A520]*[.A520]) + (1 - [.A520]) * (1 - [.A520])" office:value-type="float" office:value="8.40933406060488" calcext:value-type="float">
            <text:p>8.40933406060488</text:p>
          </table:table-cell>
          <table:table-cell table:formula="of:= 100 * ([.B521] - [.B520]*[.B520]) * ([.B521] - [.B520]*[.B520]) + (1 - [.B520]) * (1 - [.B520])" office:value-type="float" office:value="8.89180199171532" calcext:value-type="float">
            <text:p>8.89180199171532</text:p>
          </table:table-cell>
          <table:table-cell table:formula="of:= [.A520]*[.A520]*[.A520]*[.A520] - 16*[.A520]*[.A520] + 5*[.A520]" office:value-type="float" office:value="-0.552853895803529" calcext:value-type="float">
            <text:p>-0.552853895803529</text:p>
          </table:table-cell>
          <table:table-cell table:formula="of:= [.B520]*[.B520]*[.B520]*[.B520] - 16*[.B520]*[.B520] + 5*[.B520]" office:value-type="float" office:value="0.313039492211307" calcext:value-type="float">
            <text:p>0.3130394922113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6359344724439" calcext:value-type="float">
            <text:p>0.276359344724439</text:p>
          </table:table-cell>
          <table:table-cell table:formula="of:=-[.A521]" office:value-type="float" office:value="-0.276359344724439" calcext:value-type="float">
            <text:p>-0.276359344724439</text:p>
          </table:table-cell>
          <table:table-cell/>
          <table:table-cell table:formula="of:= 100 * ([.A522] - [.A521]*[.A521]) * ([.A522] - [.A521]*[.A521]) + (1 - [.A521]) * (1 - [.A521])" office:value-type="float" office:value="14.1195976397155" calcext:value-type="float">
            <text:p>14.1195976397155</text:p>
          </table:table-cell>
          <table:table-cell table:formula="of:= 100 * ([.B522] - [.B521]*[.B521]) * ([.B522] - [.B521]*[.B521]) + (1 - [.B521]) * (1 - [.B521])" office:value-type="float" office:value="28.8227866543597" calcext:value-type="float">
            <text:p>28.8227866543597</text:p>
          </table:table-cell>
          <table:table-cell table:formula="of:= [.A521]*[.A521]*[.A521]*[.A521] - 16*[.A521]*[.A521] + 5*[.A521]" office:value-type="float" office:value="0.165637987285989" calcext:value-type="float">
            <text:p>0.165637987285989</text:p>
          </table:table-cell>
          <table:table-cell table:formula="of:= [.B521]*[.B521]*[.B521]*[.B521] - 16*[.B521]*[.B521] + 5*[.B521]" office:value-type="float" office:value="-2.5979554599584" calcext:value-type="float">
            <text:p>-2.59795545995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5101240470159" calcext:value-type="float">
            <text:p>0.445101240470159</text:p>
          </table:table-cell>
          <table:table-cell table:formula="of:=-[.A522]" office:value-type="float" office:value="-0.445101240470159" calcext:value-type="float">
            <text:p>-0.445101240470159</text:p>
          </table:table-cell>
          <table:table-cell/>
          <table:table-cell table:formula="of:= 100 * ([.A523] - [.A522]*[.A522]) * ([.A523] - [.A522]*[.A522]) + (1 - [.A522]) * (1 - [.A522])" office:value-type="float" office:value="3.38610716186317" calcext:value-type="float">
            <text:p>3.38610716186317</text:p>
          </table:table-cell>
          <table:table-cell table:formula="of:= 100 * ([.B523] - [.B522]*[.B522]) * ([.B523] - [.B522]*[.B522]) + (1 - [.B522]) * (1 - [.B522])" office:value-type="float" office:value="6.96280381278676" calcext:value-type="float">
            <text:p>6.96280381278676</text:p>
          </table:table-cell>
          <table:table-cell table:formula="of:= [.A522]*[.A522]*[.A522]*[.A522] - 16*[.A522]*[.A522] + 5*[.A522]" office:value-type="float" office:value="-0.905086027436942" calcext:value-type="float">
            <text:p>-0.905086027436942</text:p>
          </table:table-cell>
          <table:table-cell table:formula="of:= [.B522]*[.B522]*[.B522]*[.B522] - 16*[.B522]*[.B522] + 5*[.B522]" office:value-type="float" office:value="-5.35609843213853" calcext:value-type="float">
            <text:p>-5.356098432138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26672722028207" calcext:value-type="float">
            <text:p>0.0226672722028207</text:p>
          </table:table-cell>
          <table:table-cell table:formula="of:=-[.A523]" office:value-type="float" office:value="-0.0226672722028207" calcext:value-type="float">
            <text:p>-0.0226672722028207</text:p>
          </table:table-cell>
          <table:table-cell/>
          <table:table-cell table:formula="of:= 100 * ([.A524] - [.A523]*[.A523]) * ([.A524] - [.A523]*[.A523]) + (1 - [.A523]) * (1 - [.A523])" office:value-type="float" office:value="21.7808927169607" calcext:value-type="float">
            <text:p>21.7808927169607</text:p>
          </table:table-cell>
          <table:table-cell table:formula="of:= 100 * ([.B524] - [.B523]*[.B523]) * ([.B524] - [.B523]*[.B523]) + (1 - [.B523]) * (1 - [.B523])" office:value-type="float" office:value="21.9654578186601" calcext:value-type="float">
            <text:p>21.9654578186601</text:p>
          </table:table-cell>
          <table:table-cell table:formula="of:= [.A523]*[.A523]*[.A523]*[.A523] - 16*[.A523]*[.A523] + 5*[.A523]" office:value-type="float" office:value="0.105115741344049" calcext:value-type="float">
            <text:p>0.105115741344049</text:p>
          </table:table-cell>
          <table:table-cell table:formula="of:= [.B523]*[.B523]*[.B523]*[.B523] - 16*[.B523]*[.B523] + 5*[.B523]" office:value-type="float" office:value="-0.121556980684158" calcext:value-type="float">
            <text:p>-0.1215569806841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6865790610327" calcext:value-type="float">
            <text:p>0.456865790610327</text:p>
          </table:table-cell>
          <table:table-cell table:formula="of:=-[.A524]" office:value-type="float" office:value="-0.456865790610327" calcext:value-type="float">
            <text:p>-0.456865790610327</text:p>
          </table:table-cell>
          <table:table-cell/>
          <table:table-cell table:formula="of:= 100 * ([.A525] - [.A524]*[.A524]) * ([.A525] - [.A524]*[.A524]) + (1 - [.A524]) * (1 - [.A524])" office:value-type="float" office:value="12.7435045619503" calcext:value-type="float">
            <text:p>12.7435045619503</text:p>
          </table:table-cell>
          <table:table-cell table:formula="of:= 100 * ([.B525] - [.B524]*[.B524]) * ([.B525] - [.B524]*[.B524]) + (1 - [.B524]) * (1 - [.B524])" office:value-type="float" office:value="2.54013891888993" calcext:value-type="float">
            <text:p>2.54013891888993</text:p>
          </table:table-cell>
          <table:table-cell table:formula="of:= [.A524]*[.A524]*[.A524]*[.A524] - 16*[.A524]*[.A524] + 5*[.A524]" office:value-type="float" office:value="-1.01172596758104" calcext:value-type="float">
            <text:p>-1.01172596758104</text:p>
          </table:table-cell>
          <table:table-cell table:formula="of:= [.B524]*[.B524]*[.B524]*[.B524] - 16*[.B524]*[.B524] + 5*[.B524]" office:value-type="float" office:value="-5.58038387368431" calcext:value-type="float">
            <text:p>-5.580383873684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4098107033312" calcext:value-type="float">
            <text:p>-0.144098107033312</text:p>
          </table:table-cell>
          <table:table-cell table:formula="of:=-[.A525]" office:value-type="float" office:value="0.144098107033312" calcext:value-type="float">
            <text:p>0.144098107033312</text:p>
          </table:table-cell>
          <table:table-cell/>
          <table:table-cell table:formula="of:= 100 * ([.A526] - [.A525]*[.A525]) * ([.A526] - [.A525]*[.A525]) + (1 - [.A525]) * (1 - [.A525])" office:value-type="float" office:value="11.0236379942522" calcext:value-type="float">
            <text:p>11.0236379942522</text:p>
          </table:table-cell>
          <table:table-cell table:formula="of:= 100 * ([.B526] - [.B525]*[.B525]) * ([.B526] - [.B525]*[.B525]) + (1 - [.B525]) * (1 - [.B525])" office:value-type="float" office:value="8.03095371164052" calcext:value-type="float">
            <text:p>8.03095371164052</text:p>
          </table:table-cell>
          <table:table-cell table:formula="of:= [.A525]*[.A525]*[.A525]*[.A525] - 16*[.A525]*[.A525] + 5*[.A525]" office:value-type="float" office:value="-1.05228761169773" calcext:value-type="float">
            <text:p>-1.05228761169773</text:p>
          </table:table-cell>
          <table:table-cell table:formula="of:= [.B525]*[.B525]*[.B525]*[.B525] - 16*[.B525]*[.B525] + 5*[.B525]" office:value-type="float" office:value="0.388693458635392" calcext:value-type="float">
            <text:p>0.3886934586353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0919509842128" calcext:value-type="float">
            <text:p>-0.290919509842128</text:p>
          </table:table-cell>
          <table:table-cell table:formula="of:=-[.A526]" office:value-type="float" office:value="0.290919509842128" calcext:value-type="float">
            <text:p>0.290919509842128</text:p>
          </table:table-cell>
          <table:table-cell/>
          <table:table-cell table:formula="of:= 100 * ([.A527] - [.A526]*[.A526]) * ([.A527] - [.A526]*[.A526]) + (1 - [.A526]) * (1 - [.A526])" office:value-type="float" office:value="17.2429556515699" calcext:value-type="float">
            <text:p>17.2429556515699</text:p>
          </table:table-cell>
          <table:table-cell table:formula="of:= 100 * ([.B527] - [.B526]*[.B526]) * ([.B527] - [.B526]*[.B526]) + (1 - [.B526]) * (1 - [.B526])" office:value-type="float" office:value="5.58341051473213" calcext:value-type="float">
            <text:p>5.58341051473213</text:p>
          </table:table-cell>
          <table:table-cell table:formula="of:= [.A526]*[.A526]*[.A526]*[.A526] - 16*[.A526]*[.A526] + 5*[.A526]" office:value-type="float" office:value="-2.80158118727601" calcext:value-type="float">
            <text:p>-2.80158118727601</text:p>
          </table:table-cell>
          <table:table-cell table:formula="of:= [.B526]*[.B526]*[.B526]*[.B526] - 16*[.B526]*[.B526] + 5*[.B526]" office:value-type="float" office:value="0.10761391114527" calcext:value-type="float">
            <text:p>0.107613911145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0036365570664" calcext:value-type="float">
            <text:p>-0.310036365570664</text:p>
          </table:table-cell>
          <table:table-cell table:formula="of:=-[.A527]" office:value-type="float" office:value="0.310036365570664" calcext:value-type="float">
            <text:p>0.310036365570664</text:p>
          </table:table-cell>
          <table:table-cell/>
          <table:table-cell table:formula="of:= 100 * ([.A528] - [.A527]*[.A527]) * ([.A528] - [.A527]*[.A527]) + (1 - [.A527]) * (1 - [.A527])" office:value-type="float" office:value="2.73795311476212" calcext:value-type="float">
            <text:p>2.73795311476212</text:p>
          </table:table-cell>
          <table:table-cell table:formula="of:= 100 * ([.B528] - [.B527]*[.B527]) * ([.B528] - [.B527]*[.B527]) + (1 - [.B527]) * (1 - [.B527])" office:value-type="float" office:value="9.08013055366774" calcext:value-type="float">
            <text:p>9.08013055366774</text:p>
          </table:table-cell>
          <table:table-cell table:formula="of:= [.A527]*[.A527]*[.A527]*[.A527] - 16*[.A527]*[.A527] + 5*[.A527]" office:value-type="float" office:value="-3.07890305124413" calcext:value-type="float">
            <text:p>-3.07890305124413</text:p>
          </table:table-cell>
          <table:table-cell table:formula="of:= [.B527]*[.B527]*[.B527]*[.B527] - 16*[.B527]*[.B527] + 5*[.B527]" office:value-type="float" office:value="0.021460604462509" calcext:value-type="float">
            <text:p>0.0214606044625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720458572999" calcext:value-type="float">
            <text:p>0.19720458572999</text:p>
          </table:table-cell>
          <table:table-cell table:formula="of:=-[.A528]" office:value-type="float" office:value="-0.19720458572999" calcext:value-type="float">
            <text:p>-0.19720458572999</text:p>
          </table:table-cell>
          <table:table-cell/>
          <table:table-cell table:formula="of:= 100 * ([.A529] - [.A528]*[.A528]) * ([.A529] - [.A528]*[.A528]) + (1 - [.A528]) * (1 - [.A528])" office:value-type="float" office:value="1.07003085051915" calcext:value-type="float">
            <text:p>1.07003085051915</text:p>
          </table:table-cell>
          <table:table-cell table:formula="of:= 100 * ([.B529] - [.B528]*[.B528]) * ([.B529] - [.B528]*[.B528]) + (1 - [.B528]) * (1 - [.B528])" office:value-type="float" office:value="3.47858549233724" calcext:value-type="float">
            <text:p>3.47858549233724</text:p>
          </table:table-cell>
          <table:table-cell table:formula="of:= [.A528]*[.A528]*[.A528]*[.A528] - 16*[.A528]*[.A528] + 5*[.A528]" office:value-type="float" office:value="0.365300955293752" calcext:value-type="float">
            <text:p>0.365300955293752</text:p>
          </table:table-cell>
          <table:table-cell table:formula="of:= [.B528]*[.B528]*[.B528]*[.B528] - 16*[.B528]*[.B528] + 5*[.B528]" office:value-type="float" office:value="-1.60674490200615" calcext:value-type="float">
            <text:p>-1.606744902006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4123870736538" calcext:value-type="float">
            <text:p>0.104123870736538</text:p>
          </table:table-cell>
          <table:table-cell table:formula="of:=-[.A529]" office:value-type="float" office:value="-0.104123870736538" calcext:value-type="float">
            <text:p>-0.104123870736538</text:p>
          </table:table-cell>
          <table:table-cell/>
          <table:table-cell table:formula="of:= 100 * ([.A530] - [.A529]*[.A529]) * ([.A530] - [.A529]*[.A529]) + (1 - [.A529]) * (1 - [.A529])" office:value-type="float" office:value="1.02711923639112" calcext:value-type="float">
            <text:p>1.02711923639112</text:p>
          </table:table-cell>
          <table:table-cell table:formula="of:= 100 * ([.B530] - [.B529]*[.B529]) * ([.B530] - [.B529]*[.B529]) + (1 - [.B529]) * (1 - [.B529])" office:value-type="float" office:value="1.69612356060066" calcext:value-type="float">
            <text:p>1.69612356060066</text:p>
          </table:table-cell>
          <table:table-cell table:formula="of:= [.A529]*[.A529]*[.A529]*[.A529] - 16*[.A529]*[.A529] + 5*[.A529]" office:value-type="float" office:value="0.347268410571623" calcext:value-type="float">
            <text:p>0.347268410571623</text:p>
          </table:table-cell>
          <table:table-cell table:formula="of:= [.B529]*[.B529]*[.B529]*[.B529] - 16*[.B529]*[.B529] + 5*[.B529]" office:value-type="float" office:value="-0.693970296793756" calcext:value-type="float">
            <text:p>-0.6939702967937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82258703404772" calcext:value-type="float">
            <text:p>0.0582258703404772</text:p>
          </table:table-cell>
          <table:table-cell table:formula="of:=-[.A530]" office:value-type="float" office:value="-0.0582258703404772" calcext:value-type="float">
            <text:p>-0.0582258703404772</text:p>
          </table:table-cell>
          <table:table-cell/>
          <table:table-cell table:formula="of:= 100 * ([.A531] - [.A530]*[.A530]) * ([.A531] - [.A530]*[.A530]) + (1 - [.A530]) * (1 - [.A530])" office:value-type="float" office:value="1.8474577795339" calcext:value-type="float">
            <text:p>1.8474577795339</text:p>
          </table:table-cell>
          <table:table-cell table:formula="of:= 100 * ([.B531] - [.B530]*[.B530]) * ([.B531] - [.B530]*[.B530]) + (1 - [.B530]) * (1 - [.B530])" office:value-type="float" office:value="2.21786491354927" calcext:value-type="float">
            <text:p>2.21786491354927</text:p>
          </table:table-cell>
          <table:table-cell table:formula="of:= [.A530]*[.A530]*[.A530]*[.A530] - 16*[.A530]*[.A530] + 5*[.A530]" office:value-type="float" office:value="0.236896813880356" calcext:value-type="float">
            <text:p>0.236896813880356</text:p>
          </table:table-cell>
          <table:table-cell table:formula="of:= [.B530]*[.B530]*[.B530]*[.B530] - 16*[.B530]*[.B530] + 5*[.B530]" office:value-type="float" office:value="-0.345361889524416" calcext:value-type="float">
            <text:p>-0.3453618895244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1396336902177" calcext:value-type="float">
            <text:p>0.101396336902177</text:p>
          </table:table-cell>
          <table:table-cell table:formula="of:=-[.A531]" office:value-type="float" office:value="-0.101396336902177" calcext:value-type="float">
            <text:p>-0.101396336902177</text:p>
          </table:table-cell>
          <table:table-cell/>
          <table:table-cell table:formula="of:= 100 * ([.A532] - [.A531]*[.A531]) * ([.A532] - [.A531]*[.A531]) + (1 - [.A531]) * (1 - [.A531])" office:value-type="float" office:value="15.2482448444986" calcext:value-type="float">
            <text:p>15.2482448444986</text:p>
          </table:table-cell>
          <table:table-cell table:formula="of:= 100 * ([.B532] - [.B531]*[.B531]) * ([.B532] - [.B531]*[.B531]) + (1 - [.B531]) * (1 - [.B531])" office:value-type="float" office:value="17.25889749147" calcext:value-type="float">
            <text:p>17.25889749147</text:p>
          </table:table-cell>
          <table:table-cell table:formula="of:= [.A531]*[.A531]*[.A531]*[.A531] - 16*[.A531]*[.A531] + 5*[.A531]" office:value-type="float" office:value="0.342587913741831" calcext:value-type="float">
            <text:p>0.342587913741831</text:p>
          </table:table-cell>
          <table:table-cell table:formula="of:= [.B531]*[.B531]*[.B531]*[.B531] - 16*[.B531]*[.B531] + 5*[.B531]" office:value-type="float" office:value="-0.671375455279944" calcext:value-type="float">
            <text:p>-0.6713754552799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029116833801" calcext:value-type="float">
            <text:p>0.39029116833801</text:p>
          </table:table-cell>
          <table:table-cell table:formula="of:=-[.A532]" office:value-type="float" office:value="-0.39029116833801" calcext:value-type="float">
            <text:p>-0.39029116833801</text:p>
          </table:table-cell>
          <table:table-cell/>
          <table:table-cell table:formula="of:= 100 * ([.A533] - [.A532]*[.A532]) * ([.A533] - [.A532]*[.A532]) + (1 - [.A532]) * (1 - [.A532])" office:value-type="float" office:value="6.43949049442636" calcext:value-type="float">
            <text:p>6.43949049442636</text:p>
          </table:table-cell>
          <table:table-cell table:formula="of:= 100 * ([.B533] - [.B532]*[.B532]) * ([.B533] - [.B532]*[.B532]) + (1 - [.B532]) * (1 - [.B532])" office:value-type="float" office:value="32.2910630887658" calcext:value-type="float">
            <text:p>32.2910630887658</text:p>
          </table:table-cell>
          <table:table-cell table:formula="of:= [.A532]*[.A532]*[.A532]*[.A532] - 16*[.A532]*[.A532] + 5*[.A532]" office:value-type="float" office:value="-0.46257572096593" calcext:value-type="float">
            <text:p>-0.46257572096593</text:p>
          </table:table-cell>
          <table:table-cell table:formula="of:= [.B532]*[.B532]*[.B532]*[.B532] - 16*[.B532]*[.B532] + 5*[.B532]" office:value-type="float" office:value="-4.36548740434603" calcext:value-type="float">
            <text:p>-4.36548740434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8655140803091" calcext:value-type="float">
            <text:p>0.398655140803091</text:p>
          </table:table-cell>
          <table:table-cell table:formula="of:=-[.A533]" office:value-type="float" office:value="-0.398655140803091" calcext:value-type="float">
            <text:p>-0.398655140803091</text:p>
          </table:table-cell>
          <table:table-cell/>
          <table:table-cell table:formula="of:= 100 * ([.A534] - [.A533]*[.A533]) * ([.A534] - [.A533]*[.A533]) + (1 - [.A533]) * (1 - [.A533])" office:value-type="float" office:value="15.4092932848997" calcext:value-type="float">
            <text:p>15.4092932848997</text:p>
          </table:table-cell>
          <table:table-cell table:formula="of:= 100 * ([.B534] - [.B533]*[.B533]) * ([.B534] - [.B533]*[.B533]) + (1 - [.B533]) * (1 - [.B533])" office:value-type="float" office:value="2.44709785388893" calcext:value-type="float">
            <text:p>2.44709785388893</text:p>
          </table:table-cell>
          <table:table-cell table:formula="of:= [.A533]*[.A533]*[.A533]*[.A533] - 16*[.A533]*[.A533] + 5*[.A533]" office:value-type="float" office:value="-0.524281588146791" calcext:value-type="float">
            <text:p>-0.524281588146791</text:p>
          </table:table-cell>
          <table:table-cell table:formula="of:= [.B533]*[.B533]*[.B533]*[.B533] - 16*[.B533]*[.B533] + 5*[.B533]" office:value-type="float" office:value="-4.5108329961777" calcext:value-type="float">
            <text:p>-4.51083299617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8987440755128" calcext:value-type="float">
            <text:p>-0.228987440755128</text:p>
          </table:table-cell>
          <table:table-cell table:formula="of:=-[.A534]" office:value-type="float" office:value="0.228987440755128" calcext:value-type="float">
            <text:p>0.228987440755128</text:p>
          </table:table-cell>
          <table:table-cell/>
          <table:table-cell table:formula="of:= 100 * ([.A535] - [.A534]*[.A534]) * ([.A535] - [.A534]*[.A534]) + (1 - [.A534]) * (1 - [.A534])" office:value-type="float" office:value="2.28577458819704" calcext:value-type="float">
            <text:p>2.28577458819704</text:p>
          </table:table-cell>
          <table:table-cell table:formula="of:= 100 * ([.B535] - [.B534]*[.B534]) * ([.B535] - [.B534]*[.B534]) + (1 - [.B534]) * (1 - [.B534])" office:value-type="float" office:value="4.31647664729709" calcext:value-type="float">
            <text:p>4.31647664729709</text:p>
          </table:table-cell>
          <table:table-cell table:formula="of:= [.A534]*[.A534]*[.A534]*[.A534] - 16*[.A534]*[.A534] + 5*[.A534]" office:value-type="float" office:value="-1.98115171691768" calcext:value-type="float">
            <text:p>-1.98115171691768</text:p>
          </table:table-cell>
          <table:table-cell table:formula="of:= [.B534]*[.B534]*[.B534]*[.B534] - 16*[.B534]*[.B534] + 5*[.B534]" office:value-type="float" office:value="0.308722690633603" calcext:value-type="float">
            <text:p>0.3087226906336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490029759909" calcext:value-type="float">
            <text:p>0.140490029759909</text:p>
          </table:table-cell>
          <table:table-cell table:formula="of:=-[.A535]" office:value-type="float" office:value="-0.140490029759909" calcext:value-type="float">
            <text:p>-0.140490029759909</text:p>
          </table:table-cell>
          <table:table-cell/>
          <table:table-cell table:formula="of:= 100 * ([.A536] - [.A535]*[.A535]) * ([.A536] - [.A535]*[.A535]) + (1 - [.A535]) * (1 - [.A535])" office:value-type="float" office:value="5.51979994408827" calcext:value-type="float">
            <text:p>5.51979994408827</text:p>
          </table:table-cell>
          <table:table-cell table:formula="of:= 100 * ([.B536] - [.B535]*[.B535]) * ([.B536] - [.B535]*[.B535]) + (1 - [.B535]) * (1 - [.B535])" office:value-type="float" office:value="7.96387104896845" calcext:value-type="float">
            <text:p>7.96387104896845</text:p>
          </table:table-cell>
          <table:table-cell table:formula="of:= [.A535]*[.A535]*[.A535]*[.A535] - 16*[.A535]*[.A535] + 5*[.A535]" office:value-type="float" office:value="0.387040540280291" calcext:value-type="float">
            <text:p>0.387040540280291</text:p>
          </table:table-cell>
          <table:table-cell table:formula="of:= [.B535]*[.B535]*[.B535]*[.B535] - 16*[.B535]*[.B535] + 5*[.B535]" office:value-type="float" office:value="-1.0178597573188" calcext:value-type="float">
            <text:p>-1.01785975731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8393400933995" calcext:value-type="float">
            <text:p>0.238393400933995</text:p>
          </table:table-cell>
          <table:table-cell table:formula="of:=-[.A536]" office:value-type="float" office:value="-0.238393400933995" calcext:value-type="float">
            <text:p>-0.238393400933995</text:p>
          </table:table-cell>
          <table:table-cell/>
          <table:table-cell table:formula="of:= 100 * ([.A537] - [.A536]*[.A536]) * ([.A537] - [.A536]*[.A536]) + (1 - [.A536]) * (1 - [.A536])" office:value-type="float" office:value="7.71867064836705" calcext:value-type="float">
            <text:p>7.71867064836705</text:p>
          </table:table-cell>
          <table:table-cell table:formula="of:= 100 * ([.B537] - [.B536]*[.B536]) * ([.B537] - [.B536]*[.B536]) + (1 - [.B536]) * (1 - [.B536])" office:value-type="float" office:value="16.0379020509736" calcext:value-type="float">
            <text:p>16.0379020509736</text:p>
          </table:table-cell>
          <table:table-cell table:formula="of:= [.A536]*[.A536]*[.A536]*[.A536] - 16*[.A536]*[.A536] + 5*[.A536]" office:value-type="float" office:value="0.285894196500734" calcext:value-type="float">
            <text:p>0.285894196500734</text:p>
          </table:table-cell>
          <table:table-cell table:formula="of:= [.B536]*[.B536]*[.B536]*[.B536] - 16*[.B536]*[.B536] + 5*[.B536]" office:value-type="float" office:value="-2.09803981283922" calcext:value-type="float">
            <text:p>-2.09803981283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4013487046189" calcext:value-type="float">
            <text:p>0.324013487046189</text:p>
          </table:table-cell>
          <table:table-cell table:formula="of:=-[.A537]" office:value-type="float" office:value="-0.324013487046189" calcext:value-type="float">
            <text:p>-0.324013487046189</text:p>
          </table:table-cell>
          <table:table-cell/>
          <table:table-cell table:formula="of:= 100 * ([.A538] - [.A537]*[.A537]) * ([.A538] - [.A537]*[.A537]) + (1 - [.A537]) * (1 - [.A537])" office:value-type="float" office:value="1.2103302564674" calcext:value-type="float">
            <text:p>1.2103302564674</text:p>
          </table:table-cell>
          <table:table-cell table:formula="of:= 100 * ([.B538] - [.B537]*[.B537]) * ([.B538] - [.B537]*[.B537]) + (1 - [.B537]) * (1 - [.B537])" office:value-type="float" office:value="10.5600480022948" calcext:value-type="float">
            <text:p>10.5600480022948</text:p>
          </table:table-cell>
          <table:table-cell table:formula="of:= [.A537]*[.A537]*[.A537]*[.A537] - 16*[.A537]*[.A537] + 5*[.A537]" office:value-type="float" office:value="-0.0486666057860321" calcext:value-type="float">
            <text:p>-0.0486666057860321</text:p>
          </table:table-cell>
          <table:table-cell table:formula="of:= [.B537]*[.B537]*[.B537]*[.B537] - 16*[.B537]*[.B537] + 5*[.B537]" office:value-type="float" office:value="-3.28880147624793" calcext:value-type="float">
            <text:p>-3.288801476247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781772615684" calcext:value-type="float">
            <text:p>0.191781772615684</text:p>
          </table:table-cell>
          <table:table-cell table:formula="of:=-[.A538]" office:value-type="float" office:value="-0.191781772615684" calcext:value-type="float">
            <text:p>-0.191781772615684</text:p>
          </table:table-cell>
          <table:table-cell/>
          <table:table-cell table:formula="of:= 100 * ([.A539] - [.A538]*[.A538]) * ([.A539] - [.A538]*[.A538]) + (1 - [.A538]) * (1 - [.A538])" office:value-type="float" office:value="10.978311692123" calcext:value-type="float">
            <text:p>10.978311692123</text:p>
          </table:table-cell>
          <table:table-cell table:formula="of:= 100 * ([.B539] - [.B538]*[.B538]) * ([.B539] - [.B538]*[.B538]) + (1 - [.B538]) * (1 - [.B538])" office:value-type="float" office:value="7.55916079375766" calcext:value-type="float">
            <text:p>7.55916079375766</text:p>
          </table:table-cell>
          <table:table-cell table:formula="of:= [.A538]*[.A538]*[.A538]*[.A538] - 16*[.A538]*[.A538] + 5*[.A538]" office:value-type="float" office:value="0.371777676822167" calcext:value-type="float">
            <text:p>0.371777676822167</text:p>
          </table:table-cell>
          <table:table-cell table:formula="of:= [.B538]*[.B538]*[.B538]*[.B538] - 16*[.B538]*[.B538] + 5*[.B538]" office:value-type="float" office:value="-1.54604004933468" calcext:value-type="float">
            <text:p>-1.546040049334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4546610032096" calcext:value-type="float">
            <text:p>-0.284546610032096</text:p>
          </table:table-cell>
          <table:table-cell table:formula="of:=-[.A539]" office:value-type="float" office:value="0.284546610032096" calcext:value-type="float">
            <text:p>0.284546610032096</text:p>
          </table:table-cell>
          <table:table-cell/>
          <table:table-cell table:formula="of:= 100 * ([.A540] - [.A539]*[.A539]) * ([.A540] - [.A539]*[.A539]) + (1 - [.A539]) * (1 - [.A539])" office:value-type="float" office:value="20.3304144976775" calcext:value-type="float">
            <text:p>20.3304144976775</text:p>
          </table:table-cell>
          <table:table-cell table:formula="of:= 100 * ([.B540] - [.B539]*[.B539]) * ([.B540] - [.B539]*[.B539]) + (1 - [.B539]) * (1 - [.B539])" office:value-type="float" office:value="7.81668842554775" calcext:value-type="float">
            <text:p>7.81668842554775</text:p>
          </table:table-cell>
          <table:table-cell table:formula="of:= [.A539]*[.A539]*[.A539]*[.A539] - 16*[.A539]*[.A539] + 5*[.A539]" office:value-type="float" office:value="-2.7116458042771" calcext:value-type="float">
            <text:p>-2.7116458042771</text:p>
          </table:table-cell>
          <table:table-cell table:formula="of:= [.B539]*[.B539]*[.B539]*[.B539] - 16*[.B539]*[.B539] + 5*[.B539]" office:value-type="float" office:value="0.133820296043855" calcext:value-type="float">
            <text:p>0.1338202960438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1240983525301" calcext:value-type="float">
            <text:p>-0.351240983525301</text:p>
          </table:table-cell>
          <table:table-cell table:formula="of:=-[.A540]" office:value-type="float" office:value="0.351240983525301" calcext:value-type="float">
            <text:p>0.351240983525301</text:p>
          </table:table-cell>
          <table:table-cell/>
          <table:table-cell table:formula="of:= 100 * ([.A541] - [.A540]*[.A540]) * ([.A541] - [.A540]*[.A540]) + (1 - [.A540]) * (1 - [.A540])" office:value-type="float" office:value="14.223022144563" calcext:value-type="float">
            <text:p>14.223022144563</text:p>
          </table:table-cell>
          <table:table-cell table:formula="of:= 100 * ([.B541] - [.B540]*[.B540]) * ([.B541] - [.B540]*[.B540]) + (1 - [.B540]) * (1 - [.B540])" office:value-type="float" office:value="36.2814165613958" calcext:value-type="float">
            <text:p>36.2814165613958</text:p>
          </table:table-cell>
          <table:table-cell table:formula="of:= [.A540]*[.A540]*[.A540]*[.A540] - 16*[.A540]*[.A540] + 5*[.A540]" office:value-type="float" office:value="-3.71490836046957" calcext:value-type="float">
            <text:p>-3.71490836046957</text:p>
          </table:table-cell>
          <table:table-cell table:formula="of:= [.B540]*[.B540]*[.B540]*[.B540] - 16*[.B540]*[.B540] + 5*[.B540]" office:value-type="float" office:value="-0.202498525216558" calcext:value-type="float">
            <text:p>-0.2024985252165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5466379424081" calcext:value-type="float">
            <text:p>0.475466379424081</text:p>
          </table:table-cell>
          <table:table-cell table:formula="of:=-[.A541]" office:value-type="float" office:value="-0.475466379424081" calcext:value-type="float">
            <text:p>-0.475466379424081</text:p>
          </table:table-cell>
          <table:table-cell/>
          <table:table-cell table:formula="of:= 100 * ([.A542] - [.A541]*[.A541]) * ([.A542] - [.A541]*[.A541]) + (1 - [.A541]) * (1 - [.A541])" office:value-type="float" office:value="5.39237165609382" calcext:value-type="float">
            <text:p>5.39237165609382</text:p>
          </table:table-cell>
          <table:table-cell table:formula="of:= 100 * ([.B542] - [.B541]*[.B541]) * ([.B542] - [.B541]*[.B541]) + (1 - [.B541]) * (1 - [.B541])" office:value-type="float" office:value="7.28114235404388" calcext:value-type="float">
            <text:p>7.28114235404388</text:p>
          </table:table-cell>
          <table:table-cell table:formula="of:= [.A541]*[.A541]*[.A541]*[.A541] - 16*[.A541]*[.A541] + 5*[.A541]" office:value-type="float" office:value="-1.1886536839809" calcext:value-type="float">
            <text:p>-1.1886536839809</text:p>
          </table:table-cell>
          <table:table-cell table:formula="of:= [.B541]*[.B541]*[.B541]*[.B541] - 16*[.B541]*[.B541] + 5*[.B541]" office:value-type="float" office:value="-5.94331747822171" calcext:value-type="float">
            <text:p>-5.943317478221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0144810451341071" calcext:value-type="float">
            <text:p>-0.000144810451341071</text:p>
          </table:table-cell>
          <table:table-cell table:formula="of:=-[.A542]" office:value-type="float" office:value="0.000144810451341071" calcext:value-type="float">
            <text:p>0.000144810451341071</text:p>
          </table:table-cell>
          <table:table-cell/>
          <table:table-cell table:formula="of:= 100 * ([.A543] - [.A542]*[.A542]) * ([.A543] - [.A542]*[.A542]) + (1 - [.A542]) * (1 - [.A542])" office:value-type="float" office:value="10.1668777129281" calcext:value-type="float">
            <text:p>10.1668777129281</text:p>
          </table:table-cell>
          <table:table-cell table:formula="of:= 100 * ([.B543] - [.B542]*[.B542]) * ([.B543] - [.B542]*[.B542]) + (1 - [.B542]) * (1 - [.B542])" office:value-type="float" office:value="10.1662959315326" calcext:value-type="float">
            <text:p>10.1662959315326</text:p>
          </table:table-cell>
          <table:table-cell table:formula="of:= [.A542]*[.A542]*[.A542]*[.A542] - 16*[.A542]*[.A542] + 5*[.A542]" office:value-type="float" office:value="-0.000724387777773996" calcext:value-type="float">
            <text:p>-0.000724387777773996</text:p>
          </table:table-cell>
          <table:table-cell table:formula="of:= [.B542]*[.B542]*[.B542]*[.B542] - 16*[.B542]*[.B542] + 5*[.B542]" office:value-type="float" office:value="0.000723716735636712" calcext:value-type="float">
            <text:p>0.0007237167356367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2763716473098" calcext:value-type="float">
            <text:p>-0.302763716473098</text:p>
          </table:table-cell>
          <table:table-cell table:formula="of:=-[.A543]" office:value-type="float" office:value="0.302763716473098" calcext:value-type="float">
            <text:p>0.302763716473098</text:p>
          </table:table-cell>
          <table:table-cell/>
          <table:table-cell table:formula="of:= 100 * ([.A544] - [.A543]*[.A543]) * ([.A544] - [.A543]*[.A543]) + (1 - [.A543]) * (1 - [.A543])" office:value-type="float" office:value="1.85210556850715" calcext:value-type="float">
            <text:p>1.85210556850715</text:p>
          </table:table-cell>
          <table:table-cell table:formula="of:= 100 * ([.B544] - [.B543]*[.B543]) * ([.B544] - [.B543]*[.B543]) + (1 - [.B543]) * (1 - [.B543])" office:value-type="float" office:value="5.4452501835767" calcext:value-type="float">
            <text:p>5.4452501835767</text:p>
          </table:table-cell>
          <table:table-cell table:formula="of:= [.A543]*[.A543]*[.A543]*[.A543] - 16*[.A543]*[.A543] + 5*[.A543]" office:value-type="float" office:value="-2.97206983920863" calcext:value-type="float">
            <text:p>-2.97206983920863</text:p>
          </table:table-cell>
          <table:table-cell table:formula="of:= [.B543]*[.B543]*[.B543]*[.B543] - 16*[.B543]*[.B543] + 5*[.B543]" office:value-type="float" office:value="0.0555673255223523" calcext:value-type="float">
            <text:p>0.05556732552235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1024763773072" calcext:value-type="float">
            <text:p>0.131024763773072</text:p>
          </table:table-cell>
          <table:table-cell table:formula="of:=-[.A544]" office:value-type="float" office:value="-0.131024763773072" calcext:value-type="float">
            <text:p>-0.131024763773072</text:p>
          </table:table-cell>
          <table:table-cell/>
          <table:table-cell table:formula="of:= 100 * ([.A545] - [.A544]*[.A544]) * ([.A545] - [.A544]*[.A544]) + (1 - [.A544]) * (1 - [.A544])" office:value-type="float" office:value="12.5502050598091" calcext:value-type="float">
            <text:p>12.5502050598091</text:p>
          </table:table-cell>
          <table:table-cell table:formula="of:= 100 * ([.B545] - [.B544]*[.B544]) * ([.B545] - [.B544]*[.B544]) + (1 - [.B544]) * (1 - [.B544])" office:value-type="float" office:value="15.5505924874411" calcext:value-type="float">
            <text:p>15.5505924874411</text:p>
          </table:table-cell>
          <table:table-cell table:formula="of:= [.A544]*[.A544]*[.A544]*[.A544] - 16*[.A544]*[.A544] + 5*[.A544]" office:value-type="float" office:value="0.380738721985744" calcext:value-type="float">
            <text:p>0.380738721985744</text:p>
          </table:table-cell>
          <table:table-cell table:formula="of:= [.B544]*[.B544]*[.B544]*[.B544] - 16*[.B544]*[.B544] + 5*[.B544]" office:value-type="float" office:value="-0.929508915744975" calcext:value-type="float">
            <text:p>-0.9295089157449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0607251979242" calcext:value-type="float">
            <text:p>0.360607251979242</text:p>
          </table:table-cell>
          <table:table-cell table:formula="of:=-[.A545]" office:value-type="float" office:value="-0.360607251979242" calcext:value-type="float">
            <text:p>-0.360607251979242</text:p>
          </table:table-cell>
          <table:table-cell/>
          <table:table-cell table:formula="of:= 100 * ([.A546] - [.A545]*[.A545]) * ([.A546] - [.A545]*[.A545]) + (1 - [.A545]) * (1 - [.A545])" office:value-type="float" office:value="12.067684436353" calcext:value-type="float">
            <text:p>12.067684436353</text:p>
          </table:table-cell>
          <table:table-cell table:formula="of:= 100 * ([.B546] - [.B545]*[.B545]) * ([.B546] - [.B545]*[.B545]) + (1 - [.B545]) * (1 - [.B545])" office:value-type="float" office:value="38.0345963768251" calcext:value-type="float">
            <text:p>38.0345963768251</text:p>
          </table:table-cell>
          <table:table-cell table:formula="of:= [.A545]*[.A545]*[.A545]*[.A545] - 16*[.A545]*[.A545] + 5*[.A545]" office:value-type="float" office:value="-0.260655408124289" calcext:value-type="float">
            <text:p>-0.260655408124289</text:p>
          </table:table-cell>
          <table:table-cell table:formula="of:= [.B545]*[.B545]*[.B545]*[.B545] - 16*[.B545]*[.B545] + 5*[.B545]" office:value-type="float" office:value="-3.86672792791671" calcext:value-type="float">
            <text:p>-3.866727927916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1488338460522" calcext:value-type="float">
            <text:p>0.471488338460522</text:p>
          </table:table-cell>
          <table:table-cell table:formula="of:=-[.A546]" office:value-type="float" office:value="-0.471488338460522" calcext:value-type="float">
            <text:p>-0.471488338460522</text:p>
          </table:table-cell>
          <table:table-cell/>
          <table:table-cell table:formula="of:= 100 * ([.A547] - [.A546]*[.A546]) * ([.A547] - [.A546]*[.A546]) + (1 - [.A546]) * (1 - [.A546])" office:value-type="float" office:value="3.57000526581058" calcext:value-type="float">
            <text:p>3.57000526581058</text:p>
          </table:table-cell>
          <table:table-cell table:formula="of:= 100 * ([.B547] - [.B546]*[.B546]) * ([.B547] - [.B546]*[.B546]) + (1 - [.B546]) * (1 - [.B546])" office:value-type="float" office:value="41.3534840159675" calcext:value-type="float">
            <text:p>41.3534840159675</text:p>
          </table:table-cell>
          <table:table-cell table:formula="of:= [.A546]*[.A546]*[.A546]*[.A546] - 16*[.A546]*[.A546] + 5*[.A546]" office:value-type="float" office:value="-1.14996051334496" calcext:value-type="float">
            <text:p>-1.14996051334496</text:p>
          </table:table-cell>
          <table:table-cell table:formula="of:= [.B546]*[.B546]*[.B546]*[.B546] - 16*[.B546]*[.B546] + 5*[.B546]" office:value-type="float" office:value="-5.86484389795018" calcext:value-type="float">
            <text:p>-5.864843897950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3703587617451" calcext:value-type="float">
            <text:p>0.403703587617451</text:p>
          </table:table-cell>
          <table:table-cell table:formula="of:=-[.A547]" office:value-type="float" office:value="-0.403703587617451" calcext:value-type="float">
            <text:p>-0.403703587617451</text:p>
          </table:table-cell>
          <table:table-cell/>
          <table:table-cell table:formula="of:= 100 * ([.A548] - [.A547]*[.A547]) * ([.A548] - [.A547]*[.A547]) + (1 - [.A547]) * (1 - [.A547])" office:value-type="float" office:value="23.7559597083837" calcext:value-type="float">
            <text:p>23.7559597083837</text:p>
          </table:table-cell>
          <table:table-cell table:formula="of:= 100 * ([.B548] - [.B547]*[.B547]) * ([.B548] - [.B547]*[.B547]) + (1 - [.B547]) * (1 - [.B547])" office:value-type="float" office:value="4.4600362218596" calcext:value-type="float">
            <text:p>4.4600362218596</text:p>
          </table:table-cell>
          <table:table-cell table:formula="of:= [.A547]*[.A547]*[.A547]*[.A547] - 16*[.A547]*[.A547] + 5*[.A547]" office:value-type="float" office:value="-0.562546080598184" calcext:value-type="float">
            <text:p>-0.562546080598184</text:p>
          </table:table-cell>
          <table:table-cell table:formula="of:= [.B547]*[.B547]*[.B547]*[.B547] - 16*[.B547]*[.B547] + 5*[.B547]" office:value-type="float" office:value="-4.5995819567727" calcext:value-type="float">
            <text:p>-4.5995819567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0762912424246" calcext:value-type="float">
            <text:p>-0.320762912424246</text:p>
          </table:table-cell>
          <table:table-cell table:formula="of:=-[.A548]" office:value-type="float" office:value="0.320762912424246" calcext:value-type="float">
            <text:p>0.320762912424246</text:p>
          </table:table-cell>
          <table:table-cell/>
          <table:table-cell table:formula="of:= 100 * ([.A549] - [.A548]*[.A548]) * ([.A549] - [.A548]*[.A548]) + (1 - [.A548]) * (1 - [.A548])" office:value-type="float" office:value="7.20615587087286" calcext:value-type="float">
            <text:p>7.20615587087286</text:p>
          </table:table-cell>
          <table:table-cell table:formula="of:= 100 * ([.B549] - [.B548]*[.B548]) * ([.B549] - [.B548]*[.B548]) + (1 - [.B548]) * (1 - [.B548])" office:value-type="float" office:value="19.7757510199406" calcext:value-type="float">
            <text:p>19.7757510199406</text:p>
          </table:table-cell>
          <table:table-cell table:formula="of:= [.A548]*[.A548]*[.A548]*[.A548] - 16*[.A548]*[.A548] + 5*[.A548]" office:value-type="float" office:value="-3.23944998328286" calcext:value-type="float">
            <text:p>-3.23944998328286</text:p>
          </table:table-cell>
          <table:table-cell table:formula="of:= [.B548]*[.B548]*[.B548]*[.B548] - 16*[.B548]*[.B548] + 5*[.B548]" office:value-type="float" office:value="-0.031820859040407" calcext:value-type="float">
            <text:p>-0.0318208590404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6592530169173" calcext:value-type="float">
            <text:p>0.336592530169173</text:p>
          </table:table-cell>
          <table:table-cell table:formula="of:=-[.A549]" office:value-type="float" office:value="-0.336592530169173" calcext:value-type="float">
            <text:p>-0.336592530169173</text:p>
          </table:table-cell>
          <table:table-cell/>
          <table:table-cell table:formula="of:= 100 * ([.A550] - [.A549]*[.A549]) * ([.A550] - [.A549]*[.A549]) + (1 - [.A549]) * (1 - [.A549])" office:value-type="float" office:value="17.3644019383126" calcext:value-type="float">
            <text:p>17.3644019383126</text:p>
          </table:table-cell>
          <table:table-cell table:formula="of:= 100 * ([.B550] - [.B549]*[.B549]) * ([.B550] - [.B549]*[.B549]) + (1 - [.B549]) * (1 - [.B549])" office:value-type="float" office:value="5.20167180504743" calcext:value-type="float">
            <text:p>5.20167180504743</text:p>
          </table:table-cell>
          <table:table-cell table:formula="of:= [.A549]*[.A549]*[.A549]*[.A549] - 16*[.A549]*[.A549] + 5*[.A549]" office:value-type="float" office:value="-0.116914200167733" calcext:value-type="float">
            <text:p>-0.116914200167733</text:p>
          </table:table-cell>
          <table:table-cell table:formula="of:= [.B549]*[.B549]*[.B549]*[.B549] - 16*[.B549]*[.B549] + 5*[.B549]" office:value-type="float" office:value="-3.48283950185946" calcext:value-type="float">
            <text:p>-3.482839501859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8096918074932" calcext:value-type="float">
            <text:p>-0.298096918074932</text:p>
          </table:table-cell>
          <table:table-cell table:formula="of:=-[.A550]" office:value-type="float" office:value="0.298096918074932" calcext:value-type="float">
            <text:p>0.298096918074932</text:p>
          </table:table-cell>
          <table:table-cell/>
          <table:table-cell table:formula="of:= 100 * ([.A551] - [.A550]*[.A550]) * ([.A551] - [.A550]*[.A550]) + (1 - [.A550]) * (1 - [.A550])" office:value-type="float" office:value="5.30421670946521" calcext:value-type="float">
            <text:p>5.30421670946521</text:p>
          </table:table-cell>
          <table:table-cell table:formula="of:= 100 * ([.B551] - [.B550]*[.B550]) * ([.B551] - [.B550]*[.B550]) + (1 - [.B550]) * (1 - [.B550])" office:value-type="float" office:value="0.508336425916837" calcext:value-type="float">
            <text:p>0.508336425916837</text:p>
          </table:table-cell>
          <table:table-cell table:formula="of:= [.A550]*[.A550]*[.A550]*[.A550] - 16*[.A550]*[.A550] + 5*[.A550]" office:value-type="float" office:value="-2.9043765368035" calcext:value-type="float">
            <text:p>-2.9043765368035</text:p>
          </table:table-cell>
          <table:table-cell table:formula="of:= [.B550]*[.B550]*[.B550]*[.B550] - 16*[.B550]*[.B550] + 5*[.B550]" office:value-type="float" office:value="0.0765926439458267" calcext:value-type="float">
            <text:p>0.07659264394582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1379156278406" calcext:value-type="float">
            <text:p>-0.101379156278406</text:p>
          </table:table-cell>
          <table:table-cell table:formula="of:=-[.A551]" office:value-type="float" office:value="0.101379156278406" calcext:value-type="float">
            <text:p>0.101379156278406</text:p>
          </table:table-cell>
          <table:table-cell/>
          <table:table-cell table:formula="of:= 100 * ([.A552] - [.A551]*[.A551]) * ([.A552] - [.A551]*[.A551]) + (1 - [.A551]) * (1 - [.A551])" office:value-type="float" office:value="9.0714300466985" calcext:value-type="float">
            <text:p>9.0714300466985</text:p>
          </table:table-cell>
          <table:table-cell table:formula="of:= 100 * ([.B552] - [.B551]*[.B551]) * ([.B552] - [.B551]*[.B551]) + (1 - [.B551]) * (1 - [.B551])" office:value-type="float" office:value="9.86062183151666" calcext:value-type="float">
            <text:p>9.86062183151666</text:p>
          </table:table-cell>
          <table:table-cell table:formula="of:= [.A551]*[.A551]*[.A551]*[.A551] - 16*[.A551]*[.A551] + 5*[.A551]" office:value-type="float" office:value="-0.671233882833214" calcext:value-type="float">
            <text:p>-0.671233882833214</text:p>
          </table:table-cell>
          <table:table-cell table:formula="of:= [.B551]*[.B551]*[.B551]*[.B551] - 16*[.B551]*[.B551] + 5*[.B551]" office:value-type="float" office:value="0.342557679950842" calcext:value-type="float">
            <text:p>0.3425576799508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060600519508" calcext:value-type="float">
            <text:p>0.29060600519508</text:p>
          </table:table-cell>
          <table:table-cell table:formula="of:=-[.A552]" office:value-type="float" office:value="-0.29060600519508" calcext:value-type="float">
            <text:p>-0.29060600519508</text:p>
          </table:table-cell>
          <table:table-cell/>
          <table:table-cell table:formula="of:= 100 * ([.A553] - [.A552]*[.A552]) * ([.A553] - [.A552]*[.A552]) + (1 - [.A552]) * (1 - [.A552])" office:value-type="float" office:value="14.4011958353047" calcext:value-type="float">
            <text:p>14.4011958353047</text:p>
          </table:table-cell>
          <table:table-cell table:formula="of:= 100 * ([.B553] - [.B552]*[.B552]) * ([.B553] - [.B552]*[.B552]) + (1 - [.B552]) * (1 - [.B552])" office:value-type="float" office:value="5.82301863859338" calcext:value-type="float">
            <text:p>5.82301863859338</text:p>
          </table:table-cell>
          <table:table-cell table:formula="of:= [.A552]*[.A552]*[.A552]*[.A552] - 16*[.A552]*[.A552] + 5*[.A552]" office:value-type="float" office:value="0.108932536899882" calcext:value-type="float">
            <text:p>0.108932536899882</text:p>
          </table:table-cell>
          <table:table-cell table:formula="of:= [.B552]*[.B552]*[.B552]*[.B552] - 16*[.B552]*[.B552] + 5*[.B552]" office:value-type="float" office:value="-2.79712751505092" calcext:value-type="float">
            <text:p>-2.797127515050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8347774146721" calcext:value-type="float">
            <text:p>-0.288347774146721</text:p>
          </table:table-cell>
          <table:table-cell table:formula="of:=-[.A553]" office:value-type="float" office:value="0.288347774146721" calcext:value-type="float">
            <text:p>0.288347774146721</text:p>
          </table:table-cell>
          <table:table-cell/>
          <table:table-cell table:formula="of:= 100 * ([.A554] - [.A553]*[.A553]) * ([.A554] - [.A553]*[.A553]) + (1 - [.A553]) * (1 - [.A553])" office:value-type="float" office:value="33.6500425180636" calcext:value-type="float">
            <text:p>33.6500425180636</text:p>
          </table:table-cell>
          <table:table-cell table:formula="of:= 100 * ([.B554] - [.B553]*[.B553]) * ([.B554] - [.B553]*[.B553]) + (1 - [.B553]) * (1 - [.B553])" office:value-type="float" office:value="16.4512919004045" calcext:value-type="float">
            <text:p>16.4512919004045</text:p>
          </table:table-cell>
          <table:table-cell table:formula="of:= [.A553]*[.A553]*[.A553]*[.A553] - 16*[.A553]*[.A553] + 5*[.A553]" office:value-type="float" office:value="-2.76513689470692" calcext:value-type="float">
            <text:p>-2.76513689470692</text:p>
          </table:table-cell>
          <table:table-cell table:formula="of:= [.B553]*[.B553]*[.B553]*[.B553] - 16*[.B553]*[.B553] + 5*[.B553]" office:value-type="float" office:value="0.118340846760286" calcext:value-type="float">
            <text:p>0.1183408467602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2454381254034" calcext:value-type="float">
            <text:p>-0.482454381254034</text:p>
          </table:table-cell>
          <table:table-cell table:formula="of:=-[.A554]" office:value-type="float" office:value="0.482454381254034" calcext:value-type="float">
            <text:p>0.482454381254034</text:p>
          </table:table-cell>
          <table:table-cell/>
          <table:table-cell table:formula="of:= 100 * ([.A555] - [.A554]*[.A554]) * ([.A555] - [.A554]*[.A554]) + (1 - [.A554]) * (1 - [.A554])" office:value-type="float" office:value="6.143205931604" calcext:value-type="float">
            <text:p>6.143205931604</text:p>
          </table:table-cell>
          <table:table-cell table:formula="of:= 100 * ([.B555] - [.B554]*[.B554]) * ([.B555] - [.B554]*[.B554]) + (1 - [.B554]) * (1 - [.B554])" office:value-type="float" office:value="44.3784604890866" calcext:value-type="float">
            <text:p>44.3784604890866</text:p>
          </table:table-cell>
          <table:table-cell table:formula="of:= [.A554]*[.A554]*[.A554]*[.A554] - 16*[.A554]*[.A554] + 5*[.A554]" office:value-type="float" office:value="-6.08228933041908" calcext:value-type="float">
            <text:p>-6.08228933041908</text:p>
          </table:table-cell>
          <table:table-cell table:formula="of:= [.B554]*[.B554]*[.B554]*[.B554] - 16*[.B554]*[.B554] + 5*[.B554]" office:value-type="float" office:value="-1.25774551787875" calcext:value-type="float">
            <text:p>-1.257745517878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139593657458" calcext:value-type="float">
            <text:p>0.43139593657458</text:p>
          </table:table-cell>
          <table:table-cell table:formula="of:=-[.A555]" office:value-type="float" office:value="-0.43139593657458" calcext:value-type="float">
            <text:p>-0.43139593657458</text:p>
          </table:table-cell>
          <table:table-cell/>
          <table:table-cell table:formula="of:= 100 * ([.A556] - [.A555]*[.A555]) * ([.A556] - [.A555]*[.A555]) + (1 - [.A555]) * (1 - [.A555])" office:value-type="float" office:value="0.724843854667562" calcext:value-type="float">
            <text:p>0.724843854667562</text:p>
          </table:table-cell>
          <table:table-cell table:formula="of:= 100 * ([.B556] - [.B555]*[.B555]) * ([.B556] - [.B555]*[.B555]) + (1 - [.B555]) * (1 - [.B555])" office:value-type="float" office:value="21.0211528357102" calcext:value-type="float">
            <text:p>21.0211528357102</text:p>
          </table:table-cell>
          <table:table-cell table:formula="of:= [.A555]*[.A555]*[.A555]*[.A555] - 16*[.A555]*[.A555] + 5*[.A555]" office:value-type="float" office:value="-0.786025459196582" calcext:value-type="float">
            <text:p>-0.786025459196582</text:p>
          </table:table-cell>
          <table:table-cell table:formula="of:= [.B555]*[.B555]*[.B555]*[.B555] - 16*[.B555]*[.B555] + 5*[.B555]" office:value-type="float" office:value="-5.09998482494238" calcext:value-type="float">
            <text:p>-5.099984824942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9469107288857" calcext:value-type="float">
            <text:p>0.249469107288857</text:p>
          </table:table-cell>
          <table:table-cell table:formula="of:=-[.A556]" office:value-type="float" office:value="-0.249469107288857" calcext:value-type="float">
            <text:p>-0.249469107288857</text:p>
          </table:table-cell>
          <table:table-cell/>
          <table:table-cell table:formula="of:= 100 * ([.A557] - [.A556]*[.A556]) * ([.A557] - [.A556]*[.A556]) + (1 - [.A556]) * (1 - [.A556])" office:value-type="float" office:value="0.572357649799043" calcext:value-type="float">
            <text:p>0.572357649799043</text:p>
          </table:table-cell>
          <table:table-cell table:formula="of:= 100 * ([.B557] - [.B556]*[.B556]) * ([.B557] - [.B556]*[.B556]) + (1 - [.B556]) * (1 - [.B556])" office:value-type="float" office:value="2.88254002073404" calcext:value-type="float">
            <text:p>2.88254002073404</text:p>
          </table:table-cell>
          <table:table-cell table:formula="of:= [.A556]*[.A556]*[.A556]*[.A556] - 16*[.A556]*[.A556] + 5*[.A556]" office:value-type="float" office:value="0.25546134332895" calcext:value-type="float">
            <text:p>0.25546134332895</text:p>
          </table:table-cell>
          <table:table-cell table:formula="of:= [.B556]*[.B556]*[.B556]*[.B556] - 16*[.B556]*[.B556] + 5*[.B556]" office:value-type="float" office:value="-2.23922972955962" calcext:value-type="float">
            <text:p>-2.23922972955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2715891807845" calcext:value-type="float">
            <text:p>0.052715891807845</text:p>
          </table:table-cell>
          <table:table-cell table:formula="of:=-[.A557]" office:value-type="float" office:value="-0.052715891807845" calcext:value-type="float">
            <text:p>-0.052715891807845</text:p>
          </table:table-cell>
          <table:table-cell/>
          <table:table-cell table:formula="of:= 100 * ([.A558] - [.A557]*[.A557]) * ([.A558] - [.A557]*[.A557]) + (1 - [.A557]) * (1 - [.A557])" office:value-type="float" office:value="10.0702408575733" calcext:value-type="float">
            <text:p>10.0702408575733</text:p>
          </table:table-cell>
          <table:table-cell table:formula="of:= 100 * ([.B558] - [.B557]*[.B557]) * ([.B558] - [.B557]*[.B557]) + (1 - [.B557]) * (1 - [.B557])" office:value-type="float" office:value="9.94752978783006" calcext:value-type="float">
            <text:p>9.94752978783006</text:p>
          </table:table-cell>
          <table:table-cell table:formula="of:= [.A557]*[.A557]*[.A557]*[.A557] - 16*[.A557]*[.A557] + 5*[.A557]" office:value-type="float" office:value="0.219123737701538" calcext:value-type="float">
            <text:p>0.219123737701538</text:p>
          </table:table-cell>
          <table:table-cell table:formula="of:= [.B557]*[.B557]*[.B557]*[.B557] - 16*[.B557]*[.B557] + 5*[.B557]" office:value-type="float" office:value="-0.308035180376912" calcext:value-type="float">
            <text:p>-0.308035180376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0088888375878" calcext:value-type="float">
            <text:p>-0.300088888375878</text:p>
          </table:table-cell>
          <table:table-cell table:formula="of:=-[.A558]" office:value-type="float" office:value="0.300088888375878" calcext:value-type="float">
            <text:p>0.300088888375878</text:p>
          </table:table-cell>
          <table:table-cell/>
          <table:table-cell table:formula="of:= 100 * ([.A559] - [.A558]*[.A558]) * ([.A559] - [.A558]*[.A558]) + (1 - [.A558]) * (1 - [.A558])" office:value-type="float" office:value="12.0833711600473" calcext:value-type="float">
            <text:p>12.0833711600473</text:p>
          </table:table-cell>
          <table:table-cell table:formula="of:= 100 * ([.B559] - [.B558]*[.B558]) * ([.B559] - [.B558]*[.B558]) + (1 - [.B558]) * (1 - [.B558])" office:value-type="float" office:value="25.7395573917954" calcext:value-type="float">
            <text:p>25.7395573917954</text:p>
          </table:table-cell>
          <table:table-cell table:formula="of:= [.A558]*[.A558]*[.A558]*[.A558] - 16*[.A558]*[.A558] + 5*[.A558]" office:value-type="float" office:value="-2.93318829249406" calcext:value-type="float">
            <text:p>-2.93318829249406</text:p>
          </table:table-cell>
          <table:table-cell table:formula="of:= [.B558]*[.B558]*[.B558]*[.B558] - 16*[.B558]*[.B558] + 5*[.B558]" office:value-type="float" office:value="0.0677005912647224" calcext:value-type="float">
            <text:p>0.06770059126472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2437274185896" calcext:value-type="float">
            <text:p>0.412437274185896</text:p>
          </table:table-cell>
          <table:table-cell table:formula="of:=-[.A559]" office:value-type="float" office:value="-0.412437274185896" calcext:value-type="float">
            <text:p>-0.412437274185896</text:p>
          </table:table-cell>
          <table:table-cell/>
          <table:table-cell table:formula="of:= 100 * ([.A560] - [.A559]*[.A559]) * ([.A560] - [.A559]*[.A559]) + (1 - [.A559]) * (1 - [.A559])" office:value-type="float" office:value="32.1443891579456" calcext:value-type="float">
            <text:p>32.1443891579456</text:p>
          </table:table-cell>
          <table:table-cell table:formula="of:= 100 * ([.B560] - [.B559]*[.B559]) * ([.B560] - [.B559]*[.B559]) + (1 - [.B559]) * (1 - [.B559])" office:value-type="float" office:value="6.99907744753005" calcext:value-type="float">
            <text:p>6.99907744753005</text:p>
          </table:table-cell>
          <table:table-cell table:formula="of:= [.A559]*[.A559]*[.A559]*[.A559] - 16*[.A559]*[.A559] + 5*[.A559]" office:value-type="float" office:value="-0.630550168608581" calcext:value-type="float">
            <text:p>-0.630550168608581</text:p>
          </table:table-cell>
          <table:table-cell table:formula="of:= [.B559]*[.B559]*[.B559]*[.B559] - 16*[.B559]*[.B559] + 5*[.B559]" office:value-type="float" office:value="-4.75492291046754" calcext:value-type="float">
            <text:p>-4.754922910467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3802926992414" calcext:value-type="float">
            <text:p>-0.393802926992414</text:p>
          </table:table-cell>
          <table:table-cell table:formula="of:=-[.A560]" office:value-type="float" office:value="0.393802926992414" calcext:value-type="float">
            <text:p>0.393802926992414</text:p>
          </table:table-cell>
          <table:table-cell/>
          <table:table-cell table:formula="of:= 100 * ([.A561] - [.A560]*[.A560]) * ([.A561] - [.A560]*[.A560]) + (1 - [.A560]) * (1 - [.A560])" office:value-type="float" office:value="2.79902090829427" calcext:value-type="float">
            <text:p>2.79902090829427</text:p>
          </table:table-cell>
          <table:table-cell table:formula="of:= 100 * ([.B561] - [.B560]*[.B560]) * ([.B561] - [.B560]*[.B560]) + (1 - [.B560]) * (1 - [.B560])" office:value-type="float" office:value="16.5841896921129" calcext:value-type="float">
            <text:p>16.5841896921129</text:p>
          </table:table-cell>
          <table:table-cell table:formula="of:= [.A560]*[.A560]*[.A560]*[.A560] - 16*[.A560]*[.A560] + 5*[.A560]" office:value-type="float" office:value="-4.42625652232152" calcext:value-type="float">
            <text:p>-4.42625652232152</text:p>
          </table:table-cell>
          <table:table-cell table:formula="of:= [.B560]*[.B560]*[.B560]*[.B560] - 16*[.B560]*[.B560] + 5*[.B560]" office:value-type="float" office:value="-0.488227252397388" calcext:value-type="float">
            <text:p>-0.4882272523973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7619078392069" calcext:value-type="float">
            <text:p>0.247619078392069</text:p>
          </table:table-cell>
          <table:table-cell table:formula="of:=-[.A561]" office:value-type="float" office:value="-0.247619078392069" calcext:value-type="float">
            <text:p>-0.247619078392069</text:p>
          </table:table-cell>
          <table:table-cell/>
          <table:table-cell table:formula="of:= 100 * ([.A562] - [.A561]*[.A561]) * ([.A562] - [.A561]*[.A561]) + (1 - [.A561]) * (1 - [.A561])" office:value-type="float" office:value="0.85045344551218" calcext:value-type="float">
            <text:p>0.85045344551218</text:p>
          </table:table-cell>
          <table:table-cell table:formula="of:= 100 * ([.B562] - [.B561]*[.B561]) * ([.B562] - [.B561]*[.B561]) + (1 - [.B561]) * (1 - [.B561])" office:value-type="float" office:value="2.03685035920537" calcext:value-type="float">
            <text:p>2.03685035920537</text:p>
          </table:table-cell>
          <table:table-cell table:formula="of:= [.A561]*[.A561]*[.A561]*[.A561] - 16*[.A561]*[.A561] + 5*[.A561]" office:value-type="float" office:value="0.260811618950633" calcext:value-type="float">
            <text:p>0.260811618950633</text:p>
          </table:table-cell>
          <table:table-cell table:formula="of:= [.B561]*[.B561]*[.B561]*[.B561] - 16*[.B561]*[.B561] + 5*[.B561]" office:value-type="float" office:value="-2.21537916497006" calcext:value-type="float">
            <text:p>-2.21537916497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798825473187997" calcext:value-type="float">
            <text:p>0.00798825473187997</text:p>
          </table:table-cell>
          <table:table-cell table:formula="of:=-[.A562]" office:value-type="float" office:value="-0.00798825473187997" calcext:value-type="float">
            <text:p>-0.00798825473187997</text:p>
          </table:table-cell>
          <table:table-cell/>
          <table:table-cell table:formula="of:= 100 * ([.A563] - [.A562]*[.A562]) * ([.A563] - [.A562]*[.A562]) + (1 - [.A562]) * (1 - [.A562])" office:value-type="float" office:value="4.16686216458058" calcext:value-type="float">
            <text:p>4.16686216458058</text:p>
          </table:table-cell>
          <table:table-cell table:formula="of:= 100 * ([.B563] - [.B562]*[.B562]) * ([.B563] - [.B562]*[.B562]) + (1 - [.B562]) * (1 - [.B562])" office:value-type="float" office:value="4.19426308770966" calcext:value-type="float">
            <text:p>4.19426308770966</text:p>
          </table:table-cell>
          <table:table-cell table:formula="of:= [.A562]*[.A562]*[.A562]*[.A562] - 16*[.A562]*[.A562] + 5*[.A562]" office:value-type="float" office:value="0.038920282312816" calcext:value-type="float">
            <text:p>0.038920282312816</text:p>
          </table:table-cell>
          <table:table-cell table:formula="of:= [.B562]*[.B562]*[.B562]*[.B562] - 16*[.B562]*[.B562] + 5*[.B562]" office:value-type="float" office:value="-0.0409622650059837" calcext:value-type="float">
            <text:p>-0.04096226500598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8339519084571" calcext:value-type="float">
            <text:p>-0.178339519084571</text:p>
          </table:table-cell>
          <table:table-cell table:formula="of:=-[.A563]" office:value-type="float" office:value="0.178339519084571" calcext:value-type="float">
            <text:p>0.178339519084571</text:p>
          </table:table-cell>
          <table:table-cell/>
          <table:table-cell table:formula="of:= 100 * ([.A564] - [.A563]*[.A563]) * ([.A564] - [.A563]*[.A563]) + (1 - [.A563]) * (1 - [.A563])" office:value-type="float" office:value="2.61287310404327" calcext:value-type="float">
            <text:p>2.61287310404327</text:p>
          </table:table-cell>
          <table:table-cell table:formula="of:= 100 * ([.B564] - [.B563]*[.B563]) * ([.B564] - [.B563]*[.B563]) + (1 - [.B563]) * (1 - [.B563])" office:value-type="float" office:value="0.896422315296072" calcext:value-type="float">
            <text:p>0.896422315296072</text:p>
          </table:table-cell>
          <table:table-cell table:formula="of:= [.A563]*[.A563]*[.A563]*[.A563] - 16*[.A563]*[.A563] + 5*[.A563]" office:value-type="float" office:value="-1.39956578348839" calcext:value-type="float">
            <text:p>-1.39956578348839</text:p>
          </table:table-cell>
          <table:table-cell table:formula="of:= [.B563]*[.B563]*[.B563]*[.B563] - 16*[.B563]*[.B563] + 5*[.B563]" office:value-type="float" office:value="0.38382940735732" calcext:value-type="float">
            <text:p>0.383829407357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88471321260407" calcext:value-type="float">
            <text:p>-0.0788471321260407</text:p>
          </table:table-cell>
          <table:table-cell table:formula="of:=-[.A564]" office:value-type="float" office:value="0.0788471321260407" calcext:value-type="float">
            <text:p>0.0788471321260407</text:p>
          </table:table-cell>
          <table:table-cell/>
          <table:table-cell table:formula="of:= 100 * ([.A565] - [.A564]*[.A564]) * ([.A565] - [.A564]*[.A564]) + (1 - [.A564]) * (1 - [.A564])" office:value-type="float" office:value="1.41893361377322" calcext:value-type="float">
            <text:p>1.41893361377322</text:p>
          </table:table-cell>
          <table:table-cell table:formula="of:= 100 * ([.B565] - [.B564]*[.B564]) * ([.B565] - [.B564]*[.B564]) + (1 - [.B564]) * (1 - [.B564])" office:value-type="float" office:value="1.24458503382717" calcext:value-type="float">
            <text:p>1.24458503382717</text:p>
          </table:table-cell>
          <table:table-cell table:formula="of:= [.A564]*[.A564]*[.A564]*[.A564] - 16*[.A564]*[.A564] + 5*[.A564]" office:value-type="float" office:value="-0.493666935066587" calcext:value-type="float">
            <text:p>-0.493666935066587</text:p>
          </table:table-cell>
          <table:table-cell table:formula="of:= [.B564]*[.B564]*[.B564]*[.B564] - 16*[.B564]*[.B564] + 5*[.B564]" office:value-type="float" office:value="0.294804386193819" calcext:value-type="float">
            <text:p>0.2948043861938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67166206673137" calcext:value-type="float">
            <text:p>0.0567166206673137</text:p>
          </table:table-cell>
          <table:table-cell table:formula="of:=-[.A565]" office:value-type="float" office:value="-0.0567166206673137" calcext:value-type="float">
            <text:p>-0.0567166206673137</text:p>
          </table:table-cell>
          <table:table-cell/>
          <table:table-cell table:formula="of:= 100 * ([.A566] - [.A565]*[.A565]) * ([.A566] - [.A565]*[.A565]) + (1 - [.A565]) * (1 - [.A565])" office:value-type="float" office:value="18.6364008792846" calcext:value-type="float">
            <text:p>18.6364008792846</text:p>
          </table:table-cell>
          <table:table-cell table:formula="of:= 100 * ([.B566] - [.B565]*[.B565]) * ([.B566] - [.B565]*[.B565]) + (1 - [.B565]) * (1 - [.B565])" office:value-type="float" office:value="18.3253575069163" calcext:value-type="float">
            <text:p>18.3253575069163</text:p>
          </table:table-cell>
          <table:table-cell table:formula="of:= [.A565]*[.A565]*[.A565]*[.A565] - 16*[.A565]*[.A565] + 5*[.A565]" office:value-type="float" office:value="0.232125050019635" calcext:value-type="float">
            <text:p>0.232125050019635</text:p>
          </table:table-cell>
          <table:table-cell table:formula="of:= [.B565]*[.B565]*[.B565]*[.B565] - 16*[.B565]*[.B565] + 5*[.B565]" office:value-type="float" office:value="-0.335041156653502" calcext:value-type="float">
            <text:p>-0.335041156653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8050566963638" calcext:value-type="float">
            <text:p>-0.418050566963638</text:p>
          </table:table-cell>
          <table:table-cell table:formula="of:=-[.A566]" office:value-type="float" office:value="0.418050566963638" calcext:value-type="float">
            <text:p>0.418050566963638</text:p>
          </table:table-cell>
          <table:table-cell/>
          <table:table-cell table:formula="of:= 100 * ([.A567] - [.A566]*[.A566]) * ([.A567] - [.A566]*[.A566]) + (1 - [.A566]) * (1 - [.A566])" office:value-type="float" office:value="8.58450080526609" calcext:value-type="float">
            <text:p>8.58450080526609</text:p>
          </table:table-cell>
          <table:table-cell table:formula="of:= 100 * ([.B567] - [.B566]*[.B566]) * ([.B567] - [.B566]*[.B566]) + (1 - [.B566]) * (1 - [.B566])" office:value-type="float" office:value="1.20620043074864" calcext:value-type="float">
            <text:p>1.20620043074864</text:p>
          </table:table-cell>
          <table:table-cell table:formula="of:= [.A566]*[.A566]*[.A566]*[.A566] - 16*[.A566]*[.A566] + 5*[.A566]" office:value-type="float" office:value="-4.85597000802093" calcext:value-type="float">
            <text:p>-4.85597000802093</text:p>
          </table:table-cell>
          <table:table-cell table:formula="of:= [.B566]*[.B566]*[.B566]*[.B566] - 16*[.B566]*[.B566] + 5*[.B566]" office:value-type="float" office:value="-0.675464338384545" calcext:value-type="float">
            <text:p>-0.6754643383845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16247021404323" calcext:value-type="float">
            <text:p>-0.0816247021404323</text:p>
          </table:table-cell>
          <table:table-cell table:formula="of:=-[.A567]" office:value-type="float" office:value="0.0816247021404323" calcext:value-type="float">
            <text:p>0.0816247021404323</text:p>
          </table:table-cell>
          <table:table-cell/>
          <table:table-cell table:formula="of:= 100 * ([.A568] - [.A567]*[.A567]) * ([.A568] - [.A567]*[.A567]) + (1 - [.A567]) * (1 - [.A567])" office:value-type="float" office:value="19.5067970875013" calcext:value-type="float">
            <text:p>19.5067970875013</text:p>
          </table:table-cell>
          <table:table-cell table:formula="of:= 100 * ([.B568] - [.B567]*[.B567]) * ([.B568] - [.B567]*[.B567]) + (1 - [.B567]) * (1 - [.B567])" office:value-type="float" office:value="20.3392654445785" calcext:value-type="float">
            <text:p>20.3392654445785</text:p>
          </table:table-cell>
          <table:table-cell table:formula="of:= [.A567]*[.A567]*[.A567]*[.A567] - 16*[.A567]*[.A567] + 5*[.A567]" office:value-type="float" office:value="-0.514680592562238" calcext:value-type="float">
            <text:p>-0.514680592562238</text:p>
          </table:table-cell>
          <table:table-cell table:formula="of:= [.B567]*[.B567]*[.B567]*[.B567] - 16*[.B567]*[.B567] + 5*[.B567]" office:value-type="float" office:value="0.301566428842085" calcext:value-type="float">
            <text:p>0.3015664288420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4878484876238" calcext:value-type="float">
            <text:p>0.434878484876238</text:p>
          </table:table-cell>
          <table:table-cell table:formula="of:=-[.A568]" office:value-type="float" office:value="-0.434878484876238" calcext:value-type="float">
            <text:p>-0.434878484876238</text:p>
          </table:table-cell>
          <table:table-cell/>
          <table:table-cell table:formula="of:= 100 * ([.A569] - [.A568]*[.A568]) * ([.A569] - [.A568]*[.A568]) + (1 - [.A568]) * (1 - [.A568])" office:value-type="float" office:value="1.90404303246768" calcext:value-type="float">
            <text:p>1.90404303246768</text:p>
          </table:table-cell>
          <table:table-cell table:formula="of:= 100 * ([.B569] - [.B568]*[.B568]) * ([.B569] - [.B568]*[.B568]) + (1 - [.B568]) * (1 - [.B568])" office:value-type="float" office:value="27.4728454174677" calcext:value-type="float">
            <text:p>27.4728454174677</text:p>
          </table:table-cell>
          <table:table-cell table:formula="of:= [.A568]*[.A568]*[.A568]*[.A568] - 16*[.A568]*[.A568] + 5*[.A568]" office:value-type="float" office:value="-0.815750213001245" calcext:value-type="float">
            <text:p>-0.815750213001245</text:p>
          </table:table-cell>
          <table:table-cell table:formula="of:= [.B568]*[.B568]*[.B568]*[.B568] - 16*[.B568]*[.B568] + 5*[.B568]" office:value-type="float" office:value="-5.16453506176362" calcext:value-type="float">
            <text:p>-5.164535061763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5003398289596" calcext:value-type="float">
            <text:p>0.315003398289596</text:p>
          </table:table-cell>
          <table:table-cell table:formula="of:=-[.A569]" office:value-type="float" office:value="-0.315003398289596" calcext:value-type="float">
            <text:p>-0.315003398289596</text:p>
          </table:table-cell>
          <table:table-cell/>
          <table:table-cell table:formula="of:= 100 * ([.A570] - [.A569]*[.A569]) * ([.A570] - [.A569]*[.A569]) + (1 - [.A569]) * (1 - [.A569])" office:value-type="float" office:value="0.926222405898869" calcext:value-type="float">
            <text:p>0.926222405898869</text:p>
          </table:table-cell>
          <table:table-cell table:formula="of:= 100 * ([.B570] - [.B569]*[.B569]) * ([.B570] - [.B569]*[.B569]) + (1 - [.B569]) * (1 - [.B569])" office:value-type="float" office:value="8.80782459724129" calcext:value-type="float">
            <text:p>8.80782459724129</text:p>
          </table:table-cell>
          <table:table-cell table:formula="of:= [.A569]*[.A569]*[.A569]*[.A569] - 16*[.A569]*[.A569] + 5*[.A569]" office:value-type="float" office:value="-0.0027712379979894" calcext:value-type="float">
            <text:p>-0.0027712379979894</text:p>
          </table:table-cell>
          <table:table-cell table:formula="of:= [.B569]*[.B569]*[.B569]*[.B569] - 16*[.B569]*[.B569] + 5*[.B569]" office:value-type="float" office:value="-3.15280522089395" calcext:value-type="float">
            <text:p>-3.15280522089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6829068535511" calcext:value-type="float">
            <text:p>0.166829068535511</text:p>
          </table:table-cell>
          <table:table-cell table:formula="of:=-[.A570]" office:value-type="float" office:value="-0.166829068535511" calcext:value-type="float">
            <text:p>-0.166829068535511</text:p>
          </table:table-cell>
          <table:table-cell/>
          <table:table-cell table:formula="of:= 100 * ([.A571] - [.A570]*[.A570]) * ([.A571] - [.A570]*[.A570]) + (1 - [.A570]) * (1 - [.A570])" office:value-type="float" office:value="12.6849882909528" calcext:value-type="float">
            <text:p>12.6849882909528</text:p>
          </table:table-cell>
          <table:table-cell table:formula="of:= 100 * ([.B571] - [.B570]*[.B570]) * ([.B571] - [.B570]*[.B570]) + (1 - [.B570]) * (1 - [.B570])" office:value-type="float" office:value="9.80712108818127" calcext:value-type="float">
            <text:p>9.80712108818127</text:p>
          </table:table-cell>
          <table:table-cell table:formula="of:= [.A570]*[.A570]*[.A570]*[.A570] - 16*[.A570]*[.A570] + 5*[.A570]" office:value-type="float" office:value="0.389608949721607" calcext:value-type="float">
            <text:p>0.389608949721607</text:p>
          </table:table-cell>
          <table:table-cell table:formula="of:= [.B570]*[.B570]*[.B570]*[.B570] - 16*[.B570]*[.B570] + 5*[.B570]" office:value-type="float" office:value="-1.2786817356335" calcext:value-type="float">
            <text:p>-1.27868173563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8445616606218" calcext:value-type="float">
            <text:p>-0.318445616606218</text:p>
          </table:table-cell>
          <table:table-cell table:formula="of:=-[.A571]" office:value-type="float" office:value="0.318445616606218" calcext:value-type="float">
            <text:p>0.318445616606218</text:p>
          </table:table-cell>
          <table:table-cell/>
          <table:table-cell table:formula="of:= 100 * ([.A572] - [.A571]*[.A571]) * ([.A572] - [.A571]*[.A571]) + (1 - [.A571]) * (1 - [.A571])" office:value-type="float" office:value="2.11819960463589" calcext:value-type="float">
            <text:p>2.11819960463589</text:p>
          </table:table-cell>
          <table:table-cell table:formula="of:= 100 * ([.B572] - [.B571]*[.B571]) * ([.B572] - [.B571]*[.B571]) + (1 - [.B571]) * (1 - [.B571])" office:value-type="float" office:value="7.45796599845105" calcext:value-type="float">
            <text:p>7.45796599845105</text:p>
          </table:table-cell>
          <table:table-cell table:formula="of:= [.A571]*[.A571]*[.A571]*[.A571] - 16*[.A571]*[.A571] + 5*[.A571]" office:value-type="float" office:value="-3.2044663512874" calcext:value-type="float">
            <text:p>-3.2044663512874</text:p>
          </table:table-cell>
          <table:table-cell table:formula="of:= [.B571]*[.B571]*[.B571]*[.B571] - 16*[.B571]*[.B571] + 5*[.B571]" office:value-type="float" office:value="-0.0200101852252159" calcext:value-type="float">
            <text:p>-0.02001018522521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3043700868667" calcext:value-type="float">
            <text:p>0.163043700868667</text:p>
          </table:table-cell>
          <table:table-cell table:formula="of:=-[.A572]" office:value-type="float" office:value="-0.163043700868667" calcext:value-type="float">
            <text:p>-0.163043700868667</text:p>
          </table:table-cell>
          <table:table-cell/>
          <table:table-cell table:formula="of:= 100 * ([.A573] - [.A572]*[.A572]) * ([.A573] - [.A572]*[.A572]) + (1 - [.A572]) * (1 - [.A572])" office:value-type="float" office:value="4.6959490152464" calcext:value-type="float">
            <text:p>4.6959490152464</text:p>
          </table:table-cell>
          <table:table-cell table:formula="of:= 100 * ([.B573] - [.B572]*[.B572]) * ([.B573] - [.B572]*[.B572]) + (1 - [.B572]) * (1 - [.B572])" office:value-type="float" office:value="3.50534062449979" calcext:value-type="float">
            <text:p>3.50534062449979</text:p>
          </table:table-cell>
          <table:table-cell table:formula="of:= [.A572]*[.A572]*[.A572]*[.A572] - 16*[.A572]*[.A572] + 5*[.A572]" office:value-type="float" office:value="0.390593199151235" calcext:value-type="float">
            <text:p>0.390593199151235</text:p>
          </table:table-cell>
          <table:table-cell table:formula="of:= [.B572]*[.B572]*[.B572]*[.B572] - 16*[.B572]*[.B572] + 5*[.B572]" office:value-type="float" office:value="-1.23984380953543" calcext:value-type="float">
            <text:p>-1.239843809535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3303048500827" calcext:value-type="float">
            <text:p>-0.173303048500827</text:p>
          </table:table-cell>
          <table:table-cell table:formula="of:=-[.A573]" office:value-type="float" office:value="0.173303048500827" calcext:value-type="float">
            <text:p>0.173303048500827</text:p>
          </table:table-cell>
          <table:table-cell/>
          <table:table-cell table:formula="of:= 100 * ([.A574] - [.A573]*[.A573]) * ([.A574] - [.A573]*[.A573]) + (1 - [.A573]) * (1 - [.A573])" office:value-type="float" office:value="18.731259616498" calcext:value-type="float">
            <text:p>18.731259616498</text:p>
          </table:table-cell>
          <table:table-cell table:formula="of:= 100 * ([.B574] - [.B573]*[.B573]) * ([.B574] - [.B573]*[.B573]) + (1 - [.B573]) * (1 - [.B573])" office:value-type="float" office:value="23.4035844455045" calcext:value-type="float">
            <text:p>23.4035844455045</text:p>
          </table:table-cell>
          <table:table-cell table:formula="of:= [.A573]*[.A573]*[.A573]*[.A573] - 16*[.A573]*[.A573] + 5*[.A573]" office:value-type="float" office:value="-1.34615635046946" calcext:value-type="float">
            <text:p>-1.34615635046946</text:p>
          </table:table-cell>
          <table:table-cell table:formula="of:= [.B573]*[.B573]*[.B573]*[.B573] - 16*[.B573]*[.B573] + 5*[.B573]" office:value-type="float" office:value="0.386874134538809" calcext:value-type="float">
            <text:p>0.386874134538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6622707544368" calcext:value-type="float">
            <text:p>0.446622707544368</text:p>
          </table:table-cell>
          <table:table-cell table:formula="of:=-[.A574]" office:value-type="float" office:value="-0.446622707544368" calcext:value-type="float">
            <text:p>-0.446622707544368</text:p>
          </table:table-cell>
          <table:table-cell/>
          <table:table-cell table:formula="of:= 100 * ([.A575] - [.A574]*[.A574]) * ([.A575] - [.A574]*[.A574]) + (1 - [.A574]) * (1 - [.A574])" office:value-type="float" office:value="49.0868589227428" calcext:value-type="float">
            <text:p>49.0868589227428</text:p>
          </table:table-cell>
          <table:table-cell table:formula="of:= 100 * ([.B575] - [.B574]*[.B574]) * ([.B575] - [.B574]*[.B574]) + (1 - [.B574]) * (1 - [.B574])" office:value-type="float" office:value="11.0620022568738" calcext:value-type="float">
            <text:p>11.0620022568738</text:p>
          </table:table-cell>
          <table:table-cell table:formula="of:= [.A574]*[.A574]*[.A574]*[.A574] - 16*[.A574]*[.A574] + 5*[.A574]" office:value-type="float" office:value="-0.918646932478716" calcext:value-type="float">
            <text:p>-0.918646932478716</text:p>
          </table:table-cell>
          <table:table-cell table:formula="of:= [.B574]*[.B574]*[.B574]*[.B574] - 16*[.B574]*[.B574] + 5*[.B574]" office:value-type="float" office:value="-5.38487400792239" calcext:value-type="float">
            <text:p>-5.38487400792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959488697737" calcext:value-type="float">
            <text:p>-0.498959488697737</text:p>
          </table:table-cell>
          <table:table-cell table:formula="of:=-[.A575]" office:value-type="float" office:value="0.498959488697737" calcext:value-type="float">
            <text:p>0.498959488697737</text:p>
          </table:table-cell>
          <table:table-cell/>
          <table:table-cell table:formula="of:= 100 * ([.A576] - [.A575]*[.A575]) * ([.A576] - [.A575]*[.A575]) + (1 - [.A575]) * (1 - [.A575])" office:value-type="float" office:value="25.5183345124942" calcext:value-type="float">
            <text:p>25.5183345124942</text:p>
          </table:table-cell>
          <table:table-cell table:formula="of:= 100 * ([.B576] - [.B575]*[.B575]) * ([.B576] - [.B575]*[.B575]) + (1 - [.B575]) * (1 - [.B575])" office:value-type="float" office:value="0.275116773071113" calcext:value-type="float">
            <text:p>0.275116773071113</text:p>
          </table:table-cell>
          <table:table-cell table:formula="of:= [.A575]*[.A575]*[.A575]*[.A575] - 16*[.A575]*[.A575] + 5*[.A575]" office:value-type="float" office:value="-6.41618521918015" calcext:value-type="float">
            <text:p>-6.41618521918015</text:p>
          </table:table-cell>
          <table:table-cell table:formula="of:= [.B575]*[.B575]*[.B575]*[.B575] - 16*[.B575]*[.B575] + 5*[.B575]" office:value-type="float" office:value="-1.42659033220278" calcext:value-type="float">
            <text:p>-1.426590332202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3444392996626" calcext:value-type="float">
            <text:p>-0.233444392996626</text:p>
          </table:table-cell>
          <table:table-cell table:formula="of:=-[.A576]" office:value-type="float" office:value="0.233444392996626" calcext:value-type="float">
            <text:p>0.233444392996626</text:p>
          </table:table-cell>
          <table:table-cell/>
          <table:table-cell table:formula="of:= 100 * ([.A577] - [.A576]*[.A576]) * ([.A577] - [.A576]*[.A576]) + (1 - [.A576]) * (1 - [.A576])" office:value-type="float" office:value="11.7259472214894" calcext:value-type="float">
            <text:p>11.7259472214894</text:p>
          </table:table-cell>
          <table:table-cell table:formula="of:= 100 * ([.B577] - [.B576]*[.B576]) * ([.B577] - [.B576]*[.B576]) + (1 - [.B576]) * (1 - [.B576])" office:value-type="float" office:value="18.9435514406102" calcext:value-type="float">
            <text:p>18.9435514406102</text:p>
          </table:table-cell>
          <table:table-cell table:formula="of:= [.A576]*[.A576]*[.A576]*[.A576] - 16*[.A576]*[.A576] + 5*[.A576]" office:value-type="float" office:value="-2.03619267389059" calcext:value-type="float">
            <text:p>-2.03619267389059</text:p>
          </table:table-cell>
          <table:table-cell table:formula="of:= [.B576]*[.B576]*[.B576]*[.B576] - 16*[.B576]*[.B576] + 5*[.B576]" office:value-type="float" office:value="0.298251256075673" calcext:value-type="float">
            <text:p>0.2982512560756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3942088332844" calcext:value-type="float">
            <text:p>0.373942088332844</text:p>
          </table:table-cell>
          <table:table-cell table:formula="of:=-[.A577]" office:value-type="float" office:value="-0.373942088332844" calcext:value-type="float">
            <text:p>-0.373942088332844</text:p>
          </table:table-cell>
          <table:table-cell/>
          <table:table-cell table:formula="of:= 100 * ([.A578] - [.A577]*[.A577]) * ([.A578] - [.A577]*[.A577]) + (1 - [.A577]) * (1 - [.A577])" office:value-type="float" office:value="1.15540423712386" calcext:value-type="float">
            <text:p>1.15540423712386</text:p>
          </table:table-cell>
          <table:table-cell table:formula="of:= 100 * ([.B578] - [.B577]*[.B577]) * ([.B578] - [.B577]*[.B577]) + (1 - [.B577]) * (1 - [.B577])" office:value-type="float" office:value="5.58523885731251" calcext:value-type="float">
            <text:p>5.58523885731251</text:p>
          </table:table-cell>
          <table:table-cell table:formula="of:= [.A577]*[.A577]*[.A577]*[.A577] - 16*[.A577]*[.A577] + 5*[.A577]" office:value-type="float" office:value="-0.348059345249782" calcext:value-type="float">
            <text:p>-0.348059345249782</text:p>
          </table:table-cell>
          <table:table-cell table:formula="of:= [.B577]*[.B577]*[.B577]*[.B577] - 16*[.B577]*[.B577] + 5*[.B577]" office:value-type="float" office:value="-4.08748022857822" calcext:value-type="float">
            <text:p>-4.087480228578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245673173449" calcext:value-type="float">
            <text:p>0.05245673173449</text:p>
          </table:table-cell>
          <table:table-cell table:formula="of:=-[.A578]" office:value-type="float" office:value="-0.05245673173449" calcext:value-type="float">
            <text:p>-0.05245673173449</text:p>
          </table:table-cell>
          <table:table-cell/>
          <table:table-cell table:formula="of:= 100 * ([.A579] - [.A578]*[.A578]) * ([.A579] - [.A578]*[.A578]) + (1 - [.A578]) * (1 - [.A578])" office:value-type="float" office:value="0.913696034457614" calcext:value-type="float">
            <text:p>0.913696034457614</text:p>
          </table:table-cell>
          <table:table-cell table:formula="of:= 100 * ([.B579] - [.B578]*[.B578]) * ([.B579] - [.B578]*[.B578]) + (1 - [.B578]) * (1 - [.B578])" office:value-type="float" office:value="1.11269106621376" calcext:value-type="float">
            <text:p>1.11269106621376</text:p>
          </table:table-cell>
          <table:table-cell table:formula="of:= [.A578]*[.A578]*[.A578]*[.A578] - 16*[.A578]*[.A578] + 5*[.A578]" office:value-type="float" office:value="0.218263891305015" calcext:value-type="float">
            <text:p>0.218263891305015</text:p>
          </table:table-cell>
          <table:table-cell table:formula="of:= [.B578]*[.B578]*[.B578]*[.B578] - 16*[.B578]*[.B578] + 5*[.B578]" office:value-type="float" office:value="-0.306303426039885" calcext:value-type="float">
            <text:p>-0.3063034260398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984106272315788" calcext:value-type="float">
            <text:p>-0.00984106272315788</text:p>
          </table:table-cell>
          <table:table-cell table:formula="of:=-[.A579]" office:value-type="float" office:value="0.00984106272315788" calcext:value-type="float">
            <text:p>0.00984106272315788</text:p>
          </table:table-cell>
          <table:table-cell/>
          <table:table-cell table:formula="of:= 100 * ([.A580] - [.A579]*[.A579]) * ([.A580] - [.A579]*[.A579]) + (1 - [.A579]) * (1 - [.A579])" office:value-type="float" office:value="2.59409206200457" calcext:value-type="float">
            <text:p>2.59409206200457</text:p>
          </table:table-cell>
          <table:table-cell table:formula="of:= 100 * ([.B580] - [.B579]*[.B579]) * ([.B580] - [.B579]*[.B579]) + (1 - [.B579]) * (1 - [.B579])" office:value-type="float" office:value="2.55959215902492" calcext:value-type="float">
            <text:p>2.55959215902492</text:p>
          </table:table-cell>
          <table:table-cell table:formula="of:= [.A579]*[.A579]*[.A579]*[.A579] - 16*[.A579]*[.A579] + 5*[.A579]" office:value-type="float" office:value="-0.0507548484848799" calcext:value-type="float">
            <text:p>-0.0507548484848799</text:p>
          </table:table-cell>
          <table:table-cell table:formula="of:= [.B579]*[.B579]*[.B579]*[.B579] - 16*[.B579]*[.B579] + 5*[.B579]" office:value-type="float" office:value="0.0476557787466989" calcext:value-type="float">
            <text:p>0.04765577874669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568480363285" calcext:value-type="float">
            <text:p>0.125568480363285</text:p>
          </table:table-cell>
          <table:table-cell table:formula="of:=-[.A580]" office:value-type="float" office:value="-0.125568480363285" calcext:value-type="float">
            <text:p>-0.125568480363285</text:p>
          </table:table-cell>
          <table:table-cell/>
          <table:table-cell table:formula="of:= 100 * ([.A581] - [.A580]*[.A580]) * ([.A581] - [.A580]*[.A580]) + (1 - [.A580]) * (1 - [.A580])" office:value-type="float" office:value="2.31924414447585" calcext:value-type="float">
            <text:p>2.31924414447585</text:p>
          </table:table-cell>
          <table:table-cell table:formula="of:= 100 * ([.B581] - [.B580]*[.B580]) * ([.B581] - [.B580]*[.B580]) + (1 - [.B580]) * (1 - [.B580])" office:value-type="float" office:value="2.13458288469808" calcext:value-type="float">
            <text:p>2.13458288469808</text:p>
          </table:table-cell>
          <table:table-cell table:formula="of:= [.A580]*[.A580]*[.A580]*[.A580] - 16*[.A580]*[.A580] + 5*[.A580]" office:value-type="float" office:value="0.375811921911491" calcext:value-type="float">
            <text:p>0.375811921911491</text:p>
          </table:table-cell>
          <table:table-cell table:formula="of:= [.B580]*[.B580]*[.B580]*[.B580] - 16*[.B580]*[.B580] + 5*[.B580]" office:value-type="float" office:value="-0.879872881721358" calcext:value-type="float">
            <text:p>-0.8798728817213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8916704165529" calcext:value-type="float">
            <text:p>-0.108916704165529</text:p>
          </table:table-cell>
          <table:table-cell table:formula="of:=-[.A581]" office:value-type="float" office:value="0.108916704165529" calcext:value-type="float">
            <text:p>0.108916704165529</text:p>
          </table:table-cell>
          <table:table-cell/>
          <table:table-cell table:formula="of:= 100 * ([.A582] - [.A581]*[.A581]) * ([.A582] - [.A581]*[.A581]) + (1 - [.A581]) * (1 - [.A581])" office:value-type="float" office:value="15.0958219344409" calcext:value-type="float">
            <text:p>15.0958219344409</text:p>
          </table:table-cell>
          <table:table-cell table:formula="of:= 100 * ([.B582] - [.B581]*[.B581]) * ([.B582] - [.B581]*[.B581]) + (1 - [.B581]) * (1 - [.B581])" office:value-type="float" office:value="16.4834052602647" calcext:value-type="float">
            <text:p>16.4834052602647</text:p>
          </table:table-cell>
          <table:table-cell table:formula="of:= [.A581]*[.A581]*[.A581]*[.A581] - 16*[.A581]*[.A581] + 5*[.A581]" office:value-type="float" office:value="-0.734248368794888" calcext:value-type="float">
            <text:p>-0.734248368794888</text:p>
          </table:table-cell>
          <table:table-cell table:formula="of:= [.B581]*[.B581]*[.B581]*[.B581] - 16*[.B581]*[.B581] + 5*[.B581]" office:value-type="float" office:value="0.354918672860403" calcext:value-type="float">
            <text:p>0.3549186728604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423531893334" calcext:value-type="float">
            <text:p>0.38423531893334</text:p>
          </table:table-cell>
          <table:table-cell table:formula="of:=-[.A582]" office:value-type="float" office:value="-0.38423531893334" calcext:value-type="float">
            <text:p>-0.38423531893334</text:p>
          </table:table-cell>
          <table:table-cell/>
          <table:table-cell table:formula="of:= 100 * ([.A583] - [.A582]*[.A582]) * ([.A583] - [.A582]*[.A582]) + (1 - [.A582]) * (1 - [.A582])" office:value-type="float" office:value="1.89496478399667" calcext:value-type="float">
            <text:p>1.89496478399667</text:p>
          </table:table-cell>
          <table:table-cell table:formula="of:= 100 * ([.B583] - [.B582]*[.B582]) * ([.B583] - [.B582]*[.B582]) + (1 - [.B582]) * (1 - [.B582])" office:value-type="float" office:value="4.8798688855748" calcext:value-type="float">
            <text:p>4.8798688855748</text:p>
          </table:table-cell>
          <table:table-cell table:formula="of:= [.A582]*[.A582]*[.A582]*[.A582] - 16*[.A582]*[.A582] + 5*[.A582]" office:value-type="float" office:value="-0.419215271484169" calcext:value-type="float">
            <text:p>-0.419215271484169</text:p>
          </table:table-cell>
          <table:table-cell table:formula="of:= [.B582]*[.B582]*[.B582]*[.B582] - 16*[.B582]*[.B582] + 5*[.B582]" office:value-type="float" office:value="-4.26156846081757" calcext:value-type="float">
            <text:p>-4.261568460817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45190057441559" calcext:value-type="float">
            <text:p>0.0245190057441559</text:p>
          </table:table-cell>
          <table:table-cell table:formula="of:=-[.A583]" office:value-type="float" office:value="-0.0245190057441559" calcext:value-type="float">
            <text:p>-0.0245190057441559</text:p>
          </table:table-cell>
          <table:table-cell/>
          <table:table-cell table:formula="of:= 100 * ([.A584] - [.A583]*[.A583]) * ([.A584] - [.A583]*[.A583]) + (1 - [.A583]) * (1 - [.A583])" office:value-type="float" office:value="1.06028995128471" calcext:value-type="float">
            <text:p>1.06028995128471</text:p>
          </table:table-cell>
          <table:table-cell table:formula="of:= 100 * ([.B584] - [.B583]*[.B583]) * ([.B584] - [.B583]*[.B583]) + (1 - [.B583]) * (1 - [.B583])" office:value-type="float" office:value="1.15058125810965" calcext:value-type="float">
            <text:p>1.15058125810965</text:p>
          </table:table-cell>
          <table:table-cell table:formula="of:= [.A583]*[.A583]*[.A583]*[.A583] - 16*[.A583]*[.A583] + 5*[.A583]" office:value-type="float" office:value="0.112976483857236" calcext:value-type="float">
            <text:p>0.112976483857236</text:p>
          </table:table-cell>
          <table:table-cell table:formula="of:= [.B583]*[.B583]*[.B583]*[.B583] - 16*[.B583]*[.B583] + 5*[.B583]" office:value-type="float" office:value="-0.132213573584323" calcext:value-type="float">
            <text:p>-0.1322135735843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23725626291379" calcext:value-type="float">
            <text:p>-0.0323725626291379</text:p>
          </table:table-cell>
          <table:table-cell table:formula="of:=-[.A584]" office:value-type="float" office:value="0.0323725626291379" calcext:value-type="float">
            <text:p>0.0323725626291379</text:p>
          </table:table-cell>
          <table:table-cell/>
          <table:table-cell table:formula="of:= 100 * ([.A585] - [.A584]*[.A584]) * ([.A585] - [.A584]*[.A584]) + (1 - [.A584]) * (1 - [.A584])" office:value-type="float" office:value="5.58754638564543" calcext:value-type="float">
            <text:p>5.58754638564543</text:p>
          </table:table-cell>
          <table:table-cell table:formula="of:= 100 * ([.B585] - [.B584]*[.B584]) * ([.B585] - [.B584]*[.B584]) + (1 - [.B584]) * (1 - [.B584])" office:value-type="float" office:value="5.36935647840724" calcext:value-type="float">
            <text:p>5.36935647840724</text:p>
          </table:table-cell>
          <table:table-cell table:formula="of:= [.A584]*[.A584]*[.A584]*[.A584] - 16*[.A584]*[.A584] + 5*[.A584]" office:value-type="float" office:value="-0.178629439856556" calcext:value-type="float">
            <text:p>-0.178629439856556</text:p>
          </table:table-cell>
          <table:table-cell table:formula="of:= [.B584]*[.B584]*[.B584]*[.B584] - 16*[.B584]*[.B584] + 5*[.B584]" office:value-type="float" office:value="0.145096186434823" calcext:value-type="float">
            <text:p>0.145096186434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1596163065825" calcext:value-type="float">
            <text:p>-0.211596163065825</text:p>
          </table:table-cell>
          <table:table-cell table:formula="of:=-[.A585]" office:value-type="float" office:value="0.211596163065825" calcext:value-type="float">
            <text:p>0.211596163065825</text:p>
          </table:table-cell>
          <table:table-cell/>
          <table:table-cell table:formula="of:= 100 * ([.A586] - [.A585]*[.A585]) * ([.A586] - [.A585]*[.A585]) + (1 - [.A585]) * (1 - [.A585])" office:value-type="float" office:value="2.44840662596184" calcext:value-type="float">
            <text:p>2.44840662596184</text:p>
          </table:table-cell>
          <table:table-cell table:formula="of:= 100 * ([.B586] - [.B585]*[.B585]) * ([.B586] - [.B585]*[.B585]) + (1 - [.B585]) * (1 - [.B585])" office:value-type="float" office:value="4.17718531321509" calcext:value-type="float">
            <text:p>4.17718531321509</text:p>
          </table:table-cell>
          <table:table-cell table:formula="of:= [.A585]*[.A585]*[.A585]*[.A585] - 16*[.A585]*[.A585] + 5*[.A585]" office:value-type="float" office:value="-1.77234317909785" calcext:value-type="float">
            <text:p>-1.77234317909785</text:p>
          </table:table-cell>
          <table:table-cell table:formula="of:= [.B585]*[.B585]*[.B585]*[.B585] - 16*[.B585]*[.B585] + 5*[.B585]" office:value-type="float" office:value="0.343618451560393" calcext:value-type="float">
            <text:p>0.3436184515603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790175309402" calcext:value-type="float">
            <text:p>0.143790175309402</text:p>
          </table:table-cell>
          <table:table-cell table:formula="of:=-[.A586]" office:value-type="float" office:value="-0.143790175309402" calcext:value-type="float">
            <text:p>-0.143790175309402</text:p>
          </table:table-cell>
          <table:table-cell/>
          <table:table-cell table:formula="of:= 100 * ([.A587] - [.A586]*[.A586]) * ([.A587] - [.A586]*[.A586]) + (1 - [.A586]) * (1 - [.A586])" office:value-type="float" office:value="12.9070767007319" calcext:value-type="float">
            <text:p>12.9070767007319</text:p>
          </table:table-cell>
          <table:table-cell table:formula="of:= 100 * ([.B587] - [.B586]*[.B586]) * ([.B587] - [.B586]*[.B586]) + (1 - [.B586]) * (1 - [.B586])" office:value-type="float" office:value="16.5388205541792" calcext:value-type="float">
            <text:p>16.5388205541792</text:p>
          </table:table-cell>
          <table:table-cell table:formula="of:= [.A586]*[.A586]*[.A586]*[.A586] - 16*[.A586]*[.A586] + 5*[.A586]" office:value-type="float" office:value="0.388568525334467" calcext:value-type="float">
            <text:p>0.388568525334467</text:p>
          </table:table-cell>
          <table:table-cell table:formula="of:= [.B586]*[.B586]*[.B586]*[.B586] - 16*[.B586]*[.B586] + 5*[.B586]" office:value-type="float" office:value="-1.04933322775955" calcext:value-type="float">
            <text:p>-1.049333227759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9587945006065" calcext:value-type="float">
            <text:p>0.369587945006065</text:p>
          </table:table-cell>
          <table:table-cell table:formula="of:=-[.A587]" office:value-type="float" office:value="-0.369587945006065" calcext:value-type="float">
            <text:p>-0.369587945006065</text:p>
          </table:table-cell>
          <table:table-cell/>
          <table:table-cell table:formula="of:= 100 * ([.A588] - [.A587]*[.A587]) * ([.A588] - [.A587]*[.A587]) + (1 - [.A587]) * (1 - [.A587])" office:value-type="float" office:value="1.75158190967524" calcext:value-type="float">
            <text:p>1.75158190967524</text:p>
          </table:table-cell>
          <table:table-cell table:formula="of:= 100 * ([.B588] - [.B587]*[.B587]) * ([.B588] - [.B587]*[.B587]) + (1 - [.B587]) * (1 - [.B587])" office:value-type="float" office:value="4.33508535877271" calcext:value-type="float">
            <text:p>4.33508535877271</text:p>
          </table:table-cell>
          <table:table-cell table:formula="of:= [.A587]*[.A587]*[.A587]*[.A587] - 16*[.A587]*[.A587] + 5*[.A587]" office:value-type="float" office:value="-0.318925998395576" calcext:value-type="float">
            <text:p>-0.318925998395576</text:p>
          </table:table-cell>
          <table:table-cell table:formula="of:= [.B587]*[.B587]*[.B587]*[.B587] - 16*[.B587]*[.B587] + 5*[.B587]" office:value-type="float" office:value="-4.01480544845623" calcext:value-type="float">
            <text:p>-4.014805448456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02267589174029" calcext:value-type="float">
            <text:p>0.0202267589174029</text:p>
          </table:table-cell>
          <table:table-cell table:formula="of:=-[.A588]" office:value-type="float" office:value="-0.0202267589174029" calcext:value-type="float">
            <text:p>-0.0202267589174029</text:p>
          </table:table-cell>
          <table:table-cell/>
          <table:table-cell table:formula="of:= 100 * ([.A589] - [.A588]*[.A588]) * ([.A589] - [.A588]*[.A588]) + (1 - [.A588]) * (1 - [.A588])" office:value-type="float" office:value="1.25959019389993" calcext:value-type="float">
            <text:p>1.25959019389993</text:p>
          </table:table-cell>
          <table:table-cell table:formula="of:= 100 * ([.B589] - [.B588]*[.B588]) * ([.B589] - [.B588]*[.B588]) + (1 - [.B588]) * (1 - [.B588])" office:value-type="float" office:value="1.33160623332417" calcext:value-type="float">
            <text:p>1.33160623332417</text:p>
          </table:table-cell>
          <table:table-cell table:formula="of:= [.A588]*[.A588]*[.A588]*[.A588] - 16*[.A588]*[.A588] + 5*[.A588]" office:value-type="float" office:value="0.0945880135467987" calcext:value-type="float">
            <text:p>0.0945880135467987</text:p>
          </table:table-cell>
          <table:table-cell table:formula="of:= [.B588]*[.B588]*[.B588]*[.B588] - 16*[.B588]*[.B588] + 5*[.B588]" office:value-type="float" office:value="-0.107679575627231" calcext:value-type="float">
            <text:p>-0.107679575627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43297665900527" calcext:value-type="float">
            <text:p>-0.0543297665900527</text:p>
          </table:table-cell>
          <table:table-cell table:formula="of:=-[.A589]" office:value-type="float" office:value="0.0543297665900527" calcext:value-type="float">
            <text:p>0.0543297665900527</text:p>
          </table:table-cell>
          <table:table-cell/>
          <table:table-cell table:formula="of:= 100 * ([.A590] - [.A589]*[.A589]) * ([.A590] - [.A589]*[.A589]) + (1 - [.A589]) * (1 - [.A589])" office:value-type="float" office:value="7.18963207967556" calcext:value-type="float">
            <text:p>7.18963207967556</text:p>
          </table:table-cell>
          <table:table-cell table:formula="of:= 100 * ([.B590] - [.B589]*[.B589]) * ([.B590] - [.B589]*[.B589]) + (1 - [.B589]) * (1 - [.B589])" office:value-type="float" office:value="6.68471513611044" calcext:value-type="float">
            <text:p>6.68471513611044</text:p>
          </table:table-cell>
          <table:table-cell table:formula="of:= [.A589]*[.A589]*[.A589]*[.A589] - 16*[.A589]*[.A589] + 5*[.A589]" office:value-type="float" office:value="-0.318867696882094" calcext:value-type="float">
            <text:p>-0.318867696882094</text:p>
          </table:table-cell>
          <table:table-cell table:formula="of:= [.B589]*[.B589]*[.B589]*[.B589] - 16*[.B589]*[.B589] + 5*[.B589]" office:value-type="float" office:value="0.224429969018433" calcext:value-type="float">
            <text:p>0.2244299690184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3584700200381" calcext:value-type="float">
            <text:p>-0.243584700200381</text:p>
          </table:table-cell>
          <table:table-cell table:formula="of:=-[.A590]" office:value-type="float" office:value="0.243584700200381" calcext:value-type="float">
            <text:p>0.243584700200381</text:p>
          </table:table-cell>
          <table:table-cell/>
          <table:table-cell table:formula="of:= 100 * ([.A591] - [.A590]*[.A590]) * ([.A591] - [.A590]*[.A590]) + (1 - [.A590]) * (1 - [.A590])" office:value-type="float" office:value="1.73991886952349" calcext:value-type="float">
            <text:p>1.73991886952349</text:p>
          </table:table-cell>
          <table:table-cell table:formula="of:= 100 * ([.B591] - [.B590]*[.B590]) * ([.B591] - [.B590]*[.B590]) + (1 - [.B590]) * (1 - [.B590])" office:value-type="float" office:value="3.21753929739254" calcext:value-type="float">
            <text:p>3.21753929739254</text:p>
          </table:table-cell>
          <table:table-cell table:formula="of:= [.A590]*[.A590]*[.A590]*[.A590] - 16*[.A590]*[.A590] + 5*[.A590]" office:value-type="float" office:value="-2.16373913479463" calcext:value-type="float">
            <text:p>-2.16373913479463</text:p>
          </table:table-cell>
          <table:table-cell table:formula="of:= [.B590]*[.B590]*[.B590]*[.B590] - 16*[.B590]*[.B590] + 5*[.B590]" office:value-type="float" office:value="0.272107867209181" calcext:value-type="float">
            <text:p>0.2721078672091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03312587898255" calcext:value-type="float">
            <text:p>0.103312587898255</text:p>
          </table:table-cell>
          <table:table-cell table:formula="of:=-[.A591]" office:value-type="float" office:value="-0.103312587898255" calcext:value-type="float">
            <text:p>-0.103312587898255</text:p>
          </table:table-cell>
          <table:table-cell/>
          <table:table-cell table:formula="of:= 100 * ([.A592] - [.A591]*[.A591]) * ([.A592] - [.A591]*[.A591]) + (1 - [.A591]) * (1 - [.A591])" office:value-type="float" office:value="1.47214965889367" calcext:value-type="float">
            <text:p>1.47214965889367</text:p>
          </table:table-cell>
          <table:table-cell table:formula="of:= 100 * ([.B592] - [.B591]*[.B591]) * ([.B592] - [.B591]*[.B591]) + (1 - [.B591]) * (1 - [.B591])" office:value-type="float" office:value="2.27993901249481" calcext:value-type="float">
            <text:p>2.27993901249481</text:p>
          </table:table-cell>
          <table:table-cell table:formula="of:= [.A591]*[.A591]*[.A591]*[.A591] - 16*[.A591]*[.A591] + 5*[.A591]" office:value-type="float" office:value="0.345901009805768" calcext:value-type="float">
            <text:p>0.345901009805768</text:p>
          </table:table-cell>
          <table:table-cell table:formula="of:= [.B591]*[.B591]*[.B591]*[.B591] - 16*[.B591]*[.B591] + 5*[.B591]" office:value-type="float" office:value="-0.687224869176786" calcext:value-type="float">
            <text:p>-0.6872248691767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24109573725602" calcext:value-type="float">
            <text:p>0.0924109573725602</text:p>
          </table:table-cell>
          <table:table-cell table:formula="of:=-[.A592]" office:value-type="float" office:value="-0.0924109573725602" calcext:value-type="float">
            <text:p>-0.0924109573725602</text:p>
          </table:table-cell>
          <table:table-cell/>
          <table:table-cell table:formula="of:= 100 * ([.A593] - [.A592]*[.A592]) * ([.A593] - [.A592]*[.A592]) + (1 - [.A592]) * (1 - [.A592])" office:value-type="float" office:value="11.4787662525673" calcext:value-type="float">
            <text:p>11.4787662525673</text:p>
          </table:table-cell>
          <table:table-cell table:formula="of:= 100 * ([.B593] - [.B592]*[.B592]) * ([.B593] - [.B592]*[.B592]) + (1 - [.B592]) * (1 - [.B592])" office:value-type="float" office:value="12.9926063526529" calcext:value-type="float">
            <text:p>12.9926063526529</text:p>
          </table:table-cell>
          <table:table-cell table:formula="of:= [.A592]*[.A592]*[.A592]*[.A592] - 16*[.A592]*[.A592] + 5*[.A592]" office:value-type="float" office:value="0.325491154111163" calcext:value-type="float">
            <text:p>0.325491154111163</text:p>
          </table:table-cell>
          <table:table-cell table:formula="of:= [.B592]*[.B592]*[.B592]*[.B592] - 16*[.B592]*[.B592] + 5*[.B592]" office:value-type="float" office:value="-0.598618419614439" calcext:value-type="float">
            <text:p>-0.5986184196144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4960501025276" calcext:value-type="float">
            <text:p>0.334960501025276</text:p>
          </table:table-cell>
          <table:table-cell table:formula="of:=-[.A593]" office:value-type="float" office:value="-0.334960501025276" calcext:value-type="float">
            <text:p>-0.334960501025276</text:p>
          </table:table-cell>
          <table:table-cell/>
          <table:table-cell table:formula="of:= 100 * ([.A594] - [.A593]*[.A593]) * ([.A594] - [.A593]*[.A593]) + (1 - [.A593]) * (1 - [.A593])" office:value-type="float" office:value="2.09527607648388" calcext:value-type="float">
            <text:p>2.09527607648388</text:p>
          </table:table-cell>
          <table:table-cell table:formula="of:= 100 * ([.B594] - [.B593]*[.B593]) * ([.B594] - [.B593]*[.B593]) + (1 - [.B593]) * (1 - [.B593])" office:value-type="float" office:value="2.70042170044052" calcext:value-type="float">
            <text:p>2.70042170044052</text:p>
          </table:table-cell>
          <table:table-cell table:formula="of:= [.A593]*[.A593]*[.A593]*[.A593] - 16*[.A593]*[.A593] + 5*[.A593]" office:value-type="float" office:value="-0.107785579066892" calcext:value-type="float">
            <text:p>-0.107785579066892</text:p>
          </table:table-cell>
          <table:table-cell table:formula="of:= [.B593]*[.B593]*[.B593]*[.B593] - 16*[.B593]*[.B593] + 5*[.B593]" office:value-type="float" office:value="-3.45739058931965" calcext:value-type="float">
            <text:p>-3.457390589319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63704536211193" calcext:value-type="float">
            <text:p>-0.0163704536211193</text:p>
          </table:table-cell>
          <table:table-cell table:formula="of:=-[.A594]" office:value-type="float" office:value="0.0163704536211193" calcext:value-type="float">
            <text:p>0.0163704536211193</text:p>
          </table:table-cell>
          <table:table-cell/>
          <table:table-cell table:formula="of:= 100 * ([.A595] - [.A594]*[.A594]) * ([.A595] - [.A594]*[.A594]) + (1 - [.A594]) * (1 - [.A594])" office:value-type="float" office:value="4.23468954335006" calcext:value-type="float">
            <text:p>4.23468954335006</text:p>
          </table:table-cell>
          <table:table-cell table:formula="of:= 100 * ([.B595] - [.B594]*[.B594]) * ([.B595] - [.B594]*[.B594]) + (1 - [.B594]) * (1 - [.B594])" office:value-type="float" office:value="4.15005549296713" calcext:value-type="float">
            <text:p>4.15005549296713</text:p>
          </table:table-cell>
          <table:table-cell table:formula="of:= [.A594]*[.A594]*[.A594]*[.A594] - 16*[.A594]*[.A594] + 5*[.A594]" office:value-type="float" office:value="-0.0861400643141971" calcext:value-type="float">
            <text:p>-0.0861400643141971</text:p>
          </table:table-cell>
          <table:table-cell table:formula="of:= [.B594]*[.B594]*[.B594]*[.B594] - 16*[.B594]*[.B594] + 5*[.B594]" office:value-type="float" office:value="0.0775644718969962" calcext:value-type="float">
            <text:p>0.0775644718969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8664415719777" calcext:value-type="float">
            <text:p>-0.178664415719777</text:p>
          </table:table-cell>
          <table:table-cell table:formula="of:=-[.A595]" office:value-type="float" office:value="0.178664415719777" calcext:value-type="float">
            <text:p>0.178664415719777</text:p>
          </table:table-cell>
          <table:table-cell/>
          <table:table-cell table:formula="of:= 100 * ([.A596] - [.A595]*[.A595]) * ([.A596] - [.A595]*[.A595]) + (1 - [.A595]) * (1 - [.A595])" office:value-type="float" office:value="24.5775593904919" calcext:value-type="float">
            <text:p>24.5775593904919</text:p>
          </table:table-cell>
          <table:table-cell table:formula="of:= 100 * ([.B596] - [.B595]*[.B595]) * ([.B596] - [.B595]*[.B595]) + (1 - [.B595]) * (1 - [.B595])" office:value-type="float" office:value="18.1219601102789" calcext:value-type="float">
            <text:p>18.1219601102789</text:p>
          </table:table-cell>
          <table:table-cell table:formula="of:= [.A595]*[.A595]*[.A595]*[.A595] - 16*[.A595]*[.A595] + 5*[.A595]" office:value-type="float" office:value="-1.40303870516507" calcext:value-type="float">
            <text:p>-1.40303870516507</text:p>
          </table:table-cell>
          <table:table-cell table:formula="of:= [.B595]*[.B595]*[.B595]*[.B595] - 16*[.B595]*[.B595] + 5*[.B595]" office:value-type="float" office:value="0.3836054520327" calcext:value-type="float">
            <text:p>0.38360545203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962143990669" calcext:value-type="float">
            <text:p>-0.44962143990669</text:p>
          </table:table-cell>
          <table:table-cell table:formula="of:=-[.A596]" office:value-type="float" office:value="0.44962143990669" calcext:value-type="float">
            <text:p>0.44962143990669</text:p>
          </table:table-cell>
          <table:table-cell/>
          <table:table-cell table:formula="of:= 100 * ([.A597] - [.A596]*[.A596]) * ([.A597] - [.A596]*[.A596]) + (1 - [.A596]) * (1 - [.A596])" office:value-type="float" office:value="2.78890226292378" calcext:value-type="float">
            <text:p>2.78890226292378</text:p>
          </table:table-cell>
          <table:table-cell table:formula="of:= 100 * ([.B597] - [.B596]*[.B596]) * ([.B597] - [.B596]*[.B596]) + (1 - [.B596]) * (1 - [.B596])" office:value-type="float" office:value="10.632922246489" calcext:value-type="float">
            <text:p>10.632922246489</text:p>
          </table:table-cell>
          <table:table-cell table:formula="of:= [.A596]*[.A596]*[.A596]*[.A596] - 16*[.A596]*[.A596] + 5*[.A596]" office:value-type="float" office:value="-5.44178978824643" calcext:value-type="float">
            <text:p>-5.44178978824643</text:p>
          </table:table-cell>
          <table:table-cell table:formula="of:= [.B596]*[.B596]*[.B596]*[.B596] - 16*[.B596]*[.B596] + 5*[.B596]" office:value-type="float" office:value="-0.945575389179528" calcext:value-type="float">
            <text:p>-0.9455753891795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9243822848644" calcext:value-type="float">
            <text:p>0.119243822848644</text:p>
          </table:table-cell>
          <table:table-cell table:formula="of:=-[.A597]" office:value-type="float" office:value="-0.119243822848644" calcext:value-type="float">
            <text:p>-0.119243822848644</text:p>
          </table:table-cell>
          <table:table-cell/>
          <table:table-cell table:formula="of:= 100 * ([.A598] - [.A597]*[.A597]) * ([.A598] - [.A597]*[.A597]) + (1 - [.A597]) * (1 - [.A597])" office:value-type="float" office:value="1.48772495362999" calcext:value-type="float">
            <text:p>1.48772495362999</text:p>
          </table:table-cell>
          <table:table-cell table:formula="of:= 100 * ([.B598] - [.B597]*[.B597]) * ([.B598] - [.B597]*[.B597]) + (1 - [.B597]) * (1 - [.B597])" office:value-type="float" office:value="1.56565220498118" calcext:value-type="float">
            <text:p>1.56565220498118</text:p>
          </table:table-cell>
          <table:table-cell table:formula="of:= [.A597]*[.A597]*[.A597]*[.A597] - 16*[.A597]*[.A597] + 5*[.A597]" office:value-type="float" office:value="0.368915868142447" calcext:value-type="float">
            <text:p>0.368915868142447</text:p>
          </table:table-cell>
          <table:table-cell table:formula="of:= [.B597]*[.B597]*[.B597]*[.B597] - 16*[.B597]*[.B597] + 5*[.B597]" office:value-type="float" office:value="-0.823522360343991" calcext:value-type="float">
            <text:p>-0.8235223603439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01606185834522" calcext:value-type="float">
            <text:p>-0.0701606185834522</text:p>
          </table:table-cell>
          <table:table-cell table:formula="of:=-[.A598]" office:value-type="float" office:value="0.0701606185834522" calcext:value-type="float">
            <text:p>0.0701606185834522</text:p>
          </table:table-cell>
          <table:table-cell/>
          <table:table-cell table:formula="of:= 100 * ([.A599] - [.A598]*[.A598]) * ([.A599] - [.A598]*[.A598]) + (1 - [.A598]) * (1 - [.A598])" office:value-type="float" office:value="21.6371354811428" calcext:value-type="float">
            <text:p>21.6371354811428</text:p>
          </table:table-cell>
          <table:table-cell table:formula="of:= 100 * ([.B599] - [.B598]*[.B598]) * ([.B599] - [.B598]*[.B598]) + (1 - [.B598]) * (1 - [.B598])" office:value-type="float" office:value="22.2575140469218" calcext:value-type="float">
            <text:p>22.2575140469218</text:p>
          </table:table-cell>
          <table:table-cell table:formula="of:= [.A598]*[.A598]*[.A598]*[.A598] - 16*[.A598]*[.A598] + 5*[.A598]" office:value-type="float" office:value="-0.429539060189136" calcext:value-type="float">
            <text:p>-0.429539060189136</text:p>
          </table:table-cell>
          <table:table-cell table:formula="of:= [.B598]*[.B598]*[.B598]*[.B598] - 16*[.B598]*[.B598] + 5*[.B598]" office:value-type="float" office:value="0.272067125645387" calcext:value-type="float">
            <text:p>0.2720671256453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7602219605625" calcext:value-type="float">
            <text:p>0.457602219605625</text:p>
          </table:table-cell>
          <table:table-cell table:formula="of:=-[.A599]" office:value-type="float" office:value="-0.457602219605625" calcext:value-type="float">
            <text:p>-0.457602219605625</text:p>
          </table:table-cell>
          <table:table-cell/>
          <table:table-cell table:formula="of:= 100 * ([.A600] - [.A599]*[.A599]) * ([.A600] - [.A599]*[.A599]) + (1 - [.A599]) * (1 - [.A599])" office:value-type="float" office:value="2.24804558676691" calcext:value-type="float">
            <text:p>2.24804558676691</text:p>
          </table:table-cell>
          <table:table-cell table:formula="of:= 100 * ([.B600] - [.B599]*[.B599]) * ([.B600] - [.B599]*[.B599]) + (1 - [.B599]) * (1 - [.B599])" office:value-type="float" office:value="9.90978621953536" calcext:value-type="float">
            <text:p>9.90978621953536</text:p>
          </table:table-cell>
          <table:table-cell table:formula="of:= [.A599]*[.A599]*[.A599]*[.A599] - 16*[.A599]*[.A599] + 5*[.A599]" office:value-type="float" office:value="-1.01853729154646" calcext:value-type="float">
            <text:p>-1.01853729154646</text:p>
          </table:table-cell>
          <table:table-cell table:formula="of:= [.B599]*[.B599]*[.B599]*[.B599] - 16*[.B599]*[.B599] + 5*[.B599]" office:value-type="float" office:value="-5.59455948760271" calcext:value-type="float">
            <text:p>-5.594559487602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96195984209594" calcext:value-type="float">
            <text:p>0.0696195984209594</text:p>
          </table:table-cell>
          <table:table-cell table:formula="of:=-[.A600]" office:value-type="float" office:value="-0.0696195984209594" calcext:value-type="float">
            <text:p>-0.0696195984209594</text:p>
          </table:table-cell>
          <table:table-cell/>
          <table:table-cell table:formula="of:= 100 * ([.A601] - [.A600]*[.A600]) * ([.A601] - [.A600]*[.A600]) + (1 - [.A600]) * (1 - [.A600])" office:value-type="float" office:value="15.3905036819184" calcext:value-type="float">
            <text:p>15.3905036819184</text:p>
          </table:table-cell>
          <table:table-cell table:formula="of:= 100 * ([.B601] - [.B600]*[.B600]) * ([.B601] - [.B600]*[.B600]) + (1 - [.B600]) * (1 - [.B600])" office:value-type="float" office:value="14.9394894394378" calcext:value-type="float">
            <text:p>14.9394894394378</text:p>
          </table:table-cell>
          <table:table-cell table:formula="of:= [.A600]*[.A600]*[.A600]*[.A600] - 16*[.A600]*[.A600] + 5*[.A600]" office:value-type="float" office:value="0.270571268684046" calcext:value-type="float">
            <text:p>0.270571268684046</text:p>
          </table:table-cell>
          <table:table-cell table:formula="of:= [.B600]*[.B600]*[.B600]*[.B600] - 16*[.B600]*[.B600] + 5*[.B600]" office:value-type="float" office:value="-0.425624715525548" calcext:value-type="float">
            <text:p>-0.4256247155255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6268526977688" calcext:value-type="float">
            <text:p>-0.376268526977688</text:p>
          </table:table-cell>
          <table:table-cell table:formula="of:=-[.A601]" office:value-type="float" office:value="0.376268526977688" calcext:value-type="float">
            <text:p>0.376268526977688</text:p>
          </table:table-cell>
          <table:table-cell/>
          <table:table-cell table:formula="of:= 100 * ([.A602] - [.A601]*[.A601]) * ([.A602] - [.A601]*[.A601]) + (1 - [.A601]) * (1 - [.A601])" office:value-type="float" office:value="13.8595105241317" calcext:value-type="float">
            <text:p>13.8595105241317</text:p>
          </table:table-cell>
          <table:table-cell table:formula="of:= 100 * ([.B602] - [.B601]*[.B601]) * ([.B602] - [.B601]*[.B601]) + (1 - [.B601]) * (1 - [.B601])" office:value-type="float" office:value="0.782851401898443" calcext:value-type="float">
            <text:p>0.782851401898443</text:p>
          </table:table-cell>
          <table:table-cell table:formula="of:= [.A601]*[.A601]*[.A601]*[.A601] - 16*[.A601]*[.A601] + 5*[.A601]" office:value-type="float" office:value="-4.1265463738636" calcext:value-type="float">
            <text:p>-4.1265463738636</text:p>
          </table:table-cell>
          <table:table-cell table:formula="of:= [.B601]*[.B601]*[.B601]*[.B601] - 16*[.B601]*[.B601] + 5*[.B601]" office:value-type="float" office:value="-0.363861104086727" calcext:value-type="float">
            <text:p>-0.363861104086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4332323086768" calcext:value-type="float">
            <text:p>-0.204332323086768</text:p>
          </table:table-cell>
          <table:table-cell table:formula="of:=-[.A602]" office:value-type="float" office:value="0.204332323086768" calcext:value-type="float">
            <text:p>0.204332323086768</text:p>
          </table:table-cell>
          <table:table-cell/>
          <table:table-cell table:formula="of:= 100 * ([.A603] - [.A602]*[.A602]) * ([.A603] - [.A602]*[.A602]) + (1 - [.A602]) * (1 - [.A602])" office:value-type="float" office:value="4.52773007766299" calcext:value-type="float">
            <text:p>4.52773007766299</text:p>
          </table:table-cell>
          <table:table-cell table:formula="of:= 100 * ([.B603] - [.B602]*[.B602]) * ([.B603] - [.B602]*[.B602]) + (1 - [.B602]) * (1 - [.B602])" office:value-type="float" office:value="7.3373614135832" calcext:value-type="float">
            <text:p>7.3373614135832</text:p>
          </table:table-cell>
          <table:table-cell table:formula="of:= [.A602]*[.A602]*[.A602]*[.A602] - 16*[.A602]*[.A602] + 5*[.A602]" office:value-type="float" office:value="-1.68794558325497" calcext:value-type="float">
            <text:p>-1.68794558325497</text:p>
          </table:table-cell>
          <table:table-cell table:formula="of:= [.B602]*[.B602]*[.B602]*[.B602] - 16*[.B602]*[.B602] + 5*[.B602]" office:value-type="float" office:value="0.355377647612705" calcext:value-type="float">
            <text:p>0.355377647612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7174437184077" calcext:value-type="float">
            <text:p>0.217174437184077</text:p>
          </table:table-cell>
          <table:table-cell table:formula="of:=-[.A603]" office:value-type="float" office:value="-0.217174437184077" calcext:value-type="float">
            <text:p>-0.217174437184077</text:p>
          </table:table-cell>
          <table:table-cell/>
          <table:table-cell table:formula="of:= 100 * ([.A604] - [.A603]*[.A603]) * ([.A604] - [.A603]*[.A603]) + (1 - [.A603]) * (1 - [.A603])" office:value-type="float" office:value="23.2247097186359" calcext:value-type="float">
            <text:p>23.2247097186359</text:p>
          </table:table-cell>
          <table:table-cell table:formula="of:= 100 * ([.B604] - [.B603]*[.B603]) * ([.B604] - [.B603]*[.B603]) + (1 - [.B603]) * (1 - [.B603])" office:value-type="float" office:value="16.0121088483055" calcext:value-type="float">
            <text:p>16.0121088483055</text:p>
          </table:table-cell>
          <table:table-cell table:formula="of:= [.A603]*[.A603]*[.A603]*[.A603] - 16*[.A603]*[.A603] + 5*[.A603]" office:value-type="float" office:value="0.333460919598484" calcext:value-type="float">
            <text:p>0.333460919598484</text:p>
          </table:table-cell>
          <table:table-cell table:formula="of:= [.B603]*[.B603]*[.B603]*[.B603] - 16*[.B603]*[.B603] + 5*[.B603]" office:value-type="float" office:value="-1.83828345224229" calcext:value-type="float">
            <text:p>-1.838283452242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8354914919177" calcext:value-type="float">
            <text:p>-0.428354914919177</text:p>
          </table:table-cell>
          <table:table-cell table:formula="of:=-[.A604]" office:value-type="float" office:value="0.428354914919177" calcext:value-type="float">
            <text:p>0.428354914919177</text:p>
          </table:table-cell>
          <table:table-cell/>
          <table:table-cell table:formula="of:= 100 * ([.A605] - [.A604]*[.A604]) * ([.A605] - [.A604]*[.A604]) + (1 - [.A604]) * (1 - [.A604])" office:value-type="float" office:value="38.8519645600461" calcext:value-type="float">
            <text:p>38.8519645600461</text:p>
          </table:table-cell>
          <table:table-cell table:formula="of:= 100 * ([.B605] - [.B604]*[.B604]) * ([.B605] - [.B604]*[.B604]) + (1 - [.B604]) * (1 - [.B604])" office:value-type="float" office:value="6.07483932592648" calcext:value-type="float">
            <text:p>6.07483932592648</text:p>
          </table:table-cell>
          <table:table-cell table:formula="of:= [.A604]*[.A604]*[.A604]*[.A604] - 16*[.A604]*[.A604] + 5*[.A604]" office:value-type="float" office:value="-5.04391368315623" calcext:value-type="float">
            <text:p>-5.04391368315623</text:p>
          </table:table-cell>
          <table:table-cell table:formula="of:= [.B604]*[.B604]*[.B604]*[.B604] - 16*[.B604]*[.B604] + 5*[.B604]" office:value-type="float" office:value="-0.760364533964455" calcext:value-type="float">
            <text:p>-0.7603645339644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3239079590014" calcext:value-type="float">
            <text:p>-0.423239079590014</text:p>
          </table:table-cell>
          <table:table-cell table:formula="of:=-[.A605]" office:value-type="float" office:value="0.423239079590014" calcext:value-type="float">
            <text:p>0.423239079590014</text:p>
          </table:table-cell>
          <table:table-cell/>
          <table:table-cell table:formula="of:= 100 * ([.A606] - [.A605]*[.A605]) * ([.A606] - [.A605]*[.A605]) + (1 - [.A605]) * (1 - [.A605])" office:value-type="float" office:value="10.6130657284916" calcext:value-type="float">
            <text:p>10.6130657284916</text:p>
          </table:table-cell>
          <table:table-cell table:formula="of:= 100 * ([.B606] - [.B605]*[.B605]) * ([.B606] - [.B605]*[.B605]) + (1 - [.B605]) * (1 - [.B605])" office:value-type="float" office:value="42.7526370392114" calcext:value-type="float">
            <text:p>42.7526370392114</text:p>
          </table:table-cell>
          <table:table-cell table:formula="of:= [.A605]*[.A605]*[.A605]*[.A605] - 16*[.A605]*[.A605] + 5*[.A605]" office:value-type="float" office:value="-4.95020846456054" calcext:value-type="float">
            <text:p>-4.95020846456054</text:p>
          </table:table-cell>
          <table:table-cell table:formula="of:= [.B605]*[.B605]*[.B605]*[.B605] - 16*[.B605]*[.B605] + 5*[.B605]" office:value-type="float" office:value="-0.717817668660408" calcext:value-type="float">
            <text:p>-0.7178176686604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2174937273081" calcext:value-type="float">
            <text:p>0.472174937273081</text:p>
          </table:table-cell>
          <table:table-cell table:formula="of:=-[.A606]" office:value-type="float" office:value="-0.472174937273081" calcext:value-type="float">
            <text:p>-0.472174937273081</text:p>
          </table:table-cell>
          <table:table-cell/>
          <table:table-cell table:formula="of:= 100 * ([.A607] - [.A606]*[.A606]) * ([.A607] - [.A606]*[.A606]) + (1 - [.A606]) * (1 - [.A606])" office:value-type="float" office:value="0.648190842472225" calcext:value-type="float">
            <text:p>0.648190842472225</text:p>
          </table:table-cell>
          <table:table-cell table:formula="of:= 100 * ([.B607] - [.B606]*[.B606]) * ([.B607] - [.B606]*[.B606]) + (1 - [.B606]) * (1 - [.B606])" office:value-type="float" office:value="16.9978313484134" calcext:value-type="float">
            <text:p>16.9978313484134</text:p>
          </table:table-cell>
          <table:table-cell table:formula="of:= [.A606]*[.A606]*[.A606]*[.A606] - 16*[.A606]*[.A606] + 5*[.A606]" office:value-type="float" office:value="-1.15660572283303" calcext:value-type="float">
            <text:p>-1.15660572283303</text:p>
          </table:table-cell>
          <table:table-cell table:formula="of:= [.B606]*[.B606]*[.B606]*[.B606] - 16*[.B606]*[.B606] + 5*[.B606]" office:value-type="float" office:value="-5.87835509556384" calcext:value-type="float">
            <text:p>-5.878355095563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2155130099453" calcext:value-type="float">
            <text:p>0.162155130099453</text:p>
          </table:table-cell>
          <table:table-cell table:formula="of:=-[.A607]" office:value-type="float" office:value="-0.162155130099453" calcext:value-type="float">
            <text:p>-0.162155130099453</text:p>
          </table:table-cell>
          <table:table-cell/>
          <table:table-cell table:formula="of:= 100 * ([.A608] - [.A607]*[.A607]) * ([.A608] - [.A607]*[.A607]) + (1 - [.A607]) * (1 - [.A607])" office:value-type="float" office:value="4.481958465779" calcext:value-type="float">
            <text:p>4.481958465779</text:p>
          </table:table-cell>
          <table:table-cell table:formula="of:= 100 * ([.B608] - [.B607]*[.B607]) * ([.B608] - [.B607]*[.B607]) + (1 - [.B607]) * (1 - [.B607])" office:value-type="float" office:value="3.36226428505355" calcext:value-type="float">
            <text:p>3.36226428505355</text:p>
          </table:table-cell>
          <table:table-cell table:formula="of:= [.A607]*[.A607]*[.A607]*[.A607] - 16*[.A607]*[.A607] + 5*[.A607]" office:value-type="float" office:value="0.390758460503828" calcext:value-type="float">
            <text:p>0.390758460503828</text:p>
          </table:table-cell>
          <table:table-cell table:formula="of:= [.B607]*[.B607]*[.B607]*[.B607] - 16*[.B607]*[.B607] + 5*[.B607]" office:value-type="float" office:value="-1.2307928404907" calcext:value-type="float">
            <text:p>-1.23079284049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812727739512" calcext:value-type="float">
            <text:p>-0.16812727739512</text:p>
          </table:table-cell>
          <table:table-cell table:formula="of:=-[.A608]" office:value-type="float" office:value="0.16812727739512" calcext:value-type="float">
            <text:p>0.16812727739512</text:p>
          </table:table-cell>
          <table:table-cell/>
          <table:table-cell table:formula="of:= 100 * ([.A609] - [.A608]*[.A608]) * ([.A609] - [.A608]*[.A608]) + (1 - [.A608]) * (1 - [.A608])" office:value-type="float" office:value="6.43954718294243" calcext:value-type="float">
            <text:p>6.43954718294243</text:p>
          </table:table-cell>
          <table:table-cell table:formula="of:= 100 * ([.B609] - [.B608]*[.B608]) * ([.B609] - [.B608]*[.B608]) + (1 - [.B608]) * (1 - [.B608])" office:value-type="float" office:value="8.63379807552435" calcext:value-type="float">
            <text:p>8.63379807552435</text:p>
          </table:table-cell>
          <table:table-cell table:formula="of:= [.A608]*[.A608]*[.A608]*[.A608] - 16*[.A608]*[.A608] + 5*[.A608]" office:value-type="float" office:value="-1.29210587851337" calcext:value-type="float">
            <text:p>-1.29210587851337</text:p>
          </table:table-cell>
          <table:table-cell table:formula="of:= [.B608]*[.B608]*[.B608]*[.B608] - 16*[.B608]*[.B608] + 5*[.B608]" office:value-type="float" office:value="0.389166895437828" calcext:value-type="float">
            <text:p>0.3891668954378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3544961589326" calcext:value-type="float">
            <text:p>0.253544961589326</text:p>
          </table:table-cell>
          <table:table-cell table:formula="of:=-[.A609]" office:value-type="float" office:value="-0.253544961589326" calcext:value-type="float">
            <text:p>-0.253544961589326</text:p>
          </table:table-cell>
          <table:table-cell/>
          <table:table-cell table:formula="of:= 100 * ([.A610] - [.A609]*[.A609]) * ([.A610] - [.A609]*[.A609]) + (1 - [.A609]) * (1 - [.A609])" office:value-type="float" office:value="2.16506612532004" calcext:value-type="float">
            <text:p>2.16506612532004</text:p>
          </table:table-cell>
          <table:table-cell table:formula="of:= 100 * ([.B610] - [.B609]*[.B609]) * ([.B610] - [.B609]*[.B609]) + (1 - [.B609]) * (1 - [.B609])" office:value-type="float" office:value="8.09285817526735" calcext:value-type="float">
            <text:p>8.09285817526735</text:p>
          </table:table-cell>
          <table:table-cell table:formula="of:= [.A609]*[.A609]*[.A609]*[.A609] - 16*[.A609]*[.A609] + 5*[.A609]" office:value-type="float" office:value="0.243296614527469" calcext:value-type="float">
            <text:p>0.243296614527469</text:p>
          </table:table-cell>
          <table:table-cell table:formula="of:= [.B609]*[.B609]*[.B609]*[.B609] - 16*[.B609]*[.B609] + 5*[.B609]" office:value-type="float" office:value="-2.29215300136579" calcext:value-type="float">
            <text:p>-2.292153001365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086900883605" calcext:value-type="float">
            <text:p>0.191086900883605</text:p>
          </table:table-cell>
          <table:table-cell table:formula="of:=-[.A610]" office:value-type="float" office:value="-0.191086900883605" calcext:value-type="float">
            <text:p>-0.191086900883605</text:p>
          </table:table-cell>
          <table:table-cell/>
          <table:table-cell table:formula="of:= 100 * ([.A611] - [.A610]*[.A610]) * ([.A611] - [.A610]*[.A610]) + (1 - [.A610]) * (1 - [.A610])" office:value-type="float" office:value="4.90931398550617" calcext:value-type="float">
            <text:p>4.90931398550617</text:p>
          </table:table-cell>
          <table:table-cell table:formula="of:= 100 * ([.B611] - [.B610]*[.B610]) * ([.B611] - [.B610]*[.B610]) + (1 - [.B610]) * (1 - [.B610])" office:value-type="float" office:value="9.21977611653948" calcext:value-type="float">
            <text:p>9.21977611653948</text:p>
          </table:table-cell>
          <table:table-cell table:formula="of:= [.A610]*[.A610]*[.A610]*[.A610] - 16*[.A610]*[.A610] + 5*[.A610]" office:value-type="float" office:value="0.372540532460278" calcext:value-type="float">
            <text:p>0.372540532460278</text:p>
          </table:table-cell>
          <table:table-cell table:formula="of:= [.B610]*[.B610]*[.B610]*[.B610] - 16*[.B610]*[.B610] + 5*[.B610]" office:value-type="float" office:value="-1.53832847637578" calcext:value-type="float">
            <text:p>-1.538328476375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2790076820021" calcext:value-type="float">
            <text:p>0.242790076820021</text:p>
          </table:table-cell>
          <table:table-cell table:formula="of:=-[.A611]" office:value-type="float" office:value="-0.242790076820021" calcext:value-type="float">
            <text:p>-0.242790076820021</text:p>
          </table:table-cell>
          <table:table-cell/>
          <table:table-cell table:formula="of:= 100 * ([.A612] - [.A611]*[.A611]) * ([.A612] - [.A611]*[.A611]) + (1 - [.A611]) * (1 - [.A611])" office:value-type="float" office:value="5.90187633610013" calcext:value-type="float">
            <text:p>5.90187633610013</text:p>
          </table:table-cell>
          <table:table-cell table:formula="of:= 100 * ([.B612] - [.B611]*[.B611]) * ([.B612] - [.B611]*[.B611]) + (1 - [.B611]) * (1 - [.B611])" office:value-type="float" office:value="2.82010771007305" calcext:value-type="float">
            <text:p>2.82010771007305</text:p>
          </table:table-cell>
          <table:table-cell table:formula="of:= [.A611]*[.A611]*[.A611]*[.A611] - 16*[.A611]*[.A611] + 5*[.A611]" office:value-type="float" office:value="0.274272792995959" calcext:value-type="float">
            <text:p>0.274272792995959</text:p>
          </table:table-cell>
          <table:table-cell table:formula="of:= [.B611]*[.B611]*[.B611]*[.B611] - 16*[.B611]*[.B611] + 5*[.B611]" office:value-type="float" office:value="-2.15362797520425" calcext:value-type="float">
            <text:p>-2.1536279752042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1888622906356" calcext:value-type="float">
            <text:p>-0.171888622906356</text:p>
          </table:table-cell>
          <table:table-cell table:formula="of:=-[.A612]" office:value-type="float" office:value="0.171888622906356" calcext:value-type="float">
            <text:p>0.171888622906356</text:p>
          </table:table-cell>
          <table:table-cell/>
          <table:table-cell table:formula="of:= 100 * ([.A613] - [.A612]*[.A612]) * ([.A613] - [.A612]*[.A612]) + (1 - [.A612]) * (1 - [.A612])" office:value-type="float" office:value="8.86448520210946" calcext:value-type="float">
            <text:p>8.86448520210946</text:p>
          </table:table-cell>
          <table:table-cell table:formula="of:= 100 * ([.B613] - [.B612]*[.B612]) * ([.B613] - [.B612]*[.B612]) + (1 - [.B612]) * (1 - [.B612])" office:value-type="float" office:value="11.7607716711131" calcext:value-type="float">
            <text:p>11.7607716711131</text:p>
          </table:table-cell>
          <table:table-cell table:formula="of:= [.A612]*[.A612]*[.A612]*[.A612] - 16*[.A612]*[.A612] + 5*[.A612]" office:value-type="float" office:value="-1.33130134517531" calcext:value-type="float">
            <text:p>-1.33130134517531</text:p>
          </table:table-cell>
          <table:table-cell table:formula="of:= [.B612]*[.B612]*[.B612]*[.B612] - 16*[.B612]*[.B612] + 5*[.B612]" office:value-type="float" office:value="0.387584883888249" calcext:value-type="float">
            <text:p>0.3875848838882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3245575513481" calcext:value-type="float">
            <text:p>0.303245575513481</text:p>
          </table:table-cell>
          <table:table-cell table:formula="of:=-[.A613]" office:value-type="float" office:value="-0.303245575513481" calcext:value-type="float">
            <text:p>-0.303245575513481</text:p>
          </table:table-cell>
          <table:table-cell/>
          <table:table-cell table:formula="of:= 100 * ([.A614] - [.A613]*[.A613]) * ([.A614] - [.A613]*[.A613]) + (1 - [.A613]) * (1 - [.A613])" office:value-type="float" office:value="21.3779242595838" calcext:value-type="float">
            <text:p>21.3779242595838</text:p>
          </table:table-cell>
          <table:table-cell table:formula="of:= 100 * ([.B614] - [.B613]*[.B613]) * ([.B614] - [.B613]*[.B613]) + (1 - [.B613]) * (1 - [.B613])" office:value-type="float" office:value="9.16046568791869" calcext:value-type="float">
            <text:p>9.16046568791869</text:p>
          </table:table-cell>
          <table:table-cell table:formula="of:= [.A613]*[.A613]*[.A613]*[.A613] - 16*[.A613]*[.A613] + 5*[.A613]" office:value-type="float" office:value="0.053358063994144" calcext:value-type="float">
            <text:p>0.053358063994144</text:p>
          </table:table-cell>
          <table:table-cell table:formula="of:= [.B613]*[.B613]*[.B613]*[.B613] - 16*[.B613]*[.B613] + 5*[.B613]" office:value-type="float" office:value="-2.97909769114067" calcext:value-type="float">
            <text:p>-2.979097691140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5124799793235" calcext:value-type="float">
            <text:p>-0.365124799793235</text:p>
          </table:table-cell>
          <table:table-cell table:formula="of:=-[.A614]" office:value-type="float" office:value="0.365124799793235" calcext:value-type="float">
            <text:p>0.365124799793235</text:p>
          </table:table-cell>
          <table:table-cell/>
          <table:table-cell table:formula="of:= 100 * ([.A615] - [.A614]*[.A614]) * ([.A615] - [.A614]*[.A614]) + (1 - [.A614]) * (1 - [.A614])" office:value-type="float" office:value="12.3604962177791" calcext:value-type="float">
            <text:p>12.3604962177791</text:p>
          </table:table-cell>
          <table:table-cell table:formula="of:= 100 * ([.B615] - [.B614]*[.B614]) * ([.B615] - [.B614]*[.B614]) + (1 - [.B614]) * (1 - [.B614])" office:value-type="float" office:value="35.2864902078135" calcext:value-type="float">
            <text:p>35.2864902078135</text:p>
          </table:table-cell>
          <table:table-cell table:formula="of:= [.A614]*[.A614]*[.A614]*[.A614] - 16*[.A614]*[.A614] + 5*[.A614]" office:value-type="float" office:value="-3.94090872205268" calcext:value-type="float">
            <text:p>-3.94090872205268</text:p>
          </table:table-cell>
          <table:table-cell table:formula="of:= [.B614]*[.B614]*[.B614]*[.B614] - 16*[.B614]*[.B614] + 5*[.B614]" office:value-type="float" office:value="-0.289660724120335" calcext:value-type="float">
            <text:p>-0.2896607241203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7305787450187" calcext:value-type="float">
            <text:p>0.457305787450187</text:p>
          </table:table-cell>
          <table:table-cell table:formula="of:=-[.A615]" office:value-type="float" office:value="-0.457305787450187" calcext:value-type="float">
            <text:p>-0.457305787450187</text:p>
          </table:table-cell>
          <table:table-cell/>
          <table:table-cell table:formula="of:= 100 * ([.A616] - [.A615]*[.A615]) * ([.A616] - [.A615]*[.A615]) + (1 - [.A615]) * (1 - [.A615])" office:value-type="float" office:value="0.765674356873624" calcext:value-type="float">
            <text:p>0.765674356873624</text:p>
          </table:table-cell>
          <table:table-cell table:formula="of:= 100 * ([.B616] - [.B615]*[.B615]) * ([.B616] - [.B615]*[.B615]) + (1 - [.B615]) * (1 - [.B615])" office:value-type="float" office:value="14.3468933668445" calcext:value-type="float">
            <text:p>14.3468933668445</text:p>
          </table:table-cell>
          <table:table-cell table:formula="of:= [.A615]*[.A615]*[.A615]*[.A615] - 16*[.A615]*[.A615] + 5*[.A615]" office:value-type="float" office:value="-1.01579363018997" calcext:value-type="float">
            <text:p>-1.01579363018997</text:p>
          </table:table-cell>
          <table:table-cell table:formula="of:= [.B615]*[.B615]*[.B615]*[.B615] - 16*[.B615]*[.B615] + 5*[.B615]" office:value-type="float" office:value="-5.58885150469184" calcext:value-type="float">
            <text:p>-5.588851504691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487680812859" calcext:value-type="float">
            <text:p>0.140487680812859</text:p>
          </table:table-cell>
          <table:table-cell table:formula="of:=-[.A616]" office:value-type="float" office:value="-0.140487680812859" calcext:value-type="float">
            <text:p>-0.140487680812859</text:p>
          </table:table-cell>
          <table:table-cell/>
          <table:table-cell table:formula="of:= 100 * ([.A617] - [.A616]*[.A616]) * ([.A617] - [.A616]*[.A616]) + (1 - [.A616]) * (1 - [.A616])" office:value-type="float" office:value="16.0252826312406" calcext:value-type="float">
            <text:p>16.0252826312406</text:p>
          </table:table-cell>
          <table:table-cell table:formula="of:= 100 * ([.B617] - [.B616]*[.B616]) * ([.B617] - [.B616]*[.B616]) + (1 - [.B616]) * (1 - [.B616])" office:value-type="float" office:value="19.8297240050336" calcext:value-type="float">
            <text:p>19.8297240050336</text:p>
          </table:table-cell>
          <table:table-cell table:formula="of:= [.A616]*[.A616]*[.A616]*[.A616] - 16*[.A616]*[.A616] + 5*[.A616]" office:value-type="float" office:value="0.387039329520205" calcext:value-type="float">
            <text:p>0.387039329520205</text:p>
          </table:table-cell>
          <table:table-cell table:formula="of:= [.B616]*[.B616]*[.B616]*[.B616] - 16*[.B616]*[.B616] + 5*[.B616]" office:value-type="float" office:value="-1.01783747860839" calcext:value-type="float">
            <text:p>-1.017837478608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716598736948" calcext:value-type="float">
            <text:p>0.410716598736948</text:p>
          </table:table-cell>
          <table:table-cell table:formula="of:=-[.A617]" office:value-type="float" office:value="-0.410716598736948" calcext:value-type="float">
            <text:p>-0.410716598736948</text:p>
          </table:table-cell>
          <table:table-cell/>
          <table:table-cell table:formula="of:= 100 * ([.A618] - [.A617]*[.A617]) * ([.A618] - [.A617]*[.A617]) + (1 - [.A617]) * (1 - [.A617])" office:value-type="float" office:value="1.48741578100853" calcext:value-type="float">
            <text:p>1.48741578100853</text:p>
          </table:table-cell>
          <table:table-cell table:formula="of:= 100 * ([.B618] - [.B617]*[.B617]) * ([.B618] - [.B617]*[.B617]) + (1 - [.B617]) * (1 - [.B617])" office:value-type="float" office:value="21.7174489843501" calcext:value-type="float">
            <text:p>21.7174489843501</text:p>
          </table:table-cell>
          <table:table-cell table:formula="of:= [.A617]*[.A617]*[.A617]*[.A617] - 16*[.A617]*[.A617] + 5*[.A617]" office:value-type="float" office:value="-0.616971314624097" calcext:value-type="float">
            <text:p>-0.616971314624097</text:p>
          </table:table-cell>
          <table:table-cell table:formula="of:= [.B617]*[.B617]*[.B617]*[.B617] - 16*[.B617]*[.B617] + 5*[.B617]" office:value-type="float" office:value="-4.72413730199358" calcext:value-type="float">
            <text:p>-4.724137301993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5466439411576" calcext:value-type="float">
            <text:p>0.275466439411576</text:p>
          </table:table-cell>
          <table:table-cell table:formula="of:=-[.A618]" office:value-type="float" office:value="-0.275466439411576" calcext:value-type="float">
            <text:p>-0.275466439411576</text:p>
          </table:table-cell>
          <table:table-cell/>
          <table:table-cell table:formula="of:= 100 * ([.A619] - [.A618]*[.A618]) * ([.A619] - [.A618]*[.A618]) + (1 - [.A618]) * (1 - [.A618])" office:value-type="float" office:value="4.28966927355411" calcext:value-type="float">
            <text:p>4.28966927355411</text:p>
          </table:table-cell>
          <table:table-cell table:formula="of:= 100 * ([.B619] - [.B618]*[.B618]) * ([.B619] - [.B618]*[.B618]) + (1 - [.B618]) * (1 - [.B618])" office:value-type="float" office:value="13.5840525055002" calcext:value-type="float">
            <text:p>13.5840525055002</text:p>
          </table:table-cell>
          <table:table-cell table:formula="of:= [.A618]*[.A618]*[.A618]*[.A618] - 16*[.A618]*[.A618] + 5*[.A618]" office:value-type="float" office:value="0.168982090570092" calcext:value-type="float">
            <text:p>0.168982090570092</text:p>
          </table:table-cell>
          <table:table-cell table:formula="of:= [.B618]*[.B618]*[.B618]*[.B618] - 16*[.B618]*[.B618] + 5*[.B618]" office:value-type="float" office:value="-2.58568230354567" calcext:value-type="float">
            <text:p>-2.585682303545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9910633205096" calcext:value-type="float">
            <text:p>0.269910633205096</text:p>
          </table:table-cell>
          <table:table-cell table:formula="of:=-[.A619]" office:value-type="float" office:value="-0.269910633205096" calcext:value-type="float">
            <text:p>-0.269910633205096</text:p>
          </table:table-cell>
          <table:table-cell/>
          <table:table-cell table:formula="of:= 100 * ([.A620] - [.A619]*[.A619]) * ([.A620] - [.A619]*[.A619]) + (1 - [.A619]) * (1 - [.A619])" office:value-type="float" office:value="2.68104565540481" calcext:value-type="float">
            <text:p>2.68104565540481</text:p>
          </table:table-cell>
          <table:table-cell table:formula="of:= 100 * ([.B620] - [.B619]*[.B619]) * ([.B620] - [.B619]*[.B619]) + (1 - [.B619]) * (1 - [.B619])" office:value-type="float" office:value="1.61274656160734" calcext:value-type="float">
            <text:p>1.61274656160734</text:p>
          </table:table-cell>
          <table:table-cell table:formula="of:= [.A619]*[.A619]*[.A619]*[.A619] - 16*[.A619]*[.A619] + 5*[.A619]" office:value-type="float" office:value="0.18923254481666" calcext:value-type="float">
            <text:p>0.18923254481666</text:p>
          </table:table-cell>
          <table:table-cell table:formula="of:= [.B619]*[.B619]*[.B619]*[.B619] - 16*[.B619]*[.B619] + 5*[.B619]" office:value-type="float" office:value="-2.5098737872343" calcext:value-type="float">
            <text:p>-2.50987378723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37093353646211" calcext:value-type="float">
            <text:p>-0.0737093353646211</text:p>
          </table:table-cell>
          <table:table-cell table:formula="of:=-[.A620]" office:value-type="float" office:value="0.0737093353646211" calcext:value-type="float">
            <text:p>0.0737093353646211</text:p>
          </table:table-cell>
          <table:table-cell/>
          <table:table-cell table:formula="of:= 100 * ([.A621] - [.A620]*[.A620]) * ([.A621] - [.A620]*[.A620]) + (1 - [.A620]) * (1 - [.A620])" office:value-type="float" office:value="11.3317923619059" calcext:value-type="float">
            <text:p>11.3317923619059</text:p>
          </table:table-cell>
          <table:table-cell table:formula="of:= 100 * ([.B621] - [.B620]*[.B620]) * ([.B621] - [.B620]*[.B620]) + (1 - [.B620]) * (1 - [.B620])" office:value-type="float" office:value="10.3554063127607" calcext:value-type="float">
            <text:p>10.3554063127607</text:p>
          </table:table-cell>
          <table:table-cell table:formula="of:= [.A620]*[.A620]*[.A620]*[.A620] - 16*[.A620]*[.A620] + 5*[.A620]" office:value-type="float" office:value="-0.455446216533949" calcext:value-type="float">
            <text:p>-0.455446216533949</text:p>
          </table:table-cell>
          <table:table-cell table:formula="of:= [.B620]*[.B620]*[.B620]*[.B620] - 16*[.B620]*[.B620] + 5*[.B620]" office:value-type="float" office:value="0.281647137112262" calcext:value-type="float">
            <text:p>0.281647137112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13611454677075" calcext:value-type="float">
            <text:p>-0.313611454677075</text:p>
          </table:table-cell>
          <table:table-cell table:formula="of:=-[.A621]" office:value-type="float" office:value="0.313611454677075" calcext:value-type="float">
            <text:p>0.313611454677075</text:p>
          </table:table-cell>
          <table:table-cell/>
          <table:table-cell table:formula="of:= 100 * ([.A622] - [.A621]*[.A621]) * ([.A622] - [.A621]*[.A621]) + (1 - [.A621]) * (1 - [.A621])" office:value-type="float" office:value="4.92456456298294" calcext:value-type="float">
            <text:p>4.92456456298294</text:p>
          </table:table-cell>
          <table:table-cell table:formula="of:= 100 * ([.B622] - [.B621]*[.B621]) * ([.B622] - [.B621]*[.B621]) + (1 - [.B621]) * (1 - [.B621])" office:value-type="float" office:value="0.502981122704606" calcext:value-type="float">
            <text:p>0.502981122704606</text:p>
          </table:table-cell>
          <table:table-cell table:formula="of:= [.A621]*[.A621]*[.A621]*[.A621] - 16*[.A621]*[.A621] + 5*[.A621]" office:value-type="float" office:value="-3.13201844113145" calcext:value-type="float">
            <text:p>-3.13201844113145</text:p>
          </table:table-cell>
          <table:table-cell table:formula="of:= [.B621]*[.B621]*[.B621]*[.B621] - 16*[.B621]*[.B621] + 5*[.B621]" office:value-type="float" office:value="0.00409610563930429" calcext:value-type="float">
            <text:p>0.004096105639304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805050473866285" calcext:value-type="float">
            <text:p>-0.0805050473866285</text:p>
          </table:table-cell>
          <table:table-cell table:formula="of:=-[.A622]" office:value-type="float" office:value="0.0805050473866285" calcext:value-type="float">
            <text:p>0.0805050473866285</text:p>
          </table:table-cell>
          <table:table-cell/>
          <table:table-cell table:formula="of:= 100 * ([.A623] - [.A622]*[.A622]) * ([.A623] - [.A622]*[.A622]) + (1 - [.A622]) * (1 - [.A622])" office:value-type="float" office:value="12.066891730007" calcext:value-type="float">
            <text:p>12.066891730007</text:p>
          </table:table-cell>
          <table:table-cell table:formula="of:= 100 * ([.B623] - [.B622]*[.B622]) * ([.B623] - [.B622]*[.B622]) + (1 - [.B622]) * (1 - [.B622])" office:value-type="float" office:value="12.6175426471519" calcext:value-type="float">
            <text:p>12.6175426471519</text:p>
          </table:table-cell>
          <table:table-cell table:formula="of:= [.A622]*[.A622]*[.A622]*[.A622] - 16*[.A622]*[.A622] + 5*[.A622]" office:value-type="float" office:value="-0.50618023523558" calcext:value-type="float">
            <text:p>-0.50618023523558</text:p>
          </table:table-cell>
          <table:table-cell table:formula="of:= [.B622]*[.B622]*[.B622]*[.B622] - 16*[.B622]*[.B622] + 5*[.B622]" office:value-type="float" office:value="0.298870238630704" calcext:value-type="float">
            <text:p>0.2988702386307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6623464847763" calcext:value-type="float">
            <text:p>0.336623464847763</text:p>
          </table:table-cell>
          <table:table-cell table:formula="of:=-[.A623]" office:value-type="float" office:value="-0.336623464847763" calcext:value-type="float">
            <text:p>-0.336623464847763</text:p>
          </table:table-cell>
          <table:table-cell/>
          <table:table-cell table:formula="of:= 100 * ([.A624] - [.A623]*[.A623]) * ([.A624] - [.A623]*[.A623]) + (1 - [.A623]) * (1 - [.A623])" office:value-type="float" office:value="2.18509928363448" calcext:value-type="float">
            <text:p>2.18509928363448</text:p>
          </table:table-cell>
          <table:table-cell table:formula="of:= 100 * ([.B624] - [.B623]*[.B623]) * ([.B624] - [.B623]*[.B623]) + (1 - [.B623]) * (1 - [.B623])" office:value-type="float" office:value="2.68017513786639" calcext:value-type="float">
            <text:p>2.68017513786639</text:p>
          </table:table-cell>
          <table:table-cell table:formula="of:= [.A623]*[.A623]*[.A623]*[.A623] - 16*[.A623]*[.A623] + 5*[.A623]" office:value-type="float" office:value="-0.117088018987441" calcext:value-type="float">
            <text:p>-0.117088018987441</text:p>
          </table:table-cell>
          <table:table-cell table:formula="of:= [.B623]*[.B623]*[.B623]*[.B623] - 16*[.B623]*[.B623] + 5*[.B623]" office:value-type="float" office:value="-3.48332266746507" calcext:value-type="float">
            <text:p>-3.483322667465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87842589710086" calcext:value-type="float">
            <text:p>-0.0187842589710086</text:p>
          </table:table-cell>
          <table:table-cell table:formula="of:=-[.A624]" office:value-type="float" office:value="0.0187842589710086" calcext:value-type="float">
            <text:p>0.0187842589710086</text:p>
          </table:table-cell>
          <table:table-cell/>
          <table:table-cell table:formula="of:= 100 * ([.A625] - [.A624]*[.A624]) * ([.A625] - [.A624]*[.A624]) + (1 - [.A624]) * (1 - [.A624])" office:value-type="float" office:value="3.01439239695286" calcext:value-type="float">
            <text:p>3.01439239695286</text:p>
          </table:table-cell>
          <table:table-cell table:formula="of:= 100 * ([.B625] - [.B624]*[.B624]) * ([.B625] - [.B624]*[.B624]) + (1 - [.B624]) * (1 - [.B624])" office:value-type="float" office:value="2.91946280061622" calcext:value-type="float">
            <text:p>2.91946280061622</text:p>
          </table:table-cell>
          <table:table-cell table:formula="of:= [.A624]*[.A624]*[.A624]*[.A624] - 16*[.A624]*[.A624] + 5*[.A624]" office:value-type="float" office:value="-0.0995667445144985" calcext:value-type="float">
            <text:p>-0.0995667445144985</text:p>
          </table:table-cell>
          <table:table-cell table:formula="of:= [.B624]*[.B624]*[.B624]*[.B624] - 16*[.B624]*[.B624] + 5*[.B624]" office:value-type="float" office:value="0.088275845195587" calcext:value-type="float">
            <text:p>0.0882758451955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023417201956" calcext:value-type="float">
            <text:p>-0.14023417201956</text:p>
          </table:table-cell>
          <table:table-cell table:formula="of:=-[.A625]" office:value-type="float" office:value="0.14023417201956" calcext:value-type="float">
            <text:p>0.14023417201956</text:p>
          </table:table-cell>
          <table:table-cell/>
          <table:table-cell table:formula="of:= 100 * ([.A626] - [.A625]*[.A625]) * ([.A626] - [.A625]*[.A625]) + (1 - [.A625]) * (1 - [.A625])" office:value-type="float" office:value="5.47482276289079" calcext:value-type="float">
            <text:p>5.47482276289079</text:p>
          </table:table-cell>
          <table:table-cell table:formula="of:= 100 * ([.B626] - [.B625]*[.B625]) * ([.B626] - [.B625]*[.B625]) + (1 - [.B625]) * (1 - [.B625])" office:value-type="float" office:value="6.67581714469997" calcext:value-type="float">
            <text:p>6.67581714469997</text:p>
          </table:table-cell>
          <table:table-cell table:formula="of:= [.A625]*[.A625]*[.A625]*[.A625] - 16*[.A625]*[.A625] + 5*[.A625]" office:value-type="float" office:value="-1.01543409140193" calcext:value-type="float">
            <text:p>-1.01543409140193</text:p>
          </table:table-cell>
          <table:table-cell table:formula="of:= [.B625]*[.B625]*[.B625]*[.B625] - 16*[.B625]*[.B625] + 5*[.B625]" office:value-type="float" office:value="0.386907628793673" calcext:value-type="float">
            <text:p>0.3869076287936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3986174974878" calcext:value-type="float">
            <text:p>0.223986174974878</text:p>
          </table:table-cell>
          <table:table-cell table:formula="of:=-[.A626]" office:value-type="float" office:value="-0.223986174974878" calcext:value-type="float">
            <text:p>-0.223986174974878</text:p>
          </table:table-cell>
          <table:table-cell/>
          <table:table-cell table:formula="of:= 100 * ([.A627] - [.A626]*[.A626]) * ([.A627] - [.A626]*[.A626]) + (1 - [.A626]) * (1 - [.A626])" office:value-type="float" office:value="6.23514963874135" calcext:value-type="float">
            <text:p>6.23514963874135</text:p>
          </table:table-cell>
          <table:table-cell table:formula="of:= 100 * ([.B627] - [.B626]*[.B626]) * ([.B627] - [.B626]*[.B626]) + (1 - [.B626]) * (1 - [.B626])" office:value-type="float" office:value="12.9007870255927" calcext:value-type="float">
            <text:p>12.9007870255927</text:p>
          </table:table-cell>
          <table:table-cell table:formula="of:= [.A626]*[.A626]*[.A626]*[.A626] - 16*[.A626]*[.A626] + 5*[.A626]" office:value-type="float" office:value="0.319730979088627" calcext:value-type="float">
            <text:p>0.319730979088627</text:p>
          </table:table-cell>
          <table:table-cell table:formula="of:= [.B626]*[.B626]*[.B626]*[.B626] - 16*[.B626]*[.B626] + 5*[.B626]" office:value-type="float" office:value="-1.92013077066015" calcext:value-type="float">
            <text:p>-1.920130770660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750821860185" calcext:value-type="float">
            <text:p>0.28750821860185</text:p>
          </table:table-cell>
          <table:table-cell table:formula="of:=-[.A627]" office:value-type="float" office:value="-0.28750821860185" calcext:value-type="float">
            <text:p>-0.28750821860185</text:p>
          </table:table-cell>
          <table:table-cell/>
          <table:table-cell table:formula="of:= 100 * ([.A628] - [.A627]*[.A627]) * ([.A628] - [.A627]*[.A627]) + (1 - [.A627]) * (1 - [.A627])" office:value-type="float" office:value="25.1993221462357" calcext:value-type="float">
            <text:p>25.1993221462357</text:p>
          </table:table-cell>
          <table:table-cell table:formula="of:= 100 * ([.B628] - [.B627]*[.B627]) * ([.B628] - [.B627]*[.B627]) + (1 - [.B627]) * (1 - [.B627])" office:value-type="float" office:value="12.6525558251109" calcext:value-type="float">
            <text:p>12.6525558251109</text:p>
          </table:table-cell>
          <table:table-cell table:formula="of:= [.A627]*[.A627]*[.A627]*[.A627] - 16*[.A627]*[.A627] + 5*[.A627]" office:value-type="float" office:value="0.121798317705694" calcext:value-type="float">
            <text:p>0.121798317705694</text:p>
          </table:table-cell>
          <table:table-cell table:formula="of:= [.B627]*[.B627]*[.B627]*[.B627] - 16*[.B627]*[.B627] + 5*[.B627]" office:value-type="float" office:value="-2.75328386831281" calcext:value-type="float">
            <text:p>-2.753283868312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4246234967688" calcext:value-type="float">
            <text:p>-0.414246234967688</text:p>
          </table:table-cell>
          <table:table-cell table:formula="of:=-[.A628]" office:value-type="float" office:value="0.414246234967688" calcext:value-type="float">
            <text:p>0.414246234967688</text:p>
          </table:table-cell>
          <table:table-cell/>
          <table:table-cell table:formula="of:= 100 * ([.A629] - [.A628]*[.A628]) * ([.A629] - [.A628]*[.A628]) + (1 - [.A628]) * (1 - [.A628])" office:value-type="float" office:value="38.515777617413" calcext:value-type="float">
            <text:p>38.515777617413</text:p>
          </table:table-cell>
          <table:table-cell table:formula="of:= 100 * ([.B629] - [.B628]*[.B628]) * ([.B629] - [.B628]*[.B628]) + (1 - [.B628]) * (1 - [.B628])" office:value-type="float" office:value="7.15949951325104" calcext:value-type="float">
            <text:p>7.15949951325104</text:p>
          </table:table-cell>
          <table:table-cell table:formula="of:= [.A628]*[.A628]*[.A628]*[.A628] - 16*[.A628]*[.A628] + 5*[.A628]" office:value-type="float" office:value="-4.78738372529586" calcext:value-type="float">
            <text:p>-4.78738372529586</text:p>
          </table:table-cell>
          <table:table-cell table:formula="of:= [.B628]*[.B628]*[.B628]*[.B628] - 16*[.B628]*[.B628] + 5*[.B628]" office:value-type="float" office:value="-0.64492137561898" calcext:value-type="float">
            <text:p>-0.644921375618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2682153226139" calcext:value-type="float">
            <text:p>-0.432682153226139</text:p>
          </table:table-cell>
          <table:table-cell table:formula="of:=-[.A629]" office:value-type="float" office:value="0.432682153226139" calcext:value-type="float">
            <text:p>0.432682153226139</text:p>
          </table:table-cell>
          <table:table-cell/>
          <table:table-cell table:formula="of:= 100 * ([.A630] - [.A629]*[.A629]) * ([.A630] - [.A629]*[.A629]) + (1 - [.A629]) * (1 - [.A629])" office:value-type="float" office:value="6.25309486024487" calcext:value-type="float">
            <text:p>6.25309486024487</text:p>
          </table:table-cell>
          <table:table-cell table:formula="of:= 100 * ([.B630] - [.B629]*[.B629]) * ([.B630] - [.B629]*[.B629]) + (1 - [.B629]) * (1 - [.B629])" office:value-type="float" office:value="3.19406337370835" calcext:value-type="float">
            <text:p>3.19406337370835</text:p>
          </table:table-cell>
          <table:table-cell table:formula="of:= [.A629]*[.A629]*[.A629]*[.A629] - 16*[.A629]*[.A629] + 5*[.A629]" office:value-type="float" office:value="-5.12378327362781" calcext:value-type="float">
            <text:p>-5.12378327362781</text:p>
          </table:table-cell>
          <table:table-cell table:formula="of:= [.B629]*[.B629]*[.B629]*[.B629] - 16*[.B629]*[.B629] + 5*[.B629]" office:value-type="float" office:value="-0.796961741366412" calcext:value-type="float">
            <text:p>-0.796961741366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77377755972132" calcext:value-type="float">
            <text:p>-0.0177377755972132</text:p>
          </table:table-cell>
          <table:table-cell table:formula="of:=-[.A630]" office:value-type="float" office:value="0.0177377755972132" calcext:value-type="float">
            <text:p>0.0177377755972132</text:p>
          </table:table-cell>
          <table:table-cell/>
          <table:table-cell table:formula="of:= 100 * ([.A631] - [.A630]*[.A630]) * ([.A631] - [.A630]*[.A630]) + (1 - [.A630]) * (1 - [.A630])" office:value-type="float" office:value="19.6016627818097" calcext:value-type="float">
            <text:p>19.6016627818097</text:p>
          </table:table-cell>
          <table:table-cell table:formula="of:= 100 * ([.B631] - [.B630]*[.B630]) * ([.B631] - [.B630]*[.B630]) + (1 - [.B630]) * (1 - [.B630])" office:value-type="float" office:value="19.4765242249258" calcext:value-type="float">
            <text:p>19.4765242249258</text:p>
          </table:table-cell>
          <table:table-cell table:formula="of:= [.A630]*[.A630]*[.A630]*[.A630] - 16*[.A630]*[.A630] + 5*[.A630]" office:value-type="float" office:value="-0.0937228379250514" calcext:value-type="float">
            <text:p>-0.0937228379250514</text:p>
          </table:table-cell>
          <table:table-cell table:formula="of:= [.B630]*[.B630]*[.B630]*[.B630] - 16*[.B630]*[.B630] + 5*[.B630]" office:value-type="float" office:value="0.0836549180470809" calcext:value-type="float">
            <text:p>0.0836549180470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0566707672153" calcext:value-type="float">
            <text:p>-0.430566707672153</text:p>
          </table:table-cell>
          <table:table-cell table:formula="of:=-[.A631]" office:value-type="float" office:value="0.430566707672153" calcext:value-type="float">
            <text:p>0.430566707672153</text:p>
          </table:table-cell>
          <table:table-cell/>
          <table:table-cell table:formula="of:= 100 * ([.A632] - [.A631]*[.A631]) * ([.A632] - [.A631]*[.A631]) + (1 - [.A631]) * (1 - [.A631])" office:value-type="float" office:value="2.21527514164685" calcext:value-type="float">
            <text:p>2.21527514164685</text:p>
          </table:table-cell>
          <table:table-cell table:formula="of:= 100 * ([.B632] - [.B631]*[.B631]) * ([.B632] - [.B631]*[.B631]) + (1 - [.B631]) * (1 - [.B631])" office:value-type="float" office:value="11.19417949612" calcext:value-type="float">
            <text:p>11.19417949612</text:p>
          </table:table-cell>
          <table:table-cell table:formula="of:= [.A631]*[.A631]*[.A631]*[.A631] - 16*[.A631]*[.A631] + 5*[.A631]" office:value-type="float" office:value="-5.08466797893804" calcext:value-type="float">
            <text:p>-5.08466797893804</text:p>
          </table:table-cell>
          <table:table-cell table:formula="of:= [.B631]*[.B631]*[.B631]*[.B631] - 16*[.B631]*[.B631] + 5*[.B631]" office:value-type="float" office:value="-0.779000902216502" calcext:value-type="float">
            <text:p>-0.779000902216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4308006632845" calcext:value-type="float">
            <text:p>0.144308006632845</text:p>
          </table:table-cell>
          <table:table-cell table:formula="of:=-[.A632]" office:value-type="float" office:value="-0.144308006632845" calcext:value-type="float">
            <text:p>-0.144308006632845</text:p>
          </table:table-cell>
          <table:table-cell/>
          <table:table-cell table:formula="of:= 100 * ([.A633] - [.A632]*[.A632]) * ([.A633] - [.A632]*[.A632]) + (1 - [.A632]) * (1 - [.A632])" office:value-type="float" office:value="4.97754726859575" calcext:value-type="float">
            <text:p>4.97754726859575</text:p>
          </table:table-cell>
          <table:table-cell table:formula="of:= 100 * ([.B633] - [.B632]*[.B632]) * ([.B633] - [.B632]*[.B632]) + (1 - [.B632]) * (1 - [.B632])" office:value-type="float" office:value="4.0119331874592" calcext:value-type="float">
            <text:p>4.0119331874592</text:p>
          </table:table-cell>
          <table:table-cell table:formula="of:= [.A632]*[.A632]*[.A632]*[.A632] - 16*[.A632]*[.A632] + 5*[.A632]" office:value-type="float" office:value="0.388776893038159" calcext:value-type="float">
            <text:p>0.388776893038159</text:p>
          </table:table-cell>
          <table:table-cell table:formula="of:= [.B632]*[.B632]*[.B632]*[.B632] - 16*[.B632]*[.B632] + 5*[.B632]" office:value-type="float" office:value="-1.05430317329029" calcext:value-type="float">
            <text:p>-1.054303173290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5217391043696" calcext:value-type="float">
            <text:p>-0.185217391043696</text:p>
          </table:table-cell>
          <table:table-cell table:formula="of:=-[.A633]" office:value-type="float" office:value="0.185217391043696" calcext:value-type="float">
            <text:p>0.185217391043696</text:p>
          </table:table-cell>
          <table:table-cell/>
          <table:table-cell table:formula="of:= 100 * ([.A634] - [.A633]*[.A633]) * ([.A634] - [.A633]*[.A633]) + (1 - [.A633]) * (1 - [.A633])" office:value-type="float" office:value="16.1872218225646" calcext:value-type="float">
            <text:p>16.1872218225646</text:p>
          </table:table-cell>
          <table:table-cell table:formula="of:= 100 * ([.B634] - [.B633]*[.B633]) * ([.B634] - [.B633]*[.B633]) + (1 - [.B633]) * (1 - [.B633])" office:value-type="float" office:value="21.1930063960976" calcext:value-type="float">
            <text:p>21.1930063960976</text:p>
          </table:table-cell>
          <table:table-cell table:formula="of:= [.A633]*[.A633]*[.A633]*[.A633] - 16*[.A633]*[.A633] + 5*[.A633]" office:value-type="float" office:value="-1.47379780024754" calcext:value-type="float">
            <text:p>-1.47379780024754</text:p>
          </table:table-cell>
          <table:table-cell table:formula="of:= [.B633]*[.B633]*[.B633]*[.B633] - 16*[.B633]*[.B633] + 5*[.B633]" office:value-type="float" office:value="0.378376110189426" calcext:value-type="float">
            <text:p>0.3783761101894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8785410660854" calcext:value-type="float">
            <text:p>0.418785410660854</text:p>
          </table:table-cell>
          <table:table-cell table:formula="of:=-[.A634]" office:value-type="float" office:value="-0.418785410660854" calcext:value-type="float">
            <text:p>-0.418785410660854</text:p>
          </table:table-cell>
          <table:table-cell/>
          <table:table-cell table:formula="of:= 100 * ([.A635] - [.A634]*[.A634]) * ([.A635] - [.A634]*[.A634]) + (1 - [.A634]) * (1 - [.A634])" office:value-type="float" office:value="2.08073545299313" calcext:value-type="float">
            <text:p>2.08073545299313</text:p>
          </table:table-cell>
          <table:table-cell table:formula="of:= 100 * ([.B635] - [.B634]*[.B634]) * ([.B635] - [.B634]*[.B634]) + (1 - [.B634]) * (1 - [.B634])" office:value-type="float" office:value="25.3208295949708" calcext:value-type="float">
            <text:p>25.3208295949708</text:p>
          </table:table-cell>
          <table:table-cell table:formula="of:= [.A634]*[.A634]*[.A634]*[.A634] - 16*[.A634]*[.A634] + 5*[.A634]" office:value-type="float" office:value="-0.681413897221148" calcext:value-type="float">
            <text:p>-0.681413897221148</text:p>
          </table:table-cell>
          <table:table-cell table:formula="of:= [.B634]*[.B634]*[.B634]*[.B634] - 16*[.B634]*[.B634] + 5*[.B634]" office:value-type="float" office:value="-4.86926800382968" calcext:value-type="float">
            <text:p>-4.86926800382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7401107098422" calcext:value-type="float">
            <text:p>0.307401107098422</text:p>
          </table:table-cell>
          <table:table-cell table:formula="of:=-[.A635]" office:value-type="float" office:value="-0.307401107098422" calcext:value-type="float">
            <text:p>-0.307401107098422</text:p>
          </table:table-cell>
          <table:table-cell/>
          <table:table-cell table:formula="of:= 100 * ([.A636] - [.A635]*[.A635]) * ([.A636] - [.A635]*[.A635]) + (1 - [.A635]) * (1 - [.A635])" office:value-type="float" office:value="13.3463513647" calcext:value-type="float">
            <text:p>13.3463513647</text:p>
          </table:table-cell>
          <table:table-cell table:formula="of:= 100 * ([.B636] - [.B635]*[.B635]) * ([.B636] - [.B635]*[.B635]) + (1 - [.B635]) * (1 - [.B635])" office:value-type="float" office:value="4.589458325565" calcext:value-type="float">
            <text:p>4.589458325565</text:p>
          </table:table-cell>
          <table:table-cell table:formula="of:= [.A635]*[.A635]*[.A635]*[.A635] - 16*[.A635]*[.A635] + 5*[.A635]" office:value-type="float" office:value="0.0340078734694986" calcext:value-type="float">
            <text:p>0.0340078734694986</text:p>
          </table:table-cell>
          <table:table-cell table:formula="of:= [.B635]*[.B635]*[.B635]*[.B635] - 16*[.B635]*[.B635] + 5*[.B635]" office:value-type="float" office:value="-3.04000319751472" calcext:value-type="float">
            <text:p>-3.040003197514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4205801870654" calcext:value-type="float">
            <text:p>-0.264205801870654</text:p>
          </table:table-cell>
          <table:table-cell table:formula="of:=-[.A636]" office:value-type="float" office:value="0.264205801870654" calcext:value-type="float">
            <text:p>0.264205801870654</text:p>
          </table:table-cell>
          <table:table-cell/>
          <table:table-cell table:formula="of:= 100 * ([.A637] - [.A636]*[.A636]) * ([.A637] - [.A636]*[.A636]) + (1 - [.A636]) * (1 - [.A636])" office:value-type="float" office:value="4.5206395993667" calcext:value-type="float">
            <text:p>4.5206395993667</text:p>
          </table:table-cell>
          <table:table-cell table:formula="of:= 100 * ([.B637] - [.B636]*[.B636]) * ([.B637] - [.B636]*[.B636]) + (1 - [.B636]) * (1 - [.B636])" office:value-type="float" office:value="10.1861679305697" calcext:value-type="float">
            <text:p>10.1861679305697</text:p>
          </table:table-cell>
          <table:table-cell table:formula="of:= [.A636]*[.A636]*[.A636]*[.A636] - 16*[.A636]*[.A636] + 5*[.A636]" office:value-type="float" office:value="-2.43303160428338" calcext:value-type="float">
            <text:p>-2.43303160428338</text:p>
          </table:table-cell>
          <table:table-cell table:formula="of:= [.B636]*[.B636]*[.B636]*[.B636] - 16*[.B636]*[.B636] + 5*[.B636]" office:value-type="float" office:value="0.209026414423168" calcext:value-type="float">
            <text:p>0.2090264144231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0755672100404" calcext:value-type="float">
            <text:p>0.240755672100404</text:p>
          </table:table-cell>
          <table:table-cell table:formula="of:=-[.A637]" office:value-type="float" office:value="-0.240755672100404" calcext:value-type="float">
            <text:p>-0.240755672100404</text:p>
          </table:table-cell>
          <table:table-cell/>
          <table:table-cell table:formula="of:= 100 * ([.A638] - [.A637]*[.A637]) * ([.A638] - [.A637]*[.A637]) + (1 - [.A637]) * (1 - [.A637])" office:value-type="float" office:value="17.5814034138433" calcext:value-type="float">
            <text:p>17.5814034138433</text:p>
          </table:table-cell>
          <table:table-cell table:formula="of:= 100 * ([.B638] - [.B637]*[.B637]) * ([.B638] - [.B637]*[.B637]) + (1 - [.B637]) * (1 - [.B637])" office:value-type="float" office:value="10.3273801130384" calcext:value-type="float">
            <text:p>10.3273801130384</text:p>
          </table:table-cell>
          <table:table-cell table:formula="of:= [.A637]*[.A637]*[.A637]*[.A637] - 16*[.A637]*[.A637] + 5*[.A637]" office:value-type="float" office:value="0.279725405536328" calcext:value-type="float">
            <text:p>0.279725405536328</text:p>
          </table:table-cell>
          <table:table-cell table:formula="of:= [.B637]*[.B637]*[.B637]*[.B637] - 16*[.B637]*[.B637] + 5*[.B637]" office:value-type="float" office:value="-2.12783131546772" calcext:value-type="float">
            <text:p>-2.127831315467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4407309867248" calcext:value-type="float">
            <text:p>-0.354407309867248</text:p>
          </table:table-cell>
          <table:table-cell table:formula="of:=-[.A638]" office:value-type="float" office:value="0.354407309867248" calcext:value-type="float">
            <text:p>0.354407309867248</text:p>
          </table:table-cell>
          <table:table-cell/>
          <table:table-cell table:formula="of:= 100 * ([.A639] - [.A638]*[.A638]) * ([.A639] - [.A638]*[.A638]) + (1 - [.A638]) * (1 - [.A638])" office:value-type="float" office:value="5.96178458391835" calcext:value-type="float">
            <text:p>5.96178458391835</text:p>
          </table:table-cell>
          <table:table-cell table:formula="of:= 100 * ([.B639] - [.B638]*[.B638]) * ([.B639] - [.B638]*[.B638]) + (1 - [.B638]) * (1 - [.B638])" office:value-type="float" office:value="21.0618421300299" calcext:value-type="float">
            <text:p>21.0618421300299</text:p>
          </table:table-cell>
          <table:table-cell table:formula="of:= [.A638]*[.A638]*[.A638]*[.A638] - 16*[.A638]*[.A638] + 5*[.A638]" office:value-type="float" office:value="-3.76593270914166" calcext:value-type="float">
            <text:p>-3.76593270914166</text:p>
          </table:table-cell>
          <table:table-cell table:formula="of:= [.B638]*[.B638]*[.B638]*[.B638] - 16*[.B638]*[.B638] + 5*[.B638]" office:value-type="float" office:value="-0.221859610469187" calcext:value-type="float">
            <text:p>-0.2218596104691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8763725743679" calcext:value-type="float">
            <text:p>0.328763725743679</text:p>
          </table:table-cell>
          <table:table-cell table:formula="of:=-[.A639]" office:value-type="float" office:value="-0.328763725743679" calcext:value-type="float">
            <text:p>-0.328763725743679</text:p>
          </table:table-cell>
          <table:table-cell/>
          <table:table-cell table:formula="of:= 100 * ([.A640] - [.A639]*[.A639]) * ([.A640] - [.A639]*[.A639]) + (1 - [.A639]) * (1 - [.A639])" office:value-type="float" office:value="10.050527303567" calcext:value-type="float">
            <text:p>10.050527303567</text:p>
          </table:table-cell>
          <table:table-cell table:formula="of:= 100 * ([.B640] - [.B639]*[.B639]) * ([.B640] - [.B639]*[.B639]) + (1 - [.B639]) * (1 - [.B639])" office:value-type="float" office:value="29.4341961280828" calcext:value-type="float">
            <text:p>29.4341961280828</text:p>
          </table:table-cell>
          <table:table-cell table:formula="of:= [.A639]*[.A639]*[.A639]*[.A639] - 16*[.A639]*[.A639] + 5*[.A639]" office:value-type="float" office:value="-0.0738682749234372" calcext:value-type="float">
            <text:p>-0.0738682749234372</text:p>
          </table:table-cell>
          <table:table-cell table:formula="of:= [.B639]*[.B639]*[.B639]*[.B639] - 16*[.B639]*[.B639] + 5*[.B639]" office:value-type="float" office:value="-3.36150553236023" calcext:value-type="float">
            <text:p>-3.361505532360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7923757506788" calcext:value-type="float">
            <text:p>0.417923757506788</text:p>
          </table:table-cell>
          <table:table-cell table:formula="of:=-[.A640]" office:value-type="float" office:value="-0.417923757506788" calcext:value-type="float">
            <text:p>-0.417923757506788</text:p>
          </table:table-cell>
          <table:table-cell/>
          <table:table-cell table:formula="of:= 100 * ([.A641] - [.A640]*[.A640]) * ([.A641] - [.A640]*[.A640]) + (1 - [.A640]) * (1 - [.A640])" office:value-type="float" office:value="43.9157999746841" calcext:value-type="float">
            <text:p>43.9157999746841</text:p>
          </table:table-cell>
          <table:table-cell table:formula="of:= 100 * ([.B641] - [.B640]*[.B640]) * ([.B641] - [.B640]*[.B640]) + (1 - [.B640]) * (1 - [.B640])" office:value-type="float" office:value="11.6706780420982" calcext:value-type="float">
            <text:p>11.6706780420982</text:p>
          </table:table-cell>
          <table:table-cell table:formula="of:= [.A640]*[.A640]*[.A640]*[.A640] - 16*[.A640]*[.A640] + 5*[.A640]" office:value-type="float" office:value="-0.674439276984082" calcext:value-type="float">
            <text:p>-0.674439276984082</text:p>
          </table:table-cell>
          <table:table-cell table:formula="of:= [.B640]*[.B640]*[.B640]*[.B640] - 16*[.B640]*[.B640] + 5*[.B640]" office:value-type="float" office:value="-4.85367685205196" calcext:value-type="float">
            <text:p>-4.85367685205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5468411447714" calcext:value-type="float">
            <text:p>-0.485468411447714</text:p>
          </table:table-cell>
          <table:table-cell table:formula="of:=-[.A641]" office:value-type="float" office:value="0.485468411447714" calcext:value-type="float">
            <text:p>0.485468411447714</text:p>
          </table:table-cell>
          <table:table-cell/>
          <table:table-cell table:formula="of:= 100 * ([.A642] - [.A641]*[.A641]) * ([.A642] - [.A641]*[.A641]) + (1 - [.A641]) * (1 - [.A641])" office:value-type="float" office:value="4.117742431949" calcext:value-type="float">
            <text:p>4.117742431949</text:p>
          </table:table-cell>
          <table:table-cell table:formula="of:= 100 * ([.B642] - [.B641]*[.B641]) * ([.B642] - [.B641]*[.B641]) + (1 - [.B641]) * (1 - [.B641])" office:value-type="float" office:value="11.3613480529264" calcext:value-type="float">
            <text:p>11.3613480529264</text:p>
          </table:table-cell>
          <table:table-cell table:formula="of:= [.A641]*[.A641]*[.A641]*[.A641] - 16*[.A641]*[.A641] + 5*[.A641]" office:value-type="float" office:value="-6.14267044972732" calcext:value-type="float">
            <text:p>-6.14267044972732</text:p>
          </table:table-cell>
          <table:table-cell table:formula="of:= [.B641]*[.B641]*[.B641]*[.B641] - 16*[.B641]*[.B641] + 5*[.B641]" office:value-type="float" office:value="-1.28798633525017" calcext:value-type="float">
            <text:p>-1.28798633525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974360965500403" calcext:value-type="float">
            <text:p>0.0974360965500403</text:p>
          </table:table-cell>
          <table:table-cell table:formula="of:=-[.A642]" office:value-type="float" office:value="-0.0974360965500403" calcext:value-type="float">
            <text:p>-0.0974360965500403</text:p>
          </table:table-cell>
          <table:table-cell/>
          <table:table-cell table:formula="of:= 100 * ([.A643] - [.A642]*[.A642]) * ([.A643] - [.A642]*[.A642]) + (1 - [.A642]) * (1 - [.A642])" office:value-type="float" office:value="17.3320748809854" calcext:value-type="float">
            <text:p>17.3320748809854</text:p>
          </table:table-cell>
          <table:table-cell table:formula="of:= 100 * ([.B643] - [.B642]*[.B642]) * ([.B643] - [.B642]*[.B642]) + (1 - [.B642]) * (1 - [.B642])" office:value-type="float" office:value="16.2144977203189" calcext:value-type="float">
            <text:p>16.2144977203189</text:p>
          </table:table-cell>
          <table:table-cell table:formula="of:= [.A642]*[.A642]*[.A642]*[.A642] - 16*[.A642]*[.A642] + 5*[.A642]" office:value-type="float" office:value="0.335369928279496" calcext:value-type="float">
            <text:p>0.335369928279496</text:p>
          </table:table-cell>
          <table:table-cell table:formula="of:= [.B642]*[.B642]*[.B642]*[.B642] - 16*[.B642]*[.B642] + 5*[.B642]" office:value-type="float" office:value="-0.638991037220907" calcext:value-type="float">
            <text:p>-0.6389910372209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692290557938" calcext:value-type="float">
            <text:p>-0.39692290557938</text:p>
          </table:table-cell>
          <table:table-cell table:formula="of:=-[.A643]" office:value-type="float" office:value="0.39692290557938" calcext:value-type="float">
            <text:p>0.39692290557938</text:p>
          </table:table-cell>
          <table:table-cell/>
          <table:table-cell table:formula="of:= 100 * ([.A644] - [.A643]*[.A643]) * ([.A644] - [.A643]*[.A643]) + (1 - [.A643]) * (1 - [.A643])" office:value-type="float" office:value="4.37195819146239" calcext:value-type="float">
            <text:p>4.37195819146239</text:p>
          </table:table-cell>
          <table:table-cell table:formula="of:= 100 * ([.B644] - [.B643]*[.B643]) * ([.B644] - [.B643]*[.B643]) + (1 - [.B643]) * (1 - [.B643])" office:value-type="float" office:value="2.90817196225922" calcext:value-type="float">
            <text:p>2.90817196225922</text:p>
          </table:table-cell>
          <table:table-cell table:formula="of:= [.A643]*[.A643]*[.A643]*[.A643] - 16*[.A643]*[.A643] + 5*[.A643]" office:value-type="float" office:value="-4.48055790840329" calcext:value-type="float">
            <text:p>-4.48055790840329</text:p>
          </table:table-cell>
          <table:table-cell table:formula="of:= [.B643]*[.B643]*[.B643]*[.B643] - 16*[.B643]*[.B643] + 5*[.B643]" office:value-type="float" office:value="-0.511328852609491" calcext:value-type="float">
            <text:p>-0.51132885260949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196615564673647" calcext:value-type="float">
            <text:p>0.00196615564673647</text:p>
          </table:table-cell>
          <table:table-cell table:formula="of:=-[.A644]" office:value-type="float" office:value="-0.00196615564673647" calcext:value-type="float">
            <text:p>-0.00196615564673647</text:p>
          </table:table-cell>
          <table:table-cell/>
          <table:table-cell table:formula="of:= 100 * ([.A645] - [.A644]*[.A644]) * ([.A645] - [.A644]*[.A644]) + (1 - [.A644]) * (1 - [.A644])" office:value-type="float" office:value="14.0789122394887" calcext:value-type="float">
            <text:p>14.0789122394887</text:p>
          </table:table-cell>
          <table:table-cell table:formula="of:= 100 * ([.B645] - [.B644]*[.B644]) * ([.B645] - [.B644]*[.B644]) + (1 - [.B644]) * (1 - [.B644])" office:value-type="float" office:value="14.0873361706138" calcext:value-type="float">
            <text:p>14.0873361706138</text:p>
          </table:table-cell>
          <table:table-cell table:formula="of:= [.A644]*[.A644]*[.A644]*[.A644] - 16*[.A644]*[.A644] + 5*[.A644]" office:value-type="float" office:value="0.0097689259601914" calcext:value-type="float">
            <text:p>0.0097689259601914</text:p>
          </table:table-cell>
          <table:table-cell table:formula="of:= [.B644]*[.B644]*[.B644]*[.B644] - 16*[.B644]*[.B644] + 5*[.B644]" office:value-type="float" office:value="-0.00989263050717327" calcext:value-type="float">
            <text:p>-0.009892630507173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1705962596538" calcext:value-type="float">
            <text:p>0.361705962596538</text:p>
          </table:table-cell>
          <table:table-cell table:formula="of:=-[.A645]" office:value-type="float" office:value="-0.361705962596538" calcext:value-type="float">
            <text:p>-0.361705962596538</text:p>
          </table:table-cell>
          <table:table-cell/>
          <table:table-cell table:formula="of:= 100 * ([.A646] - [.A645]*[.A645]) * ([.A646] - [.A645]*[.A645]) + (1 - [.A645]) * (1 - [.A645])" office:value-type="float" office:value="6.48430867898733" calcext:value-type="float">
            <text:p>6.48430867898733</text:p>
          </table:table-cell>
          <table:table-cell table:formula="of:= 100 * ([.B646] - [.B645]*[.B645]) * ([.B646] - [.B645]*[.B645]) + (1 - [.B645]) * (1 - [.B645])" office:value-type="float" office:value="1.87719213790174" calcext:value-type="float">
            <text:p>1.87719213790174</text:p>
          </table:table-cell>
          <table:table-cell table:formula="of:= [.A645]*[.A645]*[.A645]*[.A645] - 16*[.A645]*[.A645] + 5*[.A645]" office:value-type="float" office:value="-0.26765263728621" calcext:value-type="float">
            <text:p>-0.26765263728621</text:p>
          </table:table-cell>
          <table:table-cell table:formula="of:= [.B645]*[.B645]*[.B645]*[.B645] - 16*[.B645]*[.B645] + 5*[.B645]" office:value-type="float" office:value="-3.88471226325159" calcext:value-type="float">
            <text:p>-3.884712263251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5682272943439" calcext:value-type="float">
            <text:p>-0.115682272943439</text:p>
          </table:table-cell>
          <table:table-cell table:formula="of:=-[.A646]" office:value-type="float" office:value="0.115682272943439" calcext:value-type="float">
            <text:p>0.115682272943439</text:p>
          </table:table-cell>
          <table:table-cell/>
          <table:table-cell table:formula="of:= 100 * ([.A647] - [.A646]*[.A646]) * ([.A647] - [.A646]*[.A646]) + (1 - [.A646]) * (1 - [.A646])" office:value-type="float" office:value="1.24880549058734" calcext:value-type="float">
            <text:p>1.24880549058734</text:p>
          </table:table-cell>
          <table:table-cell table:formula="of:= 100 * ([.B647] - [.B646]*[.B646]) * ([.B647] - [.B646]*[.B646]) + (1 - [.B646]) * (1 - [.B646])" office:value-type="float" office:value="0.891813690759001" calcext:value-type="float">
            <text:p>0.891813690759001</text:p>
          </table:table-cell>
          <table:table-cell table:formula="of:= [.A646]*[.A646]*[.A646]*[.A646] - 16*[.A646]*[.A646] + 5*[.A646]" office:value-type="float" office:value="-0.792350488775058" calcext:value-type="float">
            <text:p>-0.792350488775058</text:p>
          </table:table-cell>
          <table:table-cell table:formula="of:= [.B646]*[.B646]*[.B646]*[.B646] - 16*[.B646]*[.B646] + 5*[.B646]" office:value-type="float" office:value="0.364472240659329" calcext:value-type="float">
            <text:p>0.3644722406593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97530683211274" calcext:value-type="float">
            <text:p>0.0197530683211274</text:p>
          </table:table-cell>
          <table:table-cell table:formula="of:=-[.A647]" office:value-type="float" office:value="-0.0197530683211274" calcext:value-type="float">
            <text:p>-0.0197530683211274</text:p>
          </table:table-cell>
          <table:table-cell/>
          <table:table-cell table:formula="of:= 100 * ([.A648] - [.A647]*[.A647]) * ([.A648] - [.A647]*[.A647]) + (1 - [.A647]) * (1 - [.A647])" office:value-type="float" office:value="22.5319759963248" calcext:value-type="float">
            <text:p>22.5319759963248</text:p>
          </table:table-cell>
          <table:table-cell table:formula="of:= 100 * ([.B648] - [.B647]*[.B647]) * ([.B648] - [.B647]*[.B647]) + (1 - [.B647]) * (1 - [.B647])" office:value-type="float" office:value="22.5385613220527" calcext:value-type="float">
            <text:p>22.5385613220527</text:p>
          </table:table-cell>
          <table:table-cell table:formula="of:= [.A647]*[.A647]*[.A647]*[.A647] - 16*[.A647]*[.A647] + 5*[.A647]" office:value-type="float" office:value="0.0925225545193772" calcext:value-type="float">
            <text:p>0.0925225545193772</text:p>
          </table:table-cell>
          <table:table-cell table:formula="of:= [.B647]*[.B647]*[.B647]*[.B647] - 16*[.B647]*[.B647] + 5*[.B647]" office:value-type="float" office:value="-0.105008128691897" calcext:value-type="float">
            <text:p>-0.1050081286918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4056712602544" calcext:value-type="float">
            <text:p>-0.464056712602544</text:p>
          </table:table-cell>
          <table:table-cell table:formula="of:=-[.A648]" office:value-type="float" office:value="0.464056712602544" calcext:value-type="float">
            <text:p>0.464056712602544</text:p>
          </table:table-cell>
          <table:table-cell/>
          <table:table-cell table:formula="of:= 100 * ([.A649] - [.A648]*[.A648]) * ([.A649] - [.A648]*[.A648]) + (1 - [.A648]) * (1 - [.A648])" office:value-type="float" office:value="36.6530547148607" calcext:value-type="float">
            <text:p>36.6530547148607</text:p>
          </table:table-cell>
          <table:table-cell table:formula="of:= 100 * ([.B649] - [.B648]*[.B648]) * ([.B649] - [.B648]*[.B648]) + (1 - [.B648]) * (1 - [.B648])" office:value-type="float" office:value="2.74433514828887" calcext:value-type="float">
            <text:p>2.74433514828887</text:p>
          </table:table-cell>
          <table:table-cell table:formula="of:= [.A648]*[.A648]*[.A648]*[.A648] - 16*[.A648]*[.A648] + 5*[.A648]" office:value-type="float" office:value="-5.71948664967184" calcext:value-type="float">
            <text:p>-5.71948664967184</text:p>
          </table:table-cell>
          <table:table-cell table:formula="of:= [.B648]*[.B648]*[.B648]*[.B648] - 16*[.B648]*[.B648] + 5*[.B648]" office:value-type="float" office:value="-1.0789195236464" calcext:value-type="float">
            <text:p>-1.07891952364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2100026157039" calcext:value-type="float">
            <text:p>-0.372100026157039</text:p>
          </table:table-cell>
          <table:table-cell table:formula="of:=-[.A649]" office:value-type="float" office:value="0.372100026157039" calcext:value-type="float">
            <text:p>0.372100026157039</text:p>
          </table:table-cell>
          <table:table-cell/>
          <table:table-cell table:formula="of:= 100 * ([.A650] - [.A649]*[.A649]) * ([.A650] - [.A649]*[.A649]) + (1 - [.A649]) * (1 - [.A649])" office:value-type="float" office:value="24.8720611829214" calcext:value-type="float">
            <text:p>24.8720611829214</text:p>
          </table:table-cell>
          <table:table-cell table:formula="of:= 100 * ([.B650] - [.B649]*[.B649]) * ([.B650] - [.B649]*[.B649]) + (1 - [.B649]) * (1 - [.B649])" office:value-type="float" office:value="4.49714343423354" calcext:value-type="float">
            <text:p>4.49714343423354</text:p>
          </table:table-cell>
          <table:table-cell table:formula="of:= [.A649]*[.A649]*[.A649]*[.A649] - 16*[.A649]*[.A649] + 5*[.A649]" office:value-type="float" office:value="-4.05666426555208" calcext:value-type="float">
            <text:p>-4.05666426555208</text:p>
          </table:table-cell>
          <table:table-cell table:formula="of:= [.B649]*[.B649]*[.B649]*[.B649] - 16*[.B649]*[.B649] + 5*[.B649]" office:value-type="float" office:value="-0.335664003981697" calcext:value-type="float">
            <text:p>-0.3356640039816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41014225657675" calcext:value-type="float">
            <text:p>-0.341014225657675</text:p>
          </table:table-cell>
          <table:table-cell table:formula="of:=-[.A650]" office:value-type="float" office:value="0.341014225657675" calcext:value-type="float">
            <text:p>0.341014225657675</text:p>
          </table:table-cell>
          <table:table-cell/>
          <table:table-cell table:formula="of:= 100 * ([.A651] - [.A650]*[.A650]) * ([.A651] - [.A650]*[.A650]) + (1 - [.A650]) * (1 - [.A650])" office:value-type="float" office:value="2.13441501182382" calcext:value-type="float">
            <text:p>2.13441501182382</text:p>
          </table:table-cell>
          <table:table-cell table:formula="of:= 100 * ([.B651] - [.B650]*[.B650]) * ([.B651] - [.B650]*[.B650]) + (1 - [.B650]) * (1 - [.B650])" office:value-type="float" office:value="3.48304466943996" calcext:value-type="float">
            <text:p>3.48304466943996</text:p>
          </table:table-cell>
          <table:table-cell table:formula="of:= [.A650]*[.A650]*[.A650]*[.A650] - 16*[.A650]*[.A650] + 5*[.A650]" office:value-type="float" office:value="-3.55219883450771" calcext:value-type="float">
            <text:p>-3.55219883450771</text:p>
          </table:table-cell>
          <table:table-cell table:formula="of:= [.B650]*[.B650]*[.B650]*[.B650] - 16*[.B650]*[.B650] + 5*[.B650]" office:value-type="float" office:value="-0.142056577930962" calcext:value-type="float">
            <text:p>-0.1420565779309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83169271325982" calcext:value-type="float">
            <text:p>0.0583169271325982</text:p>
          </table:table-cell>
          <table:table-cell table:formula="of:=-[.A651]" office:value-type="float" office:value="-0.0583169271325982" calcext:value-type="float">
            <text:p>-0.0583169271325982</text:p>
          </table:table-cell>
          <table:table-cell/>
          <table:table-cell table:formula="of:= 100 * ([.A652] - [.A651]*[.A651]) * ([.A652] - [.A651]*[.A651]) + (1 - [.A651]) * (1 - [.A651])" office:value-type="float" office:value="2.07541502317404" calcext:value-type="float">
            <text:p>2.07541502317404</text:p>
          </table:table-cell>
          <table:table-cell table:formula="of:= 100 * ([.B652] - [.B651]*[.B651]) * ([.B652] - [.B651]*[.B651]) + (1 - [.B651]) * (1 - [.B651])" office:value-type="float" office:value="2.46162094476882" calcext:value-type="float">
            <text:p>2.46162094476882</text:p>
          </table:table-cell>
          <table:table-cell table:formula="of:= [.A651]*[.A651]*[.A651]*[.A651] - 16*[.A651]*[.A651] + 5*[.A651]" office:value-type="float" office:value="0.237182377695851" calcext:value-type="float">
            <text:p>0.237182377695851</text:p>
          </table:table-cell>
          <table:table-cell table:formula="of:= [.B651]*[.B651]*[.B651]*[.B651] - 16*[.B651]*[.B651] + 5*[.B651]" office:value-type="float" office:value="-0.345986893630132" calcext:value-type="float">
            <text:p>-0.3459868936301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4259993237" calcext:value-type="float">
            <text:p>0.1124259993237</text:p>
          </table:table-cell>
          <table:table-cell table:formula="of:=-[.A652]" office:value-type="float" office:value="-0.1124259993237" calcext:value-type="float">
            <text:p>-0.1124259993237</text:p>
          </table:table-cell>
          <table:table-cell/>
          <table:table-cell table:formula="of:= 100 * ([.A653] - [.A652]*[.A652]) * ([.A653] - [.A652]*[.A652]) + (1 - [.A652]) * (1 - [.A652])" office:value-type="float" office:value="15.4841771964955" calcext:value-type="float">
            <text:p>15.4841771964955</text:p>
          </table:table-cell>
          <table:table-cell table:formula="of:= 100 * ([.B653] - [.B652]*[.B652]) * ([.B653] - [.B652]*[.B652]) + (1 - [.B652]) * (1 - [.B652])" office:value-type="float" office:value="14.0595839566932" calcext:value-type="float">
            <text:p>14.0595839566932</text:p>
          </table:table-cell>
          <table:table-cell table:formula="of:= [.A652]*[.A652]*[.A652]*[.A652] - 16*[.A652]*[.A652] + 5*[.A652]" office:value-type="float" office:value="0.360056071058324" calcext:value-type="float">
            <text:p>0.360056071058324</text:p>
          </table:table-cell>
          <table:table-cell table:formula="of:= [.B652]*[.B652]*[.B652]*[.B652] - 16*[.B652]*[.B652] + 5*[.B652]" office:value-type="float" office:value="-0.764203922178679" calcext:value-type="float">
            <text:p>-0.7642039221786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71909863124" calcext:value-type="float">
            <text:p>-0.37071909863124</text:p>
          </table:table-cell>
          <table:table-cell table:formula="of:=-[.A653]" office:value-type="float" office:value="0.37071909863124" calcext:value-type="float">
            <text:p>0.37071909863124</text:p>
          </table:table-cell>
          <table:table-cell/>
          <table:table-cell table:formula="of:= 100 * ([.A654] - [.A653]*[.A653]) * ([.A654] - [.A653]*[.A653]) + (1 - [.A653]) * (1 - [.A653])" office:value-type="float" office:value="3.60122471073052" calcext:value-type="float">
            <text:p>3.60122471073052</text:p>
          </table:table-cell>
          <table:table-cell table:formula="of:= 100 * ([.B654] - [.B653]*[.B653]) * ([.B654] - [.B653]*[.B653]) + (1 - [.B653]) * (1 - [.B653])" office:value-type="float" office:value="2.4588608002098" calcext:value-type="float">
            <text:p>2.4588608002098</text:p>
          </table:table-cell>
          <table:table-cell table:formula="of:= [.A653]*[.A653]*[.A653]*[.A653] - 16*[.A653]*[.A653] + 5*[.A653]" office:value-type="float" office:value="-4.0336301612848" calcext:value-type="float">
            <text:p>-4.0336301612848</text:p>
          </table:table-cell>
          <table:table-cell table:formula="of:= [.B653]*[.B653]*[.B653]*[.B653] - 16*[.B653]*[.B653] + 5*[.B653]" office:value-type="float" office:value="-0.326439174972399" calcext:value-type="float">
            <text:p>-0.3264391749723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619417008588119" calcext:value-type="float">
            <text:p>0.00619417008588119</text:p>
          </table:table-cell>
          <table:table-cell table:formula="of:=-[.A654]" office:value-type="float" office:value="-0.00619417008588119" calcext:value-type="float">
            <text:p>-0.00619417008588119</text:p>
          </table:table-cell>
          <table:table-cell/>
          <table:table-cell table:formula="of:= 100 * ([.A655] - [.A654]*[.A654]) * ([.A655] - [.A654]*[.A654]) + (1 - [.A654]) * (1 - [.A654])" office:value-type="float" office:value="2.98410120539422" calcext:value-type="float">
            <text:p>2.98410120539422</text:p>
          </table:table-cell>
          <table:table-cell table:formula="of:= 100 * ([.B655] - [.B654]*[.B654]) * ([.B655] - [.B654]*[.B654]) + (1 - [.B654]) * (1 - [.B654])" office:value-type="float" office:value="3.00670999372026" calcext:value-type="float">
            <text:p>3.00670999372026</text:p>
          </table:table-cell>
          <table:table-cell table:formula="of:= [.A654]*[.A654]*[.A654]*[.A654] - 16*[.A654]*[.A654] + 5*[.A654]" office:value-type="float" office:value="0.0303569680126445" calcext:value-type="float">
            <text:p>0.0303569680126445</text:p>
          </table:table-cell>
          <table:table-cell table:formula="of:= [.B654]*[.B654]*[.B654]*[.B654] - 16*[.B654]*[.B654] + 5*[.B654]" office:value-type="float" office:value="-0.0315847328461674" calcext:value-type="float">
            <text:p>-0.03158473284616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1257462974733" calcext:value-type="float">
            <text:p>-0.141257462974733</text:p>
          </table:table-cell>
          <table:table-cell table:formula="of:=-[.A655]" office:value-type="float" office:value="0.141257462974733" calcext:value-type="float">
            <text:p>0.141257462974733</text:p>
          </table:table-cell>
          <table:table-cell/>
          <table:table-cell table:formula="of:= 100 * ([.A656] - [.A655]*[.A655]) * ([.A656] - [.A655]*[.A655]) + (1 - [.A655]) * (1 - [.A655])" office:value-type="float" office:value="2.41797094441323" calcext:value-type="float">
            <text:p>2.41797094441323</text:p>
          </table:table-cell>
          <table:table-cell table:formula="of:= 100 * ([.B656] - [.B655]*[.B655]) * ([.B656] - [.B655]*[.B655]) + (1 - [.B655]) * (1 - [.B655])" office:value-type="float" office:value="2.8551821763628" calcext:value-type="float">
            <text:p>2.8551821763628</text:p>
          </table:table-cell>
          <table:table-cell table:formula="of:= [.A655]*[.A655]*[.A655]*[.A655] - 16*[.A655]*[.A655] + 5*[.A655]" office:value-type="float" office:value="-1.02514789943036" calcext:value-type="float">
            <text:p>-1.02514789943036</text:p>
          </table:table-cell>
          <table:table-cell table:formula="of:= [.B655]*[.B655]*[.B655]*[.B655] - 16*[.B655]*[.B655] + 5*[.B655]" office:value-type="float" office:value="0.387426730316969" calcext:value-type="float">
            <text:p>0.3874267303169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5571015426279" calcext:value-type="float">
            <text:p>0.125571015426279</text:p>
          </table:table-cell>
          <table:table-cell table:formula="of:=-[.A656]" office:value-type="float" office:value="-0.125571015426279" calcext:value-type="float">
            <text:p>-0.125571015426279</text:p>
          </table:table-cell>
          <table:table-cell/>
          <table:table-cell table:formula="of:= 100 * ([.A657] - [.A656]*[.A656]) * ([.A657] - [.A656]*[.A656]) + (1 - [.A656]) * (1 - [.A656])" office:value-type="float" office:value="5.25980276844384" calcext:value-type="float">
            <text:p>5.25980276844384</text:p>
          </table:table-cell>
          <table:table-cell table:formula="of:= 100 * ([.B657] - [.B656]*[.B656]) * ([.B657] - [.B656]*[.B656]) + (1 - [.B656]) * (1 - [.B656])" office:value-type="float" office:value="4.52429105476001" calcext:value-type="float">
            <text:p>4.52429105476001</text:p>
          </table:table-cell>
          <table:table-cell table:formula="of:= [.A656]*[.A656]*[.A656]*[.A656] - 16*[.A656]*[.A656] + 5*[.A656]" office:value-type="float" office:value="0.375814430832618" calcext:value-type="float">
            <text:p>0.375814430832618</text:p>
          </table:table-cell>
          <table:table-cell table:formula="of:= [.B656]*[.B656]*[.B656]*[.B656] - 16*[.B656]*[.B656] + 5*[.B656]" office:value-type="float" office:value="-0.87989572343017" calcext:value-type="float">
            <text:p>-0.87989572343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6250238146749" calcext:value-type="float">
            <text:p>-0.196250238146749</text:p>
          </table:table-cell>
          <table:table-cell table:formula="of:=-[.A657]" office:value-type="float" office:value="0.196250238146749" calcext:value-type="float">
            <text:p>0.196250238146749</text:p>
          </table:table-cell>
          <table:table-cell/>
          <table:table-cell table:formula="of:= 100 * ([.A658] - [.A657]*[.A657]) * ([.A658] - [.A657]*[.A657]) + (1 - [.A657]) * (1 - [.A657])" office:value-type="float" office:value="27.3813471445401" calcext:value-type="float">
            <text:p>27.3813471445401</text:p>
          </table:table-cell>
          <table:table-cell table:formula="of:= 100 * ([.B658] - [.B657]*[.B657]) * ([.B658] - [.B657]*[.B657]) + (1 - [.B657]) * (1 - [.B657])" office:value-type="float" office:value="19.3418115650275" calcext:value-type="float">
            <text:p>19.3418115650275</text:p>
          </table:table-cell>
          <table:table-cell table:formula="of:= [.A657]*[.A657]*[.A657]*[.A657] - 16*[.A657]*[.A657] + 5*[.A657]" office:value-type="float" office:value="-1.59599434608595" calcext:value-type="float">
            <text:p>-1.59599434608595</text:p>
          </table:table-cell>
          <table:table-cell table:formula="of:= [.B657]*[.B657]*[.B657]*[.B657] - 16*[.B657]*[.B657] + 5*[.B657]" office:value-type="float" office:value="0.36650803538154" calcext:value-type="float">
            <text:p>0.366508035381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900532785667" calcext:value-type="float">
            <text:p>-0.470900532785667</text:p>
          </table:table-cell>
          <table:table-cell table:formula="of:=-[.A658]" office:value-type="float" office:value="0.470900532785667" calcext:value-type="float">
            <text:p>0.470900532785667</text:p>
          </table:table-cell>
          <table:table-cell/>
          <table:table-cell table:formula="of:= 100 * ([.A659] - [.A658]*[.A658]) * ([.A659] - [.A658]*[.A658]) + (1 - [.A658]) * (1 - [.A658])" office:value-type="float" office:value="48.80331642457" calcext:value-type="float">
            <text:p>48.80331642457</text:p>
          </table:table-cell>
          <table:table-cell table:formula="of:= 100 * ([.B659] - [.B658]*[.B658]) * ([.B659] - [.B658]*[.B658]) + (1 - [.B658]) * (1 - [.B658])" office:value-type="float" office:value="6.01302679898965" calcext:value-type="float">
            <text:p>6.01302679898965</text:p>
          </table:table-cell>
          <table:table-cell table:formula="of:= [.A658]*[.A658]*[.A658]*[.A658] - 16*[.A658]*[.A658] + 5*[.A658]" office:value-type="float" office:value="-5.85328778209285" calcext:value-type="float">
            <text:p>-5.85328778209285</text:p>
          </table:table-cell>
          <table:table-cell table:formula="of:= [.B658]*[.B658]*[.B658]*[.B658] - 16*[.B658]*[.B658] + 5*[.B658]" office:value-type="float" office:value="-1.14428245423618" calcext:value-type="float">
            <text:p>-1.144282454236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1185833172841" calcext:value-type="float">
            <text:p>-0.461185833172841</text:p>
          </table:table-cell>
          <table:table-cell table:formula="of:=-[.A659]" office:value-type="float" office:value="0.461185833172841" calcext:value-type="float">
            <text:p>0.461185833172841</text:p>
          </table:table-cell>
          <table:table-cell/>
          <table:table-cell table:formula="of:= 100 * ([.A660] - [.A659]*[.A659]) * ([.A660] - [.A659]*[.A659]) + (1 - [.A659]) * (1 - [.A659])" office:value-type="float" office:value="3.14234307412497" calcext:value-type="float">
            <text:p>3.14234307412497</text:p>
          </table:table-cell>
          <table:table-cell table:formula="of:= 100 * ([.B660] - [.B659]*[.B659]) * ([.B660] - [.B659]*[.B659]) + (1 - [.B659]) * (1 - [.B659])" office:value-type="float" office:value="10.8542152357813" calcext:value-type="float">
            <text:p>10.8542152357813</text:p>
          </table:table-cell>
          <table:table-cell table:formula="of:= [.A659]*[.A659]*[.A659]*[.A659] - 16*[.A659]*[.A659] + 5*[.A659]" office:value-type="float" office:value="-5.66376908396048" calcext:value-type="float">
            <text:p>-5.66376908396048</text:p>
          </table:table-cell>
          <table:table-cell table:formula="of:= [.B659]*[.B659]*[.B659]*[.B659] - 16*[.B659]*[.B659] + 5*[.B659]" office:value-type="float" office:value="-1.05191075223206" calcext:value-type="float">
            <text:p>-1.051910752232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329080871165" calcext:value-type="float">
            <text:p>0.112329080871165</text:p>
          </table:table-cell>
          <table:table-cell table:formula="of:=-[.A660]" office:value-type="float" office:value="-0.112329080871165" calcext:value-type="float">
            <text:p>-0.112329080871165</text:p>
          </table:table-cell>
          <table:table-cell/>
          <table:table-cell table:formula="of:= 100 * ([.A661] - [.A660]*[.A660]) * ([.A661] - [.A660]*[.A660]) + (1 - [.A660]) * (1 - [.A660])" office:value-type="float" office:value="0.960119584988998" calcext:value-type="float">
            <text:p>0.960119584988998</text:p>
          </table:table-cell>
          <table:table-cell table:formula="of:= 100 * ([.B661] - [.B660]*[.B660]) * ([.B661] - [.B660]*[.B660]) + (1 - [.B660]) * (1 - [.B660])" office:value-type="float" office:value="1.68253596194429" calcext:value-type="float">
            <text:p>1.68253596194429</text:p>
          </table:table-cell>
          <table:table-cell table:formula="of:= [.A660]*[.A660]*[.A660]*[.A660] - 16*[.A660]*[.A660] + 5*[.A660]" office:value-type="float" office:value="0.359919455248407" calcext:value-type="float">
            <text:p>0.359919455248407</text:p>
          </table:table-cell>
          <table:table-cell table:formula="of:= [.B660]*[.B660]*[.B660]*[.B660] - 16*[.B660]*[.B660] + 5*[.B660]" office:value-type="float" office:value="-0.76337135346324" calcext:value-type="float">
            <text:p>-0.763371353463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4109981225451" calcext:value-type="float">
            <text:p>0.054109981225451</text:p>
          </table:table-cell>
          <table:table-cell table:formula="of:=-[.A661]" office:value-type="float" office:value="-0.054109981225451" calcext:value-type="float">
            <text:p>-0.054109981225451</text:p>
          </table:table-cell>
          <table:table-cell/>
          <table:table-cell table:formula="of:= 100 * ([.A662] - [.A661]*[.A661]) * ([.A662] - [.A661]*[.A661]) + (1 - [.A661]) * (1 - [.A661])" office:value-type="float" office:value="11.7647444212269" calcext:value-type="float">
            <text:p>11.7647444212269</text:p>
          </table:table-cell>
          <table:table-cell table:formula="of:= 100 * ([.B662] - [.B661]*[.B661]) * ([.B662] - [.B661]*[.B661]) + (1 - [.B661]) * (1 - [.B661])" office:value-type="float" office:value="12.3707404405391" calcext:value-type="float">
            <text:p>12.3707404405391</text:p>
          </table:table-cell>
          <table:table-cell table:formula="of:= [.A661]*[.A661]*[.A661]*[.A661] - 16*[.A661]*[.A661] + 5*[.A661]" office:value-type="float" office:value="0.223712237576008" calcext:value-type="float">
            <text:p>0.223712237576008</text:p>
          </table:table-cell>
          <table:table-cell table:formula="of:= [.B661]*[.B661]*[.B661]*[.B661] - 16*[.B661]*[.B661] + 5*[.B661]" office:value-type="float" office:value="-0.317387574678502" calcext:value-type="float">
            <text:p>-0.3173875746785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2625273946368" calcext:value-type="float">
            <text:p>0.332625273946368</text:p>
          </table:table-cell>
          <table:table-cell table:formula="of:=-[.A662]" office:value-type="float" office:value="-0.332625273946368" calcext:value-type="float">
            <text:p>-0.332625273946368</text:p>
          </table:table-cell>
          <table:table-cell/>
          <table:table-cell table:formula="of:= 100 * ([.A663] - [.A662]*[.A662]) * ([.A663] - [.A662]*[.A662]) + (1 - [.A662]) * (1 - [.A662])" office:value-type="float" office:value="17.317752049707" calcext:value-type="float">
            <text:p>17.317752049707</text:p>
          </table:table-cell>
          <table:table-cell table:formula="of:= 100 * ([.B663] - [.B662]*[.B662]) * ([.B663] - [.B662]*[.B662]) + (1 - [.B662]) * (1 - [.B662])" office:value-type="float" office:value="5.36618273675059" calcext:value-type="float">
            <text:p>5.36618273675059</text:p>
          </table:table-cell>
          <table:table-cell table:formula="of:= [.A662]*[.A662]*[.A662]*[.A662] - 16*[.A662]*[.A662] + 5*[.A662]" office:value-type="float" office:value="-0.0948656810701107" calcext:value-type="float">
            <text:p>-0.0948656810701107</text:p>
          </table:table-cell>
          <table:table-cell table:formula="of:= [.B662]*[.B662]*[.B662]*[.B662] - 16*[.B662]*[.B662] + 5*[.B662]" office:value-type="float" office:value="-3.42111842053379" calcext:value-type="float">
            <text:p>-3.421118420533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0120247766155" calcext:value-type="float">
            <text:p>-0.300120247766155</text:p>
          </table:table-cell>
          <table:table-cell table:formula="of:=-[.A663]" office:value-type="float" office:value="0.300120247766155" calcext:value-type="float">
            <text:p>0.300120247766155</text:p>
          </table:table-cell>
          <table:table-cell/>
          <table:table-cell table:formula="of:= 100 * ([.A664] - [.A663]*[.A663]) * ([.A664] - [.A663]*[.A663]) + (1 - [.A663]) * (1 - [.A663])" office:value-type="float" office:value="33.0995870803985" calcext:value-type="float">
            <text:p>33.0995870803985</text:p>
          </table:table-cell>
          <table:table-cell table:formula="of:= 100 * ([.B664] - [.B663]*[.B663]) * ([.B664] - [.B663]*[.B663]) + (1 - [.B663]) * (1 - [.B663])" office:value-type="float" office:value="14.9522946935076" calcext:value-type="float">
            <text:p>14.9522946935076</text:p>
          </table:table-cell>
          <table:table-cell table:formula="of:= [.A663]*[.A663]*[.A663]*[.A663] - 16*[.A663]*[.A663] + 5*[.A663]" office:value-type="float" office:value="-2.93364285416929" calcext:value-type="float">
            <text:p>-2.93364285416929</text:p>
          </table:table-cell>
          <table:table-cell table:formula="of:= [.B663]*[.B663]*[.B663]*[.B663] - 16*[.B663]*[.B663] + 5*[.B663]" office:value-type="float" office:value="0.0675596234922584" calcext:value-type="float">
            <text:p>0.06755962349225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367614392576" calcext:value-type="float">
            <text:p>-0.470367614392576</text:p>
          </table:table-cell>
          <table:table-cell table:formula="of:=-[.A664]" office:value-type="float" office:value="0.470367614392576" calcext:value-type="float">
            <text:p>0.470367614392576</text:p>
          </table:table-cell>
          <table:table-cell/>
          <table:table-cell table:formula="of:= 100 * ([.A665] - [.A664]*[.A664]) * ([.A665] - [.A664]*[.A664]) + (1 - [.A664]) * (1 - [.A664])" office:value-type="float" office:value="46.3347639601576" calcext:value-type="float">
            <text:p>46.3347639601576</text:p>
          </table:table-cell>
          <table:table-cell table:formula="of:= 100 * ([.B665] - [.B664]*[.B664]) * ([.B665] - [.B664]*[.B664]) + (1 - [.B664]) * (1 - [.B664])" office:value-type="float" office:value="5.21489286051065" calcext:value-type="float">
            <text:p>5.21489286051065</text:p>
          </table:table-cell>
          <table:table-cell table:formula="of:= [.A664]*[.A664]*[.A664]*[.A664] - 16*[.A664]*[.A664] + 5*[.A664]" office:value-type="float" office:value="-5.84281949814795" calcext:value-type="float">
            <text:p>-5.84281949814795</text:p>
          </table:table-cell>
          <table:table-cell table:formula="of:= [.B664]*[.B664]*[.B664]*[.B664] - 16*[.B664]*[.B664] + 5*[.B664]" office:value-type="float" office:value="-1.13914335422219" calcext:value-type="float">
            <text:p>-1.139143354222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3380390468389" calcext:value-type="float">
            <text:p>-0.443380390468389</text:p>
          </table:table-cell>
          <table:table-cell table:formula="of:=-[.A665]" office:value-type="float" office:value="0.443380390468389" calcext:value-type="float">
            <text:p>0.443380390468389</text:p>
          </table:table-cell>
          <table:table-cell/>
          <table:table-cell table:formula="of:= 100 * ([.A666] - [.A665]*[.A665]) * ([.A666] - [.A665]*[.A665]) + (1 - [.A665]) * (1 - [.A665])" office:value-type="float" office:value="13.753268215814" calcext:value-type="float">
            <text:p>13.753268215814</text:p>
          </table:table-cell>
          <table:table-cell table:formula="of:= 100 * ([.B666] - [.B665]*[.B665]) * ([.B666] - [.B665]*[.B665]) + (1 - [.B665]) * (1 - [.B665])" office:value-type="float" office:value="0.575665415485544" calcext:value-type="float">
            <text:p>0.575665415485544</text:p>
          </table:table-cell>
          <table:table-cell table:formula="of:= [.A665]*[.A665]*[.A665]*[.A665] - 16*[.A665]*[.A665] + 5*[.A665]" office:value-type="float" office:value="-5.32363456028079" calcext:value-type="float">
            <text:p>-5.32363456028079</text:p>
          </table:table-cell>
          <table:table-cell table:formula="of:= [.B665]*[.B665]*[.B665]*[.B665] - 16*[.B665]*[.B665] + 5*[.B665]" office:value-type="float" office:value="-0.889830655596894" calcext:value-type="float">
            <text:p>-0.8898306555968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5026493987824" calcext:value-type="float">
            <text:p>-0.145026493987824</text:p>
          </table:table-cell>
          <table:table-cell table:formula="of:=-[.A666]" office:value-type="float" office:value="0.145026493987824" calcext:value-type="float">
            <text:p>0.145026493987824</text:p>
          </table:table-cell>
          <table:table-cell/>
          <table:table-cell table:formula="of:= 100 * ([.A667] - [.A666]*[.A666]) * ([.A667] - [.A666]*[.A666]) + (1 - [.A666]) * (1 - [.A666])" office:value-type="float" office:value="1.33982843045468" calcext:value-type="float">
            <text:p>1.33982843045468</text:p>
          </table:table-cell>
          <table:table-cell table:formula="of:= 100 * ([.B667] - [.B666]*[.B666]) * ([.B667] - [.B666]*[.B666]) + (1 - [.B666]) * (1 - [.B666])" office:value-type="float" office:value="0.794039335637423" calcext:value-type="float">
            <text:p>0.794039335637423</text:p>
          </table:table-cell>
          <table:table-cell table:formula="of:= [.A666]*[.A666]*[.A666]*[.A666] - 16*[.A666]*[.A666] + 5*[.A666]" office:value-type="float" office:value="-1.06121303947903" calcext:value-type="float">
            <text:p>-1.06121303947903</text:p>
          </table:table-cell>
          <table:table-cell table:formula="of:= [.B666]*[.B666]*[.B666]*[.B666] - 16*[.B666]*[.B666] + 5*[.B666]" office:value-type="float" office:value="0.389051900399208" calcext:value-type="float">
            <text:p>0.3890519003992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407899453083455" calcext:value-type="float">
            <text:p>0.00407899453083455</text:p>
          </table:table-cell>
          <table:table-cell table:formula="of:=-[.A667]" office:value-type="float" office:value="-0.00407899453083455" calcext:value-type="float">
            <text:p>-0.00407899453083455</text:p>
          </table:table-cell>
          <table:table-cell/>
          <table:table-cell table:formula="of:= 100 * ([.A668] - [.A667]*[.A667]) * ([.A668] - [.A667]*[.A667]) + (1 - [.A667]) * (1 - [.A667])" office:value-type="float" office:value="15.9522589519787" calcext:value-type="float">
            <text:p>15.9522589519787</text:p>
          </table:table-cell>
          <table:table-cell table:formula="of:= 100 * ([.B668] - [.B667]*[.B667]) * ([.B668] - [.B667]*[.B667]) + (1 - [.B667]) * (1 - [.B667])" office:value-type="float" office:value="15.9660008671597" calcext:value-type="float">
            <text:p>15.9660008671597</text:p>
          </table:table-cell>
          <table:table-cell table:formula="of:= [.A667]*[.A667]*[.A667]*[.A667] - 16*[.A667]*[.A667] + 5*[.A667]" office:value-type="float" office:value="0.0201287617888811" calcext:value-type="float">
            <text:p>0.0201287617888811</text:p>
          </table:table-cell>
          <table:table-cell table:formula="of:= [.B667]*[.B667]*[.B667]*[.B667] - 16*[.B667]*[.B667] + 5*[.B667]" office:value-type="float" office:value="-0.0206611835194644" calcext:value-type="float">
            <text:p>-0.02066118351946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6770128677098" calcext:value-type="float">
            <text:p>-0.386770128677098</text:p>
          </table:table-cell>
          <table:table-cell table:formula="of:=-[.A668]" office:value-type="float" office:value="0.386770128677098" calcext:value-type="float">
            <text:p>0.386770128677098</text:p>
          </table:table-cell>
          <table:table-cell/>
          <table:table-cell table:formula="of:= 100 * ([.A669] - [.A668]*[.A668]) * ([.A669] - [.A668]*[.A668]) + (1 - [.A668]) * (1 - [.A668])" office:value-type="float" office:value="3.7445653511957" calcext:value-type="float">
            <text:p>3.7445653511957</text:p>
          </table:table-cell>
          <table:table-cell table:formula="of:= 100 * ([.B669] - [.B668]*[.B668]) * ([.B669] - [.B668]*[.B668]) + (1 - [.B668]) * (1 - [.B668])" office:value-type="float" office:value="19.2240458866585" calcext:value-type="float">
            <text:p>19.2240458866585</text:p>
          </table:table-cell>
          <table:table-cell table:formula="of:= [.A668]*[.A668]*[.A668]*[.A668] - 16*[.A668]*[.A668] + 5*[.A668]" office:value-type="float" office:value="-4.30493125547211" calcext:value-type="float">
            <text:p>-4.30493125547211</text:p>
          </table:table-cell>
          <table:table-cell table:formula="of:= [.B668]*[.B668]*[.B668]*[.B668] - 16*[.B668]*[.B668] + 5*[.B668]" office:value-type="float" office:value="-0.437229968701137" calcext:value-type="float">
            <text:p>-0.4372299687011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4551643750564" calcext:value-type="float">
            <text:p>0.284551643750564</text:p>
          </table:table-cell>
          <table:table-cell table:formula="of:=-[.A669]" office:value-type="float" office:value="-0.284551643750564" calcext:value-type="float">
            <text:p>-0.284551643750564</text:p>
          </table:table-cell>
          <table:table-cell/>
          <table:table-cell table:formula="of:= 100 * ([.A670] - [.A669]*[.A669]) * ([.A670] - [.A669]*[.A669]) + (1 - [.A669]) * (1 - [.A669])" office:value-type="float" office:value="9.22438895394127" calcext:value-type="float">
            <text:p>9.22438895394127</text:p>
          </table:table-cell>
          <table:table-cell table:formula="of:= 100 * ([.B670] - [.B669]*[.B669]) * ([.B670] - [.B669]*[.B669]) + (1 - [.B669]) * (1 - [.B669])" office:value-type="float" office:value="22.5449460088641" calcext:value-type="float">
            <text:p>22.5449460088641</text:p>
          </table:table-cell>
          <table:table-cell table:formula="of:= [.A669]*[.A669]*[.A669]*[.A669] - 16*[.A669]*[.A669] + 5*[.A669]" office:value-type="float" office:value="0.133800093646012" calcext:value-type="float">
            <text:p>0.133800093646012</text:p>
          </table:table-cell>
          <table:table-cell table:formula="of:= [.B669]*[.B669]*[.B669]*[.B669] - 16*[.B669]*[.B669] + 5*[.B669]" office:value-type="float" office:value="-2.71171634385963" calcext:value-type="float">
            <text:p>-2.71171634385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6139463713735" calcext:value-type="float">
            <text:p>0.376139463713735</text:p>
          </table:table-cell>
          <table:table-cell table:formula="of:=-[.A670]" office:value-type="float" office:value="-0.376139463713735" calcext:value-type="float">
            <text:p>-0.376139463713735</text:p>
          </table:table-cell>
          <table:table-cell/>
          <table:table-cell table:formula="of:= 100 * ([.A671] - [.A670]*[.A670]) * ([.A671] - [.A670]*[.A670]) + (1 - [.A670]) * (1 - [.A670])" office:value-type="float" office:value="3.44085216479712" calcext:value-type="float">
            <text:p>3.44085216479712</text:p>
          </table:table-cell>
          <table:table-cell table:formula="of:= 100 * ([.B671] - [.B670]*[.B670]) * ([.B671] - [.B670]*[.B670]) + (1 - [.B670]) * (1 - [.B670])" office:value-type="float" office:value="22.8382514628944" calcext:value-type="float">
            <text:p>22.8382514628944</text:p>
          </table:table-cell>
          <table:table-cell table:formula="of:= [.A670]*[.A670]*[.A670]*[.A670] - 16*[.A670]*[.A670] + 5*[.A670]" office:value-type="float" office:value="-0.362980176057978" calcext:value-type="float">
            <text:p>-0.362980176057978</text:p>
          </table:table-cell>
          <table:table-cell table:formula="of:= [.B670]*[.B670]*[.B670]*[.B670] - 16*[.B670]*[.B670] + 5*[.B670]" office:value-type="float" office:value="-4.12437481319533" calcext:value-type="float">
            <text:p>-4.124374813195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6170626715677" calcext:value-type="float">
            <text:p>0.316170626715677</text:p>
          </table:table-cell>
          <table:table-cell table:formula="of:=-[.A671]" office:value-type="float" office:value="-0.316170626715677" calcext:value-type="float">
            <text:p>-0.316170626715677</text:p>
          </table:table-cell>
          <table:table-cell/>
          <table:table-cell table:formula="of:= 100 * ([.A672] - [.A671]*[.A671]) * ([.A672] - [.A671]*[.A671]) + (1 - [.A671]) * (1 - [.A671])" office:value-type="float" office:value="1.3006446077365" calcext:value-type="float">
            <text:p>1.3006446077365</text:p>
          </table:table-cell>
          <table:table-cell table:formula="of:= 100 * ([.B672] - [.B671]*[.B671]) * ([.B672] - [.B671]*[.B671]) + (1 - [.B671]) * (1 - [.B671])" office:value-type="float" office:value="10.2119191897855" calcext:value-type="float">
            <text:p>10.2119191897855</text:p>
          </table:table-cell>
          <table:table-cell table:formula="of:= [.A671]*[.A671]*[.A671]*[.A671] - 16*[.A671]*[.A671] + 5*[.A671]" office:value-type="float" office:value="-0.00857593524087941" calcext:value-type="float">
            <text:p>-0.00857593524087941</text:p>
          </table:table-cell>
          <table:table-cell table:formula="of:= [.B671]*[.B671]*[.B671]*[.B671] - 16*[.B671]*[.B671] + 5*[.B671]" office:value-type="float" office:value="-3.17028220239765" calcext:value-type="float">
            <text:p>-3.170282202397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1233903872591" calcext:value-type="float">
            <text:p>0.191233903872591</text:p>
          </table:table-cell>
          <table:table-cell table:formula="of:=-[.A672]" office:value-type="float" office:value="-0.191233903872591" calcext:value-type="float">
            <text:p>-0.191233903872591</text:p>
          </table:table-cell>
          <table:table-cell/>
          <table:table-cell table:formula="of:= 100 * ([.A673] - [.A672]*[.A672]) * ([.A673] - [.A672]*[.A672]) + (1 - [.A672]) * (1 - [.A672])" office:value-type="float" office:value="1.30948594298632" calcext:value-type="float">
            <text:p>1.30948594298632</text:p>
          </table:table-cell>
          <table:table-cell table:formula="of:= 100 * ([.B673] - [.B672]*[.B672]) * ([.B673] - [.B672]*[.B672]) + (1 - [.B672]) * (1 - [.B672])" office:value-type="float" office:value="3.7936132531354" calcext:value-type="float">
            <text:p>3.7936132531354</text:p>
          </table:table-cell>
          <table:table-cell table:formula="of:= [.A672]*[.A672]*[.A672]*[.A672] - 16*[.A672]*[.A672] + 5*[.A672]" office:value-type="float" office:value="0.372380418111632" calcext:value-type="float">
            <text:p>0.372380418111632</text:p>
          </table:table-cell>
          <table:table-cell table:formula="of:= [.B672]*[.B672]*[.B672]*[.B672] - 16*[.B672]*[.B672] + 5*[.B672]" office:value-type="float" office:value="-1.53995862061428" calcext:value-type="float">
            <text:p>-1.539958620614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7526155924568" calcext:value-type="float">
            <text:p>0.117526155924568</text:p>
          </table:table-cell>
          <table:table-cell table:formula="of:=-[.A673]" office:value-type="float" office:value="-0.117526155924568" calcext:value-type="float">
            <text:p>-0.117526155924568</text:p>
          </table:table-cell>
          <table:table-cell/>
          <table:table-cell table:formula="of:= 100 * ([.A674] - [.A673]*[.A673]) * ([.A674] - [.A673]*[.A673]) + (1 - [.A673]) * (1 - [.A673])" office:value-type="float" office:value="16.7863298822665" calcext:value-type="float">
            <text:p>16.7863298822665</text:p>
          </table:table-cell>
          <table:table-cell table:formula="of:= 100 * ([.B674] - [.B673]*[.B673]) * ([.B674] - [.B673]*[.B673]) + (1 - [.B673]) * (1 - [.B673])" office:value-type="float" office:value="19.543253729536" calcext:value-type="float">
            <text:p>19.543253729536</text:p>
          </table:table-cell>
          <table:table-cell table:formula="of:= [.A673]*[.A673]*[.A673]*[.A673] - 16*[.A673]*[.A673] + 5*[.A673]" office:value-type="float" office:value="0.366823204720249" calcext:value-type="float">
            <text:p>0.366823204720249</text:p>
          </table:table-cell>
          <table:table-cell table:formula="of:= [.B673]*[.B673]*[.B673]*[.B673] - 16*[.B673]*[.B673] + 5*[.B673]" office:value-type="float" office:value="-0.808438354525435" calcext:value-type="float">
            <text:p>-0.808438354525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3907008597155" calcext:value-type="float">
            <text:p>0.413907008597155</text:p>
          </table:table-cell>
          <table:table-cell table:formula="of:=-[.A674]" office:value-type="float" office:value="-0.413907008597155" calcext:value-type="float">
            <text:p>-0.413907008597155</text:p>
          </table:table-cell>
          <table:table-cell/>
          <table:table-cell table:formula="of:= 100 * ([.A675] - [.A674]*[.A674]) * ([.A675] - [.A674]*[.A674]) + (1 - [.A674]) * (1 - [.A674])" office:value-type="float" office:value="1.39190034715382" calcext:value-type="float">
            <text:p>1.39190034715382</text:p>
          </table:table-cell>
          <table:table-cell table:formula="of:= 100 * ([.B675] - [.B674]*[.B674]) * ([.B675] - [.B674]*[.B674]) + (1 - [.B674]) * (1 - [.B674])" office:value-type="float" office:value="7.77098766232853" calcext:value-type="float">
            <text:p>7.77098766232853</text:p>
          </table:table-cell>
          <table:table-cell table:formula="of:= [.A674]*[.A674]*[.A674]*[.A674] - 16*[.A674]*[.A674] + 5*[.A674]" office:value-type="float" office:value="-0.642218941475327" calcext:value-type="float">
            <text:p>-0.642218941475327</text:p>
          </table:table-cell>
          <table:table-cell table:formula="of:= [.B674]*[.B674]*[.B674]*[.B674] - 16*[.B674]*[.B674] + 5*[.B674]" office:value-type="float" office:value="-4.78128902744688" calcext:value-type="float">
            <text:p>-4.781289027446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89278328204751" calcext:value-type="float">
            <text:p>0.0689278328204751</text:p>
          </table:table-cell>
          <table:table-cell table:formula="of:=-[.A675]" office:value-type="float" office:value="-0.0689278328204751" calcext:value-type="float">
            <text:p>-0.0689278328204751</text:p>
          </table:table-cell>
          <table:table-cell/>
          <table:table-cell table:formula="of:= 100 * ([.A676] - [.A675]*[.A675]) * ([.A676] - [.A675]*[.A675]) + (1 - [.A675]) * (1 - [.A675])" office:value-type="float" office:value="5.98822955966609" calcext:value-type="float">
            <text:p>5.98822955966609</text:p>
          </table:table-cell>
          <table:table-cell table:formula="of:= 100 * ([.B676] - [.B675]*[.B675]) * ([.B676] - [.B675]*[.B675]) + (1 - [.B675]) * (1 - [.B675])" office:value-type="float" office:value="6.70304149869725" calcext:value-type="float">
            <text:p>6.70304149869725</text:p>
          </table:table-cell>
          <table:table-cell table:formula="of:= [.A675]*[.A675]*[.A675]*[.A675] - 16*[.A675]*[.A675] + 5*[.A675]" office:value-type="float" office:value="0.268644998344537" calcext:value-type="float">
            <text:p>0.268644998344537</text:p>
          </table:table-cell>
          <table:table-cell table:formula="of:= [.B675]*[.B675]*[.B675]*[.B675] - 16*[.B675]*[.B675] + 5*[.B675]" office:value-type="float" office:value="-0.420633329860214" calcext:value-type="float">
            <text:p>-0.420633329860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31054695669758" calcext:value-type="float">
            <text:p>0.231054695669758</text:p>
          </table:table-cell>
          <table:table-cell table:formula="of:=-[.A676]" office:value-type="float" office:value="-0.231054695669758" calcext:value-type="float">
            <text:p>-0.231054695669758</text:p>
          </table:table-cell>
          <table:table-cell/>
          <table:table-cell table:formula="of:= 100 * ([.A677] - [.A676]*[.A676]) * ([.A677] - [.A676]*[.A676]) + (1 - [.A676]) * (1 - [.A676])" office:value-type="float" office:value="11.5017888846765" calcext:value-type="float">
            <text:p>11.5017888846765</text:p>
          </table:table-cell>
          <table:table-cell table:formula="of:= 100 * ([.B677] - [.B676]*[.B676]) * ([.B677] - [.B676]*[.B676]) + (1 - [.B676]) * (1 - [.B676])" office:value-type="float" office:value="20.6196668563793" calcext:value-type="float">
            <text:p>20.6196668563793</text:p>
          </table:table-cell>
          <table:table-cell table:formula="of:= [.A676]*[.A676]*[.A676]*[.A676] - 16*[.A676]*[.A676] + 5*[.A676]" office:value-type="float" office:value="0.303943214171889" calcext:value-type="float">
            <text:p>0.303943214171889</text:p>
          </table:table-cell>
          <table:table-cell table:formula="of:= [.B676]*[.B676]*[.B676]*[.B676] - 16*[.B676]*[.B676] + 5*[.B676]" office:value-type="float" office:value="-2.00660374252569" calcext:value-type="float">
            <text:p>-2.00660374252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369691411524" calcext:value-type="float">
            <text:p>0.38369691411524</text:p>
          </table:table-cell>
          <table:table-cell table:formula="of:=-[.A677]" office:value-type="float" office:value="-0.38369691411524" calcext:value-type="float">
            <text:p>-0.38369691411524</text:p>
          </table:table-cell>
          <table:table-cell/>
          <table:table-cell table:formula="of:= 100 * ([.A678] - [.A677]*[.A677]) * ([.A678] - [.A677]*[.A677]) + (1 - [.A677]) * (1 - [.A677])" office:value-type="float" office:value="12.5726535943864" calcext:value-type="float">
            <text:p>12.5726535943864</text:p>
          </table:table-cell>
          <table:table-cell table:formula="of:= 100 * ([.B678] - [.B677]*[.B677]) * ([.B678] - [.B677]*[.B677]) + (1 - [.B677]) * (1 - [.B677])" office:value-type="float" office:value="43.3404319448199" calcext:value-type="float">
            <text:p>43.3404319448199</text:p>
          </table:table-cell>
          <table:table-cell table:formula="of:= [.A677]*[.A677]*[.A677]*[.A677] - 16*[.A677]*[.A677] + 5*[.A677]" office:value-type="float" office:value="-0.415413873336994" calcext:value-type="float">
            <text:p>-0.415413873336994</text:p>
          </table:table-cell>
          <table:table-cell table:formula="of:= [.B677]*[.B677]*[.B677]*[.B677] - 16*[.B677]*[.B677] + 5*[.B677]" office:value-type="float" office:value="-4.25238301448939" calcext:value-type="float">
            <text:p>-4.252383014489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6405568024057" calcext:value-type="float">
            <text:p>0.496405568024057</text:p>
          </table:table-cell>
          <table:table-cell table:formula="of:=-[.A678]" office:value-type="float" office:value="-0.496405568024057" calcext:value-type="float">
            <text:p>-0.496405568024057</text:p>
          </table:table-cell>
          <table:table-cell/>
          <table:table-cell table:formula="of:= 100 * ([.A679] - [.A678]*[.A678]) * ([.A679] - [.A678]*[.A678]) + (1 - [.A678]) * (1 - [.A678])" office:value-type="float" office:value="0.401324454905728" calcext:value-type="float">
            <text:p>0.401324454905728</text:p>
          </table:table-cell>
          <table:table-cell table:formula="of:= 100 * ([.B679] - [.B678]*[.B678]) * ([.B679] - [.B678]*[.B678]) + (1 - [.B678]) * (1 - [.B678])" office:value-type="float" office:value="30.464112777555" calcext:value-type="float">
            <text:p>30.464112777555</text:p>
          </table:table-cell>
          <table:table-cell table:formula="of:= [.A678]*[.A678]*[.A678]*[.A678] - 16*[.A678]*[.A678] + 5*[.A678]" office:value-type="float" office:value="-1.3999458961132" calcext:value-type="float">
            <text:p>-1.3999458961132</text:p>
          </table:table-cell>
          <table:table-cell table:formula="of:= [.B678]*[.B678]*[.B678]*[.B678] - 16*[.B678]*[.B678] + 5*[.B678]" office:value-type="float" office:value="-6.36400157635377" calcext:value-type="float">
            <text:p>-6.364001576353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4852470713442" calcext:value-type="float">
            <text:p>0.284852470713442</text:p>
          </table:table-cell>
          <table:table-cell table:formula="of:=-[.A679]" office:value-type="float" office:value="-0.284852470713442" calcext:value-type="float">
            <text:p>-0.284852470713442</text:p>
          </table:table-cell>
          <table:table-cell/>
          <table:table-cell table:formula="of:= 100 * ([.A680] - [.A679]*[.A679]) * ([.A680] - [.A679]*[.A679]) + (1 - [.A679]) * (1 - [.A679])" office:value-type="float" office:value="13.2979597087224" calcext:value-type="float">
            <text:p>13.2979597087224</text:p>
          </table:table-cell>
          <table:table-cell table:formula="of:= 100 * ([.B680] - [.B679]*[.B679]) * ([.B680] - [.B679]*[.B679]) + (1 - [.B679]) * (1 - [.B679])" office:value-type="float" office:value="28.6767401331831" calcext:value-type="float">
            <text:p>28.6767401331831</text:p>
          </table:table-cell>
          <table:table-cell table:formula="of:= [.A679]*[.A679]*[.A679]*[.A679] - 16*[.A679]*[.A679] + 5*[.A679]" office:value-type="float" office:value="0.132591322955248" calcext:value-type="float">
            <text:p>0.132591322955248</text:p>
          </table:table-cell>
          <table:table-cell table:formula="of:= [.B679]*[.B679]*[.B679]*[.B679] - 16*[.B679]*[.B679] + 5*[.B679]" office:value-type="float" office:value="-2.71593338417918" calcext:value-type="float">
            <text:p>-2.715933384179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8723420136121" calcext:value-type="float">
            <text:p>0.438723420136121</text:p>
          </table:table-cell>
          <table:table-cell table:formula="of:=-[.A680]" office:value-type="float" office:value="-0.438723420136121" calcext:value-type="float">
            <text:p>-0.438723420136121</text:p>
          </table:table-cell>
          <table:table-cell/>
          <table:table-cell table:formula="of:= 100 * ([.A681] - [.A680]*[.A680]) * ([.A681] - [.A680]*[.A680]) + (1 - [.A680]) * (1 - [.A680])" office:value-type="float" office:value="36.0047401921701" calcext:value-type="float">
            <text:p>36.0047401921701</text:p>
          </table:table-cell>
          <table:table-cell table:formula="of:= 100 * ([.B681] - [.B680]*[.B680]) * ([.B681] - [.B680]*[.B680]) + (1 - [.B680]) * (1 - [.B680])" office:value-type="float" office:value="6.58351733167876" calcext:value-type="float">
            <text:p>6.58351733167876</text:p>
          </table:table-cell>
          <table:table-cell table:formula="of:= [.A680]*[.A680]*[.A680]*[.A680] - 16*[.A680]*[.A680] + 5*[.A680]" office:value-type="float" office:value="-0.848986856701102" calcext:value-type="float">
            <text:p>-0.848986856701102</text:p>
          </table:table-cell>
          <table:table-cell table:formula="of:= [.B680]*[.B680]*[.B680]*[.B680] - 16*[.B680]*[.B680] + 5*[.B680]" office:value-type="float" office:value="-5.23622105806231" calcext:value-type="float">
            <text:p>-5.236221058062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4930404628036" calcext:value-type="float">
            <text:p>-0.404930404628036</text:p>
          </table:table-cell>
          <table:table-cell table:formula="of:=-[.A681]" office:value-type="float" office:value="0.404930404628036" calcext:value-type="float">
            <text:p>0.404930404628036</text:p>
          </table:table-cell>
          <table:table-cell/>
          <table:table-cell table:formula="of:= 100 * ([.A682] - [.A681]*[.A681]) * ([.A682] - [.A681]*[.A681]) + (1 - [.A681]) * (1 - [.A681])" office:value-type="float" office:value="14.1573538940728" calcext:value-type="float">
            <text:p>14.1573538940728</text:p>
          </table:table-cell>
          <table:table-cell table:formula="of:= 100 * ([.B682] - [.B681]*[.B681]) * ([.B682] - [.B681]*[.B681]) + (1 - [.B681]) * (1 - [.B681])" office:value-type="float" office:value="0.398678600696346" calcext:value-type="float">
            <text:p>0.398678600696346</text:p>
          </table:table-cell>
          <table:table-cell table:formula="of:= [.A681]*[.A681]*[.A681]*[.A681] - 16*[.A681]*[.A681] + 5*[.A681]" office:value-type="float" office:value="-4.62126443214162" calcext:value-type="float">
            <text:p>-4.62126443214162</text:p>
          </table:table-cell>
          <table:table-cell table:formula="of:= [.B681]*[.B681]*[.B681]*[.B681] - 16*[.B681]*[.B681] + 5*[.B681]" office:value-type="float" office:value="-0.571960385861255" calcext:value-type="float">
            <text:p>-0.57196038586125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5080424879995" calcext:value-type="float">
            <text:p>-0.185080424879995</text:p>
          </table:table-cell>
          <table:table-cell table:formula="of:=-[.A682]" office:value-type="float" office:value="0.185080424879995" calcext:value-type="float">
            <text:p>0.185080424879995</text:p>
          </table:table-cell>
          <table:table-cell/>
          <table:table-cell table:formula="of:= 100 * ([.A683] - [.A682]*[.A682]) * ([.A683] - [.A682]*[.A682]) + (1 - [.A682]) * (1 - [.A682])" office:value-type="float" office:value="1.64580132368769" calcext:value-type="float">
            <text:p>1.64580132368769</text:p>
          </table:table-cell>
          <table:table-cell table:formula="of:= 100 * ([.B683] - [.B682]*[.B682]) * ([.B683] - [.B682]*[.B682]) + (1 - [.B682]) * (1 - [.B682])" office:value-type="float" office:value="2.04802374626112" calcext:value-type="float">
            <text:p>2.04802374626112</text:p>
          </table:table-cell>
          <table:table-cell table:formula="of:= [.A682]*[.A682]*[.A682]*[.A682] - 16*[.A682]*[.A682] + 5*[.A682]" office:value-type="float" office:value="-1.47230495434578" calcext:value-type="float">
            <text:p>-1.47230495434578</text:p>
          </table:table-cell>
          <table:table-cell table:formula="of:= [.B682]*[.B682]*[.B682]*[.B682] - 16*[.B682]*[.B682] + 5*[.B682]" office:value-type="float" office:value="0.378499294454169" calcext:value-type="float">
            <text:p>0.3784992944541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33857834325574" calcext:value-type="float">
            <text:p>0.0833857834325574</text:p>
          </table:table-cell>
          <table:table-cell table:formula="of:=-[.A683]" office:value-type="float" office:value="-0.0833857834325574" calcext:value-type="float">
            <text:p>-0.0833857834325574</text:p>
          </table:table-cell>
          <table:table-cell/>
          <table:table-cell table:formula="of:= 100 * ([.A684] - [.A683]*[.A683]) * ([.A684] - [.A683]*[.A683]) + (1 - [.A683]) * (1 - [.A683])" office:value-type="float" office:value="1.15476619980792" calcext:value-type="float">
            <text:p>1.15476619980792</text:p>
          </table:table-cell>
          <table:table-cell table:formula="of:= 100 * ([.B684] - [.B683]*[.B683]) * ([.B684] - [.B683]*[.B683]) + (1 - [.B683]) * (1 - [.B683])" office:value-type="float" office:value="1.35165233008898" calcext:value-type="float">
            <text:p>1.35165233008898</text:p>
          </table:table-cell>
          <table:table-cell table:formula="of:= [.A683]*[.A683]*[.A683]*[.A683] - 16*[.A683]*[.A683] + 5*[.A683]" office:value-type="float" office:value="0.305726241939788" calcext:value-type="float">
            <text:p>0.305726241939788</text:p>
          </table:table-cell>
          <table:table-cell table:formula="of:= [.B683]*[.B683]*[.B683]*[.B683] - 16*[.B683]*[.B683] + 5*[.B683]" office:value-type="float" office:value="-0.528131592385786" calcext:value-type="float">
            <text:p>-0.5281315923857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91346509615722" calcext:value-type="float">
            <text:p>-0.0491346509615722</text:p>
          </table:table-cell>
          <table:table-cell table:formula="of:=-[.A684]" office:value-type="float" office:value="0.0491346509615722" calcext:value-type="float">
            <text:p>0.0491346509615722</text:p>
          </table:table-cell>
          <table:table-cell/>
          <table:table-cell table:formula="of:= 100 * ([.A685] - [.A684]*[.A684]) * ([.A685] - [.A684]*[.A684]) + (1 - [.A684]) * (1 - [.A684])" office:value-type="float" office:value="13.8072174264062" calcext:value-type="float">
            <text:p>13.8072174264062</text:p>
          </table:table-cell>
          <table:table-cell table:formula="of:= 100 * ([.B685] - [.B684]*[.B684]) * ([.B685] - [.B684]*[.B684]) + (1 - [.B684]) * (1 - [.B684])" office:value-type="float" office:value="13.2687797383724" calcext:value-type="float">
            <text:p>13.2687797383724</text:p>
          </table:table-cell>
          <table:table-cell table:formula="of:= [.A684]*[.A684]*[.A684]*[.A684] - 16*[.A684]*[.A684] + 5*[.A684]" office:value-type="float" office:value="-0.284294849180833" calcext:value-type="float">
            <text:p>-0.284294849180833</text:p>
          </table:table-cell>
          <table:table-cell table:formula="of:= [.B684]*[.B684]*[.B684]*[.B684] - 16*[.B684]*[.B684] + 5*[.B684]" office:value-type="float" office:value="0.207051660434889" calcext:value-type="float">
            <text:p>0.2070516604348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4048040886778" calcext:value-type="float">
            <text:p>-0.354048040886778</text:p>
          </table:table-cell>
          <table:table-cell table:formula="of:=-[.A685]" office:value-type="float" office:value="0.354048040886778" calcext:value-type="float">
            <text:p>0.354048040886778</text:p>
          </table:table-cell>
          <table:table-cell/>
          <table:table-cell table:formula="of:= 100 * ([.A686] - [.A685]*[.A685]) * ([.A686] - [.A685]*[.A685]) + (1 - [.A685]) * (1 - [.A685])" office:value-type="float" office:value="6.81095319567747" calcext:value-type="float">
            <text:p>6.81095319567747</text:p>
          </table:table-cell>
          <table:table-cell table:formula="of:= 100 * ([.B686] - [.B685]*[.B685]) * ([.B686] - [.B685]*[.B685]) + (1 - [.B685]) * (1 - [.B685])" office:value-type="float" office:value="0.493412029031117" calcext:value-type="float">
            <text:p>0.493412029031117</text:p>
          </table:table-cell>
          <table:table-cell table:formula="of:= [.A685]*[.A685]*[.A685]*[.A685] - 16*[.A685]*[.A685] + 5*[.A685]" office:value-type="float" office:value="-3.76012782220152" calcext:value-type="float">
            <text:p>-3.76012782220152</text:p>
          </table:table-cell>
          <table:table-cell table:formula="of:= [.B685]*[.B685]*[.B685]*[.B685] - 16*[.B685]*[.B685] + 5*[.B685]" office:value-type="float" office:value="-0.219647413333739" calcext:value-type="float">
            <text:p>-0.2196474133337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77532590063606" calcext:value-type="float">
            <text:p>-0.0977532590063606</text:p>
          </table:table-cell>
          <table:table-cell table:formula="of:=-[.A686]" office:value-type="float" office:value="0.0977532590063606" calcext:value-type="float">
            <text:p>0.0977532590063606</text:p>
          </table:table-cell>
          <table:table-cell/>
          <table:table-cell table:formula="of:= 100 * ([.A687] - [.A686]*[.A686]) * ([.A687] - [.A686]*[.A686]) + (1 - [.A686]) * (1 - [.A686])" office:value-type="float" office:value="8.160271293451" calcext:value-type="float">
            <text:p>8.160271293451</text:p>
          </table:table-cell>
          <table:table-cell table:formula="of:= 100 * ([.B687] - [.B686]*[.B686]) * ([.B687] - [.B686]*[.B686]) + (1 - [.B686]) * (1 - [.B686])" office:value-type="float" office:value="8.81382237709673" calcext:value-type="float">
            <text:p>8.81382237709673</text:p>
          </table:table-cell>
          <table:table-cell table:formula="of:= [.A686]*[.A686]*[.A686]*[.A686] - 16*[.A686]*[.A686] + 5*[.A686]" office:value-type="float" office:value="-0.641566177977905" calcext:value-type="float">
            <text:p>-0.641566177977905</text:p>
          </table:table-cell>
          <table:table-cell table:formula="of:= [.B686]*[.B686]*[.B686]*[.B686] - 16*[.B686]*[.B686] + 5*[.B686]" office:value-type="float" office:value="0.335966412085701" calcext:value-type="float">
            <text:p>0.3359664120857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3283003424186" calcext:value-type="float">
            <text:p>0.273283003424186</text:p>
          </table:table-cell>
          <table:table-cell table:formula="of:=-[.A687]" office:value-type="float" office:value="-0.273283003424186" calcext:value-type="float">
            <text:p>-0.273283003424186</text:p>
          </table:table-cell>
          <table:table-cell/>
          <table:table-cell table:formula="of:= 100 * ([.A688] - [.A687]*[.A687]) * ([.A688] - [.A687]*[.A687]) + (1 - [.A687]) * (1 - [.A687])" office:value-type="float" office:value="16.6216307920363" calcext:value-type="float">
            <text:p>16.6216307920363</text:p>
          </table:table-cell>
          <table:table-cell table:formula="of:= 100 * ([.B688] - [.B687]*[.B687]) * ([.B688] - [.B687]*[.B687]) + (1 - [.B687]) * (1 - [.B687])" office:value-type="float" office:value="31.9300634784781" calcext:value-type="float">
            <text:p>31.9300634784781</text:p>
          </table:table-cell>
          <table:table-cell table:formula="of:= [.A687]*[.A687]*[.A687]*[.A687] - 16*[.A687]*[.A687] + 5*[.A687]" office:value-type="float" office:value="0.177055057855299" calcext:value-type="float">
            <text:p>0.177055057855299</text:p>
          </table:table-cell>
          <table:table-cell table:formula="of:= [.B687]*[.B687]*[.B687]*[.B687] - 16*[.B687]*[.B687] + 5*[.B687]" office:value-type="float" office:value="-2.55577497638656" calcext:value-type="float">
            <text:p>-2.555774976386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5850811967259" calcext:value-type="float">
            <text:p>0.475850811967259</text:p>
          </table:table-cell>
          <table:table-cell table:formula="of:=-[.A688]" office:value-type="float" office:value="-0.475850811967259" calcext:value-type="float">
            <text:p>-0.475850811967259</text:p>
          </table:table-cell>
          <table:table-cell/>
          <table:table-cell table:formula="of:= 100 * ([.A689] - [.A688]*[.A688]) * ([.A689] - [.A688]*[.A688]) + (1 - [.A688]) * (1 - [.A688])" office:value-type="float" office:value="0.443555127215719" calcext:value-type="float">
            <text:p>0.443555127215719</text:p>
          </table:table-cell>
          <table:table-cell table:formula="of:= 100 * ([.B689] - [.B688]*[.B688]) * ([.B689] - [.B688]*[.B688]) + (1 - [.B688]) * (1 - [.B688])" office:value-type="float" office:value="19.1344078534286" calcext:value-type="float">
            <text:p>19.1344078534286</text:p>
          </table:table-cell>
          <table:table-cell table:formula="of:= [.A688]*[.A688]*[.A688]*[.A688] - 16*[.A688]*[.A688] + 5*[.A688]" office:value-type="float" office:value="-1.19241750995727" calcext:value-type="float">
            <text:p>-1.19241750995727</text:p>
          </table:table-cell>
          <table:table-cell table:formula="of:= [.B688]*[.B688]*[.B688]*[.B688] - 16*[.B688]*[.B688] + 5*[.B688]" office:value-type="float" office:value="-5.95092562962986" calcext:value-type="float">
            <text:p>-5.950925629629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5345948825138" calcext:value-type="float">
            <text:p>0.185345948825138</text:p>
          </table:table-cell>
          <table:table-cell table:formula="of:=-[.A689]" office:value-type="float" office:value="-0.185345948825138" calcext:value-type="float">
            <text:p>-0.185345948825138</text:p>
          </table:table-cell>
          <table:table-cell/>
          <table:table-cell table:formula="of:= 100 * ([.A690] - [.A689]*[.A689]) * ([.A690] - [.A689]*[.A689]) + (1 - [.A689]) * (1 - [.A689])" office:value-type="float" office:value="22.2199447202009" calcext:value-type="float">
            <text:p>22.2199447202009</text:p>
          </table:table-cell>
          <table:table-cell table:formula="of:= 100 * ([.B690] - [.B689]*[.B689]) * ([.B690] - [.B689]*[.B689]) + (1 - [.B689]) * (1 - [.B689])" office:value-type="float" office:value="17.0534941638266" calcext:value-type="float">
            <text:p>17.0534941638266</text:p>
          </table:table-cell>
          <table:table-cell table:formula="of:= [.A689]*[.A689]*[.A689]*[.A689] - 16*[.A689]*[.A689] + 5*[.A689]" office:value-type="float" office:value="0.378259949096421" calcext:value-type="float">
            <text:p>0.378259949096421</text:p>
          </table:table-cell>
          <table:table-cell table:formula="of:= [.B689]*[.B689]*[.B689]*[.B689] - 16*[.B689]*[.B689] + 5*[.B689]" office:value-type="float" office:value="-1.47519953915496" calcext:value-type="float">
            <text:p>-1.475199539154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934327901014" calcext:value-type="float">
            <text:p>-0.429934327901014</text:p>
          </table:table-cell>
          <table:table-cell table:formula="of:=-[.A690]" office:value-type="float" office:value="0.429934327901014" calcext:value-type="float">
            <text:p>0.429934327901014</text:p>
          </table:table-cell>
          <table:table-cell/>
          <table:table-cell table:formula="of:= 100 * ([.A691] - [.A690]*[.A690]) * ([.A691] - [.A690]*[.A690]) + (1 - [.A690]) * (1 - [.A690])" office:value-type="float" office:value="2.0549601907896" calcext:value-type="float">
            <text:p>2.0549601907896</text:p>
          </table:table-cell>
          <table:table-cell table:formula="of:= 100 * ([.B691] - [.B690]*[.B690]) * ([.B691] - [.B690]*[.B690]) + (1 - [.B690]) * (1 - [.B690])" office:value-type="float" office:value="14.7505610784782" calcext:value-type="float">
            <text:p>14.7505610784782</text:p>
          </table:table-cell>
          <table:table-cell table:formula="of:= [.A690]*[.A690]*[.A690]*[.A690] - 16*[.A690]*[.A690] + 5*[.A690]" office:value-type="float" office:value="-5.07300093121036" calcext:value-type="float">
            <text:p>-5.07300093121036</text:p>
          </table:table-cell>
          <table:table-cell table:formula="of:= [.B690]*[.B690]*[.B690]*[.B690] - 16*[.B690]*[.B690] + 5*[.B690]" office:value-type="float" office:value="-0.773657652200214" calcext:value-type="float">
            <text:p>-0.7736576522002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4966771182675" calcext:value-type="float">
            <text:p>0.194966771182675</text:p>
          </table:table-cell>
          <table:table-cell table:formula="of:=-[.A691]" office:value-type="float" office:value="-0.194966771182675" calcext:value-type="float">
            <text:p>-0.194966771182675</text:p>
          </table:table-cell>
          <table:table-cell/>
          <table:table-cell table:formula="of:= 100 * ([.A692] - [.A691]*[.A691]) * ([.A692] - [.A691]*[.A691]) + (1 - [.A691]) * (1 - [.A691])" office:value-type="float" office:value="24.9676943885289" calcext:value-type="float">
            <text:p>24.9676943885289</text:p>
          </table:table-cell>
          <table:table-cell table:formula="of:= 100 * ([.B692] - [.B691]*[.B691]) * ([.B692] - [.B691]*[.B691]) + (1 - [.B691]) * (1 - [.B691])" office:value-type="float" office:value="18.8272839974308" calcext:value-type="float">
            <text:p>18.8272839974308</text:p>
          </table:table-cell>
          <table:table-cell table:formula="of:= [.A691]*[.A691]*[.A691]*[.A691] - 16*[.A691]*[.A691] + 5*[.A691]" office:value-type="float" office:value="0.368086101393791" calcext:value-type="float">
            <text:p>0.368086101393791</text:p>
          </table:table-cell>
          <table:table-cell table:formula="of:= [.B691]*[.B691]*[.B691]*[.B691] - 16*[.B691]*[.B691] + 5*[.B691]" office:value-type="float" office:value="-1.58158161043296" calcext:value-type="float">
            <text:p>-1.581581610432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5137183917517" calcext:value-type="float">
            <text:p>-0.455137183917517</text:p>
          </table:table-cell>
          <table:table-cell table:formula="of:=-[.A692]" office:value-type="float" office:value="0.455137183917517" calcext:value-type="float">
            <text:p>0.455137183917517</text:p>
          </table:table-cell>
          <table:table-cell/>
          <table:table-cell table:formula="of:= 100 * ([.A693] - [.A692]*[.A692]) * ([.A693] - [.A692]*[.A692]) + (1 - [.A692]) * (1 - [.A692])" office:value-type="float" office:value="5.35734681818335" calcext:value-type="float">
            <text:p>5.35734681818335</text:p>
          </table:table-cell>
          <table:table-cell table:formula="of:= 100 * ([.B693] - [.B692]*[.B692]) * ([.B693] - [.B692]*[.B692]) + (1 - [.B692]) * (1 - [.B692])" office:value-type="float" office:value="5.78661176749356" calcext:value-type="float">
            <text:p>5.78661176749356</text:p>
          </table:table-cell>
          <table:table-cell table:formula="of:= [.A692]*[.A692]*[.A692]*[.A692] - 16*[.A692]*[.A692] + 5*[.A692]" office:value-type="float" office:value="-5.54717255562026" calcext:value-type="float">
            <text:p>-5.54717255562026</text:p>
          </table:table-cell>
          <table:table-cell table:formula="of:= [.B692]*[.B692]*[.B692]*[.B692] - 16*[.B692]*[.B692] + 5*[.B692]" office:value-type="float" office:value="-0.995800716445093" calcext:value-type="float">
            <text:p>-0.9958007164450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71520063593224" calcext:value-type="float">
            <text:p>0.0271520063593224</text:p>
          </table:table-cell>
          <table:table-cell table:formula="of:=-[.A693]" office:value-type="float" office:value="-0.0271520063593224" calcext:value-type="float">
            <text:p>-0.0271520063593224</text:p>
          </table:table-cell>
          <table:table-cell/>
          <table:table-cell table:formula="of:= 100 * ([.A694] - [.A693]*[.A693]) * ([.A694] - [.A693]*[.A693]) + (1 - [.A693]) * (1 - [.A693])" office:value-type="float" office:value="13.2845168097296" calcext:value-type="float">
            <text:p>13.2845168097296</text:p>
          </table:table-cell>
          <table:table-cell table:formula="of:= 100 * ([.B694] - [.B693]*[.B693]) * ([.B694] - [.B693]*[.B693]) + (1 - [.B693]) * (1 - [.B693])" office:value-type="float" office:value="13.28975942676" calcext:value-type="float">
            <text:p>13.28975942676</text:p>
          </table:table-cell>
          <table:table-cell table:formula="of:= [.A693]*[.A693]*[.A693]*[.A693] - 16*[.A693]*[.A693] + 5*[.A693]" office:value-type="float" office:value="0.123964872117435" calcext:value-type="float">
            <text:p>0.123964872117435</text:p>
          </table:table-cell>
          <table:table-cell table:formula="of:= [.B693]*[.B693]*[.B693]*[.B693] - 16*[.B693]*[.B693] + 5*[.B693]" office:value-type="float" office:value="-0.147555191475789" calcext:value-type="float">
            <text:p>-0.1475551914757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518851643881" calcext:value-type="float">
            <text:p>-0.350518851643881</text:p>
          </table:table-cell>
          <table:table-cell table:formula="of:=-[.A694]" office:value-type="float" office:value="0.350518851643881" calcext:value-type="float">
            <text:p>0.350518851643881</text:p>
          </table:table-cell>
          <table:table-cell/>
          <table:table-cell table:formula="of:= 100 * ([.A695] - [.A694]*[.A694]) * ([.A695] - [.A694]*[.A694]) + (1 - [.A694]) * (1 - [.A694])" office:value-type="float" office:value="2.21403064383766" calcext:value-type="float">
            <text:p>2.21403064383766</text:p>
          </table:table-cell>
          <table:table-cell table:formula="of:= 100 * ([.B695] - [.B694]*[.B694]) * ([.B695] - [.B694]*[.B694]) + (1 - [.B694]) * (1 - [.B694])" office:value-type="float" office:value="9.91976548020641" calcext:value-type="float">
            <text:p>9.91976548020641</text:p>
          </table:table-cell>
          <table:table-cell table:formula="of:= [.A694]*[.A694]*[.A694]*[.A694] - 16*[.A694]*[.A694] + 5*[.A694]" office:value-type="float" office:value="-3.70331427282361" calcext:value-type="float">
            <text:p>-3.70331427282361</text:p>
          </table:table-cell>
          <table:table-cell table:formula="of:= [.B694]*[.B694]*[.B694]*[.B694] - 16*[.B694]*[.B694] + 5*[.B694]" office:value-type="float" office:value="-0.198125756384802" calcext:value-type="float">
            <text:p>-0.1981257563848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5323810793241" calcext:value-type="float">
            <text:p>0.185323810793241</text:p>
          </table:table-cell>
          <table:table-cell table:formula="of:=-[.A695]" office:value-type="float" office:value="-0.185323810793241" calcext:value-type="float">
            <text:p>-0.185323810793241</text:p>
          </table:table-cell>
          <table:table-cell/>
          <table:table-cell table:formula="of:= 100 * ([.A696] - [.A695]*[.A695]) * ([.A696] - [.A695]*[.A695]) + (1 - [.A695]) * (1 - [.A695])" office:value-type="float" office:value="2.27711961222688" calcext:value-type="float">
            <text:p>2.27711961222688</text:p>
          </table:table-cell>
          <table:table-cell table:formula="of:= 100 * ([.B696] - [.B695]*[.B695]) * ([.B696] - [.B695]*[.B695]) + (1 - [.B695]) * (1 - [.B695])" office:value-type="float" office:value="5.23524828103697" calcext:value-type="float">
            <text:p>5.23524828103697</text:p>
          </table:table-cell>
          <table:table-cell table:formula="of:= [.A695]*[.A695]*[.A695]*[.A695] - 16*[.A695]*[.A695] + 5*[.A695]" office:value-type="float" office:value="0.378279989591184" calcext:value-type="float">
            <text:p>0.378279989591184</text:p>
          </table:table-cell>
          <table:table-cell table:formula="of:= [.B695]*[.B695]*[.B695]*[.B695] - 16*[.B695]*[.B695] + 5*[.B695]" office:value-type="float" office:value="-1.47495811834123" calcext:value-type="float">
            <text:p>-1.474958118341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1365476921202" calcext:value-type="float">
            <text:p>0.161365476921202</text:p>
          </table:table-cell>
          <table:table-cell table:formula="of:=-[.A696]" office:value-type="float" office:value="-0.161365476921202" calcext:value-type="float">
            <text:p>-0.161365476921202</text:p>
          </table:table-cell>
          <table:table-cell/>
          <table:table-cell table:formula="of:= 100 * ([.A697] - [.A696]*[.A696]) * ([.A697] - [.A696]*[.A696]) + (1 - [.A696]) * (1 - [.A696])" office:value-type="float" office:value="1.4489638354601" calcext:value-type="float">
            <text:p>1.4489638354601</text:p>
          </table:table-cell>
          <table:table-cell table:formula="of:= 100 * ([.B697] - [.B696]*[.B696]) * ([.B697] - [.B696]*[.B696]) + (1 - [.B696]) * (1 - [.B696])" office:value-type="float" office:value="3.26502879319907" calcext:value-type="float">
            <text:p>3.26502879319907</text:p>
          </table:table-cell>
          <table:table-cell table:formula="of:= [.A696]*[.A696]*[.A696]*[.A696] - 16*[.A696]*[.A696] + 5*[.A696]" office:value-type="float" office:value="0.390884330332053" calcext:value-type="float">
            <text:p>0.390884330332053</text:p>
          </table:table-cell>
          <table:table-cell table:formula="of:= [.B696]*[.B696]*[.B696]*[.B696] - 16*[.B696]*[.B696] + 5*[.B696]" office:value-type="float" office:value="-1.22277043887997" calcext:value-type="float">
            <text:p>-1.222770438879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390190736207" calcext:value-type="float">
            <text:p>0.112390190736207</text:p>
          </table:table-cell>
          <table:table-cell table:formula="of:=-[.A697]" office:value-type="float" office:value="-0.112390190736207" calcext:value-type="float">
            <text:p>-0.112390190736207</text:p>
          </table:table-cell>
          <table:table-cell/>
          <table:table-cell table:formula="of:= 100 * ([.A698] - [.A697]*[.A697]) * ([.A698] - [.A697]*[.A697]) + (1 - [.A697]) * (1 - [.A697])" office:value-type="float" office:value="8.83121189878892" calcext:value-type="float">
            <text:p>8.83121189878892</text:p>
          </table:table-cell>
          <table:table-cell table:formula="of:= 100 * ([.B698] - [.B697]*[.B697]) * ([.B698] - [.B697]*[.B697]) + (1 - [.B697]) * (1 - [.B697])" office:value-type="float" office:value="10.7775601275409" calcext:value-type="float">
            <text:p>10.7775601275409</text:p>
          </table:table-cell>
          <table:table-cell table:formula="of:= [.A697]*[.A697]*[.A697]*[.A697] - 16*[.A697]*[.A697] + 5*[.A697]" office:value-type="float" office:value="0.360005630282553" calcext:value-type="float">
            <text:p>0.360005630282553</text:p>
          </table:table-cell>
          <table:table-cell table:formula="of:= [.B697]*[.B697]*[.B697]*[.B697] - 16*[.B697]*[.B697] + 5*[.B697]" office:value-type="float" office:value="-0.763896277079513" calcext:value-type="float">
            <text:p>-0.7638962770795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6239748178494" calcext:value-type="float">
            <text:p>0.296239748178494</text:p>
          </table:table-cell>
          <table:table-cell table:formula="of:=-[.A698]" office:value-type="float" office:value="-0.296239748178494" calcext:value-type="float">
            <text:p>-0.296239748178494</text:p>
          </table:table-cell>
          <table:table-cell/>
          <table:table-cell table:formula="of:= 100 * ([.A699] - [.A698]*[.A698]) * ([.A699] - [.A698]*[.A698]) + (1 - [.A698]) * (1 - [.A698])" office:value-type="float" office:value="17.3454563590103" calcext:value-type="float">
            <text:p>17.3454563590103</text:p>
          </table:table-cell>
          <table:table-cell table:formula="of:= 100 * ([.B699] - [.B698]*[.B698]) * ([.B699] - [.B698]*[.B698]) + (1 - [.B698]) * (1 - [.B698])" office:value-type="float" office:value="36.0205006483001" calcext:value-type="float">
            <text:p>36.0205006483001</text:p>
          </table:table-cell>
          <table:table-cell table:formula="of:= [.A698]*[.A698]*[.A698]*[.A698] - 16*[.A698]*[.A698] + 5*[.A698]" office:value-type="float" office:value="0.0847723910069129" calcext:value-type="float">
            <text:p>0.0847723910069129</text:p>
          </table:table-cell>
          <table:table-cell table:formula="of:= [.B698]*[.B698]*[.B698]*[.B698] - 16*[.B698]*[.B698] + 5*[.B698]" office:value-type="float" office:value="-2.87762509077803" calcext:value-type="float">
            <text:p>-2.877625090778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8247669963823" calcext:value-type="float">
            <text:p>0.498247669963823</text:p>
          </table:table-cell>
          <table:table-cell table:formula="of:=-[.A699]" office:value-type="float" office:value="-0.498247669963823" calcext:value-type="float">
            <text:p>-0.498247669963823</text:p>
          </table:table-cell>
          <table:table-cell/>
          <table:table-cell table:formula="of:= 100 * ([.A700] - [.A699]*[.A699]) * ([.A700] - [.A699]*[.A699]) + (1 - [.A699]) * (1 - [.A699])" office:value-type="float" office:value="36.090413946849" calcext:value-type="float">
            <text:p>36.090413946849</text:p>
          </table:table-cell>
          <table:table-cell table:formula="of:= 100 * ([.B700] - [.B699]*[.B699]) * ([.B700] - [.B699]*[.B699]) + (1 - [.B699]) * (1 - [.B699])" office:value-type="float" office:value="3.28825934127585" calcext:value-type="float">
            <text:p>3.28825934127585</text:p>
          </table:table-cell>
          <table:table-cell table:formula="of:= [.A699]*[.A699]*[.A699]*[.A699] - 16*[.A699]*[.A699] + 5*[.A699]" office:value-type="float" office:value="-1.41914506995039" calcext:value-type="float">
            <text:p>-1.41914506995039</text:p>
          </table:table-cell>
          <table:table-cell table:formula="of:= [.B699]*[.B699]*[.B699]*[.B699] - 16*[.B699]*[.B699] + 5*[.B699]" office:value-type="float" office:value="-6.40162176958862" calcext:value-type="float">
            <text:p>-6.401621769588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403237447698" calcext:value-type="float">
            <text:p>-0.350403237447698</text:p>
          </table:table-cell>
          <table:table-cell table:formula="of:=-[.A700]" office:value-type="float" office:value="0.350403237447698" calcext:value-type="float">
            <text:p>0.350403237447698</text:p>
          </table:table-cell>
          <table:table-cell/>
          <table:table-cell table:formula="of:= 100 * ([.A701] - [.A700]*[.A700]) * ([.A701] - [.A700]*[.A700]) + (1 - [.A700]) * (1 - [.A700])" office:value-type="float" office:value="10.9131561061311" calcext:value-type="float">
            <text:p>10.9131561061311</text:p>
          </table:table-cell>
          <table:table-cell table:formula="of:= 100 * ([.B701] - [.B700]*[.B700]) * ([.B701] - [.B700]*[.B700]) + (1 - [.B700]) * (1 - [.B700])" office:value-type="float" office:value="30.3487782306744" calcext:value-type="float">
            <text:p>30.3487782306744</text:p>
          </table:table-cell>
          <table:table-cell table:formula="of:= [.A700]*[.A700]*[.A700]*[.A700] - 16*[.A700]*[.A700] + 5*[.A700]" office:value-type="float" office:value="-3.70145952343431" calcext:value-type="float">
            <text:p>-3.70145952343431</text:p>
          </table:table-cell>
          <table:table-cell table:formula="of:= [.B700]*[.B700]*[.B700]*[.B700] - 16*[.B700]*[.B700] + 5*[.B700]" office:value-type="float" office:value="-0.197427148957333" calcext:value-type="float">
            <text:p>-0.197427148957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427151986725" calcext:value-type="float">
            <text:p>0.42427151986725</text:p>
          </table:table-cell>
          <table:table-cell table:formula="of:=-[.A701]" office:value-type="float" office:value="-0.42427151986725" calcext:value-type="float">
            <text:p>-0.42427151986725</text:p>
          </table:table-cell>
          <table:table-cell/>
          <table:table-cell table:formula="of:= 100 * ([.A702] - [.A701]*[.A701]) * ([.A702] - [.A701]*[.A701]) + (1 - [.A701]) * (1 - [.A701])" office:value-type="float" office:value="30.4893761405411" calcext:value-type="float">
            <text:p>30.4893761405411</text:p>
          </table:table-cell>
          <table:table-cell table:formula="of:= 100 * ([.B702] - [.B701]*[.B701]) * ([.B702] - [.B701]*[.B701]) + (1 - [.B701]) * (1 - [.B701])" office:value-type="float" office:value="5.60630500231846" calcext:value-type="float">
            <text:p>5.60630500231846</text:p>
          </table:table-cell>
          <table:table-cell table:formula="of:= [.A701]*[.A701]*[.A701]*[.A701] - 16*[.A701]*[.A701] + 5*[.A701]" office:value-type="float" office:value="-0.72634128562587" calcext:value-type="float">
            <text:p>-0.72634128562587</text:p>
          </table:table-cell>
          <table:table-cell table:formula="of:= [.B701]*[.B701]*[.B701]*[.B701] - 16*[.B701]*[.B701] + 5*[.B701]" office:value-type="float" office:value="-4.96905648429837" calcext:value-type="float">
            <text:p>-4.969056484298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9155883500792" calcext:value-type="float">
            <text:p>-0.369155883500792</text:p>
          </table:table-cell>
          <table:table-cell table:formula="of:=-[.A702]" office:value-type="float" office:value="0.369155883500792" calcext:value-type="float">
            <text:p>0.369155883500792</text:p>
          </table:table-cell>
          <table:table-cell/>
          <table:table-cell table:formula="of:= 100 * ([.A703] - [.A702]*[.A702]) * ([.A703] - [.A702]*[.A702]) + (1 - [.A702]) * (1 - [.A702])" office:value-type="float" office:value="41.7057149415103" calcext:value-type="float">
            <text:p>41.7057149415103</text:p>
          </table:table-cell>
          <table:table-cell table:formula="of:= 100 * ([.B703] - [.B702]*[.B702]) * ([.B703] - [.B702]*[.B702]) + (1 - [.B702]) * (1 - [.B702])" office:value-type="float" office:value="13.254988619538" calcext:value-type="float">
            <text:p>13.254988619538</text:p>
          </table:table-cell>
          <table:table-cell table:formula="of:= [.A702]*[.A702]*[.A702]*[.A702] - 16*[.A702]*[.A702] + 5*[.A702]" office:value-type="float" office:value="-4.00762531242343" calcext:value-type="float">
            <text:p>-4.00762531242343</text:p>
          </table:table-cell>
          <table:table-cell table:formula="of:= [.B702]*[.B702]*[.B702]*[.B702] - 16*[.B702]*[.B702] + 5*[.B702]" office:value-type="float" office:value="-0.316066477415506" calcext:value-type="float">
            <text:p>-0.3160664774155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484299620129" calcext:value-type="float">
            <text:p>-0.49484299620129</text:p>
          </table:table-cell>
          <table:table-cell table:formula="of:=-[.A703]" office:value-type="float" office:value="0.49484299620129" calcext:value-type="float">
            <text:p>0.49484299620129</text:p>
          </table:table-cell>
          <table:table-cell/>
          <table:table-cell table:formula="of:= 100 * ([.A704] - [.A703]*[.A703]) * ([.A704] - [.A703]*[.A703]) + (1 - [.A703]) * (1 - [.A703])" office:value-type="float" office:value="12.3632177912787" calcext:value-type="float">
            <text:p>12.3632177912787</text:p>
          </table:table-cell>
          <table:table-cell table:formula="of:= 100 * ([.B704] - [.B703]*[.B703]) * ([.B704] - [.B703]*[.B703]) + (1 - [.B703]) * (1 - [.B703])" office:value-type="float" office:value="3.19584574187015" calcext:value-type="float">
            <text:p>3.19584574187015</text:p>
          </table:table-cell>
          <table:table-cell table:formula="of:= [.A703]*[.A703]*[.A703]*[.A703] - 16*[.A703]*[.A703] + 5*[.A703]" office:value-type="float" office:value="-6.33216731869559" calcext:value-type="float">
            <text:p>-6.33216731869559</text:p>
          </table:table-cell>
          <table:table-cell table:formula="of:= [.B703]*[.B703]*[.B703]*[.B703] - 16*[.B703]*[.B703] + 5*[.B703]" office:value-type="float" office:value="-1.38373735668269" calcext:value-type="float">
            <text:p>-1.383737356682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733860014885228" calcext:value-type="float">
            <text:p>-0.0733860014885228</text:p>
          </table:table-cell>
          <table:table-cell table:formula="of:=-[.A704]" office:value-type="float" office:value="0.0733860014885228" calcext:value-type="float">
            <text:p>0.0733860014885228</text:p>
          </table:table-cell>
          <table:table-cell/>
          <table:table-cell table:formula="of:= 100 * ([.A705] - [.A704]*[.A704]) * ([.A705] - [.A704]*[.A704]) + (1 - [.A704]) * (1 - [.A704])" office:value-type="float" office:value="2.45016359030409" calcext:value-type="float">
            <text:p>2.45016359030409</text:p>
          </table:table-cell>
          <table:table-cell table:formula="of:= 100 * ([.B705] - [.B704]*[.B704]) * ([.B705] - [.B704]*[.B704]) + (1 - [.B704]) * (1 - [.B704])" office:value-type="float" office:value="1.92279265676283" calcext:value-type="float">
            <text:p>1.92279265676283</text:p>
          </table:table-cell>
          <table:table-cell table:formula="of:= [.A704]*[.A704]*[.A704]*[.A704] - 16*[.A704]*[.A704] + 5*[.A704]" office:value-type="float" office:value="-0.453069087207775" calcext:value-type="float">
            <text:p>-0.453069087207775</text:p>
          </table:table-cell>
          <table:table-cell table:formula="of:= [.B704]*[.B704]*[.B704]*[.B704] - 16*[.B704]*[.B704] + 5*[.B704]" office:value-type="float" office:value="0.280790927677454" calcext:value-type="float">
            <text:p>0.2807909276774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8544564657908" calcext:value-type="float">
            <text:p>-0.108544564657908</text:p>
          </table:table-cell>
          <table:table-cell table:formula="of:=-[.A705]" office:value-type="float" office:value="0.108544564657908" calcext:value-type="float">
            <text:p>0.108544564657908</text:p>
          </table:table-cell>
          <table:table-cell/>
          <table:table-cell table:formula="of:= 100 * ([.A706] - [.A705]*[.A705]) * ([.A706] - [.A705]*[.A705]) + (1 - [.A705]) * (1 - [.A705])" office:value-type="float" office:value="1.58444951344523" calcext:value-type="float">
            <text:p>1.58444951344523</text:p>
          </table:table-cell>
          <table:table-cell table:formula="of:= 100 * ([.B706] - [.B705]*[.B705]) * ([.B706] - [.B705]*[.B705]) + (1 - [.B705]) * (1 - [.B705])" office:value-type="float" office:value="1.4868210355407" calcext:value-type="float">
            <text:p>1.4868210355407</text:p>
          </table:table-cell>
          <table:table-cell table:formula="of:= [.A705]*[.A705]*[.A705]*[.A705] - 16*[.A705]*[.A705] + 5*[.A705]" office:value-type="float" office:value="-0.731094769859745" calcext:value-type="float">
            <text:p>-0.731094769859745</text:p>
          </table:table-cell>
          <table:table-cell table:formula="of:= [.B705]*[.B705]*[.B705]*[.B705] - 16*[.B705]*[.B705] + 5*[.B705]" office:value-type="float" office:value="0.354350876719335" calcext:value-type="float">
            <text:p>0.3543508767193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4123226171128" calcext:value-type="float">
            <text:p>0.0714123226171128</text:p>
          </table:table-cell>
          <table:table-cell table:formula="of:=-[.A706]" office:value-type="float" office:value="-0.0714123226171128" calcext:value-type="float">
            <text:p>-0.0714123226171128</text:p>
          </table:table-cell>
          <table:table-cell/>
          <table:table-cell table:formula="of:= 100 * ([.A707] - [.A706]*[.A706]) * ([.A707] - [.A706]*[.A706]) + (1 - [.A706]) * (1 - [.A706])" office:value-type="float" office:value="12.4335287803869" calcext:value-type="float">
            <text:p>12.4335287803869</text:p>
          </table:table-cell>
          <table:table-cell table:formula="of:= 100 * ([.B707] - [.B706]*[.B706]) * ([.B707] - [.B706]*[.B706]) + (1 - [.B706]) * (1 - [.B706])" office:value-type="float" office:value="13.423480333997" calcext:value-type="float">
            <text:p>13.423480333997</text:p>
          </table:table-cell>
          <table:table-cell table:formula="of:= [.A706]*[.A706]*[.A706]*[.A706] - 16*[.A706]*[.A706] + 5*[.A706]" office:value-type="float" office:value="0.275492103082693" calcext:value-type="float">
            <text:p>0.275492103082693</text:p>
          </table:table-cell>
          <table:table-cell table:formula="of:= [.B706]*[.B706]*[.B706]*[.B706] - 16*[.B706]*[.B706] + 5*[.B706]" office:value-type="float" office:value="-0.438631123088435" calcext:value-type="float">
            <text:p>-0.4386311230884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5265175237013" calcext:value-type="float">
            <text:p>0.345265175237013</text:p>
          </table:table-cell>
          <table:table-cell table:formula="of:=-[.A707]" office:value-type="float" office:value="-0.345265175237013" calcext:value-type="float">
            <text:p>-0.345265175237013</text:p>
          </table:table-cell>
          <table:table-cell/>
          <table:table-cell table:formula="of:= 100 * ([.A708] - [.A707]*[.A707]) * ([.A708] - [.A707]*[.A707]) + (1 - [.A707]) * (1 - [.A707])" office:value-type="float" office:value="13.4710849066503" calcext:value-type="float">
            <text:p>13.4710849066503</text:p>
          </table:table-cell>
          <table:table-cell table:formula="of:= 100 * ([.B708] - [.B707]*[.B707]) * ([.B708] - [.B707]*[.B707]) + (1 - [.B707]) * (1 - [.B707])" office:value-type="float" office:value="3.31592141798337" calcext:value-type="float">
            <text:p>3.31592141798337</text:p>
          </table:table-cell>
          <table:table-cell table:formula="of:= [.A707]*[.A707]*[.A707]*[.A707] - 16*[.A707]*[.A707] + 5*[.A707]" office:value-type="float" office:value="-0.166792226423822" calcext:value-type="float">
            <text:p>-0.166792226423822</text:p>
          </table:table-cell>
          <table:table-cell table:formula="of:= [.B707]*[.B707]*[.B707]*[.B707] - 16*[.B707]*[.B707] + 5*[.B707]" office:value-type="float" office:value="-3.61944397879395" calcext:value-type="float">
            <text:p>-3.61944397879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41934689775187" calcext:value-type="float">
            <text:p>-0.241934689775187</text:p>
          </table:table-cell>
          <table:table-cell table:formula="of:=-[.A708]" office:value-type="float" office:value="0.241934689775187" calcext:value-type="float">
            <text:p>0.241934689775187</text:p>
          </table:table-cell>
          <table:table-cell/>
          <table:table-cell table:formula="of:= 100 * ([.A709] - [.A708]*[.A708]) * ([.A709] - [.A708]*[.A708]) + (1 - [.A708]) * (1 - [.A708])" office:value-type="float" office:value="10.6118180002734" calcext:value-type="float">
            <text:p>10.6118180002734</text:p>
          </table:table-cell>
          <table:table-cell table:formula="of:= 100 * ([.B709] - [.B708]*[.B708]) * ([.B709] - [.B708]*[.B708]) + (1 - [.B708]) * (1 - [.B708])" office:value-type="float" office:value="18.0654182890516" calcext:value-type="float">
            <text:p>18.0654182890516</text:p>
          </table:table-cell>
          <table:table-cell table:formula="of:= [.A708]*[.A708]*[.A708]*[.A708] - 16*[.A708]*[.A708] + 5*[.A708]" office:value-type="float" office:value="-2.14276571358076" calcext:value-type="float">
            <text:p>-2.14276571358076</text:p>
          </table:table-cell>
          <table:table-cell table:formula="of:= [.B708]*[.B708]*[.B708]*[.B708] - 16*[.B708]*[.B708] + 5*[.B708]" office:value-type="float" office:value="0.276581184171104" calcext:value-type="float">
            <text:p>0.2765811841711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9687108949481" calcext:value-type="float">
            <text:p>0.359687108949481</text:p>
          </table:table-cell>
          <table:table-cell table:formula="of:=-[.A709]" office:value-type="float" office:value="-0.359687108949481" calcext:value-type="float">
            <text:p>-0.359687108949481</text:p>
          </table:table-cell>
          <table:table-cell/>
          <table:table-cell table:formula="of:= 100 * ([.A710] - [.A709]*[.A709]) * ([.A710] - [.A709]*[.A709]) + (1 - [.A709]) * (1 - [.A709])" office:value-type="float" office:value="6.27811438471384" calcext:value-type="float">
            <text:p>6.27811438471384</text:p>
          </table:table-cell>
          <table:table-cell table:formula="of:= 100 * ([.B710] - [.B709]*[.B709]) * ([.B710] - [.B709]*[.B709]) + (1 - [.B709]) * (1 - [.B709])" office:value-type="float" office:value="1.87599955981971" calcext:value-type="float">
            <text:p>1.87599955981971</text:p>
          </table:table-cell>
          <table:table-cell table:formula="of:= [.A709]*[.A709]*[.A709]*[.A709] - 16*[.A709]*[.A709] + 5*[.A709]" office:value-type="float" office:value="-0.254823673659414" calcext:value-type="float">
            <text:p>-0.254823673659414</text:p>
          </table:table-cell>
          <table:table-cell table:formula="of:= [.B709]*[.B709]*[.B709]*[.B709] - 16*[.B709]*[.B709] + 5*[.B709]" office:value-type="float" office:value="-3.85169476315423" calcext:value-type="float">
            <text:p>-3.851694763154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2867083133511" calcext:value-type="float">
            <text:p>-0.112867083133511</text:p>
          </table:table-cell>
          <table:table-cell table:formula="of:=-[.A710]" office:value-type="float" office:value="0.112867083133511" calcext:value-type="float">
            <text:p>0.112867083133511</text:p>
          </table:table-cell>
          <table:table-cell/>
          <table:table-cell table:formula="of:= 100 * ([.A711] - [.A710]*[.A710]) * ([.A711] - [.A710]*[.A710]) + (1 - [.A710]) * (1 - [.A710])" office:value-type="float" office:value="2.98054982588664" calcext:value-type="float">
            <text:p>2.98054982588664</text:p>
          </table:table-cell>
          <table:table-cell table:formula="of:= 100 * ([.B711] - [.B710]*[.B710]) * ([.B711] - [.B710]*[.B710]) + (1 - [.B710]) * (1 - [.B710])" office:value-type="float" office:value="1.92143846798024" calcext:value-type="float">
            <text:p>1.92143846798024</text:p>
          </table:table-cell>
          <table:table-cell table:formula="of:= [.A710]*[.A710]*[.A710]*[.A710] - 16*[.A710]*[.A710] + 5*[.A710]" office:value-type="float" office:value="-0.767996789376544" calcext:value-type="float">
            <text:p>-0.767996789376544</text:p>
          </table:table-cell>
          <table:table-cell table:formula="of:= [.B710]*[.B710]*[.B710]*[.B710] - 16*[.B710]*[.B710] + 5*[.B710]" office:value-type="float" office:value="0.360674041958563" calcext:value-type="float">
            <text:p>0.3606740419585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9248774051162" calcext:value-type="float">
            <text:p>-0.119248774051162</text:p>
          </table:table-cell>
          <table:table-cell table:formula="of:=-[.A711]" office:value-type="float" office:value="0.119248774051162" calcext:value-type="float">
            <text:p>0.119248774051162</text:p>
          </table:table-cell>
          <table:table-cell/>
          <table:table-cell table:formula="of:= 100 * ([.A712] - [.A711]*[.A711]) * ([.A712] - [.A711]*[.A711]) + (1 - [.A711]) * (1 - [.A711])" office:value-type="float" office:value="23.8909612250131" calcext:value-type="float">
            <text:p>23.8909612250131</text:p>
          </table:table-cell>
          <table:table-cell table:formula="of:= 100 * ([.B712] - [.B711]*[.B711]) * ([.B712] - [.B711]*[.B711]) + (1 - [.B711]) * (1 - [.B711])" office:value-type="float" office:value="26.2012352062361" calcext:value-type="float">
            <text:p>26.2012352062361</text:p>
          </table:table-cell>
          <table:table-cell table:formula="of:= [.A711]*[.A711]*[.A711]*[.A711] - 16*[.A711]*[.A711] + 5*[.A711]" office:value-type="float" office:value="-0.823565975977013" calcext:value-type="float">
            <text:p>-0.823565975977013</text:p>
          </table:table-cell>
          <table:table-cell table:formula="of:= [.B711]*[.B711]*[.B711]*[.B711] - 16*[.B711]*[.B711] + 5*[.B711]" office:value-type="float" office:value="0.368921764534607" calcext:value-type="float">
            <text:p>0.3689217645346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016901109585" calcext:value-type="float">
            <text:p>0.490016901109585</text:p>
          </table:table-cell>
          <table:table-cell table:formula="of:=-[.A712]" office:value-type="float" office:value="-0.490016901109585" calcext:value-type="float">
            <text:p>-0.490016901109585</text:p>
          </table:table-cell>
          <table:table-cell/>
          <table:table-cell table:formula="of:= 100 * ([.A713] - [.A712]*[.A712]) * ([.A713] - [.A712]*[.A712]) + (1 - [.A712]) * (1 - [.A712])" office:value-type="float" office:value="4.71808154332426" calcext:value-type="float">
            <text:p>4.71808154332426</text:p>
          </table:table-cell>
          <table:table-cell table:formula="of:= 100 * ([.B713] - [.B712]*[.B712]) * ([.B713] - [.B712]*[.B712]) + (1 - [.B712]) * (1 - [.B712])" office:value-type="float" office:value="50.0197938026928" calcext:value-type="float">
            <text:p>50.0197938026928</text:p>
          </table:table-cell>
          <table:table-cell table:formula="of:= [.A712]*[.A712]*[.A712]*[.A712] - 16*[.A712]*[.A712] + 5*[.A712]" office:value-type="float" office:value="-1.33412454441465" calcext:value-type="float">
            <text:p>-1.33412454441465</text:p>
          </table:table-cell>
          <table:table-cell table:formula="of:= [.B712]*[.B712]*[.B712]*[.B712] - 16*[.B712]*[.B712] + 5*[.B712]" office:value-type="float" office:value="-6.2342935555105" calcext:value-type="float">
            <text:p>-6.23429355551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1256298671027" calcext:value-type="float">
            <text:p>0.451256298671027</text:p>
          </table:table-cell>
          <table:table-cell table:formula="of:=-[.A713]" office:value-type="float" office:value="-0.451256298671027" calcext:value-type="float">
            <text:p>-0.451256298671027</text:p>
          </table:table-cell>
          <table:table-cell/>
          <table:table-cell table:formula="of:= 100 * ([.A714] - [.A713]*[.A713]) * ([.A714] - [.A713]*[.A713]) + (1 - [.A713]) * (1 - [.A713])" office:value-type="float" office:value="0.626111556338722" calcext:value-type="float">
            <text:p>0.626111556338722</text:p>
          </table:table-cell>
          <table:table-cell table:formula="of:= 100 * ([.B714] - [.B713]*[.B713]) * ([.B714] - [.B713]*[.B713]) + (1 - [.B713]) * (1 - [.B713])" office:value-type="float" office:value="23.661045432036" calcext:value-type="float">
            <text:p>23.661045432036</text:p>
          </table:table-cell>
          <table:table-cell table:formula="of:= [.A713]*[.A713]*[.A713]*[.A713] - 16*[.A713]*[.A713] + 5*[.A713]" office:value-type="float" office:value="-0.960368368034236" calcext:value-type="float">
            <text:p>-0.960368368034236</text:p>
          </table:table-cell>
          <table:table-cell table:formula="of:= [.B713]*[.B713]*[.B713]*[.B713] - 16*[.B713]*[.B713] + 5*[.B713]" office:value-type="float" office:value="-5.47293135474451" calcext:value-type="float">
            <text:p>-5.472931354744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0640308501843" calcext:value-type="float">
            <text:p>0.260640308501843</text:p>
          </table:table-cell>
          <table:table-cell table:formula="of:=-[.A714]" office:value-type="float" office:value="-0.260640308501843" calcext:value-type="float">
            <text:p>-0.260640308501843</text:p>
          </table:table-cell>
          <table:table-cell/>
          <table:table-cell table:formula="of:= 100 * ([.A715] - [.A714]*[.A714]) * ([.A715] - [.A714]*[.A714]) + (1 - [.A714]) * (1 - [.A714])" office:value-type="float" office:value="29.7927719881882" calcext:value-type="float">
            <text:p>29.7927719881882</text:p>
          </table:table-cell>
          <table:table-cell table:formula="of:= 100 * ([.B715] - [.B714]*[.B714]) * ([.B715] - [.B714]*[.B714]) + (1 - [.B714]) * (1 - [.B714])" office:value-type="float" office:value="17.9860502768628" calcext:value-type="float">
            <text:p>17.9860502768628</text:p>
          </table:table-cell>
          <table:table-cell table:formula="of:= [.A714]*[.A714]*[.A714]*[.A714] - 16*[.A714]*[.A714] + 5*[.A714]" office:value-type="float" office:value="0.22088255867031" calcext:value-type="float">
            <text:p>0.22088255867031</text:p>
          </table:table-cell>
          <table:table-cell table:formula="of:= [.B714]*[.B714]*[.B714]*[.B714] - 16*[.B714]*[.B714] + 5*[.B714]" office:value-type="float" office:value="-2.38552052634812" calcext:value-type="float">
            <text:p>-2.385520526348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863442026371" calcext:value-type="float">
            <text:p>-0.472863442026371</text:p>
          </table:table-cell>
          <table:table-cell table:formula="of:=-[.A715]" office:value-type="float" office:value="0.472863442026371" calcext:value-type="float">
            <text:p>0.472863442026371</text:p>
          </table:table-cell>
          <table:table-cell/>
          <table:table-cell table:formula="of:= 100 * ([.A716] - [.A715]*[.A715]) * ([.A716] - [.A715]*[.A715]) + (1 - [.A715]) * (1 - [.A715])" office:value-type="float" office:value="2.22425285516444" calcext:value-type="float">
            <text:p>2.22425285516444</text:p>
          </table:table-cell>
          <table:table-cell table:formula="of:= 100 * ([.B716] - [.B715]*[.B715]) * ([.B716] - [.B715]*[.B715]) + (1 - [.B715]) * (1 - [.B715])" office:value-type="float" office:value="18.2354101135787" calcext:value-type="float">
            <text:p>18.2354101135787</text:p>
          </table:table-cell>
          <table:table-cell table:formula="of:= [.A715]*[.A715]*[.A715]*[.A715] - 16*[.A715]*[.A715] + 5*[.A715]" office:value-type="float" office:value="-5.89191768088745" calcext:value-type="float">
            <text:p>-5.89191768088745</text:p>
          </table:table-cell>
          <table:table-cell table:formula="of:= [.B715]*[.B715]*[.B715]*[.B715] - 16*[.B715]*[.B715] + 5*[.B715]" office:value-type="float" office:value="-1.16328326062374" calcext:value-type="float">
            <text:p>-1.163283260623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016350908902" calcext:value-type="float">
            <text:p>0.20016350908902</text:p>
          </table:table-cell>
          <table:table-cell table:formula="of:=-[.A716]" office:value-type="float" office:value="-0.20016350908902" calcext:value-type="float">
            <text:p>-0.20016350908902</text:p>
          </table:table-cell>
          <table:table-cell/>
          <table:table-cell table:formula="of:= 100 * ([.A717] - [.A716]*[.A716]) * ([.A717] - [.A716]*[.A716]) + (1 - [.A716]) * (1 - [.A716])" office:value-type="float" office:value="12.298868824272" calcext:value-type="float">
            <text:p>12.298868824272</text:p>
          </table:table-cell>
          <table:table-cell table:formula="of:= 100 * ([.B717] - [.B716]*[.B716]) * ([.B717] - [.B716]*[.B716]) + (1 - [.B716]) * (1 - [.B716])" office:value-type="float" office:value="8.26940673036532" calcext:value-type="float">
            <text:p>8.26940673036532</text:p>
          </table:table-cell>
          <table:table-cell table:formula="of:= [.A716]*[.A716]*[.A716]*[.A716] - 16*[.A716]*[.A716] + 5*[.A716]" office:value-type="float" office:value="0.361375898222616" calcext:value-type="float">
            <text:p>0.361375898222616</text:p>
          </table:table-cell>
          <table:table-cell table:formula="of:= [.B716]*[.B716]*[.B716]*[.B716] - 16*[.B716]*[.B716] + 5*[.B716]" office:value-type="float" office:value="-1.64025919266759" calcext:value-type="float">
            <text:p>-1.640259192667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1389257868754" calcext:value-type="float">
            <text:p>-0.301389257868754</text:p>
          </table:table-cell>
          <table:table-cell table:formula="of:=-[.A717]" office:value-type="float" office:value="0.301389257868754" calcext:value-type="float">
            <text:p>0.301389257868754</text:p>
          </table:table-cell>
          <table:table-cell/>
          <table:table-cell table:formula="of:= 100 * ([.A718] - [.A717]*[.A717]) * ([.A718] - [.A717]*[.A717]) + (1 - [.A717]) * (1 - [.A717])" office:value-type="float" office:value="6.36345705458818" calcext:value-type="float">
            <text:p>6.36345705458818</text:p>
          </table:table-cell>
          <table:table-cell table:formula="of:= 100 * ([.B718] - [.B717]*[.B717]) * ([.B718] - [.B717]*[.B717]) + (1 - [.B717]) * (1 - [.B717])" office:value-type="float" office:value="0.606580364957781" calcext:value-type="float">
            <text:p>0.606580364957781</text:p>
          </table:table-cell>
          <table:table-cell table:formula="of:= [.A717]*[.A717]*[.A717]*[.A717] - 16*[.A717]*[.A717] + 5*[.A717]" office:value-type="float" office:value="-2.95206296019128" calcext:value-type="float">
            <text:p>-2.95206296019128</text:p>
          </table:table-cell>
          <table:table-cell table:formula="of:= [.B717]*[.B717]*[.B717]*[.B717] - 16*[.B717]*[.B717] + 5*[.B717]" office:value-type="float" office:value="0.0618296184962615" calcext:value-type="float">
            <text:p>0.06182961849626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5262711765309" calcext:value-type="float">
            <text:p>-0.125262711765309</text:p>
          </table:table-cell>
          <table:table-cell table:formula="of:=-[.A718]" office:value-type="float" office:value="0.125262711765309" calcext:value-type="float">
            <text:p>0.125262711765309</text:p>
          </table:table-cell>
          <table:table-cell/>
          <table:table-cell table:formula="of:= 100 * ([.A719] - [.A718]*[.A718]) * ([.A719] - [.A718]*[.A718]) + (1 - [.A718]) * (1 - [.A718])" office:value-type="float" office:value="1.38823280631045" calcext:value-type="float">
            <text:p>1.38823280631045</text:p>
          </table:table-cell>
          <table:table-cell table:formula="of:= 100 * ([.B719] - [.B718]*[.B718]) * ([.B719] - [.B718]*[.B718]) + (1 - [.B718]) * (1 - [.B718])" office:value-type="float" office:value="0.766425137387614" calcext:value-type="float">
            <text:p>0.766425137387614</text:p>
          </table:table-cell>
          <table:table-cell table:formula="of:= [.A718]*[.A718]*[.A718]*[.A718] - 16*[.A718]*[.A718] + 5*[.A718]" office:value-type="float" office:value="-0.877119310627205" calcext:value-type="float">
            <text:p>-0.877119310627205</text:p>
          </table:table-cell>
          <table:table-cell table:formula="of:= [.B718]*[.B718]*[.B718]*[.B718] - 16*[.B718]*[.B718] + 5*[.B718]" office:value-type="float" office:value="0.375507807025888" calcext:value-type="float">
            <text:p>0.3755078070258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92401327640241" calcext:value-type="float">
            <text:p>-0.0192401327640241</text:p>
          </table:table-cell>
          <table:table-cell table:formula="of:=-[.A719]" office:value-type="float" office:value="0.0192401327640241" calcext:value-type="float">
            <text:p>0.0192401327640241</text:p>
          </table:table-cell>
          <table:table-cell/>
          <table:table-cell table:formula="of:= 100 * ([.A720] - [.A719]*[.A719]) * ([.A720] - [.A719]*[.A719]) + (1 - [.A719]) * (1 - [.A719])" office:value-type="float" office:value="9.70569708546955" calcext:value-type="float">
            <text:p>9.70569708546955</text:p>
          </table:table-cell>
          <table:table-cell table:formula="of:= 100 * ([.B720] - [.B719]*[.B719]) * ([.B720] - [.B719]*[.B719]) + (1 - [.B719]) * (1 - [.B719])" office:value-type="float" office:value="9.6723833565905" calcext:value-type="float">
            <text:p>9.6723833565905</text:p>
          </table:table-cell>
          <table:table-cell table:formula="of:= [.A719]*[.A719]*[.A719]*[.A719] - 16*[.A719]*[.A719] + 5*[.A719]" office:value-type="float" office:value="-0.102123450125319" calcext:value-type="float">
            <text:p>-0.102123450125319</text:p>
          </table:table-cell>
          <table:table-cell table:formula="of:= [.B719]*[.B719]*[.B719]*[.B719] - 16*[.B719]*[.B719] + 5*[.B719]" office:value-type="float" office:value="0.0902778775149222" calcext:value-type="float">
            <text:p>0.09027787751492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4765268218585" calcext:value-type="float">
            <text:p>0.294765268218585</text:p>
          </table:table-cell>
          <table:table-cell table:formula="of:=-[.A720]" office:value-type="float" office:value="-0.294765268218585" calcext:value-type="float">
            <text:p>-0.294765268218585</text:p>
          </table:table-cell>
          <table:table-cell/>
          <table:table-cell table:formula="of:= 100 * ([.A721] - [.A720]*[.A720]) * ([.A721] - [.A720]*[.A720]) + (1 - [.A720]) * (1 - [.A720])" office:value-type="float" office:value="9.84547351325361" calcext:value-type="float">
            <text:p>9.84547351325361</text:p>
          </table:table-cell>
          <table:table-cell table:formula="of:= 100 * ([.B721] - [.B720]*[.B720]) * ([.B721] - [.B720]*[.B720]) + (1 - [.B720]) * (1 - [.B720])" office:value-type="float" office:value="24.6703639553172" calcext:value-type="float">
            <text:p>24.6703639553172</text:p>
          </table:table-cell>
          <table:table-cell table:formula="of:= [.A720]*[.A720]*[.A720]*[.A720] - 16*[.A720]*[.A720] + 5*[.A720]" office:value-type="float" office:value="0.0911906024157549" calcext:value-type="float">
            <text:p>0.0911906024157549</text:p>
          </table:table-cell>
          <table:table-cell table:formula="of:= [.B720]*[.B720]*[.B720]*[.B720] - 16*[.B720]*[.B720] + 5*[.B720]" office:value-type="float" office:value="-2.8564620797701" calcext:value-type="float">
            <text:p>-2.85646207977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2633476436935" calcext:value-type="float">
            <text:p>0.392633476436935</text:p>
          </table:table-cell>
          <table:table-cell table:formula="of:=-[.A721]" office:value-type="float" office:value="-0.392633476436935" calcext:value-type="float">
            <text:p>-0.392633476436935</text:p>
          </table:table-cell>
          <table:table-cell/>
          <table:table-cell table:formula="of:= 100 * ([.A722] - [.A721]*[.A721]) * ([.A722] - [.A721]*[.A721]) + (1 - [.A721]) * (1 - [.A721])" office:value-type="float" office:value="0.389243235131096" calcext:value-type="float">
            <text:p>0.389243235131096</text:p>
          </table:table-cell>
          <table:table-cell table:formula="of:= 100 * ([.B722] - [.B721]*[.B721]) * ([.B722] - [.B721]*[.B721]) + (1 - [.B721]) * (1 - [.B721])" office:value-type="float" office:value="12.3456739818162" calcext:value-type="float">
            <text:p>12.3456739818162</text:p>
          </table:table-cell>
          <table:table-cell table:formula="of:= [.A721]*[.A721]*[.A721]*[.A721] - 16*[.A721]*[.A721] + 5*[.A721]" office:value-type="float" office:value="-0.479643738562258" calcext:value-type="float">
            <text:p>-0.479643738562258</text:p>
          </table:table-cell>
          <table:table-cell table:formula="of:= [.B721]*[.B721]*[.B721]*[.B721] - 16*[.B721]*[.B721] + 5*[.B721]" office:value-type="float" office:value="-4.40597850293161" calcext:value-type="float">
            <text:p>-4.405978502931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8426088419317" calcext:value-type="float">
            <text:p>0.168426088419317</text:p>
          </table:table-cell>
          <table:table-cell table:formula="of:=-[.A722]" office:value-type="float" office:value="-0.168426088419317" calcext:value-type="float">
            <text:p>-0.168426088419317</text:p>
          </table:table-cell>
          <table:table-cell/>
          <table:table-cell table:formula="of:= 100 * ([.A723] - [.A722]*[.A722]) * ([.A723] - [.A722]*[.A722]) + (1 - [.A722]) * (1 - [.A722])" office:value-type="float" office:value="5.77566257301337" calcext:value-type="float">
            <text:p>5.77566257301337</text:p>
          </table:table-cell>
          <table:table-cell table:formula="of:= 100 * ([.B723] - [.B722]*[.B722]) * ([.B723] - [.B722]*[.B722]) + (1 - [.B722]) * (1 - [.B722])" office:value-type="float" office:value="4.21273556878386" calcext:value-type="float">
            <text:p>4.21273556878386</text:p>
          </table:table-cell>
          <table:table-cell table:formula="of:= [.A722]*[.A722]*[.A722]*[.A722] - 16*[.A722]*[.A722] + 5*[.A722]" office:value-type="float" office:value="0.389057592323462" calcext:value-type="float">
            <text:p>0.389057592323462</text:p>
          </table:table-cell>
          <table:table-cell table:formula="of:= [.B722]*[.B722]*[.B722]*[.B722] - 16*[.B722]*[.B722] + 5*[.B722]" office:value-type="float" office:value="-1.29520329186971" calcext:value-type="float">
            <text:p>-1.295203291869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7113192977541" calcext:value-type="float">
            <text:p>-0.197113192977541</text:p>
          </table:table-cell>
          <table:table-cell table:formula="of:=-[.A723]" office:value-type="float" office:value="0.197113192977541" calcext:value-type="float">
            <text:p>0.197113192977541</text:p>
          </table:table-cell>
          <table:table-cell/>
          <table:table-cell table:formula="of:= 100 * ([.A724] - [.A723]*[.A723]) * ([.A724] - [.A723]*[.A723]) + (1 - [.A723]) * (1 - [.A723])" office:value-type="float" office:value="1.48293244701905" calcext:value-type="float">
            <text:p>1.48293244701905</text:p>
          </table:table-cell>
          <table:table-cell table:formula="of:= 100 * ([.B724] - [.B723]*[.B723]) * ([.B724] - [.B723]*[.B723]) + (1 - [.B723]) * (1 - [.B723])" office:value-type="float" office:value="1.64532502569467" calcext:value-type="float">
            <text:p>1.64532502569467</text:p>
          </table:table-cell>
          <table:table-cell table:formula="of:= [.A723]*[.A723]*[.A723]*[.A723] - 16*[.A723]*[.A723] + 5*[.A723]" office:value-type="float" office:value="-1.60571413534477" calcext:value-type="float">
            <text:p>-1.60571413534477</text:p>
          </table:table-cell>
          <table:table-cell table:formula="of:= [.B723]*[.B723]*[.B723]*[.B723] - 16*[.B723]*[.B723] + 5*[.B723]" office:value-type="float" office:value="0.365417794430641" calcext:value-type="float">
            <text:p>0.3654177944306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11812731099444" calcext:value-type="float">
            <text:p>0.0611812731099444</text:p>
          </table:table-cell>
          <table:table-cell table:formula="of:=-[.A724]" office:value-type="float" office:value="-0.0611812731099444" calcext:value-type="float">
            <text:p>-0.0611812731099444</text:p>
          </table:table-cell>
          <table:table-cell/>
          <table:table-cell table:formula="of:= 100 * ([.A725] - [.A724]*[.A724]) * ([.A725] - [.A724]*[.A724]) + (1 - [.A724]) * (1 - [.A724])" office:value-type="float" office:value="25.0056501568418" calcext:value-type="float">
            <text:p>25.0056501568418</text:p>
          </table:table-cell>
          <table:table-cell table:formula="of:= 100 * ([.B725] - [.B724]*[.B724]) * ([.B725] - [.B724]*[.B724]) + (1 - [.B724]) * (1 - [.B724])" office:value-type="float" office:value="24.5205789136578" calcext:value-type="float">
            <text:p>24.5205789136578</text:p>
          </table:table-cell>
          <table:table-cell table:formula="of:= [.A724]*[.A724]*[.A724]*[.A724] - 16*[.A724]*[.A724] + 5*[.A724]" office:value-type="float" office:value="0.246030005838357" calcext:value-type="float">
            <text:p>0.246030005838357</text:p>
          </table:table-cell>
          <table:table-cell table:formula="of:= [.B724]*[.B724]*[.B724]*[.B724] - 16*[.B724]*[.B724] + 5*[.B724]" office:value-type="float" office:value="-0.365782725261087" calcext:value-type="float">
            <text:p>-0.3657827252610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7421483638557" calcext:value-type="float">
            <text:p>-0.487421483638557</text:p>
          </table:table-cell>
          <table:table-cell table:formula="of:=-[.A725]" office:value-type="float" office:value="0.487421483638557" calcext:value-type="float">
            <text:p>0.487421483638557</text:p>
          </table:table-cell>
          <table:table-cell/>
          <table:table-cell table:formula="of:= 100 * ([.A726] - [.A725]*[.A725]) * ([.A726] - [.A725]*[.A725]) + (1 - [.A725]) * (1 - [.A725])" office:value-type="float" office:value="33.8205036688953" calcext:value-type="float">
            <text:p>33.8205036688953</text:p>
          </table:table-cell>
          <table:table-cell table:formula="of:= 100 * ([.B726] - [.B725]*[.B725]) * ([.B726] - [.B725]*[.B725]) + (1 - [.B725]) * (1 - [.B725])" office:value-type="float" office:value="1.02052857646739" calcext:value-type="float">
            <text:p>1.02052857646739</text:p>
          </table:table-cell>
          <table:table-cell table:formula="of:= [.A725]*[.A725]*[.A725]*[.A725] - 16*[.A725]*[.A725] + 5*[.A725]" office:value-type="float" office:value="-6.18193854645046" calcext:value-type="float">
            <text:p>-6.18193854645046</text:p>
          </table:table-cell>
          <table:table-cell table:formula="of:= [.B725]*[.B725]*[.B725]*[.B725] - 16*[.B725]*[.B725] + 5*[.B725]" office:value-type="float" office:value="-1.30772371006489" calcext:value-type="float">
            <text:p>-1.307723710064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4630942854761" calcext:value-type="float">
            <text:p>-0.324630942854761</text:p>
          </table:table-cell>
          <table:table-cell table:formula="of:=-[.A726]" office:value-type="float" office:value="0.324630942854761" calcext:value-type="float">
            <text:p>0.324630942854761</text:p>
          </table:table-cell>
          <table:table-cell/>
          <table:table-cell table:formula="of:= 100 * ([.A727] - [.A726]*[.A726]) * ([.A727] - [.A726]*[.A726]) + (1 - [.A726]) * (1 - [.A726])" office:value-type="float" office:value="16.258451874582" calcext:value-type="float">
            <text:p>16.258451874582</text:p>
          </table:table-cell>
          <table:table-cell table:formula="of:= 100 * ([.B727] - [.B726]*[.B726]) * ([.B727] - [.B726]*[.B726]) + (1 - [.B726]) * (1 - [.B726])" office:value-type="float" office:value="3.34843965500621" calcext:value-type="float">
            <text:p>3.34843965500621</text:p>
          </table:table-cell>
          <table:table-cell table:formula="of:= [.A726]*[.A726]*[.A726]*[.A726] - 16*[.A726]*[.A726] + 5*[.A726]" office:value-type="float" office:value="-3.29821264849497" calcext:value-type="float">
            <text:p>-3.29821264849497</text:p>
          </table:table-cell>
          <table:table-cell table:formula="of:= [.B726]*[.B726]*[.B726]*[.B726] - 16*[.B726]*[.B726] + 5*[.B726]" office:value-type="float" office:value="-0.0519032199473541" calcext:value-type="float">
            <text:p>-0.05190321994735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5453361638907" calcext:value-type="float">
            <text:p>-0.275453361638907</text:p>
          </table:table-cell>
          <table:table-cell table:formula="of:=-[.A727]" office:value-type="float" office:value="0.275453361638907" calcext:value-type="float">
            <text:p>0.275453361638907</text:p>
          </table:table-cell>
          <table:table-cell/>
          <table:table-cell table:formula="of:= 100 * ([.A728] - [.A727]*[.A727]) * ([.A728] - [.A727]*[.A727]) + (1 - [.A727]) * (1 - [.A727])" office:value-type="float" office:value="7.50030912177939" calcext:value-type="float">
            <text:p>7.50030912177939</text:p>
          </table:table-cell>
          <table:table-cell table:formula="of:= 100 * ([.B728] - [.B727]*[.B727]) * ([.B728] - [.B727]*[.B727]) + (1 - [.B727]) * (1 - [.B727])" office:value-type="float" office:value="16.0566641355381" calcext:value-type="float">
            <text:p>16.0566641355381</text:p>
          </table:table-cell>
          <table:table-cell table:formula="of:= [.A727]*[.A727]*[.A727]*[.A727] - 16*[.A727]*[.A727] + 5*[.A727]" office:value-type="float" office:value="-2.58550273119413" calcext:value-type="float">
            <text:p>-2.58550273119413</text:p>
          </table:table-cell>
          <table:table-cell table:formula="of:= [.B727]*[.B727]*[.B727]*[.B727] - 16*[.B727]*[.B727] + 5*[.B727]" office:value-type="float" office:value="0.169030885194936" calcext:value-type="float">
            <text:p>0.1690308851949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8228177148119" calcext:value-type="float">
            <text:p>0.318228177148119</text:p>
          </table:table-cell>
          <table:table-cell table:formula="of:=-[.A728]" office:value-type="float" office:value="-0.318228177148119" calcext:value-type="float">
            <text:p>-0.318228177148119</text:p>
          </table:table-cell>
          <table:table-cell/>
          <table:table-cell table:formula="of:= 100 * ([.A729] - [.A728]*[.A728]) * ([.A729] - [.A728]*[.A728]) + (1 - [.A728]) * (1 - [.A728])" office:value-type="float" office:value="28.9457059118943" calcext:value-type="float">
            <text:p>28.9457059118943</text:p>
          </table:table-cell>
          <table:table-cell table:formula="of:= 100 * ([.B729] - [.B728]*[.B728]) * ([.B729] - [.B728]*[.B728]) + (1 - [.B728]) * (1 - [.B728])" office:value-type="float" office:value="12.7028692904693" calcext:value-type="float">
            <text:p>12.7028692904693</text:p>
          </table:table-cell>
          <table:table-cell table:formula="of:= [.A728]*[.A728]*[.A728]*[.A728] - 16*[.A728]*[.A728] + 5*[.A728]" office:value-type="float" office:value="-0.018910432610012" calcext:value-type="float">
            <text:p>-0.018910432610012</text:p>
          </table:table-cell>
          <table:table-cell table:formula="of:= [.B728]*[.B728]*[.B728]*[.B728] - 16*[.B728]*[.B728] + 5*[.B728]" office:value-type="float" office:value="-3.2011922040912" calcext:value-type="float">
            <text:p>-3.20119220409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2405757291556" calcext:value-type="float">
            <text:p>-0.432405757291556</text:p>
          </table:table-cell>
          <table:table-cell table:formula="of:=-[.A729]" office:value-type="float" office:value="0.432405757291556" calcext:value-type="float">
            <text:p>0.432405757291556</text:p>
          </table:table-cell>
          <table:table-cell/>
          <table:table-cell table:formula="of:= 100 * ([.A730] - [.A729]*[.A729]) * ([.A730] - [.A729]*[.A729]) + (1 - [.A729]) * (1 - [.A729])" office:value-type="float" office:value="3.93680182446886" calcext:value-type="float">
            <text:p>3.93680182446886</text:p>
          </table:table-cell>
          <table:table-cell table:formula="of:= 100 * ([.B730] - [.B729]*[.B729]) * ([.B730] - [.B729]*[.B729]) + (1 - [.B729]) * (1 - [.B729])" office:value-type="float" office:value="26.4593437189779" calcext:value-type="float">
            <text:p>26.4593437189779</text:p>
          </table:table-cell>
          <table:table-cell table:formula="of:= [.A729]*[.A729]*[.A729]*[.A729] - 16*[.A729]*[.A729] + 5*[.A729]" office:value-type="float" office:value="-5.11866505647866" calcext:value-type="float">
            <text:p>-5.11866505647866</text:p>
          </table:table-cell>
          <table:table-cell table:formula="of:= [.B729]*[.B729]*[.B729]*[.B729] - 16*[.B729]*[.B729] + 5*[.B729]" office:value-type="float" office:value="-0.794607483563099" calcext:value-type="float">
            <text:p>-0.7946074835630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4270608175612" calcext:value-type="float">
            <text:p>0.324270608175612</text:p>
          </table:table-cell>
          <table:table-cell table:formula="of:=-[.A730]" office:value-type="float" office:value="-0.324270608175612" calcext:value-type="float">
            <text:p>-0.324270608175612</text:p>
          </table:table-cell>
          <table:table-cell/>
          <table:table-cell table:formula="of:= 100 * ([.A731] - [.A730]*[.A730]) * ([.A731] - [.A730]*[.A730]) + (1 - [.A730]) * (1 - [.A730])" office:value-type="float" office:value="13.8995027652042" calcext:value-type="float">
            <text:p>13.8995027652042</text:p>
          </table:table-cell>
          <table:table-cell table:formula="of:= 100 * ([.B731] - [.B730]*[.B730]) * ([.B731] - [.B730]*[.B730]) + (1 - [.B730]) * (1 - [.B730])" office:value-type="float" office:value="35.0406334893169" calcext:value-type="float">
            <text:p>35.0406334893169</text:p>
          </table:table-cell>
          <table:table-cell table:formula="of:= [.A730]*[.A730]*[.A730]*[.A730] - 16*[.A730]*[.A730] + 5*[.A730]" office:value-type="float" office:value="-0.0500129736784205" calcext:value-type="float">
            <text:p>-0.0500129736784205</text:p>
          </table:table-cell>
          <table:table-cell table:formula="of:= [.B730]*[.B730]*[.B730]*[.B730] - 16*[.B730]*[.B730] + 5*[.B730]" office:value-type="float" office:value="-3.29271905543454" calcext:value-type="float">
            <text:p>-3.292719055434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1796931243223" calcext:value-type="float">
            <text:p>0.471796931243223</text:p>
          </table:table-cell>
          <table:table-cell table:formula="of:=-[.A731]" office:value-type="float" office:value="-0.471796931243223" calcext:value-type="float">
            <text:p>-0.471796931243223</text:p>
          </table:table-cell>
          <table:table-cell/>
          <table:table-cell table:formula="of:= 100 * ([.A732] - [.A731]*[.A731]) * ([.A732] - [.A731]*[.A731]) + (1 - [.A731]) * (1 - [.A731])" office:value-type="float" office:value="43.5145163724216" calcext:value-type="float">
            <text:p>43.5145163724216</text:p>
          </table:table-cell>
          <table:table-cell table:formula="of:= 100 * ([.B732] - [.B731]*[.B731]) * ([.B732] - [.B731]*[.B731]) + (1 - [.B731]) * (1 - [.B731])" office:value-type="float" office:value="6.6755454215252" calcext:value-type="float">
            <text:p>6.6755454215252</text:p>
          </table:table-cell>
          <table:table-cell table:formula="of:= [.A731]*[.A731]*[.A731]*[.A731] - 16*[.A731]*[.A731] + 5*[.A731]" office:value-type="float" office:value="-1.15294550131769" calcext:value-type="float">
            <text:p>-1.15294550131769</text:p>
          </table:table-cell>
          <table:table-cell table:formula="of:= [.B731]*[.B731]*[.B731]*[.B731] - 16*[.B731]*[.B731] + 5*[.B731]" office:value-type="float" office:value="-5.87091481374992" calcext:value-type="float">
            <text:p>-5.870914813749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4944862910083" calcext:value-type="float">
            <text:p>-0.434944862910083</text:p>
          </table:table-cell>
          <table:table-cell table:formula="of:=-[.A732]" office:value-type="float" office:value="0.434944862910083" calcext:value-type="float">
            <text:p>0.434944862910083</text:p>
          </table:table-cell>
          <table:table-cell/>
          <table:table-cell table:formula="of:= 100 * ([.A733] - [.A732]*[.A732]) * ([.A733] - [.A732]*[.A732]) + (1 - [.A732]) * (1 - [.A732])" office:value-type="float" office:value="13.0242651509762" calcext:value-type="float">
            <text:p>13.0242651509762</text:p>
          </table:table-cell>
          <table:table-cell table:formula="of:= 100 * ([.B733] - [.B732]*[.B732]) * ([.B733] - [.B732]*[.B732]) + (1 - [.B732]) * (1 - [.B732])" office:value-type="float" office:value="0.542228588439707" calcext:value-type="float">
            <text:p>0.542228588439707</text:p>
          </table:table-cell>
          <table:table-cell table:formula="of:= [.A732]*[.A732]*[.A732]*[.A732] - 16*[.A732]*[.A732] + 5*[.A732]" office:value-type="float" office:value="-5.16576890479362" calcext:value-type="float">
            <text:p>-5.16576890479362</text:p>
          </table:table-cell>
          <table:table-cell table:formula="of:= [.B732]*[.B732]*[.B732]*[.B732] - 16*[.B732]*[.B732] + 5*[.B732]" office:value-type="float" office:value="-0.816320275692792" calcext:value-type="float">
            <text:p>-0.8163202756927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1960375642774" calcext:value-type="float">
            <text:p>-0.141960375642774</text:p>
          </table:table-cell>
          <table:table-cell table:formula="of:=-[.A733]" office:value-type="float" office:value="0.141960375642774" calcext:value-type="float">
            <text:p>0.141960375642774</text:p>
          </table:table-cell>
          <table:table-cell/>
          <table:table-cell table:formula="of:= 100 * ([.A734] - [.A733]*[.A733]) * ([.A734] - [.A733]*[.A733]) + (1 - [.A733]) * (1 - [.A733])" office:value-type="float" office:value="15.0477482969701" calcext:value-type="float">
            <text:p>15.0477482969701</text:p>
          </table:table-cell>
          <table:table-cell table:formula="of:= 100 * ([.B734] - [.B733]*[.B733]) * ([.B734] - [.B733]*[.B733]) + (1 - [.B733]) * (1 - [.B733])" office:value-type="float" office:value="11.6539120795093" calcext:value-type="float">
            <text:p>11.6539120795093</text:p>
          </table:table-cell>
          <table:table-cell table:formula="of:= [.A733]*[.A733]*[.A733]*[.A733] - 16*[.A733]*[.A733] + 5*[.A733]" office:value-type="float" office:value="-1.03183971699393" calcext:value-type="float">
            <text:p>-1.03183971699393</text:p>
          </table:table-cell>
          <table:table-cell table:formula="of:= [.B733]*[.B733]*[.B733]*[.B733] - 16*[.B733]*[.B733] + 5*[.B733]" office:value-type="float" office:value="0.387764039433804" calcext:value-type="float">
            <text:p>0.3877640394338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50571877277309" calcext:value-type="float">
            <text:p>-0.350571877277309</text:p>
          </table:table-cell>
          <table:table-cell table:formula="of:=-[.A734]" office:value-type="float" office:value="0.350571877277309" calcext:value-type="float">
            <text:p>0.350571877277309</text:p>
          </table:table-cell>
          <table:table-cell/>
          <table:table-cell table:formula="of:= 100 * ([.A735] - [.A734]*[.A734]) * ([.A735] - [.A734]*[.A734]) + (1 - [.A734]) * (1 - [.A734])" office:value-type="float" office:value="32.0066828656503" calcext:value-type="float">
            <text:p>32.0066828656503</text:p>
          </table:table-cell>
          <table:table-cell table:formula="of:= 100 * ([.B735] - [.B734]*[.B734]) * ([.B735] - [.B734]*[.B734]) + (1 - [.B734]) * (1 - [.B734])" office:value-type="float" office:value="9.63820275841064" calcext:value-type="float">
            <text:p>9.63820275841064</text:p>
          </table:table-cell>
          <table:table-cell table:formula="of:= [.A734]*[.A734]*[.A734]*[.A734] - 16*[.A734]*[.A734] + 5*[.A734]" office:value-type="float" office:value="-3.70416507699826" calcext:value-type="float">
            <text:p>-3.70416507699826</text:p>
          </table:table-cell>
          <table:table-cell table:formula="of:= [.B734]*[.B734]*[.B734]*[.B734] - 16*[.B734]*[.B734] + 5*[.B734]" office:value-type="float" office:value="-0.198446304225173" calcext:value-type="float">
            <text:p>-0.1984463042251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6486640021537" calcext:value-type="float">
            <text:p>-0.426486640021537</text:p>
          </table:table-cell>
          <table:table-cell table:formula="of:=-[.A735]" office:value-type="float" office:value="0.426486640021537" calcext:value-type="float">
            <text:p>0.426486640021537</text:p>
          </table:table-cell>
          <table:table-cell/>
          <table:table-cell table:formula="of:= 100 * ([.A736] - [.A735]*[.A735]) * ([.A736] - [.A735]*[.A735]) + (1 - [.A735]) * (1 - [.A735])" office:value-type="float" office:value="5.43100701173228" calcext:value-type="float">
            <text:p>5.43100701173228</text:p>
          </table:table-cell>
          <table:table-cell table:formula="of:= 100 * ([.B736] - [.B735]*[.B735]) * ([.B736] - [.B735]*[.B735]) + (1 - [.B735]) * (1 - [.B735])" office:value-type="float" office:value="3.55077886083401" calcext:value-type="float">
            <text:p>3.55077886083401</text:p>
          </table:table-cell>
          <table:table-cell table:formula="of:= [.A735]*[.A735]*[.A735]*[.A735] - 16*[.A735]*[.A735] + 5*[.A735]" office:value-type="float" office:value="-5.00960258316609" calcext:value-type="float">
            <text:p>-5.00960258316609</text:p>
          </table:table-cell>
          <table:table-cell table:formula="of:= [.B735]*[.B735]*[.B735]*[.B735] - 16*[.B735]*[.B735] + 5*[.B735]" office:value-type="float" office:value="-0.744736182950719" calcext:value-type="float">
            <text:p>-0.7447361829507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239541443216484" calcext:value-type="float">
            <text:p>-0.00239541443216484</text:p>
          </table:table-cell>
          <table:table-cell table:formula="of:=-[.A736]" office:value-type="float" office:value="0.00239541443216484" calcext:value-type="float">
            <text:p>0.00239541443216484</text:p>
          </table:table-cell>
          <table:table-cell/>
          <table:table-cell table:formula="of:= 100 * ([.A737] - [.A736]*[.A736]) * ([.A737] - [.A736]*[.A736]) + (1 - [.A736]) * (1 - [.A736])" office:value-type="float" office:value="5.86792707697966" calcext:value-type="float">
            <text:p>5.86792707697966</text:p>
          </table:table-cell>
          <table:table-cell table:formula="of:= 100 * ([.B737] - [.B736]*[.B736]) * ([.B737] - [.B736]*[.B736]) + (1 - [.B736]) * (1 - [.B736])" office:value-type="float" office:value="5.85885158246302" calcext:value-type="float">
            <text:p>5.85885158246302</text:p>
          </table:table-cell>
          <table:table-cell table:formula="of:= [.A736]*[.A736]*[.A736]*[.A736] - 16*[.A736]*[.A736] + 5*[.A736]" office:value-type="float" office:value="-0.0120688802927286" calcext:value-type="float">
            <text:p>-0.0120688802927286</text:p>
          </table:table-cell>
          <table:table-cell table:formula="of:= [.B736]*[.B736]*[.B736]*[.B736] - 16*[.B736]*[.B736] + 5*[.B736]" office:value-type="float" office:value="0.0118852640289198" calcext:value-type="float">
            <text:p>0.01188526402891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0530804841831" calcext:value-type="float">
            <text:p>0.220530804841831</text:p>
          </table:table-cell>
          <table:table-cell table:formula="of:=-[.A737]" office:value-type="float" office:value="-0.220530804841831" calcext:value-type="float">
            <text:p>-0.220530804841831</text:p>
          </table:table-cell>
          <table:table-cell/>
          <table:table-cell table:formula="of:= 100 * ([.A738] - [.A737]*[.A737]) * ([.A738] - [.A737]*[.A737]) + (1 - [.A737]) * (1 - [.A737])" office:value-type="float" office:value="19.9544692245601" calcext:value-type="float">
            <text:p>19.9544692245601</text:p>
          </table:table-cell>
          <table:table-cell table:formula="of:= 100 * ([.B738] - [.B737]*[.B737]) * ([.B738] - [.B737]*[.B737]) + (1 - [.B737]) * (1 - [.B737])" office:value-type="float" office:value="30.3393504789785" calcext:value-type="float">
            <text:p>30.3393504789785</text:p>
          </table:table-cell>
          <table:table-cell table:formula="of:= [.A737]*[.A737]*[.A737]*[.A737] - 16*[.A737]*[.A737] + 5*[.A737]" office:value-type="float" office:value="0.326877900054993" calcext:value-type="float">
            <text:p>0.326877900054993</text:p>
          </table:table-cell>
          <table:table-cell table:formula="of:= [.B737]*[.B737]*[.B737]*[.B737] - 16*[.B737]*[.B737] + 5*[.B737]" office:value-type="float" office:value="-1.87843014836331" calcext:value-type="float">
            <text:p>-1.878430148363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484912935949" calcext:value-type="float">
            <text:p>0.488484912935949</text:p>
          </table:table-cell>
          <table:table-cell table:formula="of:=-[.A738]" office:value-type="float" office:value="-0.488484912935949" calcext:value-type="float">
            <text:p>-0.488484912935949</text:p>
          </table:table-cell>
          <table:table-cell/>
          <table:table-cell table:formula="of:= 100 * ([.A739] - [.A738]*[.A738]) * ([.A739] - [.A738]*[.A738]) + (1 - [.A738]) * (1 - [.A738])" office:value-type="float" office:value="0.556427220097866" calcext:value-type="float">
            <text:p>0.556427220097866</text:p>
          </table:table-cell>
          <table:table-cell table:formula="of:= 100 * ([.B739] - [.B738]*[.B738]) * ([.B739] - [.B738]*[.B738]) + (1 - [.B738]) * (1 - [.B738])" office:value-type="float" office:value="30.4678551088255" calcext:value-type="float">
            <text:p>30.4678551088255</text:p>
          </table:table-cell>
          <table:table-cell table:formula="of:= [.A738]*[.A738]*[.A738]*[.A738] - 16*[.A738]*[.A738] + 5*[.A738]" office:value-type="float" office:value="-1.31851728181908" calcext:value-type="float">
            <text:p>-1.31851728181908</text:p>
          </table:table-cell>
          <table:table-cell table:formula="of:= [.B738]*[.B738]*[.B738]*[.B738] - 16*[.B738]*[.B738] + 5*[.B738]" office:value-type="float" office:value="-6.20336641117857" calcext:value-type="float">
            <text:p>-6.203366411178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2911113454433" calcext:value-type="float">
            <text:p>0.292911113454433</text:p>
          </table:table-cell>
          <table:table-cell table:formula="of:=-[.A739]" office:value-type="float" office:value="-0.292911113454433" calcext:value-type="float">
            <text:p>-0.292911113454433</text:p>
          </table:table-cell>
          <table:table-cell/>
          <table:table-cell table:formula="of:= 100 * ([.A740] - [.A739]*[.A739]) * ([.A740] - [.A739]*[.A739]) + (1 - [.A739]) * (1 - [.A739])" office:value-type="float" office:value="13.6381090652127" calcext:value-type="float">
            <text:p>13.6381090652127</text:p>
          </table:table-cell>
          <table:table-cell table:formula="of:= 100 * ([.B740] - [.B739]*[.B739]) * ([.B740] - [.B739]*[.B739]) + (1 - [.B739]) * (1 - [.B739])" office:value-type="float" office:value="30.1935725684589" calcext:value-type="float">
            <text:p>30.1935725684589</text:p>
          </table:table-cell>
          <table:table-cell table:formula="of:= [.A739]*[.A739]*[.A739]*[.A739] - 16*[.A739]*[.A739] + 5*[.A739]" office:value-type="float" office:value="0.0991659526578839" calcext:value-type="float">
            <text:p>0.0991659526578839</text:p>
          </table:table-cell>
          <table:table-cell table:formula="of:= [.B739]*[.B739]*[.B739]*[.B739] - 16*[.B739]*[.B739] + 5*[.B739]" office:value-type="float" office:value="-2.82994518188645" calcext:value-type="float">
            <text:p>-2.829945181886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8262565263861" calcext:value-type="float">
            <text:p>0.448262565263861</text:p>
          </table:table-cell>
          <table:table-cell table:formula="of:=-[.A740]" office:value-type="float" office:value="-0.448262565263861" calcext:value-type="float">
            <text:p>-0.448262565263861</text:p>
          </table:table-cell>
          <table:table-cell/>
          <table:table-cell table:formula="of:= 100 * ([.A741] - [.A740]*[.A740]) * ([.A741] - [.A740]*[.A740]) + (1 - [.A740]) * (1 - [.A740])" office:value-type="float" office:value="12.9652678925658" calcext:value-type="float">
            <text:p>12.9652678925658</text:p>
          </table:table-cell>
          <table:table-cell table:formula="of:= 100 * ([.B741] - [.B740]*[.B740]) * ([.B741] - [.B740]*[.B740]) + (1 - [.B740]) * (1 - [.B740])" office:value-type="float" office:value="2.30959582428555" calcext:value-type="float">
            <text:p>2.30959582428555</text:p>
          </table:table-cell>
          <table:table-cell table:formula="of:= [.A740]*[.A740]*[.A740]*[.A740] - 16*[.A740]*[.A740] + 5*[.A740]" office:value-type="float" office:value="-0.93333979904892" calcext:value-type="float">
            <text:p>-0.93333979904892</text:p>
          </table:table-cell>
          <table:table-cell table:formula="of:= [.B740]*[.B740]*[.B740]*[.B740] - 16*[.B740]*[.B740] + 5*[.B740]" office:value-type="float" office:value="-5.41596545168753" calcext:value-type="float">
            <text:p>-5.415965451687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4881606420248" calcext:value-type="float">
            <text:p>-0.154881606420248</text:p>
          </table:table-cell>
          <table:table-cell table:formula="of:=-[.A741]" office:value-type="float" office:value="0.154881606420248" calcext:value-type="float">
            <text:p>0.154881606420248</text:p>
          </table:table-cell>
          <table:table-cell/>
          <table:table-cell table:formula="of:= 100 * ([.A742] - [.A741]*[.A741]) * ([.A742] - [.A741]*[.A741]) + (1 - [.A741]) * (1 - [.A741])" office:value-type="float" office:value="4.39703895795047" calcext:value-type="float">
            <text:p>4.39703895795047</text:p>
          </table:table-cell>
          <table:table-cell table:formula="of:= 100 * ([.B742] - [.B741]*[.B741]) * ([.B742] - [.B741]*[.B741]) + (1 - [.B741]) * (1 - [.B741])" office:value-type="float" office:value="2.32829047434826" calcext:value-type="float">
            <text:p>2.32829047434826</text:p>
          </table:table-cell>
          <table:table-cell table:formula="of:= [.A741]*[.A741]*[.A741]*[.A741] - 16*[.A741]*[.A741] + 5*[.A741]" office:value-type="float" office:value="-1.15764558510534" calcext:value-type="float">
            <text:p>-1.15764558510534</text:p>
          </table:table-cell>
          <table:table-cell table:formula="of:= [.B741]*[.B741]*[.B741]*[.B741] - 16*[.B741]*[.B741] + 5*[.B741]" office:value-type="float" office:value="0.391170479097135" calcext:value-type="float">
            <text:p>0.3911704790971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1034184635334" calcext:value-type="float">
            <text:p>-0.151034184635334</text:p>
          </table:table-cell>
          <table:table-cell table:formula="of:=-[.A742]" office:value-type="float" office:value="0.151034184635334" calcext:value-type="float">
            <text:p>0.151034184635334</text:p>
          </table:table-cell>
          <table:table-cell/>
          <table:table-cell table:formula="of:= 100 * ([.A743] - [.A742]*[.A742]) * ([.A743] - [.A742]*[.A742]) + (1 - [.A742]) * (1 - [.A742])" office:value-type="float" office:value="6.06479122023843" calcext:value-type="float">
            <text:p>6.06479122023843</text:p>
          </table:table-cell>
          <table:table-cell table:formula="of:= 100 * ([.B743] - [.B742]*[.B742]) * ([.B743] - [.B742]*[.B742]) + (1 - [.B742]) * (1 - [.B742])" office:value-type="float" office:value="7.65532934871733" calcext:value-type="float">
            <text:p>7.65532934871733</text:p>
          </table:table-cell>
          <table:table-cell table:formula="of:= [.A742]*[.A742]*[.A742]*[.A742] - 16*[.A742]*[.A742] + 5*[.A742]" office:value-type="float" office:value="-1.11963176548704" calcext:value-type="float">
            <text:p>-1.11963176548704</text:p>
          </table:table-cell>
          <table:table-cell table:formula="of:= [.B742]*[.B742]*[.B742]*[.B742] - 16*[.B742]*[.B742] + 5*[.B742]" office:value-type="float" office:value="0.390710080866299" calcext:value-type="float">
            <text:p>0.3907100808662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0524703617949" calcext:value-type="float">
            <text:p>0.240524703617949</text:p>
          </table:table-cell>
          <table:table-cell table:formula="of:=-[.A743]" office:value-type="float" office:value="-0.240524703617949" calcext:value-type="float">
            <text:p>-0.240524703617949</text:p>
          </table:table-cell>
          <table:table-cell/>
          <table:table-cell table:formula="of:= 100 * ([.A744] - [.A743]*[.A743]) * ([.A744] - [.A743]*[.A743]) + (1 - [.A743]) * (1 - [.A743])" office:value-type="float" office:value="20.7067174498482" calcext:value-type="float">
            <text:p>20.7067174498482</text:p>
          </table:table-cell>
          <table:table-cell table:formula="of:= 100 * ([.B744] - [.B743]*[.B743]) * ([.B744] - [.B743]*[.B743]) + (1 - [.B743]) * (1 - [.B743])" office:value-type="float" office:value="12.625102343343" calcext:value-type="float">
            <text:p>12.625102343343</text:p>
          </table:table-cell>
          <table:table-cell table:formula="of:= [.A743]*[.A743]*[.A743]*[.A743] - 16*[.A743]*[.A743] + 5*[.A743]" office:value-type="float" office:value="0.280336258580202" calcext:value-type="float">
            <text:p>0.280336258580202</text:p>
          </table:table-cell>
          <table:table-cell table:formula="of:= [.B743]*[.B743]*[.B743]*[.B743] - 16*[.B743]*[.B743] + 5*[.B743]" office:value-type="float" office:value="-2.12491077759929" calcext:value-type="float">
            <text:p>-2.124910777599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0811602101265" calcext:value-type="float">
            <text:p>-0.390811602101265</text:p>
          </table:table-cell>
          <table:table-cell table:formula="of:=-[.A744]" office:value-type="float" office:value="0.390811602101265" calcext:value-type="float">
            <text:p>0.390811602101265</text:p>
          </table:table-cell>
          <table:table-cell/>
          <table:table-cell table:formula="of:= 100 * ([.A745] - [.A744]*[.A744]) * ([.A745] - [.A744]*[.A744]) + (1 - [.A744]) * (1 - [.A744])" office:value-type="float" office:value="8.55298142374813" calcext:value-type="float">
            <text:p>8.55298142374813</text:p>
          </table:table-cell>
          <table:table-cell table:formula="of:= 100 * ([.B745] - [.B744]*[.B744]) * ([.B745] - [.B744]*[.B744]) + (1 - [.B744]) * (1 - [.B744])" office:value-type="float" office:value="32.0380988372926" calcext:value-type="float">
            <text:p>32.0380988372926</text:p>
          </table:table-cell>
          <table:table-cell table:formula="of:= [.A744]*[.A744]*[.A744]*[.A744] - 16*[.A744]*[.A744] + 5*[.A744]" office:value-type="float" office:value="-4.37446975823529" calcext:value-type="float">
            <text:p>-4.37446975823529</text:p>
          </table:table-cell>
          <table:table-cell table:formula="of:= [.B744]*[.B744]*[.B744]*[.B744] - 16*[.B744]*[.B744] + 5*[.B744]" office:value-type="float" office:value="-0.466353737222638" calcext:value-type="float">
            <text:p>-0.466353737222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0000583608701" calcext:value-type="float">
            <text:p>0.410000583608701</text:p>
          </table:table-cell>
          <table:table-cell table:formula="of:=-[.A745]" office:value-type="float" office:value="-0.410000583608701" calcext:value-type="float">
            <text:p>-0.410000583608701</text:p>
          </table:table-cell>
          <table:table-cell/>
          <table:table-cell table:formula="of:= 100 * ([.A746] - [.A745]*[.A745]) * ([.A746] - [.A745]*[.A745]) + (1 - [.A745]) * (1 - [.A745])" office:value-type="float" office:value="11.0413752966265" calcext:value-type="float">
            <text:p>11.0413752966265</text:p>
          </table:table-cell>
          <table:table-cell table:formula="of:= 100 * ([.B746] - [.B745]*[.B745]) * ([.B746] - [.B745]*[.B745]) + (1 - [.B745]) * (1 - [.B745])" office:value-type="float" office:value="1.99655683108565" calcext:value-type="float">
            <text:p>1.99655683108565</text:p>
          </table:table-cell>
          <table:table-cell table:formula="of:= [.A745]*[.A745]*[.A745]*[.A745] - 16*[.A745]*[.A745] + 5*[.A745]" office:value-type="float" office:value="-0.611346968016173" calcext:value-type="float">
            <text:p>-0.611346968016173</text:p>
          </table:table-cell>
          <table:table-cell table:formula="of:= [.B745]*[.B745]*[.B745]*[.B745] - 16*[.B745]*[.B745] + 5*[.B745]" office:value-type="float" office:value="-4.71135280410318" calcext:value-type="float">
            <text:p>-4.711352804103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8905270400454" calcext:value-type="float">
            <text:p>-0.158905270400454</text:p>
          </table:table-cell>
          <table:table-cell table:formula="of:=-[.A746]" office:value-type="float" office:value="0.158905270400454" calcext:value-type="float">
            <text:p>0.158905270400454</text:p>
          </table:table-cell>
          <table:table-cell/>
          <table:table-cell table:formula="of:= 100 * ([.A747] - [.A746]*[.A746]) * ([.A747] - [.A746]*[.A746]) + (1 - [.A746]) * (1 - [.A746])" office:value-type="float" office:value="5.04326244512522" calcext:value-type="float">
            <text:p>5.04326244512522</text:p>
          </table:table-cell>
          <table:table-cell table:formula="of:= 100 * ([.B747] - [.B746]*[.B746]) * ([.B747] - [.B746]*[.B746]) + (1 - [.B746]) * (1 - [.B746])" office:value-type="float" office:value="6.6055788966937" calcext:value-type="float">
            <text:p>6.6055788966937</text:p>
          </table:table-cell>
          <table:table-cell table:formula="of:= [.A746]*[.A746]*[.A746]*[.A746] - 16*[.A746]*[.A746] + 5*[.A746]" office:value-type="float" office:value="-1.19790290418762" calcext:value-type="float">
            <text:p>-1.19790290418762</text:p>
          </table:table-cell>
          <table:table-cell table:formula="of:= [.B746]*[.B746]*[.B746]*[.B746] - 16*[.B746]*[.B746] + 5*[.B746]" office:value-type="float" office:value="0.391149799816923" calcext:value-type="float">
            <text:p>0.3911497998169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7609950756321" calcext:value-type="float">
            <text:p>0.217609950756321</text:p>
          </table:table-cell>
          <table:table-cell table:formula="of:=-[.A747]" office:value-type="float" office:value="-0.217609950756321" calcext:value-type="float">
            <text:p>-0.217609950756321</text:p>
          </table:table-cell>
          <table:table-cell/>
          <table:table-cell table:formula="of:= 100 * ([.A748] - [.A747]*[.A747]) * ([.A748] - [.A747]*[.A747]) + (1 - [.A747]) * (1 - [.A747])" office:value-type="float" office:value="20.0929395694203" calcext:value-type="float">
            <text:p>20.0929395694203</text:p>
          </table:table-cell>
          <table:table-cell table:formula="of:= 100 * ([.B748] - [.B747]*[.B747]) * ([.B748] - [.B747]*[.B747]) + (1 - [.B747]) * (1 - [.B747])" office:value-type="float" office:value="30.220625711971" calcext:value-type="float">
            <text:p>30.220625711971</text:p>
          </table:table-cell>
          <table:table-cell table:formula="of:= [.A747]*[.A747]*[.A747]*[.A747] - 16*[.A747]*[.A747] + 5*[.A747]" office:value-type="float" office:value="0.332626712993919" calcext:value-type="float">
            <text:p>0.332626712993919</text:p>
          </table:table-cell>
          <table:table-cell table:formula="of:= [.B747]*[.B747]*[.B747]*[.B747] - 16*[.B747]*[.B747] + 5*[.B747]" office:value-type="float" office:value="-1.84347279456929" calcext:value-type="float">
            <text:p>-1.843472794569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724744204001" calcext:value-type="float">
            <text:p>0.488724744204001</text:p>
          </table:table-cell>
          <table:table-cell table:formula="of:=-[.A748]" office:value-type="float" office:value="-0.488724744204001" calcext:value-type="float">
            <text:p>-0.488724744204001</text:p>
          </table:table-cell>
          <table:table-cell/>
          <table:table-cell table:formula="of:= 100 * ([.A749] - [.A748]*[.A748]) * ([.A749] - [.A748]*[.A748]) + (1 - [.A748]) * (1 - [.A748])" office:value-type="float" office:value="8.90588097649062" calcext:value-type="float">
            <text:p>8.90588097649062</text:p>
          </table:table-cell>
          <table:table-cell table:formula="of:= 100 * ([.B749] - [.B748]*[.B748]) * ([.B749] - [.B748]*[.B748]) + (1 - [.B748]) * (1 - [.B748])" office:value-type="float" office:value="5.59045924047097" calcext:value-type="float">
            <text:p>5.59045924047097</text:p>
          </table:table-cell>
          <table:table-cell table:formula="of:= [.A748]*[.A748]*[.A748]*[.A748] - 16*[.A748]*[.A748] + 5*[.A748]" office:value-type="float" office:value="-1.32095607005992" calcext:value-type="float">
            <text:p>-1.32095607005992</text:p>
          </table:table-cell>
          <table:table-cell table:formula="of:= [.B748]*[.B748]*[.B748]*[.B748] - 16*[.B748]*[.B748] + 5*[.B748]" office:value-type="float" office:value="-6.20820351209993" calcext:value-type="float">
            <text:p>-6.208203512099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51630660179751" calcext:value-type="float">
            <text:p>-0.0551630660179751</text:p>
          </table:table-cell>
          <table:table-cell table:formula="of:=-[.A749]" office:value-type="float" office:value="0.0551630660179751" calcext:value-type="float">
            <text:p>0.0551630660179751</text:p>
          </table:table-cell>
          <table:table-cell/>
          <table:table-cell table:formula="of:= 100 * ([.A750] - [.A749]*[.A749]) * ([.A750] - [.A749]*[.A749]) + (1 - [.A749]) * (1 - [.A749])" office:value-type="float" office:value="18.2934611416392" calcext:value-type="float">
            <text:p>18.2934611416392</text:p>
          </table:table-cell>
          <table:table-cell table:formula="of:= 100 * ([.B750] - [.B749]*[.B749]) * ([.B750] - [.B749]*[.B749]) + (1 - [.B749]) * (1 - [.B749])" office:value-type="float" office:value="17.5720030207828" calcext:value-type="float">
            <text:p>17.5720030207828</text:p>
          </table:table-cell>
          <table:table-cell table:formula="of:= [.A749]*[.A749]*[.A749]*[.A749] - 16*[.A749]*[.A749] + 5*[.A749]" office:value-type="float" office:value="-0.324493492100923" calcext:value-type="float">
            <text:p>-0.324493492100923</text:p>
          </table:table-cell>
          <table:table-cell table:formula="of:= [.B749]*[.B749]*[.B749]*[.B749] - 16*[.B749]*[.B749] + 5*[.B749]" office:value-type="float" office:value="0.227137168078827" calcext:value-type="float">
            <text:p>0.2271371680788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1445782023072" calcext:value-type="float">
            <text:p>-0.411445782023072</text:p>
          </table:table-cell>
          <table:table-cell table:formula="of:=-[.A750]" office:value-type="float" office:value="0.411445782023072" calcext:value-type="float">
            <text:p>0.411445782023072</text:p>
          </table:table-cell>
          <table:table-cell/>
          <table:table-cell table:formula="of:= 100 * ([.A751] - [.A750]*[.A750]) * ([.A751] - [.A750]*[.A750]) + (1 - [.A750]) * (1 - [.A750])" office:value-type="float" office:value="7.03802692283306" calcext:value-type="float">
            <text:p>7.03802692283306</text:p>
          </table:table-cell>
          <table:table-cell table:formula="of:= 100 * ([.B751] - [.B750]*[.B750]) * ([.B751] - [.B750]*[.B750]) + (1 - [.B750]) * (1 - [.B750])" office:value-type="float" office:value="32.0663728818671" calcext:value-type="float">
            <text:p>32.0663728818671</text:p>
          </table:table-cell>
          <table:table-cell table:formula="of:= [.A750]*[.A750]*[.A750]*[.A750] - 16*[.A750]*[.A750] + 5*[.A750]" office:value-type="float" office:value="-4.73717271263462" calcext:value-type="float">
            <text:p>-4.73717271263462</text:p>
          </table:table-cell>
          <table:table-cell table:formula="of:= [.B750]*[.B750]*[.B750]*[.B750] - 16*[.B750]*[.B750] + 5*[.B750]" office:value-type="float" office:value="-0.622714892403901" calcext:value-type="float">
            <text:p>-0.6227148924039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3917276232057" calcext:value-type="float">
            <text:p>0.393917276232057</text:p>
          </table:table-cell>
          <table:table-cell table:formula="of:=-[.A751]" office:value-type="float" office:value="-0.393917276232057" calcext:value-type="float">
            <text:p>-0.393917276232057</text:p>
          </table:table-cell>
          <table:table-cell/>
          <table:table-cell table:formula="of:= 100 * ([.A752] - [.A751]*[.A751]) * ([.A752] - [.A751]*[.A751]) + (1 - [.A751]) * (1 - [.A751])" office:value-type="float" office:value="9.25796680019253" calcext:value-type="float">
            <text:p>9.25796680019253</text:p>
          </table:table-cell>
          <table:table-cell table:formula="of:= 100 * ([.B752] - [.B751]*[.B751]) * ([.B752] - [.B751]*[.B751]) + (1 - [.B751]) * (1 - [.B751])" office:value-type="float" office:value="1.95781635355593" calcext:value-type="float">
            <text:p>1.95781635355593</text:p>
          </table:table-cell>
          <table:table-cell table:formula="of:= [.A751]*[.A751]*[.A751]*[.A751] - 16*[.A751]*[.A751] + 5*[.A751]" office:value-type="float" office:value="-0.489068763526022" calcext:value-type="float">
            <text:p>-0.489068763526022</text:p>
          </table:table-cell>
          <table:table-cell table:formula="of:= [.B751]*[.B751]*[.B751]*[.B751] - 16*[.B751]*[.B751] + 5*[.B751]" office:value-type="float" office:value="-4.42824152584659" calcext:value-type="float">
            <text:p>-4.4282415258465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300078330061" calcext:value-type="float">
            <text:p>-0.14300078330061</text:p>
          </table:table-cell>
          <table:table-cell table:formula="of:=-[.A752]" office:value-type="float" office:value="0.14300078330061" calcext:value-type="float">
            <text:p>0.14300078330061</text:p>
          </table:table-cell>
          <table:table-cell/>
          <table:table-cell table:formula="of:= 100 * ([.A753] - [.A752]*[.A752]) * ([.A753] - [.A752]*[.A752]) + (1 - [.A752]) * (1 - [.A752])" office:value-type="float" office:value="3.58129624185928" calcext:value-type="float">
            <text:p>3.58129624185928</text:p>
          </table:table-cell>
          <table:table-cell table:formula="of:= 100 * ([.B753] - [.B752]*[.B752]) * ([.B753] - [.B752]*[.B752]) + (1 - [.B752]) * (1 - [.B752])" office:value-type="float" office:value="4.41027052618452" calcext:value-type="float">
            <text:p>4.41027052618452</text:p>
          </table:table-cell>
          <table:table-cell table:formula="of:= [.A752]*[.A752]*[.A752]*[.A752] - 16*[.A752]*[.A752] + 5*[.A752]" office:value-type="float" office:value="-1.04177333013325" calcext:value-type="float">
            <text:p>-1.04177333013325</text:p>
          </table:table-cell>
          <table:table-cell table:formula="of:= [.B752]*[.B752]*[.B752]*[.B752] - 16*[.B752]*[.B752] + 5*[.B752]" office:value-type="float" office:value="0.388234502872849" calcext:value-type="float">
            <text:p>0.388234502872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1275131985835" calcext:value-type="float">
            <text:p>0.171275131985835</text:p>
          </table:table-cell>
          <table:table-cell table:formula="of:=-[.A753]" office:value-type="float" office:value="-0.171275131985835" calcext:value-type="float">
            <text:p>-0.171275131985835</text:p>
          </table:table-cell>
          <table:table-cell/>
          <table:table-cell table:formula="of:= 100 * ([.A754] - [.A753]*[.A753]) * ([.A754] - [.A753]*[.A753]) + (1 - [.A753]) * (1 - [.A753])" office:value-type="float" office:value="9.39770718286125" calcext:value-type="float">
            <text:p>9.39770718286125</text:p>
          </table:table-cell>
          <table:table-cell table:formula="of:= 100 * ([.B754] - [.B753]*[.B753]) * ([.B754] - [.B753]*[.B753]) + (1 - [.B753]) * (1 - [.B753])" office:value-type="float" office:value="6.9638038129308" calcext:value-type="float">
            <text:p>6.9638038129308</text:p>
          </table:table-cell>
          <table:table-cell table:formula="of:= [.A753]*[.A753]*[.A753]*[.A753] - 16*[.A753]*[.A753] + 5*[.A753]" office:value-type="float" office:value="0.387873478788954" calcext:value-type="float">
            <text:p>0.387873478788954</text:p>
          </table:table-cell>
          <table:table-cell table:formula="of:= [.B753]*[.B753]*[.B753]*[.B753] - 16*[.B753]*[.B753] + 5*[.B753]" office:value-type="float" office:value="-1.3248778410694" calcext:value-type="float">
            <text:p>-1.32487784106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65807545082096" calcext:value-type="float">
            <text:p>-0.265807545082096</text:p>
          </table:table-cell>
          <table:table-cell table:formula="of:=-[.A754]" office:value-type="float" office:value="0.265807545082096" calcext:value-type="float">
            <text:p>0.265807545082096</text:p>
          </table:table-cell>
          <table:table-cell/>
          <table:table-cell table:formula="of:= 100 * ([.A755] - [.A754]*[.A754]) * ([.A755] - [.A754]*[.A754]) + (1 - [.A754]) * (1 - [.A754])" office:value-type="float" office:value="27.0350144778552" calcext:value-type="float">
            <text:p>27.0350144778552</text:p>
          </table:table-cell>
          <table:table-cell table:formula="of:= 100 * ([.B755] - [.B754]*[.B754]) * ([.B755] - [.B754]*[.B754]) + (1 - [.B754]) * (1 - [.B754])" office:value-type="float" office:value="13.7160539066396" calcext:value-type="float">
            <text:p>13.7160539066396</text:p>
          </table:table-cell>
          <table:table-cell table:formula="of:= [.A754]*[.A754]*[.A754]*[.A754] - 16*[.A754]*[.A754] + 5*[.A754]" office:value-type="float" office:value="-2.45450420336879" calcext:value-type="float">
            <text:p>-2.45450420336879</text:p>
          </table:table-cell>
          <table:table-cell table:formula="of:= [.B754]*[.B754]*[.B754]*[.B754] - 16*[.B754]*[.B754] + 5*[.B754]" office:value-type="float" office:value="0.203571247452172" calcext:value-type="float">
            <text:p>0.2035712474521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3655239803959" calcext:value-type="float">
            <text:p>-0.433655239803959</text:p>
          </table:table-cell>
          <table:table-cell table:formula="of:=-[.A755]" office:value-type="float" office:value="0.433655239803959" calcext:value-type="float">
            <text:p>0.433655239803959</text:p>
          </table:table-cell>
          <table:table-cell/>
          <table:table-cell table:formula="of:= 100 * ([.A756] - [.A755]*[.A755]) * ([.A756] - [.A755]*[.A755]) + (1 - [.A755]) * (1 - [.A755])" office:value-type="float" office:value="7.94284529074746" calcext:value-type="float">
            <text:p>7.94284529074746</text:p>
          </table:table-cell>
          <table:table-cell table:formula="of:= 100 * ([.B756] - [.B755]*[.B755]) * ([.B756] - [.B755]*[.B755]) + (1 - [.B755]) * (1 - [.B755])" office:value-type="float" office:value="2.10223660820589" calcext:value-type="float">
            <text:p>2.10223660820589</text:p>
          </table:table-cell>
          <table:table-cell table:formula="of:= [.A755]*[.A755]*[.A755]*[.A755] - 16*[.A755]*[.A755] + 5*[.A755]" office:value-type="float" office:value="-5.14182068594125" calcext:value-type="float">
            <text:p>-5.14182068594125</text:p>
          </table:table-cell>
          <table:table-cell table:formula="of:= [.B755]*[.B755]*[.B755]*[.B755] - 16*[.B755]*[.B755] + 5*[.B755]" office:value-type="float" office:value="-0.805268287901667" calcext:value-type="float">
            <text:p>-0.8052682879016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45843896665559" calcext:value-type="float">
            <text:p>-0.0545843896665559</text:p>
          </table:table-cell>
          <table:table-cell table:formula="of:=-[.A756]" office:value-type="float" office:value="0.0545843896665559" calcext:value-type="float">
            <text:p>0.0545843896665559</text:p>
          </table:table-cell>
          <table:table-cell/>
          <table:table-cell table:formula="of:= 100 * ([.A757] - [.A756]*[.A756]) * ([.A757] - [.A756]*[.A756]) + (1 - [.A756]) * (1 - [.A756])" office:value-type="float" office:value="22.8717670810002" calcext:value-type="float">
            <text:p>22.8717670810002</text:p>
          </table:table-cell>
          <table:table-cell table:formula="of:= 100 * ([.B757] - [.B756]*[.B756]) * ([.B757] - [.B756]*[.B756]) + (1 - [.B756]) * (1 - [.B756])" office:value-type="float" office:value="23.2129135075549" calcext:value-type="float">
            <text:p>23.2129135075549</text:p>
          </table:table-cell>
          <table:table-cell table:formula="of:= [.A756]*[.A756]*[.A756]*[.A756] - 16*[.A756]*[.A756] + 5*[.A756]" office:value-type="float" office:value="-0.320584360701462" calcext:value-type="float">
            <text:p>-0.320584360701462</text:p>
          </table:table-cell>
          <table:table-cell table:formula="of:= [.B756]*[.B756]*[.B756]*[.B756] - 16*[.B756]*[.B756] + 5*[.B756]" office:value-type="float" office:value="0.225259535964097" calcext:value-type="float">
            <text:p>0.2252595359640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9451521705041" calcext:value-type="float">
            <text:p>0.469451521705041</text:p>
          </table:table-cell>
          <table:table-cell table:formula="of:=-[.A757]" office:value-type="float" office:value="-0.469451521705041" calcext:value-type="float">
            <text:p>-0.469451521705041</text:p>
          </table:table-cell>
          <table:table-cell/>
          <table:table-cell table:formula="of:= 100 * ([.A758] - [.A757]*[.A757]) * ([.A758] - [.A757]*[.A757]) + (1 - [.A757]) * (1 - [.A757])" office:value-type="float" office:value="1.74744894588482" calcext:value-type="float">
            <text:p>1.74744894588482</text:p>
          </table:table-cell>
          <table:table-cell table:formula="of:= 100 * ([.B758] - [.B757]*[.B757]) * ([.B758] - [.B757]*[.B757]) + (1 - [.B757]) * (1 - [.B757])" office:value-type="float" office:value="33.7264476644671" calcext:value-type="float">
            <text:p>33.7264476644671</text:p>
          </table:table-cell>
          <table:table-cell table:formula="of:= [.A757]*[.A757]*[.A757]*[.A757] - 16*[.A757]*[.A757] + 5*[.A757]" office:value-type="float" office:value="-1.13032866141381" calcext:value-type="float">
            <text:p>-1.13032866141381</text:p>
          </table:table-cell>
          <table:table-cell table:formula="of:= [.B757]*[.B757]*[.B757]*[.B757] - 16*[.B757]*[.B757] + 5*[.B757]" office:value-type="float" office:value="-5.82484387846422" calcext:value-type="float">
            <text:p>-5.824843878464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1461866069418" calcext:value-type="float">
            <text:p>0.341461866069418</text:p>
          </table:table-cell>
          <table:table-cell table:formula="of:=-[.A758]" office:value-type="float" office:value="-0.341461866069418" calcext:value-type="float">
            <text:p>-0.341461866069418</text:p>
          </table:table-cell>
          <table:table-cell/>
          <table:table-cell table:formula="of:= 100 * ([.A759] - [.A758]*[.A758]) * ([.A759] - [.A758]*[.A758]) + (1 - [.A758]) * (1 - [.A758])" office:value-type="float" office:value="3.1469836044314" calcext:value-type="float">
            <text:p>3.1469836044314</text:p>
          </table:table-cell>
          <table:table-cell table:formula="of:= 100 * ([.B759] - [.B758]*[.B758]) * ([.B759] - [.B758]*[.B758]) + (1 - [.B758]) * (1 - [.B758])" office:value-type="float" office:value="2.26834906286035" calcext:value-type="float">
            <text:p>2.26834906286035</text:p>
          </table:table-cell>
          <table:table-cell table:formula="of:= [.A758]*[.A758]*[.A758]*[.A758] - 16*[.A758]*[.A758] + 5*[.A758]" office:value-type="float" office:value="-0.144635290077816" calcext:value-type="float">
            <text:p>-0.144635290077816</text:p>
          </table:table-cell>
          <table:table-cell table:formula="of:= [.B758]*[.B758]*[.B758]*[.B758] - 16*[.B758]*[.B758] + 5*[.B758]" office:value-type="float" office:value="-3.55925395077199" calcext:value-type="float">
            <text:p>-3.559253950771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81251080811593" calcext:value-type="float">
            <text:p>-0.0481251080811593</text:p>
          </table:table-cell>
          <table:table-cell table:formula="of:=-[.A759]" office:value-type="float" office:value="0.0481251080811593" calcext:value-type="float">
            <text:p>0.0481251080811593</text:p>
          </table:table-cell>
          <table:table-cell/>
          <table:table-cell table:formula="of:= 100 * ([.A760] - [.A759]*[.A759]) * ([.A760] - [.A759]*[.A759]) + (1 - [.A759]) * (1 - [.A759])" office:value-type="float" office:value="1.24251898485606" calcext:value-type="float">
            <text:p>1.24251898485606</text:p>
          </table:table-cell>
          <table:table-cell table:formula="of:= 100 * ([.B760] - [.B759]*[.B759]) * ([.B760] - [.B759]*[.B759]) + (1 - [.B759]) * (1 - [.B759])" office:value-type="float" office:value="1.01701510874241" calcext:value-type="float">
            <text:p>1.01701510874241</text:p>
          </table:table-cell>
          <table:table-cell table:formula="of:= [.A759]*[.A759]*[.A759]*[.A759] - 16*[.A759]*[.A759] + 5*[.A759]" office:value-type="float" office:value="-0.277676592874407" calcext:value-type="float">
            <text:p>-0.277676592874407</text:p>
          </table:table-cell>
          <table:table-cell table:formula="of:= [.B759]*[.B759]*[.B759]*[.B759] - 16*[.B759]*[.B759] + 5*[.B759]" office:value-type="float" office:value="0.203574487937186" calcext:value-type="float">
            <text:p>0.2035744879371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5625078682756" calcext:value-type="float">
            <text:p>-0.035625078682756</text:p>
          </table:table-cell>
          <table:table-cell table:formula="of:=-[.A760]" office:value-type="float" office:value="0.035625078682756" calcext:value-type="float">
            <text:p>0.035625078682756</text:p>
          </table:table-cell>
          <table:table-cell/>
          <table:table-cell table:formula="of:= 100 * ([.A761] - [.A760]*[.A760]) * ([.A761] - [.A760]*[.A760]) + (1 - [.A760]) * (1 - [.A760])" office:value-type="float" office:value="24.7479964174543" calcext:value-type="float">
            <text:p>24.7479964174543</text:p>
          </table:table-cell>
          <table:table-cell table:formula="of:= 100 * ([.B761] - [.B760]*[.B760]) * ([.B761] - [.B760]*[.B760]) + (1 - [.B760]) * (1 - [.B760])" office:value-type="float" office:value="24.3591267043147" calcext:value-type="float">
            <text:p>24.3591267043147</text:p>
          </table:table-cell>
          <table:table-cell table:formula="of:= [.A760]*[.A760]*[.A760]*[.A760] - 16*[.A760]*[.A760] + 5*[.A760]" office:value-type="float" office:value="-0.198430122380065" calcext:value-type="float">
            <text:p>-0.198430122380065</text:p>
          </table:table-cell>
          <table:table-cell table:formula="of:= [.B760]*[.B760]*[.B760]*[.B760] - 16*[.B760]*[.B760] + 5*[.B760]" office:value-type="float" office:value="0.157820664447495" calcext:value-type="float">
            <text:p>0.1578206644474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5305381604591" calcext:value-type="float">
            <text:p>-0.485305381604591</text:p>
          </table:table-cell>
          <table:table-cell table:formula="of:=-[.A761]" office:value-type="float" office:value="0.485305381604591" calcext:value-type="float">
            <text:p>0.485305381604591</text:p>
          </table:table-cell>
          <table:table-cell/>
          <table:table-cell table:formula="of:= 100 * ([.A762] - [.A761]*[.A761]) * ([.A762] - [.A761]*[.A761]) + (1 - [.A761]) * (1 - [.A761])" office:value-type="float" office:value="34.7777198886184" calcext:value-type="float">
            <text:p>34.7777198886184</text:p>
          </table:table-cell>
          <table:table-cell table:formula="of:= 100 * ([.B762] - [.B761]*[.B761]) * ([.B762] - [.B761]*[.B761]) + (1 - [.B761]) * (1 - [.B761])" office:value-type="float" office:value="1.2583734087484" calcext:value-type="float">
            <text:p>1.2583734087484</text:p>
          </table:table-cell>
          <table:table-cell table:formula="of:= [.A761]*[.A761]*[.A761]*[.A761] - 16*[.A761]*[.A761] + 5*[.A761]" office:value-type="float" office:value="-6.13939763358056" calcext:value-type="float">
            <text:p>-6.13939763358056</text:p>
          </table:table-cell>
          <table:table-cell table:formula="of:= [.B761]*[.B761]*[.B761]*[.B761] - 16*[.B761]*[.B761] + 5*[.B761]" office:value-type="float" office:value="-1.28634381753465" calcext:value-type="float">
            <text:p>-1.286343817534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5193920410643" calcext:value-type="float">
            <text:p>-0.335193920410643</text:p>
          </table:table-cell>
          <table:table-cell table:formula="of:=-[.A762]" office:value-type="float" office:value="0.335193920410643" calcext:value-type="float">
            <text:p>0.335193920410643</text:p>
          </table:table-cell>
          <table:table-cell/>
          <table:table-cell table:formula="of:= 100 * ([.A763] - [.A762]*[.A762]) * ([.A763] - [.A762]*[.A762]) + (1 - [.A762]) * (1 - [.A762])" office:value-type="float" office:value="12.1123950611069" calcext:value-type="float">
            <text:p>12.1123950611069</text:p>
          </table:table-cell>
          <table:table-cell table:formula="of:= 100 * ([.B763] - [.B762]*[.B762]) * ([.B763] - [.B762]*[.B762]) + (1 - [.B762]) * (1 - [.B762])" office:value-type="float" office:value="1.37682087131988" calcext:value-type="float">
            <text:p>1.37682087131988</text:p>
          </table:table-cell>
          <table:table-cell table:formula="of:= [.A762]*[.A762]*[.A762]*[.A762] - 16*[.A762]*[.A762] + 5*[.A762]" office:value-type="float" office:value="-3.4610253925389" calcext:value-type="float">
            <text:p>-3.4610253925389</text:p>
          </table:table-cell>
          <table:table-cell table:formula="of:= [.B762]*[.B762]*[.B762]*[.B762] - 16*[.B762]*[.B762] + 5*[.B762]" office:value-type="float" office:value="-0.109086188432471" calcext:value-type="float">
            <text:p>-0.109086188432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9042799495495" calcext:value-type="float">
            <text:p>-0.209042799495495</text:p>
          </table:table-cell>
          <table:table-cell table:formula="of:=-[.A763]" office:value-type="float" office:value="0.209042799495495" calcext:value-type="float">
            <text:p>0.209042799495495</text:p>
          </table:table-cell>
          <table:table-cell/>
          <table:table-cell table:formula="of:= 100 * ([.A764] - [.A763]*[.A763]) * ([.A764] - [.A763]*[.A763]) + (1 - [.A763]) * (1 - [.A763])" office:value-type="float" office:value="11.7221030248397" calcext:value-type="float">
            <text:p>11.7221030248397</text:p>
          </table:table-cell>
          <table:table-cell table:formula="of:= 100 * ([.B764] - [.B763]*[.B763]) * ([.B764] - [.B763]*[.B763]) + (1 - [.B763]) * (1 - [.B763])" office:value-type="float" office:value="17.2487738798495" calcext:value-type="float">
            <text:p>17.2487738798495</text:p>
          </table:table-cell>
          <table:table-cell table:formula="of:= [.A763]*[.A763]*[.A763]*[.A763] - 16*[.A763]*[.A763] + 5*[.A763]" office:value-type="float" office:value="-1.74248667664824" calcext:value-type="float">
            <text:p>-1.74248667664824</text:p>
          </table:table-cell>
          <table:table-cell table:formula="of:= [.B763]*[.B763]*[.B763]*[.B763] - 16*[.B763]*[.B763] + 5*[.B763]" office:value-type="float" office:value="0.347941318306711" calcext:value-type="float">
            <text:p>0.34794131830671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4016211780989" calcext:value-type="float">
            <text:p>0.364016211780989</text:p>
          </table:table-cell>
          <table:table-cell table:formula="of:=-[.A764]" office:value-type="float" office:value="-0.364016211780989" calcext:value-type="float">
            <text:p>-0.364016211780989</text:p>
          </table:table-cell>
          <table:table-cell/>
          <table:table-cell table:formula="of:= 100 * ([.A765] - [.A764]*[.A764]) * ([.A765] - [.A764]*[.A764]) + (1 - [.A764]) * (1 - [.A764])" office:value-type="float" office:value="4.11112663086775" calcext:value-type="float">
            <text:p>4.11112663086775</text:p>
          </table:table-cell>
          <table:table-cell table:formula="of:= 100 * ([.B765] - [.B764]*[.B764]) * ([.B765] - [.B764]*[.B764]) + (1 - [.B764]) * (1 - [.B764])" office:value-type="float" office:value="22.795032096616" calcext:value-type="float">
            <text:p>22.795032096616</text:p>
          </table:table-cell>
          <table:table-cell table:formula="of:= [.A764]*[.A764]*[.A764]*[.A764] - 16*[.A764]*[.A764] + 5*[.A764]" office:value-type="float" office:value="-0.282485462417847" calcext:value-type="float">
            <text:p>-0.282485462417847</text:p>
          </table:table-cell>
          <table:table-cell table:formula="of:= [.B764]*[.B764]*[.B764]*[.B764] - 16*[.B764]*[.B764] + 5*[.B764]" office:value-type="float" office:value="-3.92264758022773" calcext:value-type="float">
            <text:p>-3.922647580227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503445648994" calcext:value-type="float">
            <text:p>0.32503445648994</text:p>
          </table:table-cell>
          <table:table-cell table:formula="of:=-[.A765]" office:value-type="float" office:value="-0.32503445648994" calcext:value-type="float">
            <text:p>-0.32503445648994</text:p>
          </table:table-cell>
          <table:table-cell/>
          <table:table-cell table:formula="of:= 100 * ([.A766] - [.A765]*[.A765]) * ([.A766] - [.A765]*[.A765]) + (1 - [.A765]) * (1 - [.A765])" office:value-type="float" office:value="6.84335982792779" calcext:value-type="float">
            <text:p>6.84335982792779</text:p>
          </table:table-cell>
          <table:table-cell table:formula="of:= 100 * ([.B766] - [.B765]*[.B765]) * ([.B766] - [.B765]*[.B765]) + (1 - [.B765]) * (1 - [.B765])" office:value-type="float" office:value="1.92749182104894" calcext:value-type="float">
            <text:p>1.92749182104894</text:p>
          </table:table-cell>
          <table:table-cell table:formula="of:= [.A765]*[.A765]*[.A765]*[.A765] - 16*[.A765]*[.A765] + 5*[.A765]" office:value-type="float" office:value="-0.0540247113574242" calcext:value-type="float">
            <text:p>-0.0540247113574242</text:p>
          </table:table-cell>
          <table:table-cell table:formula="of:= [.B765]*[.B765]*[.B765]*[.B765] - 16*[.B765]*[.B765] + 5*[.B765]" office:value-type="float" office:value="-3.30436927625683" calcext:value-type="float">
            <text:p>-3.304369276256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7093207122487" calcext:value-type="float">
            <text:p>-0.147093207122487</text:p>
          </table:table-cell>
          <table:table-cell table:formula="of:=-[.A766]" office:value-type="float" office:value="0.147093207122487" calcext:value-type="float">
            <text:p>0.147093207122487</text:p>
          </table:table-cell>
          <table:table-cell/>
          <table:table-cell table:formula="of:= 100 * ([.A767] - [.A766]*[.A766]) * ([.A767] - [.A766]*[.A766]) + (1 - [.A766]) * (1 - [.A766])" office:value-type="float" office:value="10.9917198775845" calcext:value-type="float">
            <text:p>10.9917198775845</text:p>
          </table:table-cell>
          <table:table-cell table:formula="of:= 100 * ([.B767] - [.B766]*[.B766]) * ([.B767] - [.B766]*[.B766]) + (1 - [.B766]) * (1 - [.B766])" office:value-type="float" office:value="13.2826986456908" calcext:value-type="float">
            <text:p>13.2826986456908</text:p>
          </table:table-cell>
          <table:table-cell table:formula="of:= [.A766]*[.A766]*[.A766]*[.A766] - 16*[.A766]*[.A766] + 5*[.A766]" office:value-type="float" office:value="-1.08118048661157" calcext:value-type="float">
            <text:p>-1.08118048661157</text:p>
          </table:table-cell>
          <table:table-cell table:formula="of:= [.B766]*[.B766]*[.B766]*[.B766] - 16*[.B766]*[.B766] + 5*[.B766]" office:value-type="float" office:value="0.389751584613301" calcext:value-type="float">
            <text:p>0.3897515846133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2697451439643" calcext:value-type="float">
            <text:p>0.332697451439643</text:p>
          </table:table-cell>
          <table:table-cell table:formula="of:=-[.A767]" office:value-type="float" office:value="-0.332697451439643" calcext:value-type="float">
            <text:p>-0.332697451439643</text:p>
          </table:table-cell>
          <table:table-cell/>
          <table:table-cell table:formula="of:= 100 * ([.A768] - [.A767]*[.A767]) * ([.A768] - [.A767]*[.A767]) + (1 - [.A767]) * (1 - [.A767])" office:value-type="float" office:value="2.08786636884137" calcext:value-type="float">
            <text:p>2.08786636884137</text:p>
          </table:table-cell>
          <table:table-cell table:formula="of:= 100 * ([.B768] - [.B767]*[.B767]) * ([.B768] - [.B767]*[.B767]) + (1 - [.B767]) * (1 - [.B767])" office:value-type="float" office:value="2.64493499762668" calcext:value-type="float">
            <text:p>2.64493499762668</text:p>
          </table:table-cell>
          <table:table-cell table:formula="of:= [.A767]*[.A767]*[.A767]*[.A767] - 16*[.A767]*[.A767] + 5*[.A767]" office:value-type="float" office:value="-0.0952625064041692" calcext:value-type="float">
            <text:p>-0.0952625064041692</text:p>
          </table:table-cell>
          <table:table-cell table:formula="of:= [.B767]*[.B767]*[.B767]*[.B767] - 16*[.B767]*[.B767] + 5*[.B767]" office:value-type="float" office:value="-3.4222370208006" calcext:value-type="float">
            <text:p>-3.42223702080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74753363871597" calcext:value-type="float">
            <text:p>-0.0174753363871597</text:p>
          </table:table-cell>
          <table:table-cell table:formula="of:=-[.A768]" office:value-type="float" office:value="0.0174753363871597" calcext:value-type="float">
            <text:p>0.0174753363871597</text:p>
          </table:table-cell>
          <table:table-cell/>
          <table:table-cell table:formula="of:= 100 * ([.A769] - [.A768]*[.A768]) * ([.A769] - [.A768]*[.A768]) + (1 - [.A768]) * (1 - [.A768])" office:value-type="float" office:value="1.11414614921521" calcext:value-type="float">
            <text:p>1.11414614921521</text:p>
          </table:table-cell>
          <table:table-cell table:formula="of:= 100 * ([.B769] - [.B768]*[.B768]) * ([.B769] - [.B768]*[.B768]) + (1 - [.B768]) * (1 - [.B768])" office:value-type="float" office:value="1.04085109572499" calcext:value-type="float">
            <text:p>1.04085109572499</text:p>
          </table:table-cell>
          <table:table-cell table:formula="of:= [.A768]*[.A768]*[.A768]*[.A768] - 16*[.A768]*[.A768] + 5*[.A768]" office:value-type="float" office:value="-0.0922627867838557" calcext:value-type="float">
            <text:p>-0.0922627867838557</text:p>
          </table:table-cell>
          <table:table-cell table:formula="of:= [.B768]*[.B768]*[.B768]*[.B768] - 16*[.B768]*[.B768] + 5*[.B768]" office:value-type="float" office:value="0.0824905770877413" calcext:value-type="float">
            <text:p>0.08249057708774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778199217892" calcext:value-type="float">
            <text:p>-0.02778199217892</text:p>
          </table:table-cell>
          <table:table-cell table:formula="of:=-[.A769]" office:value-type="float" office:value="0.02778199217892" calcext:value-type="float">
            <text:p>0.02778199217892</text:p>
          </table:table-cell>
          <table:table-cell/>
          <table:table-cell table:formula="of:= 100 * ([.A770] - [.A769]*[.A769]) * ([.A770] - [.A769]*[.A769]) + (1 - [.A769]) * (1 - [.A769])" office:value-type="float" office:value="9.87617258156585" calcext:value-type="float">
            <text:p>9.87617258156585</text:p>
          </table:table-cell>
          <table:table-cell table:formula="of:= 100 * ([.B770] - [.B769]*[.B769]) * ([.B770] - [.B769]*[.B769]) + (1 - [.B769]) * (1 - [.B769])" office:value-type="float" office:value="9.67359394969817" calcext:value-type="float">
            <text:p>9.67359394969817</text:p>
          </table:table-cell>
          <table:table-cell table:formula="of:= [.A769]*[.A769]*[.A769]*[.A769] - 16*[.A769]*[.A769] + 5*[.A769]" office:value-type="float" office:value="-0.151258790589893" calcext:value-type="float">
            <text:p>-0.151258790589893</text:p>
          </table:table-cell>
          <table:table-cell table:formula="of:= [.B769]*[.B769]*[.B769]*[.B769] - 16*[.B769]*[.B769] + 5*[.B769]" office:value-type="float" office:value="0.126561131199307" calcext:value-type="float">
            <text:p>0.12656113119930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6210260676172" calcext:value-type="float">
            <text:p>-0.296210260676172</text:p>
          </table:table-cell>
          <table:table-cell table:formula="of:=-[.A770]" office:value-type="float" office:value="0.296210260676172" calcext:value-type="float">
            <text:p>0.296210260676172</text:p>
          </table:table-cell>
          <table:table-cell/>
          <table:table-cell table:formula="of:= 100 * ([.A771] - [.A770]*[.A770]) * ([.A771] - [.A770]*[.A770]) + (1 - [.A770]) * (1 - [.A770])" office:value-type="float" office:value="2.70921797464649" calcext:value-type="float">
            <text:p>2.70921797464649</text:p>
          </table:table-cell>
          <table:table-cell table:formula="of:= 100 * ([.B771] - [.B770]*[.B770]) * ([.B771] - [.B770]*[.B770]) + (1 - [.B770]) * (1 - [.B770])" office:value-type="float" office:value="8.16398140690593" calcext:value-type="float">
            <text:p>8.16398140690593</text:p>
          </table:table-cell>
          <table:table-cell table:formula="of:= [.A770]*[.A770]*[.A770]*[.A770] - 16*[.A770]*[.A770] + 5*[.A770]" office:value-type="float" office:value="-2.87720120126651" calcext:value-type="float">
            <text:p>-2.87720120126651</text:p>
          </table:table-cell>
          <table:table-cell table:formula="of:= [.B770]*[.B770]*[.B770]*[.B770] - 16*[.B770]*[.B770] + 5*[.B770]" office:value-type="float" office:value="0.0849014054952135" calcext:value-type="float">
            <text:p>0.084901405495213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9182962051495" calcext:value-type="float">
            <text:p>0.189182962051495</text:p>
          </table:table-cell>
          <table:table-cell table:formula="of:=-[.A771]" office:value-type="float" office:value="-0.189182962051495" calcext:value-type="float">
            <text:p>-0.189182962051495</text:p>
          </table:table-cell>
          <table:table-cell/>
          <table:table-cell table:formula="of:= 100 * ([.A772] - [.A771]*[.A771]) * ([.A772] - [.A771]*[.A771]) + (1 - [.A771]) * (1 - [.A771])" office:value-type="float" office:value="0.934526504143772" calcext:value-type="float">
            <text:p>0.934526504143772</text:p>
          </table:table-cell>
          <table:table-cell table:formula="of:= 100 * ([.B772] - [.B771]*[.B771]) * ([.B772] - [.B771]*[.B771]) + (1 - [.B771]) * (1 - [.B771])" office:value-type="float" office:value="2.95723900175719" calcext:value-type="float">
            <text:p>2.95723900175719</text:p>
          </table:table-cell>
          <table:table-cell table:formula="of:= [.A771]*[.A771]*[.A771]*[.A771] - 16*[.A771]*[.A771] + 5*[.A771]" office:value-type="float" office:value="0.37455265809256" calcext:value-type="float">
            <text:p>0.37455265809256</text:p>
          </table:table-cell>
          <table:table-cell table:formula="of:= [.B771]*[.B771]*[.B771]*[.B771] - 16*[.B771]*[.B771] + 5*[.B771]" office:value-type="float" office:value="-1.51727696242239" calcext:value-type="float">
            <text:p>-1.517276962422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84306941840614" calcext:value-type="float">
            <text:p>0.0884306941840614</text:p>
          </table:table-cell>
          <table:table-cell table:formula="of:=-[.A772]" office:value-type="float" office:value="-0.0884306941840614" calcext:value-type="float">
            <text:p>-0.0884306941840614</text:p>
          </table:table-cell>
          <table:table-cell/>
          <table:table-cell table:formula="of:= 100 * ([.A773] - [.A772]*[.A772]) * ([.A773] - [.A772]*[.A772]) + (1 - [.A772]) * (1 - [.A772])" office:value-type="float" office:value="8.00952197582581" calcext:value-type="float">
            <text:p>8.00952197582581</text:p>
          </table:table-cell>
          <table:table-cell table:formula="of:= 100 * ([.B773] - [.B772]*[.B772]) * ([.B773] - [.B772]*[.B772]) + (1 - [.B772]) * (1 - [.B772])" office:value-type="float" office:value="9.22578438605956" calcext:value-type="float">
            <text:p>9.22578438605956</text:p>
          </table:table-cell>
          <table:table-cell table:formula="of:= [.A772]*[.A772]*[.A772]*[.A772] - 16*[.A772]*[.A772] + 5*[.A772]" office:value-type="float" office:value="0.317094820345527" calcext:value-type="float">
            <text:p>0.317094820345527</text:p>
          </table:table-cell>
          <table:table-cell table:formula="of:= [.B772]*[.B772]*[.B772]*[.B772] - 16*[.B772]*[.B772] + 5*[.B772]" office:value-type="float" office:value="-0.567212121495087" calcext:value-type="float">
            <text:p>-0.5672121214950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574839931624" calcext:value-type="float">
            <text:p>0.27574839931624</text:p>
          </table:table-cell>
          <table:table-cell table:formula="of:=-[.A773]" office:value-type="float" office:value="-0.27574839931624" calcext:value-type="float">
            <text:p>-0.27574839931624</text:p>
          </table:table-cell>
          <table:table-cell/>
          <table:table-cell table:formula="of:= 100 * ([.A774] - [.A773]*[.A773]) * ([.A774] - [.A773]*[.A773]) + (1 - [.A773]) * (1 - [.A773])" office:value-type="float" office:value="6.60434957423276" calcext:value-type="float">
            <text:p>6.60434957423276</text:p>
          </table:table-cell>
          <table:table-cell table:formula="of:= 100 * ([.B774] - [.B773]*[.B773]) * ([.B774] - [.B773]*[.B773]) + (1 - [.B773]) * (1 - [.B773])" office:value-type="float" office:value="2.52052744431637" calcext:value-type="float">
            <text:p>2.52052744431637</text:p>
          </table:table-cell>
          <table:table-cell table:formula="of:= [.A773]*[.A773]*[.A773]*[.A773] - 16*[.A773]*[.A773] + 5*[.A773]" office:value-type="float" office:value="0.167928773674306" calcext:value-type="float">
            <text:p>0.167928773674306</text:p>
          </table:table-cell>
          <table:table-cell table:formula="of:= [.B773]*[.B773]*[.B773]*[.B773] - 16*[.B773]*[.B773] + 5*[.B773]" office:value-type="float" office:value="-2.58955521948809" calcext:value-type="float">
            <text:p>-2.589555219488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0535511242931" calcext:value-type="float">
            <text:p>-0.170535511242931</text:p>
          </table:table-cell>
          <table:table-cell table:formula="of:=-[.A774]" office:value-type="float" office:value="0.170535511242931" calcext:value-type="float">
            <text:p>0.170535511242931</text:p>
          </table:table-cell>
          <table:table-cell/>
          <table:table-cell table:formula="of:= 100 * ([.A775] - [.A774]*[.A774]) * ([.A775] - [.A774]*[.A774]) + (1 - [.A774]) * (1 - [.A774])" office:value-type="float" office:value="3.82426487719818" calcext:value-type="float">
            <text:p>3.82426487719818</text:p>
          </table:table-cell>
          <table:table-cell table:formula="of:= 100 * ([.B775] - [.B774]*[.B774]) * ([.B775] - [.B774]*[.B774]) + (1 - [.B774]) * (1 - [.B774])" office:value-type="float" office:value="1.65806533077702" calcext:value-type="float">
            <text:p>1.65806533077702</text:p>
          </table:table-cell>
          <table:table-cell table:formula="of:= [.A774]*[.A774]*[.A774]*[.A774] - 16*[.A774]*[.A774] + 5*[.A774]" office:value-type="float" office:value="-1.31714954203509" calcext:value-type="float">
            <text:p>-1.31714954203509</text:p>
          </table:table-cell>
          <table:table-cell table:formula="of:= [.B774]*[.B774]*[.B774]*[.B774] - 16*[.B774]*[.B774] + 5*[.B774]" office:value-type="float" office:value="0.388205570394221" calcext:value-type="float">
            <text:p>0.3882055703942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7573679637126" calcext:value-type="float">
            <text:p>-0.127573679637126</text:p>
          </table:table-cell>
          <table:table-cell table:formula="of:=-[.A775]" office:value-type="float" office:value="0.127573679637126" calcext:value-type="float">
            <text:p>0.127573679637126</text:p>
          </table:table-cell>
          <table:table-cell/>
          <table:table-cell table:formula="of:= 100 * ([.A776] - [.A775]*[.A775]) * ([.A776] - [.A775]*[.A775]) + (1 - [.A775]) * (1 - [.A775])" office:value-type="float" office:value="3.17492026062965" calcext:value-type="float">
            <text:p>3.17492026062965</text:p>
          </table:table-cell>
          <table:table-cell table:formula="of:= 100 * ([.B776] - [.B775]*[.B775]) * ([.B776] - [.B775]*[.B775]) + (1 - [.B775]) * (1 - [.B775])" office:value-type="float" office:value="3.66874596205329" calcext:value-type="float">
            <text:p>3.66874596205329</text:p>
          </table:table-cell>
          <table:table-cell table:formula="of:= [.A775]*[.A775]*[.A775]*[.A775] - 16*[.A775]*[.A775] + 5*[.A775]" office:value-type="float" office:value="-0.898004220915513" calcext:value-type="float">
            <text:p>-0.898004220915513</text:p>
          </table:table-cell>
          <table:table-cell table:formula="of:= [.B775]*[.B775]*[.B775]*[.B775] - 16*[.B775]*[.B775] + 5*[.B775]" office:value-type="float" office:value="0.377732575455747" calcext:value-type="float">
            <text:p>0.3777325754557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4242353546098" calcext:value-type="float">
            <text:p>0.154242353546098</text:p>
          </table:table-cell>
          <table:table-cell table:formula="of:=-[.A776]" office:value-type="float" office:value="-0.154242353546098" calcext:value-type="float">
            <text:p>-0.154242353546098</text:p>
          </table:table-cell>
          <table:table-cell/>
          <table:table-cell table:formula="of:= 100 * ([.A777] - [.A776]*[.A776]) * ([.A777] - [.A776]*[.A776]) + (1 - [.A776]) * (1 - [.A776])" office:value-type="float" office:value="17.739352609945" calcext:value-type="float">
            <text:p>17.739352609945</text:p>
          </table:table-cell>
          <table:table-cell table:formula="of:= 100 * ([.B777] - [.B776]*[.B776]) * ([.B777] - [.B776]*[.B776]) + (1 - [.B776]) * (1 - [.B776])" office:value-type="float" office:value="14.656283653848" calcext:value-type="float">
            <text:p>14.656283653848</text:p>
          </table:table-cell>
          <table:table-cell table:formula="of:= [.A776]*[.A776]*[.A776]*[.A776] - 16*[.A776]*[.A776] + 5*[.A776]" office:value-type="float" office:value="0.391126507270547" calcext:value-type="float">
            <text:p>0.391126507270547</text:p>
          </table:table-cell>
          <table:table-cell table:formula="of:= [.B776]*[.B776]*[.B776]*[.B776] - 16*[.B776]*[.B776] + 5*[.B776]" office:value-type="float" office:value="-1.15129702819043" calcext:value-type="float">
            <text:p>-1.151297028190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881136390749" calcext:value-type="float">
            <text:p>-0.38881136390749</text:p>
          </table:table-cell>
          <table:table-cell table:formula="of:=-[.A777]" office:value-type="float" office:value="0.38881136390749" calcext:value-type="float">
            <text:p>0.38881136390749</text:p>
          </table:table-cell>
          <table:table-cell/>
          <table:table-cell table:formula="of:= 100 * ([.A778] - [.A777]*[.A777]) * ([.A778] - [.A777]*[.A777]) + (1 - [.A777]) * (1 - [.A777])" office:value-type="float" office:value="3.9083155988972" calcext:value-type="float">
            <text:p>3.9083155988972</text:p>
          </table:table-cell>
          <table:table-cell table:formula="of:= 100 * ([.B778] - [.B777]*[.B777]) * ([.B778] - [.B777]*[.B777]) + (1 - [.B777]) * (1 - [.B777])" office:value-type="float" office:value="2.9867268568323" calcext:value-type="float">
            <text:p>2.9867268568323</text:p>
          </table:table-cell>
          <table:table-cell table:formula="of:= [.A777]*[.A777]*[.A777]*[.A777] - 16*[.A777]*[.A777] + 5*[.A777]" office:value-type="float" office:value="-4.33999158485823" calcext:value-type="float">
            <text:p>-4.33999158485823</text:p>
          </table:table-cell>
          <table:table-cell table:formula="of:= [.B777]*[.B777]*[.B777]*[.B777] - 16*[.B777]*[.B777] + 5*[.B777]" office:value-type="float" office:value="-0.451877945783331" calcext:value-type="float">
            <text:p>-0.45187794578333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04789109526787" calcext:value-type="float">
            <text:p>0.0104789109526787</text:p>
          </table:table-cell>
          <table:table-cell table:formula="of:=-[.A778]" office:value-type="float" office:value="-0.0104789109526787" calcext:value-type="float">
            <text:p>-0.0104789109526787</text:p>
          </table:table-cell>
          <table:table-cell/>
          <table:table-cell table:formula="of:= 100 * ([.A779] - [.A778]*[.A778]) * ([.A779] - [.A778]*[.A778]) + (1 - [.A778]) * (1 - [.A778])" office:value-type="float" office:value="15.5730215362725" calcext:value-type="float">
            <text:p>15.5730215362725</text:p>
          </table:table-cell>
          <table:table-cell table:formula="of:= 100 * ([.B779] - [.B778]*[.B778]) * ([.B779] - [.B778]*[.B778]) + (1 - [.B778]) * (1 - [.B778])" office:value-type="float" office:value="15.6317214454233" calcext:value-type="float">
            <text:p>15.6317214454233</text:p>
          </table:table-cell>
          <table:table-cell table:formula="of:= [.A778]*[.A778]*[.A778]*[.A778] - 16*[.A778]*[.A778] + 5*[.A778]" office:value-type="float" office:value="0.0506376456250304" calcext:value-type="float">
            <text:p>0.0506376456250304</text:p>
          </table:table-cell>
          <table:table-cell table:formula="of:= [.B778]*[.B778]*[.B778]*[.B778] - 16*[.B778]*[.B778] + 5*[.B778]" office:value-type="float" office:value="-0.0541514639017569" calcext:value-type="float">
            <text:p>-0.05415146390175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2129042046046" calcext:value-type="float">
            <text:p>0.382129042046046</text:p>
          </table:table-cell>
          <table:table-cell table:formula="of:=-[.A779]" office:value-type="float" office:value="-0.382129042046046" calcext:value-type="float">
            <text:p>-0.382129042046046</text:p>
          </table:table-cell>
          <table:table-cell/>
          <table:table-cell table:formula="of:= 100 * ([.A780] - [.A779]*[.A779]) * ([.A780] - [.A779]*[.A779]) + (1 - [.A779]) * (1 - [.A779])" office:value-type="float" office:value="29.3225776971062" calcext:value-type="float">
            <text:p>29.3225776971062</text:p>
          </table:table-cell>
          <table:table-cell table:formula="of:= 100 * ([.B780] - [.B779]*[.B779]) * ([.B780] - [.B779]*[.B779]) + (1 - [.B779]) * (1 - [.B779])" office:value-type="float" office:value="7.95801687338186" calcext:value-type="float">
            <text:p>7.95801687338186</text:p>
          </table:table-cell>
          <table:table-cell table:formula="of:= [.A779]*[.A779]*[.A779]*[.A779] - 16*[.A779]*[.A779] + 5*[.A779]" office:value-type="float" office:value="-0.404393865064943" calcext:value-type="float">
            <text:p>-0.404393865064943</text:p>
          </table:table-cell>
          <table:table-cell table:formula="of:= [.B779]*[.B779]*[.B779]*[.B779] - 16*[.B779]*[.B779] + 5*[.B779]" office:value-type="float" office:value="-4.2256842855254" calcext:value-type="float">
            <text:p>-4.22568428552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194405940058" calcext:value-type="float">
            <text:p>-0.39194405940058</text:p>
          </table:table-cell>
          <table:table-cell table:formula="of:=-[.A780]" office:value-type="float" office:value="0.39194405940058" calcext:value-type="float">
            <text:p>0.39194405940058</text:p>
          </table:table-cell>
          <table:table-cell/>
          <table:table-cell table:formula="of:= 100 * ([.A781] - [.A780]*[.A780]) * ([.A781] - [.A780]*[.A780]) + (1 - [.A780]) * (1 - [.A780])" office:value-type="float" office:value="8.70559557885402" calcext:value-type="float">
            <text:p>8.70559557885402</text:p>
          </table:table-cell>
          <table:table-cell table:formula="of:= 100 * ([.B781] - [.B780]*[.B780]) * ([.B781] - [.B780]*[.B780]) + (1 - [.B780]) * (1 - [.B780])" office:value-type="float" office:value="0.591429984755575" calcext:value-type="float">
            <text:p>0.591429984755575</text:p>
          </table:table-cell>
          <table:table-cell table:formula="of:= [.A780]*[.A780]*[.A780]*[.A780] - 16*[.A780]*[.A780] + 5*[.A780]" office:value-type="float" office:value="-4.39404347902869" calcext:value-type="float">
            <text:p>-4.39404347902869</text:p>
          </table:table-cell>
          <table:table-cell table:formula="of:= [.B780]*[.B780]*[.B780]*[.B780] - 16*[.B780]*[.B780] + 5*[.B780]" office:value-type="float" office:value="-0.474602885022882" calcext:value-type="float">
            <text:p>-0.4746028850228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6535333088827" calcext:value-type="float">
            <text:p>-0.106535333088827</text:p>
          </table:table-cell>
          <table:table-cell table:formula="of:=-[.A781]" office:value-type="float" office:value="0.106535333088827" calcext:value-type="float">
            <text:p>0.106535333088827</text:p>
          </table:table-cell>
          <table:table-cell/>
          <table:table-cell table:formula="of:= 100 * ([.A782] - [.A781]*[.A781]) * ([.A782] - [.A781]*[.A781]) + (1 - [.A781]) * (1 - [.A781])" office:value-type="float" office:value="7.42012511753798" calcext:value-type="float">
            <text:p>7.42012511753798</text:p>
          </table:table-cell>
          <table:table-cell table:formula="of:= 100 * ([.B782] - [.B781]*[.B781]) * ([.B782] - [.B781]*[.B781]) + (1 - [.B781]) * (1 - [.B781])" office:value-type="float" office:value="5.91547371494154" calcext:value-type="float">
            <text:p>5.91547371494154</text:p>
          </table:table-cell>
          <table:table-cell table:formula="of:= [.A781]*[.A781]*[.A781]*[.A781] - 16*[.A781]*[.A781] + 5*[.A781]" office:value-type="float" office:value="-0.714144283143285" calcext:value-type="float">
            <text:p>-0.714144283143285</text:p>
          </table:table-cell>
          <table:table-cell table:formula="of:= [.B781]*[.B781]*[.B781]*[.B781] - 16*[.B781]*[.B781] + 5*[.B781]" office:value-type="float" office:value="0.351209047744985" calcext:value-type="float">
            <text:p>0.3512090477449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7561947601099" calcext:value-type="float">
            <text:p>-0.237561947601099</text:p>
          </table:table-cell>
          <table:table-cell table:formula="of:=-[.A782]" office:value-type="float" office:value="0.237561947601099" calcext:value-type="float">
            <text:p>0.237561947601099</text:p>
          </table:table-cell>
          <table:table-cell/>
          <table:table-cell table:formula="of:= 100 * ([.A783] - [.A782]*[.A782]) * ([.A783] - [.A782]*[.A782]) + (1 - [.A782]) * (1 - [.A782])" office:value-type="float" office:value="2.08597007642728" calcext:value-type="float">
            <text:p>2.08597007642728</text:p>
          </table:table-cell>
          <table:table-cell table:formula="of:= 100 * ([.B783] - [.B782]*[.B782]) * ([.B783] - [.B782]*[.B782]) + (1 - [.B782]) * (1 - [.B782])" office:value-type="float" office:value="0.72886465040443" calcext:value-type="float">
            <text:p>0.72886465040443</text:p>
          </table:table-cell>
          <table:table-cell table:formula="of:= [.A782]*[.A782]*[.A782]*[.A782] - 16*[.A782]*[.A782] + 5*[.A782]" office:value-type="float" office:value="-2.08759561531561" calcext:value-type="float">
            <text:p>-2.08759561531561</text:p>
          </table:table-cell>
          <table:table-cell table:formula="of:= [.B782]*[.B782]*[.B782]*[.B782] - 16*[.B782]*[.B782] + 5*[.B782]" office:value-type="float" office:value="0.288023860695383" calcext:value-type="float">
            <text:p>0.2880238606953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80230681725801" calcext:value-type="float">
            <text:p>-0.0180230681725801</text:p>
          </table:table-cell>
          <table:table-cell table:formula="of:=-[.A783]" office:value-type="float" office:value="0.0180230681725801" calcext:value-type="float">
            <text:p>0.0180230681725801</text:p>
          </table:table-cell>
          <table:table-cell/>
          <table:table-cell table:formula="of:= 100 * ([.A784] - [.A783]*[.A783]) * ([.A784] - [.A783]*[.A783]) + (1 - [.A783]) * (1 - [.A783])" office:value-type="float" office:value="4.30534792472728" calcext:value-type="float">
            <text:p>4.30534792472728</text:p>
          </table:table-cell>
          <table:table-cell table:formula="of:= 100 * ([.B784] - [.B783]*[.B783]) * ([.B784] - [.B783]*[.B783]) + (1 - [.B783]) * (1 - [.B783])" office:value-type="float" office:value="4.20980567528962" calcext:value-type="float">
            <text:p>4.20980567528962</text:p>
          </table:table-cell>
          <table:table-cell table:formula="of:= [.A783]*[.A783]*[.A783]*[.A783] - 16*[.A783]*[.A783] + 5*[.A783]" office:value-type="float" office:value="-0.0953125311293866" calcext:value-type="float">
            <text:p>-0.0953125311293866</text:p>
          </table:table-cell>
          <table:table-cell table:formula="of:= [.B783]*[.B783]*[.B783]*[.B783] - 16*[.B783]*[.B783] + 5*[.B783]" office:value-type="float" office:value="0.0849181505964149" calcext:value-type="float">
            <text:p>0.08491815059641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0478292808446" calcext:value-type="float">
            <text:p>-0.180478292808446</text:p>
          </table:table-cell>
          <table:table-cell table:formula="of:=-[.A784]" office:value-type="float" office:value="0.180478292808446" calcext:value-type="float">
            <text:p>0.180478292808446</text:p>
          </table:table-cell>
          <table:table-cell/>
          <table:table-cell table:formula="of:= 100 * ([.A785] - [.A784]*[.A784]) * ([.A785] - [.A784]*[.A784]) + (1 - [.A784]) * (1 - [.A784])" office:value-type="float" office:value="7.34356584680926" calcext:value-type="float">
            <text:p>7.34356584680926</text:p>
          </table:table-cell>
          <table:table-cell table:formula="of:= 100 * ([.B785] - [.B784]*[.B784]) * ([.B785] - [.B784]*[.B784]) + (1 - [.B784]) * (1 - [.B784])" office:value-type="float" office:value="10.2241537072263" calcext:value-type="float">
            <text:p>10.2241537072263</text:p>
          </table:table-cell>
          <table:table-cell table:formula="of:= [.A784]*[.A784]*[.A784]*[.A784] - 16*[.A784]*[.A784] + 5*[.A784]" office:value-type="float" office:value="-1.42248912867786" calcext:value-type="float">
            <text:p>-1.42248912867786</text:p>
          </table:table-cell>
          <table:table-cell table:formula="of:= [.B784]*[.B784]*[.B784]*[.B784] - 16*[.B784]*[.B784] + 5*[.B784]" office:value-type="float" office:value="0.382293799406602" calcext:value-type="float">
            <text:p>0.3822937994066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76499387817109" calcext:value-type="float">
            <text:p>0.276499387817109</text:p>
          </table:table-cell>
          <table:table-cell table:formula="of:=-[.A785]" office:value-type="float" office:value="-0.276499387817109" calcext:value-type="float">
            <text:p>-0.276499387817109</text:p>
          </table:table-cell>
          <table:table-cell/>
          <table:table-cell table:formula="of:= 100 * ([.A786] - [.A785]*[.A785]) * ([.A786] - [.A785]*[.A785]) + (1 - [.A785]) * (1 - [.A785])" office:value-type="float" office:value="3.37694916734363" calcext:value-type="float">
            <text:p>3.37694916734363</text:p>
          </table:table-cell>
          <table:table-cell table:formula="of:= 100 * ([.B786] - [.B785]*[.B785]) * ([.B786] - [.B785]*[.B785]) + (1 - [.B785]) * (1 - [.B785])" office:value-type="float" office:value="11.9866973458216" calcext:value-type="float">
            <text:p>11.9866973458216</text:p>
          </table:table-cell>
          <table:table-cell table:formula="of:= [.A785]*[.A785]*[.A785]*[.A785] - 16*[.A785]*[.A785] + 5*[.A785]" office:value-type="float" office:value="0.165111250440151" calcext:value-type="float">
            <text:p>0.165111250440151</text:p>
          </table:table-cell>
          <table:table-cell table:formula="of:= [.B785]*[.B785]*[.B785]*[.B785] - 16*[.B785]*[.B785] + 5*[.B785]" office:value-type="float" office:value="-2.59988262773094" calcext:value-type="float">
            <text:p>-2.599882627730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5374853407621" calcext:value-type="float">
            <text:p>0.245374853407621</text:p>
          </table:table-cell>
          <table:table-cell table:formula="of:=-[.A786]" office:value-type="float" office:value="-0.245374853407621" calcext:value-type="float">
            <text:p>-0.245374853407621</text:p>
          </table:table-cell>
          <table:table-cell/>
          <table:table-cell table:formula="of:= 100 * ([.A787] - [.A786]*[.A786]) * ([.A787] - [.A786]*[.A786]) + (1 - [.A786]) * (1 - [.A786])" office:value-type="float" office:value="0.66818697710922" calcext:value-type="float">
            <text:p>0.66818697710922</text:p>
          </table:table-cell>
          <table:table-cell table:formula="of:= 100 * ([.B787] - [.B786]*[.B786]) * ([.B787] - [.B786]*[.B786]) + (1 - [.B786]) * (1 - [.B786])" office:value-type="float" office:value="2.34299883852578" calcext:value-type="float">
            <text:p>2.34299883852578</text:p>
          </table:table-cell>
          <table:table-cell table:formula="of:= [.A786]*[.A786]*[.A786]*[.A786] - 16*[.A786]*[.A786] + 5*[.A786]" office:value-type="float" office:value="0.267158269928541" calcext:value-type="float">
            <text:p>0.267158269928541</text:p>
          </table:table-cell>
          <table:table-cell table:formula="of:= [.B786]*[.B786]*[.B786]*[.B786] - 16*[.B786]*[.B786] + 5*[.B786]" office:value-type="float" office:value="-2.18659026414767" calcext:value-type="float">
            <text:p>-2.186590264147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87878280512159" calcext:value-type="float">
            <text:p>0.0287878280512159</text:p>
          </table:table-cell>
          <table:table-cell table:formula="of:=-[.A787]" office:value-type="float" office:value="-0.0287878280512159" calcext:value-type="float">
            <text:p>-0.0287878280512159</text:p>
          </table:table-cell>
          <table:table-cell/>
          <table:table-cell table:formula="of:= 100 * ([.A788] - [.A787]*[.A787]) * ([.A788] - [.A787]*[.A787]) + (1 - [.A787]) * (1 - [.A787])" office:value-type="float" office:value="1.4176248415183" calcext:value-type="float">
            <text:p>1.4176248415183</text:p>
          </table:table-cell>
          <table:table-cell table:formula="of:= 100 * ([.B788] - [.B787]*[.B787]) * ([.B788] - [.B787]*[.B787]) + (1 - [.B787]) * (1 - [.B787])" office:value-type="float" office:value="1.55588252213716" calcext:value-type="float">
            <text:p>1.55588252213716</text:p>
          </table:table-cell>
          <table:table-cell table:formula="of:= [.A787]*[.A787]*[.A787]*[.A787] - 16*[.A787]*[.A787] + 5*[.A787]" office:value-type="float" office:value="0.130680002361981" calcext:value-type="float">
            <text:p>0.130680002361981</text:p>
          </table:table-cell>
          <table:table-cell table:formula="of:= [.B787]*[.B787]*[.B787]*[.B787] - 16*[.B787]*[.B787] + 5*[.B787]" office:value-type="float" office:value="-0.157198278150179" calcext:value-type="float">
            <text:p>-0.1571982781501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97033903008696" calcext:value-type="float">
            <text:p>0.0697033903008696</text:p>
          </table:table-cell>
          <table:table-cell table:formula="of:=-[.A788]" office:value-type="float" office:value="-0.0697033903008696" calcext:value-type="float">
            <text:p>-0.0697033903008696</text:p>
          </table:table-cell>
          <table:table-cell/>
          <table:table-cell table:formula="of:= 100 * ([.A789] - [.A788]*[.A788]) * ([.A789] - [.A788]*[.A788]) + (1 - [.A788]) * (1 - [.A788])" office:value-type="float" office:value="1.02539361869557" calcext:value-type="float">
            <text:p>1.02539361869557</text:p>
          </table:table-cell>
          <table:table-cell table:formula="of:= 100 * ([.B789] - [.B788]*[.B788]) * ([.B789] - [.B788]*[.B788]) + (1 - [.B788]) * (1 - [.B788])" office:value-type="float" office:value="1.23592656107033" calcext:value-type="float">
            <text:p>1.23592656107033</text:p>
          </table:table-cell>
          <table:table-cell table:formula="of:= [.A788]*[.A788]*[.A788]*[.A788] - 16*[.A788]*[.A788] + 5*[.A788]" office:value-type="float" office:value="0.270803555224109" calcext:value-type="float">
            <text:p>0.270803555224109</text:p>
          </table:table-cell>
          <table:table-cell table:formula="of:= [.B788]*[.B788]*[.B788]*[.B788] - 16*[.B788]*[.B788] + 5*[.B788]" office:value-type="float" office:value="-0.426230347784587" calcext:value-type="float">
            <text:p>-0.4262303477845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51341663044419" calcext:value-type="float">
            <text:p>-0.0351341663044419</text:p>
          </table:table-cell>
          <table:table-cell table:formula="of:=-[.A789]" office:value-type="float" office:value="0.0351341663044419" calcext:value-type="float">
            <text:p>0.0351341663044419</text:p>
          </table:table-cell>
          <table:table-cell/>
          <table:table-cell table:formula="of:= 100 * ([.A790] - [.A789]*[.A789]) * ([.A790] - [.A789]*[.A789]) + (1 - [.A789]) * (1 - [.A789])" office:value-type="float" office:value="7.71723046654035" calcext:value-type="float">
            <text:p>7.71723046654035</text:p>
          </table:table-cell>
          <table:table-cell table:formula="of:= 100 * ([.B790] - [.B789]*[.B789]) * ([.B790] - [.B789]*[.B789]) + (1 - [.B789]) * (1 - [.B789])" office:value-type="float" office:value="7.45001439783135" calcext:value-type="float">
            <text:p>7.45001439783135</text:p>
          </table:table-cell>
          <table:table-cell table:formula="of:= [.A789]*[.A789]*[.A789]*[.A789] - 16*[.A789]*[.A789] + 5*[.A789]" office:value-type="float" office:value="-0.195419862025576" calcext:value-type="float">
            <text:p>-0.195419862025576</text:p>
          </table:table-cell>
          <table:table-cell table:formula="of:= [.B789]*[.B789]*[.B789]*[.B789] - 16*[.B789]*[.B789] + 5*[.B789]" office:value-type="float" office:value="0.155921801018843" calcext:value-type="float">
            <text:p>0.155921801018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6558680340922" calcext:value-type="float">
            <text:p>-0.256558680340922</text:p>
          </table:table-cell>
          <table:table-cell table:formula="of:=-[.A790]" office:value-type="float" office:value="0.256558680340922" calcext:value-type="float">
            <text:p>0.256558680340922</text:p>
          </table:table-cell>
          <table:table-cell/>
          <table:table-cell table:formula="of:= 100 * ([.A791] - [.A790]*[.A790]) * ([.A791] - [.A790]*[.A790]) + (1 - [.A790]) * (1 - [.A790])" office:value-type="float" office:value="22.4748498145324" calcext:value-type="float">
            <text:p>22.4748498145324</text:p>
          </table:table-cell>
          <table:table-cell table:formula="of:= 100 * ([.B791] - [.B790]*[.B790]) * ([.B791] - [.B790]*[.B790]) + (1 - [.B790]) * (1 - [.B790])" office:value-type="float" office:value="11.1461501945708" calcext:value-type="float">
            <text:p>11.1461501945708</text:p>
          </table:table-cell>
          <table:table-cell table:formula="of:= [.A790]*[.A790]*[.A790]*[.A790] - 16*[.A790]*[.A790] + 5*[.A790]" office:value-type="float" office:value="-2.3316185224273" calcext:value-type="float">
            <text:p>-2.3316185224273</text:p>
          </table:table-cell>
          <table:table-cell table:formula="of:= [.B790]*[.B790]*[.B790]*[.B790] - 16*[.B790]*[.B790] + 5*[.B790]" office:value-type="float" office:value="0.233968280981924" calcext:value-type="float">
            <text:p>0.2339682809819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1298088253972" calcext:value-type="float">
            <text:p>-0.391298088253972</text:p>
          </table:table-cell>
          <table:table-cell table:formula="of:=-[.A791]" office:value-type="float" office:value="0.391298088253972" calcext:value-type="float">
            <text:p>0.391298088253972</text:p>
          </table:table-cell>
          <table:table-cell/>
          <table:table-cell table:formula="of:= 100 * ([.A792] - [.A791]*[.A791]) * ([.A792] - [.A791]*[.A791]) + (1 - [.A791]) * (1 - [.A791])" office:value-type="float" office:value="24.6962467890186" calcext:value-type="float">
            <text:p>24.6962467890186</text:p>
          </table:table-cell>
          <table:table-cell table:formula="of:= 100 * ([.B792] - [.B791]*[.B791]) * ([.B792] - [.B791]*[.B791]) + (1 - [.B791]) * (1 - [.B791])" office:value-type="float" office:value="3.28954671166877" calcext:value-type="float">
            <text:p>3.28954671166877</text:p>
          </table:table-cell>
          <table:table-cell table:formula="of:= [.A791]*[.A791]*[.A791]*[.A791] - 16*[.A791]*[.A791] + 5*[.A791]" office:value-type="float" office:value="-4.38287358684444" calcext:value-type="float">
            <text:p>-4.38287358684444</text:p>
          </table:table-cell>
          <table:table-cell table:formula="of:= [.B791]*[.B791]*[.B791]*[.B791] - 16*[.B791]*[.B791] + 5*[.B791]" office:value-type="float" office:value="-0.469892704304719" calcext:value-type="float">
            <text:p>-0.4698927043047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3965845730524" calcext:value-type="float">
            <text:p>-0.323965845730524</text:p>
          </table:table-cell>
          <table:table-cell table:formula="of:=-[.A792]" office:value-type="float" office:value="0.323965845730524" calcext:value-type="float">
            <text:p>0.323965845730524</text:p>
          </table:table-cell>
          <table:table-cell/>
          <table:table-cell table:formula="of:= 100 * ([.A793] - [.A792]*[.A792]) * ([.A793] - [.A792]*[.A792]) + (1 - [.A792]) * (1 - [.A792])" office:value-type="float" office:value="4.00060928113377" calcext:value-type="float">
            <text:p>4.00060928113377</text:p>
          </table:table-cell>
          <table:table-cell table:formula="of:= 100 * ([.B793] - [.B792]*[.B792]) * ([.B793] - [.B792]*[.B792]) + (1 - [.B792]) * (1 - [.B792])" office:value-type="float" office:value="0.816825807536275" calcext:value-type="float">
            <text:p>0.816825807536275</text:p>
          </table:table-cell>
          <table:table-cell table:formula="of:= [.A792]*[.A792]*[.A792]*[.A792] - 16*[.A792]*[.A792] + 5*[.A792]" office:value-type="float" office:value="-3.28807582119088" calcext:value-type="float">
            <text:p>-3.28807582119088</text:p>
          </table:table-cell>
          <table:table-cell table:formula="of:= [.B792]*[.B792]*[.B792]*[.B792] - 16*[.B792]*[.B792] + 5*[.B792]" office:value-type="float" office:value="-0.048417363885648" calcext:value-type="float">
            <text:p>-0.0484173638856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4970235615604" calcext:value-type="float">
            <text:p>-0.044970235615604</text:p>
          </table:table-cell>
          <table:table-cell table:formula="of:=-[.A793]" office:value-type="float" office:value="0.044970235615604" calcext:value-type="float">
            <text:p>0.044970235615604</text:p>
          </table:table-cell>
          <table:table-cell/>
          <table:table-cell table:formula="of:= 100 * ([.A794] - [.A793]*[.A793]) * ([.A794] - [.A793]*[.A793]) + (1 - [.A793]) * (1 - [.A793])" office:value-type="float" office:value="23.064969525667" calcext:value-type="float">
            <text:p>23.064969525667</text:p>
          </table:table-cell>
          <table:table-cell table:formula="of:= 100 * ([.B794] - [.B793]*[.B793]) * ([.B794] - [.B793]*[.B793]) + (1 - [.B793]) * (1 - [.B793])" office:value-type="float" office:value="23.2659129141349" calcext:value-type="float">
            <text:p>23.2659129141349</text:p>
          </table:table-cell>
          <table:table-cell table:formula="of:= [.A793]*[.A793]*[.A793]*[.A793] - 16*[.A793]*[.A793] + 5*[.A793]" office:value-type="float" office:value="-0.257204241752546" calcext:value-type="float">
            <text:p>-0.257204241752546</text:p>
          </table:table-cell>
          <table:table-cell table:formula="of:= [.B793]*[.B793]*[.B793]*[.B793] - 16*[.B793]*[.B793] + 5*[.B793]" office:value-type="float" office:value="0.192498114403494" calcext:value-type="float">
            <text:p>0.192498114403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70776060554756" calcext:value-type="float">
            <text:p>0.470776060554756</text:p>
          </table:table-cell>
          <table:table-cell table:formula="of:=-[.A794]" office:value-type="float" office:value="-0.470776060554756" calcext:value-type="float">
            <text:p>-0.470776060554756</text:p>
          </table:table-cell>
          <table:table-cell/>
          <table:table-cell table:formula="of:= 100 * ([.A795] - [.A794]*[.A794]) * ([.A795] - [.A794]*[.A794]) + (1 - [.A794]) * (1 - [.A794])" office:value-type="float" office:value="7.05467464470843" calcext:value-type="float">
            <text:p>7.05467464470843</text:p>
          </table:table-cell>
          <table:table-cell table:formula="of:= 100 * ([.B795] - [.B794]*[.B794]) * ([.B795] - [.B794]*[.B794]) + (1 - [.B794]) * (1 - [.B794])" office:value-type="float" office:value="5.51133725488777" calcext:value-type="float">
            <text:p>5.51133725488777</text:p>
          </table:table-cell>
          <table:table-cell table:formula="of:= [.A794]*[.A794]*[.A794]*[.A794] - 16*[.A794]*[.A794] + 5*[.A794]" office:value-type="float" office:value="-1.14308138342189" calcext:value-type="float">
            <text:p>-1.14308138342189</text:p>
          </table:table-cell>
          <table:table-cell table:formula="of:= [.B794]*[.B794]*[.B794]*[.B794] - 16*[.B794]*[.B794] + 5*[.B794]" office:value-type="float" office:value="-5.85084198896946" calcext:value-type="float">
            <text:p>-5.850841988969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86504545697982" calcext:value-type="float">
            <text:p>-0.0386504545697982</text:p>
          </table:table-cell>
          <table:table-cell table:formula="of:=-[.A795]" office:value-type="float" office:value="0.0386504545697982" calcext:value-type="float">
            <text:p>0.0386504545697982</text:p>
          </table:table-cell>
          <table:table-cell/>
          <table:table-cell table:formula="of:= 100 * ([.A796] - [.A795]*[.A795]) * ([.A796] - [.A795]*[.A795]) + (1 - [.A795]) * (1 - [.A795])" office:value-type="float" office:value="3.85975464194964" calcext:value-type="float">
            <text:p>3.85975464194964</text:p>
          </table:table-cell>
          <table:table-cell table:formula="of:= 100 * ([.B796] - [.B795]*[.B795]) * ([.B796] - [.B795]*[.B795]) + (1 - [.B795]) * (1 - [.B795])" office:value-type="float" office:value="3.60639793181911" calcext:value-type="float">
            <text:p>3.60639793181911</text:p>
          </table:table-cell>
          <table:table-cell table:formula="of:= [.A795]*[.A795]*[.A795]*[.A795] - 16*[.A795]*[.A795] + 5*[.A795]" office:value-type="float" office:value="-0.21715176345358" calcext:value-type="float">
            <text:p>-0.21715176345358</text:p>
          </table:table-cell>
          <table:table-cell table:formula="of:= [.B795]*[.B795]*[.B795]*[.B795] - 16*[.B795]*[.B795] + 5*[.B795]" office:value-type="float" office:value="0.169352782244402" calcext:value-type="float">
            <text:p>0.1693527822444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65268244626169" calcext:value-type="float">
            <text:p>-0.165268244626169</text:p>
          </table:table-cell>
          <table:table-cell table:formula="of:=-[.A796]" office:value-type="float" office:value="0.165268244626169" calcext:value-type="float">
            <text:p>0.165268244626169</text:p>
          </table:table-cell>
          <table:table-cell/>
          <table:table-cell table:formula="of:= 100 * ([.A797] - [.A796]*[.A796]) * ([.A797] - [.A796]*[.A796]) + (1 - [.A796]) * (1 - [.A796])" office:value-type="float" office:value="22.6460597468371" calcext:value-type="float">
            <text:p>22.6460597468371</text:p>
          </table:table-cell>
          <table:table-cell table:formula="of:= 100 * ([.B797] - [.B796]*[.B796]) * ([.B797] - [.B796]*[.B796]) + (1 - [.B796]) * (1 - [.B796])" office:value-type="float" office:value="27.3243032732161" calcext:value-type="float">
            <text:p>27.3243032732161</text:p>
          </table:table-cell>
          <table:table-cell table:formula="of:= [.A796]*[.A796]*[.A796]*[.A796] - 16*[.A796]*[.A796] + 5*[.A796]" office:value-type="float" office:value="-1.2626126736947" calcext:value-type="float">
            <text:p>-1.2626126736947</text:p>
          </table:table-cell>
          <table:table-cell table:formula="of:= [.B796]*[.B796]*[.B796]*[.B796] - 16*[.B796]*[.B796] + 5*[.B796]" office:value-type="float" office:value="0.390069772566989" calcext:value-type="float">
            <text:p>0.3900697725669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8705071416555" calcext:value-type="float">
            <text:p>0.488705071416555</text:p>
          </table:table-cell>
          <table:table-cell table:formula="of:=-[.A797]" office:value-type="float" office:value="-0.488705071416555" calcext:value-type="float">
            <text:p>-0.488705071416555</text:p>
          </table:table-cell>
          <table:table-cell/>
          <table:table-cell table:formula="of:= 100 * ([.A798] - [.A797]*[.A797]) * ([.A798] - [.A797]*[.A797]) + (1 - [.A797]) * (1 - [.A797])" office:value-type="float" office:value="5.51212699151549" calcext:value-type="float">
            <text:p>5.51212699151549</text:p>
          </table:table-cell>
          <table:table-cell table:formula="of:= 100 * ([.B798] - [.B797]*[.B797]) * ([.B798] - [.B797]*[.B797]) + (1 - [.B797]) * (1 - [.B797])" office:value-type="float" office:value="8.39251830578052" calcext:value-type="float">
            <text:p>8.39251830578052</text:p>
          </table:table-cell>
          <table:table-cell table:formula="of:= [.A797]*[.A797]*[.A797]*[.A797] - 16*[.A797]*[.A797] + 5*[.A797]" office:value-type="float" office:value="-1.32075595897839" calcext:value-type="float">
            <text:p>-1.32075595897839</text:p>
          </table:table-cell>
          <table:table-cell table:formula="of:= [.B797]*[.B797]*[.B797]*[.B797] - 16*[.B797]*[.B797] + 5*[.B797]" office:value-type="float" office:value="-6.20780667314395" calcext:value-type="float">
            <text:p>-6.207806673143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968848941811928" calcext:value-type="float">
            <text:p>0.00968848941811928</text:p>
          </table:table-cell>
          <table:table-cell table:formula="of:=-[.A798]" office:value-type="float" office:value="-0.00968848941811928" calcext:value-type="float">
            <text:p>-0.00968848941811928</text:p>
          </table:table-cell>
          <table:table-cell/>
          <table:table-cell table:formula="of:= 100 * ([.A799] - [.A798]*[.A798]) * ([.A799] - [.A798]*[.A798]) + (1 - [.A798]) * (1 - [.A798])" office:value-type="float" office:value="15.0090106563003" calcext:value-type="float">
            <text:p>15.0090106563003</text:p>
          </table:table-cell>
          <table:table-cell table:formula="of:= 100 * ([.B799] - [.B798]*[.B798]) * ([.B799] - [.B798]*[.B798]) + (1 - [.B798]) * (1 - [.B798])" office:value-type="float" office:value="15.0618310275908" calcext:value-type="float">
            <text:p>15.0618310275908</text:p>
          </table:table-cell>
          <table:table-cell table:formula="of:= [.A798]*[.A798]*[.A798]*[.A798] - 16*[.A798]*[.A798] + 5*[.A798]" office:value-type="float" office:value="0.0469405866662975" calcext:value-type="float">
            <text:p>0.0469405866662975</text:p>
          </table:table-cell>
          <table:table-cell table:formula="of:= [.B798]*[.B798]*[.B798]*[.B798] - 16*[.B798]*[.B798] + 5*[.B798]" office:value-type="float" office:value="-0.0499443075148953" calcext:value-type="float">
            <text:p>-0.04994430751489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4637506051119" calcext:value-type="float">
            <text:p>0.374637506051119</text:p>
          </table:table-cell>
          <table:table-cell table:formula="of:=-[.A799]" office:value-type="float" office:value="-0.374637506051119" calcext:value-type="float">
            <text:p>-0.374637506051119</text:p>
          </table:table-cell>
          <table:table-cell/>
          <table:table-cell table:formula="of:= 100 * ([.A800] - [.A799]*[.A799]) * ([.A800] - [.A799]*[.A799]) + (1 - [.A799]) * (1 - [.A799])" office:value-type="float" office:value="1.06280830390741" calcext:value-type="float">
            <text:p>1.06280830390741</text:p>
          </table:table-cell>
          <table:table-cell table:formula="of:= 100 * ([.B800] - [.B799]*[.B799]) * ([.B800] - [.B799]*[.B799]) + (1 - [.B799]) * (1 - [.B799])" office:value-type="float" office:value="5.83968047259358" calcext:value-type="float">
            <text:p>5.83968047259358</text:p>
          </table:table-cell>
          <table:table-cell table:formula="of:= [.A799]*[.A799]*[.A799]*[.A799] - 16*[.A799]*[.A799] + 5*[.A799]" office:value-type="float" office:value="-0.352765606931091" calcext:value-type="float">
            <text:p>-0.352765606931091</text:p>
          </table:table-cell>
          <table:table-cell table:formula="of:= [.B799]*[.B799]*[.B799]*[.B799] - 16*[.B799]*[.B799] + 5*[.B799]" office:value-type="float" office:value="-4.09914066744228" calcext:value-type="float">
            <text:p>-4.099140667442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8394121421205" calcext:value-type="float">
            <text:p>0.058394121421205</text:p>
          </table:table-cell>
          <table:table-cell table:formula="of:=-[.A800]" office:value-type="float" office:value="-0.058394121421205" calcext:value-type="float">
            <text:p>-0.058394121421205</text:p>
          </table:table-cell>
          <table:table-cell/>
          <table:table-cell table:formula="of:= 100 * ([.A801] - [.A800]*[.A800]) * ([.A801] - [.A800]*[.A800]) + (1 - [.A800]) * (1 - [.A800])" office:value-type="float" office:value="5.27320721578029" calcext:value-type="float">
            <text:p>5.27320721578029</text:p>
          </table:table-cell>
          <table:table-cell table:formula="of:= 100 * ([.B801] - [.B800]*[.B800]) * ([.B801] - [.B800]*[.B800]) + (1 - [.B800]) * (1 - [.B800])" office:value-type="float" office:value="5.79710256839446" calcext:value-type="float">
            <text:p>5.79710256839446</text:p>
          </table:table-cell>
          <table:table-cell table:formula="of:= [.A800]*[.A800]*[.A800]*[.A800] - 16*[.A800]*[.A800] + 5*[.A800]" office:value-type="float" office:value="0.237424259677871" calcext:value-type="float">
            <text:p>0.237424259677871</text:p>
          </table:table-cell>
          <table:table-cell table:formula="of:= [.B800]*[.B800]*[.B800]*[.B800] - 16*[.B800]*[.B800] + 5*[.B800]" office:value-type="float" office:value="-0.346516954534179" calcext:value-type="float">
            <text:p>-0.3465169545341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2851645401184" calcext:value-type="float">
            <text:p>0.212851645401184</text:p>
          </table:table-cell>
          <table:table-cell table:formula="of:=-[.A801]" office:value-type="float" office:value="-0.212851645401184" calcext:value-type="float">
            <text:p>-0.212851645401184</text:p>
          </table:table-cell>
          <table:table-cell/>
          <table:table-cell table:formula="of:= 100 * ([.A802] - [.A801]*[.A801]) * ([.A802] - [.A801]*[.A801]) + (1 - [.A801]) * (1 - [.A801])" office:value-type="float" office:value="0.895926271841072" calcext:value-type="float">
            <text:p>0.895926271841072</text:p>
          </table:table-cell>
          <table:table-cell table:formula="of:= 100 * ([.B802] - [.B801]*[.B801]) * ([.B802] - [.B801]*[.B801]) + (1 - [.B801]) * (1 - [.B801])" office:value-type="float" office:value="1.61575239205204" calcext:value-type="float">
            <text:p>1.61575239205204</text:p>
          </table:table-cell>
          <table:table-cell table:formula="of:= [.A801]*[.A801]*[.A801]*[.A801] - 16*[.A801]*[.A801] + 5*[.A801]" office:value-type="float" office:value="0.341417677399234" calcext:value-type="float">
            <text:p>0.341417677399234</text:p>
          </table:table-cell>
          <table:table-cell table:formula="of:= [.B801]*[.B801]*[.B801]*[.B801] - 16*[.B801]*[.B801] + 5*[.B801]" office:value-type="float" office:value="-1.7870987766126" calcext:value-type="float">
            <text:p>-1.78709877661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726068156509396" calcext:value-type="float">
            <text:p>-0.00726068156509396</text:p>
          </table:table-cell>
          <table:table-cell table:formula="of:=-[.A802]" office:value-type="float" office:value="0.00726068156509396" calcext:value-type="float">
            <text:p>0.00726068156509396</text:p>
          </table:table-cell>
          <table:table-cell/>
          <table:table-cell table:formula="of:= 100 * ([.A803] - [.A802]*[.A802]) * ([.A803] - [.A802]*[.A802]) + (1 - [.A802]) * (1 - [.A802])" office:value-type="float" office:value="5.6847171355" calcext:value-type="float">
            <text:p>5.6847171355</text:p>
          </table:table-cell>
          <table:table-cell table:formula="of:= 100 * ([.B803] - [.B802]*[.B802]) * ([.B803] - [.B802]*[.B802]) + (1 - [.B802]) * (1 - [.B802])" office:value-type="float" office:value="5.65111851213183" calcext:value-type="float">
            <text:p>5.65111851213183</text:p>
          </table:table-cell>
          <table:table-cell table:formula="of:= [.A802]*[.A802]*[.A802]*[.A802] - 16*[.A802]*[.A802] + 5*[.A802]" office:value-type="float" office:value="-0.0371468849949705" calcext:value-type="float">
            <text:p>-0.0371468849949705</text:p>
          </table:table-cell>
          <table:table-cell table:formula="of:= [.B802]*[.B802]*[.B802]*[.B802] - 16*[.B802]*[.B802] + 5*[.B802]" office:value-type="float" office:value="0.0354599306559692" calcext:value-type="float">
            <text:p>0.03545993065596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6052420222632" calcext:value-type="float">
            <text:p>-0.216052420222632</text:p>
          </table:table-cell>
          <table:table-cell table:formula="of:=-[.A803]" office:value-type="float" office:value="0.216052420222632" calcext:value-type="float">
            <text:p>0.216052420222632</text:p>
          </table:table-cell>
          <table:table-cell/>
          <table:table-cell table:formula="of:= 100 * ([.A804] - [.A803]*[.A803]) * ([.A804] - [.A803]*[.A803]) + (1 - [.A803]) * (1 - [.A803])" office:value-type="float" office:value="29.4803673819597" calcext:value-type="float">
            <text:p>29.4803673819597</text:p>
          </table:table-cell>
          <table:table-cell table:formula="of:= 100 * ([.B804] - [.B803]*[.B803]) * ([.B804] - [.B803]*[.B803]) + (1 - [.B803]) * (1 - [.B803])" office:value-type="float" office:value="19.6074291513357" calcext:value-type="float">
            <text:p>19.6074291513357</text:p>
          </table:table-cell>
          <table:table-cell table:formula="of:= [.A803]*[.A803]*[.A803]*[.A803] - 16*[.A803]*[.A803] + 5*[.A803]" office:value-type="float" office:value="-1.82494157745244" calcext:value-type="float">
            <text:p>-1.82494157745244</text:p>
          </table:table-cell>
          <table:table-cell table:formula="of:= [.B803]*[.B803]*[.B803]*[.B803] - 16*[.B803]*[.B803] + 5*[.B803]" office:value-type="float" office:value="0.335582624773878" calcext:value-type="float">
            <text:p>0.3355826247738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2486580101467" calcext:value-type="float">
            <text:p>-0.482486580101467</text:p>
          </table:table-cell>
          <table:table-cell table:formula="of:=-[.A804]" office:value-type="float" office:value="0.482486580101467" calcext:value-type="float">
            <text:p>0.482486580101467</text:p>
          </table:table-cell>
          <table:table-cell/>
          <table:table-cell table:formula="of:= 100 * ([.A805] - [.A804]*[.A804]) * ([.A805] - [.A804]*[.A804]) + (1 - [.A804]) * (1 - [.A804])" office:value-type="float" office:value="4.23006557416818" calcext:value-type="float">
            <text:p>4.23006557416818</text:p>
          </table:table-cell>
          <table:table-cell table:formula="of:= 100 * ([.B805] - [.B804]*[.B804]) * ([.B805] - [.B804]*[.B804]) + (1 - [.B804]) * (1 - [.B804])" office:value-type="float" office:value="37.2518942212145" calcext:value-type="float">
            <text:p>37.2518942212145</text:p>
          </table:table-cell>
          <table:table-cell table:formula="of:= [.A804]*[.A804]*[.A804]*[.A804] - 16*[.A804]*[.A804] + 5*[.A804]" office:value-type="float" office:value="-6.08293297964084" calcext:value-type="float">
            <text:p>-6.08293297964084</text:p>
          </table:table-cell>
          <table:table-cell table:formula="of:= [.B804]*[.B804]*[.B804]*[.B804] - 16*[.B804]*[.B804] + 5*[.B804]" office:value-type="float" office:value="-1.25806717862617" calcext:value-type="float">
            <text:p>-1.258067178626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75352028717685" calcext:value-type="float">
            <text:p>0.375352028717685</text:p>
          </table:table-cell>
          <table:table-cell table:formula="of:=-[.A805]" office:value-type="float" office:value="-0.375352028717685" calcext:value-type="float">
            <text:p>-0.375352028717685</text:p>
          </table:table-cell>
          <table:table-cell/>
          <table:table-cell table:formula="of:= 100 * ([.A806] - [.A805]*[.A805]) * ([.A806] - [.A805]*[.A805]) + (1 - [.A805]) * (1 - [.A805])" office:value-type="float" office:value="7.92705341621858" calcext:value-type="float">
            <text:p>7.92705341621858</text:p>
          </table:table-cell>
          <table:table-cell table:formula="of:= 100 * ([.B806] - [.B805]*[.B805]) * ([.B806] - [.B805]*[.B805]) + (1 - [.B805]) * (1 - [.B805])" office:value-type="float" office:value="32.8398823143429" calcext:value-type="float">
            <text:p>32.8398823143429</text:p>
          </table:table-cell>
          <table:table-cell table:formula="of:= [.A805]*[.A805]*[.A805]*[.A805] - 16*[.A805]*[.A805] + 5*[.A805]" office:value-type="float" office:value="-0.357616432502136" calcext:value-type="float">
            <text:p>-0.357616432502136</text:p>
          </table:table-cell>
          <table:table-cell table:formula="of:= [.B805]*[.B805]*[.B805]*[.B805] - 16*[.B805]*[.B805] + 5*[.B805]" office:value-type="float" office:value="-4.11113671967899" calcext:value-type="float">
            <text:p>-4.111136719678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5422719514755" calcext:value-type="float">
            <text:p>0.415422719514755</text:p>
          </table:table-cell>
          <table:table-cell table:formula="of:=-[.A806]" office:value-type="float" office:value="-0.415422719514755" calcext:value-type="float">
            <text:p>-0.415422719514755</text:p>
          </table:table-cell>
          <table:table-cell/>
          <table:table-cell table:formula="of:= 100 * ([.A807] - [.A806]*[.A806]) * ([.A807] - [.A806]*[.A806]) + (1 - [.A806]) * (1 - [.A806])" office:value-type="float" office:value="14.9520045612066" calcext:value-type="float">
            <text:p>14.9520045612066</text:p>
          </table:table-cell>
          <table:table-cell table:formula="of:= 100 * ([.B807] - [.B806]*[.B806]) * ([.B807] - [.B806]*[.B806]) + (1 - [.B806]) * (1 - [.B806])" office:value-type="float" office:value="2.14092753106926" calcext:value-type="float">
            <text:p>2.14092753106926</text:p>
          </table:table-cell>
          <table:table-cell table:formula="of:= [.A806]*[.A806]*[.A806]*[.A806] - 16*[.A806]*[.A806] + 5*[.A806]" office:value-type="float" office:value="-0.654320488487605" calcext:value-type="float">
            <text:p>-0.654320488487605</text:p>
          </table:table-cell>
          <table:table-cell table:formula="of:= [.B806]*[.B806]*[.B806]*[.B806] - 16*[.B806]*[.B806] + 5*[.B806]" office:value-type="float" office:value="-4.80854768363515" calcext:value-type="float">
            <text:p>-4.808547683635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9657844926718" calcext:value-type="float">
            <text:p>-0.209657844926718</text:p>
          </table:table-cell>
          <table:table-cell table:formula="of:=-[.A807]" office:value-type="float" office:value="0.209657844926718" calcext:value-type="float">
            <text:p>0.209657844926718</text:p>
          </table:table-cell>
          <table:table-cell/>
          <table:table-cell table:formula="of:= 100 * ([.A808] - [.A807]*[.A807]) * ([.A808] - [.A807]*[.A807]) + (1 - [.A807]) * (1 - [.A807])" office:value-type="float" office:value="30.918970227702" calcext:value-type="float">
            <text:p>30.918970227702</text:p>
          </table:table-cell>
          <table:table-cell table:formula="of:= 100 * ([.B808] - [.B807]*[.B807]) * ([.B808] - [.B807]*[.B807]) + (1 - [.B807]) * (1 - [.B807])" office:value-type="float" office:value="21.3106016500588" calcext:value-type="float">
            <text:p>21.3106016500588</text:p>
          </table:table-cell>
          <table:table-cell table:formula="of:= [.A807]*[.A807]*[.A807]*[.A807] - 16*[.A807]*[.A807] + 5*[.A807]" office:value-type="float" office:value="-1.74965964951206" calcext:value-type="float">
            <text:p>-1.74965964951206</text:p>
          </table:table-cell>
          <table:table-cell table:formula="of:= [.B807]*[.B807]*[.B807]*[.B807] - 16*[.B807]*[.B807] + 5*[.B807]" office:value-type="float" office:value="0.346918799755118" calcext:value-type="float">
            <text:p>0.3469187997551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774627581267" calcext:value-type="float">
            <text:p>-0.498774627581267</text:p>
          </table:table-cell>
          <table:table-cell table:formula="of:=-[.A808]" office:value-type="float" office:value="0.498774627581267" calcext:value-type="float">
            <text:p>0.498774627581267</text:p>
          </table:table-cell>
          <table:table-cell/>
          <table:table-cell table:formula="of:= 100 * ([.A809] - [.A808]*[.A808]) * ([.A809] - [.A808]*[.A808]) + (1 - [.A808]) * (1 - [.A808])" office:value-type="float" office:value="3.8262694260837" calcext:value-type="float">
            <text:p>3.8262694260837</text:p>
          </table:table-cell>
          <table:table-cell table:formula="of:= 100 * ([.B809] - [.B808]*[.B808]) * ([.B809] - [.B808]*[.B808]) + (1 - [.B808]) * (1 - [.B808])" office:value-type="float" office:value="14.0789475692839" calcext:value-type="float">
            <text:p>14.0789475692839</text:p>
          </table:table-cell>
          <table:table-cell table:formula="of:= [.A808]*[.A808]*[.A808]*[.A808] - 16*[.A808]*[.A808] + 5*[.A808]" office:value-type="float" office:value="-6.4124016413883" calcext:value-type="float">
            <text:p>-6.4124016413883</text:p>
          </table:table-cell>
          <table:table-cell table:formula="of:= [.B808]*[.B808]*[.B808]*[.B808] - 16*[.B808]*[.B808] + 5*[.B808]" office:value-type="float" office:value="-1.42465536557562" calcext:value-type="float">
            <text:p>-1.424655365575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23080304136364" calcext:value-type="float">
            <text:p>0.123080304136364</text:p>
          </table:table-cell>
          <table:table-cell table:formula="of:=-[.A809]" office:value-type="float" office:value="-0.123080304136364" calcext:value-type="float">
            <text:p>-0.123080304136364</text:p>
          </table:table-cell>
          <table:table-cell/>
          <table:table-cell table:formula="of:= 100 * ([.A810] - [.A809]*[.A809]) * ([.A810] - [.A809]*[.A809]) + (1 - [.A809]) * (1 - [.A809])" office:value-type="float" office:value="9.26723684718506" calcext:value-type="float">
            <text:p>9.26723684718506</text:p>
          </table:table-cell>
          <table:table-cell table:formula="of:= 100 * ([.B810] - [.B809]*[.B809]) * ([.B810] - [.B809]*[.B809]) + (1 - [.B809]) * (1 - [.B809])" office:value-type="float" office:value="11.6178040106445" calcext:value-type="float">
            <text:p>11.6178040106445</text:p>
          </table:table-cell>
          <table:table-cell table:formula="of:= [.A809]*[.A809]*[.A809]*[.A809] - 16*[.A809]*[.A809] + 5*[.A809]" office:value-type="float" office:value="0.373250825388925" calcext:value-type="float">
            <text:p>0.373250825388925</text:p>
          </table:table-cell>
          <table:table-cell table:formula="of:= [.B809]*[.B809]*[.B809]*[.B809] - 16*[.B809]*[.B809] + 5*[.B809]" office:value-type="float" office:value="-0.85755221597471" calcext:value-type="float">
            <text:p>-0.857552215974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666631981452" calcext:value-type="float">
            <text:p>0.30666631981452</text:p>
          </table:table-cell>
          <table:table-cell table:formula="of:=-[.A810]" office:value-type="float" office:value="-0.30666631981452" calcext:value-type="float">
            <text:p>-0.30666631981452</text:p>
          </table:table-cell>
          <table:table-cell/>
          <table:table-cell table:formula="of:= 100 * ([.A811] - [.A810]*[.A810]) * ([.A811] - [.A810]*[.A810]) + (1 - [.A810]) * (1 - [.A810])" office:value-type="float" office:value="24.9518379868586" calcext:value-type="float">
            <text:p>24.9518379868586</text:p>
          </table:table-cell>
          <table:table-cell table:formula="of:= 100 * ([.B811] - [.B810]*[.B810]) * ([.B811] - [.B810]*[.B810]) + (1 - [.B810]) * (1 - [.B810])" office:value-type="float" office:value="11.1073974521712" calcext:value-type="float">
            <text:p>11.1073974521712</text:p>
          </table:table-cell>
          <table:table-cell table:formula="of:= [.A810]*[.A810]*[.A810]*[.A810] - 16*[.A810]*[.A810] + 5*[.A810]" office:value-type="float" office:value="0.037468209252955" calcext:value-type="float">
            <text:p>0.037468209252955</text:p>
          </table:table-cell>
          <table:table-cell table:formula="of:= [.B810]*[.B810]*[.B810]*[.B810] - 16*[.B810]*[.B810] + 5*[.B810]" office:value-type="float" office:value="-3.02919498889224" calcext:value-type="float">
            <text:p>-3.029194988892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0638761679903" calcext:value-type="float">
            <text:p>-0.400638761679903</text:p>
          </table:table-cell>
          <table:table-cell table:formula="of:=-[.A811]" office:value-type="float" office:value="0.400638761679903" calcext:value-type="float">
            <text:p>0.400638761679903</text:p>
          </table:table-cell>
          <table:table-cell/>
          <table:table-cell table:formula="of:= 100 * ([.A812] - [.A811]*[.A811]) * ([.A812] - [.A811]*[.A811]) + (1 - [.A811]) * (1 - [.A811])" office:value-type="float" office:value="2.59882397734033" calcext:value-type="float">
            <text:p>2.59882397734033</text:p>
          </table:table-cell>
          <table:table-cell table:formula="of:= 100 * ([.B812] - [.B811]*[.B811]) * ([.B812] - [.B811]*[.B811]) + (1 - [.B811]) * (1 - [.B811])" office:value-type="float" office:value="16.4262887536423" calcext:value-type="float">
            <text:p>16.4262887536423</text:p>
          </table:table-cell>
          <table:table-cell table:formula="of:= [.A811]*[.A811]*[.A811]*[.A811] - 16*[.A811]*[.A811] + 5*[.A811]" office:value-type="float" office:value="-4.54561257106296" calcext:value-type="float">
            <text:p>-4.54561257106296</text:p>
          </table:table-cell>
          <table:table-cell table:formula="of:= [.B811]*[.B811]*[.B811]*[.B811] - 16*[.B811]*[.B811] + 5*[.B811]" office:value-type="float" office:value="-0.539224954263934" calcext:value-type="float">
            <text:p>-0.5392249542639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0325892026354" calcext:value-type="float">
            <text:p>0.240325892026354</text:p>
          </table:table-cell>
          <table:table-cell table:formula="of:=-[.A812]" office:value-type="float" office:value="-0.240325892026354" calcext:value-type="float">
            <text:p>-0.240325892026354</text:p>
          </table:table-cell>
          <table:table-cell/>
          <table:table-cell table:formula="of:= 100 * ([.A813] - [.A812]*[.A812]) * ([.A813] - [.A812]*[.A812]) + (1 - [.A812]) * (1 - [.A812])" office:value-type="float" office:value="1.52363021617605" calcext:value-type="float">
            <text:p>1.52363021617605</text:p>
          </table:table-cell>
          <table:table-cell table:formula="of:= 100 * ([.B813] - [.B812]*[.B812]) * ([.B813] - [.B812]*[.B812]) + (1 - [.B812]) * (1 - [.B812])" office:value-type="float" office:value="1.57161801724568" calcext:value-type="float">
            <text:p>1.57161801724568</text:p>
          </table:table-cell>
          <table:table-cell table:formula="of:= [.A812]*[.A812]*[.A812]*[.A812] - 16*[.A812]*[.A812] + 5*[.A812]" office:value-type="float" office:value="0.280860727342954" calcext:value-type="float">
            <text:p>0.280860727342954</text:p>
          </table:table-cell>
          <table:table-cell table:formula="of:= [.B812]*[.B812]*[.B812]*[.B812] - 16*[.B812]*[.B812] + 5*[.B812]" office:value-type="float" office:value="-2.12239819292058" calcext:value-type="float">
            <text:p>-2.122398192920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395330059562714" calcext:value-type="float">
            <text:p>-0.0395330059562714</text:p>
          </table:table-cell>
          <table:table-cell table:formula="of:=-[.A813]" office:value-type="float" office:value="0.0395330059562714" calcext:value-type="float">
            <text:p>0.0395330059562714</text:p>
          </table:table-cell>
          <table:table-cell/>
          <table:table-cell table:formula="of:= 100 * ([.A814] - [.A813]*[.A813]) * ([.A814] - [.A813]*[.A813]) + (1 - [.A813]) * (1 - [.A813])" office:value-type="float" office:value="7.34774610450487" calcext:value-type="float">
            <text:p>7.34774610450487</text:p>
          </table:table-cell>
          <table:table-cell table:formula="of:= 100 * ([.B814] - [.B813]*[.B813]) * ([.B814] - [.B813]*[.B813]) + (1 - [.B813]) * (1 - [.B813])" office:value-type="float" office:value="7.34709081561768" calcext:value-type="float">
            <text:p>7.34709081561768</text:p>
          </table:table-cell>
          <table:table-cell table:formula="of:= [.A813]*[.A813]*[.A813]*[.A813] - 16*[.A813]*[.A813] + 5*[.A813]" office:value-type="float" office:value="-0.222668324213496" calcext:value-type="float">
            <text:p>-0.222668324213496</text:p>
          </table:table-cell>
          <table:table-cell table:formula="of:= [.B813]*[.B813]*[.B813]*[.B813] - 16*[.B813]*[.B813] + 5*[.B813]" office:value-type="float" office:value="0.172661735349218" calcext:value-type="float">
            <text:p>0.1726617353492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1904969161259" calcext:value-type="float">
            <text:p>0.251904969161259</text:p>
          </table:table-cell>
          <table:table-cell table:formula="of:=-[.A814]" office:value-type="float" office:value="-0.251904969161259" calcext:value-type="float">
            <text:p>-0.251904969161259</text:p>
          </table:table-cell>
          <table:table-cell/>
          <table:table-cell table:formula="of:= 100 * ([.A815] - [.A814]*[.A814]) * ([.A815] - [.A814]*[.A814]) + (1 - [.A814]) * (1 - [.A814])" office:value-type="float" office:value="32.1851695580488" calcext:value-type="float">
            <text:p>32.1851695580488</text:p>
          </table:table-cell>
          <table:table-cell table:formula="of:= 100 * ([.B815] - [.B814]*[.B814]) * ([.B815] - [.B814]*[.B814]) + (1 - [.B814]) * (1 - [.B814])" office:value-type="float" office:value="20.5292428952095" calcext:value-type="float">
            <text:p>20.5292428952095</text:p>
          </table:table-cell>
          <table:table-cell table:formula="of:= [.A814]*[.A814]*[.A814]*[.A814] - 16*[.A814]*[.A814] + 5*[.A814]" office:value-type="float" office:value="0.248253708335156" calcext:value-type="float">
            <text:p>0.248253708335156</text:p>
          </table:table-cell>
          <table:table-cell table:formula="of:= [.B814]*[.B814]*[.B814]*[.B814] - 16*[.B814]*[.B814] + 5*[.B814]" office:value-type="float" office:value="-2.27079598327744" calcext:value-type="float">
            <text:p>-2.270795983277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909633894146" calcext:value-type="float">
            <text:p>-0.498909633894146</text:p>
          </table:table-cell>
          <table:table-cell table:formula="of:=-[.A815]" office:value-type="float" office:value="0.498909633894146" calcext:value-type="float">
            <text:p>0.498909633894146</text:p>
          </table:table-cell>
          <table:table-cell/>
          <table:table-cell table:formula="of:= 100 * ([.A816] - [.A815]*[.A815]) * ([.A816] - [.A815]*[.A815]) + (1 - [.A815]) * (1 - [.A815])" office:value-type="float" office:value="6.77539837707786" calcext:value-type="float">
            <text:p>6.77539837707786</text:p>
          </table:table-cell>
          <table:table-cell table:formula="of:= 100 * ([.B816] - [.B815]*[.B815]) * ([.B816] - [.B815]*[.B815]) + (1 - [.B815]) * (1 - [.B815])" office:value-type="float" office:value="8.37444464086584" calcext:value-type="float">
            <text:p>8.37444464086584</text:p>
          </table:table-cell>
          <table:table-cell table:formula="of:= [.A815]*[.A815]*[.A815]*[.A815] - 16*[.A815]*[.A815] + 5*[.A815]" office:value-type="float" office:value="-6.4151647364458" calcext:value-type="float">
            <text:p>-6.4151647364458</text:p>
          </table:table-cell>
          <table:table-cell table:formula="of:= [.B815]*[.B815]*[.B815]*[.B815] - 16*[.B815]*[.B815] + 5*[.B815]" office:value-type="float" office:value="-1.42606839750434" calcext:value-type="float">
            <text:p>-1.4260683975043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61041432332855" calcext:value-type="float">
            <text:p>0.0361041432332855</text:p>
          </table:table-cell>
          <table:table-cell table:formula="of:=-[.A816]" office:value-type="float" office:value="-0.0361041432332855" calcext:value-type="float">
            <text:p>-0.0361041432332855</text:p>
          </table:table-cell>
          <table:table-cell/>
          <table:table-cell table:formula="of:= 100 * ([.A817] - [.A816]*[.A816]) * ([.A817] - [.A816]*[.A816]) + (1 - [.A816]) * (1 - [.A816])" office:value-type="float" office:value="7.559407227511" calcext:value-type="float">
            <text:p>7.559407227511</text:p>
          </table:table-cell>
          <table:table-cell table:formula="of:= 100 * ([.B817] - [.B816]*[.B816]) * ([.B817] - [.B816]*[.B816]) + (1 - [.B816]) * (1 - [.B816])" office:value-type="float" office:value="7.83876172932361" calcext:value-type="float">
            <text:p>7.83876172932361</text:p>
          </table:table-cell>
          <table:table-cell table:formula="of:= [.A816]*[.A816]*[.A816]*[.A816] - 16*[.A816]*[.A816] + 5*[.A816]" office:value-type="float" office:value="0.1596662687648" calcext:value-type="float">
            <text:p>0.1596662687648</text:p>
          </table:table-cell>
          <table:table-cell table:formula="of:= [.B816]*[.B816]*[.B816]*[.B816] - 16*[.B816]*[.B816] + 5*[.B816]" office:value-type="float" office:value="-0.201375163568054" calcext:value-type="float">
            <text:p>-0.2013751635680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8797431510555" calcext:value-type="float">
            <text:p>0.258797431510555</text:p>
          </table:table-cell>
          <table:table-cell table:formula="of:=-[.A817]" office:value-type="float" office:value="-0.258797431510555" calcext:value-type="float">
            <text:p>-0.258797431510555</text:p>
          </table:table-cell>
          <table:table-cell/>
          <table:table-cell table:formula="of:= 100 * ([.A818] - [.A817]*[.A817]) * ([.A818] - [.A817]*[.A817]) + (1 - [.A817]) * (1 - [.A817])" office:value-type="float" office:value="4.09735867352757" calcext:value-type="float">
            <text:p>4.09735867352757</text:p>
          </table:table-cell>
          <table:table-cell table:formula="of:= 100 * ([.B818] - [.B817]*[.B817]) * ([.B818] - [.B817]*[.B817]) + (1 - [.B817]) * (1 - [.B817])" office:value-type="float" office:value="1.88059983636148" calcext:value-type="float">
            <text:p>1.88059983636148</text:p>
          </table:table-cell>
          <table:table-cell table:formula="of:= [.A817]*[.A817]*[.A817]*[.A817] - 16*[.A817]*[.A817] + 5*[.A817]" office:value-type="float" office:value="0.22685518803468" calcext:value-type="float">
            <text:p>0.22685518803468</text:p>
          </table:table-cell>
          <table:table-cell table:formula="of:= [.B817]*[.B817]*[.B817]*[.B817] - 16*[.B817]*[.B817] + 5*[.B817]" office:value-type="float" office:value="-2.36111912707087" calcext:value-type="float">
            <text:p>-2.361119127070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1384645069339" calcext:value-type="float">
            <text:p>-0.121384645069339</text:p>
          </table:table-cell>
          <table:table-cell table:formula="of:=-[.A818]" office:value-type="float" office:value="0.121384645069339" calcext:value-type="float">
            <text:p>0.121384645069339</text:p>
          </table:table-cell>
          <table:table-cell/>
          <table:table-cell table:formula="of:= 100 * ([.A819] - [.A818]*[.A818]) * ([.A819] - [.A818]*[.A818]) + (1 - [.A818]) * (1 - [.A818])" office:value-type="float" office:value="2.83010697787641" calcext:value-type="float">
            <text:p>2.83010697787641</text:p>
          </table:table-cell>
          <table:table-cell table:formula="of:= 100 * ([.B819] - [.B818]*[.B818]) * ([.B819] - [.B818]*[.B818]) + (1 - [.B818]) * (1 - [.B818])" office:value-type="float" office:value="3.17049706682681" calcext:value-type="float">
            <text:p>3.17049706682681</text:p>
          </table:table-cell>
          <table:table-cell table:formula="of:= [.A818]*[.A818]*[.A818]*[.A818] - 16*[.A818]*[.A818] + 5*[.A818]" office:value-type="float" office:value="-0.842453840690091" calcext:value-type="float">
            <text:p>-0.842453840690091</text:p>
          </table:table-cell>
          <table:table-cell table:formula="of:= [.B818]*[.B818]*[.B818]*[.B818] - 16*[.B818]*[.B818] + 5*[.B818]" office:value-type="float" office:value="0.371392610003302" calcext:value-type="float">
            <text:p>0.3713926100033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0137719078673" calcext:value-type="float">
            <text:p>0.140137719078673</text:p>
          </table:table-cell>
          <table:table-cell table:formula="of:=-[.A819]" office:value-type="float" office:value="-0.140137719078673" calcext:value-type="float">
            <text:p>-0.140137719078673</text:p>
          </table:table-cell>
          <table:table-cell/>
          <table:table-cell table:formula="of:= 100 * ([.A820] - [.A819]*[.A819]) * ([.A820] - [.A819]*[.A819]) + (1 - [.A819]) * (1 - [.A819])" office:value-type="float" office:value="12.8573934333945" calcext:value-type="float">
            <text:p>12.8573934333945</text:p>
          </table:table-cell>
          <table:table-cell table:formula="of:= 100 * ([.B820] - [.B819]*[.B819]) * ([.B820] - [.B819]*[.B819]) + (1 - [.B819]) * (1 - [.B819])" office:value-type="float" office:value="10.8376624050747" calcext:value-type="float">
            <text:p>10.8376624050747</text:p>
          </table:table-cell>
          <table:table-cell table:formula="of:= [.A819]*[.A819]*[.A819]*[.A819] - 16*[.A819]*[.A819] + 5*[.A819]" office:value-type="float" office:value="0.386856984292732" calcext:value-type="float">
            <text:p>0.386856984292732</text:p>
          </table:table-cell>
          <table:table-cell table:formula="of:= [.B819]*[.B819]*[.B819]*[.B819] - 16*[.B819]*[.B819] + 5*[.B819]" office:value-type="float" office:value="-1.014520206494" calcext:value-type="float">
            <text:p>-1.0145202064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47103304968" calcext:value-type="float">
            <text:p>-0.32847103304968</text:p>
          </table:table-cell>
          <table:table-cell table:formula="of:=-[.A820]" office:value-type="float" office:value="0.32847103304968" calcext:value-type="float">
            <text:p>0.32847103304968</text:p>
          </table:table-cell>
          <table:table-cell/>
          <table:table-cell table:formula="of:= 100 * ([.A821] - [.A820]*[.A820]) * ([.A821] - [.A820]*[.A820]) + (1 - [.A820]) * (1 - [.A820])" office:value-type="float" office:value="35.2277715753492" calcext:value-type="float">
            <text:p>35.2277715753492</text:p>
          </table:table-cell>
          <table:table-cell table:formula="of:= 100 * ([.B821] - [.B820]*[.B820]) * ([.B821] - [.B820]*[.B820]) + (1 - [.B820]) * (1 - [.B820])" office:value-type="float" office:value="13.605001921676" calcext:value-type="float">
            <text:p>13.605001921676</text:p>
          </table:table-cell>
          <table:table-cell table:formula="of:= [.A820]*[.A820]*[.A820]*[.A820] - 16*[.A820]*[.A820] + 5*[.A820]" office:value-type="float" office:value="-3.35700573126654" calcext:value-type="float">
            <text:p>-3.35700573126654</text:p>
          </table:table-cell>
          <table:table-cell table:formula="of:= [.B820]*[.B820]*[.B820]*[.B820] - 16*[.B820]*[.B820] + 5*[.B820]" office:value-type="float" office:value="-0.0722954007697327" calcext:value-type="float">
            <text:p>-0.07229540076973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0578355286499" calcext:value-type="float">
            <text:p>-0.470578355286499</text:p>
          </table:table-cell>
          <table:table-cell table:formula="of:=-[.A821]" office:value-type="float" office:value="0.470578355286499" calcext:value-type="float">
            <text:p>0.470578355286499</text:p>
          </table:table-cell>
          <table:table-cell/>
          <table:table-cell table:formula="of:= 100 * ([.A822] - [.A821]*[.A821]) * ([.A822] - [.A821]*[.A821]) + (1 - [.A821]) * (1 - [.A821])" office:value-type="float" office:value="6.99116018227335" calcext:value-type="float">
            <text:p>6.99116018227335</text:p>
          </table:table-cell>
          <table:table-cell table:formula="of:= 100 * ([.B822] - [.B821]*[.B821]) * ([.B822] - [.B821]*[.B821]) + (1 - [.B821]) * (1 - [.B821])" office:value-type="float" office:value="5.25979662823578" calcext:value-type="float">
            <text:p>5.25979662823578</text:p>
          </table:table-cell>
          <table:table-cell table:formula="of:= [.A821]*[.A821]*[.A821]*[.A821] - 16*[.A821]*[.A821] + 5*[.A821]" office:value-type="float" office:value="-5.84695815183193" calcext:value-type="float">
            <text:p>-5.84695815183193</text:p>
          </table:table-cell>
          <table:table-cell table:formula="of:= [.B821]*[.B821]*[.B821]*[.B821] - 16*[.B821]*[.B821] + 5*[.B821]" office:value-type="float" office:value="-1.14117459896694" calcext:value-type="float">
            <text:p>-1.141174598966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170415404088586" calcext:value-type="float">
            <text:p>0.00170415404088586</text:p>
          </table:table-cell>
          <table:table-cell table:formula="of:=-[.A822]" office:value-type="float" office:value="-0.00170415404088586" calcext:value-type="float">
            <text:p>-0.00170415404088586</text:p>
          </table:table-cell>
          <table:table-cell/>
          <table:table-cell table:formula="of:= 100 * ([.A823] - [.A822]*[.A822]) * ([.A823] - [.A822]*[.A822]) + (1 - [.A822]) * (1 - [.A822])" office:value-type="float" office:value="19.8009145248731" calcext:value-type="float">
            <text:p>19.8009145248731</text:p>
          </table:table-cell>
          <table:table-cell table:formula="of:= 100 * ([.B823] - [.B822]*[.B822]) * ([.B823] - [.B822]*[.B822]) + (1 - [.B822]) * (1 - [.B822])" office:value-type="float" office:value="19.8082348844876" calcext:value-type="float">
            <text:p>19.8082348844876</text:p>
          </table:table-cell>
          <table:table-cell table:formula="of:= [.A822]*[.A822]*[.A822]*[.A822] - 16*[.A822]*[.A822] + 5*[.A822]" office:value-type="float" office:value="0.00847430395694227" calcext:value-type="float">
            <text:p>0.00847430395694227</text:p>
          </table:table-cell>
          <table:table-cell table:formula="of:= [.B822]*[.B822]*[.B822]*[.B822] - 16*[.B822]*[.B822] + 5*[.B822]" office:value-type="float" office:value="-0.00856723645191636" calcext:value-type="float">
            <text:p>-0.008567236451916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3642384917526" calcext:value-type="float">
            <text:p>0.433642384917526</text:p>
          </table:table-cell>
          <table:table-cell table:formula="of:=-[.A823]" office:value-type="float" office:value="-0.433642384917526" calcext:value-type="float">
            <text:p>-0.433642384917526</text:p>
          </table:table-cell>
          <table:table-cell/>
          <table:table-cell table:formula="of:= 100 * ([.A824] - [.A823]*[.A823]) * ([.A824] - [.A823]*[.A823]) + (1 - [.A823]) * (1 - [.A823])" office:value-type="float" office:value="36.693591406386" calcext:value-type="float">
            <text:p>36.693591406386</text:p>
          </table:table-cell>
          <table:table-cell table:formula="of:= 100 * ([.B824] - [.B823]*[.B823]) * ([.B824] - [.B823]*[.B823]) + (1 - [.B823]) * (1 - [.B823])" office:value-type="float" office:value="7.20857016481776" calcext:value-type="float">
            <text:p>7.20857016481776</text:p>
          </table:table-cell>
          <table:table-cell table:formula="of:= [.A823]*[.A823]*[.A823]*[.A823] - 16*[.A823]*[.A823] + 5*[.A823]" office:value-type="float" office:value="-0.80515837130673" calcext:value-type="float">
            <text:p>-0.80515837130673</text:p>
          </table:table-cell>
          <table:table-cell table:formula="of:= [.B823]*[.B823]*[.B823]*[.B823] - 16*[.B823]*[.B823] + 5*[.B823]" office:value-type="float" office:value="-5.14158222048198" calcext:value-type="float">
            <text:p>-5.141582220481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15053199745596" calcext:value-type="float">
            <text:p>-0.415053199745596</text:p>
          </table:table-cell>
          <table:table-cell table:formula="of:=-[.A824]" office:value-type="float" office:value="0.415053199745596" calcext:value-type="float">
            <text:p>0.415053199745596</text:p>
          </table:table-cell>
          <table:table-cell/>
          <table:table-cell table:formula="of:= 100 * ([.A825] - [.A824]*[.A824]) * ([.A825] - [.A824]*[.A824]) + (1 - [.A824]) * (1 - [.A824])" office:value-type="float" office:value="5.3074106722112" calcext:value-type="float">
            <text:p>5.3074106722112</text:p>
          </table:table-cell>
          <table:table-cell table:formula="of:= 100 * ([.B825] - [.B824]*[.B824]) * ([.B825] - [.B824]*[.B824]) + (1 - [.B824]) * (1 - [.B824])" office:value-type="float" office:value="28.0451078392666" calcext:value-type="float">
            <text:p>28.0451078392666</text:p>
          </table:table-cell>
          <table:table-cell table:formula="of:= [.A824]*[.A824]*[.A824]*[.A824] - 16*[.A824]*[.A824] + 5*[.A824]" office:value-type="float" office:value="-4.80189587362158" calcext:value-type="float">
            <text:p>-4.80189587362158</text:p>
          </table:table-cell>
          <table:table-cell table:formula="of:= [.B824]*[.B824]*[.B824]*[.B824] - 16*[.B824]*[.B824] + 5*[.B824]" office:value-type="float" office:value="-0.651363876165622" calcext:value-type="float">
            <text:p>-0.6513638761656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54066713995937" calcext:value-type="float">
            <text:p>0.354066713995937</text:p>
          </table:table-cell>
          <table:table-cell table:formula="of:=-[.A825]" office:value-type="float" office:value="-0.354066713995937" calcext:value-type="float">
            <text:p>-0.354066713995937</text:p>
          </table:table-cell>
          <table:table-cell/>
          <table:table-cell table:formula="of:= 100 * ([.A826] - [.A825]*[.A825]) * ([.A826] - [.A825]*[.A825]) + (1 - [.A825]) * (1 - [.A825])" office:value-type="float" office:value="0.606875128266056" calcext:value-type="float">
            <text:p>0.606875128266056</text:p>
          </table:table-cell>
          <table:table-cell table:formula="of:= 100 * ([.B826] - [.B825]*[.B825]) * ([.B826] - [.B825]*[.B825]) + (1 - [.B825]) * (1 - [.B825])" office:value-type="float" office:value="10.493260195596" calcext:value-type="float">
            <text:p>10.493260195596</text:p>
          </table:table-cell>
          <table:table-cell table:formula="of:= [.A825]*[.A825]*[.A825]*[.A825] - 16*[.A825]*[.A825] + 5*[.A825]" office:value-type="float" office:value="-0.219762295946617" calcext:value-type="float">
            <text:p>-0.219762295946617</text:p>
          </table:table-cell>
          <table:table-cell table:formula="of:= [.B825]*[.B825]*[.B825]*[.B825] - 16*[.B825]*[.B825] + 5*[.B825]" office:value-type="float" office:value="-3.76042943590598" calcext:value-type="float">
            <text:p>-3.760429435905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8911523609036" calcext:value-type="float">
            <text:p>0.168911523609036</text:p>
          </table:table-cell>
          <table:table-cell table:formula="of:=-[.A826]" office:value-type="float" office:value="-0.168911523609036" calcext:value-type="float">
            <text:p>-0.168911523609036</text:p>
          </table:table-cell>
          <table:table-cell/>
          <table:table-cell table:formula="of:= 100 * ([.A827] - [.A826]*[.A826]) * ([.A827] - [.A826]*[.A826]) + (1 - [.A826]) * (1 - [.A826])" office:value-type="float" office:value="22.2625714796347" calcext:value-type="float">
            <text:p>22.2625714796347</text:p>
          </table:table-cell>
          <table:table-cell table:formula="of:= 100 * ([.B827] - [.B826]*[.B826]) * ([.B827] - [.B826]*[.B826]) + (1 - [.B826]) * (1 - [.B826])" office:value-type="float" office:value="17.9632594630845" calcext:value-type="float">
            <text:p>17.9632594630845</text:p>
          </table:table-cell>
          <table:table-cell table:formula="of:= [.A826]*[.A826]*[.A826]*[.A826] - 16*[.A826]*[.A826] + 5*[.A826]" office:value-type="float" office:value="0.388873996945802" calcext:value-type="float">
            <text:p>0.388873996945802</text:p>
          </table:table-cell>
          <table:table-cell table:formula="of:= [.B826]*[.B826]*[.B826]*[.B826] - 16*[.B826]*[.B826] + 5*[.B826]" office:value-type="float" office:value="-1.30024123914456" calcext:value-type="float">
            <text:p>-1.3002412391445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5924098735181" calcext:value-type="float">
            <text:p>-0.435924098735181</text:p>
          </table:table-cell>
          <table:table-cell table:formula="of:=-[.A827]" office:value-type="float" office:value="0.435924098735181" calcext:value-type="float">
            <text:p>0.435924098735181</text:p>
          </table:table-cell>
          <table:table-cell/>
          <table:table-cell table:formula="of:= 100 * ([.A828] - [.A827]*[.A827]) * ([.A828] - [.A827]*[.A827]) + (1 - [.A827]) * (1 - [.A827])" office:value-type="float" office:value="2.26523048634855" calcext:value-type="float">
            <text:p>2.26523048634855</text:p>
          </table:table-cell>
          <table:table-cell table:formula="of:= 100 * ([.B828] - [.B827]*[.B827]) * ([.B828] - [.B827]*[.B827]) + (1 - [.B827]) * (1 - [.B827])" office:value-type="float" office:value="11.5383381123385" calcext:value-type="float">
            <text:p>11.5383381123385</text:p>
          </table:table-cell>
          <table:table-cell table:formula="of:= [.A827]*[.A827]*[.A827]*[.A827] - 16*[.A827]*[.A827] + 5*[.A827]" office:value-type="float" office:value="-5.18398627896989" calcext:value-type="float">
            <text:p>-5.18398627896989</text:p>
          </table:table-cell>
          <table:table-cell table:formula="of:= [.B827]*[.B827]*[.B827]*[.B827] - 16*[.B827]*[.B827] + 5*[.B827]" office:value-type="float" office:value="-0.824745291618081" calcext:value-type="float">
            <text:p>-0.8247452916180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4935200553765" calcext:value-type="float">
            <text:p>0.144935200553765</text:p>
          </table:table-cell>
          <table:table-cell table:formula="of:=-[.A828]" office:value-type="float" office:value="-0.144935200553765" calcext:value-type="float">
            <text:p>-0.144935200553765</text:p>
          </table:table-cell>
          <table:table-cell/>
          <table:table-cell table:formula="of:= 100 * ([.A829] - [.A828]*[.A828]) * ([.A829] - [.A828]*[.A828]) + (1 - [.A828]) * (1 - [.A828])" office:value-type="float" office:value="19.7159664881837" calcext:value-type="float">
            <text:p>19.7159664881837</text:p>
          </table:table-cell>
          <table:table-cell table:formula="of:= 100 * ([.B829] - [.B828]*[.B828]) * ([.B829] - [.B828]*[.B828]) + (1 - [.B828]) * (1 - [.B828])" office:value-type="float" office:value="24.1333075894405" calcext:value-type="float">
            <text:p>24.1333075894405</text:p>
          </table:table-cell>
          <table:table-cell table:formula="of:= [.A828]*[.A828]*[.A828]*[.A828] - 16*[.A828]*[.A828] + 5*[.A828]" office:value-type="float" office:value="0.389017865973559" calcext:value-type="float">
            <text:p>0.389017865973559</text:p>
          </table:table-cell>
          <table:table-cell table:formula="of:= [.B828]*[.B828]*[.B828]*[.B828] - 16*[.B828]*[.B828] + 5*[.B828]" office:value-type="float" office:value="-1.06033413956409" calcext:value-type="float">
            <text:p>-1.060334139564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6722067899976" calcext:value-type="float">
            <text:p>0.456722067899976</text:p>
          </table:table-cell>
          <table:table-cell table:formula="of:=-[.A829]" office:value-type="float" office:value="-0.456722067899976" calcext:value-type="float">
            <text:p>-0.456722067899976</text:p>
          </table:table-cell>
          <table:table-cell/>
          <table:table-cell table:formula="of:= 100 * ([.A830] - [.A829]*[.A829]) * ([.A830] - [.A829]*[.A829]) + (1 - [.A829]) * (1 - [.A829])" office:value-type="float" office:value="23.5916226497999" calcext:value-type="float">
            <text:p>23.5916226497999</text:p>
          </table:table-cell>
          <table:table-cell table:formula="of:= 100 * ([.B830] - [.B829]*[.B829]) * ([.B830] - [.B829]*[.B829]) + (1 - [.B829]) * (1 - [.B829])" office:value-type="float" office:value="2.5507248600889" calcext:value-type="float">
            <text:p>2.5507248600889</text:p>
          </table:table-cell>
          <table:table-cell table:formula="of:= [.A829]*[.A829]*[.A829]*[.A829] - 16*[.A829]*[.A829] + 5*[.A829]" office:value-type="float" office:value="-1.01039852364847" calcext:value-type="float">
            <text:p>-1.01039852364847</text:p>
          </table:table-cell>
          <table:table-cell table:formula="of:= [.B829]*[.B829]*[.B829]*[.B829] - 16*[.B829]*[.B829] + 5*[.B829]" office:value-type="float" office:value="-5.57761920264823" calcext:value-type="float">
            <text:p>-5.5776192026482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4069139662671" calcext:value-type="float">
            <text:p>-0.274069139662671</text:p>
          </table:table-cell>
          <table:table-cell table:formula="of:=-[.A830]" office:value-type="float" office:value="0.274069139662671" calcext:value-type="float">
            <text:p>0.274069139662671</text:p>
          </table:table-cell>
          <table:table-cell/>
          <table:table-cell table:formula="of:= 100 * ([.A831] - [.A830]*[.A830]) * ([.A831] - [.A830]*[.A830]) + (1 - [.A830]) * (1 - [.A830])" office:value-type="float" office:value="2.0958151625612" calcext:value-type="float">
            <text:p>2.0958151625612</text:p>
          </table:table-cell>
          <table:table-cell table:formula="of:= 100 * ([.B831] - [.B830]*[.B830]) * ([.B831] - [.B830]*[.B830]) + (1 - [.B830]) * (1 - [.B830])" office:value-type="float" office:value="1.19094912092254" calcext:value-type="float">
            <text:p>1.19094912092254</text:p>
          </table:table-cell>
          <table:table-cell table:formula="of:= [.A830]*[.A830]*[.A830]*[.A830] - 16*[.A830]*[.A830] + 5*[.A830]" office:value-type="float" office:value="-2.56652589439134" calcext:value-type="float">
            <text:p>-2.56652589439134</text:p>
          </table:table-cell>
          <table:table-cell table:formula="of:= [.B830]*[.B830]*[.B830]*[.B830] - 16*[.B830]*[.B830] + 5*[.B830]" office:value-type="float" office:value="0.174165502235371" calcext:value-type="float">
            <text:p>0.17416550223537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637067620127885" calcext:value-type="float">
            <text:p>0.00637067620127885</text:p>
          </table:table-cell>
          <table:table-cell table:formula="of:=-[.A831]" office:value-type="float" office:value="-0.00637067620127885" calcext:value-type="float">
            <text:p>-0.00637067620127885</text:p>
          </table:table-cell>
          <table:table-cell/>
          <table:table-cell table:formula="of:= 100 * ([.A832] - [.A831]*[.A831]) * ([.A832] - [.A831]*[.A831]) + (1 - [.A831]) * (1 - [.A831])" office:value-type="float" office:value="18.7086251044006" calcext:value-type="float">
            <text:p>18.7086251044006</text:p>
          </table:table-cell>
          <table:table-cell table:formula="of:= 100 * ([.B832] - [.B831]*[.B831]) * ([.B832] - [.B831]*[.B831]) + (1 - [.B831]) * (1 - [.B831])" office:value-type="float" office:value="18.727274402197" calcext:value-type="float">
            <text:p>18.727274402197</text:p>
          </table:table-cell>
          <table:table-cell table:formula="of:= [.A831]*[.A831]*[.A831]*[.A831] - 16*[.A831]*[.A831] + 5*[.A831]" office:value-type="float" office:value="0.0312040144093936" calcext:value-type="float">
            <text:p>0.0312040144093936</text:p>
          </table:table-cell>
          <table:table-cell table:formula="of:= [.B831]*[.B831]*[.B831]*[.B831] - 16*[.B831]*[.B831] + 5*[.B831]" office:value-type="float" office:value="-0.0325027476033948" calcext:value-type="float">
            <text:p>-0.03250274760339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092646629863" calcext:value-type="float">
            <text:p>-0.42092646629863</text:p>
          </table:table-cell>
          <table:table-cell table:formula="of:=-[.A832]" office:value-type="float" office:value="0.42092646629863" calcext:value-type="float">
            <text:p>0.42092646629863</text:p>
          </table:table-cell>
          <table:table-cell/>
          <table:table-cell table:formula="of:= 100 * ([.A833] - [.A832]*[.A832]) * ([.A833] - [.A832]*[.A832]) + (1 - [.A832]) * (1 - [.A832])" office:value-type="float" office:value="5.00317124981346" calcext:value-type="float">
            <text:p>5.00317124981346</text:p>
          </table:table-cell>
          <table:table-cell table:formula="of:= 100 * ([.B833] - [.B832]*[.B832]) * ([.B833] - [.B832]*[.B832]) + (1 - [.B832]) * (1 - [.B832])" office:value-type="float" office:value="28.1192724347587" calcext:value-type="float">
            <text:p>28.1192724347587</text:p>
          </table:table-cell>
          <table:table-cell table:formula="of:= [.A832]*[.A832]*[.A832]*[.A832] - 16*[.A832]*[.A832] + 5*[.A832]" office:value-type="float" office:value="-4.90810534203948" calcext:value-type="float">
            <text:p>-4.90810534203948</text:p>
          </table:table-cell>
          <table:table-cell table:formula="of:= [.B832]*[.B832]*[.B832]*[.B832] - 16*[.B832]*[.B832] + 5*[.B832]" office:value-type="float" office:value="-0.698840679053183" calcext:value-type="float">
            <text:p>-0.6988406790531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9925702940588" calcext:value-type="float">
            <text:p>0.349925702940588</text:p>
          </table:table-cell>
          <table:table-cell table:formula="of:=-[.A833]" office:value-type="float" office:value="-0.349925702940588" calcext:value-type="float">
            <text:p>-0.349925702940588</text:p>
          </table:table-cell>
          <table:table-cell/>
          <table:table-cell table:formula="of:= 100 * ([.A834] - [.A833]*[.A833]) * ([.A834] - [.A833]*[.A833]) + (1 - [.A833]) * (1 - [.A833])" office:value-type="float" office:value="3.41127767815877" calcext:value-type="float">
            <text:p>3.41127767815877</text:p>
          </table:table-cell>
          <table:table-cell table:formula="of:= 100 * ([.B834] - [.B833]*[.B833]) * ([.B834] - [.B833]*[.B833]) + (1 - [.B833]) * (1 - [.B833])" office:value-type="float" office:value="2.34095823364341" calcext:value-type="float">
            <text:p>2.34095823364341</text:p>
          </table:table-cell>
          <table:table-cell table:formula="of:= [.A833]*[.A833]*[.A833]*[.A833] - 16*[.A833]*[.A833] + 5*[.A833]" office:value-type="float" office:value="-0.194545934441519" calcext:value-type="float">
            <text:p>-0.194545934441519</text:p>
          </table:table-cell>
          <table:table-cell table:formula="of:= [.B833]*[.B833]*[.B833]*[.B833] - 16*[.B833]*[.B833] + 5*[.B833]" office:value-type="float" office:value="-3.6938029638474" calcext:value-type="float">
            <text:p>-3.693802963847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04300255031717" calcext:value-type="float">
            <text:p>-0.0504300255031717</text:p>
          </table:table-cell>
          <table:table-cell table:formula="of:=-[.A834]" office:value-type="float" office:value="0.0504300255031717" calcext:value-type="float">
            <text:p>0.0504300255031717</text:p>
          </table:table-cell>
          <table:table-cell/>
          <table:table-cell table:formula="of:= 100 * ([.A835] - [.A834]*[.A834]) * ([.A835] - [.A834]*[.A834]) + (1 - [.A834]) * (1 - [.A834])" office:value-type="float" office:value="6.22098312932658" calcext:value-type="float">
            <text:p>6.22098312932658</text:p>
          </table:table-cell>
          <table:table-cell table:formula="of:= 100 * ([.B835] - [.B834]*[.B834]) * ([.B835] - [.B834]*[.B834]) + (1 - [.B834]) * (1 - [.B834])" office:value-type="float" office:value="5.79172150218018" calcext:value-type="float">
            <text:p>5.79172150218018</text:p>
          </table:table-cell>
          <table:table-cell table:formula="of:= [.A834]*[.A834]*[.A834]*[.A834] - 16*[.A834]*[.A834] + 5*[.A834]" office:value-type="float" office:value="-0.292834659269348" calcext:value-type="float">
            <text:p>-0.292834659269348</text:p>
          </table:table-cell>
          <table:table-cell table:formula="of:= [.B834]*[.B834]*[.B834]*[.B834] - 16*[.B834]*[.B834] + 5*[.B834]" office:value-type="float" office:value="0.211465595762369" calcext:value-type="float">
            <text:p>0.2114655957623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3677498824294" calcext:value-type="float">
            <text:p>-0.223677498824294</text:p>
          </table:table-cell>
          <table:table-cell table:formula="of:=-[.A835]" office:value-type="float" office:value="0.223677498824294" calcext:value-type="float">
            <text:p>0.223677498824294</text:p>
          </table:table-cell>
          <table:table-cell/>
          <table:table-cell table:formula="of:= 100 * ([.A836] - [.A835]*[.A835]) * ([.A836] - [.A835]*[.A835]) + (1 - [.A835]) * (1 - [.A835])" office:value-type="float" office:value="2.4406907470633" calcext:value-type="float">
            <text:p>2.4406907470633</text:p>
          </table:table-cell>
          <table:table-cell table:formula="of:= 100 * ([.B836] - [.B835]*[.B835]) * ([.B836] - [.B835]*[.B835]) + (1 - [.B835]) * (1 - [.B835])" office:value-type="float" office:value="0.60354063424523" calcext:value-type="float">
            <text:p>0.60354063424523</text:p>
          </table:table-cell>
          <table:table-cell table:formula="of:= [.A835]*[.A835]*[.A835]*[.A835] - 16*[.A835]*[.A835] + 5*[.A835]" office:value-type="float" office:value="-1.91639030645807" calcext:value-type="float">
            <text:p>-1.91639030645807</text:p>
          </table:table-cell>
          <table:table-cell table:formula="of:= [.B835]*[.B835]*[.B835]*[.B835] - 16*[.B835]*[.B835] + 5*[.B835]" office:value-type="float" office:value="0.32038468178487" calcext:value-type="float">
            <text:p>0.320384681784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70922214772885" calcext:value-type="float">
            <text:p>-0.0470922214772885</text:p>
          </table:table-cell>
          <table:table-cell table:formula="of:=-[.A836]" office:value-type="float" office:value="0.0470922214772885" calcext:value-type="float">
            <text:p>0.0470922214772885</text:p>
          </table:table-cell>
          <table:table-cell/>
          <table:table-cell table:formula="of:= 100 * ([.A837] - [.A836]*[.A836]) * ([.A837] - [.A836]*[.A836]) + (1 - [.A836]) * (1 - [.A836])" office:value-type="float" office:value="22.7269278192404" calcext:value-type="float">
            <text:p>22.7269278192404</text:p>
          </table:table-cell>
          <table:table-cell table:formula="of:= 100 * ([.B837] - [.B836]*[.B836]) * ([.B837] - [.B836]*[.B836]) + (1 - [.B836]) * (1 - [.B836])" office:value-type="float" office:value="22.1279616430127" calcext:value-type="float">
            <text:p>22.1279616430127</text:p>
          </table:table-cell>
          <table:table-cell table:formula="of:= [.A836]*[.A836]*[.A836]*[.A836] - 16*[.A836]*[.A836] + 5*[.A836]" office:value-type="float" office:value="-0.270939026472387" calcext:value-type="float">
            <text:p>-0.270939026472387</text:p>
          </table:table-cell>
          <table:table-cell table:formula="of:= [.B836]*[.B836]*[.B836]*[.B836] - 16*[.B836]*[.B836] + 5*[.B836]" office:value-type="float" office:value="0.199983188300499" calcext:value-type="float">
            <text:p>0.19998318830049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2868612508255" calcext:value-type="float">
            <text:p>-0.462868612508255</text:p>
          </table:table-cell>
          <table:table-cell table:formula="of:=-[.A837]" office:value-type="float" office:value="0.462868612508255" calcext:value-type="float">
            <text:p>0.462868612508255</text:p>
          </table:table-cell>
          <table:table-cell/>
          <table:table-cell table:formula="of:= 100 * ([.A838] - [.A837]*[.A837]) * ([.A838] - [.A837]*[.A837]) + (1 - [.A837]) * (1 - [.A837])" office:value-type="float" office:value="6.02015970326964" calcext:value-type="float">
            <text:p>6.02015970326964</text:p>
          </table:table-cell>
          <table:table-cell table:formula="of:= 100 * ([.B838] - [.B837]*[.B837]) * ([.B838] - [.B837]*[.B837]) + (1 - [.B837]) * (1 - [.B837])" office:value-type="float" office:value="39.4105710903556" calcext:value-type="float">
            <text:p>39.4105710903556</text:p>
          </table:table-cell>
          <table:table-cell table:formula="of:= [.A837]*[.A837]*[.A837]*[.A837] - 16*[.A837]*[.A837] + 5*[.A837]" office:value-type="float" office:value="-5.69639877363651" calcext:value-type="float">
            <text:p>-5.69639877363651</text:p>
          </table:table-cell>
          <table:table-cell table:formula="of:= [.B837]*[.B837]*[.B837]*[.B837] - 16*[.B837]*[.B837] + 5*[.B837]" office:value-type="float" office:value="-1.06771264855397" calcext:value-type="float">
            <text:p>-1.067712648553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1228953764014" calcext:value-type="float">
            <text:p>0.411228953764014</text:p>
          </table:table-cell>
          <table:table-cell table:formula="of:=-[.A838]" office:value-type="float" office:value="-0.411228953764014" calcext:value-type="float">
            <text:p>-0.411228953764014</text:p>
          </table:table-cell>
          <table:table-cell/>
          <table:table-cell table:formula="of:= 100 * ([.A839] - [.A838]*[.A838]) * ([.A839] - [.A838]*[.A838]) + (1 - [.A838]) * (1 - [.A838])" office:value-type="float" office:value="6.8999598438799" calcext:value-type="float">
            <text:p>6.8999598438799</text:p>
          </table:table-cell>
          <table:table-cell table:formula="of:= 100 * ([.B839] - [.B838]*[.B838]) * ([.B839] - [.B838]*[.B838]) + (1 - [.B838]) * (1 - [.B838])" office:value-type="float" office:value="37.3004536813909" calcext:value-type="float">
            <text:p>37.3004536813909</text:p>
          </table:table-cell>
          <table:table-cell table:formula="of:= [.A838]*[.A838]*[.A838]*[.A838] - 16*[.A838]*[.A838] + 5*[.A838]" office:value-type="float" office:value="-0.621005330549488" calcext:value-type="float">
            <text:p>-0.621005330549488</text:p>
          </table:table-cell>
          <table:table-cell table:formula="of:= [.B838]*[.B838]*[.B838]*[.B838] - 16*[.B838]*[.B838] + 5*[.B838]" office:value-type="float" office:value="-4.73329486818963" calcext:value-type="float">
            <text:p>-4.73329486818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5103558971512" calcext:value-type="float">
            <text:p>0.425103558971512</text:p>
          </table:table-cell>
          <table:table-cell table:formula="of:=-[.A839]" office:value-type="float" office:value="-0.425103558971512" calcext:value-type="float">
            <text:p>-0.425103558971512</text:p>
          </table:table-cell>
          <table:table-cell/>
          <table:table-cell table:formula="of:= 100 * ([.A840] - [.A839]*[.A839]) * ([.A840] - [.A839]*[.A839]) + (1 - [.A839]) * (1 - [.A839])" office:value-type="float" office:value="1.42359778832936" calcext:value-type="float">
            <text:p>1.42359778832936</text:p>
          </table:table-cell>
          <table:table-cell table:formula="of:= 100 * ([.B840] - [.B839]*[.B839]) * ([.B840] - [.B839]*[.B839]) + (1 - [.B839]) * (1 - [.B839])" office:value-type="float" office:value="8.62939865469122" calcext:value-type="float">
            <text:p>8.62939865469122</text:p>
          </table:table-cell>
          <table:table-cell table:formula="of:= [.A839]*[.A839]*[.A839]*[.A839] - 16*[.A839]*[.A839] + 5*[.A839]" office:value-type="float" office:value="-0.733233577420163" calcext:value-type="float">
            <text:p>-0.733233577420163</text:p>
          </table:table-cell>
          <table:table-cell table:formula="of:= [.B839]*[.B839]*[.B839]*[.B839] - 16*[.B839]*[.B839] + 5*[.B839]" office:value-type="float" office:value="-4.98426916713529" calcext:value-type="float">
            <text:p>-4.984269167135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6162001880125" calcext:value-type="float">
            <text:p>0.076162001880125</text:p>
          </table:table-cell>
          <table:table-cell table:formula="of:=-[.A840]" office:value-type="float" office:value="-0.076162001880125" calcext:value-type="float">
            <text:p>-0.076162001880125</text:p>
          </table:table-cell>
          <table:table-cell/>
          <table:table-cell table:formula="of:= 100 * ([.A841] - [.A840]*[.A840]) * ([.A841] - [.A840]*[.A840]) + (1 - [.A840]) * (1 - [.A840])" office:value-type="float" office:value="1.28712726542496" calcext:value-type="float">
            <text:p>1.28712726542496</text:p>
          </table:table-cell>
          <table:table-cell table:formula="of:= 100 * ([.B841] - [.B840]*[.B840]) * ([.B841] - [.B840]*[.B840]) + (1 - [.B840]) * (1 - [.B840])" office:value-type="float" office:value="1.75802842438857" calcext:value-type="float">
            <text:p>1.75802842438857</text:p>
          </table:table-cell>
          <table:table-cell table:formula="of:= [.A840]*[.A840]*[.A840]*[.A840] - 16*[.A840]*[.A840] + 5*[.A840]" office:value-type="float" office:value="0.28803324846099" calcext:value-type="float">
            <text:p>0.28803324846099</text:p>
          </table:table-cell>
          <table:table-cell table:formula="of:= [.B840]*[.B840]*[.B840]*[.B840] - 16*[.B840]*[.B840] + 5*[.B840]" office:value-type="float" office:value="-0.47358677034026" calcext:value-type="float">
            <text:p>-0.473586770340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1652804531212" calcext:value-type="float">
            <text:p>0.071652804531212</text:p>
          </table:table-cell>
          <table:table-cell table:formula="of:=-[.A841]" office:value-type="float" office:value="-0.071652804531212" calcext:value-type="float">
            <text:p>-0.071652804531212</text:p>
          </table:table-cell>
          <table:table-cell/>
          <table:table-cell table:formula="of:= 100 * ([.A842] - [.A841]*[.A841]) * ([.A842] - [.A841]*[.A841]) + (1 - [.A841]) * (1 - [.A841])" office:value-type="float" office:value="3.16300424258033" calcext:value-type="float">
            <text:p>3.16300424258033</text:p>
          </table:table-cell>
          <table:table-cell table:formula="of:= 100 * ([.B842] - [.B841]*[.B841]) * ([.B842] - [.B841]*[.B841]) + (1 - [.B841]) * (1 - [.B841])" office:value-type="float" office:value="3.77169015517186" calcext:value-type="float">
            <text:p>3.77169015517186</text:p>
          </table:table-cell>
          <table:table-cell table:formula="of:= [.A841]*[.A841]*[.A841]*[.A841] - 16*[.A841]*[.A841] + 5*[.A841]" office:value-type="float" office:value="0.276144391534377" calcext:value-type="float">
            <text:p>0.276144391534377</text:p>
          </table:table-cell>
          <table:table-cell table:formula="of:= [.B841]*[.B841]*[.B841]*[.B841] - 16*[.B841]*[.B841] + 5*[.B841]" office:value-type="float" office:value="-0.440383653777743" calcext:value-type="float">
            <text:p>-0.4403836537777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6830390905154" calcext:value-type="float">
            <text:p>0.156830390905154</text:p>
          </table:table-cell>
          <table:table-cell table:formula="of:=-[.A842]" office:value-type="float" office:value="-0.156830390905154" calcext:value-type="float">
            <text:p>-0.156830390905154</text:p>
          </table:table-cell>
          <table:table-cell/>
          <table:table-cell table:formula="of:= 100 * ([.A843] - [.A842]*[.A842]) * ([.A843] - [.A842]*[.A842]) + (1 - [.A842]) * (1 - [.A842])" office:value-type="float" office:value="0.717898232550391" calcext:value-type="float">
            <text:p>0.717898232550391</text:p>
          </table:table-cell>
          <table:table-cell table:formula="of:= 100 * ([.B843] - [.B842]*[.B842]) * ([.B843] - [.B842]*[.B842]) + (1 - [.B842]) * (1 - [.B842])" office:value-type="float" office:value="1.5051037899203" calcext:value-type="float">
            <text:p>1.5051037899203</text:p>
          </table:table-cell>
          <table:table-cell table:formula="of:= [.A842]*[.A842]*[.A842]*[.A842] - 16*[.A842]*[.A842] + 5*[.A842]" office:value-type="float" office:value="0.3912245623186" calcext:value-type="float">
            <text:p>0.3912245623186</text:p>
          </table:table-cell>
          <table:table-cell table:formula="of:= [.B842]*[.B842]*[.B842]*[.B842] - 16*[.B842]*[.B842] + 5*[.B842]" office:value-type="float" office:value="-1.17707934673294" calcext:value-type="float">
            <text:p>-1.177079346732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62511667579503" calcext:value-type="float">
            <text:p>0.0162511667579503</text:p>
          </table:table-cell>
          <table:table-cell table:formula="of:=-[.A843]" office:value-type="float" office:value="-0.0162511667579503" calcext:value-type="float">
            <text:p>-0.0162511667579503</text:p>
          </table:table-cell>
          <table:table-cell/>
          <table:table-cell table:formula="of:= 100 * ([.A844] - [.A843]*[.A843]) * ([.A844] - [.A843]*[.A843]) + (1 - [.A843]) * (1 - [.A843])" office:value-type="float" office:value="6.95566829570281" calcext:value-type="float">
            <text:p>6.95566829570281</text:p>
          </table:table-cell>
          <table:table-cell table:formula="of:= 100 * ([.B844] - [.B843]*[.B843]) * ([.B844] - [.B843]*[.B843]) + (1 - [.B843]) * (1 - [.B843])" office:value-type="float" office:value="7.04655122207591" calcext:value-type="float">
            <text:p>7.04655122207591</text:p>
          </table:table-cell>
          <table:table-cell table:formula="of:= [.A843]*[.A843]*[.A843]*[.A843] - 16*[.A843]*[.A843] + 5*[.A843]" office:value-type="float" office:value="0.0770302968028685" calcext:value-type="float">
            <text:p>0.0770302968028685</text:p>
          </table:table-cell>
          <table:table-cell table:formula="of:= [.B843]*[.B843]*[.B843]*[.B843] - 16*[.B843]*[.B843] + 5*[.B843]" office:value-type="float" office:value="-0.0854813707766345" calcext:value-type="float">
            <text:p>-0.08548137077663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4966093236699" calcext:value-type="float">
            <text:p>0.244966093236699</text:p>
          </table:table-cell>
          <table:table-cell table:formula="of:=-[.A844]" office:value-type="float" office:value="-0.244966093236699" calcext:value-type="float">
            <text:p>-0.244966093236699</text:p>
          </table:table-cell>
          <table:table-cell/>
          <table:table-cell table:formula="of:= 100 * ([.A845] - [.A844]*[.A844]) * ([.A845] - [.A844]*[.A844]) + (1 - [.A844]) * (1 - [.A844])" office:value-type="float" office:value="1.65643476901819" calcext:value-type="float">
            <text:p>1.65643476901819</text:p>
          </table:table-cell>
          <table:table-cell table:formula="of:= 100 * ([.B845] - [.B844]*[.B844]) * ([.B845] - [.B844]*[.B844]) + (1 - [.B844]) * (1 - [.B844])" office:value-type="float" office:value="6.57853602748606" calcext:value-type="float">
            <text:p>6.57853602748606</text:p>
          </table:table-cell>
          <table:table-cell table:formula="of:= [.A844]*[.A844]*[.A844]*[.A844] - 16*[.A844]*[.A844] + 5*[.A844]" office:value-type="float" office:value="0.268297283303693" calcext:value-type="float">
            <text:p>0.268297283303693</text:p>
          </table:table-cell>
          <table:table-cell table:formula="of:= [.B844]*[.B844]*[.B844]*[.B844] - 16*[.B844]*[.B844] + 5*[.B844]" office:value-type="float" office:value="-2.1813636490633" calcext:value-type="float">
            <text:p>-2.18136364906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64236913096744" calcext:value-type="float">
            <text:p>0.164236913096744</text:p>
          </table:table-cell>
          <table:table-cell table:formula="of:=-[.A845]" office:value-type="float" office:value="-0.164236913096744" calcext:value-type="float">
            <text:p>-0.164236913096744</text:p>
          </table:table-cell>
          <table:table-cell/>
          <table:table-cell table:formula="of:= 100 * ([.A846] - [.A845]*[.A845]) * ([.A846] - [.A845]*[.A845]) + (1 - [.A845]) * (1 - [.A845])" office:value-type="float" office:value="23.7971091448106" calcext:value-type="float">
            <text:p>23.7971091448106</text:p>
          </table:table-cell>
          <table:table-cell table:formula="of:= 100 * ([.B846] - [.B845]*[.B845]) * ([.B846] - [.B845]*[.B845]) + (1 - [.B845]) * (1 - [.B845])" office:value-type="float" office:value="19.5595448060777" calcext:value-type="float">
            <text:p>19.5595448060777</text:p>
          </table:table-cell>
          <table:table-cell table:formula="of:= [.A845]*[.A845]*[.A845]*[.A845] - 16*[.A845]*[.A845] + 5*[.A845]" office:value-type="float" office:value="0.39033193143098" calcext:value-type="float">
            <text:p>0.39033193143098</text:p>
          </table:table-cell>
          <table:table-cell table:formula="of:= [.B845]*[.B845]*[.B845]*[.B845] - 16*[.B845]*[.B845] + 5*[.B845]" office:value-type="float" office:value="-1.25203719953646" calcext:value-type="float">
            <text:p>-1.252037199536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3636361190533" calcext:value-type="float">
            <text:p>-0.453636361190533</text:p>
          </table:table-cell>
          <table:table-cell table:formula="of:=-[.A846]" office:value-type="float" office:value="0.453636361190533" calcext:value-type="float">
            <text:p>0.453636361190533</text:p>
          </table:table-cell>
          <table:table-cell/>
          <table:table-cell table:formula="of:= 100 * ([.A847] - [.A846]*[.A846]) * ([.A847] - [.A846]*[.A846]) + (1 - [.A846]) * (1 - [.A846])" office:value-type="float" office:value="3.9444058216388" calcext:value-type="float">
            <text:p>3.9444058216388</text:p>
          </table:table-cell>
          <table:table-cell table:formula="of:= 100 * ([.B847] - [.B846]*[.B846]) * ([.B847] - [.B846]*[.B846]) + (1 - [.B846]) * (1 - [.B846])" office:value-type="float" office:value="30.2083836536528" calcext:value-type="float">
            <text:p>30.2083836536528</text:p>
          </table:table-cell>
          <table:table-cell table:formula="of:= [.A846]*[.A846]*[.A846]*[.A846] - 16*[.A846]*[.A846] + 5*[.A846]" office:value-type="float" office:value="-5.51840912058548" calcext:value-type="float">
            <text:p>-5.51840912058548</text:p>
          </table:table-cell>
          <table:table-cell table:formula="of:= [.B846]*[.B846]*[.B846]*[.B846] - 16*[.B846]*[.B846] + 5*[.B846]" office:value-type="float" office:value="-0.982045508680153" calcext:value-type="float">
            <text:p>-0.9820455086801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1113223754717" calcext:value-type="float">
            <text:p>0.341113223754717</text:p>
          </table:table-cell>
          <table:table-cell table:formula="of:=-[.A847]" office:value-type="float" office:value="-0.341113223754717" calcext:value-type="float">
            <text:p>-0.341113223754717</text:p>
          </table:table-cell>
          <table:table-cell/>
          <table:table-cell table:formula="of:= 100 * ([.A848] - [.A847]*[.A847]) * ([.A848] - [.A847]*[.A847]) + (1 - [.A847]) * (1 - [.A847])" office:value-type="float" office:value="1.47134875753882" calcext:value-type="float">
            <text:p>1.47134875753882</text:p>
          </table:table-cell>
          <table:table-cell table:formula="of:= 100 * ([.B848] - [.B847]*[.B847]) * ([.B848] - [.B847]*[.B847]) + (1 - [.B847]) * (1 - [.B847])" office:value-type="float" office:value="12.9916449564449" calcext:value-type="float">
            <text:p>12.9916449564449</text:p>
          </table:table-cell>
          <table:table-cell table:formula="of:= [.A847]*[.A847]*[.A847]*[.A847] - 16*[.A847]*[.A847] + 5*[.A847]" office:value-type="float" office:value="-0.142626345932515" calcext:value-type="float">
            <text:p>-0.142626345932515</text:p>
          </table:table-cell>
          <table:table-cell table:formula="of:= [.B847]*[.B847]*[.B847]*[.B847] - 16*[.B847]*[.B847] + 5*[.B847]" office:value-type="float" office:value="-3.55375858347968" calcext:value-type="float">
            <text:p>-3.553758583479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8202081191832" calcext:value-type="float">
            <text:p>0.218202081191832</text:p>
          </table:table-cell>
          <table:table-cell table:formula="of:=-[.A848]" office:value-type="float" office:value="-0.218202081191832" calcext:value-type="float">
            <text:p>-0.218202081191832</text:p>
          </table:table-cell>
          <table:table-cell/>
          <table:table-cell table:formula="of:= 100 * ([.A849] - [.A848]*[.A848]) * ([.A849] - [.A848]*[.A848]) + (1 - [.A848]) * (1 - [.A848])" office:value-type="float" office:value="0.783336887119626" calcext:value-type="float">
            <text:p>0.783336887119626</text:p>
          </table:table-cell>
          <table:table-cell table:formula="of:= 100 * ([.B849] - [.B848]*[.B848]) * ([.B849] - [.B848]*[.B848]) + (1 - [.B848]) * (1 - [.B848])" office:value-type="float" office:value="1.77277075024567" calcext:value-type="float">
            <text:p>1.77277075024567</text:p>
          </table:table-cell>
          <table:table-cell table:formula="of:= [.A848]*[.A848]*[.A848]*[.A848] - 16*[.A848]*[.A848] + 5*[.A848]" office:value-type="float" office:value="0.331482950835699" calcext:value-type="float">
            <text:p>0.331482950835699</text:p>
          </table:table-cell>
          <table:table-cell table:formula="of:= [.B848]*[.B848]*[.B848]*[.B848] - 16*[.B848]*[.B848] + 5*[.B848]" office:value-type="float" office:value="-1.85053786108262" calcext:value-type="float">
            <text:p>-1.8505378610826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612372801262506" calcext:value-type="float">
            <text:p>0.00612372801262506</text:p>
          </table:table-cell>
          <table:table-cell table:formula="of:=-[.A849]" office:value-type="float" office:value="-0.00612372801262506" calcext:value-type="float">
            <text:p>-0.00612372801262506</text:p>
          </table:table-cell>
          <table:table-cell/>
          <table:table-cell table:formula="of:= 100 * ([.A850] - [.A849]*[.A849]) * ([.A850] - [.A849]*[.A849]) + (1 - [.A849]) * (1 - [.A849])" office:value-type="float" office:value="0.989355783690934" calcext:value-type="float">
            <text:p>0.989355783690934</text:p>
          </table:table-cell>
          <table:table-cell table:formula="of:= 100 * ([.B850] - [.B849]*[.B849]) * ([.B850] - [.B849]*[.B849]) + (1 - [.B849]) * (1 - [.B849])" office:value-type="float" office:value="1.01391061245638" calcext:value-type="float">
            <text:p>1.01391061245638</text:p>
          </table:table-cell>
          <table:table-cell table:formula="of:= [.A849]*[.A849]*[.A849]*[.A849] - 16*[.A849]*[.A849] + 5*[.A849]" office:value-type="float" office:value="0.0300186407530169" calcext:value-type="float">
            <text:p>0.0300186407530169</text:p>
          </table:table-cell>
          <table:table-cell table:formula="of:= [.B849]*[.B849]*[.B849]*[.B849] - 16*[.B849]*[.B849] + 5*[.B849]" office:value-type="float" office:value="-0.0312186393732337" calcext:value-type="float">
            <text:p>-0.03121863937323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0399444289425999" calcext:value-type="float">
            <text:p>0.00399444289425999</text:p>
          </table:table-cell>
          <table:table-cell table:formula="of:=-[.A850]" office:value-type="float" office:value="-0.00399444289425999" calcext:value-type="float">
            <text:p>-0.00399444289425999</text:p>
          </table:table-cell>
          <table:table-cell/>
          <table:table-cell table:formula="of:= 100 * ([.A851] - [.A850]*[.A850]) * ([.A851] - [.A850]*[.A850]) + (1 - [.A850]) * (1 - [.A850])" office:value-type="float" office:value="4.78940990729126" calcext:value-type="float">
            <text:p>4.78940990729126</text:p>
          </table:table-cell>
          <table:table-cell table:formula="of:= 100 * ([.B851] - [.B850]*[.B850]) * ([.B851] - [.B850]*[.B850]) + (1 - [.B850]) * (1 - [.B850])" office:value-type="float" office:value="4.80663147778544" calcext:value-type="float">
            <text:p>4.80663147778544</text:p>
          </table:table-cell>
          <table:table-cell table:formula="of:= [.A850]*[.A850]*[.A850]*[.A850] - 16*[.A850]*[.A850] + 5*[.A850]" office:value-type="float" office:value="0.0197169255413122" calcext:value-type="float">
            <text:p>0.0197169255413122</text:p>
          </table:table-cell>
          <table:table-cell table:formula="of:= [.B850]*[.B850]*[.B850]*[.B850] - 16*[.B850]*[.B850] + 5*[.B850]" office:value-type="float" office:value="-0.0202275034012877" calcext:value-type="float">
            <text:p>-0.02022750340128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94884702106304" calcext:value-type="float">
            <text:p>0.194884702106304</text:p>
          </table:table-cell>
          <table:table-cell table:formula="of:=-[.A851]" office:value-type="float" office:value="-0.194884702106304" calcext:value-type="float">
            <text:p>-0.194884702106304</text:p>
          </table:table-cell>
          <table:table-cell/>
          <table:table-cell table:formula="of:= 100 * ([.A852] - [.A851]*[.A851]) * ([.A852] - [.A851]*[.A851]) + (1 - [.A851]) * (1 - [.A851])" office:value-type="float" office:value="21.1805003411293" calcext:value-type="float">
            <text:p>21.1805003411293</text:p>
          </table:table-cell>
          <table:table-cell table:formula="of:= 100 * ([.B852] - [.B851]*[.B851]) * ([.B852] - [.B851]*[.B851]) + (1 - [.B851]) * (1 - [.B851])" office:value-type="float" office:value="29.4209268645216" calcext:value-type="float">
            <text:p>29.4209268645216</text:p>
          </table:table-cell>
          <table:table-cell table:formula="of:= [.A851]*[.A851]*[.A851]*[.A851] - 16*[.A851]*[.A851] + 5*[.A851]" office:value-type="float" office:value="0.368185240669377" calcext:value-type="float">
            <text:p>0.368185240669377</text:p>
          </table:table-cell>
          <table:table-cell table:formula="of:= [.B851]*[.B851]*[.B851]*[.B851] - 16*[.B851]*[.B851] + 5*[.B851]" office:value-type="float" office:value="-1.58066178039366" calcext:value-type="float">
            <text:p>-1.580661780393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1105743784616" calcext:value-type="float">
            <text:p>0.491105743784616</text:p>
          </table:table-cell>
          <table:table-cell table:formula="of:=-[.A852]" office:value-type="float" office:value="-0.491105743784616" calcext:value-type="float">
            <text:p>-0.491105743784616</text:p>
          </table:table-cell>
          <table:table-cell/>
          <table:table-cell table:formula="of:= 100 * ([.A853] - [.A852]*[.A852]) * ([.A853] - [.A852]*[.A852]) + (1 - [.A852]) * (1 - [.A852])" office:value-type="float" office:value="1.41644690450019" calcext:value-type="float">
            <text:p>1.41644690450019</text:p>
          </table:table-cell>
          <table:table-cell table:formula="of:= 100 * ([.B853] - [.B852]*[.B852]) * ([.B853] - [.B852]*[.B852]) + (1 - [.B852]) * (1 - [.B852])" office:value-type="float" office:value="16.2696829315008" calcext:value-type="float">
            <text:p>16.2696829315008</text:p>
          </table:table-cell>
          <table:table-cell table:formula="of:= [.A852]*[.A852]*[.A852]*[.A852] - 16*[.A852]*[.A852] + 5*[.A852]" office:value-type="float" office:value="-1.34525877369796" calcext:value-type="float">
            <text:p>-1.34525877369796</text:p>
          </table:table-cell>
          <table:table-cell table:formula="of:= [.B852]*[.B852]*[.B852]*[.B852] - 16*[.B852]*[.B852] + 5*[.B852]" office:value-type="float" office:value="-6.25631621154412" calcext:value-type="float">
            <text:p>-6.256316211544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3598907306177" calcext:value-type="float">
            <text:p>0.133598907306177</text:p>
          </table:table-cell>
          <table:table-cell table:formula="of:=-[.A853]" office:value-type="float" office:value="-0.133598907306177" calcext:value-type="float">
            <text:p>-0.133598907306177</text:p>
          </table:table-cell>
          <table:table-cell/>
          <table:table-cell table:formula="of:= 100 * ([.A854] - [.A853]*[.A853]) * ([.A854] - [.A853]*[.A853]) + (1 - [.A853]) * (1 - [.A853])" office:value-type="float" office:value="2.1269260077205" calcext:value-type="float">
            <text:p>2.1269260077205</text:p>
          </table:table-cell>
          <table:table-cell table:formula="of:= 100 * ([.B854] - [.B853]*[.B853]) * ([.B854] - [.B853]*[.B853]) + (1 - [.B853]) * (1 - [.B853])" office:value-type="float" office:value="3.62631645812171" calcext:value-type="float">
            <text:p>3.62631645812171</text:p>
          </table:table-cell>
          <table:table-cell table:formula="of:= [.A853]*[.A853]*[.A853]*[.A853] - 16*[.A853]*[.A853] + 5*[.A853]" office:value-type="float" office:value="0.38273442294698" calcext:value-type="float">
            <text:p>0.38273442294698</text:p>
          </table:table-cell>
          <table:table-cell table:formula="of:= [.B853]*[.B853]*[.B853]*[.B853] - 16*[.B853]*[.B853] + 5*[.B853]" office:value-type="float" office:value="-0.953254650114787" calcext:value-type="float">
            <text:p>-0.953254650114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5163422190733" calcext:value-type="float">
            <text:p>0.135163422190733</text:p>
          </table:table-cell>
          <table:table-cell table:formula="of:=-[.A854]" office:value-type="float" office:value="-0.135163422190733" calcext:value-type="float">
            <text:p>-0.135163422190733</text:p>
          </table:table-cell>
          <table:table-cell/>
          <table:table-cell table:formula="of:= 100 * ([.A855] - [.A854]*[.A854]) * ([.A855] - [.A854]*[.A854]) + (1 - [.A854]) * (1 - [.A854])" office:value-type="float" office:value="0.810752575694608" calcext:value-type="float">
            <text:p>0.810752575694608</text:p>
          </table:table-cell>
          <table:table-cell table:formula="of:= 100 * ([.B855] - [.B854]*[.B854]) * ([.B855] - [.B854]*[.B854]) + (1 - [.B854]) * (1 - [.B854])" office:value-type="float" office:value="1.66805542558011" calcext:value-type="float">
            <text:p>1.66805542558011</text:p>
          </table:table-cell>
          <table:table-cell table:formula="of:= [.A854]*[.A854]*[.A854]*[.A854] - 16*[.A854]*[.A854] + 5*[.A854]" office:value-type="float" office:value="0.383844461647937" calcext:value-type="float">
            <text:p>0.383844461647937</text:p>
          </table:table-cell>
          <table:table-cell table:formula="of:= [.B854]*[.B854]*[.B854]*[.B854] - 16*[.B854]*[.B854] + 5*[.B854]" office:value-type="float" office:value="-0.967789760259393" calcext:value-type="float">
            <text:p>-0.9677897602593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433311277507624" calcext:value-type="float">
            <text:p>0.0433311277507624</text:p>
          </table:table-cell>
          <table:table-cell table:formula="of:=-[.A855]" office:value-type="float" office:value="-0.0433311277507624" calcext:value-type="float">
            <text:p>-0.0433311277507624</text:p>
          </table:table-cell>
          <table:table-cell/>
          <table:table-cell table:formula="of:= 100 * ([.A856] - [.A855]*[.A855]) * ([.A856] - [.A855]*[.A855]) + (1 - [.A855]) * (1 - [.A855])" office:value-type="float" office:value="1.20545973729693" calcext:value-type="float">
            <text:p>1.20545973729693</text:p>
          </table:table-cell>
          <table:table-cell table:formula="of:= 100 * ([.B856] - [.B855]*[.B855]) * ([.B856] - [.B855]*[.B855]) + (1 - [.B855]) * (1 - [.B855])" office:value-type="float" office:value="1.42065587403644" calcext:value-type="float">
            <text:p>1.42065587403644</text:p>
          </table:table-cell>
          <table:table-cell table:formula="of:= [.A855]*[.A855]*[.A855]*[.A855] - 16*[.A855]*[.A855] + 5*[.A855]" office:value-type="float" office:value="0.186617777970927" calcext:value-type="float">
            <text:p>0.186617777970927</text:p>
          </table:table-cell>
          <table:table-cell table:formula="of:= [.B855]*[.B855]*[.B855]*[.B855] - 16*[.B855]*[.B855] + 5*[.B855]" office:value-type="float" office:value="-0.246693499536697" calcext:value-type="float">
            <text:p>-0.2466934995366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57519224671588" calcext:value-type="float">
            <text:p>0.0557519224671588</text:p>
          </table:table-cell>
          <table:table-cell table:formula="of:=-[.A856]" office:value-type="float" office:value="-0.0557519224671588" calcext:value-type="float">
            <text:p>-0.0557519224671588</text:p>
          </table:table-cell>
          <table:table-cell/>
          <table:table-cell table:formula="of:= 100 * ([.A857] - [.A856]*[.A856]) * ([.A857] - [.A856]*[.A856]) + (1 - [.A856]) * (1 - [.A856])" office:value-type="float" office:value="0.893798714570686" calcext:value-type="float">
            <text:p>0.893798714570686</text:p>
          </table:table-cell>
          <table:table-cell table:formula="of:= 100 * ([.B857] - [.B856]*[.B856]) * ([.B857] - [.B856]*[.B856]) + (1 - [.B856]) * (1 - [.B856])" office:value-type="float" office:value="1.11484689670588" calcext:value-type="float">
            <text:p>1.11484689670588</text:p>
          </table:table-cell>
          <table:table-cell table:formula="of:= [.A856]*[.A856]*[.A856]*[.A856] - 16*[.A856]*[.A856] + 5*[.A856]" office:value-type="float" office:value="0.22903684398028" calcext:value-type="float">
            <text:p>0.22903684398028</text:p>
          </table:table-cell>
          <table:table-cell table:formula="of:= [.B856]*[.B856]*[.B856]*[.B856] - 16*[.B856]*[.B856] + 5*[.B856]" office:value-type="float" office:value="-0.328482380691309" calcext:value-type="float">
            <text:p>-0.32848238069130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0157604021654267" calcext:value-type="float">
            <text:p>-0.00157604021654267</text:p>
          </table:table-cell>
          <table:table-cell table:formula="of:=-[.A857]" office:value-type="float" office:value="0.00157604021654267" calcext:value-type="float">
            <text:p>0.00157604021654267</text:p>
          </table:table-cell>
          <table:table-cell/>
          <table:table-cell table:formula="of:= 100 * ([.A858] - [.A857]*[.A857]) * ([.A858] - [.A857]*[.A857]) + (1 - [.A857]) * (1 - [.A857])" office:value-type="float" office:value="16.596328597088" calcext:value-type="float">
            <text:p>16.596328597088</text:p>
          </table:table-cell>
          <table:table-cell table:formula="of:= 100 * ([.B858] - [.B857]*[.B857]) * ([.B858] - [.B857]*[.B857]) + (1 - [.B857]) * (1 - [.B857])" office:value-type="float" office:value="16.5896320993607" calcext:value-type="float">
            <text:p>16.5896320993607</text:p>
          </table:table-cell>
          <table:table-cell table:formula="of:= [.A857]*[.A857]*[.A857]*[.A857] - 16*[.A857]*[.A857] + 5*[.A857]" office:value-type="float" office:value="-0.00791994352077015" calcext:value-type="float">
            <text:p>-0.00791994352077015</text:p>
          </table:table-cell>
          <table:table-cell table:formula="of:= [.B857]*[.B857]*[.B857]*[.B857] - 16*[.B857]*[.B857] + 5*[.B857]" office:value-type="float" office:value="0.00784045864465658" calcext:value-type="float">
            <text:p>0.007840458644656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94879448233313" calcext:value-type="float">
            <text:p>-0.394879448233313</text:p>
          </table:table-cell>
          <table:table-cell table:formula="of:=-[.A858]" office:value-type="float" office:value="0.394879448233313" calcext:value-type="float">
            <text:p>0.394879448233313</text:p>
          </table:table-cell>
          <table:table-cell/>
          <table:table-cell table:formula="of:= 100 * ([.A859] - [.A858]*[.A858]) * ([.A859] - [.A858]*[.A858]) + (1 - [.A858]) * (1 - [.A858])" office:value-type="float" office:value="10.7264767155325" calcext:value-type="float">
            <text:p>10.7264767155325</text:p>
          </table:table-cell>
          <table:table-cell table:formula="of:= 100 * ([.B859] - [.B858]*[.B858]) * ([.B859] - [.B858]*[.B858]) + (1 - [.B858]) * (1 - [.B858])" office:value-type="float" office:value="0.390306406918075" calcext:value-type="float">
            <text:p>0.390306406918075</text:p>
          </table:table-cell>
          <table:table-cell table:formula="of:= [.A858]*[.A858]*[.A858]*[.A858] - 16*[.A858]*[.A858] + 5*[.A858]" office:value-type="float" office:value="-4.44495960349351" calcext:value-type="float">
            <text:p>-4.44495960349351</text:p>
          </table:table-cell>
          <table:table-cell table:formula="of:= [.B858]*[.B858]*[.B858]*[.B858] - 16*[.B858]*[.B858] + 5*[.B858]" office:value-type="float" office:value="-0.496165121160372" calcext:value-type="float">
            <text:p>-0.4961651211603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40394166403325" calcext:value-type="float">
            <text:p>-0.140394166403325</text:p>
          </table:table-cell>
          <table:table-cell table:formula="of:=-[.A859]" office:value-type="float" office:value="0.140394166403325" calcext:value-type="float">
            <text:p>0.140394166403325</text:p>
          </table:table-cell>
          <table:table-cell/>
          <table:table-cell table:formula="of:= 100 * ([.A860] - [.A859]*[.A859]) * ([.A860] - [.A859]*[.A859]) + (1 - [.A859]) * (1 - [.A859])" office:value-type="float" office:value="15.0974135646132" calcext:value-type="float">
            <text:p>15.0974135646132</text:p>
          </table:table-cell>
          <table:table-cell table:formula="of:= 100 * ([.B860] - [.B859]*[.B859]) * ([.B860] - [.B859]*[.B859]) + (1 - [.B859]) * (1 - [.B859])" office:value-type="float" office:value="17.6197649183608" calcext:value-type="float">
            <text:p>17.6197649183608</text:p>
          </table:table-cell>
          <table:table-cell table:formula="of:= [.A859]*[.A859]*[.A859]*[.A859] - 16*[.A859]*[.A859] + 5*[.A859]" office:value-type="float" office:value="-1.01695067870204" calcext:value-type="float">
            <text:p>-1.01695067870204</text:p>
          </table:table-cell>
          <table:table-cell table:formula="of:= [.B859]*[.B859]*[.B859]*[.B859] - 16*[.B859]*[.B859] + 5*[.B859]" office:value-type="float" office:value="0.386990985331212" calcext:value-type="float">
            <text:p>0.3869909853312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1152505449384" calcext:value-type="float">
            <text:p>0.391152505449384</text:p>
          </table:table-cell>
          <table:table-cell table:formula="of:=-[.A860]" office:value-type="float" office:value="-0.391152505449384" calcext:value-type="float">
            <text:p>-0.391152505449384</text:p>
          </table:table-cell>
          <table:table-cell/>
          <table:table-cell table:formula="of:= 100 * ([.A861] - [.A860]*[.A860]) * ([.A861] - [.A860]*[.A860]) + (1 - [.A860]) * (1 - [.A860])" office:value-type="float" office:value="16.6762609588936" calcext:value-type="float">
            <text:p>16.6762609588936</text:p>
          </table:table-cell>
          <table:table-cell table:formula="of:= 100 * ([.B861] - [.B860]*[.B860]) * ([.B861] - [.B860]*[.B860]) + (1 - [.B860]) * (1 - [.B860])" office:value-type="float" office:value="2.89180771384464" calcext:value-type="float">
            <text:p>2.89180771384464</text:p>
          </table:table-cell>
          <table:table-cell table:formula="of:= [.A860]*[.A860]*[.A860]*[.A860] - 16*[.A860]*[.A860] + 5*[.A860]" office:value-type="float" office:value="-0.468832906611369" calcext:value-type="float">
            <text:p>-0.468832906611369</text:p>
          </table:table-cell>
          <table:table-cell table:formula="of:= [.B860]*[.B860]*[.B860]*[.B860] - 16*[.B860]*[.B860] + 5*[.B860]" office:value-type="float" office:value="-4.38035796110521" calcext:value-type="float">
            <text:p>-4.380357961105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0801224254394" calcext:value-type="float">
            <text:p>-0.250801224254394</text:p>
          </table:table-cell>
          <table:table-cell table:formula="of:=-[.A861]" office:value-type="float" office:value="0.250801224254394" calcext:value-type="float">
            <text:p>0.250801224254394</text:p>
          </table:table-cell>
          <table:table-cell/>
          <table:table-cell table:formula="of:= 100 * ([.A862] - [.A861]*[.A861]) * ([.A862] - [.A861]*[.A861]) + (1 - [.A861]) * (1 - [.A861])" office:value-type="float" office:value="4.84260035598732" calcext:value-type="float">
            <text:p>4.84260035598732</text:p>
          </table:table-cell>
          <table:table-cell table:formula="of:= 100 * ([.B862] - [.B861]*[.B861]) * ([.B862] - [.B861]*[.B861]) + (1 - [.B861]) * (1 - [.B861])" office:value-type="float" office:value="0.866584223796904" calcext:value-type="float">
            <text:p>0.866584223796904</text:p>
          </table:table-cell>
          <table:table-cell table:formula="of:= [.A861]*[.A861]*[.A861]*[.A861] - 16*[.A861]*[.A861] + 5*[.A861]" office:value-type="float" office:value="-2.25646961890624" calcext:value-type="float">
            <text:p>-2.25646961890624</text:p>
          </table:table-cell>
          <table:table-cell table:formula="of:= [.B861]*[.B861]*[.B861]*[.B861] - 16*[.B861]*[.B861] + 5*[.B861]" office:value-type="float" office:value="0.251542623637705" calcext:value-type="float">
            <text:p>0.25154262363770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8153893682204" calcext:value-type="float">
            <text:p>-0.118153893682204</text:p>
          </table:table-cell>
          <table:table-cell table:formula="of:=-[.A862]" office:value-type="float" office:value="0.118153893682204" calcext:value-type="float">
            <text:p>0.118153893682204</text:p>
          </table:table-cell>
          <table:table-cell/>
          <table:table-cell table:formula="of:= 100 * ([.A863] - [.A862]*[.A862]) * ([.A863] - [.A862]*[.A862]) + (1 - [.A862]) * (1 - [.A862])" office:value-type="float" office:value="1.38468661400186" calcext:value-type="float">
            <text:p>1.38468661400186</text:p>
          </table:table-cell>
          <table:table-cell table:formula="of:= 100 * ([.B863] - [.B862]*[.B862]) * ([.B863] - [.B862]*[.B862]) + (1 - [.B862]) * (1 - [.B862])" office:value-type="float" office:value="0.78529558314069" calcext:value-type="float">
            <text:p>0.78529558314069</text:p>
          </table:table-cell>
          <table:table-cell table:formula="of:= [.A862]*[.A862]*[.A862]*[.A862] - 16*[.A862]*[.A862] + 5*[.A862]" office:value-type="float" office:value="-0.813940058721973" calcext:value-type="float">
            <text:p>-0.813940058721973</text:p>
          </table:table-cell>
          <table:table-cell table:formula="of:= [.B862]*[.B862]*[.B862]*[.B862] - 16*[.B862]*[.B862] + 5*[.B862]" office:value-type="float" office:value="0.367598878100064" calcext:value-type="float">
            <text:p>0.3675988781000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27027838490496" calcext:value-type="float">
            <text:p>-0.0227027838490496</text:p>
          </table:table-cell>
          <table:table-cell table:formula="of:=-[.A863]" office:value-type="float" office:value="0.0227027838490496" calcext:value-type="float">
            <text:p>0.0227027838490496</text:p>
          </table:table-cell>
          <table:table-cell/>
          <table:table-cell table:formula="of:= 100 * ([.A864] - [.A863]*[.A863]) * ([.A864] - [.A863]*[.A863]) + (1 - [.A863]) * (1 - [.A863])" office:value-type="float" office:value="22.0611208522071" calcext:value-type="float">
            <text:p>22.0611208522071</text:p>
          </table:table-cell>
          <table:table-cell table:formula="of:= 100 * ([.B864] - [.B863]*[.B863]) * ([.B864] - [.B863]*[.B863]) + (1 - [.B863]) * (1 - [.B863])" office:value-type="float" office:value="22.0649275494573" calcext:value-type="float">
            <text:p>22.0649275494573</text:p>
          </table:table-cell>
          <table:table-cell table:formula="of:= [.A863]*[.A863]*[.A863]*[.A863] - 16*[.A863]*[.A863] + 5*[.A863]" office:value-type="float" office:value="-0.121760315903135" calcext:value-type="float">
            <text:p>-0.121760315903135</text:p>
          </table:table-cell>
          <table:table-cell table:formula="of:= [.B863]*[.B863]*[.B863]*[.B863] - 16*[.B863]*[.B863] + 5*[.B863]" office:value-type="float" office:value="0.105267522587361" calcext:value-type="float">
            <text:p>0.1052675225873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8938800048893" calcext:value-type="float">
            <text:p>0.458938800048893</text:p>
          </table:table-cell>
          <table:table-cell table:formula="of:=-[.A864]" office:value-type="float" office:value="-0.458938800048893" calcext:value-type="float">
            <text:p>-0.458938800048893</text:p>
          </table:table-cell>
          <table:table-cell/>
          <table:table-cell table:formula="of:= 100 * ([.A865] - [.A864]*[.A864]) * ([.A865] - [.A864]*[.A864]) + (1 - [.A864]) * (1 - [.A864])" office:value-type="float" office:value="38.2378128867548" calcext:value-type="float">
            <text:p>38.2378128867548</text:p>
          </table:table-cell>
          <table:table-cell table:formula="of:= 100 * ([.B865] - [.B864]*[.B864]) * ([.B865] - [.B864]*[.B864]) + (1 - [.B864]) * (1 - [.B864])" office:value-type="float" office:value="5.92110359314802" calcext:value-type="float">
            <text:p>5.92110359314802</text:p>
          </table:table-cell>
          <table:table-cell table:formula="of:= [.A864]*[.A864]*[.A864]*[.A864] - 16*[.A864]*[.A864] + 5*[.A864]" office:value-type="float" office:value="-1.03094033907791" calcext:value-type="float">
            <text:p>-1.03094033907791</text:p>
          </table:table-cell>
          <table:table-cell table:formula="of:= [.B864]*[.B864]*[.B864]*[.B864] - 16*[.B864]*[.B864] + 5*[.B864]" office:value-type="float" office:value="-5.62032833956684" calcext:value-type="float">
            <text:p>-5.6203283395668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5370840656933" calcext:value-type="float">
            <text:p>-0.405370840656933</text:p>
          </table:table-cell>
          <table:table-cell table:formula="of:=-[.A865]" office:value-type="float" office:value="0.405370840656933" calcext:value-type="float">
            <text:p>0.405370840656933</text:p>
          </table:table-cell>
          <table:table-cell/>
          <table:table-cell table:formula="of:= 100 * ([.A866] - [.A865]*[.A865]) * ([.A866] - [.A865]*[.A865]) + (1 - [.A865]) * (1 - [.A865])" office:value-type="float" office:value="5.9129321272054" calcext:value-type="float">
            <text:p>5.9129321272054</text:p>
          </table:table-cell>
          <table:table-cell table:formula="of:= 100 * ([.B866] - [.B865]*[.B865]) * ([.B866] - [.B865]*[.B865]) + (1 - [.B865]) * (1 - [.B865])" office:value-type="float" office:value="28.1361372430088" calcext:value-type="float">
            <text:p>28.1361372430088</text:p>
          </table:table-cell>
          <table:table-cell table:formula="of:= [.A865]*[.A865]*[.A865]*[.A865] - 16*[.A865]*[.A865] + 5*[.A865]" office:value-type="float" office:value="-4.62905962254772" calcext:value-type="float">
            <text:p>-4.62905962254772</text:p>
          </table:table-cell>
          <table:table-cell table:formula="of:= [.B865]*[.B865]*[.B865]*[.B865] - 16*[.B865]*[.B865] + 5*[.B865]" office:value-type="float" office:value="-0.575351215978394" calcext:value-type="float">
            <text:p>-0.57535121597839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2766061878792" calcext:value-type="float">
            <text:p>0.362766061878792</text:p>
          </table:table-cell>
          <table:table-cell table:formula="of:=-[.A866]" office:value-type="float" office:value="-0.362766061878792" calcext:value-type="float">
            <text:p>-0.362766061878792</text:p>
          </table:table-cell>
          <table:table-cell/>
          <table:table-cell table:formula="of:= 100 * ([.A867] - [.A866]*[.A866]) * ([.A867] - [.A866]*[.A866]) + (1 - [.A866]) * (1 - [.A866])" office:value-type="float" office:value="15.1375912493071" calcext:value-type="float">
            <text:p>15.1375912493071</text:p>
          </table:table-cell>
          <table:table-cell table:formula="of:= 100 * ([.B867] - [.B866]*[.B866]) * ([.B867] - [.B866]*[.B866]) + (1 - [.B866]) * (1 - [.B866])" office:value-type="float" office:value="3.31200745990103" calcext:value-type="float">
            <text:p>3.31200745990103</text:p>
          </table:table-cell>
          <table:table-cell table:formula="of:= [.A866]*[.A866]*[.A866]*[.A866] - 16*[.A866]*[.A866] + 5*[.A866]" office:value-type="float" office:value="-0.274438787462828" calcext:value-type="float">
            <text:p>-0.274438787462828</text:p>
          </table:table-cell>
          <table:table-cell table:formula="of:= [.B866]*[.B866]*[.B866]*[.B866] - 16*[.B866]*[.B866] + 5*[.B866]" office:value-type="float" office:value="-3.90209940625075" calcext:value-type="float">
            <text:p>-3.9020994062507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2217461389095" calcext:value-type="float">
            <text:p>-0.252217461389095</text:p>
          </table:table-cell>
          <table:table-cell table:formula="of:=-[.A867]" office:value-type="float" office:value="0.252217461389095" calcext:value-type="float">
            <text:p>0.252217461389095</text:p>
          </table:table-cell>
          <table:table-cell/>
          <table:table-cell table:formula="of:= 100 * ([.A868] - [.A867]*[.A867]) * ([.A868] - [.A867]*[.A867]) + (1 - [.A867]) * (1 - [.A867])" office:value-type="float" office:value="1.75371395553445" calcext:value-type="float">
            <text:p>1.75371395553445</text:p>
          </table:table-cell>
          <table:table-cell table:formula="of:= 100 * ([.B868] - [.B867]*[.B867]) * ([.B868] - [.B867]*[.B867]) + (1 - [.B867]) * (1 - [.B867])" office:value-type="float" office:value="1.26710558083353" calcext:value-type="float">
            <text:p>1.26710558083353</text:p>
          </table:table-cell>
          <table:table-cell table:formula="of:= [.A867]*[.A867]*[.A867]*[.A867] - 16*[.A867]*[.A867] + 5*[.A867]" office:value-type="float" office:value="-2.27485897602824" calcext:value-type="float">
            <text:p>-2.27485897602824</text:p>
          </table:table-cell>
          <table:table-cell table:formula="of:= [.B867]*[.B867]*[.B867]*[.B867] - 16*[.B867]*[.B867] + 5*[.B867]" office:value-type="float" office:value="0.247315637862706" calcext:value-type="float">
            <text:p>0.2473156378627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205247414931604" calcext:value-type="float">
            <text:p>0.0205247414931604</text:p>
          </table:table-cell>
          <table:table-cell table:formula="of:=-[.A868]" office:value-type="float" office:value="-0.0205247414931604" calcext:value-type="float">
            <text:p>-0.0205247414931604</text:p>
          </table:table-cell>
          <table:table-cell/>
          <table:table-cell table:formula="of:= 100 * ([.A869] - [.A868]*[.A868]) * ([.A869] - [.A868]*[.A868]) + (1 - [.A868]) * (1 - [.A868])" office:value-type="float" office:value="0.972993222835852" calcext:value-type="float">
            <text:p>0.972993222835852</text:p>
          </table:table-cell>
          <table:table-cell table:formula="of:= 100 * ([.B869] - [.B868]*[.B868]) * ([.B869] - [.B868]*[.B868]) + (1 - [.B868]) * (1 - [.B868])" office:value-type="float" office:value="1.05712982372562" calcext:value-type="float">
            <text:p>1.05712982372562</text:p>
          </table:table-cell>
          <table:table-cell table:formula="of:= [.A868]*[.A868]*[.A868]*[.A868] - 16*[.A868]*[.A868] + 5*[.A868]" office:value-type="float" office:value="0.0958836447162363" calcext:value-type="float">
            <text:p>0.0958836447162363</text:p>
          </table:table-cell>
          <table:table-cell table:formula="of:= [.B868]*[.B868]*[.B868]*[.B868] - 16*[.B868]*[.B868] + 5*[.B868]" office:value-type="float" office:value="-0.109363770215367" calcext:value-type="float">
            <text:p>-0.10936377021536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12092357853713" calcext:value-type="float">
            <text:p>0.012092357853713</text:p>
          </table:table-cell>
          <table:table-cell table:formula="of:=-[.A869]" office:value-type="float" office:value="-0.012092357853713" calcext:value-type="float">
            <text:p>-0.012092357853713</text:p>
          </table:table-cell>
          <table:table-cell/>
          <table:table-cell table:formula="of:= 100 * ([.A870] - [.A869]*[.A869]) * ([.A870] - [.A869]*[.A869]) + (1 - [.A869]) * (1 - [.A869])" office:value-type="float" office:value="21.5298435454207" calcext:value-type="float">
            <text:p>21.5298435454207</text:p>
          </table:table-cell>
          <table:table-cell table:formula="of:= 100 * ([.B870] - [.B869]*[.B869]) * ([.B870] - [.B869]*[.B869]) + (1 - [.B869]) * (1 - [.B869])" office:value-type="float" office:value="21.6047388051909" calcext:value-type="float">
            <text:p>21.6047388051909</text:p>
          </table:table-cell>
          <table:table-cell table:formula="of:= [.A869]*[.A869]*[.A869]*[.A869] - 16*[.A869]*[.A869] + 5*[.A869]" office:value-type="float" office:value="0.0581222087549544" calcext:value-type="float">
            <text:p>0.0581222087549544</text:p>
          </table:table-cell>
          <table:table-cell table:formula="of:= [.B869]*[.B869]*[.B869]*[.B869] - 16*[.B869]*[.B869] + 5*[.B869]" office:value-type="float" office:value="-0.062801369782176" calcext:value-type="float">
            <text:p>-0.06280136978217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3510119093376" calcext:value-type="float">
            <text:p>0.453510119093376</text:p>
          </table:table-cell>
          <table:table-cell table:formula="of:=-[.A870]" office:value-type="float" office:value="-0.453510119093376" calcext:value-type="float">
            <text:p>-0.453510119093376</text:p>
          </table:table-cell>
          <table:table-cell/>
          <table:table-cell table:formula="of:= 100 * ([.A871] - [.A870]*[.A870]) * ([.A871] - [.A870]*[.A870]) + (1 - [.A870]) * (1 - [.A870])" office:value-type="float" office:value="3.83840316849211" calcext:value-type="float">
            <text:p>3.83840316849211</text:p>
          </table:table-cell>
          <table:table-cell table:formula="of:= 100 * ([.B871] - [.B870]*[.B870]) * ([.B871] - [.B870]*[.B870]) + (1 - [.B870]) * (1 - [.B870])" office:value-type="float" office:value="38.0509352443436" calcext:value-type="float">
            <text:p>38.0509352443436</text:p>
          </table:table-cell>
          <table:table-cell table:formula="of:= [.A870]*[.A870]*[.A870]*[.A870] - 16*[.A870]*[.A870] + 5*[.A870]" office:value-type="float" office:value="-0.98089151810957" calcext:value-type="float">
            <text:p>-0.98089151810957</text:p>
          </table:table-cell>
          <table:table-cell table:formula="of:= [.B870]*[.B870]*[.B870]*[.B870] - 16*[.B870]*[.B870] + 5*[.B870]" office:value-type="float" office:value="-5.51599270904333" calcext:value-type="float">
            <text:p>-5.51599270904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3813714131467" calcext:value-type="float">
            <text:p>0.393813714131467</text:p>
          </table:table-cell>
          <table:table-cell table:formula="of:=-[.A871]" office:value-type="float" office:value="-0.393813714131467" calcext:value-type="float">
            <text:p>-0.393813714131467</text:p>
          </table:table-cell>
          <table:table-cell/>
          <table:table-cell table:formula="of:= 100 * ([.A872] - [.A871]*[.A871]) * ([.A872] - [.A871]*[.A871]) + (1 - [.A871]) * (1 - [.A871])" office:value-type="float" office:value="1.68434929615642" calcext:value-type="float">
            <text:p>1.68434929615642</text:p>
          </table:table-cell>
          <table:table-cell table:formula="of:= 100 * ([.B872] - [.B871]*[.B871]) * ([.B872] - [.B871]*[.B871]) + (1 - [.B871]) * (1 - [.B871])" office:value-type="float" office:value="19.9996241830853" calcext:value-type="float">
            <text:p>19.9996241830853</text:p>
          </table:table-cell>
          <table:table-cell table:formula="of:= [.A871]*[.A871]*[.A871]*[.A871] - 16*[.A871]*[.A871] + 5*[.A871]" office:value-type="float" office:value="-0.488306619541179" calcext:value-type="float">
            <text:p>-0.488306619541179</text:p>
          </table:table-cell>
          <table:table-cell table:formula="of:= [.B871]*[.B871]*[.B871]*[.B871] - 16*[.B871]*[.B871] + 5*[.B871]" office:value-type="float" office:value="-4.42644376085585" calcext:value-type="float">
            <text:p>-4.426443760855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9844959508248" calcext:value-type="float">
            <text:p>0.269844959508248</text:p>
          </table:table-cell>
          <table:table-cell table:formula="of:=-[.A872]" office:value-type="float" office:value="-0.269844959508248" calcext:value-type="float">
            <text:p>-0.269844959508248</text:p>
          </table:table-cell>
          <table:table-cell/>
          <table:table-cell table:formula="of:= 100 * ([.A873] - [.A872]*[.A872]) * ([.A873] - [.A872]*[.A872]) + (1 - [.A872]) * (1 - [.A872])" office:value-type="float" office:value="11.4386624787376" calcext:value-type="float">
            <text:p>11.4386624787376</text:p>
          </table:table-cell>
          <table:table-cell table:formula="of:= 100 * ([.B873] - [.B872]*[.B872]) * ([.B873] - [.B872]*[.B872]) + (1 - [.B872]) * (1 - [.B872])" office:value-type="float" office:value="24.2575335533426" calcext:value-type="float">
            <text:p>24.2575335533426</text:p>
          </table:table-cell>
          <table:table-cell table:formula="of:= [.A872]*[.A872]*[.A872]*[.A872] - 16*[.A872]*[.A872] + 5*[.A872]" office:value-type="float" office:value="0.189466176651119" calcext:value-type="float">
            <text:p>0.189466176651119</text:p>
          </table:table-cell>
          <table:table-cell table:formula="of:= [.B872]*[.B872]*[.B872]*[.B872] - 16*[.B872]*[.B872] + 5*[.B872]" office:value-type="float" office:value="-2.50898341843136" calcext:value-type="float">
            <text:p>-2.508983418431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03051613663406" calcext:value-type="float">
            <text:p>0.403051613663406</text:p>
          </table:table-cell>
          <table:table-cell table:formula="of:=-[.A873]" office:value-type="float" office:value="-0.403051613663406" calcext:value-type="float">
            <text:p>-0.403051613663406</text:p>
          </table:table-cell>
          <table:table-cell/>
          <table:table-cell table:formula="of:= 100 * ([.A874] - [.A873]*[.A873]) * ([.A874] - [.A873]*[.A873]) + (1 - [.A873]) * (1 - [.A873])" office:value-type="float" office:value="21.406076816033" calcext:value-type="float">
            <text:p>21.406076816033</text:p>
          </table:table-cell>
          <table:table-cell table:formula="of:= 100 * ([.B874] - [.B873]*[.B873]) * ([.B874] - [.B873]*[.B873]) + (1 - [.B873]) * (1 - [.B873])" office:value-type="float" office:value="3.76143827000342" calcext:value-type="float">
            <text:p>3.76143827000342</text:p>
          </table:table-cell>
          <table:table-cell table:formula="of:= [.A873]*[.A873]*[.A873]*[.A873] - 16*[.A873]*[.A873] + 5*[.A873]" office:value-type="float" office:value="-0.557561385604823" calcext:value-type="float">
            <text:p>-0.557561385604823</text:p>
          </table:table-cell>
          <table:table-cell table:formula="of:= [.B873]*[.B873]*[.B873]*[.B873] - 16*[.B873]*[.B873] + 5*[.B873]" office:value-type="float" office:value="-4.58807752223888" calcext:value-type="float">
            <text:p>-4.588077522238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6349238049399" calcext:value-type="float">
            <text:p>-0.296349238049399</text:p>
          </table:table-cell>
          <table:table-cell table:formula="of:=-[.A874]" office:value-type="float" office:value="0.296349238049399" calcext:value-type="float">
            <text:p>0.296349238049399</text:p>
          </table:table-cell>
          <table:table-cell/>
          <table:table-cell table:formula="of:= 100 * ([.A875] - [.A874]*[.A874]) * ([.A875] - [.A874]*[.A874]) + (1 - [.A874]) * (1 - [.A874])" office:value-type="float" office:value="14.6317886883271" calcext:value-type="float">
            <text:p>14.6317886883271</text:p>
          </table:table-cell>
          <table:table-cell table:formula="of:= 100 * ([.B875] - [.B874]*[.B874]) * ([.B875] - [.B874]*[.B874]) + (1 - [.B874]) * (1 - [.B874])" office:value-type="float" office:value="3.88930241272137" calcext:value-type="float">
            <text:p>3.88930241272137</text:p>
          </table:table-cell>
          <table:table-cell table:formula="of:= [.A874]*[.A874]*[.A874]*[.A874] - 16*[.A874]*[.A874] + 5*[.A874]" office:value-type="float" office:value="-2.87919926787456" calcext:value-type="float">
            <text:p>-2.87919926787456</text:p>
          </table:table-cell>
          <table:table-cell table:formula="of:= [.B874]*[.B874]*[.B874]*[.B874] - 16*[.B874]*[.B874] + 5*[.B874]" office:value-type="float" office:value="0.0842931126194373" calcext:value-type="float">
            <text:p>0.0842931126194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72055821743487" calcext:value-type="float">
            <text:p>-0.272055821743487</text:p>
          </table:table-cell>
          <table:table-cell table:formula="of:=-[.A875]" office:value-type="float" office:value="0.272055821743487" calcext:value-type="float">
            <text:p>0.272055821743487</text:p>
          </table:table-cell>
          <table:table-cell/>
          <table:table-cell table:formula="of:= 100 * ([.A876] - [.A875]*[.A875]) * ([.A876] - [.A875]*[.A875]) + (1 - [.A875]) * (1 - [.A875])" office:value-type="float" office:value="32.7378178863577" calcext:value-type="float">
            <text:p>32.7378178863577</text:p>
          </table:table-cell>
          <table:table-cell table:formula="of:= 100 * ([.B876] - [.B875]*[.B875]) * ([.B876] - [.B875]*[.B875]) + (1 - [.B875]) * (1 - [.B875])" office:value-type="float" office:value="17.3252709799302" calcext:value-type="float">
            <text:p>17.3252709799302</text:p>
          </table:table-cell>
          <table:table-cell table:formula="of:= [.A875]*[.A875]*[.A875]*[.A875] - 16*[.A875]*[.A875] + 5*[.A875]" office:value-type="float" office:value="-2.53903090404193" calcext:value-type="float">
            <text:p>-2.53903090404193</text:p>
          </table:table-cell>
          <table:table-cell table:formula="of:= [.B875]*[.B875]*[.B875]*[.B875] - 16*[.B875]*[.B875] + 5*[.B875]" office:value-type="float" office:value="0.181527313392942" calcext:value-type="float">
            <text:p>0.1815273133929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3835895363401" calcext:value-type="float">
            <text:p>-0.483835895363401</text:p>
          </table:table-cell>
          <table:table-cell table:formula="of:=-[.A876]" office:value-type="float" office:value="0.483835895363401" calcext:value-type="float">
            <text:p>0.483835895363401</text:p>
          </table:table-cell>
          <table:table-cell/>
          <table:table-cell table:formula="of:= 100 * ([.A877] - [.A876]*[.A876]) * ([.A877] - [.A876]*[.A876]) + (1 - [.A876]) * (1 - [.A876])" office:value-type="float" office:value="5.9915003394158" calcext:value-type="float">
            <text:p>5.9915003394158</text:p>
          </table:table-cell>
          <table:table-cell table:formula="of:= 100 * ([.B877] - [.B876]*[.B876]) * ([.B877] - [.B876]*[.B876]) + (1 - [.B876]) * (1 - [.B876])" office:value-type="float" office:value="44.2056477792941" calcext:value-type="float">
            <text:p>44.2056477792941</text:p>
          </table:table-cell>
          <table:table-cell table:formula="of:= [.A876]*[.A876]*[.A876]*[.A876] - 16*[.A876]*[.A876] + 5*[.A876]" office:value-type="float" office:value="-6.10993276838344" calcext:value-type="float">
            <text:p>-6.10993276838344</text:p>
          </table:table-cell>
          <table:table-cell table:formula="of:= [.B876]*[.B876]*[.B876]*[.B876] - 16*[.B876]*[.B876] + 5*[.B876]" office:value-type="float" office:value="-1.27157381474944" calcext:value-type="float">
            <text:p>-1.271573814749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8769497690667" calcext:value-type="float">
            <text:p>0.428769497690667</text:p>
          </table:table-cell>
          <table:table-cell table:formula="of:=-[.A877]" office:value-type="float" office:value="-0.428769497690667" calcext:value-type="float">
            <text:p>-0.428769497690667</text:p>
          </table:table-cell>
          <table:table-cell/>
          <table:table-cell table:formula="of:= 100 * ([.A878] - [.A877]*[.A877]) * ([.A878] - [.A877]*[.A877]) + (1 - [.A877]) * (1 - [.A877])" office:value-type="float" office:value="1.72082024188284" calcext:value-type="float">
            <text:p>1.72082024188284</text:p>
          </table:table-cell>
          <table:table-cell table:formula="of:= 100 * ([.B878] - [.B877]*[.B877]) * ([.B878] - [.B877]*[.B877]) + (1 - [.B877]) * (1 - [.B877])" office:value-type="float" office:value="25.6392328942072" calcext:value-type="float">
            <text:p>25.6392328942072</text:p>
          </table:table-cell>
          <table:table-cell table:formula="of:= [.A877]*[.A877]*[.A877]*[.A877] - 16*[.A877]*[.A877] + 5*[.A877]" office:value-type="float" office:value="-0.763846673553529" calcext:value-type="float">
            <text:p>-0.763846673553529</text:p>
          </table:table-cell>
          <table:table-cell table:formula="of:= [.B877]*[.B877]*[.B877]*[.B877] - 16*[.B877]*[.B877] + 5*[.B877]" office:value-type="float" office:value="-5.0515416504602" calcext:value-type="float">
            <text:p>-5.05154165046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01932907228246" calcext:value-type="float">
            <text:p>0.301932907228246</text:p>
          </table:table-cell>
          <table:table-cell table:formula="of:=-[.A878]" office:value-type="float" office:value="-0.301932907228246" calcext:value-type="float">
            <text:p>-0.301932907228246</text:p>
          </table:table-cell>
          <table:table-cell/>
          <table:table-cell table:formula="of:= 100 * ([.A879] - [.A878]*[.A878]) * ([.A879] - [.A878]*[.A878]) + (1 - [.A878]) * (1 - [.A878])" office:value-type="float" office:value="8.60432310764819" calcext:value-type="float">
            <text:p>8.60432310764819</text:p>
          </table:table-cell>
          <table:table-cell table:formula="of:= 100 * ([.B879] - [.B878]*[.B878]) * ([.B879] - [.B878]*[.B878]) + (1 - [.B878]) * (1 - [.B878])" office:value-type="float" office:value="2.74723293633824" calcext:value-type="float">
            <text:p>2.74723293633824</text:p>
          </table:table-cell>
          <table:table-cell table:formula="of:= [.A878]*[.A878]*[.A878]*[.A878] - 16*[.A878]*[.A878] + 5*[.A878]" office:value-type="float" office:value="0.0593596288353309" calcext:value-type="float">
            <text:p>0.0593596288353309</text:p>
          </table:table-cell>
          <table:table-cell table:formula="of:= [.B878]*[.B878]*[.B878]*[.B878] - 16*[.B878]*[.B878] + 5*[.B878]" office:value-type="float" office:value="-2.95996944344713" calcext:value-type="float">
            <text:p>-2.9599694434471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3740458460145" calcext:value-type="float">
            <text:p>-0.193740458460145</text:p>
          </table:table-cell>
          <table:table-cell table:formula="of:=-[.A879]" office:value-type="float" office:value="0.193740458460145" calcext:value-type="float">
            <text:p>0.193740458460145</text:p>
          </table:table-cell>
          <table:table-cell/>
          <table:table-cell table:formula="of:= 100 * ([.A880] - [.A879]*[.A879]) * ([.A880] - [.A879]*[.A879]) + (1 - [.A879]) * (1 - [.A879])" office:value-type="float" office:value="9.04110037005499" calcext:value-type="float">
            <text:p>9.04110037005499</text:p>
          </table:table-cell>
          <table:table-cell table:formula="of:= 100 * ([.B880] - [.B879]*[.B879]) * ([.B880] - [.B879]*[.B879]) + (1 - [.B879]) * (1 - [.B879])" office:value-type="float" office:value="4.68620801248536" calcext:value-type="float">
            <text:p>4.68620801248536</text:p>
          </table:table-cell>
          <table:table-cell table:formula="of:= [.A879]*[.A879]*[.A879]*[.A879] - 16*[.A879]*[.A879] + 5*[.A879]" office:value-type="float" office:value="-1.56785923256625" calcext:value-type="float">
            <text:p>-1.56785923256625</text:p>
          </table:table-cell>
          <table:table-cell table:formula="of:= [.B879]*[.B879]*[.B879]*[.B879] - 16*[.B879]*[.B879] + 5*[.B879]" office:value-type="float" office:value="0.369545352035197" calcext:value-type="float">
            <text:p>0.36954535203519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8437171213366" calcext:value-type="float">
            <text:p>-0.238437171213366</text:p>
          </table:table-cell>
          <table:table-cell table:formula="of:=-[.A880]" office:value-type="float" office:value="0.238437171213366" calcext:value-type="float">
            <text:p>0.238437171213366</text:p>
          </table:table-cell>
          <table:table-cell/>
          <table:table-cell table:formula="of:= 100 * ([.A881] - [.A880]*[.A880]) * ([.A881] - [.A880]*[.A880]) + (1 - [.A880]) * (1 - [.A880])" office:value-type="float" office:value="16.3105216912849" calcext:value-type="float">
            <text:p>16.3105216912849</text:p>
          </table:table-cell>
          <table:table-cell table:formula="of:= 100 * ([.B881] - [.B880]*[.B880]) * ([.B881] - [.B880]*[.B880]) + (1 - [.B880]) * (1 - [.B880])" office:value-type="float" office:value="25.3913889844699" calcext:value-type="float">
            <text:p>25.3913889844699</text:p>
          </table:table-cell>
          <table:table-cell table:formula="of:= [.A880]*[.A880]*[.A880]*[.A880] - 16*[.A880]*[.A880] + 5*[.A880]" office:value-type="float" office:value="-2.09859022766045" calcext:value-type="float">
            <text:p>-2.09859022766045</text:p>
          </table:table-cell>
          <table:table-cell table:formula="of:= [.B880]*[.B880]*[.B880]*[.B880] - 16*[.B880]*[.B880] + 5*[.B880]" office:value-type="float" office:value="0.285781484473204" calcext:value-type="float">
            <text:p>0.2857814844732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125825574886" calcext:value-type="float">
            <text:p>0.44125825574886</text:p>
          </table:table-cell>
          <table:table-cell table:formula="of:=-[.A881]" office:value-type="float" office:value="-0.44125825574886" calcext:value-type="float">
            <text:p>-0.44125825574886</text:p>
          </table:table-cell>
          <table:table-cell/>
          <table:table-cell table:formula="of:= 100 * ([.A882] - [.A881]*[.A881]) * ([.A882] - [.A881]*[.A881]) + (1 - [.A881]) * (1 - [.A881])" office:value-type="float" office:value="6.73189080997041" calcext:value-type="float">
            <text:p>6.73189080997041</text:p>
          </table:table-cell>
          <table:table-cell table:formula="of:= 100 * ([.B882] - [.B881]*[.B881]) * ([.B882] - [.B881]*[.B881]) + (1 - [.B881]) * (1 - [.B881])" office:value-type="float" office:value="3.92808922158776" calcext:value-type="float">
            <text:p>3.92808922158776</text:p>
          </table:table-cell>
          <table:table-cell table:formula="of:= [.A881]*[.A881]*[.A881]*[.A881] - 16*[.A881]*[.A881] + 5*[.A881]" office:value-type="float" office:value="-0.871138757926844" calcext:value-type="float">
            <text:p>-0.871138757926844</text:p>
          </table:table-cell>
          <table:table-cell table:formula="of:= [.B881]*[.B881]*[.B881]*[.B881] - 16*[.B881]*[.B881] + 5*[.B881]" office:value-type="float" office:value="-5.28372131541544" calcext:value-type="float">
            <text:p>-5.283721315415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586623906932577" calcext:value-type="float">
            <text:p>-0.0586623906932577</text:p>
          </table:table-cell>
          <table:table-cell table:formula="of:=-[.A882]" office:value-type="float" office:value="0.0586623906932577" calcext:value-type="float">
            <text:p>0.0586623906932577</text:p>
          </table:table-cell>
          <table:table-cell/>
          <table:table-cell table:formula="of:= 100 * ([.A883] - [.A882]*[.A882]) * ([.A883] - [.A882]*[.A882]) + (1 - [.A882]) * (1 - [.A882])" office:value-type="float" office:value="8.0145593977619" calcext:value-type="float">
            <text:p>8.0145593977619</text:p>
          </table:table-cell>
          <table:table-cell table:formula="of:= 100 * ([.B883] - [.B882]*[.B882]) * ([.B883] - [.B882]*[.B882]) + (1 - [.B882]) * (1 - [.B882])" office:value-type="float" office:value="7.42322973687572" calcext:value-type="float">
            <text:p>7.42322973687572</text:p>
          </table:table-cell>
          <table:table-cell table:formula="of:= [.A882]*[.A882]*[.A882]*[.A882] - 16*[.A882]*[.A882] + 5*[.A882]" office:value-type="float" office:value="-0.348360528394792" calcext:value-type="float">
            <text:p>-0.348360528394792</text:p>
          </table:table-cell>
          <table:table-cell table:formula="of:= [.B882]*[.B882]*[.B882]*[.B882] - 16*[.B882]*[.B882] + 5*[.B882]" office:value-type="float" office:value="0.238263378537786" calcext:value-type="float">
            <text:p>0.2382633785377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9119066321446" calcext:value-type="float">
            <text:p>-0.259119066321446</text:p>
          </table:table-cell>
          <table:table-cell table:formula="of:=-[.A883]" office:value-type="float" office:value="0.259119066321446" calcext:value-type="float">
            <text:p>0.259119066321446</text:p>
          </table:table-cell>
          <table:table-cell/>
          <table:table-cell table:formula="of:= 100 * ([.A884] - [.A883]*[.A883]) * ([.A884] - [.A883]*[.A883]) + (1 - [.A883]) * (1 - [.A883])" office:value-type="float" office:value="19.5326929233827" calcext:value-type="float">
            <text:p>19.5326929233827</text:p>
          </table:table-cell>
          <table:table-cell table:formula="of:= 100 * ([.B884] - [.B883]*[.B883]) * ([.B884] - [.B883]*[.B883]) + (1 - [.B883]) * (1 - [.B883])" office:value-type="float" office:value="31.6772767801427" calcext:value-type="float">
            <text:p>31.6772767801427</text:p>
          </table:table-cell>
          <table:table-cell table:formula="of:= [.A883]*[.A883]*[.A883]*[.A883] - 16*[.A883]*[.A883] + 5*[.A883]" office:value-type="float" office:value="-2.36537023921622" calcext:value-type="float">
            <text:p>-2.36537023921622</text:p>
          </table:table-cell>
          <table:table-cell table:formula="of:= [.B883]*[.B883]*[.B883]*[.B883] - 16*[.B883]*[.B883] + 5*[.B883]" office:value-type="float" office:value="0.225820423998244" calcext:value-type="float">
            <text:p>0.2258204239982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785371339176" calcext:value-type="float">
            <text:p>0.490785371339176</text:p>
          </table:table-cell>
          <table:table-cell table:formula="of:=-[.A884]" office:value-type="float" office:value="-0.490785371339176" calcext:value-type="float">
            <text:p>-0.490785371339176</text:p>
          </table:table-cell>
          <table:table-cell/>
          <table:table-cell table:formula="of:= 100 * ([.A885] - [.A884]*[.A884]) * ([.A885] - [.A884]*[.A884]) + (1 - [.A884]) * (1 - [.A884])" office:value-type="float" office:value="1.94538675839488" calcext:value-type="float">
            <text:p>1.94538675839488</text:p>
          </table:table-cell>
          <table:table-cell table:formula="of:= 100 * ([.B885] - [.B884]*[.B884]) * ([.B885] - [.B884]*[.B884]) + (1 - [.B884]) * (1 - [.B884])" office:value-type="float" office:value="14.605178476658" calcext:value-type="float">
            <text:p>14.605178476658</text:p>
          </table:table-cell>
          <table:table-cell table:formula="of:= [.A884]*[.A884]*[.A884]*[.A884] - 16*[.A884]*[.A884] + 5*[.A884]" office:value-type="float" office:value="-1.34197914269826" calcext:value-type="float">
            <text:p>-1.34197914269826</text:p>
          </table:table-cell>
          <table:table-cell table:formula="of:= [.B884]*[.B884]*[.B884]*[.B884] - 16*[.B884]*[.B884] + 5*[.B884]" office:value-type="float" office:value="-6.24983285609002" calcext:value-type="float">
            <text:p>-6.249832856090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1020859452947" calcext:value-type="float">
            <text:p>0.111020859452947</text:p>
          </table:table-cell>
          <table:table-cell table:formula="of:=-[.A885]" office:value-type="float" office:value="-0.111020859452947" calcext:value-type="float">
            <text:p>-0.111020859452947</text:p>
          </table:table-cell>
          <table:table-cell/>
          <table:table-cell table:formula="of:= 100 * ([.A886] - [.A885]*[.A885]) * ([.A886] - [.A885]*[.A885]) + (1 - [.A885]) * (1 - [.A885])" office:value-type="float" office:value="5.13066935014907" calcext:value-type="float">
            <text:p>5.13066935014907</text:p>
          </table:table-cell>
          <table:table-cell table:formula="of:= 100 * ([.B886] - [.B885]*[.B885]) * ([.B886] - [.B885]*[.B885]) + (1 - [.B885]) * (1 - [.B885])" office:value-type="float" office:value="4.60837258703523" calcext:value-type="float">
            <text:p>4.60837258703523</text:p>
          </table:table-cell>
          <table:table-cell table:formula="of:= [.A885]*[.A885]*[.A885]*[.A885] - 16*[.A885]*[.A885] + 5*[.A885]" office:value-type="float" office:value="0.358046118711307" calcext:value-type="float">
            <text:p>0.358046118711307</text:p>
          </table:table-cell>
          <table:table-cell table:formula="of:= [.B885]*[.B885]*[.B885]*[.B885] - 16*[.B885]*[.B885] + 5*[.B885]" office:value-type="float" office:value="-0.752162475818161" calcext:value-type="float">
            <text:p>-0.7521624758181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96010285924684" calcext:value-type="float">
            <text:p>-0.196010285924684</text:p>
          </table:table-cell>
          <table:table-cell table:formula="of:=-[.A886]" office:value-type="float" office:value="0.196010285924684" calcext:value-type="float">
            <text:p>0.196010285924684</text:p>
          </table:table-cell>
          <table:table-cell/>
          <table:table-cell table:formula="of:= 100 * ([.A887] - [.A886]*[.A886]) * ([.A887] - [.A886]*[.A886]) + (1 - [.A886]) * (1 - [.A886])" office:value-type="float" office:value="6.6320959233256" calcext:value-type="float">
            <text:p>6.6320959233256</text:p>
          </table:table-cell>
          <table:table-cell table:formula="of:= 100 * ([.B887] - [.B886]*[.B886]) * ([.B887] - [.B886]*[.B886]) + (1 - [.B886]) * (1 - [.B886])" office:value-type="float" office:value="2.93349046446691" calcext:value-type="float">
            <text:p>2.93349046446691</text:p>
          </table:table-cell>
          <table:table-cell table:formula="of:= [.A886]*[.A886]*[.A886]*[.A886] - 16*[.A886]*[.A886] + 5*[.A886]" office:value-type="float" office:value="-1.59329584576249" calcext:value-type="float">
            <text:p>-1.59329584576249</text:p>
          </table:table-cell>
          <table:table-cell table:formula="of:= [.B886]*[.B886]*[.B886]*[.B886] - 16*[.B886]*[.B886] + 5*[.B886]" office:value-type="float" office:value="0.366807013484346" calcext:value-type="float">
            <text:p>0.3668070134843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9651345219937" calcext:value-type="float">
            <text:p>-0.189651345219937</text:p>
          </table:table-cell>
          <table:table-cell table:formula="of:=-[.A887]" office:value-type="float" office:value="0.189651345219937" calcext:value-type="float">
            <text:p>0.189651345219937</text:p>
          </table:table-cell>
          <table:table-cell/>
          <table:table-cell table:formula="of:= 100 * ([.A888] - [.A887]*[.A887]) * ([.A888] - [.A887]*[.A887]) + (1 - [.A887]) * (1 - [.A887])" office:value-type="float" office:value="18.743516881186" calcext:value-type="float">
            <text:p>18.743516881186</text:p>
          </table:table-cell>
          <table:table-cell table:formula="of:= 100 * ([.B888] - [.B887]*[.B887]) * ([.B888] - [.B887]*[.B887]) + (1 - [.B887]) * (1 - [.B887])" office:value-type="float" office:value="24.4913086231129" calcext:value-type="float">
            <text:p>24.4913086231129</text:p>
          </table:table-cell>
          <table:table-cell table:formula="of:= [.A887]*[.A887]*[.A887]*[.A887] - 16*[.A887]*[.A887] + 5*[.A887]" office:value-type="float" office:value="-1.5224451793942" calcext:value-type="float">
            <text:p>-1.5224451793942</text:p>
          </table:table-cell>
          <table:table-cell table:formula="of:= [.B887]*[.B887]*[.B887]*[.B887] - 16*[.B887]*[.B887] + 5*[.B887]" office:value-type="float" office:value="0.374068272805166" calcext:value-type="float">
            <text:p>0.37406827280516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52239737958607" calcext:value-type="float">
            <text:p>0.452239737958607</text:p>
          </table:table-cell>
          <table:table-cell table:formula="of:=-[.A888]" office:value-type="float" office:value="-0.452239737958607" calcext:value-type="float">
            <text:p>-0.452239737958607</text:p>
          </table:table-cell>
          <table:table-cell/>
          <table:table-cell table:formula="of:= 100 * ([.A889] - [.A888]*[.A888]) * ([.A889] - [.A888]*[.A888]) + (1 - [.A888]) * (1 - [.A888])" office:value-type="float" office:value="21.4938690814148" calcext:value-type="float">
            <text:p>21.4938690814148</text:p>
          </table:table-cell>
          <table:table-cell table:formula="of:= 100 * ([.B889] - [.B888]*[.B888]) * ([.B889] - [.B888]*[.B888]) + (1 - [.B888]) * (1 - [.B888])" office:value-type="float" office:value="2.37243593228787" calcext:value-type="float">
            <text:p>2.37243593228787</text:p>
          </table:table-cell>
          <table:table-cell table:formula="of:= [.A888]*[.A888]*[.A888]*[.A888] - 16*[.A888]*[.A888] + 5*[.A888]" office:value-type="float" office:value="-0.969305049936195" calcext:value-type="float">
            <text:p>-0.969305049936195</text:p>
          </table:table-cell>
          <table:table-cell table:formula="of:= [.B888]*[.B888]*[.B888]*[.B888] - 16*[.B888]*[.B888] + 5*[.B888]" office:value-type="float" office:value="-5.49170242952226" calcext:value-type="float">
            <text:p>-5.491702429522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5846765799266" calcext:value-type="float">
            <text:p>-0.255846765799266</text:p>
          </table:table-cell>
          <table:table-cell table:formula="of:=-[.A889]" office:value-type="float" office:value="0.255846765799266" calcext:value-type="float">
            <text:p>0.255846765799266</text:p>
          </table:table-cell>
          <table:table-cell/>
          <table:table-cell table:formula="of:= 100 * ([.A890] - [.A889]*[.A889]) * ([.A890] - [.A889]*[.A889]) + (1 - [.A889]) * (1 - [.A889])" office:value-type="float" office:value="4.03518162964871" calcext:value-type="float">
            <text:p>4.03518162964871</text:p>
          </table:table-cell>
          <table:table-cell table:formula="of:= 100 * ([.B890] - [.B889]*[.B889]) * ([.B890] - [.B889]*[.B889]) + (1 - [.B889]) * (1 - [.B889])" office:value-type="float" office:value="0.620668717596098" calcext:value-type="float">
            <text:p>0.620668717596098</text:p>
          </table:table-cell>
          <table:table-cell table:formula="of:= [.A889]*[.A889]*[.A889]*[.A889] - 16*[.A889]*[.A889] + 5*[.A889]" office:value-type="float" office:value="-2.32227021696326" calcext:value-type="float">
            <text:p>-2.32227021696326</text:p>
          </table:table-cell>
          <table:table-cell table:formula="of:= [.B889]*[.B889]*[.B889]*[.B889] - 16*[.B889]*[.B889] + 5*[.B889]" office:value-type="float" office:value="0.236197441029393" calcext:value-type="float">
            <text:p>0.23619744102939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13235068772041" calcext:value-type="float">
            <text:p>-0.0913235068772041</text:p>
          </table:table-cell>
          <table:table-cell table:formula="of:=-[.A890]" office:value-type="float" office:value="0.0913235068772041" calcext:value-type="float">
            <text:p>0.0913235068772041</text:p>
          </table:table-cell>
          <table:table-cell/>
          <table:table-cell table:formula="of:= 100 * ([.A891] - [.A890]*[.A890]) * ([.A891] - [.A890]*[.A890]) + (1 - [.A890]) * (1 - [.A890])" office:value-type="float" office:value="1.82146569987892" calcext:value-type="float">
            <text:p>1.82146569987892</text:p>
          </table:table-cell>
          <table:table-cell table:formula="of:= 100 * ([.B891] - [.B890]*[.B890]) * ([.B891] - [.B890]*[.B890]) + (1 - [.B890]) * (1 - [.B890])" office:value-type="float" office:value="1.748880626236" calcext:value-type="float">
            <text:p>1.748880626236</text:p>
          </table:table-cell>
          <table:table-cell table:formula="of:= [.A890]*[.A890]*[.A890]*[.A890] - 16*[.A890]*[.A890] + 5*[.A890]" office:value-type="float" office:value="-0.589987705604721" calcext:value-type="float">
            <text:p>-0.589987705604721</text:p>
          </table:table-cell>
          <table:table-cell table:formula="of:= [.B890]*[.B890]*[.B890]*[.B890] - 16*[.B890]*[.B890] + 5*[.B890]" office:value-type="float" office:value="0.32324736316732" calcext:value-type="float">
            <text:p>0.323247363167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7426719822205" calcext:value-type="float">
            <text:p>0.0877426719822205</text:p>
          </table:table-cell>
          <table:table-cell table:formula="of:=-[.A891]" office:value-type="float" office:value="-0.0877426719822205" calcext:value-type="float">
            <text:p>-0.0877426719822205</text:p>
          </table:table-cell>
          <table:table-cell/>
          <table:table-cell table:formula="of:= 100 * ([.A892] - [.A891]*[.A891]) * ([.A892] - [.A891]*[.A891]) + (1 - [.A891]) * (1 - [.A891])" office:value-type="float" office:value="2.04590356253126" calcext:value-type="float">
            <text:p>2.04590356253126</text:p>
          </table:table-cell>
          <table:table-cell table:formula="of:= 100 * ([.B892] - [.B891]*[.B891]) * ([.B892] - [.B891]*[.B891]) + (1 - [.B891]) * (1 - [.B891])" office:value-type="float" office:value="2.08132040591494" calcext:value-type="float">
            <text:p>2.08132040591494</text:p>
          </table:table-cell>
          <table:table-cell table:formula="of:= [.A891]*[.A891]*[.A891]*[.A891] - 16*[.A891]*[.A891] + 5*[.A891]" office:value-type="float" office:value="0.31559220728522" calcext:value-type="float">
            <text:p>0.31559220728522</text:p>
          </table:table-cell>
          <table:table-cell table:formula="of:= [.B891]*[.B891]*[.B891]*[.B891] - 16*[.B891]*[.B891] + 5*[.B891]" office:value-type="float" office:value="-0.561834512536985" calcext:value-type="float">
            <text:p>-0.5618345125369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2468829006557" calcext:value-type="float">
            <text:p>-0.102468829006557</text:p>
          </table:table-cell>
          <table:table-cell table:formula="of:=-[.A892]" office:value-type="float" office:value="0.102468829006557" calcext:value-type="float">
            <text:p>0.102468829006557</text:p>
          </table:table-cell>
          <table:table-cell/>
          <table:table-cell table:formula="of:= 100 * ([.A893] - [.A892]*[.A892]) * ([.A893] - [.A892]*[.A892]) + (1 - [.A892]) * (1 - [.A892])" office:value-type="float" office:value="5.12435558806985" calcext:value-type="float">
            <text:p>5.12435558806985</text:p>
          </table:table-cell>
          <table:table-cell table:formula="of:= 100 * ([.B893] - [.B892]*[.B892]) * ([.B893] - [.B892]*[.B892]) + (1 - [.B892]) * (1 - [.B892])" office:value-type="float" office:value="5.5889494311061" calcext:value-type="float">
            <text:p>5.5889494311061</text:p>
          </table:table-cell>
          <table:table-cell table:formula="of:= [.A892]*[.A892]*[.A892]*[.A892] - 16*[.A892]*[.A892] + 5*[.A892]" office:value-type="float" office:value="-0.680231672641084" calcext:value-type="float">
            <text:p>-0.680231672641084</text:p>
          </table:table-cell>
          <table:table-cell table:formula="of:= [.B892]*[.B892]*[.B892]*[.B892] - 16*[.B892]*[.B892] + 5*[.B892]" office:value-type="float" office:value="0.344456617424481" calcext:value-type="float">
            <text:p>0.3444566174244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8209700560284" calcext:value-type="float">
            <text:p>0.208209700560284</text:p>
          </table:table-cell>
          <table:table-cell table:formula="of:=-[.A893]" office:value-type="float" office:value="-0.208209700560284" calcext:value-type="float">
            <text:p>-0.208209700560284</text:p>
          </table:table-cell>
          <table:table-cell/>
          <table:table-cell table:formula="of:= 100 * ([.A894] - [.A893]*[.A893]) * ([.A894] - [.A893]*[.A893]) + (1 - [.A893]) * (1 - [.A893])" office:value-type="float" office:value="8.02560572362086" calcext:value-type="float">
            <text:p>8.02560572362086</text:p>
          </table:table-cell>
          <table:table-cell table:formula="of:= 100 * ([.B894] - [.B893]*[.B893]) * ([.B894] - [.B893]*[.B893]) + (1 - [.B893]) * (1 - [.B893])" office:value-type="float" office:value="4.89347140687136" calcext:value-type="float">
            <text:p>4.89347140687136</text:p>
          </table:table-cell>
          <table:table-cell table:formula="of:= [.A893]*[.A893]*[.A893]*[.A893] - 16*[.A893]*[.A893] + 5*[.A893]" office:value-type="float" office:value="0.349307365709228" calcext:value-type="float">
            <text:p>0.349307365709228</text:p>
          </table:table-cell>
          <table:table-cell table:formula="of:= [.B893]*[.B893]*[.B893]*[.B893] - 16*[.B893]*[.B893] + 5*[.B893]" office:value-type="float" office:value="-1.73278963989361" calcext:value-type="float">
            <text:p>-1.732789639893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8653754467597" calcext:value-type="float">
            <text:p>-0.228653754467597</text:p>
          </table:table-cell>
          <table:table-cell table:formula="of:=-[.A894]" office:value-type="float" office:value="0.228653754467597" calcext:value-type="float">
            <text:p>0.228653754467597</text:p>
          </table:table-cell>
          <table:table-cell/>
          <table:table-cell table:formula="of:= 100 * ([.A895] - [.A894]*[.A894]) * ([.A895] - [.A894]*[.A894]) + (1 - [.A894]) * (1 - [.A894])" office:value-type="float" office:value="14.6211595531558" calcext:value-type="float">
            <text:p>14.6211595531558</text:p>
          </table:table-cell>
          <table:table-cell table:formula="of:= 100 * ([.B895] - [.B894]*[.B894]) * ([.B895] - [.B894]*[.B894]) + (1 - [.B894]) * (1 - [.B894])" office:value-type="float" office:value="7.22734774171382" calcext:value-type="float">
            <text:p>7.22734774171382</text:p>
          </table:table-cell>
          <table:table-cell table:formula="of:= [.A894]*[.A894]*[.A894]*[.A894] - 16*[.A894]*[.A894] + 5*[.A894]" office:value-type="float" office:value="-1.97705593932257" calcext:value-type="float">
            <text:p>-1.97705593932257</text:p>
          </table:table-cell>
          <table:table-cell table:formula="of:= [.B894]*[.B894]*[.B894]*[.B894] - 16*[.B894]*[.B894] + 5*[.B894]" office:value-type="float" office:value="0.309481605353406" calcext:value-type="float">
            <text:p>0.3094816053534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981647333632" calcext:value-type="float">
            <text:p>-0.30981647333632</text:p>
          </table:table-cell>
          <table:table-cell table:formula="of:=-[.A895]" office:value-type="float" office:value="0.30981647333632" calcext:value-type="float">
            <text:p>0.30981647333632</text:p>
          </table:table-cell>
          <table:table-cell/>
          <table:table-cell table:formula="of:= 100 * ([.A896] - [.A895]*[.A895]) * ([.A896] - [.A895]*[.A895]) + (1 - [.A895]) * (1 - [.A895])" office:value-type="float" office:value="4.26877086716765" calcext:value-type="float">
            <text:p>4.26877086716765</text:p>
          </table:table-cell>
          <table:table-cell table:formula="of:= 100 * ([.B896] - [.B895]*[.B895]) * ([.B896] - [.B895]*[.B895]) + (1 - [.B895]) * (1 - [.B895])" office:value-type="float" office:value="12.8497463309708" calcext:value-type="float">
            <text:p>12.8497463309708</text:p>
          </table:table-cell>
          <table:table-cell table:formula="of:= [.A895]*[.A895]*[.A895]*[.A895] - 16*[.A895]*[.A895] + 5*[.A895]" office:value-type="float" office:value="-3.07564896144843" calcext:value-type="float">
            <text:p>-3.07564896144843</text:p>
          </table:table-cell>
          <table:table-cell table:formula="of:= [.B895]*[.B895]*[.B895]*[.B895] - 16*[.B895]*[.B895] + 5*[.B895]" office:value-type="float" office:value="0.0225157719147702" calcext:value-type="float">
            <text:p>0.02251577191477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5772093624655" calcext:value-type="float">
            <text:p>0.255772093624655</text:p>
          </table:table-cell>
          <table:table-cell table:formula="of:=-[.A896]" office:value-type="float" office:value="-0.255772093624655" calcext:value-type="float">
            <text:p>-0.255772093624655</text:p>
          </table:table-cell>
          <table:table-cell/>
          <table:table-cell table:formula="of:= 100 * ([.A897] - [.A896]*[.A896]) * ([.A897] - [.A896]*[.A896]) + (1 - [.A896]) * (1 - [.A896])" office:value-type="float" office:value="3.53716421835162" calcext:value-type="float">
            <text:p>3.53716421835162</text:p>
          </table:table-cell>
          <table:table-cell table:formula="of:= 100 * ([.B897] - [.B896]*[.B896]) * ([.B897] - [.B896]*[.B896]) + (1 - [.B896]) * (1 - [.B896])" office:value-type="float" office:value="1.7523844280072" calcext:value-type="float">
            <text:p>1.7523844280072</text:p>
          </table:table-cell>
          <table:table-cell table:formula="of:= [.A896]*[.A896]*[.A896]*[.A896] - 16*[.A896]*[.A896] + 5*[.A896]" office:value-type="float" office:value="0.236430339259137" calcext:value-type="float">
            <text:p>0.236430339259137</text:p>
          </table:table-cell>
          <table:table-cell table:formula="of:= [.B896]*[.B896]*[.B896]*[.B896] - 16*[.B896]*[.B896] + 5*[.B896]" office:value-type="float" office:value="-2.32129059698741" calcext:value-type="float">
            <text:p>-2.3212905969874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7302639403386" calcext:value-type="float">
            <text:p>-0.107302639403386</text:p>
          </table:table-cell>
          <table:table-cell table:formula="of:=-[.A897]" office:value-type="float" office:value="0.107302639403386" calcext:value-type="float">
            <text:p>0.107302639403386</text:p>
          </table:table-cell>
          <table:table-cell/>
          <table:table-cell table:formula="of:= 100 * ([.A898] - [.A897]*[.A897]) * ([.A898] - [.A897]*[.A897]) + (1 - [.A897]) * (1 - [.A897])" office:value-type="float" office:value="10.4414836205762" calcext:value-type="float">
            <text:p>10.4414836205762</text:p>
          </table:table-cell>
          <table:table-cell table:formula="of:= 100 * ([.B898] - [.B897]*[.B897]) * ([.B898] - [.B897]*[.B897]) + (1 - [.B897]) * (1 - [.B897])" office:value-type="float" office:value="11.4633968320011" calcext:value-type="float">
            <text:p>11.4633968320011</text:p>
          </table:table-cell>
          <table:table-cell table:formula="of:= [.A897]*[.A897]*[.A897]*[.A897] - 16*[.A897]*[.A897] + 5*[.A897]" office:value-type="float" office:value="-0.720602330894135" calcext:value-type="float">
            <text:p>-0.720602330894135</text:p>
          </table:table-cell>
          <table:table-cell table:formula="of:= [.B897]*[.B897]*[.B897]*[.B897] - 16*[.B897]*[.B897] + 5*[.B897]" office:value-type="float" office:value="0.352424063139729" calcext:value-type="float">
            <text:p>0.3524240631397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15082044567648" calcext:value-type="float">
            <text:p>0.315082044567648</text:p>
          </table:table-cell>
          <table:table-cell table:formula="of:=-[.A898]" office:value-type="float" office:value="-0.315082044567648" calcext:value-type="float">
            <text:p>-0.315082044567648</text:p>
          </table:table-cell>
          <table:table-cell/>
          <table:table-cell table:formula="of:= 100 * ([.A899] - [.A898]*[.A898]) * ([.A899] - [.A898]*[.A898]) + (1 - [.A898]) * (1 - [.A898])" office:value-type="float" office:value="8.91461751956243" calcext:value-type="float">
            <text:p>8.91461751956243</text:p>
          </table:table-cell>
          <table:table-cell table:formula="of:= 100 * ([.B899] - [.B898]*[.B898]) * ([.B899] - [.B898]*[.B898]) + (1 - [.B898]) * (1 - [.B898])" office:value-type="float" office:value="25.6576705838243" calcext:value-type="float">
            <text:p>25.6576705838243</text:p>
          </table:table-cell>
          <table:table-cell table:formula="of:= [.A898]*[.A898]*[.A898]*[.A898] - 16*[.A898]*[.A898] + 5*[.A898]" office:value-type="float" office:value="-0.00316103197244155" calcext:value-type="float">
            <text:p>-0.00316103197244155</text:p>
          </table:table-cell>
          <table:table-cell table:formula="of:= [.B898]*[.B898]*[.B898]*[.B898] - 16*[.B898]*[.B898] + 5*[.B898]" office:value-type="float" office:value="-3.15398147764892" calcext:value-type="float">
            <text:p>-3.1539814776489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89888203767002" calcext:value-type="float">
            <text:p>0.389888203767002</text:p>
          </table:table-cell>
          <table:table-cell table:formula="of:=-[.A899]" office:value-type="float" office:value="-0.389888203767002" calcext:value-type="float">
            <text:p>-0.389888203767002</text:p>
          </table:table-cell>
          <table:table-cell/>
          <table:table-cell table:formula="of:= 100 * ([.A900] - [.A899]*[.A899]) * ([.A900] - [.A899]*[.A899]) + (1 - [.A899]) * (1 - [.A899])" office:value-type="float" office:value="27.6246397515089" calcext:value-type="float">
            <text:p>27.6246397515089</text:p>
          </table:table-cell>
          <table:table-cell table:formula="of:= 100 * ([.B900] - [.B899]*[.B899]) * ([.B900] - [.B899]*[.B899]) + (1 - [.B899]) * (1 - [.B899])" office:value-type="float" office:value="6.68474391260114" calcext:value-type="float">
            <text:p>6.68474391260114</text:p>
          </table:table-cell>
          <table:table-cell table:formula="of:= [.A899]*[.A899]*[.A899]*[.A899] - 16*[.A899]*[.A899] + 5*[.A899]" office:value-type="float" office:value="-0.459656069310658" calcext:value-type="float">
            <text:p>-0.459656069310658</text:p>
          </table:table-cell>
          <table:table-cell table:formula="of:= [.B899]*[.B899]*[.B899]*[.B899] - 16*[.B899]*[.B899] + 5*[.B899]" office:value-type="float" office:value="-4.35853810698068" calcext:value-type="float">
            <text:p>-4.3585381069806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025533396422" calcext:value-type="float">
            <text:p>-0.370025533396422</text:p>
          </table:table-cell>
          <table:table-cell table:formula="of:=-[.A900]" office:value-type="float" office:value="0.370025533396422" calcext:value-type="float">
            <text:p>0.370025533396422</text:p>
          </table:table-cell>
          <table:table-cell/>
          <table:table-cell table:formula="of:= 100 * ([.A901] - [.A900]*[.A900]) * ([.A901] - [.A900]*[.A900]) + (1 - [.A900]) * (1 - [.A900])" office:value-type="float" office:value="2.32871511783916" calcext:value-type="float">
            <text:p>2.32871511783916</text:p>
          </table:table-cell>
          <table:table-cell table:formula="of:= 100 * ([.B901] - [.B900]*[.B900]) * ([.B901] - [.B900]*[.B900]) + (1 - [.B900]) * (1 - [.B900])" office:value-type="float" office:value="4.66628999453301" calcext:value-type="float">
            <text:p>4.66628999453301</text:p>
          </table:table-cell>
          <table:table-cell table:formula="of:= [.A900]*[.A900]*[.A900]*[.A900] - 16*[.A900]*[.A900] + 5*[.A900]" office:value-type="float" office:value="-4.02208320891896" calcext:value-type="float">
            <text:p>-4.02208320891896</text:p>
          </table:table-cell>
          <table:table-cell table:formula="of:= [.B900]*[.B900]*[.B900]*[.B900] - 16*[.B900]*[.B900] + 5*[.B900]" office:value-type="float" office:value="-0.321827874954738" calcext:value-type="float">
            <text:p>-0.3218278749547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697069056848177" calcext:value-type="float">
            <text:p>0.0697069056848177</text:p>
          </table:table-cell>
          <table:table-cell table:formula="of:=-[.A901]" office:value-type="float" office:value="-0.0697069056848177" calcext:value-type="float">
            <text:p>-0.0697069056848177</text:p>
          </table:table-cell>
          <table:table-cell/>
          <table:table-cell table:formula="of:= 100 * ([.A902] - [.A901]*[.A901]) * ([.A902] - [.A901]*[.A901]) + (1 - [.A901]) * (1 - [.A901])" office:value-type="float" office:value="1.0997112823415" calcext:value-type="float">
            <text:p>1.0997112823415</text:p>
          </table:table-cell>
          <table:table-cell table:formula="of:= 100 * ([.B902] - [.B901]*[.B901]) * ([.B902] - [.B901]*[.B901]) + (1 - [.B901]) * (1 - [.B901])" office:value-type="float" office:value="1.29390978597707" calcext:value-type="float">
            <text:p>1.29390978597707</text:p>
          </table:table-cell>
          <table:table-cell table:formula="of:= [.A901]*[.A901]*[.A901]*[.A901] - 16*[.A901]*[.A901] + 5*[.A901]" office:value-type="float" office:value="0.270813295614798" calcext:value-type="float">
            <text:p>0.270813295614798</text:p>
          </table:table-cell>
          <table:table-cell table:formula="of:= [.B901]*[.B901]*[.B901]*[.B901] - 16*[.B901]*[.B901] + 5*[.B901]" office:value-type="float" office:value="-0.426255761233379" calcext:value-type="float">
            <text:p>-0.42625576123337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435419845832553" calcext:value-type="float">
            <text:p>-0.0435419845832553</text:p>
          </table:table-cell>
          <table:table-cell table:formula="of:=-[.A902]" office:value-type="float" office:value="0.0435419845832553" calcext:value-type="float">
            <text:p>0.0435419845832553</text:p>
          </table:table-cell>
          <table:table-cell/>
          <table:table-cell table:formula="of:= 100 * ([.A903] - [.A902]*[.A902]) * ([.A903] - [.A902]*[.A902]) + (1 - [.A902]) * (1 - [.A902])" office:value-type="float" office:value="1.14343188119256" calcext:value-type="float">
            <text:p>1.14343188119256</text:p>
          </table:table-cell>
          <table:table-cell table:formula="of:= 100 * ([.B903] - [.B902]*[.B902]) * ([.B903] - [.B902]*[.B902]) + (1 - [.B902]) * (1 - [.B902])" office:value-type="float" office:value="0.953005387339197" calcext:value-type="float">
            <text:p>0.953005387339197</text:p>
          </table:table-cell>
          <table:table-cell table:formula="of:= [.A902]*[.A902]*[.A902]*[.A902] - 16*[.A902]*[.A902] + 5*[.A902]" office:value-type="float" office:value="-0.248040799205876" calcext:value-type="float">
            <text:p>-0.248040799205876</text:p>
          </table:table-cell>
          <table:table-cell table:formula="of:= [.B902]*[.B902]*[.B902]*[.B902] - 16*[.B902]*[.B902] + 5*[.B902]" office:value-type="float" office:value="0.187379046626677" calcext:value-type="float">
            <text:p>0.1873790466266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14390495327808" calcext:value-type="float">
            <text:p>-0.0214390495327808</text:p>
          </table:table-cell>
          <table:table-cell table:formula="of:=-[.A903]" office:value-type="float" office:value="0.0214390495327808" calcext:value-type="float">
            <text:p>0.0214390495327808</text:p>
          </table:table-cell>
          <table:table-cell/>
          <table:table-cell table:formula="of:= 100 * ([.A904] - [.A903]*[.A903]) * ([.A904] - [.A903]*[.A903]) + (1 - [.A903]) * (1 - [.A903])" office:value-type="float" office:value="6.18120858440397" calcext:value-type="float">
            <text:p>6.18120858440397</text:p>
          </table:table-cell>
          <table:table-cell table:formula="of:= 100 * ([.B904] - [.B903]*[.B903]) * ([.B904] - [.B903]*[.B903]) + (1 - [.B903]) * (1 - [.B903])" office:value-type="float" office:value="6.13721064661908" calcext:value-type="float">
            <text:p>6.13721064661908</text:p>
          </table:table-cell>
          <table:table-cell table:formula="of:= [.A903]*[.A903]*[.A903]*[.A903] - 16*[.A903]*[.A903] + 5*[.A903]" office:value-type="float" office:value="-0.114549161919456" calcext:value-type="float">
            <text:p>-0.114549161919456</text:p>
          </table:table-cell>
          <table:table-cell table:formula="of:= [.B903]*[.B903]*[.B903]*[.B903] - 16*[.B903]*[.B903] + 5*[.B903]" office:value-type="float" office:value="0.0998413334083514" calcext:value-type="float">
            <text:p>0.09984133340835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7128352620967" calcext:value-type="float">
            <text:p>0.227128352620967</text:p>
          </table:table-cell>
          <table:table-cell table:formula="of:=-[.A904]" office:value-type="float" office:value="-0.227128352620967" calcext:value-type="float">
            <text:p>-0.227128352620967</text:p>
          </table:table-cell>
          <table:table-cell/>
          <table:table-cell table:formula="of:= 100 * ([.A905] - [.A904]*[.A904]) * ([.A905] - [.A904]*[.A904]) + (1 - [.A904]) * (1 - [.A904])" office:value-type="float" office:value="7.15808119026459" calcext:value-type="float">
            <text:p>7.15808119026459</text:p>
          </table:table-cell>
          <table:table-cell table:formula="of:= 100 * ([.B905] - [.B904]*[.B904]) * ([.B905] - [.B904]*[.B904]) + (1 - [.B904]) * (1 - [.B904])" office:value-type="float" office:value="3.84567449569228" calcext:value-type="float">
            <text:p>3.84567449569228</text:p>
          </table:table-cell>
          <table:table-cell table:formula="of:= [.A904]*[.A904]*[.A904]*[.A904] - 16*[.A904]*[.A904] + 5*[.A904]" office:value-type="float" office:value="0.312906394417223" calcext:value-type="float">
            <text:p>0.312906394417223</text:p>
          </table:table-cell>
          <table:table-cell table:formula="of:= [.B904]*[.B904]*[.B904]*[.B904] - 16*[.B904]*[.B904] + 5*[.B904]" office:value-type="float" office:value="-1.95837713179245" calcext:value-type="float">
            <text:p>-1.9583771317924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04552333652597" calcext:value-type="float">
            <text:p>-0.204552333652597</text:p>
          </table:table-cell>
          <table:table-cell table:formula="of:=-[.A905]" office:value-type="float" office:value="0.204552333652597" calcext:value-type="float">
            <text:p>0.204552333652597</text:p>
          </table:table-cell>
          <table:table-cell/>
          <table:table-cell table:formula="of:= 100 * ([.A906] - [.A905]*[.A905]) * ([.A906] - [.A905]*[.A905]) + (1 - [.A905]) * (1 - [.A905])" office:value-type="float" office:value="3.34148131662639" calcext:value-type="float">
            <text:p>3.34148131662639</text:p>
          </table:table-cell>
          <table:table-cell table:formula="of:= 100 * ([.B906] - [.B905]*[.B905]) * ([.B906] - [.B905]*[.B905]) + (1 - [.B905]) * (1 - [.B905])" office:value-type="float" office:value="0.922325326836103" calcext:value-type="float">
            <text:p>0.922325326836103</text:p>
          </table:table-cell>
          <table:table-cell table:formula="of:= [.A905]*[.A905]*[.A905]*[.A905] - 16*[.A905]*[.A905] + 5*[.A905]" office:value-type="float" office:value="-1.69047745922909" calcext:value-type="float">
            <text:p>-1.69047745922909</text:p>
          </table:table-cell>
          <table:table-cell table:formula="of:= [.B905]*[.B905]*[.B905]*[.B905] - 16*[.B905]*[.B905] + 5*[.B905]" office:value-type="float" office:value="0.355045877296881" calcext:value-type="float">
            <text:p>0.3550458772968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956550697444469" calcext:value-type="float">
            <text:p>-0.0956550697444469</text:p>
          </table:table-cell>
          <table:table-cell table:formula="of:=-[.A906]" office:value-type="float" office:value="0.0956550697444469" calcext:value-type="float">
            <text:p>0.0956550697444469</text:p>
          </table:table-cell>
          <table:table-cell/>
          <table:table-cell table:formula="of:= 100 * ([.A907] - [.A906]*[.A906]) * ([.A907] - [.A906]*[.A906]) + (1 - [.A906]) * (1 - [.A906])" office:value-type="float" office:value="26.9529122200466" calcext:value-type="float">
            <text:p>26.9529122200466</text:p>
          </table:table-cell>
          <table:table-cell table:formula="of:= 100 * ([.B907] - [.B906]*[.B906]) * ([.B907] - [.B906]*[.B906]) + (1 - [.B906]) * (1 - [.B906])" office:value-type="float" office:value="24.7464664134978" calcext:value-type="float">
            <text:p>24.7464664134978</text:p>
          </table:table-cell>
          <table:table-cell table:formula="of:= [.A906]*[.A906]*[.A906]*[.A906] - 16*[.A906]*[.A906] + 5*[.A906]" office:value-type="float" office:value="-0.624589906076932" calcext:value-type="float">
            <text:p>-0.624589906076932</text:p>
          </table:table-cell>
          <table:table-cell table:formula="of:= [.B906]*[.B906]*[.B906]*[.B906] - 16*[.B906]*[.B906] + 5*[.B906]" office:value-type="float" office:value="0.331960791367537" calcext:value-type="float">
            <text:p>0.331960791367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98318847439771" calcext:value-type="float">
            <text:p>-0.498318847439771</text:p>
          </table:table-cell>
          <table:table-cell table:formula="of:=-[.A907]" office:value-type="float" office:value="0.498318847439771" calcext:value-type="float">
            <text:p>0.498318847439771</text:p>
          </table:table-cell>
          <table:table-cell/>
          <table:table-cell table:formula="of:= 100 * ([.A908] - [.A907]*[.A907]) * ([.A908] - [.A907]*[.A907]) + (1 - [.A907]) * (1 - [.A907])" office:value-type="float" office:value="5.22556407024293" calcext:value-type="float">
            <text:p>5.22556407024293</text:p>
          </table:table-cell>
          <table:table-cell table:formula="of:= 100 * ([.B908] - [.B907]*[.B907]) * ([.B908] - [.B907]*[.B907]) + (1 - [.B907]) * (1 - [.B907])" office:value-type="float" office:value="45.0462766464211" calcext:value-type="float">
            <text:p>45.0462766464211</text:p>
          </table:table-cell>
          <table:table-cell table:formula="of:= [.A907]*[.A907]*[.A907]*[.A907] - 16*[.A907]*[.A907] + 5*[.A907]" office:value-type="float" office:value="-6.40307736298211" calcext:value-type="float">
            <text:p>-6.40307736298211</text:p>
          </table:table-cell>
          <table:table-cell table:formula="of:= [.B907]*[.B907]*[.B907]*[.B907] - 16*[.B907]*[.B907] + 5*[.B907]" office:value-type="float" office:value="-1.4198888885844" calcext:value-type="float">
            <text:p>-1.41988888858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20965952554609" calcext:value-type="float">
            <text:p>0.420965952554609</text:p>
          </table:table-cell>
          <table:table-cell table:formula="of:=-[.A908]" office:value-type="float" office:value="-0.420965952554609" calcext:value-type="float">
            <text:p>-0.420965952554609</text:p>
          </table:table-cell>
          <table:table-cell/>
          <table:table-cell table:formula="of:= 100 * ([.A909] - [.A908]*[.A908]) * ([.A909] - [.A908]*[.A908]) + (1 - [.A908]) * (1 - [.A908])" office:value-type="float" office:value="4.58176166194088" calcext:value-type="float">
            <text:p>4.58176166194088</text:p>
          </table:table-cell>
          <table:table-cell table:formula="of:= 100 * ([.B909] - [.B908]*[.B908]) * ([.B909] - [.B908]*[.B908]) + (1 - [.B908]) * (1 - [.B908])" office:value-type="float" office:value="4.22005728737852" calcext:value-type="float">
            <text:p>4.22005728737852</text:p>
          </table:table-cell>
          <table:table-cell table:formula="of:= [.A908]*[.A908]*[.A908]*[.A908] - 16*[.A908]*[.A908] + 5*[.A908]" office:value-type="float" office:value="-0.699163357548495" calcext:value-type="float">
            <text:p>-0.699163357548495</text:p>
          </table:table-cell>
          <table:table-cell table:formula="of:= [.B908]*[.B908]*[.B908]*[.B908] - 16*[.B908]*[.B908] + 5*[.B908]" office:value-type="float" office:value="-4.90882288309458" calcext:value-type="float">
            <text:p>-4.908822883094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88575877836101" calcext:value-type="float">
            <text:p>-0.0288575877836101</text:p>
          </table:table-cell>
          <table:table-cell table:formula="of:=-[.A909]" office:value-type="float" office:value="0.0288575877836101" calcext:value-type="float">
            <text:p>0.0288575877836101</text:p>
          </table:table-cell>
          <table:table-cell/>
          <table:table-cell table:formula="of:= 100 * ([.A910] - [.A909]*[.A909]) * ([.A910] - [.A909]*[.A909]) + (1 - [.A909]) * (1 - [.A909])" office:value-type="float" office:value="2.20515926431834" calcext:value-type="float">
            <text:p>2.20515926431834</text:p>
          </table:table-cell>
          <table:table-cell table:formula="of:= 100 * ([.B910] - [.B909]*[.B909]) * ([.B910] - [.B909]*[.B909]) + (1 - [.B909]) * (1 - [.B909])" office:value-type="float" office:value="2.05433753723717" calcext:value-type="float">
            <text:p>2.05433753723717</text:p>
          </table:table-cell>
          <table:table-cell table:formula="of:= [.A909]*[.A909]*[.A909]*[.A909] - 16*[.A909]*[.A909] + 5*[.A909]" office:value-type="float" office:value="-0.157611411391233" calcext:value-type="float">
            <text:p>-0.157611411391233</text:p>
          </table:table-cell>
          <table:table-cell table:formula="of:= [.B909]*[.B909]*[.B909]*[.B909] - 16*[.B909]*[.B909] + 5*[.B909]" office:value-type="float" office:value="0.130964466444869" calcext:value-type="float">
            <text:p>0.1309644664448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06247178382357" calcext:value-type="float">
            <text:p>-0.106247178382357</text:p>
          </table:table-cell>
          <table:table-cell table:formula="of:=-[.A910]" office:value-type="float" office:value="0.106247178382357" calcext:value-type="float">
            <text:p>0.106247178382357</text:p>
          </table:table-cell>
          <table:table-cell/>
          <table:table-cell table:formula="of:= 100 * ([.A911] - [.A910]*[.A910]) * ([.A911] - [.A910]*[.A910]) + (1 - [.A910]) * (1 - [.A910])" office:value-type="float" office:value="12.4036143480822" calcext:value-type="float">
            <text:p>12.4036143480822</text:p>
          </table:table-cell>
          <table:table-cell table:formula="of:= 100 * ([.B911] - [.B910]*[.B910]) * ([.B911] - [.B910]*[.B910]) + (1 - [.B910]) * (1 - [.B910])" office:value-type="float" office:value="10.5198216913271" calcext:value-type="float">
            <text:p>10.5198216913271</text:p>
          </table:table-cell>
          <table:table-cell table:formula="of:= [.A910]*[.A910]*[.A910]*[.A910] - 16*[.A910]*[.A910] + 5*[.A910]" office:value-type="float" office:value="-0.711723869144218" calcext:value-type="float">
            <text:p>-0.711723869144218</text:p>
          </table:table-cell>
          <table:table-cell table:formula="of:= [.B910]*[.B910]*[.B910]*[.B910] - 16*[.B910]*[.B910] + 5*[.B910]" office:value-type="float" office:value="0.350747914679352" calcext:value-type="float">
            <text:p>0.3507479146793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3074087746044" calcext:value-type="float">
            <text:p>-0.323074087746044</text:p>
          </table:table-cell>
          <table:table-cell table:formula="of:=-[.A911]" office:value-type="float" office:value="0.323074087746044" calcext:value-type="float">
            <text:p>0.323074087746044</text:p>
          </table:table-cell>
          <table:table-cell/>
          <table:table-cell table:formula="of:= 100 * ([.A912] - [.A911]*[.A911]) * ([.A912] - [.A911]*[.A911]) + (1 - [.A911]) * (1 - [.A911])" office:value-type="float" office:value="2.18122123557433" calcext:value-type="float">
            <text:p>2.18122123557433</text:p>
          </table:table-cell>
          <table:table-cell table:formula="of:= 100 * ([.B912] - [.B911]*[.B911]) * ([.B912] - [.B911]*[.B911]) + (1 - [.B911]) * (1 - [.B911])" office:value-type="float" office:value="2.50674201597996" calcext:value-type="float">
            <text:p>2.50674201597996</text:p>
          </table:table-cell>
          <table:table-cell table:formula="of:= [.A911]*[.A911]*[.A911]*[.A911] - 16*[.A911]*[.A911] + 5*[.A911]" office:value-type="float" office:value="-3.27450576730516" calcext:value-type="float">
            <text:p>-3.27450576730516</text:p>
          </table:table-cell>
          <table:table-cell table:formula="of:= [.B911]*[.B911]*[.B911]*[.B911] - 16*[.B911]*[.B911] + 5*[.B911]" office:value-type="float" office:value="-0.0437648898447147" calcext:value-type="float">
            <text:p>-0.04376488984471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87494181112246" calcext:value-type="float">
            <text:p>0.0387494181112246</text:p>
          </table:table-cell>
          <table:table-cell table:formula="of:=-[.A912]" office:value-type="float" office:value="-0.0387494181112246" calcext:value-type="float">
            <text:p>-0.0387494181112246</text:p>
          </table:table-cell>
          <table:table-cell/>
          <table:table-cell table:formula="of:= 100 * ([.A913] - [.A912]*[.A912]) * ([.A913] - [.A912]*[.A912]) + (1 - [.A912]) * (1 - [.A912])" office:value-type="float" office:value="9.54906571406261" calcext:value-type="float">
            <text:p>9.54906571406261</text:p>
          </table:table-cell>
          <table:table-cell table:formula="of:= 100 * ([.B913] - [.B912]*[.B912]) * ([.B913] - [.B912]*[.B912]) + (1 - [.B912]) * (1 - [.B912])" office:value-type="float" office:value="9.52857620730614" calcext:value-type="float">
            <text:p>9.52857620730614</text:p>
          </table:table-cell>
          <table:table-cell table:formula="of:= [.A912]*[.A912]*[.A912]*[.A912] - 16*[.A912]*[.A912] + 5*[.A912]" office:value-type="float" office:value="0.169725066647301" calcext:value-type="float">
            <text:p>0.169725066647301</text:p>
          </table:table-cell>
          <table:table-cell table:formula="of:= [.B912]*[.B912]*[.B912]*[.B912] - 16*[.B912]*[.B912] + 5*[.B912]" office:value-type="float" office:value="-0.217769114464944" calcext:value-type="float">
            <text:p>-0.2177691144649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2183058848883" calcext:value-type="float">
            <text:p>-0.292183058848883</text:p>
          </table:table-cell>
          <table:table-cell table:formula="of:=-[.A913]" office:value-type="float" office:value="0.292183058848883" calcext:value-type="float">
            <text:p>0.292183058848883</text:p>
          </table:table-cell>
          <table:table-cell/>
          <table:table-cell table:formula="of:= 100 * ([.A914] - [.A913]*[.A913]) * ([.A914] - [.A913]*[.A913]) + (1 - [.A913]) * (1 - [.A913])" office:value-type="float" office:value="6.2052129682787" calcext:value-type="float">
            <text:p>6.2052129682787</text:p>
          </table:table-cell>
          <table:table-cell table:formula="of:= 100 * ([.B914] - [.B913]*[.B913]) * ([.B914] - [.B913]*[.B913]) + (1 - [.B913]) * (1 - [.B913])" office:value-type="float" office:value="0.679297252328792" calcext:value-type="float">
            <text:p>0.679297252328792</text:p>
          </table:table-cell>
          <table:table-cell table:formula="of:= [.A913]*[.A913]*[.A913]*[.A913] - 16*[.A913]*[.A913] + 5*[.A913]" office:value-type="float" office:value="-2.81956213492135" calcext:value-type="float">
            <text:p>-2.81956213492135</text:p>
          </table:table-cell>
          <table:table-cell table:formula="of:= [.B913]*[.B913]*[.B913]*[.B913] - 16*[.B913]*[.B913] + 5*[.B913]" office:value-type="float" office:value="0.10226845356748" calcext:value-type="float">
            <text:p>0.1022684535674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7595628171783" calcext:value-type="float">
            <text:p>-0.127595628171783</text:p>
          </table:table-cell>
          <table:table-cell table:formula="of:=-[.A914]" office:value-type="float" office:value="0.127595628171783" calcext:value-type="float">
            <text:p>0.127595628171783</text:p>
          </table:table-cell>
          <table:table-cell/>
          <table:table-cell table:formula="of:= 100 * ([.A915] - [.A914]*[.A914]) * ([.A915] - [.A914]*[.A914]) + (1 - [.A914]) * (1 - [.A914])" office:value-type="float" office:value="10.5616646925644" calcext:value-type="float">
            <text:p>10.5616646925644</text:p>
          </table:table-cell>
          <table:table-cell table:formula="of:= 100 * ([.B915] - [.B914]*[.B914]) * ([.B915] - [.B914]*[.B914]) + (1 - [.B914]) * (1 - [.B914])" office:value-type="float" office:value="8.17238165545828" calcext:value-type="float">
            <text:p>8.17238165545828</text:p>
          </table:table-cell>
          <table:table-cell table:formula="of:= [.A914]*[.A914]*[.A914]*[.A914] - 16*[.A914]*[.A914] + 5*[.A914]" office:value-type="float" office:value="-0.898203390735995" calcext:value-type="float">
            <text:p>-0.898203390735995</text:p>
          </table:table-cell>
          <table:table-cell table:formula="of:= [.B914]*[.B914]*[.B914]*[.B914] - 16*[.B914]*[.B914] + 5*[.B914]" office:value-type="float" office:value="0.377752890981838" calcext:value-type="float">
            <text:p>0.3777528909818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8517531386006" calcext:value-type="float">
            <text:p>-0.288517531386006</text:p>
          </table:table-cell>
          <table:table-cell table:formula="of:=-[.A915]" office:value-type="float" office:value="0.288517531386006" calcext:value-type="float">
            <text:p>0.288517531386006</text:p>
          </table:table-cell>
          <table:table-cell/>
          <table:table-cell table:formula="of:= 100 * ([.A916] - [.A915]*[.A915]) * ([.A916] - [.A915]*[.A915]) + (1 - [.A915]) * (1 - [.A915])" office:value-type="float" office:value="7.52888752224096" calcext:value-type="float">
            <text:p>7.52888752224096</text:p>
          </table:table-cell>
          <table:table-cell table:formula="of:= 100 * ([.B916] - [.B915]*[.B915]) * ([.B916] - [.B915]*[.B915]) + (1 - [.B915]) * (1 - [.B915])" office:value-type="float" office:value="1.08027736723351" calcext:value-type="float">
            <text:p>1.08027736723351</text:p>
          </table:table-cell>
          <table:table-cell table:formula="of:= [.A915]*[.A915]*[.A915]*[.A915] - 16*[.A915]*[.A915] + 5*[.A915]" office:value-type="float" office:value="-2.76753622011976" calcext:value-type="float">
            <text:p>-2.76753622011976</text:p>
          </table:table-cell>
          <table:table-cell table:formula="of:= [.B915]*[.B915]*[.B915]*[.B915] - 16*[.B915]*[.B915] + 5*[.B915]" office:value-type="float" office:value="0.117639093740304" calcext:value-type="float">
            <text:p>0.11763909374030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009777387208" calcext:value-type="float">
            <text:p>-0.159009777387208</text:p>
          </table:table-cell>
          <table:table-cell table:formula="of:=-[.A916]" office:value-type="float" office:value="0.159009777387208" calcext:value-type="float">
            <text:p>0.159009777387208</text:p>
          </table:table-cell>
          <table:table-cell/>
          <table:table-cell table:formula="of:= 100 * ([.A917] - [.A916]*[.A916]) * ([.A917] - [.A916]*[.A916]) + (1 - [.A916]) * (1 - [.A916])" office:value-type="float" office:value="5.52682654762172" calcext:value-type="float">
            <text:p>5.52682654762172</text:p>
          </table:table-cell>
          <table:table-cell table:formula="of:= 100 * ([.B917] - [.B916]*[.B916]) * ([.B917] - [.B916]*[.B916]) + (1 - [.B916]) * (1 - [.B916])" office:value-type="float" office:value="3.07789141076261" calcext:value-type="float">
            <text:p>3.07789141076261</text:p>
          </table:table-cell>
          <table:table-cell table:formula="of:= [.A916]*[.A916]*[.A916]*[.A916] - 16*[.A916]*[.A916] + 5*[.A916]" office:value-type="float" office:value="-1.19895534962838" calcext:value-type="float">
            <text:p>-1.19895534962838</text:p>
          </table:table-cell>
          <table:table-cell table:formula="of:= [.B916]*[.B916]*[.B916]*[.B916] - 16*[.B916]*[.B916] + 5*[.B916]" office:value-type="float" office:value="0.391142424243702" calcext:value-type="float">
            <text:p>0.39114242424370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7925251048602" calcext:value-type="float">
            <text:p>-0.17925251048602</text:p>
          </table:table-cell>
          <table:table-cell table:formula="of:=-[.A917]" office:value-type="float" office:value="0.17925251048602" calcext:value-type="float">
            <text:p>0.17925251048602</text:p>
          </table:table-cell>
          <table:table-cell/>
          <table:table-cell table:formula="of:= 100 * ([.A918] - [.A917]*[.A917]) * ([.A918] - [.A917]*[.A917]) + (1 - [.A917]) * (1 - [.A917])" office:value-type="float" office:value="4.44659539531508" calcext:value-type="float">
            <text:p>4.44659539531508</text:p>
          </table:table-cell>
          <table:table-cell table:formula="of:= 100 * ([.B918] - [.B917]*[.B917]) * ([.B918] - [.B917]*[.B917]) + (1 - [.B917]) * (1 - [.B917])" office:value-type="float" office:value="6.38935680194904" calcext:value-type="float">
            <text:p>6.38935680194904</text:p>
          </table:table-cell>
          <table:table-cell table:formula="of:= [.A917]*[.A917]*[.A917]*[.A917] - 16*[.A917]*[.A917] + 5*[.A917]" office:value-type="float" office:value="-1.40933352179537" calcext:value-type="float">
            <text:p>-1.40933352179537</text:p>
          </table:table-cell>
          <table:table-cell table:formula="of:= [.B917]*[.B917]*[.B917]*[.B917] - 16*[.B917]*[.B917] + 5*[.B917]" office:value-type="float" office:value="0.383191583064836" calcext:value-type="float">
            <text:p>0.3831915830648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06944474383293" calcext:value-type="float">
            <text:p>0.206944474383293</text:p>
          </table:table-cell>
          <table:table-cell table:formula="of:=-[.A918]" office:value-type="float" office:value="-0.206944474383293" calcext:value-type="float">
            <text:p>-0.206944474383293</text:p>
          </table:table-cell>
          <table:table-cell/>
          <table:table-cell table:formula="of:= 100 * ([.A919] - [.A918]*[.A918]) * ([.A919] - [.A918]*[.A918]) + (1 - [.A918]) * (1 - [.A918])" office:value-type="float" office:value="4.91156200153501" calcext:value-type="float">
            <text:p>4.91156200153501</text:p>
          </table:table-cell>
          <table:table-cell table:formula="of:= 100 * ([.B919] - [.B918]*[.B918]) * ([.B919] - [.B918]*[.B918]) + (1 - [.B918]) * (1 - [.B918])" office:value-type="float" office:value="10.0180195245678" calcext:value-type="float">
            <text:p>10.0180195245678</text:p>
          </table:table-cell>
          <table:table-cell table:formula="of:= [.A918]*[.A918]*[.A918]*[.A918] - 16*[.A918]*[.A918] + 5*[.A918]" office:value-type="float" office:value="0.351340191873729" calcext:value-type="float">
            <text:p>0.351340191873729</text:p>
          </table:table-cell>
          <table:table-cell table:formula="of:= [.B918]*[.B918]*[.B918]*[.B918] - 16*[.B918]*[.B918] + 5*[.B918]" office:value-type="float" office:value="-1.71810455195921" calcext:value-type="float">
            <text:p>-1.7181045519592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9771054916364" calcext:value-type="float">
            <text:p>0.249771054916364</text:p>
          </table:table-cell>
          <table:table-cell table:formula="of:=-[.A919]" office:value-type="float" office:value="-0.249771054916364" calcext:value-type="float">
            <text:p>-0.249771054916364</text:p>
          </table:table-cell>
          <table:table-cell/>
          <table:table-cell table:formula="of:= 100 * ([.A920] - [.A919]*[.A919]) * ([.A920] - [.A919]*[.A919]) + (1 - [.A919]) * (1 - [.A919])" office:value-type="float" office:value="10.8383635539832" calcext:value-type="float">
            <text:p>10.8383635539832</text:p>
          </table:table-cell>
          <table:table-cell table:formula="of:= 100 * ([.B920] - [.B919]*[.B919]) * ([.B920] - [.B919]*[.B919]) + (1 - [.B919]) * (1 - [.B919])" office:value-type="float" office:value="5.39504013826869" calcext:value-type="float">
            <text:p>5.39504013826869</text:p>
          </table:table-cell>
          <table:table-cell table:formula="of:= [.A919]*[.A919]*[.A919]*[.A919] - 16*[.A919]*[.A919] + 5*[.A919]" office:value-type="float" office:value="0.254577957173506" calcext:value-type="float">
            <text:p>0.254577957173506</text:p>
          </table:table-cell>
          <table:table-cell table:formula="of:= [.B919]*[.B919]*[.B919]*[.B919] - 16*[.B919]*[.B919] + 5*[.B919]" office:value-type="float" office:value="-2.24313259199014" calcext:value-type="float">
            <text:p>-2.2431325919901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58168940979157" calcext:value-type="float">
            <text:p>-0.258168940979157</text:p>
          </table:table-cell>
          <table:table-cell table:formula="of:=-[.A920]" office:value-type="float" office:value="0.258168940979157" calcext:value-type="float">
            <text:p>0.258168940979157</text:p>
          </table:table-cell>
          <table:table-cell/>
          <table:table-cell table:formula="of:= 100 * ([.A921] - [.A920]*[.A920]) * ([.A921] - [.A920]*[.A920]) + (1 - [.A920]) * (1 - [.A920])" office:value-type="float" office:value="20.806587646902" calcext:value-type="float">
            <text:p>20.806587646902</text:p>
          </table:table-cell>
          <table:table-cell table:formula="of:= 100 * ([.B921] - [.B920]*[.B920]) * ([.B921] - [.B920]*[.B920]) + (1 - [.B920]) * (1 - [.B920])" office:value-type="float" office:value="9.86165063753097" calcext:value-type="float">
            <text:p>9.86165063753097</text:p>
          </table:table-cell>
          <table:table-cell table:formula="of:= [.A920]*[.A920]*[.A920]*[.A920] - 16*[.A920]*[.A920] + 5*[.A920]" office:value-type="float" office:value="-2.35282155553703" calcext:value-type="float">
            <text:p>-2.35282155553703</text:p>
          </table:table-cell>
          <table:table-cell table:formula="of:= [.B920]*[.B920]*[.B920]*[.B920] - 16*[.B920]*[.B920] + 5*[.B920]" office:value-type="float" office:value="0.228867854254542" calcext:value-type="float">
            <text:p>0.2288678542545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1796041751056" calcext:value-type="float">
            <text:p>-0.371796041751056</text:p>
          </table:table-cell>
          <table:table-cell table:formula="of:=-[.A921]" office:value-type="float" office:value="0.371796041751056" calcext:value-type="float">
            <text:p>0.371796041751056</text:p>
          </table:table-cell>
          <table:table-cell/>
          <table:table-cell table:formula="of:= 100 * ([.A922] - [.A921]*[.A921]) * ([.A922] - [.A921]*[.A921]) + (1 - [.A921]) * (1 - [.A921])" office:value-type="float" office:value="35.2593965307971" calcext:value-type="float">
            <text:p>35.2593965307971</text:p>
          </table:table-cell>
          <table:table-cell table:formula="of:= 100 * ([.B922] - [.B921]*[.B921]) * ([.B922] - [.B921]*[.B921]) + (1 - [.B921]) * (1 - [.B921])" office:value-type="float" office:value="9.47092125892377" calcext:value-type="float">
            <text:p>9.47092125892377</text:p>
          </table:table-cell>
          <table:table-cell table:formula="of:= [.A921]*[.A921]*[.A921]*[.A921] - 16*[.A921]*[.A921] + 5*[.A921]" office:value-type="float" office:value="-4.05158878750294" calcext:value-type="float">
            <text:p>-4.05158878750294</text:p>
          </table:table-cell>
          <table:table-cell table:formula="of:= [.B921]*[.B921]*[.B921]*[.B921] - 16*[.B921]*[.B921] + 5*[.B921]" office:value-type="float" office:value="-0.333628369992383" calcext:value-type="float">
            <text:p>-0.33362836999238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39500964892688" calcext:value-type="float">
            <text:p>-0.439500964892688</text:p>
          </table:table-cell>
          <table:table-cell table:formula="of:=-[.A922]" office:value-type="float" office:value="0.439500964892688" calcext:value-type="float">
            <text:p>0.439500964892688</text:p>
          </table:table-cell>
          <table:table-cell/>
          <table:table-cell table:formula="of:= 100 * ([.A923] - [.A922]*[.A922]) * ([.A923] - [.A922]*[.A922]) + (1 - [.A922]) * (1 - [.A922])" office:value-type="float" office:value="40.271711595678" calcext:value-type="float">
            <text:p>40.271711595678</text:p>
          </table:table-cell>
          <table:table-cell table:formula="of:= 100 * ([.B923] - [.B922]*[.B922]) * ([.B923] - [.B922]*[.B922]) + (1 - [.B922]) * (1 - [.B922])" office:value-type="float" office:value="5.68429972873763" calcext:value-type="float">
            <text:p>5.68429972873763</text:p>
          </table:table-cell>
          <table:table-cell table:formula="of:= [.A922]*[.A922]*[.A922]*[.A922] - 16*[.A922]*[.A922] + 5*[.A922]" office:value-type="float" office:value="-5.25077118489383" calcext:value-type="float">
            <text:p>-5.25077118489383</text:p>
          </table:table-cell>
          <table:table-cell table:formula="of:= [.B922]*[.B922]*[.B922]*[.B922] - 16*[.B922]*[.B922] + 5*[.B922]" office:value-type="float" office:value="-0.85576153596695" calcext:value-type="float">
            <text:p>-0.855761535966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4896735460973" calcext:value-type="float">
            <text:p>-0.424896735460973</text:p>
          </table:table-cell>
          <table:table-cell table:formula="of:=-[.A923]" office:value-type="float" office:value="0.424896735460973" calcext:value-type="float">
            <text:p>0.424896735460973</text:p>
          </table:table-cell>
          <table:table-cell/>
          <table:table-cell table:formula="of:= 100 * ([.A924] - [.A923]*[.A923]) * ([.A924] - [.A923]*[.A923]) + (1 - [.A923]) * (1 - [.A923])" office:value-type="float" office:value="5.569893696271" calcext:value-type="float">
            <text:p>5.569893696271</text:p>
          </table:table-cell>
          <table:table-cell table:formula="of:= 100 * ([.B924] - [.B923]*[.B923]) * ([.B924] - [.B923]*[.B923]) + (1 - [.B923]) * (1 - [.B923])" office:value-type="float" office:value="30.49409675685" calcext:value-type="float">
            <text:p>30.49409675685</text:p>
          </table:table-cell>
          <table:table-cell table:formula="of:= [.A923]*[.A923]*[.A923]*[.A923] - 16*[.A923]*[.A923] + 5*[.A923]" office:value-type="float" office:value="-4.98048575667888" calcext:value-type="float">
            <text:p>-4.98048575667888</text:p>
          </table:table-cell>
          <table:table-cell table:formula="of:= [.B923]*[.B923]*[.B923]*[.B923] - 16*[.B923]*[.B923] + 5*[.B923]" office:value-type="float" office:value="-0.731518402069153" calcext:value-type="float">
            <text:p>-0.73151840206915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68674499247371" calcext:value-type="float">
            <text:p>0.368674499247371</text:p>
          </table:table-cell>
          <table:table-cell table:formula="of:=-[.A924]" office:value-type="float" office:value="-0.368674499247371" calcext:value-type="float">
            <text:p>-0.368674499247371</text:p>
          </table:table-cell>
          <table:table-cell/>
          <table:table-cell table:formula="of:= 100 * ([.A925] - [.A924]*[.A924]) * ([.A925] - [.A924]*[.A924]) + (1 - [.A924]) * (1 - [.A924])" office:value-type="float" office:value="7.07471856699202" calcext:value-type="float">
            <text:p>7.07471856699202</text:p>
          </table:table-cell>
          <table:table-cell table:formula="of:= 100 * ([.B925] - [.B924]*[.B924]) * ([.B925] - [.B924]*[.B924]) + (1 - [.B924]) * (1 - [.B924])" office:value-type="float" office:value="1.89138534522403" calcext:value-type="float">
            <text:p>1.89138534522403</text:p>
          </table:table-cell>
          <table:table-cell table:formula="of:= [.A924]*[.A924]*[.A924]*[.A924] - 16*[.A924]*[.A924] + 5*[.A924]" office:value-type="float" office:value="-0.312887198729456" calcext:value-type="float">
            <text:p>-0.312887198729456</text:p>
          </table:table-cell>
          <table:table-cell table:formula="of:= [.B924]*[.B924]*[.B924]*[.B924] - 16*[.B924]*[.B924] + 5*[.B924]" office:value-type="float" office:value="-3.99963219120316" calcext:value-type="float">
            <text:p>-3.9996321912031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2461517786786" calcext:value-type="float">
            <text:p>-0.122461517786786</text:p>
          </table:table-cell>
          <table:table-cell table:formula="of:=-[.A925]" office:value-type="float" office:value="0.122461517786786" calcext:value-type="float">
            <text:p>0.122461517786786</text:p>
          </table:table-cell>
          <table:table-cell/>
          <table:table-cell table:formula="of:= 100 * ([.A926] - [.A925]*[.A925]) * ([.A926] - [.A925]*[.A925]) + (1 - [.A925]) * (1 - [.A925])" office:value-type="float" office:value="10.5692909969224" calcext:value-type="float">
            <text:p>10.5692909969224</text:p>
          </table:table-cell>
          <table:table-cell table:formula="of:= 100 * ([.B926] - [.B925]*[.B925]) * ([.B926] - [.B925]*[.B925]) + (1 - [.B925]) * (1 - [.B925])" office:value-type="float" office:value="8.33911878077915" calcext:value-type="float">
            <text:p>8.33911878077915</text:p>
          </table:table-cell>
          <table:table-cell table:formula="of:= [.A925]*[.A925]*[.A925]*[.A925] - 16*[.A925]*[.A925] + 5*[.A925]" office:value-type="float" office:value="-0.852031857641972" calcext:value-type="float">
            <text:p>-0.852031857641972</text:p>
          </table:table-cell>
          <table:table-cell table:formula="of:= [.B925]*[.B925]*[.B925]*[.B925] - 16*[.B925]*[.B925] + 5*[.B925]" office:value-type="float" office:value="0.372583320225888" calcext:value-type="float">
            <text:p>0.37258332022588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90115797475544" calcext:value-type="float">
            <text:p>-0.290115797475544</text:p>
          </table:table-cell>
          <table:table-cell table:formula="of:=-[.A926]" office:value-type="float" office:value="0.290115797475544" calcext:value-type="float">
            <text:p>0.290115797475544</text:p>
          </table:table-cell>
          <table:table-cell/>
          <table:table-cell table:formula="of:= 100 * ([.A927] - [.A926]*[.A926]) * ([.A927] - [.A926]*[.A926]) + (1 - [.A926]) * (1 - [.A926])" office:value-type="float" office:value="14.0120928321463" calcext:value-type="float">
            <text:p>14.0120928321463</text:p>
          </table:table-cell>
          <table:table-cell table:formula="of:= 100 * ([.B927] - [.B926]*[.B926]) * ([.B927] - [.B926]*[.B926]) + (1 - [.B926]) * (1 - [.B926])" office:value-type="float" office:value="27.5155728449213" calcext:value-type="float">
            <text:p>27.5155728449213</text:p>
          </table:table-cell>
          <table:table-cell table:formula="of:= [.A926]*[.A926]*[.A926]*[.A926] - 16*[.A926]*[.A926] + 5*[.A926]" office:value-type="float" office:value="-2.79016968898912" calcext:value-type="float">
            <text:p>-2.79016968898912</text:p>
          </table:table-cell>
          <table:table-cell table:formula="of:= [.B926]*[.B926]*[.B926]*[.B926] - 16*[.B926]*[.B926] + 5*[.B926]" office:value-type="float" office:value="0.11098828576632" calcext:value-type="float">
            <text:p>0.110988285766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5560033886667" calcext:value-type="float">
            <text:p>0.435560033886667</text:p>
          </table:table-cell>
          <table:table-cell table:formula="of:=-[.A927]" office:value-type="float" office:value="-0.435560033886667" calcext:value-type="float">
            <text:p>-0.435560033886667</text:p>
          </table:table-cell>
          <table:table-cell/>
          <table:table-cell table:formula="of:= 100 * ([.A928] - [.A927]*[.A927]) * ([.A928] - [.A927]*[.A927]) + (1 - [.A927]) * (1 - [.A927])" office:value-type="float" office:value="1.45154547710345" calcext:value-type="float">
            <text:p>1.45154547710345</text:p>
          </table:table-cell>
          <table:table-cell table:formula="of:= 100 * ([.B928] - [.B927]*[.B927]) * ([.B928] - [.B927]*[.B927]) + (1 - [.B927]) * (1 - [.B927])" office:value-type="float" office:value="25.6673465662888" calcext:value-type="float">
            <text:p>25.6673465662888</text:p>
          </table:table-cell>
          <table:table-cell table:formula="of:= [.A927]*[.A927]*[.A927]*[.A927] - 16*[.A927]*[.A927] + 5*[.A927]" office:value-type="float" office:value="-0.821609671459524" calcext:value-type="float">
            <text:p>-0.821609671459524</text:p>
          </table:table-cell>
          <table:table-cell table:formula="of:= [.B927]*[.B927]*[.B927]*[.B927] - 16*[.B927]*[.B927] + 5*[.B927]" office:value-type="float" office:value="-5.17721001032619" calcext:value-type="float">
            <text:p>-5.1772100103261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6152808139573" calcext:value-type="float">
            <text:p>0.296152808139573</text:p>
          </table:table-cell>
          <table:table-cell table:formula="of:=-[.A928]" office:value-type="float" office:value="-0.296152808139573" calcext:value-type="float">
            <text:p>-0.296152808139573</text:p>
          </table:table-cell>
          <table:table-cell/>
          <table:table-cell table:formula="of:= 100 * ([.A929] - [.A928]*[.A928]) * ([.A929] - [.A928]*[.A928]) + (1 - [.A928]) * (1 - [.A928])" office:value-type="float" office:value="6.62582974499139" calcext:value-type="float">
            <text:p>6.62582974499139</text:p>
          </table:table-cell>
          <table:table-cell table:formula="of:= 100 * ([.B929] - [.B928]*[.B928]) * ([.B929] - [.B928]*[.B928]) + (1 - [.B928]) * (1 - [.B928])" office:value-type="float" office:value="19.57375815506" calcext:value-type="float">
            <text:p>19.57375815506</text:p>
          </table:table-cell>
          <table:table-cell table:formula="of:= [.A928]*[.A928]*[.A928]*[.A928] - 16*[.A928]*[.A928] + 5*[.A928]" office:value-type="float" office:value="0.0851526960405307" calcext:value-type="float">
            <text:p>0.0851526960405307</text:p>
          </table:table-cell>
          <table:table-cell table:formula="of:= [.B928]*[.B928]*[.B928]*[.B928] - 16*[.B928]*[.B928] + 5*[.B928]" office:value-type="float" office:value="-2.8763753853552" calcext:value-type="float">
            <text:p>-2.87637538535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5303514739449" calcext:value-type="float">
            <text:p>0.335303514739449</text:p>
          </table:table-cell>
          <table:table-cell table:formula="of:=-[.A929]" office:value-type="float" office:value="-0.335303514739449" calcext:value-type="float">
            <text:p>-0.335303514739449</text:p>
          </table:table-cell>
          <table:table-cell/>
          <table:table-cell table:formula="of:= 100 * ([.A930] - [.A929]*[.A929]) * ([.A930] - [.A929]*[.A929]) + (1 - [.A929]) * (1 - [.A929])" office:value-type="float" office:value="31.7739967460142" calcext:value-type="float">
            <text:p>31.7739967460142</text:p>
          </table:table-cell>
          <table:table-cell table:formula="of:= 100 * ([.B930] - [.B929]*[.B929]) * ([.B930] - [.B929]*[.B929]) + (1 - [.B929]) * (1 - [.B929])" office:value-type="float" office:value="12.9984758797094" calcext:value-type="float">
            <text:p>12.9984758797094</text:p>
          </table:table-cell>
          <table:table-cell table:formula="of:= [.A929]*[.A929]*[.A929]*[.A929] - 16*[.A929]*[.A929] + 5*[.A929]" office:value-type="float" office:value="-0.109697422554727" calcext:value-type="float">
            <text:p>-0.109697422554727</text:p>
          </table:table-cell>
          <table:table-cell table:formula="of:= [.B929]*[.B929]*[.B929]*[.B929] - 16*[.B929]*[.B929] + 5*[.B929]" office:value-type="float" office:value="-3.46273256994922" calcext:value-type="float">
            <text:p>-3.4627325699492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7323063305011" calcext:value-type="float">
            <text:p>-0.447323063305011</text:p>
          </table:table-cell>
          <table:table-cell table:formula="of:=-[.A930]" office:value-type="float" office:value="0.447323063305011" calcext:value-type="float">
            <text:p>0.447323063305011</text:p>
          </table:table-cell>
          <table:table-cell/>
          <table:table-cell table:formula="of:= 100 * ([.A931] - [.A930]*[.A930]) * ([.A931] - [.A930]*[.A930]) + (1 - [.A930]) * (1 - [.A930])" office:value-type="float" office:value="38.4812279369694" calcext:value-type="float">
            <text:p>38.4812279369694</text:p>
          </table:table-cell>
          <table:table-cell table:formula="of:= 100 * ([.B931] - [.B930]*[.B930]) * ([.B931] - [.B930]*[.B930]) + (1 - [.B930]) * (1 - [.B930])" office:value-type="float" office:value="4.42701178138346" calcext:value-type="float">
            <text:p>4.42701178138346</text:p>
          </table:table-cell>
          <table:table-cell table:formula="of:= [.A930]*[.A930]*[.A930]*[.A930] - 16*[.A930]*[.A930] + 5*[.A930]" office:value-type="float" office:value="-5.39814290518357" calcext:value-type="float">
            <text:p>-5.39814290518357</text:p>
          </table:table-cell>
          <table:table-cell table:formula="of:= [.B930]*[.B930]*[.B930]*[.B930] - 16*[.B930]*[.B930] + 5*[.B930]" office:value-type="float" office:value="-0.924912272133464" calcext:value-type="float">
            <text:p>-0.92491227213346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03114178102656" calcext:value-type="float">
            <text:p>-0.403114178102656</text:p>
          </table:table-cell>
          <table:table-cell table:formula="of:=-[.A931]" office:value-type="float" office:value="0.403114178102656" calcext:value-type="float">
            <text:p>0.403114178102656</text:p>
          </table:table-cell>
          <table:table-cell/>
          <table:table-cell table:formula="of:= 100 * ([.A932] - [.A931]*[.A931]) * ([.A932] - [.A931]*[.A931]) + (1 - [.A931]) * (1 - [.A931])" office:value-type="float" office:value="13.1900434621213" calcext:value-type="float">
            <text:p>13.1900434621213</text:p>
          </table:table-cell>
          <table:table-cell table:formula="of:= 100 * ([.B932] - [.B931]*[.B931]) * ([.B932] - [.B931]*[.B931]) + (1 - [.B931]) * (1 - [.B931])" office:value-type="float" office:value="43.9142108938108" calcext:value-type="float">
            <text:p>43.9142108938108</text:p>
          </table:table-cell>
          <table:table-cell table:formula="of:= [.A931]*[.A931]*[.A931]*[.A931] - 16*[.A931]*[.A931] + 5*[.A931]" office:value-type="float" office:value="-4.58918095171938" calcext:value-type="float">
            <text:p>-4.58918095171938</text:p>
          </table:table-cell>
          <table:table-cell table:formula="of:= [.B931]*[.B931]*[.B931]*[.B931] - 16*[.B931]*[.B931] + 5*[.B931]" office:value-type="float" office:value="-0.558039170692818" calcext:value-type="float">
            <text:p>-0.5580391706928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7483339602248" calcext:value-type="float">
            <text:p>0.497483339602248</text:p>
          </table:table-cell>
          <table:table-cell table:formula="of:=-[.A932]" office:value-type="float" office:value="-0.497483339602248" calcext:value-type="float">
            <text:p>-0.497483339602248</text:p>
          </table:table-cell>
          <table:table-cell/>
          <table:table-cell table:formula="of:= 100 * ([.A933] - [.A932]*[.A932]) * ([.A933] - [.A932]*[.A932]) + (1 - [.A932]) * (1 - [.A932])" office:value-type="float" office:value="9.89046840653928" calcext:value-type="float">
            <text:p>9.89046840653928</text:p>
          </table:table-cell>
          <table:table-cell table:formula="of:= 100 * ([.B933] - [.B932]*[.B932]) * ([.B933] - [.B932]*[.B932]) + (1 - [.B932]) * (1 - [.B932])" office:value-type="float" office:value="5.64754936289673" calcext:value-type="float">
            <text:p>5.64754936289673</text:p>
          </table:table-cell>
          <table:table-cell table:formula="of:= [.A932]*[.A932]*[.A932]*[.A932] - 16*[.A932]*[.A932] + 5*[.A932]" office:value-type="float" office:value="-1.41116693456601" calcext:value-type="float">
            <text:p>-1.41116693456601</text:p>
          </table:table-cell>
          <table:table-cell table:formula="of:= [.B932]*[.B932]*[.B932]*[.B932] - 16*[.B932]*[.B932] + 5*[.B932]" office:value-type="float" office:value="-6.38600033058849" calcext:value-type="float">
            <text:p>-6.386000330588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629607320774239" calcext:value-type="float">
            <text:p>-0.0629607320774239</text:p>
          </table:table-cell>
          <table:table-cell table:formula="of:=-[.A933]" office:value-type="float" office:value="0.0629607320774239" calcext:value-type="float">
            <text:p>0.0629607320774239</text:p>
          </table:table-cell>
          <table:table-cell/>
          <table:table-cell table:formula="of:= 100 * ([.A934] - [.A933]*[.A933]) * ([.A934] - [.A933]*[.A933]) + (1 - [.A933]) * (1 - [.A933])" office:value-type="float" office:value="7.32364549464732" calcext:value-type="float">
            <text:p>7.32364549464732</text:p>
          </table:table-cell>
          <table:table-cell table:formula="of:= 100 * ([.B934] - [.B933]*[.B933]) * ([.B934] - [.B933]*[.B933]) + (1 - [.B933]) * (1 - [.B933])" office:value-type="float" office:value="7.47270589551863" calcext:value-type="float">
            <text:p>7.47270589551863</text:p>
          </table:table-cell>
          <table:table-cell table:formula="of:= [.A933]*[.A933]*[.A933]*[.A933] - 16*[.A933]*[.A933] + 5*[.A933]" office:value-type="float" office:value="-0.378212807204322" calcext:value-type="float">
            <text:p>-0.378212807204322</text:p>
          </table:table-cell>
          <table:table-cell table:formula="of:= [.B933]*[.B933]*[.B933]*[.B933] - 16*[.B933]*[.B933] + 5*[.B933]" office:value-type="float" office:value="0.251394513569917" calcext:value-type="float">
            <text:p>0.2513945135699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52836711516726" calcext:value-type="float">
            <text:p>0.252836711516726</text:p>
          </table:table-cell>
          <table:table-cell table:formula="of:=-[.A934]" office:value-type="float" office:value="-0.252836711516726" calcext:value-type="float">
            <text:p>-0.252836711516726</text:p>
          </table:table-cell>
          <table:table-cell/>
          <table:table-cell table:formula="of:= 100 * ([.A935] - [.A934]*[.A934]) * ([.A935] - [.A934]*[.A934]) + (1 - [.A934]) * (1 - [.A934])" office:value-type="float" office:value="26.6977017387905" calcext:value-type="float">
            <text:p>26.6977017387905</text:p>
          </table:table-cell>
          <table:table-cell table:formula="of:= 100 * ([.B935] - [.B934]*[.B934]) * ([.B935] - [.B934]*[.B934]) + (1 - [.B934]) * (1 - [.B934])" office:value-type="float" office:value="16.2702849581012" calcext:value-type="float">
            <text:p>16.2702849581012</text:p>
          </table:table-cell>
          <table:table-cell table:formula="of:= [.A934]*[.A934]*[.A934]*[.A934] - 16*[.A934]*[.A934] + 5*[.A934]" office:value-type="float" office:value="0.245447699495115" calcext:value-type="float">
            <text:p>0.245447699495115</text:p>
          </table:table-cell>
          <table:table-cell table:formula="of:= [.B934]*[.B934]*[.B934]*[.B934] - 16*[.B934]*[.B934] + 5*[.B934]" office:value-type="float" office:value="-2.28291941567215" calcext:value-type="float">
            <text:p>-2.282919415672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47341127660528" calcext:value-type="float">
            <text:p>-0.447341127660528</text:p>
          </table:table-cell>
          <table:table-cell table:formula="of:=-[.A935]" office:value-type="float" office:value="0.447341127660528" calcext:value-type="float">
            <text:p>0.447341127660528</text:p>
          </table:table-cell>
          <table:table-cell/>
          <table:table-cell table:formula="of:= 100 * ([.A936] - [.A935]*[.A935]) * ([.A936] - [.A935]*[.A935]) + (1 - [.A935]) * (1 - [.A935])" office:value-type="float" office:value="30.0587023942493" calcext:value-type="float">
            <text:p>30.0587023942493</text:p>
          </table:table-cell>
          <table:table-cell table:formula="of:= 100 * ([.B936] - [.B935]*[.B935]) * ([.B936] - [.B935]*[.B935]) + (1 - [.B935]) * (1 - [.B935])" office:value-type="float" office:value="1.95873732110386" calcext:value-type="float">
            <text:p>1.95873732110386</text:p>
          </table:table-cell>
          <table:table-cell table:formula="of:= [.A935]*[.A935]*[.A935]*[.A935] - 16*[.A935]*[.A935] + 5*[.A935]" office:value-type="float" office:value="-5.39848534343422" calcext:value-type="float">
            <text:p>-5.39848534343422</text:p>
          </table:table-cell>
          <table:table-cell table:formula="of:= [.B935]*[.B935]*[.B935]*[.B935] - 16*[.B935]*[.B935] + 5*[.B935]" office:value-type="float" office:value="-0.925074066828938" calcext:value-type="float">
            <text:p>-0.9250740668289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28695012006404" calcext:value-type="float">
            <text:p>-0.328695012006404</text:p>
          </table:table-cell>
          <table:table-cell table:formula="of:=-[.A936]" office:value-type="float" office:value="0.328695012006404" calcext:value-type="float">
            <text:p>0.328695012006404</text:p>
          </table:table-cell>
          <table:table-cell/>
          <table:table-cell table:formula="of:= 100 * ([.A937] - [.A936]*[.A936]) * ([.A937] - [.A936]*[.A936]) + (1 - [.A936]) * (1 - [.A936])" office:value-type="float" office:value="1.83569301019446" calcext:value-type="float">
            <text:p>1.83569301019446</text:p>
          </table:table-cell>
          <table:table-cell table:formula="of:= 100 * ([.B937] - [.B936]*[.B936]) * ([.B937] - [.B936]*[.B936]) + (1 - [.B936]) * (1 - [.B936])" office:value-type="float" office:value="6.33553982189534" calcext:value-type="float">
            <text:p>6.33553982189534</text:p>
          </table:table-cell>
          <table:table-cell table:formula="of:= [.A936]*[.A936]*[.A936]*[.A936] - 16*[.A936]*[.A936] + 5*[.A936]" office:value-type="float" office:value="-3.36044890432695" calcext:value-type="float">
            <text:p>-3.36044890432695</text:p>
          </table:table-cell>
          <table:table-cell table:formula="of:= [.B936]*[.B936]*[.B936]*[.B936] - 16*[.B936]*[.B936] + 5*[.B936]" office:value-type="float" office:value="-0.0734987842629142" calcext:value-type="float">
            <text:p>-0.07349878426291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34547499642184" calcext:value-type="float">
            <text:p>0.134547499642184</text:p>
          </table:table-cell>
          <table:table-cell table:formula="of:=-[.A937]" office:value-type="float" office:value="-0.134547499642184" calcext:value-type="float">
            <text:p>-0.134547499642184</text:p>
          </table:table-cell>
          <table:table-cell/>
          <table:table-cell table:formula="of:= 100 * ([.A938] - [.A937]*[.A937]) * ([.A938] - [.A937]*[.A937]) + (1 - [.A937]) * (1 - [.A937])" office:value-type="float" office:value="2.40955066531387" calcext:value-type="float">
            <text:p>2.40955066531387</text:p>
          </table:table-cell>
          <table:table-cell table:formula="of:= 100 * ([.B938] - [.B937]*[.B937]) * ([.B938] - [.B937]*[.B937]) + (1 - [.B937]) * (1 - [.B937])" office:value-type="float" office:value="2.14571117616884" calcext:value-type="float">
            <text:p>2.14571117616884</text:p>
          </table:table-cell>
          <table:table-cell table:formula="of:= [.A937]*[.A937]*[.A937]*[.A937] - 16*[.A937]*[.A937] + 5*[.A937]" office:value-type="float" office:value="0.383416743334374" calcext:value-type="float">
            <text:p>0.383416743334374</text:p>
          </table:table-cell>
          <table:table-cell table:formula="of:= [.B937]*[.B937]*[.B937]*[.B937] - 16*[.B937]*[.B937] + 5*[.B937]" office:value-type="float" office:value="-0.962058253087469" calcext:value-type="float">
            <text:p>-0.9620582530874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10759014206269" calcext:value-type="float">
            <text:p>-0.110759014206269</text:p>
          </table:table-cell>
          <table:table-cell table:formula="of:=-[.A938]" office:value-type="float" office:value="0.110759014206269" calcext:value-type="float">
            <text:p>0.110759014206269</text:p>
          </table:table-cell>
          <table:table-cell/>
          <table:table-cell table:formula="of:= 100 * ([.A939] - [.A938]*[.A938]) * ([.A939] - [.A938]*[.A938]) + (1 - [.A938]) * (1 - [.A938])" office:value-type="float" office:value="23.1385091816181" calcext:value-type="float">
            <text:p>23.1385091816181</text:p>
          </table:table-cell>
          <table:table-cell table:formula="of:= 100 * ([.B939] - [.B938]*[.B938]) * ([.B939] - [.B938]*[.B938]) + (1 - [.B938]) * (1 - [.B938])" office:value-type="float" office:value="25.0522792282969" calcext:value-type="float">
            <text:p>25.0522792282969</text:p>
          </table:table-cell>
          <table:table-cell table:formula="of:= [.A938]*[.A938]*[.A938]*[.A938] - 16*[.A938]*[.A938] + 5*[.A938]" office:value-type="float" office:value="-0.749925525669043" calcext:value-type="float">
            <text:p>-0.749925525669043</text:p>
          </table:table-cell>
          <table:table-cell table:formula="of:= [.B938]*[.B938]*[.B938]*[.B938] - 16*[.B938]*[.B938] + 5*[.B938]" office:value-type="float" office:value="0.357664616393644" calcext:value-type="float">
            <text:p>0.35766461639364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0292383291557" calcext:value-type="float">
            <text:p>0.480292383291557</text:p>
          </table:table-cell>
          <table:table-cell table:formula="of:=-[.A939]" office:value-type="float" office:value="-0.480292383291557" calcext:value-type="float">
            <text:p>-0.480292383291557</text:p>
          </table:table-cell>
          <table:table-cell/>
          <table:table-cell table:formula="of:= 100 * ([.A940] - [.A939]*[.A939]) * ([.A940] - [.A939]*[.A939]) + (1 - [.A939]) * (1 - [.A939])" office:value-type="float" office:value="50.3116804642725" calcext:value-type="float">
            <text:p>50.3116804642725</text:p>
          </table:table-cell>
          <table:table-cell table:formula="of:= 100 * ([.B940] - [.B939]*[.B939]) * ([.B940] - [.B939]*[.B939]) + (1 - [.B939]) * (1 - [.B939])" office:value-type="float" office:value="8.24479530287372" calcext:value-type="float">
            <text:p>8.24479530287372</text:p>
          </table:table-cell>
          <table:table-cell table:formula="of:= [.A939]*[.A939]*[.A939]*[.A939] - 16*[.A939]*[.A939] + 5*[.A939]" office:value-type="float" office:value="-1.23621683946985" calcext:value-type="float">
            <text:p>-1.23621683946985</text:p>
          </table:table-cell>
          <table:table-cell table:formula="of:= [.B939]*[.B939]*[.B939]*[.B939] - 16*[.B939]*[.B939] + 5*[.B939]" office:value-type="float" office:value="-6.03914067238542" calcext:value-type="float">
            <text:p>-6.0391406723854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6719993143499" calcext:value-type="float">
            <text:p>-0.476719993143499</text:p>
          </table:table-cell>
          <table:table-cell table:formula="of:=-[.A940]" office:value-type="float" office:value="0.476719993143499" calcext:value-type="float">
            <text:p>0.476719993143499</text:p>
          </table:table-cell>
          <table:table-cell/>
          <table:table-cell table:formula="of:= 100 * ([.A941] - [.A940]*[.A940]) * ([.A941] - [.A940]*[.A940]) + (1 - [.A940]) * (1 - [.A940])" office:value-type="float" office:value="7.61546743308351" calcext:value-type="float">
            <text:p>7.61546743308351</text:p>
          </table:table-cell>
          <table:table-cell table:formula="of:= 100 * ([.B941] - [.B940]*[.B940]) * ([.B941] - [.B940]*[.B940]) + (1 - [.B940]) * (1 - [.B940])" office:value-type="float" office:value="47.5600382839399" calcext:value-type="float">
            <text:p>47.5600382839399</text:p>
          </table:table-cell>
          <table:table-cell table:formula="of:= [.A940]*[.A940]*[.A940]*[.A940] - 16*[.A940]*[.A940] + 5*[.A940]" office:value-type="float" office:value="-5.96814320075685" calcext:value-type="float">
            <text:p>-5.96814320075685</text:p>
          </table:table-cell>
          <table:table-cell table:formula="of:= [.B940]*[.B940]*[.B940]*[.B940] - 16*[.B940]*[.B940] + 5*[.B940]" office:value-type="float" office:value="-1.20094326932185" calcext:value-type="float">
            <text:p>-1.2009432693218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0387786873227" calcext:value-type="float">
            <text:p>0.460387786873227</text:p>
          </table:table-cell>
          <table:table-cell table:formula="of:=-[.A941]" office:value-type="float" office:value="-0.460387786873227" calcext:value-type="float">
            <text:p>-0.460387786873227</text:p>
          </table:table-cell>
          <table:table-cell/>
          <table:table-cell table:formula="of:= 100 * ([.A942] - [.A941]*[.A941]) * ([.A942] - [.A941]*[.A941]) + (1 - [.A941]) * (1 - [.A941])" office:value-type="float" office:value="0.550419911546927" calcext:value-type="float">
            <text:p>0.550419911546927</text:p>
          </table:table-cell>
          <table:table-cell table:formula="of:= 100 * ([.B942] - [.B941]*[.B941]) * ([.B942] - [.B941]*[.B941]) + (1 - [.B941]) * (1 - [.B941])" office:value-type="float" office:value="24.6790193518153" calcext:value-type="float">
            <text:p>24.6790193518153</text:p>
          </table:table-cell>
          <table:table-cell table:formula="of:= [.A941]*[.A941]*[.A941]*[.A941] - 16*[.A941]*[.A941] + 5*[.A941]" office:value-type="float" office:value="-1.04444596094588" calcext:value-type="float">
            <text:p>-1.04444596094588</text:p>
          </table:table-cell>
          <table:table-cell table:formula="of:= [.B941]*[.B941]*[.B941]*[.B941] - 16*[.B941]*[.B941] + 5*[.B941]" office:value-type="float" office:value="-5.64832382967815" calcext:value-type="float">
            <text:p>-5.648323829678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62872390435651" calcext:value-type="float">
            <text:p>0.262872390435651</text:p>
          </table:table-cell>
          <table:table-cell table:formula="of:=-[.A942]" office:value-type="float" office:value="-0.262872390435651" calcext:value-type="float">
            <text:p>-0.262872390435651</text:p>
          </table:table-cell>
          <table:table-cell/>
          <table:table-cell table:formula="of:= 100 * ([.A943] - [.A942]*[.A942]) * ([.A943] - [.A942]*[.A942]) + (1 - [.A942]) * (1 - [.A942])" office:value-type="float" office:value="9.26019024339389" calcext:value-type="float">
            <text:p>9.26019024339389</text:p>
          </table:table-cell>
          <table:table-cell table:formula="of:= 100 * ([.B943] - [.B942]*[.B942]) * ([.B943] - [.B942]*[.B942]) + (1 - [.B942]) * (1 - [.B942])" office:value-type="float" office:value="4.06097290793285" calcext:value-type="float">
            <text:p>4.06097290793285</text:p>
          </table:table-cell>
          <table:table-cell table:formula="of:= [.A942]*[.A942]*[.A942]*[.A942] - 16*[.A942]*[.A942] + 5*[.A942]" office:value-type="float" office:value="0.213506725431081" calcext:value-type="float">
            <text:p>0.213506725431081</text:p>
          </table:table-cell>
          <table:table-cell table:formula="of:= [.B942]*[.B942]*[.B942]*[.B942] - 16*[.B942]*[.B942] + 5*[.B942]" office:value-type="float" office:value="-2.41521717892543" calcext:value-type="float">
            <text:p>-2.415217178925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6140940817051" calcext:value-type="float">
            <text:p>-0.226140940817051</text:p>
          </table:table-cell>
          <table:table-cell table:formula="of:=-[.A943]" office:value-type="float" office:value="0.226140940817051" calcext:value-type="float">
            <text:p>0.226140940817051</text:p>
          </table:table-cell>
          <table:table-cell/>
          <table:table-cell table:formula="of:= 100 * ([.A944] - [.A943]*[.A943]) * ([.A944] - [.A943]*[.A943]) + (1 - [.A943]) * (1 - [.A943])" office:value-type="float" office:value="3.22414223910191" calcext:value-type="float">
            <text:p>3.22414223910191</text:p>
          </table:table-cell>
          <table:table-cell table:formula="of:= 100 * ([.B944] - [.B943]*[.B943]) * ([.B944] - [.B943]*[.B943]) + (1 - [.B943]) * (1 - [.B943])" office:value-type="float" office:value="6.04901384159096" calcext:value-type="float">
            <text:p>6.04901384159096</text:p>
          </table:table-cell>
          <table:table-cell table:formula="of:= [.A943]*[.A943]*[.A943]*[.A943] - 16*[.A943]*[.A943] + 5*[.A943]" office:value-type="float" office:value="-1.94632503441849" calcext:value-type="float">
            <text:p>-1.94632503441849</text:p>
          </table:table-cell>
          <table:table-cell table:formula="of:= [.B943]*[.B943]*[.B943]*[.B943] - 16*[.B943]*[.B943] + 5*[.B943]" office:value-type="float" office:value="0.315084373752017" calcext:value-type="float">
            <text:p>0.3150843737520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2315966573505" calcext:value-type="float">
            <text:p>0.182315966573505</text:p>
          </table:table-cell>
          <table:table-cell table:formula="of:=-[.A944]" office:value-type="float" office:value="-0.182315966573505" calcext:value-type="float">
            <text:p>-0.182315966573505</text:p>
          </table:table-cell>
          <table:table-cell/>
          <table:table-cell table:formula="of:= 100 * ([.A945] - [.A944]*[.A944]) * ([.A945] - [.A944]*[.A944]) + (1 - [.A944]) * (1 - [.A944])" office:value-type="float" office:value="18.0056490403163" calcext:value-type="float">
            <text:p>18.0056490403163</text:p>
          </table:table-cell>
          <table:table-cell table:formula="of:= 100 * ([.B945] - [.B944]*[.B944]) * ([.B945] - [.B944]*[.B944]) + (1 - [.B944]) * (1 - [.B944])" office:value-type="float" office:value="24.7128587428373" calcext:value-type="float">
            <text:p>24.7128587428373</text:p>
          </table:table-cell>
          <table:table-cell table:formula="of:= [.A944]*[.A944]*[.A944]*[.A944] - 16*[.A944]*[.A944] + 5*[.A944]" office:value-type="float" office:value="0.380858884729876" calcext:value-type="float">
            <text:p>0.380858884729876</text:p>
          </table:table-cell>
          <table:table-cell table:formula="of:= [.B944]*[.B944]*[.B944]*[.B944] - 16*[.B944]*[.B944] + 5*[.B944]" office:value-type="float" office:value="-1.44230078100518" calcext:value-type="float">
            <text:p>-1.4423007810051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49616847165049" calcext:value-type="float">
            <text:p>0.449616847165049</text:p>
          </table:table-cell>
          <table:table-cell table:formula="of:=-[.A945]" office:value-type="float" office:value="-0.449616847165049" calcext:value-type="float">
            <text:p>-0.449616847165049</text:p>
          </table:table-cell>
          <table:table-cell/>
          <table:table-cell table:formula="of:= 100 * ([.A946] - [.A945]*[.A945]) * ([.A946] - [.A945]*[.A945]) + (1 - [.A945]) * (1 - [.A945])" office:value-type="float" office:value="15.2179752009167" calcext:value-type="float">
            <text:p>15.2179752009167</text:p>
          </table:table-cell>
          <table:table-cell table:formula="of:= 100 * ([.B946] - [.B945]*[.B945]) * ([.B946] - [.B945]*[.B945]) + (1 - [.B945]) * (1 - [.B945])" office:value-type="float" office:value="2.13418800433583" calcext:value-type="float">
            <text:p>2.13418800433583</text:p>
          </table:table-cell>
          <table:table-cell table:formula="of:= [.A945]*[.A945]*[.A945]*[.A945] - 16*[.A945]*[.A945] + 5*[.A945]" office:value-type="float" office:value="-0.945533943189138" calcext:value-type="float">
            <text:p>-0.945533943189138</text:p>
          </table:table-cell>
          <table:table-cell table:formula="of:= [.B945]*[.B945]*[.B945]*[.B945] - 16*[.B945]*[.B945] + 5*[.B945]" office:value-type="float" office:value="-5.44170241483963" calcext:value-type="float">
            <text:p>-5.4417024148396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404481485192" calcext:value-type="float">
            <text:p>-0.18404481485192</text:p>
          </table:table-cell>
          <table:table-cell table:formula="of:=-[.A946]" office:value-type="float" office:value="0.18404481485192" calcext:value-type="float">
            <text:p>0.18404481485192</text:p>
          </table:table-cell>
          <table:table-cell/>
          <table:table-cell table:formula="of:= 100 * ([.A947] - [.A946]*[.A946]) * ([.A947] - [.A946]*[.A946]) + (1 - [.A946]) * (1 - [.A946])" office:value-type="float" office:value="20.1136477254181" calcext:value-type="float">
            <text:p>20.1136477254181</text:p>
          </table:table-cell>
          <table:table-cell table:formula="of:= 100 * ([.B947] - [.B946]*[.B946]) * ([.B947] - [.B946]*[.B946]) + (1 - [.B946]) * (1 - [.B946])" office:value-type="float" office:value="25.6972974730817" calcext:value-type="float">
            <text:p>25.6972974730817</text:p>
          </table:table-cell>
          <table:table-cell table:formula="of:= [.A946]*[.A946]*[.A946]*[.A946] - 16*[.A946]*[.A946] + 5*[.A946]" office:value-type="float" office:value="-1.4610366304004" calcext:value-type="float">
            <text:p>-1.4610366304004</text:p>
          </table:table-cell>
          <table:table-cell table:formula="of:= [.B946]*[.B946]*[.B946]*[.B946] - 16*[.B946]*[.B946] + 5*[.B946]" office:value-type="float" office:value="0.379411518118796" calcext:value-type="float">
            <text:p>0.3794115181187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66442552960731" calcext:value-type="float">
            <text:p>0.466442552960731</text:p>
          </table:table-cell>
          <table:table-cell table:formula="of:=-[.A947]" office:value-type="float" office:value="-0.466442552960731" calcext:value-type="float">
            <text:p>-0.466442552960731</text:p>
          </table:table-cell>
          <table:table-cell/>
          <table:table-cell table:formula="of:= 100 * ([.A948] - [.A947]*[.A947]) * ([.A948] - [.A947]*[.A947]) + (1 - [.A947]) * (1 - [.A947])" office:value-type="float" office:value="12.1190484382814" calcext:value-type="float">
            <text:p>12.1190484382814</text:p>
          </table:table-cell>
          <table:table-cell table:formula="of:= 100 * ([.B948] - [.B947]*[.B947]) * ([.B948] - [.B947]*[.B947]) + (1 - [.B947]) * (1 - [.B947])" office:value-type="float" office:value="2.98085206678745" calcext:value-type="float">
            <text:p>2.98085206678745</text:p>
          </table:table-cell>
          <table:table-cell table:formula="of:= [.A947]*[.A947]*[.A947]*[.A947] - 16*[.A947]*[.A947] + 5*[.A947]" office:value-type="float" office:value="-1.10154959886575" calcext:value-type="float">
            <text:p>-1.10154959886575</text:p>
          </table:table-cell>
          <table:table-cell table:formula="of:= [.B947]*[.B947]*[.B947]*[.B947] - 16*[.B947]*[.B947] + 5*[.B947]" office:value-type="float" office:value="-5.76597512847306" calcext:value-type="float">
            <text:p>-5.7659751284730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6442462180364" calcext:value-type="float">
            <text:p>-0.126442462180364</text:p>
          </table:table-cell>
          <table:table-cell table:formula="of:=-[.A948]" office:value-type="float" office:value="0.126442462180364" calcext:value-type="float">
            <text:p>0.126442462180364</text:p>
          </table:table-cell>
          <table:table-cell/>
          <table:table-cell table:formula="of:= 100 * ([.A949] - [.A948]*[.A948]) * ([.A949] - [.A948]*[.A948]) + (1 - [.A948]) * (1 - [.A948])" office:value-type="float" office:value="7.3421191103118" calcext:value-type="float">
            <text:p>7.3421191103118</text:p>
          </table:table-cell>
          <table:table-cell table:formula="of:= 100 * ([.B949] - [.B948]*[.B948]) * ([.B949] - [.B948]*[.B948]) + (1 - [.B948]) * (1 - [.B948])" office:value-type="float" office:value="5.36259139717546" calcext:value-type="float">
            <text:p>5.36259139717546</text:p>
          </table:table-cell>
          <table:table-cell table:formula="of:= [.A948]*[.A948]*[.A948]*[.A948] - 16*[.A948]*[.A948] + 5*[.A948]" office:value-type="float" office:value="-0.887759844346407" calcext:value-type="float">
            <text:p>-0.887759844346407</text:p>
          </table:table-cell>
          <table:table-cell table:formula="of:= [.B948]*[.B948]*[.B948]*[.B948] - 16*[.B948]*[.B948] + 5*[.B948]" office:value-type="float" office:value="0.376664777457229" calcext:value-type="float">
            <text:p>0.37666477745722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30451880321858" calcext:value-type="float">
            <text:p>-0.230451880321858</text:p>
          </table:table-cell>
          <table:table-cell table:formula="of:=-[.A949]" office:value-type="float" office:value="0.230451880321858" calcext:value-type="float">
            <text:p>0.230451880321858</text:p>
          </table:table-cell>
          <table:table-cell/>
          <table:table-cell table:formula="of:= 100 * ([.A950] - [.A949]*[.A949]) * ([.A950] - [.A949]*[.A949]) + (1 - [.A949]) * (1 - [.A949])" office:value-type="float" office:value="3.33430477191496" calcext:value-type="float">
            <text:p>3.33430477191496</text:p>
          </table:table-cell>
          <table:table-cell table:formula="of:= 100 * ([.B950] - [.B949]*[.B949]) * ([.B950] - [.B949]*[.B949]) + (1 - [.B949]) * (1 - [.B949])" office:value-type="float" office:value="6.40678277893449" calcext:value-type="float">
            <text:p>6.40678277893449</text:p>
          </table:table-cell>
          <table:table-cell table:formula="of:= [.A949]*[.A949]*[.A949]*[.A949] - 16*[.A949]*[.A949] + 5*[.A949]" office:value-type="float" office:value="-1.99916804090318" calcext:value-type="float">
            <text:p>-1.99916804090318</text:p>
          </table:table-cell>
          <table:table-cell table:formula="of:= [.B949]*[.B949]*[.B949]*[.B949] - 16*[.B949]*[.B949] + 5*[.B949]" office:value-type="float" office:value="0.305350762315401" calcext:value-type="float">
            <text:p>0.3053507623154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8026301496938" calcext:value-type="float">
            <text:p>0.188026301496938</text:p>
          </table:table-cell>
          <table:table-cell table:formula="of:=-[.A950]" office:value-type="float" office:value="-0.188026301496938" calcext:value-type="float">
            <text:p>-0.188026301496938</text:p>
          </table:table-cell>
          <table:table-cell/>
          <table:table-cell table:formula="of:= 100 * ([.A951] - [.A950]*[.A950]) * ([.A951] - [.A950]*[.A950]) + (1 - [.A950]) * (1 - [.A950])" office:value-type="float" office:value="18.5125033886645" calcext:value-type="float">
            <text:p>18.5125033886645</text:p>
          </table:table-cell>
          <table:table-cell table:formula="of:= 100 * ([.B951] - [.B950]*[.B950]) * ([.B951] - [.B950]*[.B950]) + (1 - [.B950]) * (1 - [.B950])" office:value-type="float" office:value="13.7893289151611" calcext:value-type="float">
            <text:p>13.7893289151611</text:p>
          </table:table-cell>
          <table:table-cell table:formula="of:= [.A950]*[.A950]*[.A950]*[.A950] - 16*[.A950]*[.A950] + 5*[.A950]" office:value-type="float" office:value="0.375719164152805" calcext:value-type="float">
            <text:p>0.375719164152805</text:p>
          </table:table-cell>
          <table:table-cell table:formula="of:= [.B950]*[.B950]*[.B950]*[.B950] - 16*[.B950]*[.B950] + 5*[.B950]" office:value-type="float" office:value="-1.50454385081657" calcext:value-type="float">
            <text:p>-1.5045438508165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87176607088533" calcext:value-type="float">
            <text:p>-0.387176607088533</text:p>
          </table:table-cell>
          <table:table-cell table:formula="of:=-[.A951]" office:value-type="float" office:value="0.387176607088533" calcext:value-type="float">
            <text:p>0.387176607088533</text:p>
          </table:table-cell>
          <table:table-cell/>
          <table:table-cell table:formula="of:= 100 * ([.A952] - [.A951]*[.A951]) * ([.A952] - [.A951]*[.A951]) + (1 - [.A951]) * (1 - [.A951])" office:value-type="float" office:value="2.89312756348863" calcext:value-type="float">
            <text:p>2.89312756348863</text:p>
          </table:table-cell>
          <table:table-cell table:formula="of:= 100 * ([.B952] - [.B951]*[.B951]) * ([.B952] - [.B951]*[.B951]) + (1 - [.B951]) * (1 - [.B951])" office:value-type="float" office:value="4.43095607264284" calcext:value-type="float">
            <text:p>4.43095607264284</text:p>
          </table:table-cell>
          <table:table-cell table:formula="of:= [.A951]*[.A951]*[.A951]*[.A951] - 16*[.A951]*[.A951] + 5*[.A951]" office:value-type="float" office:value="-4.31190291025734" calcext:value-type="float">
            <text:p>-4.31190291025734</text:p>
          </table:table-cell>
          <table:table-cell table:formula="of:= [.B951]*[.B951]*[.B951]*[.B951] - 16*[.B951]*[.B951] + 5*[.B951]" office:value-type="float" office:value="-0.440136839372008" calcext:value-type="float">
            <text:p>-0.44013683937200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514746007187418" calcext:value-type="float">
            <text:p>0.0514746007187418</text:p>
          </table:table-cell>
          <table:table-cell table:formula="of:=-[.A952]" office:value-type="float" office:value="-0.0514746007187418" calcext:value-type="float">
            <text:p>-0.0514746007187418</text:p>
          </table:table-cell>
          <table:table-cell/>
          <table:table-cell table:formula="of:= 100 * ([.A953] - [.A952]*[.A952]) * ([.A953] - [.A952]*[.A952]) + (1 - [.A952]) * (1 - [.A952])" office:value-type="float" office:value="21.9608992844458" calcext:value-type="float">
            <text:p>21.9608992844458</text:p>
          </table:table-cell>
          <table:table-cell table:formula="of:= 100 * ([.B953] - [.B952]*[.B952]) * ([.B953] - [.B952]*[.B952]) + (1 - [.B952]) * (1 - [.B952])" office:value-type="float" office:value="21.6832126968395" calcext:value-type="float">
            <text:p>21.6832126968395</text:p>
          </table:table-cell>
          <table:table-cell table:formula="of:= [.A952]*[.A952]*[.A952]*[.A952] - 16*[.A952]*[.A952] + 5*[.A952]" office:value-type="float" office:value="0.214985871850332" calcext:value-type="float">
            <text:p>0.214985871850332</text:p>
          </table:table-cell>
          <table:table-cell table:formula="of:= [.B952]*[.B952]*[.B952]*[.B952] - 16*[.B952]*[.B952] + 5*[.B952]" office:value-type="float" office:value="-0.299760135337086" calcext:value-type="float">
            <text:p>-0.29976013533708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6275183412544" calcext:value-type="float">
            <text:p>-0.456275183412544</text:p>
          </table:table-cell>
          <table:table-cell table:formula="of:=-[.A953]" office:value-type="float" office:value="0.456275183412544" calcext:value-type="float">
            <text:p>0.456275183412544</text:p>
          </table:table-cell>
          <table:table-cell/>
          <table:table-cell table:formula="of:= 100 * ([.A954] - [.A953]*[.A953]) * ([.A954] - [.A953]*[.A953]) + (1 - [.A953]) * (1 - [.A953])" office:value-type="float" office:value="48.4115534737475" calcext:value-type="float">
            <text:p>48.4115534737475</text:p>
          </table:table-cell>
          <table:table-cell table:formula="of:= 100 * ([.B954] - [.B953]*[.B953]) * ([.B954] - [.B953]*[.B953]) + (1 - [.B953]) * (1 - [.B953])" office:value-type="float" office:value="7.26520810784842" calcext:value-type="float">
            <text:p>7.26520810784842</text:p>
          </table:table-cell>
          <table:table-cell table:formula="of:= [.A953]*[.A953]*[.A953]*[.A953] - 16*[.A953]*[.A953] + 5*[.A953]" office:value-type="float" office:value="-5.56902676016081" calcext:value-type="float">
            <text:p>-5.56902676016081</text:p>
          </table:table-cell>
          <table:table-cell table:formula="of:= [.B953]*[.B953]*[.B953]*[.B953] - 16*[.B953]*[.B953] + 5*[.B953]" office:value-type="float" office:value="-1.00627492603537" calcext:value-type="float">
            <text:p>-1.0062749260353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72186501930841" calcext:value-type="float">
            <text:p>-0.472186501930841</text:p>
          </table:table-cell>
          <table:table-cell table:formula="of:=-[.A954]" office:value-type="float" office:value="0.472186501930841" calcext:value-type="float">
            <text:p>0.472186501930841</text:p>
          </table:table-cell>
          <table:table-cell/>
          <table:table-cell table:formula="of:= 100 * ([.A955] - [.A954]*[.A954]) * ([.A955] - [.A954]*[.A954]) + (1 - [.A954]) * (1 - [.A954])" office:value-type="float" office:value="27.7009156965004" calcext:value-type="float">
            <text:p>27.7009156965004</text:p>
          </table:table-cell>
          <table:table-cell table:formula="of:= 100 * ([.B955] - [.B954]*[.B954]) * ([.B955] - [.B954]*[.B954]) + (1 - [.B954]) * (1 - [.B954])" office:value-type="float" office:value="0.631274243168109" calcext:value-type="float">
            <text:p>0.631274243168109</text:p>
          </table:table-cell>
          <table:table-cell table:formula="of:= [.A954]*[.A954]*[.A954]*[.A954] - 16*[.A954]*[.A954] + 5*[.A954]" office:value-type="float" office:value="-5.87858278845042" calcext:value-type="float">
            <text:p>-5.87858278845042</text:p>
          </table:table-cell>
          <table:table-cell table:formula="of:= [.B954]*[.B954]*[.B954]*[.B954] - 16*[.B954]*[.B954] + 5*[.B954]" office:value-type="float" office:value="-1.15671776914201" calcext:value-type="float">
            <text:p>-1.1567177691420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2347562195161" calcext:value-type="float">
            <text:p>-0.282347562195161</text:p>
          </table:table-cell>
          <table:table-cell table:formula="of:=-[.A955]" office:value-type="float" office:value="0.282347562195161" calcext:value-type="float">
            <text:p>0.282347562195161</text:p>
          </table:table-cell>
          <table:table-cell/>
          <table:table-cell table:formula="of:= 100 * ([.A956] - [.A955]*[.A955]) * ([.A956] - [.A955]*[.A955]) + (1 - [.A955]) * (1 - [.A955])" office:value-type="float" office:value="1.64925962889922" calcext:value-type="float">
            <text:p>1.64925962889922</text:p>
          </table:table-cell>
          <table:table-cell table:formula="of:= 100 * ([.B956] - [.B955]*[.B955]) * ([.B956] - [.B955]*[.B955]) + (1 - [.B955]) * (1 - [.B955])" office:value-type="float" office:value="2.84004460727304" calcext:value-type="float">
            <text:p>2.84004460727304</text:p>
          </table:table-cell>
          <table:table-cell table:formula="of:= [.A955]*[.A955]*[.A955]*[.A955] - 16*[.A955]*[.A955] + 5*[.A955]" office:value-type="float" office:value="-2.68090484335788" calcext:value-type="float">
            <text:p>-2.68090484335788</text:p>
          </table:table-cell>
          <table:table-cell table:formula="of:= [.B955]*[.B955]*[.B955]*[.B955] - 16*[.B955]*[.B955] + 5*[.B955]" office:value-type="float" office:value="0.142570778593736" calcext:value-type="float">
            <text:p>0.14257077859373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727600031840833" calcext:value-type="float">
            <text:p>0.0727600031840833</text:p>
          </table:table-cell>
          <table:table-cell table:formula="of:=-[.A956]" office:value-type="float" office:value="-0.0727600031840833" calcext:value-type="float">
            <text:p>-0.0727600031840833</text:p>
          </table:table-cell>
          <table:table-cell/>
          <table:table-cell table:formula="of:= 100 * ([.A957] - [.A956]*[.A956]) * ([.A957] - [.A956]*[.A956]) + (1 - [.A956]) * (1 - [.A956])" office:value-type="float" office:value="3.67418862782522" calcext:value-type="float">
            <text:p>3.67418862782522</text:p>
          </table:table-cell>
          <table:table-cell table:formula="of:= 100 * ([.B957] - [.B956]*[.B956]) * ([.B957] - [.B956]*[.B956]) + (1 - [.B956]) * (1 - [.B956])" office:value-type="float" office:value="4.33169367781217" calcext:value-type="float">
            <text:p>4.33169367781217</text:p>
          </table:table-cell>
          <table:table-cell table:formula="of:= [.A956]*[.A956]*[.A956]*[.A956] - 16*[.A956]*[.A956] + 5*[.A956]" office:value-type="float" office:value="0.279123753534107" calcext:value-type="float">
            <text:p>0.279123753534107</text:p>
          </table:table-cell>
          <table:table-cell table:formula="of:= [.B956]*[.B956]*[.B956]*[.B956] - 16*[.B956]*[.B956] + 5*[.B956]" office:value-type="float" office:value="-0.448476278306727" calcext:value-type="float">
            <text:p>-0.44847627830672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73056189488554" calcext:value-type="float">
            <text:p>0.173056189488554</text:p>
          </table:table-cell>
          <table:table-cell table:formula="of:=-[.A957]" office:value-type="float" office:value="-0.173056189488554" calcext:value-type="float">
            <text:p>-0.173056189488554</text:p>
          </table:table-cell>
          <table:table-cell/>
          <table:table-cell table:formula="of:= 100 * ([.A958] - [.A957]*[.A957]) * ([.A958] - [.A957]*[.A957]) + (1 - [.A957]) * (1 - [.A957])" office:value-type="float" office:value="5.34740952707299" calcext:value-type="float">
            <text:p>5.34740952707299</text:p>
          </table:table-cell>
          <table:table-cell table:formula="of:= 100 * ([.B958] - [.B957]*[.B957]) * ([.B958] - [.B957]*[.B957]) + (1 - [.B957]) * (1 - [.B957])" office:value-type="float" office:value="8.98538162427835" calcext:value-type="float">
            <text:p>8.98538162427835</text:p>
          </table:table-cell>
          <table:table-cell table:formula="of:= [.A957]*[.A957]*[.A957]*[.A957] - 16*[.A957]*[.A957] + 5*[.A957]" office:value-type="float" office:value="0.387002741259162" calcext:value-type="float">
            <text:p>0.387002741259162</text:p>
          </table:table-cell>
          <table:table-cell table:formula="of:= [.B957]*[.B957]*[.B957]*[.B957] - 16*[.B957]*[.B957] + 5*[.B957]" office:value-type="float" office:value="-1.34355915362638" calcext:value-type="float">
            <text:p>-1.343559153626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45901529007831" calcext:value-type="float">
            <text:p>0.245901529007831</text:p>
          </table:table-cell>
          <table:table-cell table:formula="of:=-[.A958]" office:value-type="float" office:value="-0.245901529007831" calcext:value-type="float">
            <text:p>-0.245901529007831</text:p>
          </table:table-cell>
          <table:table-cell/>
          <table:table-cell table:formula="of:= 100 * ([.A959] - [.A958]*[.A958]) * ([.A959] - [.A958]*[.A958]) + (1 - [.A958]) * (1 - [.A958])" office:value-type="float" office:value="26.9751301593359" calcext:value-type="float">
            <text:p>26.9751301593359</text:p>
          </table:table-cell>
          <table:table-cell table:formula="of:= 100 * ([.B959] - [.B958]*[.B958]) * ([.B959] - [.B958]*[.B958]) + (1 - [.B958]) * (1 - [.B958])" office:value-type="float" office:value="16.9922266183667" calcext:value-type="float">
            <text:p>16.9922266183667</text:p>
          </table:table-cell>
          <table:table-cell table:formula="of:= [.A958]*[.A958]*[.A958]*[.A958] - 16*[.A958]*[.A958] + 5*[.A958]" office:value-type="float" office:value="0.265682979595331" calcext:value-type="float">
            <text:p>0.265682979595331</text:p>
          </table:table-cell>
          <table:table-cell table:formula="of:= [.B958]*[.B958]*[.B958]*[.B958] - 16*[.B958]*[.B958] + 5*[.B958]" office:value-type="float" office:value="-2.19333231048298" calcext:value-type="float">
            <text:p>-2.1933323104829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53404656149921" calcext:value-type="float">
            <text:p>-0.453404656149921</text:p>
          </table:table-cell>
          <table:table-cell table:formula="of:=-[.A959]" office:value-type="float" office:value="0.453404656149921" calcext:value-type="float">
            <text:p>0.453404656149921</text:p>
          </table:table-cell>
          <table:table-cell/>
          <table:table-cell table:formula="of:= 100 * ([.A960] - [.A959]*[.A959]) * ([.A960] - [.A959]*[.A959]) + (1 - [.A959]) * (1 - [.A959])" office:value-type="float" office:value="34.6252624632823" calcext:value-type="float">
            <text:p>34.6252624632823</text:p>
          </table:table-cell>
          <table:table-cell table:formula="of:= 100 * ([.B960] - [.B959]*[.B959]) * ([.B960] - [.B959]*[.B959]) + (1 - [.B959]) * (1 - [.B959])" office:value-type="float" office:value="2.82842742053419" calcext:value-type="float">
            <text:p>2.82842742053419</text:p>
          </table:table-cell>
          <table:table-cell table:formula="of:= [.A959]*[.A959]*[.A959]*[.A959] - 16*[.A959]*[.A959] + 5*[.A959]" office:value-type="float" office:value="-5.51397439400974" calcext:value-type="float">
            <text:p>-5.51397439400974</text:p>
          </table:table-cell>
          <table:table-cell table:formula="of:= [.B959]*[.B959]*[.B959]*[.B959] - 16*[.B959]*[.B959] + 5*[.B959]" office:value-type="float" office:value="-0.979927832510528" calcext:value-type="float">
            <text:p>-0.9799278325105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64624861141118" calcext:value-type="float">
            <text:p>-0.364624861141118</text:p>
          </table:table-cell>
          <table:table-cell table:formula="of:=-[.A960]" office:value-type="float" office:value="0.364624861141118" calcext:value-type="float">
            <text:p>0.364624861141118</text:p>
          </table:table-cell>
          <table:table-cell/>
          <table:table-cell table:formula="of:= 100 * ([.A961] - [.A960]*[.A960]) * ([.A961] - [.A960]*[.A960]) + (1 - [.A960]) * (1 - [.A960])" office:value-type="float" office:value="4.2532726529639" calcext:value-type="float">
            <text:p>4.2532726529639</text:p>
          </table:table-cell>
          <table:table-cell table:formula="of:= 100 * ([.B961] - [.B960]*[.B960]) * ([.B961] - [.B960]*[.B960]) + (1 - [.B960]) * (1 - [.B960])" office:value-type="float" office:value="18.088542560354" calcext:value-type="float">
            <text:p>18.088542560354</text:p>
          </table:table-cell>
          <table:table-cell table:formula="of:= [.A960]*[.A960]*[.A960]*[.A960] - 16*[.A960]*[.A960] + 5*[.A960]" office:value-type="float" office:value="-3.9326688901574" calcext:value-type="float">
            <text:p>-3.9326688901574</text:p>
          </table:table-cell>
          <table:table-cell table:formula="of:= [.B960]*[.B960]*[.B960]*[.B960] - 16*[.B960]*[.B960] + 5*[.B960]" office:value-type="float" office:value="-0.286420278746217" calcext:value-type="float">
            <text:p>-0.28642027874621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7582193172494" calcext:value-type="float">
            <text:p>0.287582193172494</text:p>
          </table:table-cell>
          <table:table-cell table:formula="of:=-[.A961]" office:value-type="float" office:value="-0.287582193172494" calcext:value-type="float">
            <text:p>-0.287582193172494</text:p>
          </table:table-cell>
          <table:table-cell/>
          <table:table-cell table:formula="of:= 100 * ([.A962] - [.A961]*[.A961]) * ([.A962] - [.A961]*[.A961]) + (1 - [.A961]) * (1 - [.A961])" office:value-type="float" office:value="0.509789549775521" calcext:value-type="float">
            <text:p>0.509789549775521</text:p>
          </table:table-cell>
          <table:table-cell table:formula="of:= 100 * ([.B962] - [.B961]*[.B961]) * ([.B962] - [.B961]*[.B961]) + (1 - [.B961]) * (1 - [.B961])" office:value-type="float" office:value="4.55300054462979" calcext:value-type="float">
            <text:p>4.55300054462979</text:p>
          </table:table-cell>
          <table:table-cell table:formula="of:= [.A961]*[.A961]*[.A961]*[.A961] - 16*[.A961]*[.A961] + 5*[.A961]" office:value-type="float" office:value="0.121494552445482" calcext:value-type="float">
            <text:p>0.121494552445482</text:p>
          </table:table-cell>
          <table:table-cell table:formula="of:= [.B961]*[.B961]*[.B961]*[.B961] - 16*[.B961]*[.B961] + 5*[.B961]" office:value-type="float" office:value="-2.75432737927946" calcext:value-type="float">
            <text:p>-2.7543273792794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7447375216679" calcext:value-type="float">
            <text:p>0.087447375216679</text:p>
          </table:table-cell>
          <table:table-cell table:formula="of:=-[.A962]" office:value-type="float" office:value="-0.087447375216679" calcext:value-type="float">
            <text:p>-0.087447375216679</text:p>
          </table:table-cell>
          <table:table-cell/>
          <table:table-cell table:formula="of:= 100 * ([.A963] - [.A962]*[.A962]) * ([.A963] - [.A962]*[.A962]) + (1 - [.A962]) * (1 - [.A962])" office:value-type="float" office:value="4.12353327932375" calcext:value-type="float">
            <text:p>4.12353327932375</text:p>
          </table:table-cell>
          <table:table-cell table:formula="of:= 100 * ([.B963] - [.B962]*[.B962]) * ([.B963] - [.B962]*[.B962]) + (1 - [.B962]) * (1 - [.B962])" office:value-type="float" office:value="5.05159875717501" calcext:value-type="float">
            <text:p>5.05159875717501</text:p>
          </table:table-cell>
          <table:table-cell table:formula="of:= [.A962]*[.A962]*[.A962]*[.A962] - 16*[.A962]*[.A962] + 5*[.A962]" office:value-type="float" office:value="0.314942658440064" calcext:value-type="float">
            <text:p>0.314942658440064</text:p>
          </table:table-cell>
          <table:table-cell table:formula="of:= [.B962]*[.B962]*[.B962]*[.B962] - 16*[.B962]*[.B962] + 5*[.B962]" office:value-type="float" office:value="-0.559531093726726" calcext:value-type="float">
            <text:p>-0.5595310937267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89052142211919" calcext:value-type="float">
            <text:p>0.189052142211919</text:p>
          </table:table-cell>
          <table:table-cell table:formula="of:=-[.A963]" office:value-type="float" office:value="-0.189052142211919" calcext:value-type="float">
            <text:p>-0.189052142211919</text:p>
          </table:table-cell>
          <table:table-cell/>
          <table:table-cell table:formula="of:= 100 * ([.A964] - [.A963]*[.A963]) * ([.A964] - [.A963]*[.A963]) + (1 - [.A963]) * (1 - [.A963])" office:value-type="float" office:value="3.24978024041466" calcext:value-type="float">
            <text:p>3.24978024041466</text:p>
          </table:table-cell>
          <table:table-cell table:formula="of:= 100 * ([.B964] - [.B963]*[.B963]) * ([.B964] - [.B963]*[.B963]) + (1 - [.B963]) * (1 - [.B963])" office:value-type="float" office:value="2.21522688525711" calcext:value-type="float">
            <text:p>2.21522688525711</text:p>
          </table:table-cell>
          <table:table-cell table:formula="of:= [.A963]*[.A963]*[.A963]*[.A963] - 16*[.A963]*[.A963] + 5*[.A963]" office:value-type="float" office:value="0.374686709989159" calcext:value-type="float">
            <text:p>0.374686709989159</text:p>
          </table:table-cell>
          <table:table-cell table:formula="of:= [.B963]*[.B963]*[.B963]*[.B963] - 16*[.B963]*[.B963] + 5*[.B963]" office:value-type="float" office:value="-1.51583471213003" calcext:value-type="float">
            <text:p>-1.5158347121300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25260648151744" calcext:value-type="float">
            <text:p>-0.125260648151744</text:p>
          </table:table-cell>
          <table:table-cell table:formula="of:=-[.A964]" office:value-type="float" office:value="0.125260648151744" calcext:value-type="float">
            <text:p>0.125260648151744</text:p>
          </table:table-cell>
          <table:table-cell/>
          <table:table-cell table:formula="of:= 100 * ([.A965] - [.A964]*[.A964]) * ([.A965] - [.A964]*[.A964]) + (1 - [.A964]) * (1 - [.A964])" office:value-type="float" office:value="1.42854762205552" calcext:value-type="float">
            <text:p>1.42854762205552</text:p>
          </table:table-cell>
          <table:table-cell table:formula="of:= 100 * ([.B965] - [.B964]*[.B964]) * ([.B965] - [.B964]*[.B964]) + (1 - [.B964]) * (1 - [.B964])" office:value-type="float" office:value="0.773108623727905" calcext:value-type="float">
            <text:p>0.773108623727905</text:p>
          </table:table-cell>
          <table:table-cell table:formula="of:= [.A964]*[.A964]*[.A964]*[.A964] - 16*[.A964]*[.A964] + 5*[.A964]" office:value-type="float" office:value="-0.877100737048363" calcext:value-type="float">
            <text:p>-0.877100737048363</text:p>
          </table:table-cell>
          <table:table-cell table:formula="of:= [.B964]*[.B964]*[.B964]*[.B964] - 16*[.B964]*[.B964] + 5*[.B964]" office:value-type="float" office:value="0.375505744469081" calcext:value-type="float">
            <text:p>0.37550574446908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246007238202942" calcext:value-type="float">
            <text:p>-0.0246007238202942</text:p>
          </table:table-cell>
          <table:table-cell table:formula="of:=-[.A965]" office:value-type="float" office:value="0.0246007238202942" calcext:value-type="float">
            <text:p>0.0246007238202942</text:p>
          </table:table-cell>
          <table:table-cell/>
          <table:table-cell table:formula="of:= 100 * ([.A966] - [.A965]*[.A965]) * ([.A966] - [.A965]*[.A965]) + (1 - [.A965]) * (1 - [.A965])" office:value-type="float" office:value="9.18878923724789" calcext:value-type="float">
            <text:p>9.18878923724789</text:p>
          </table:table-cell>
          <table:table-cell table:formula="of:= 100 * ([.B966] - [.B965]*[.B965]) * ([.B966] - [.B965]*[.B965]) + (1 - [.B965]) * (1 - [.B965])" office:value-type="float" office:value="9.0214705809537" calcext:value-type="float">
            <text:p>9.0214705809537</text:p>
          </table:table-cell>
          <table:table-cell table:formula="of:= [.A965]*[.A965]*[.A965]*[.A965] - 16*[.A965]*[.A965] + 5*[.A965]" office:value-type="float" office:value="-0.13268638263946" calcext:value-type="float">
            <text:p>-0.13268638263946</text:p>
          </table:table-cell>
          <table:table-cell table:formula="of:= [.B965]*[.B965]*[.B965]*[.B965] - 16*[.B965]*[.B965] + 5*[.B965]" office:value-type="float" office:value="0.113320855563482" calcext:value-type="float">
            <text:p>0.11332085556348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84683826153074" calcext:value-type="float">
            <text:p>-0.284683826153074</text:p>
          </table:table-cell>
          <table:table-cell table:formula="of:=-[.A966]" office:value-type="float" office:value="0.284683826153074" calcext:value-type="float">
            <text:p>0.284683826153074</text:p>
          </table:table-cell>
          <table:table-cell/>
          <table:table-cell table:formula="of:= 100 * ([.A967] - [.A966]*[.A966]) * ([.A967] - [.A966]*[.A966]) + (1 - [.A966]) * (1 - [.A966])" office:value-type="float" office:value="10.5338144362548" calcext:value-type="float">
            <text:p>10.5338144362548</text:p>
          </table:table-cell>
          <table:table-cell table:formula="of:= 100 * ([.B967] - [.B966]*[.B966]) * ([.B967] - [.B966]*[.B966]) + (1 - [.B966]) * (1 - [.B966])" office:value-type="float" office:value="2.36020574456835" calcext:value-type="float">
            <text:p>2.36020574456835</text:p>
          </table:table-cell>
          <table:table-cell table:formula="of:= [.A966]*[.A966]*[.A966]*[.A966] - 16*[.A966]*[.A966] + 5*[.A966]" office:value-type="float" office:value="-2.71356895202009" calcext:value-type="float">
            <text:p>-2.71356895202009</text:p>
          </table:table-cell>
          <table:table-cell table:formula="of:= [.B966]*[.B966]*[.B966]*[.B966] - 16*[.B966]*[.B966] + 5*[.B966]" office:value-type="float" office:value="0.133269309510654" calcext:value-type="float">
            <text:p>0.1332693095106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7005482372314" calcext:value-type="float">
            <text:p>-0.217005482372314</text:p>
          </table:table-cell>
          <table:table-cell table:formula="of:=-[.A967]" office:value-type="float" office:value="0.217005482372314" calcext:value-type="float">
            <text:p>0.217005482372314</text:p>
          </table:table-cell>
          <table:table-cell/>
          <table:table-cell table:formula="of:= 100 * ([.A968] - [.A967]*[.A967]) * ([.A968] - [.A967]*[.A967]) + (1 - [.A967]) * (1 - [.A967])" office:value-type="float" office:value="5.76061222406155" calcext:value-type="float">
            <text:p>5.76061222406155</text:p>
          </table:table-cell>
          <table:table-cell table:formula="of:= 100 * ([.B968] - [.B967]*[.B967]) * ([.B968] - [.B967]*[.B967]) + (1 - [.B967]) * (1 - [.B967])" office:value-type="float" office:value="1.88291650469647" calcext:value-type="float">
            <text:p>1.88291650469647</text:p>
          </table:table-cell>
          <table:table-cell table:formula="of:= [.A967]*[.A967]*[.A967]*[.A967] - 16*[.A967]*[.A967] + 5*[.A967]" office:value-type="float" office:value="-1.83627188392394" calcext:value-type="float">
            <text:p>-1.83627188392394</text:p>
          </table:table-cell>
          <table:table-cell table:formula="of:= [.B967]*[.B967]*[.B967]*[.B967] - 16*[.B967]*[.B967] + 5*[.B967]" office:value-type="float" office:value="0.333782939799196" calcext:value-type="float">
            <text:p>0.3337829397991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59778383513279" calcext:value-type="float">
            <text:p>-0.159778383513279</text:p>
          </table:table-cell>
          <table:table-cell table:formula="of:=-[.A968]" office:value-type="float" office:value="0.159778383513279" calcext:value-type="float">
            <text:p>0.159778383513279</text:p>
          </table:table-cell>
          <table:table-cell/>
          <table:table-cell table:formula="of:= 100 * ([.A969] - [.A968]*[.A968]) * ([.A969] - [.A968]*[.A968]) + (1 - [.A968]) * (1 - [.A968])" office:value-type="float" office:value="25.4554886350457" calcext:value-type="float">
            <text:p>25.4554886350457</text:p>
          </table:table-cell>
          <table:table-cell table:formula="of:= 100 * ([.B969] - [.B968]*[.B968]) * ([.B969] - [.B968]*[.B968]) + (1 - [.B968]) * (1 - [.B968])" office:value-type="float" office:value="20.0629087850074" calcext:value-type="float">
            <text:p>20.0629087850074</text:p>
          </table:table-cell>
          <table:table-cell table:formula="of:= [.A968]*[.A968]*[.A968]*[.A968] - 16*[.A968]*[.A968] + 5*[.A968]" office:value-type="float" office:value="-1.20670629040385" calcext:value-type="float">
            <text:p>-1.20670629040385</text:p>
          </table:table-cell>
          <table:table-cell table:formula="of:= [.B968]*[.B968]*[.B968]*[.B968] - 16*[.B968]*[.B968] + 5*[.B968]" office:value-type="float" office:value="0.391077544728939" calcext:value-type="float">
            <text:p>0.39107754472893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54943170539" calcext:value-type="float">
            <text:p>-0.4654943170539</text:p>
          </table:table-cell>
          <table:table-cell table:formula="of:=-[.A969]" office:value-type="float" office:value="0.4654943170539" calcext:value-type="float">
            <text:p>0.4654943170539</text:p>
          </table:table-cell>
          <table:table-cell/>
          <table:table-cell table:formula="of:= 100 * ([.A970] - [.A969]*[.A969]) * ([.A970] - [.A969]*[.A969]) + (1 - [.A969]) * (1 - [.A969])" office:value-type="float" office:value="2.58993575744825" calcext:value-type="float">
            <text:p>2.58993575744825</text:p>
          </table:table-cell>
          <table:table-cell table:formula="of:= 100 * ([.B970] - [.B969]*[.B969]) * ([.B970] - [.B969]*[.B969]) + (1 - [.B969]) * (1 - [.B969])" office:value-type="float" office:value="25.2729692108895" calcext:value-type="float">
            <text:p>25.2729692108895</text:p>
          </table:table-cell>
          <table:table-cell table:formula="of:= [.A969]*[.A969]*[.A969]*[.A969] - 16*[.A969]*[.A969] + 5*[.A969]" office:value-type="float" office:value="-5.74747856107351" calcext:value-type="float">
            <text:p>-5.74747856107351</text:p>
          </table:table-cell>
          <table:table-cell table:formula="of:= [.B969]*[.B969]*[.B969]*[.B969] - 16*[.B969]*[.B969] + 5*[.B969]" office:value-type="float" office:value="-1.09253539053451" calcext:value-type="float">
            <text:p>-1.0925353905345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83187753446333" calcext:value-type="float">
            <text:p>0.283187753446333</text:p>
          </table:table-cell>
          <table:table-cell table:formula="of:=-[.A970]" office:value-type="float" office:value="-0.283187753446333" calcext:value-type="float">
            <text:p>-0.283187753446333</text:p>
          </table:table-cell>
          <table:table-cell/>
          <table:table-cell table:formula="of:= 100 * ([.A971] - [.A970]*[.A970]) * ([.A971] - [.A970]*[.A970]) + (1 - [.A970]) * (1 - [.A970])" office:value-type="float" office:value="14.9833516321428" calcext:value-type="float">
            <text:p>14.9833516321428</text:p>
          </table:table-cell>
          <table:table-cell table:formula="of:= 100 * ([.B971] - [.B970]*[.B970]) * ([.B971] - [.B970]*[.B970]) + (1 - [.B970]) * (1 - [.B970])" office:value-type="float" office:value="6.48647273095854" calcext:value-type="float">
            <text:p>6.48647273095854</text:p>
          </table:table-cell>
          <table:table-cell table:formula="of:= [.A970]*[.A970]*[.A970]*[.A970] - 16*[.A970]*[.A970] + 5*[.A970]" office:value-type="float" office:value="0.139245194735819" calcext:value-type="float">
            <text:p>0.139245194735819</text:p>
          </table:table-cell>
          <table:table-cell table:formula="of:= [.B970]*[.B970]*[.B970]*[.B970] - 16*[.B970]*[.B970] + 5*[.B970]" office:value-type="float" office:value="-2.69263233972752" calcext:value-type="float">
            <text:p>-2.692632339727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0019307460805" calcext:value-type="float">
            <text:p>-0.30019307460805</text:p>
          </table:table-cell>
          <table:table-cell table:formula="of:=-[.A971]" office:value-type="float" office:value="0.30019307460805" calcext:value-type="float">
            <text:p>0.30019307460805</text:p>
          </table:table-cell>
          <table:table-cell/>
          <table:table-cell table:formula="of:= 100 * ([.A972] - [.A971]*[.A971]) * ([.A972] - [.A971]*[.A971]) + (1 - [.A971]) * (1 - [.A971])" office:value-type="float" office:value="2.0512252805278" calcext:value-type="float">
            <text:p>2.0512252805278</text:p>
          </table:table-cell>
          <table:table-cell table:formula="of:= 100 * ([.B972] - [.B971]*[.B971]) * ([.B972] - [.B971]*[.B971]) + (1 - [.B971]) * (1 - [.B971])" office:value-type="float" office:value="1.93384924015212" calcext:value-type="float">
            <text:p>1.93384924015212</text:p>
          </table:table-cell>
          <table:table-cell table:formula="of:= [.A971]*[.A971]*[.A971]*[.A971] - 16*[.A971]*[.A971] + 5*[.A971]" office:value-type="float" office:value="-2.93469861352607" calcext:value-type="float">
            <text:p>-2.93469861352607</text:p>
          </table:table-cell>
          <table:table-cell table:formula="of:= [.B971]*[.B971]*[.B971]*[.B971] - 16*[.B971]*[.B971] + 5*[.B971]" office:value-type="float" office:value="0.0672321325544252" calcext:value-type="float">
            <text:p>0.067232132554425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300556415112258" calcext:value-type="float">
            <text:p>0.0300556415112258</text:p>
          </table:table-cell>
          <table:table-cell table:formula="of:=-[.A972]" office:value-type="float" office:value="-0.0300556415112258" calcext:value-type="float">
            <text:p>-0.0300556415112258</text:p>
          </table:table-cell>
          <table:table-cell/>
          <table:table-cell table:formula="of:= 100 * ([.A973] - [.A972]*[.A972]) * ([.A973] - [.A972]*[.A972]) + (1 - [.A972]) * (1 - [.A972])" office:value-type="float" office:value="19.4496261613322" calcext:value-type="float">
            <text:p>19.4496261613322</text:p>
          </table:table-cell>
          <table:table-cell table:formula="of:= 100 * ([.B973] - [.B972]*[.B972]) * ([.B973] - [.B972]*[.B972]) + (1 - [.B972]) * (1 - [.B972])" office:value-type="float" office:value="19.4147212718684" calcext:value-type="float">
            <text:p>19.4147212718684</text:p>
          </table:table-cell>
          <table:table-cell table:formula="of:= [.A972]*[.A972]*[.A972]*[.A972] - 16*[.A972]*[.A972] + 5*[.A972]" office:value-type="float" office:value="0.13582555819573" calcext:value-type="float">
            <text:p>0.13582555819573</text:p>
          </table:table-cell>
          <table:table-cell table:formula="of:= [.B972]*[.B972]*[.B972]*[.B972] - 16*[.B972]*[.B972] + 5*[.B972]" office:value-type="float" office:value="-0.164730856916528" calcext:value-type="float">
            <text:p>-0.1647308569165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29315603867498" calcext:value-type="float">
            <text:p>-0.429315603867498</text:p>
          </table:table-cell>
          <table:table-cell table:formula="of:=-[.A973]" office:value-type="float" office:value="0.429315603867498" calcext:value-type="float">
            <text:p>0.429315603867498</text:p>
          </table:table-cell>
          <table:table-cell/>
          <table:table-cell table:formula="of:= 100 * ([.A974] - [.A973]*[.A973]) * ([.A974] - [.A973]*[.A973]) + (1 - [.A973]) * (1 - [.A973])" office:value-type="float" office:value="4.39802420171128" calcext:value-type="float">
            <text:p>4.39802420171128</text:p>
          </table:table-cell>
          <table:table-cell table:formula="of:= 100 * ([.B974] - [.B973]*[.B973]) * ([.B974] - [.B973]*[.B973]) + (1 - [.B973]) * (1 - [.B973])" office:value-type="float" office:value="27.583113129002" calcext:value-type="float">
            <text:p>27.583113129002</text:p>
          </table:table-cell>
          <table:table-cell table:formula="of:= [.A973]*[.A973]*[.A973]*[.A973] - 16*[.A973]*[.A973] + 5*[.A973]" office:value-type="float" office:value="-5.0615973509669" calcext:value-type="float">
            <text:p>-5.0615973509669</text:p>
          </table:table-cell>
          <table:table-cell table:formula="of:= [.B973]*[.B973]*[.B973]*[.B973] - 16*[.B973]*[.B973] + 5*[.B973]" office:value-type="float" office:value="-0.768441312291915" calcext:value-type="float">
            <text:p>-0.76844131229191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37774622818083" calcext:value-type="float">
            <text:p>0.337774622818083</text:p>
          </table:table-cell>
          <table:table-cell table:formula="of:=-[.A974]" office:value-type="float" office:value="-0.337774622818083" calcext:value-type="float">
            <text:p>-0.337774622818083</text:p>
          </table:table-cell>
          <table:table-cell/>
          <table:table-cell table:formula="of:= 100 * ([.A975] - [.A974]*[.A974]) * ([.A975] - [.A974]*[.A974]) + (1 - [.A974]) * (1 - [.A974])" office:value-type="float" office:value="14.5637157717722" calcext:value-type="float">
            <text:p>14.5637157717722</text:p>
          </table:table-cell>
          <table:table-cell table:formula="of:= 100 * ([.B975] - [.B974]*[.B974]) * ([.B975] - [.B974]*[.B974]) + (1 - [.B974]) * (1 - [.B974])" office:value-type="float" office:value="38.2734282911639" calcext:value-type="float">
            <text:p>38.2734282911639</text:p>
          </table:table-cell>
          <table:table-cell table:formula="of:= [.A974]*[.A974]*[.A974]*[.A974] - 16*[.A974]*[.A974] + 5*[.A974]" office:value-type="float" office:value="-0.123577103972898" calcext:value-type="float">
            <text:p>-0.123577103972898</text:p>
          </table:table-cell>
          <table:table-cell table:formula="of:= [.B974]*[.B974]*[.B974]*[.B974] - 16*[.B974]*[.B974] + 5*[.B974]" office:value-type="float" office:value="-3.50132333215373" calcext:value-type="float">
            <text:p>-3.5013233321537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89926411108262" calcext:value-type="float">
            <text:p>0.489926411108262</text:p>
          </table:table-cell>
          <table:table-cell table:formula="of:=-[.A975]" office:value-type="float" office:value="-0.489926411108262" calcext:value-type="float">
            <text:p>-0.489926411108262</text:p>
          </table:table-cell>
          <table:table-cell/>
          <table:table-cell table:formula="of:= 100 * ([.A976] - [.A975]*[.A975]) * ([.A976] - [.A975]*[.A975]) + (1 - [.A975]) * (1 - [.A975])" office:value-type="float" office:value="3.37692204886985" calcext:value-type="float">
            <text:p>3.37692204886985</text:p>
          </table:table-cell>
          <table:table-cell table:formula="of:= 100 * ([.B976] - [.B975]*[.B975]) * ([.B976] - [.B975]*[.B975]) + (1 - [.B975]) * (1 - [.B975])" office:value-type="float" office:value="45.3320905511645" calcext:value-type="float">
            <text:p>45.3320905511645</text:p>
          </table:table-cell>
          <table:table-cell table:formula="of:= [.A975]*[.A975]*[.A975]*[.A975] - 16*[.A975]*[.A975] + 5*[.A975]" office:value-type="float" office:value="-1.333200770119" calcext:value-type="float">
            <text:p>-1.333200770119</text:p>
          </table:table-cell>
          <table:table-cell table:formula="of:= [.B975]*[.B975]*[.B975]*[.B975] - 16*[.B975]*[.B975] + 5*[.B975]" office:value-type="float" office:value="-6.23246488120161" calcext:value-type="float">
            <text:p>-6.23246488120161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16570998696162" calcext:value-type="float">
            <text:p>0.416570998696162</text:p>
          </table:table-cell>
          <table:table-cell table:formula="of:=-[.A976]" office:value-type="float" office:value="-0.416570998696162" calcext:value-type="float">
            <text:p>-0.416570998696162</text:p>
          </table:table-cell>
          <table:table-cell/>
          <table:table-cell table:formula="of:= 100 * ([.A977] - [.A976]*[.A976]) * ([.A977] - [.A976]*[.A976]) + (1 - [.A976]) * (1 - [.A976])" office:value-type="float" office:value="3.78520745497843" calcext:value-type="float">
            <text:p>3.78520745497843</text:p>
          </table:table-cell>
          <table:table-cell table:formula="of:= 100 * ([.B977] - [.B976]*[.B976]) * ([.B977] - [.B976]*[.B976]) + (1 - [.B976]) * (1 - [.B976])" office:value-type="float" office:value="4.61362539282301" calcext:value-type="float">
            <text:p>4.61362539282301</text:p>
          </table:table-cell>
          <table:table-cell table:formula="of:= [.A976]*[.A976]*[.A976]*[.A976] - 16*[.A976]*[.A976] + 5*[.A976]" office:value-type="float" office:value="-0.663534212065619" calcext:value-type="float">
            <text:p>-0.663534212065619</text:p>
          </table:table-cell>
          <table:table-cell table:formula="of:= [.B976]*[.B976]*[.B976]*[.B976] - 16*[.B976]*[.B976] + 5*[.B976]" office:value-type="float" office:value="-4.82924419902724" calcext:value-type="float">
            <text:p>-4.8292441990272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20708135767313" calcext:value-type="float">
            <text:p>-0.0120708135767313</text:p>
          </table:table-cell>
          <table:table-cell table:formula="of:=-[.A977]" office:value-type="float" office:value="0.0120708135767313" calcext:value-type="float">
            <text:p>0.0120708135767313</text:p>
          </table:table-cell>
          <table:table-cell/>
          <table:table-cell table:formula="of:= 100 * ([.A978] - [.A977]*[.A977]) * ([.A978] - [.A977]*[.A977]) + (1 - [.A977]) * (1 - [.A977])" office:value-type="float" office:value="9.46378012396256" calcext:value-type="float">
            <text:p>9.46378012396256</text:p>
          </table:table-cell>
          <table:table-cell table:formula="of:= 100 * ([.B978] - [.B977]*[.B977]) * ([.B978] - [.B977]*[.B977]) + (1 - [.B977]) * (1 - [.B977])" office:value-type="float" office:value="9.4324366984255" calcext:value-type="float">
            <text:p>9.4324366984255</text:p>
          </table:table-cell>
          <table:table-cell table:formula="of:= [.A977]*[.A977]*[.A977]*[.A977] - 16*[.A977]*[.A977] + 5*[.A977]" office:value-type="float" office:value="-0.0626853193003109" calcext:value-type="float">
            <text:p>-0.0626853193003109</text:p>
          </table:table-cell>
          <table:table-cell table:formula="of:= [.B977]*[.B977]*[.B977]*[.B977] - 16*[.B977]*[.B977] + 5*[.B977]" office:value-type="float" office:value="0.0580228164670026" calcext:value-type="float">
            <text:p>0.05802281646700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90653755930872" calcext:value-type="float">
            <text:p>0.290653755930872</text:p>
          </table:table-cell>
          <table:table-cell table:formula="of:=-[.A978]" office:value-type="float" office:value="-0.290653755930872" calcext:value-type="float">
            <text:p>-0.290653755930872</text:p>
          </table:table-cell>
          <table:table-cell/>
          <table:table-cell table:formula="of:= 100 * ([.A979] - [.A978]*[.A978]) * ([.A979] - [.A978]*[.A978]) + (1 - [.A978]) * (1 - [.A978])" office:value-type="float" office:value="6.5077052915988" calcext:value-type="float">
            <text:p>6.5077052915988</text:p>
          </table:table-cell>
          <table:table-cell table:formula="of:= 100 * ([.B979] - [.B978]*[.B978]) * ([.B979] - [.B978]*[.B978]) + (1 - [.B978]) * (1 - [.B978])" office:value-type="float" office:value="18.8054452424658" calcext:value-type="float">
            <text:p>18.8054452424658</text:p>
          </table:table-cell>
          <table:table-cell table:formula="of:= [.A978]*[.A978]*[.A978]*[.A978] - 16*[.A978]*[.A978] + 5*[.A978]" office:value-type="float" office:value="0.10873189006912" calcext:value-type="float">
            <text:p>0.10873189006912</text:p>
          </table:table-cell>
          <table:table-cell table:formula="of:= [.B978]*[.B978]*[.B978]*[.B978] - 16*[.B978]*[.B978] + 5*[.B978]" office:value-type="float" office:value="-2.7978056692396" calcext:value-type="float">
            <text:p>-2.797805669239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29521096152625" calcext:value-type="float">
            <text:p>0.329521096152625</text:p>
          </table:table-cell>
          <table:table-cell table:formula="of:=-[.A979]" office:value-type="float" office:value="-0.329521096152625" calcext:value-type="float">
            <text:p>-0.329521096152625</text:p>
          </table:table-cell>
          <table:table-cell/>
          <table:table-cell table:formula="of:= 100 * ([.A980] - [.A979]*[.A979]) * ([.A980] - [.A979]*[.A979]) + (1 - [.A979]) * (1 - [.A979])" office:value-type="float" office:value="1.73407283811999" calcext:value-type="float">
            <text:p>1.73407283811999</text:p>
          </table:table-cell>
          <table:table-cell table:formula="of:= 100 * ([.B980] - [.B979]*[.B979]) * ([.B980] - [.B979]*[.B979]) + (1 - [.B979]) * (1 - [.B979])" office:value-type="float" office:value="12.6910117329934" calcext:value-type="float">
            <text:p>12.6910117329934</text:p>
          </table:table-cell>
          <table:table-cell table:formula="of:= [.A979]*[.A979]*[.A979]*[.A979] - 16*[.A979]*[.A979] + 5*[.A979]" office:value-type="float" office:value="-0.0779504459495306" calcext:value-type="float">
            <text:p>-0.0779504459495306</text:p>
          </table:table-cell>
          <table:table-cell table:formula="of:= [.B979]*[.B979]*[.B979]*[.B979] - 16*[.B979]*[.B979] + 5*[.B979]" office:value-type="float" office:value="-3.37316140747578" calcext:value-type="float">
            <text:p>-3.373161407475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1921299306953" calcext:value-type="float">
            <text:p>0.221921299306953</text:p>
          </table:table-cell>
          <table:table-cell table:formula="of:=-[.A980]" office:value-type="float" office:value="-0.221921299306953" calcext:value-type="float">
            <text:p>-0.221921299306953</text:p>
          </table:table-cell>
          <table:table-cell/>
          <table:table-cell table:formula="of:= 100 * ([.A981] - [.A980]*[.A980]) * ([.A981] - [.A980]*[.A980]) + (1 - [.A980]) * (1 - [.A980])" office:value-type="float" office:value="1.82008162702532" calcext:value-type="float">
            <text:p>1.82008162702532</text:p>
          </table:table-cell>
          <table:table-cell table:formula="of:= 100 * ([.B981] - [.B980]*[.B980]) * ([.B981] - [.B980]*[.B980]) + (1 - [.B980]) * (1 - [.B980])" office:value-type="float" office:value="5.84909596595436" calcext:value-type="float">
            <text:p>5.84909596595436</text:p>
          </table:table-cell>
          <table:table-cell table:formula="of:= [.A980]*[.A980]*[.A980]*[.A980] - 16*[.A980]*[.A980] + 5*[.A980]" office:value-type="float" office:value="0.324046957372244" calcext:value-type="float">
            <text:p>0.324046957372244</text:p>
          </table:table-cell>
          <table:table-cell table:formula="of:= [.B980]*[.B980]*[.B980]*[.B980] - 16*[.B980]*[.B980] + 5*[.B980]" office:value-type="float" office:value="-1.89516603569728" calcext:value-type="float">
            <text:p>-1.8951660356972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59461365600512" calcext:value-type="float">
            <text:p>0.159461365600512</text:p>
          </table:table-cell>
          <table:table-cell table:formula="of:=-[.A981]" office:value-type="float" office:value="-0.159461365600512" calcext:value-type="float">
            <text:p>-0.159461365600512</text:p>
          </table:table-cell>
          <table:table-cell/>
          <table:table-cell table:formula="of:= 100 * ([.A982] - [.A981]*[.A981]) * ([.A982] - [.A981]*[.A981]) + (1 - [.A981]) * (1 - [.A981])" office:value-type="float" office:value="4.72279104299567" calcext:value-type="float">
            <text:p>4.72279104299567</text:p>
          </table:table-cell>
          <table:table-cell table:formula="of:= 100 * ([.B982] - [.B981]*[.B981]) * ([.B982] - [.B981]*[.B981]) + (1 - [.B981]) * (1 - [.B981])" office:value-type="float" office:value="7.65763941271134" calcext:value-type="float">
            <text:p>7.65763941271134</text:p>
          </table:table-cell>
          <table:table-cell table:formula="of:= [.A981]*[.A981]*[.A981]*[.A981] - 16*[.A981]*[.A981] + 5*[.A981]" office:value-type="float" office:value="0.391106573573256" calcext:value-type="float">
            <text:p>0.391106573573256</text:p>
          </table:table-cell>
          <table:table-cell table:formula="of:= [.B981]*[.B981]*[.B981]*[.B981] - 16*[.B981]*[.B981] + 5*[.B981]" office:value-type="float" office:value="-1.20350708243187" calcext:value-type="float">
            <text:p>-1.203507082431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5834659717602" calcext:value-type="float">
            <text:p>0.225834659717602</text:p>
          </table:table-cell>
          <table:table-cell table:formula="of:=-[.A982]" office:value-type="float" office:value="-0.225834659717602" calcext:value-type="float">
            <text:p>-0.225834659717602</text:p>
          </table:table-cell>
          <table:table-cell/>
          <table:table-cell table:formula="of:= 100 * ([.A983] - [.A982]*[.A982]) * ([.A983] - [.A982]*[.A982]) + (1 - [.A982]) * (1 - [.A982])" office:value-type="float" office:value="1.45096133483001" calcext:value-type="float">
            <text:p>1.45096133483001</text:p>
          </table:table-cell>
          <table:table-cell table:formula="of:= 100 * ([.B983] - [.B982]*[.B982]) * ([.B983] - [.B982]*[.B982]) + (1 - [.B982]) * (1 - [.B982])" office:value-type="float" office:value="5.27738934100117" calcext:value-type="float">
            <text:p>5.27738934100117</text:p>
          </table:table-cell>
          <table:table-cell table:formula="of:= [.A982]*[.A982]*[.A982]*[.A982] - 16*[.A982]*[.A982] + 5*[.A982]" office:value-type="float" office:value="0.315753734053479" calcext:value-type="float">
            <text:p>0.315753734053479</text:p>
          </table:table-cell>
          <table:table-cell table:formula="of:= [.B982]*[.B982]*[.B982]*[.B982] - 16*[.B982]*[.B982] + 5*[.B982]" office:value-type="float" office:value="-1.94259286312254" calcext:value-type="float">
            <text:p>-1.94259286312254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43285060289442" calcext:value-type="float">
            <text:p>0.143285060289442</text:p>
          </table:table-cell>
          <table:table-cell table:formula="of:=-[.A983]" office:value-type="float" office:value="-0.143285060289442" calcext:value-type="float">
            <text:p>-0.143285060289442</text:p>
          </table:table-cell>
          <table:table-cell/>
          <table:table-cell table:formula="of:= 100 * ([.A984] - [.A983]*[.A983]) * ([.A984] - [.A983]*[.A983]) + (1 - [.A983]) * (1 - [.A983])" office:value-type="float" office:value="26.6437252507633" calcext:value-type="float">
            <text:p>26.6437252507633</text:p>
          </table:table-cell>
          <table:table-cell table:formula="of:= 100 * ([.B984] - [.B983]*[.B983]) * ([.B984] - [.B983]*[.B983]) + (1 - [.B983]) * (1 - [.B983])" office:value-type="float" office:value="23.2053016601983" calcext:value-type="float">
            <text:p>23.2053016601983</text:p>
          </table:table-cell>
          <table:table-cell table:formula="of:= [.A983]*[.A983]*[.A983]*[.A983] - 16*[.A983]*[.A983] + 5*[.A983]" office:value-type="float" office:value="0.388357071298294" calcext:value-type="float">
            <text:p>0.388357071298294</text:p>
          </table:table-cell>
          <table:table-cell table:formula="of:= [.B983]*[.B983]*[.B983]*[.B983] - 16*[.B983]*[.B983] + 5*[.B983]" office:value-type="float" office:value="-1.04449353159612" calcext:value-type="float">
            <text:p>-1.0444935315961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88485744504707" calcext:value-type="float">
            <text:p>-0.488485744504707</text:p>
          </table:table-cell>
          <table:table-cell table:formula="of:=-[.A984]" office:value-type="float" office:value="0.488485744504707" calcext:value-type="float">
            <text:p>0.488485744504707</text:p>
          </table:table-cell>
          <table:table-cell/>
          <table:table-cell table:formula="of:= 100 * ([.A985] - [.A984]*[.A984]) * ([.A985] - [.A984]*[.A984]) + (1 - [.A984]) * (1 - [.A984])" office:value-type="float" office:value="6.00814757582727" calcext:value-type="float">
            <text:p>6.00814757582727</text:p>
          </table:table-cell>
          <table:table-cell table:formula="of:= 100 * ([.B985] - [.B984]*[.B984]) * ([.B985] - [.B984]*[.B984]) + (1 - [.B984]) * (1 - [.B984])" office:value-type="float" office:value="45.4175670787696" calcext:value-type="float">
            <text:p>45.4175670787696</text:p>
          </table:table-cell>
          <table:table-cell table:formula="of:= [.A984]*[.A984]*[.A984]*[.A984] - 16*[.A984]*[.A984] + 5*[.A984]" office:value-type="float" office:value="-6.20338317999966" calcext:value-type="float">
            <text:p>-6.20338317999966</text:p>
          </table:table-cell>
          <table:table-cell table:formula="of:= [.B984]*[.B984]*[.B984]*[.B984] - 16*[.B984]*[.B984] + 5*[.B984]" office:value-type="float" office:value="-1.3185257349526" calcext:value-type="float">
            <text:p>-1.3185257349526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3363226605797" calcext:value-type="float">
            <text:p>0.433363226605797</text:p>
          </table:table-cell>
          <table:table-cell table:formula="of:=-[.A985]" office:value-type="float" office:value="-0.433363226605797" calcext:value-type="float">
            <text:p>-0.433363226605797</text:p>
          </table:table-cell>
          <table:table-cell/>
          <table:table-cell table:formula="of:= 100 * ([.A986] - [.A985]*[.A985]) * ([.A986] - [.A985]*[.A985]) + (1 - [.A985]) * (1 - [.A985])" office:value-type="float" office:value="17.3600823809179" calcext:value-type="float">
            <text:p>17.3600823809179</text:p>
          </table:table-cell>
          <table:table-cell table:formula="of:= 100 * ([.B986] - [.B985]*[.B985]) * ([.B986] - [.B985]*[.B985]) + (1 - [.B985]) * (1 - [.B985])" office:value-type="float" office:value="2.19273508753975" calcext:value-type="float">
            <text:p>2.19273508753975</text:p>
          </table:table-cell>
          <table:table-cell table:formula="of:= [.A985]*[.A985]*[.A985]*[.A985] - 16*[.A985]*[.A985] + 5*[.A985]" office:value-type="float" office:value="-0.802772621217404" calcext:value-type="float">
            <text:p>-0.802772621217404</text:p>
          </table:table-cell>
          <table:table-cell table:formula="of:= [.B985]*[.B985]*[.B985]*[.B985] - 16*[.B985]*[.B985] + 5*[.B985]" office:value-type="float" office:value="-5.13640488727538" calcext:value-type="float">
            <text:p>-5.1364048872753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24979612276165" calcext:value-type="float">
            <text:p>-0.224979612276165</text:p>
          </table:table-cell>
          <table:table-cell table:formula="of:=-[.A986]" office:value-type="float" office:value="0.224979612276165" calcext:value-type="float">
            <text:p>0.224979612276165</text:p>
          </table:table-cell>
          <table:table-cell/>
          <table:table-cell table:formula="of:= 100 * ([.A987] - [.A986]*[.A986]) * ([.A987] - [.A986]*[.A986]) + (1 - [.A986]) * (1 - [.A986])" office:value-type="float" office:value="1.87977181755987" calcext:value-type="float">
            <text:p>1.87977181755987</text:p>
          </table:table-cell>
          <table:table-cell table:formula="of:= 100 * ([.B987] - [.B986]*[.B986]) * ([.B987] - [.B986]*[.B986]) + (1 - [.B986]) * (1 - [.B986])" office:value-type="float" office:value="3.25138596518657" calcext:value-type="float">
            <text:p>3.25138596518657</text:p>
          </table:table-cell>
          <table:table-cell table:formula="of:= [.A986]*[.A986]*[.A986]*[.A986] - 16*[.A986]*[.A986] + 5*[.A986]" office:value-type="float" office:value="-1.93218931458418" calcext:value-type="float">
            <text:p>-1.93218931458418</text:p>
          </table:table-cell>
          <table:table-cell table:formula="of:= [.B986]*[.B986]*[.B986]*[.B986] - 16*[.B986]*[.B986] + 5*[.B986]" office:value-type="float" office:value="0.317606808177469" calcext:value-type="float">
            <text:p>0.31760680817746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219478071083" calcext:value-type="float">
            <text:p>0.11219478071083</text:p>
          </table:table-cell>
          <table:table-cell table:formula="of:=-[.A987]" office:value-type="float" office:value="-0.11219478071083" calcext:value-type="float">
            <text:p>-0.11219478071083</text:p>
          </table:table-cell>
          <table:table-cell/>
          <table:table-cell table:formula="of:= 100 * ([.A988] - [.A987]*[.A987]) * ([.A988] - [.A987]*[.A987]) + (1 - [.A987]) * (1 - [.A987])" office:value-type="float" office:value="23.1765336049396" calcext:value-type="float">
            <text:p>23.1765336049396</text:p>
          </table:table-cell>
          <table:table-cell table:formula="of:= 100 * ([.B988] - [.B987]*[.B987]) * ([.B988] - [.B987]*[.B987]) + (1 - [.B987]) * (1 - [.B987])" office:value-type="float" office:value="21.3062841399378" calcext:value-type="float">
            <text:p>21.3062841399378</text:p>
          </table:table-cell>
          <table:table-cell table:formula="of:= [.A987]*[.A987]*[.A987]*[.A987] - 16*[.A987]*[.A987] + 5*[.A987]" office:value-type="float" office:value="0.359729651860421" calcext:value-type="float">
            <text:p>0.359729651860421</text:p>
          </table:table-cell>
          <table:table-cell table:formula="of:= [.B987]*[.B987]*[.B987]*[.B987] - 16*[.B987]*[.B987] + 5*[.B987]" office:value-type="float" office:value="-0.762218155247878" calcext:value-type="float">
            <text:p>-0.76221815524787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460575468984084" calcext:value-type="float">
            <text:p>-0.460575468984084</text:p>
          </table:table-cell>
          <table:table-cell table:formula="of:=-[.A988]" office:value-type="float" office:value="0.460575468984084" calcext:value-type="float">
            <text:p>0.460575468984084</text:p>
          </table:table-cell>
          <table:table-cell/>
          <table:table-cell table:formula="of:= 100 * ([.A989] - [.A988]*[.A988]) * ([.A989] - [.A988]*[.A988]) + (1 - [.A988]) * (1 - [.A988])" office:value-type="float" office:value="3.13602528621498" calcext:value-type="float">
            <text:p>3.13602528621498</text:p>
          </table:table-cell>
          <table:table-cell table:formula="of:= 100 * ([.B989] - [.B988]*[.B988]) * ([.B989] - [.B988]*[.B988]) + (1 - [.B988]) * (1 - [.B988])" office:value-type="float" office:value="10.7965111951995" calcext:value-type="float">
            <text:p>10.7965111951995</text:p>
          </table:table-cell>
          <table:table-cell table:formula="of:= [.A988]*[.A988]*[.A988]*[.A988] - 16*[.A988]*[.A988] + 5*[.A988]" office:value-type="float" office:value="-5.65195451080555" calcext:value-type="float">
            <text:p>-5.65195451080555</text:p>
          </table:table-cell>
          <table:table-cell table:formula="of:= [.B988]*[.B988]*[.B988]*[.B988] - 16*[.B988]*[.B988] + 5*[.B988]" office:value-type="float" office:value="-1.0461998209647" calcext:value-type="float">
            <text:p>-1.046199820964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111992627379448" calcext:value-type="float">
            <text:p>0.111992627379448</text:p>
          </table:table-cell>
          <table:table-cell table:formula="of:=-[.A989]" office:value-type="float" office:value="-0.111992627379448" calcext:value-type="float">
            <text:p>-0.111992627379448</text:p>
          </table:table-cell>
          <table:table-cell/>
          <table:table-cell table:formula="of:= 100 * ([.A990] - [.A989]*[.A989]) * ([.A990] - [.A989]*[.A989]) + (1 - [.A989]) * (1 - [.A989])" office:value-type="float" office:value="15.2079468582697" calcext:value-type="float">
            <text:p>15.2079468582697</text:p>
          </table:table-cell>
          <table:table-cell table:formula="of:= 100 * ([.B990] - [.B989]*[.B989]) * ([.B990] - [.B989]*[.B989]) + (1 - [.B989]) * (1 - [.B989])" office:value-type="float" office:value="17.6239175401714" calcext:value-type="float">
            <text:p>17.6239175401714</text:p>
          </table:table-cell>
          <table:table-cell table:formula="of:= [.A989]*[.A989]*[.A989]*[.A989] - 16*[.A989]*[.A989] + 5*[.A989]" office:value-type="float" office:value="0.359442870007697" calcext:value-type="float">
            <text:p>0.359442870007697</text:p>
          </table:table-cell>
          <table:table-cell table:formula="of:= [.B989]*[.B989]*[.B989]*[.B989] - 16*[.B989]*[.B989] + 5*[.B989]" office:value-type="float" office:value="-0.760483403786787" calcext:value-type="float">
            <text:p>-0.76048340378678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92271064441727" calcext:value-type="float">
            <text:p>0.392271064441727</text:p>
          </table:table-cell>
          <table:table-cell table:formula="of:=-[.A990]" office:value-type="float" office:value="-0.392271064441727" calcext:value-type="float">
            <text:p>-0.392271064441727</text:p>
          </table:table-cell>
          <table:table-cell/>
          <table:table-cell table:formula="of:= 100 * ([.A991] - [.A990]*[.A990]) * ([.A991] - [.A990]*[.A990]) + (1 - [.A990]) * (1 - [.A990])" office:value-type="float" office:value="0.728646396974086" calcext:value-type="float">
            <text:p>0.728646396974086</text:p>
          </table:table-cell>
          <table:table-cell table:formula="of:= 100 * ([.B991] - [.B990]*[.B990]) * ([.B991] - [.B990]*[.B990]) + (1 - [.B990]) * (1 - [.B990])" office:value-type="float" office:value="15.458439590524" calcext:value-type="float">
            <text:p>15.458439590524</text:p>
          </table:table-cell>
          <table:table-cell table:formula="of:= [.A990]*[.A990]*[.A990]*[.A990] - 16*[.A990]*[.A990] + 5*[.A990]" office:value-type="float" office:value="-0.476992081429309" calcext:value-type="float">
            <text:p>-0.476992081429309</text:p>
          </table:table-cell>
          <table:table-cell table:formula="of:= [.B990]*[.B990]*[.B990]*[.B990] - 16*[.B990]*[.B990] + 5*[.B990]" office:value-type="float" office:value="-4.39970272584658" calcext:value-type="float">
            <text:p>-4.39970272584658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13819222062765" calcext:value-type="float">
            <text:p>0.213819222062765</text:p>
          </table:table-cell>
          <table:table-cell table:formula="of:=-[.A991]" office:value-type="float" office:value="-0.213819222062765" calcext:value-type="float">
            <text:p>-0.213819222062765</text:p>
          </table:table-cell>
          <table:table-cell/>
          <table:table-cell table:formula="of:= 100 * ([.A992] - [.A991]*[.A991]) * ([.A992] - [.A991]*[.A991]) + (1 - [.A991]) * (1 - [.A991])" office:value-type="float" office:value="15.708749251744" calcext:value-type="float">
            <text:p>15.708749251744</text:p>
          </table:table-cell>
          <table:table-cell table:formula="of:= 100 * ([.B992] - [.B991]*[.B991]) * ([.B992] - [.B991]*[.B991]) + (1 - [.B991]) * (1 - [.B991])" office:value-type="float" office:value="24.5041826029409" calcext:value-type="float">
            <text:p>24.5041826029409</text:p>
          </table:table-cell>
          <table:table-cell table:formula="of:= [.A991]*[.A991]*[.A991]*[.A991] - 16*[.A991]*[.A991] + 5*[.A991]" office:value-type="float" office:value="0.339687750584324" calcext:value-type="float">
            <text:p>0.339687750584324</text:p>
          </table:table-cell>
          <table:table-cell table:formula="of:= [.B991]*[.B991]*[.B991]*[.B991] - 16*[.B991]*[.B991] + 5*[.B991]" office:value-type="float" office:value="-1.79850447004333" calcext:value-type="float">
            <text:p>-1.798504470043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34185763043048" calcext:value-type="float">
            <text:p>0.434185763043048</text:p>
          </table:table-cell>
          <table:table-cell table:formula="of:=-[.A992]" office:value-type="float" office:value="-0.434185763043048" calcext:value-type="float">
            <text:p>-0.434185763043048</text:p>
          </table:table-cell>
          <table:table-cell/>
          <table:table-cell table:formula="of:= 100 * ([.A993] - [.A992]*[.A992]) * ([.A993] - [.A992]*[.A992]) + (1 - [.A992]) * (1 - [.A992])" office:value-type="float" office:value="4.2857061133355" calcext:value-type="float">
            <text:p>4.2857061133355</text:p>
          </table:table-cell>
          <table:table-cell table:formula="of:= 100 * ([.B993] - [.B992]*[.B992]) * ([.B993] - [.B992]*[.B992]) + (1 - [.B992]) * (1 - [.B992])" office:value-type="float" office:value="5.22163750474975" calcext:value-type="float">
            <text:p>5.22163750474975</text:p>
          </table:table-cell>
          <table:table-cell table:formula="of:= [.A992]*[.A992]*[.A992]*[.A992] - 16*[.A992]*[.A992] + 5*[.A992]" office:value-type="float" office:value="-0.809808850390016" calcext:value-type="float">
            <text:p>-0.809808850390016</text:p>
          </table:table-cell>
          <table:table-cell table:formula="of:= [.B992]*[.B992]*[.B992]*[.B992] - 16*[.B992]*[.B992] + 5*[.B992]" office:value-type="float" office:value="-5.15166648082049" calcext:value-type="float">
            <text:p>-5.1516664808204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0106198709506501" calcext:value-type="float">
            <text:p>-0.0106198709506501</text:p>
          </table:table-cell>
          <table:table-cell table:formula="of:=-[.A993]" office:value-type="float" office:value="0.0106198709506501" calcext:value-type="float">
            <text:p>0.0106198709506501</text:p>
          </table:table-cell>
          <table:table-cell/>
          <table:table-cell table:formula="of:= 100 * ([.A994] - [.A993]*[.A993]) * ([.A994] - [.A993]*[.A993]) + (1 - [.A993]) * (1 - [.A993])" office:value-type="float" office:value="14.7478330932653" calcext:value-type="float">
            <text:p>14.7478330932653</text:p>
          </table:table-cell>
          <table:table-cell table:formula="of:= 100 * ([.B994] - [.B993]*[.B993]) * ([.B994] - [.B993]*[.B993]) + (1 - [.B993]) * (1 - [.B993])" office:value-type="float" office:value="14.6886447869355" calcext:value-type="float">
            <text:p>14.6886447869355</text:p>
          </table:table-cell>
          <table:table-cell table:formula="of:= [.A993]*[.A993]*[.A993]*[.A993] - 16*[.A993]*[.A993] + 5*[.A993]" office:value-type="float" office:value="-0.0549038485776832" calcext:value-type="float">
            <text:p>-0.0549038485776832</text:p>
          </table:table-cell>
          <table:table-cell table:formula="of:= [.B993]*[.B993]*[.B993]*[.B993] - 16*[.B993]*[.B993] + 5*[.B993]" office:value-type="float" office:value="0.0512948609288177" calcext:value-type="float">
            <text:p>0.0512948609288177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70379871030691" calcext:value-type="float">
            <text:p>-0.370379871030691</text:p>
          </table:table-cell>
          <table:table-cell table:formula="of:=-[.A994]" office:value-type="float" office:value="0.370379871030691" calcext:value-type="float">
            <text:p>0.370379871030691</text:p>
          </table:table-cell>
          <table:table-cell/>
          <table:table-cell table:formula="of:= 100 * ([.A995] - [.A994]*[.A994]) * ([.A995] - [.A994]*[.A994]) + (1 - [.A994]) * (1 - [.A994])" office:value-type="float" office:value="14.2211512249678" calcext:value-type="float">
            <text:p>14.2211512249678</text:p>
          </table:table-cell>
          <table:table-cell table:formula="of:= 100 * ([.B995] - [.B994]*[.B994]) * ([.B995] - [.B994]*[.B994]) + (1 - [.B994]) * (1 - [.B994])" office:value-type="float" office:value="0.98880654481896" calcext:value-type="float">
            <text:p>0.98880654481896</text:p>
          </table:table-cell>
          <table:table-cell table:formula="of:= [.A994]*[.A994]*[.A994]*[.A994] - 16*[.A994]*[.A994] + 5*[.A994]" office:value-type="float" office:value="-4.02798064194875" calcext:value-type="float">
            <text:p>-4.02798064194875</text:p>
          </table:table-cell>
          <table:table-cell table:formula="of:= [.B994]*[.B994]*[.B994]*[.B994] - 16*[.B994]*[.B994] + 5*[.B994]" office:value-type="float" office:value="-0.324181931641843" calcext:value-type="float">
            <text:p>-0.32418193164184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2141478025108" calcext:value-type="float">
            <text:p>-0.2141478025108</text:p>
          </table:table-cell>
          <table:table-cell table:formula="of:=-[.A995]" office:value-type="float" office:value="0.2141478025108" calcext:value-type="float">
            <text:p>0.2141478025108</text:p>
          </table:table-cell>
          <table:table-cell/>
          <table:table-cell table:formula="of:= 100 * ([.A996] - [.A995]*[.A995]) * ([.A996] - [.A995]*[.A995]) + (1 - [.A995]) * (1 - [.A995])" office:value-type="float" office:value="4.59450429478568" calcext:value-type="float">
            <text:p>4.59450429478568</text:p>
          </table:table-cell>
          <table:table-cell table:formula="of:= 100 * ([.B996] - [.B995]*[.B995]) * ([.B996] - [.B995]*[.B995]) + (1 - [.B995]) * (1 - [.B995])" office:value-type="float" office:value="7.81946963368972" calcext:value-type="float">
            <text:p>7.81946963368972</text:p>
          </table:table-cell>
          <table:table-cell table:formula="of:= [.A995]*[.A995]*[.A995]*[.A995] - 16*[.A995]*[.A995] + 5*[.A995]" office:value-type="float" office:value="-1.80238443999407" calcext:value-type="float">
            <text:p>-1.80238443999407</text:p>
          </table:table-cell>
          <table:table-cell table:formula="of:= [.B995]*[.B995]*[.B995]*[.B995] - 16*[.B995]*[.B995] + 5*[.B995]" office:value-type="float" office:value="0.339093585113932" calcext:value-type="float">
            <text:p>0.33909358511393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222504389048776" calcext:value-type="float">
            <text:p>0.222504389048776</text:p>
          </table:table-cell>
          <table:table-cell table:formula="of:=-[.A996]" office:value-type="float" office:value="-0.222504389048776" calcext:value-type="float">
            <text:p>-0.222504389048776</text:p>
          </table:table-cell>
          <table:table-cell/>
          <table:table-cell table:formula="of:= 100 * ([.A997] - [.A996]*[.A996]) * ([.A997] - [.A996]*[.A996]) + (1 - [.A996]) * (1 - [.A996])" office:value-type="float" office:value="0.757384018345266" calcext:value-type="float">
            <text:p>0.757384018345266</text:p>
          </table:table-cell>
          <table:table-cell table:formula="of:= 100 * ([.B997] - [.B996]*[.B996]) * ([.B997] - [.B996]*[.B996]) + (1 - [.B996]) * (1 - [.B996])" office:value-type="float" office:value="3.40214384281197" calcext:value-type="float">
            <text:p>3.40214384281197</text:p>
          </table:table-cell>
          <table:table-cell table:formula="of:= [.A996]*[.A996]*[.A996]*[.A996] - 16*[.A996]*[.A996] + 5*[.A996]" office:value-type="float" office:value="0.322841757087117" calcext:value-type="float">
            <text:p>0.322841757087117</text:p>
          </table:table-cell>
          <table:table-cell table:formula="of:= [.B996]*[.B996]*[.B996]*[.B996] - 16*[.B996]*[.B996] + 5*[.B996]" office:value-type="float" office:value="-1.90220213340065" calcext:value-type="float">
            <text:p>-1.9022021334006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0886086626441451" calcext:value-type="float">
            <text:p>0.0886086626441451</text:p>
          </table:table-cell>
          <table:table-cell table:formula="of:=-[.A997]" office:value-type="float" office:value="-0.0886086626441451" calcext:value-type="float">
            <text:p>-0.0886086626441451</text:p>
          </table:table-cell>
          <table:table-cell/>
          <table:table-cell table:formula="of:= 100 * ([.A998] - [.A997]*[.A997]) * ([.A998] - [.A997]*[.A997]) + (1 - [.A997]) * (1 - [.A997])" office:value-type="float" office:value="4.66955109855388" calcext:value-type="float">
            <text:p>4.66955109855388</text:p>
          </table:table-cell>
          <table:table-cell table:formula="of:= 100 * ([.B998] - [.B997]*[.B997]) * ([.B998] - [.B997]*[.B997]) + (1 - [.B997]) * (1 - [.B997])" office:value-type="float" office:value="4.43330192169383" calcext:value-type="float">
            <text:p>4.43330192169383</text:p>
          </table:table-cell>
          <table:table-cell table:formula="of:= [.A997]*[.A997]*[.A997]*[.A997] - 16*[.A997]*[.A997] + 5*[.A997]" office:value-type="float" office:value="0.317481037666619" calcext:value-type="float">
            <text:p>0.317481037666619</text:p>
          </table:table-cell>
          <table:table-cell table:formula="of:= [.B997]*[.B997]*[.B997]*[.B997] - 16*[.B997]*[.B997] + 5*[.B997]" office:value-type="float" office:value="-0.568605588774833" calcext:value-type="float">
            <text:p>-0.568605588774833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188080047253946" calcext:value-type="float">
            <text:p>-0.188080047253946</text:p>
          </table:table-cell>
          <table:table-cell table:formula="of:=-[.A998]" office:value-type="float" office:value="0.188080047253946" calcext:value-type="float">
            <text:p>0.188080047253946</text:p>
          </table:table-cell>
          <table:table-cell/>
          <table:table-cell table:formula="of:= 100 * ([.A999] - [.A998]*[.A998]) * ([.A999] - [.A998]*[.A998]) + (1 - [.A998]) * (1 - [.A998])" office:value-type="float" office:value="22.1205935945574" calcext:value-type="float">
            <text:p>22.1205935945574</text:p>
          </table:table-cell>
          <table:table-cell table:formula="of:= 100 * ([.B999] - [.B998]*[.B998]) * ([.B999] - [.B998]*[.B998]) + (1 - [.B998]) * (1 - [.B998])" office:value-type="float" office:value="28.3079111072883" calcext:value-type="float">
            <text:p>28.3079111072883</text:p>
          </table:table-cell>
          <table:table-cell table:formula="of:= [.A998]*[.A998]*[.A998]*[.A998] - 16*[.A998]*[.A998] + 5*[.A998]" office:value-type="float" office:value="-1.50513457582429" calcext:value-type="float">
            <text:p>-1.50513457582429</text:p>
          </table:table-cell>
          <table:table-cell table:formula="of:= [.B998]*[.B998]*[.B998]*[.B998] - 16*[.B998]*[.B998] + 5*[.B998]" office:value-type="float" office:value="0.375665896715172" calcext:value-type="float">
            <text:p>0.375665896715172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490446179739726" calcext:value-type="float">
            <text:p>0.490446179739726</text:p>
          </table:table-cell>
          <table:table-cell table:formula="of:=-[.A999]" office:value-type="float" office:value="-0.490446179739726" calcext:value-type="float">
            <text:p>-0.490446179739726</text:p>
          </table:table-cell>
          <table:table-cell/>
          <table:table-cell table:formula="of:= 100 * ([.A1000] - [.A999]*[.A999]) * ([.A1000] - [.A999]*[.A999]) + (1 - [.A999]) * (1 - [.A999])" office:value-type="float" office:value="1.33462588488955" calcext:value-type="float">
            <text:p>1.33462588488955</text:p>
          </table:table-cell>
          <table:table-cell table:formula="of:= 100 * ([.B1000] - [.B999]*[.B999]) * ([.B1000] - [.B999]*[.B999]) + (1 - [.B999]) * (1 - [.B999])" office:value-type="float" office:value="36.4154100797303" calcext:value-type="float">
            <text:p>36.4154100797303</text:p>
          </table:table-cell>
          <table:table-cell table:formula="of:= [.A999]*[.A999]*[.A999]*[.A999] - 16*[.A999]*[.A999] + 5*[.A999]" office:value-type="float" office:value="-1.3385101174777" calcext:value-type="float">
            <text:p>-1.3385101174777</text:p>
          </table:table-cell>
          <table:table-cell table:formula="of:= [.B999]*[.B999]*[.B999]*[.B999] - 16*[.B999]*[.B999] + 5*[.B999]" office:value-type="float" office:value="-6.24297191487495" calcext:value-type="float">
            <text:p>-6.24297191487495</text:p>
          </table:table-cell>
          <table:table-cell table:number-columns-repeated="5"/>
        </table:table-row>
        <table:table-row table:style-name="ro1">
          <table:table-cell table:formula="of:=0.5-RAND()" office:value-type="float" office:value="0.344218735554228" calcext:value-type="float">
            <text:p>0.344218735554228</text:p>
          </table:table-cell>
          <table:table-cell table:formula="of:=-[.A1000]" office:value-type="float" office:value="-0.344218735554228" calcext:value-type="float">
            <text:p>-0.344218735554228</text:p>
          </table:table-cell>
          <table:table-cell/>
          <table:table-cell table:formula="of:= 100 * ([.A1001] - [.A1000]*[.A1000]) * ([.A1001] - [.A1000]*[.A1000]) + (1 - [.A1000]) * (1 - [.A1000])" office:value-type="float" office:value="20.7494956753042" calcext:value-type="float">
            <text:p>20.7494956753042</text:p>
          </table:table-cell>
          <table:table-cell table:formula="of:= 100 * ([.B1001] - [.B1000]*[.B1000]) * ([.B1001] - [.B1000]*[.B1000]) + (1 - [.B1000]) * (1 - [.B1000])" office:value-type="float" office:value="6.37787790277285" calcext:value-type="float">
            <text:p>6.37787790277285</text:p>
          </table:table-cell>
          <table:table-cell table:formula="of:= [.A1000]*[.A1000]*[.A1000]*[.A1000] - 16*[.A1000]*[.A1000] + 5*[.A1000]" office:value-type="float" office:value="-0.160651869068606" calcext:value-type="float">
            <text:p>-0.160651869068606</text:p>
          </table:table-cell>
          <table:table-cell table:formula="of:= [.B1000]*[.B1000]*[.B1000]*[.B1000] - 16*[.B1000]*[.B1000] + 5*[.B1000]" office:value-type="float" office:value="-3.60283922461089" calcext:value-type="float">
            <text:p>-3.60283922461089</text:p>
          </table:table-cell>
          <table:table-cell table:number-columns-repeated="5"/>
        </table:table-row>
        <table:table-row table:style-name="ro1">
          <table:table-cell table:formula="of:=0.5-RAND()" office:value-type="float" office:value="-0.332284430640738" calcext:value-type="float">
            <text:p>-0.332284430640738</text:p>
          </table:table-cell>
          <table:table-cell table:formula="of:=-[.A1001]" office:value-type="float" office:value="0.332284430640738" calcext:value-type="float">
            <text:p>0.332284430640738</text:p>
          </table:table-cell>
          <table:table-cell table:number-columns-repeated="3"/>
          <table:table-cell table:formula="of:= [.A1001]*[.A1001]*[.A1001]*[.A1001] - 16*[.A1001]*[.A1001] + 5*[.A1001]" office:value-type="float" office:value="-3.41583822079555" calcext:value-type="float">
            <text:p>-3.41583822079555</text:p>
          </table:table-cell>
          <table:table-cell table:formula="of:= [.B1001]*[.B1001]*[.B1001]*[.B1001] - 16*[.B1001]*[.B1001] + 5*[.B1001]" office:value-type="float" office:value="-0.0929939143881713" calcext:value-type="float">
            <text:p>-0.09299391438817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7:12:46.8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9:39:40.698000000</meta:creation-date>
    <dc:date>2024-01-07T17:23:31.614000000</dc:date>
    <meta:editing-duration>PT50M42S</meta:editing-duration>
    <meta:editing-cycles>22</meta:editing-cycles>
    <meta:generator>LibreOffice/7.5.9.2$Windows_X86_64 LibreOffice_project/cdeefe45c17511d326101eed8008ac4092f278a9</meta:generator>
    <dc:creator>Todor Balabanov</dc:creator>
    <meta:document-statistic meta:table-count="1" meta:cell-count="6016" meta:object-count="0"/>
  </office:meta>
</office:document-meta>
</file>